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3429in"/>
    </style:style>
    <style:style style:name="co8" style:family="table-column">
      <style:table-column-properties fo:break-before="auto" style:column-width="2.125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1.9756in"/>
    </style:style>
    <style:style style:name="co11" style:family="table-column">
      <style:table-column-properties fo:break-before="auto" style:column-width="2.09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ategory" style:data-style-name="N0"/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none" fo:border-left="none" fo:border-right="none" fo:border-top="2.01pt solid 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7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1" style:family="table-cell" style:parent-style-name="Pivot_20_Table_20_Result" style:data-style-name="N0"/>
    <style:style style:name="ce3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.ql_35.crystal_0_31_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21-01-09 22:53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327529" calcext:value-type="float">
            <text:p>0.000327529</text:p>
          </table:table-cell>
          <table:table-cell office:value-type="float" office:value="0.000629531" calcext:value-type="float">
            <text:p>0.000629531</text:p>
          </table:table-cell>
          <table:table-cell office:value-type="float" office:value="0.000333139" calcext:value-type="float">
            <text:p>0.000333139</text:p>
          </table:table-cell>
          <table:table-cell office:value-type="float" office:value="0.000629531" calcext:value-type="float">
            <text:p>0.000629531</text:p>
          </table:table-cell>
          <table:table-cell office:value-type="float" office:value="0.000333139" calcext:value-type="float">
            <text:p>0.000333139</text:p>
          </table:table-cell>
          <table:table-cell office:value-type="float" office:value="0.000629531" calcext:value-type="float">
            <text:p>0.000629531</text:p>
          </table:table-cell>
          <table:table-cell office:value-type="float" office:value="0.000333139" calcext:value-type="float">
            <text:p>0.000333139</text:p>
          </table:table-cell>
        </table:table-row>
        <table:table-row table:style-name="ro1">
          <table:table-cell office:value-type="string" calcext:value-type="string">
            <text:p>2021-01-09 22:53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1.682721492" calcext:value-type="float">
            <text:p>1.682721492</text:p>
          </table:table-cell>
          <table:table-cell office:value-type="float" office:value="1.675978391" calcext:value-type="float">
            <text:p>1.675978391</text:p>
          </table:table-cell>
          <table:table-cell office:value-type="float" office:value="1.71317313" calcext:value-type="float">
            <text:p>1.71317313</text:p>
          </table:table-cell>
          <table:table-cell office:value-type="float" office:value="1.675978391" calcext:value-type="float">
            <text:p>1.675978391</text:p>
          </table:table-cell>
          <table:table-cell office:value-type="float" office:value="1.71317313" calcext:value-type="float">
            <text:p>1.71317313</text:p>
          </table:table-cell>
          <table:table-cell office:value-type="float" office:value="1.675978391" calcext:value-type="float">
            <text:p>1.675978391</text:p>
          </table:table-cell>
          <table:table-cell office:value-type="float" office:value="1.71317313" calcext:value-type="float">
            <text:p>1.71317313</text:p>
          </table:table-cell>
        </table:table-row>
        <table:table-row table:style-name="ro1">
          <table:table-cell office:value-type="string" calcext:value-type="string">
            <text:p>2021-01-09 22:53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342407" calcext:value-type="float">
            <text:p>0.000342407</text:p>
          </table:table-cell>
          <table:table-cell office:value-type="float" office:value="0.000511521" calcext:value-type="float">
            <text:p>0.000511521</text:p>
          </table:table-cell>
          <table:table-cell office:value-type="float" office:value="0.000431863" calcext:value-type="float">
            <text:p>0.000431863</text:p>
          </table:table-cell>
          <table:table-cell office:value-type="float" office:value="0.001023042" calcext:value-type="float">
            <text:p>0.001023042</text:p>
          </table:table-cell>
          <table:table-cell office:value-type="float" office:value="0.000863726" calcext:value-type="float">
            <text:p>0.000863726</text:p>
          </table:table-cell>
          <table:table-cell office:value-type="float" office:value="0.0002557605" calcext:value-type="float">
            <text:p>0.0002557605</text:p>
          </table:table-cell>
          <table:table-cell office:value-type="float" office:value="0.0002159315" calcext:value-type="float">
            <text:p>0.0002159315</text:p>
          </table:table-cell>
        </table:table-row>
        <table:table-row table:style-name="ro1">
          <table:table-cell office:value-type="string" calcext:value-type="string">
            <text:p>2021-01-09 22:53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2.030924248" calcext:value-type="float">
            <text:p>2.030924248</text:p>
          </table:table-cell>
          <table:table-cell office:value-type="float" office:value="1.781455641" calcext:value-type="float">
            <text:p>1.781455641</text:p>
          </table:table-cell>
          <table:table-cell office:value-type="float" office:value="1.753379306" calcext:value-type="float">
            <text:p>1.753379306</text:p>
          </table:table-cell>
          <table:table-cell office:value-type="float" office:value="3.562911282" calcext:value-type="float">
            <text:p>3.562911282</text:p>
          </table:table-cell>
          <table:table-cell office:value-type="float" office:value="3.506758612" calcext:value-type="float">
            <text:p>3.506758612</text:p>
          </table:table-cell>
          <table:table-cell office:value-type="float" office:value="0.8907278205" calcext:value-type="float">
            <text:p>0.8907278205</text:p>
          </table:table-cell>
          <table:table-cell office:value-type="float" office:value="0.876689653" calcext:value-type="float">
            <text:p>0.876689653</text:p>
          </table:table-cell>
        </table:table-row>
        <table:table-row table:style-name="ro1">
          <table:table-cell office:value-type="string" calcext:value-type="string">
            <text:p>2021-01-09 22:5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88352" calcext:value-type="float">
            <text:p>0.000388352</text:p>
          </table:table-cell>
          <table:table-cell office:value-type="float" office:value="0.000769231" calcext:value-type="float">
            <text:p>0.000769231</text:p>
          </table:table-cell>
          <table:table-cell office:value-type="float" office:value="0.00045708" calcext:value-type="float">
            <text:p>0.00045708</text:p>
          </table:table-cell>
          <table:table-cell office:value-type="float" office:value="0.002307693" calcext:value-type="float">
            <text:p>0.002307693</text:p>
          </table:table-cell>
          <table:table-cell office:value-type="float" office:value="0.00137124" calcext:value-type="float">
            <text:p>0.00137124</text:p>
          </table:table-cell>
          <table:table-cell office:value-type="float" office:value="0.000256410333333333" calcext:value-type="float">
            <text:p>0.000256410333333</text:p>
          </table:table-cell>
          <table:table-cell office:value-type="float" office:value="0.00015236" calcext:value-type="float">
            <text:p>0.00015236</text:p>
          </table:table-cell>
        </table:table-row>
        <table:table-row table:style-name="ro1">
          <table:table-cell office:value-type="string" calcext:value-type="string">
            <text:p>2021-01-09 22:5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.794158672" calcext:value-type="float">
            <text:p>1.794158672</text:p>
          </table:table-cell>
          <table:table-cell office:value-type="float" office:value="1.281541149" calcext:value-type="float">
            <text:p>1.281541149</text:p>
          </table:table-cell>
          <table:table-cell office:value-type="float" office:value="2.230191005" calcext:value-type="float">
            <text:p>2.230191005</text:p>
          </table:table-cell>
          <table:table-cell office:value-type="float" office:value="3.844623447" calcext:value-type="float">
            <text:p>3.844623447</text:p>
          </table:table-cell>
          <table:table-cell office:value-type="float" office:value="6.690573015" calcext:value-type="float">
            <text:p>6.690573015</text:p>
          </table:table-cell>
          <table:table-cell office:value-type="float" office:value="0.427180383" calcext:value-type="float">
            <text:p>0.427180383</text:p>
          </table:table-cell>
          <table:table-cell office:value-type="float" office:value="0.743397001666667" calcext:value-type="float">
            <text:p>0.743397001666667</text:p>
          </table:table-cell>
        </table:table-row>
        <table:table-row table:style-name="ro1">
          <table:table-cell office:value-type="string" calcext:value-type="string">
            <text:p>2021-01-09 22:54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459365" calcext:value-type="float">
            <text:p>0.000459365</text:p>
          </table:table-cell>
          <table:table-cell office:value-type="float" office:value="0.000995111" calcext:value-type="float">
            <text:p>0.000995111</text:p>
          </table:table-cell>
          <table:table-cell office:value-type="float" office:value="0.000665257" calcext:value-type="float">
            <text:p>0.000665257</text:p>
          </table:table-cell>
          <table:table-cell office:value-type="float" office:value="0.003980444" calcext:value-type="float">
            <text:p>0.003980444</text:p>
          </table:table-cell>
          <table:table-cell office:value-type="float" office:value="0.002661028" calcext:value-type="float">
            <text:p>0.002661028</text:p>
          </table:table-cell>
          <table:table-cell office:value-type="float" office:value="0.00024877775" calcext:value-type="float">
            <text:p>0.00024877775</text:p>
          </table:table-cell>
          <table:table-cell office:value-type="float" office:value="0.00016631425" calcext:value-type="float">
            <text:p>0.00016631425</text:p>
          </table:table-cell>
        </table:table-row>
        <table:table-row table:style-name="ro1">
          <table:table-cell office:value-type="string" calcext:value-type="string">
            <text:p>2021-01-09 22:54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2.202323851" calcext:value-type="float">
            <text:p>2.202323851</text:p>
          </table:table-cell>
          <table:table-cell office:value-type="float" office:value="0.946142831" calcext:value-type="float">
            <text:p>0.946142831</text:p>
          </table:table-cell>
          <table:table-cell office:value-type="float" office:value="2.471229875" calcext:value-type="float">
            <text:p>2.471229875</text:p>
          </table:table-cell>
          <table:table-cell office:value-type="float" office:value="3.784571324" calcext:value-type="float">
            <text:p>3.784571324</text:p>
          </table:table-cell>
          <table:table-cell office:value-type="float" office:value="9.8849195" calcext:value-type="float">
            <text:p>9.8849195</text:p>
          </table:table-cell>
          <table:table-cell office:value-type="float" office:value="0.23653570775" calcext:value-type="float">
            <text:p>0.23653570775</text:p>
          </table:table-cell>
          <table:table-cell office:value-type="float" office:value="0.61780746875" calcext:value-type="float">
            <text:p>0.61780746875</text:p>
          </table:table-cell>
        </table:table-row>
        <table:table-row table:style-name="ro1">
          <table:table-cell office:value-type="string" calcext:value-type="string">
            <text:p>2021-01-09 22:54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375348" calcext:value-type="float">
            <text:p>0.000375348</text:p>
          </table:table-cell>
          <table:table-cell office:value-type="float" office:value="0.000769261" calcext:value-type="float">
            <text:p>0.000769261</text:p>
          </table:table-cell>
          <table:table-cell office:value-type="float" office:value="0.000509878" calcext:value-type="float">
            <text:p>0.000509878</text:p>
          </table:table-cell>
          <table:table-cell office:value-type="float" office:value="0.003846305" calcext:value-type="float">
            <text:p>0.003846305</text:p>
          </table:table-cell>
          <table:table-cell office:value-type="float" office:value="0.00254939" calcext:value-type="float">
            <text:p>0.00254939</text:p>
          </table:table-cell>
          <table:table-cell office:value-type="float" office:value="0.0001538522" calcext:value-type="float">
            <text:p>0.0001538522</text:p>
          </table:table-cell>
          <table:table-cell office:value-type="float" office:value="0.0001019756" calcext:value-type="float">
            <text:p>0.0001019756</text:p>
          </table:table-cell>
        </table:table-row>
        <table:table-row table:style-name="ro1">
          <table:table-cell office:value-type="string" calcext:value-type="string">
            <text:p>2021-01-09 22:54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.778789647" calcext:value-type="float">
            <text:p>1.778789647</text:p>
          </table:table-cell>
          <table:table-cell office:value-type="float" office:value="1.442337538" calcext:value-type="float">
            <text:p>1.442337538</text:p>
          </table:table-cell>
          <table:table-cell office:value-type="float" office:value="1.601669561" calcext:value-type="float">
            <text:p>1.601669561</text:p>
          </table:table-cell>
          <table:table-cell office:value-type="float" office:value="7.21168769" calcext:value-type="float">
            <text:p>7.21168769</text:p>
          </table:table-cell>
          <table:table-cell office:value-type="float" office:value="8.008347805" calcext:value-type="float">
            <text:p>8.008347805</text:p>
          </table:table-cell>
          <table:table-cell office:value-type="float" office:value="0.2884675076" calcext:value-type="float">
            <text:p>0.2884675076</text:p>
          </table:table-cell>
          <table:table-cell office:value-type="float" office:value="0.3203339122" calcext:value-type="float">
            <text:p>0.3203339122</text:p>
          </table:table-cell>
        </table:table-row>
        <table:table-row table:style-name="ro1">
          <table:table-cell office:value-type="string" calcext:value-type="string">
            <text:p>2021-01-09 22:54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36012" calcext:value-type="float">
            <text:p>0.00036012</text:p>
          </table:table-cell>
          <table:table-cell office:value-type="float" office:value="0.001195965" calcext:value-type="float">
            <text:p>0.001195965</text:p>
          </table:table-cell>
          <table:table-cell office:value-type="float" office:value="0.000510099" calcext:value-type="float">
            <text:p>0.000510099</text:p>
          </table:table-cell>
          <table:table-cell office:value-type="float" office:value="0.00717579" calcext:value-type="float">
            <text:p>0.00717579</text:p>
          </table:table-cell>
          <table:table-cell office:value-type="float" office:value="0.003060594" calcext:value-type="float">
            <text:p>0.003060594</text:p>
          </table:table-cell>
          <table:table-cell office:value-type="float" office:value="0.0001993275" calcext:value-type="float">
            <text:p>0.0001993275</text:p>
          </table:table-cell>
          <table:table-cell office:value-type="float" office:value="0.0000850165" calcext:value-type="float">
            <text:p>8.50165E-05</text:p>
          </table:table-cell>
        </table:table-row>
        <table:table-row table:style-name="ro1">
          <table:table-cell office:value-type="string" calcext:value-type="string">
            <text:p>2021-01-09 22:54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.710766415" calcext:value-type="float">
            <text:p>1.710766415</text:p>
          </table:table-cell>
          <table:table-cell office:value-type="float" office:value="0.441670097" calcext:value-type="float">
            <text:p>0.441670097</text:p>
          </table:table-cell>
          <table:table-cell office:value-type="float" office:value="2.71687702" calcext:value-type="float">
            <text:p>2.71687702</text:p>
          </table:table-cell>
          <table:table-cell office:value-type="float" office:value="2.650020582" calcext:value-type="float">
            <text:p>2.650020582</text:p>
          </table:table-cell>
          <table:table-cell office:value-type="float" office:value="16.30126212" calcext:value-type="float">
            <text:p>16.30126212</text:p>
          </table:table-cell>
          <table:table-cell office:value-type="float" office:value="0.0736116828333333" calcext:value-type="float">
            <text:p>0.073611682833333</text:p>
          </table:table-cell>
          <table:table-cell office:value-type="float" office:value="0.452812836666667" calcext:value-type="float">
            <text:p>0.452812836666667</text:p>
          </table:table-cell>
        </table:table-row>
        <table:table-row table:style-name="ro1">
          <table:table-cell office:value-type="string" calcext:value-type="string">
            <text:p>2021-01-09 22:54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332319" calcext:value-type="float">
            <text:p>0.000332319</text:p>
          </table:table-cell>
          <table:table-cell office:value-type="float" office:value="0.001374408" calcext:value-type="float">
            <text:p>0.001374408</text:p>
          </table:table-cell>
          <table:table-cell office:value-type="float" office:value="0.000475144" calcext:value-type="float">
            <text:p>0.000475144</text:p>
          </table:table-cell>
          <table:table-cell office:value-type="float" office:value="0.009620856" calcext:value-type="float">
            <text:p>0.009620856</text:p>
          </table:table-cell>
          <table:table-cell office:value-type="float" office:value="0.003326008" calcext:value-type="float">
            <text:p>0.003326008</text:p>
          </table:table-cell>
          <table:table-cell office:value-type="float" office:value="0.000196344" calcext:value-type="float">
            <text:p>0.000196344</text:p>
          </table:table-cell>
          <table:table-cell office:value-type="float" office:value="0.0000678777142857143" calcext:value-type="float">
            <text:p>6.78777142857143E-05</text:p>
          </table:table-cell>
        </table:table-row>
        <table:table-row table:style-name="ro1">
          <table:table-cell office:value-type="string" calcext:value-type="string">
            <text:p>2021-01-09 22:54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.78448584" calcext:value-type="float">
            <text:p>1.78448584</text:p>
          </table:table-cell>
          <table:table-cell office:value-type="float" office:value="1.56787708" calcext:value-type="float">
            <text:p>1.56787708</text:p>
          </table:table-cell>
          <table:table-cell office:value-type="float" office:value="1.680321579" calcext:value-type="float">
            <text:p>1.680321579</text:p>
          </table:table-cell>
          <table:table-cell office:value-type="float" office:value="10.97513956" calcext:value-type="float">
            <text:p>10.97513956</text:p>
          </table:table-cell>
          <table:table-cell office:value-type="float" office:value="11.762251053" calcext:value-type="float">
            <text:p>11.762251053</text:p>
          </table:table-cell>
          <table:table-cell office:value-type="float" office:value="0.22398244" calcext:value-type="float">
            <text:p>0.22398244</text:p>
          </table:table-cell>
          <table:table-cell office:value-type="float" office:value="0.240045939857143" calcext:value-type="float">
            <text:p>0.240045939857143</text:p>
          </table:table-cell>
        </table:table-row>
        <table:table-row table:style-name="ro1">
          <table:table-cell office:value-type="string" calcext:value-type="string">
            <text:p>2021-01-09 22:54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387992" calcext:value-type="float">
            <text:p>0.000387992</text:p>
          </table:table-cell>
          <table:table-cell office:value-type="float" office:value="0.001301783" calcext:value-type="float">
            <text:p>0.001301783</text:p>
          </table:table-cell>
          <table:table-cell office:value-type="float" office:value="0.000652975" calcext:value-type="float">
            <text:p>0.000652975</text:p>
          </table:table-cell>
          <table:table-cell office:value-type="float" office:value="0.010414264" calcext:value-type="float">
            <text:p>0.010414264</text:p>
          </table:table-cell>
          <table:table-cell office:value-type="float" office:value="0.0052238" calcext:value-type="float">
            <text:p>0.0052238</text:p>
          </table:table-cell>
          <table:table-cell office:value-type="float" office:value="0.000162722875" calcext:value-type="float">
            <text:p>0.000162722875</text:p>
          </table:table-cell>
          <table:table-cell office:value-type="float" office:value="0.000081621875" calcext:value-type="float">
            <text:p>8.1621875E-05</text:p>
          </table:table-cell>
        </table:table-row>
        <table:table-row table:style-name="ro1">
          <table:table-cell office:value-type="string" calcext:value-type="string">
            <text:p>2021-01-09 22:54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.923934176" calcext:value-type="float">
            <text:p>1.923934176</text:p>
          </table:table-cell>
          <table:table-cell office:value-type="float" office:value="0.254559557" calcext:value-type="float">
            <text:p>0.254559557</text:p>
          </table:table-cell>
          <table:table-cell office:value-type="float" office:value="3.063292987" calcext:value-type="float">
            <text:p>3.063292987</text:p>
          </table:table-cell>
          <table:table-cell office:value-type="float" office:value="2.036476456" calcext:value-type="float">
            <text:p>2.036476456</text:p>
          </table:table-cell>
          <table:table-cell office:value-type="float" office:value="24.506343896" calcext:value-type="float">
            <text:p>24.506343896</text:p>
          </table:table-cell>
          <table:table-cell office:value-type="float" office:value="0.031819944625" calcext:value-type="float">
            <text:p>0.031819944625</text:p>
          </table:table-cell>
          <table:table-cell office:value-type="float" office:value="0.382911623375" calcext:value-type="float">
            <text:p>0.382911623375</text:p>
          </table:table-cell>
        </table:table-row>
        <table:table-row table:style-name="ro1">
          <table:table-cell office:value-type="string" calcext:value-type="string">
            <text:p>2021-01-09 22:54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33305" calcext:value-type="float">
            <text:p>0.00033305</text:p>
          </table:table-cell>
          <table:table-cell office:value-type="float" office:value="0.000808675" calcext:value-type="float">
            <text:p>0.000808675</text:p>
          </table:table-cell>
          <table:table-cell office:value-type="float" office:value="0.001229548" calcext:value-type="float">
            <text:p>0.001229548</text:p>
          </table:table-cell>
          <table:table-cell office:value-type="float" office:value="0.007278075" calcext:value-type="float">
            <text:p>0.007278075</text:p>
          </table:table-cell>
          <table:table-cell office:value-type="float" office:value="0.011065932" calcext:value-type="float">
            <text:p>0.011065932</text:p>
          </table:table-cell>
          <table:table-cell office:value-type="float" office:value="0.0000898527777777778" calcext:value-type="float">
            <text:p>8.98527777777778E-05</text:p>
          </table:table-cell>
          <table:table-cell office:value-type="float" office:value="0.000136616444444444" calcext:value-type="float">
            <text:p>0.000136616444444</text:p>
          </table:table-cell>
        </table:table-row>
        <table:table-row table:style-name="ro1">
          <table:table-cell office:value-type="string" calcext:value-type="string">
            <text:p>2021-01-09 22:54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.849669707" calcext:value-type="float">
            <text:p>1.849669707</text:p>
          </table:table-cell>
          <table:table-cell office:value-type="float" office:value="0.185936964" calcext:value-type="float">
            <text:p>0.185936964</text:p>
          </table:table-cell>
          <table:table-cell office:value-type="float" office:value="2.888042536" calcext:value-type="float">
            <text:p>2.888042536</text:p>
          </table:table-cell>
          <table:table-cell office:value-type="float" office:value="1.673432676" calcext:value-type="float">
            <text:p>1.673432676</text:p>
          </table:table-cell>
          <table:table-cell office:value-type="float" office:value="25.992382824" calcext:value-type="float">
            <text:p>25.992382824</text:p>
          </table:table-cell>
          <table:table-cell office:value-type="float" office:value="0.0206596626666667" calcext:value-type="float">
            <text:p>0.020659662666667</text:p>
          </table:table-cell>
          <table:table-cell office:value-type="float" office:value="0.320893615111111" calcext:value-type="float">
            <text:p>0.320893615111111</text:p>
          </table:table-cell>
        </table:table-row>
        <table:table-row table:style-name="ro1">
          <table:table-cell office:value-type="string" calcext:value-type="string">
            <text:p>2021-01-09 22:54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340253" calcext:value-type="float">
            <text:p>0.000340253</text:p>
          </table:table-cell>
          <table:table-cell office:value-type="float" office:value="0.001394426" calcext:value-type="float">
            <text:p>0.001394426</text:p>
          </table:table-cell>
          <table:table-cell office:value-type="float" office:value="0.000581112" calcext:value-type="float">
            <text:p>0.000581112</text:p>
          </table:table-cell>
          <table:table-cell office:value-type="float" office:value="0.01394426" calcext:value-type="float">
            <text:p>0.01394426</text:p>
          </table:table-cell>
          <table:table-cell office:value-type="float" office:value="0.00581112" calcext:value-type="float">
            <text:p>0.00581112</text:p>
          </table:table-cell>
          <table:table-cell office:value-type="float" office:value="0.0001394426" calcext:value-type="float">
            <text:p>0.0001394426</text:p>
          </table:table-cell>
          <table:table-cell office:value-type="float" office:value="0.0000581112" calcext:value-type="float">
            <text:p>5.81112E-05</text:p>
          </table:table-cell>
        </table:table-row>
        <table:table-row table:style-name="ro1">
          <table:table-cell office:value-type="string" calcext:value-type="string">
            <text:p>2021-01-09 22:54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.884477885" calcext:value-type="float">
            <text:p>1.884477885</text:p>
          </table:table-cell>
          <table:table-cell office:value-type="float" office:value="1.738163699" calcext:value-type="float">
            <text:p>1.738163699</text:p>
          </table:table-cell>
          <table:table-cell office:value-type="float" office:value="1.828359811" calcext:value-type="float">
            <text:p>1.828359811</text:p>
          </table:table-cell>
          <table:table-cell office:value-type="float" office:value="17.38163699" calcext:value-type="float">
            <text:p>17.38163699</text:p>
          </table:table-cell>
          <table:table-cell office:value-type="float" office:value="18.28359811" calcext:value-type="float">
            <text:p>18.28359811</text:p>
          </table:table-cell>
          <table:table-cell office:value-type="float" office:value="0.1738163699" calcext:value-type="float">
            <text:p>0.1738163699</text:p>
          </table:table-cell>
          <table:table-cell office:value-type="float" office:value="0.1828359811" calcext:value-type="float">
            <text:p>0.1828359811</text:p>
          </table:table-cell>
        </table:table-row>
        <table:table-row table:style-name="ro1">
          <table:table-cell office:value-type="string" calcext:value-type="string">
            <text:p>2021-01-09 22:54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329403" calcext:value-type="float">
            <text:p>0.000329403</text:p>
          </table:table-cell>
          <table:table-cell office:value-type="float" office:value="0.001467071" calcext:value-type="float">
            <text:p>0.001467071</text:p>
          </table:table-cell>
          <table:table-cell office:value-type="float" office:value="0.000507424" calcext:value-type="float">
            <text:p>0.000507424</text:p>
          </table:table-cell>
          <table:table-cell office:value-type="float" office:value="0.016137781" calcext:value-type="float">
            <text:p>0.016137781</text:p>
          </table:table-cell>
          <table:table-cell office:value-type="float" office:value="0.005581664" calcext:value-type="float">
            <text:p>0.005581664</text:p>
          </table:table-cell>
          <table:table-cell office:value-type="float" office:value="0.000133370090909091" calcext:value-type="float">
            <text:p>0.000133370090909</text:p>
          </table:table-cell>
          <table:table-cell office:value-type="float" office:value="0.0000461294545454546" calcext:value-type="float">
            <text:p>4.61294545454546E-05</text:p>
          </table:table-cell>
        </table:table-row>
        <table:table-row table:style-name="ro1">
          <table:table-cell office:value-type="string" calcext:value-type="string">
            <text:p>2021-01-09 22:54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.901793934" calcext:value-type="float">
            <text:p>1.901793934</text:p>
          </table:table-cell>
          <table:table-cell office:value-type="float" office:value="0.595440686" calcext:value-type="float">
            <text:p>0.595440686</text:p>
          </table:table-cell>
          <table:table-cell office:value-type="float" office:value="2.584131211" calcext:value-type="float">
            <text:p>2.584131211</text:p>
          </table:table-cell>
          <table:table-cell office:value-type="float" office:value="6.549847546" calcext:value-type="float">
            <text:p>6.549847546</text:p>
          </table:table-cell>
          <table:table-cell office:value-type="float" office:value="28.425443321" calcext:value-type="float">
            <text:p>28.425443321</text:p>
          </table:table-cell>
          <table:table-cell office:value-type="float" office:value="0.0541309714545455" calcext:value-type="float">
            <text:p>0.054130971454546</text:p>
          </table:table-cell>
          <table:table-cell office:value-type="float" office:value="0.234921019181818" calcext:value-type="float">
            <text:p>0.234921019181818</text:p>
          </table:table-cell>
        </table:table-row>
        <table:table-row table:style-name="ro1">
          <table:table-cell office:value-type="string" calcext:value-type="string">
            <text:p>2021-01-09 22:54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33256" calcext:value-type="float">
            <text:p>0.00033256</text:p>
          </table:table-cell>
          <table:table-cell office:value-type="float" office:value="0.000746089" calcext:value-type="float">
            <text:p>0.000746089</text:p>
          </table:table-cell>
          <table:table-cell office:value-type="float" office:value="0.001618122" calcext:value-type="float">
            <text:p>0.001618122</text:p>
          </table:table-cell>
          <table:table-cell office:value-type="float" office:value="0.008953068" calcext:value-type="float">
            <text:p>0.008953068</text:p>
          </table:table-cell>
          <table:table-cell office:value-type="float" office:value="0.019417464" calcext:value-type="float">
            <text:p>0.019417464</text:p>
          </table:table-cell>
          <table:table-cell office:value-type="float" office:value="0.0000621740833333333" calcext:value-type="float">
            <text:p>6.21740833333333E-05</text:p>
          </table:table-cell>
          <table:table-cell office:value-type="float" office:value="0.0001348435" calcext:value-type="float">
            <text:p>0.0001348435</text:p>
          </table:table-cell>
        </table:table-row>
        <table:table-row table:style-name="ro1">
          <table:table-cell office:value-type="string" calcext:value-type="string">
            <text:p>2021-01-09 22:54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.763032651" calcext:value-type="float">
            <text:p>1.763032651</text:p>
          </table:table-cell>
          <table:table-cell office:value-type="float" office:value="0.081976949" calcext:value-type="float">
            <text:p>0.081976949</text:p>
          </table:table-cell>
          <table:table-cell office:value-type="float" office:value="3.167489834" calcext:value-type="float">
            <text:p>3.167489834</text:p>
          </table:table-cell>
          <table:table-cell office:value-type="float" office:value="0.983723388" calcext:value-type="float">
            <text:p>0.983723388</text:p>
          </table:table-cell>
          <table:table-cell office:value-type="float" office:value="38.009878008" calcext:value-type="float">
            <text:p>38.009878008</text:p>
          </table:table-cell>
          <table:table-cell office:value-type="float" office:value="0.00683141241666667" calcext:value-type="float">
            <text:p>0.006831412416667</text:p>
          </table:table-cell>
          <table:table-cell office:value-type="float" office:value="0.263957486166667" calcext:value-type="float">
            <text:p>0.263957486166667</text:p>
          </table:table-cell>
        </table:table-row>
        <table:table-row table:style-name="ro1">
          <table:table-cell office:value-type="string" calcext:value-type="string">
            <text:p>2021-01-09 22:5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400285" calcext:value-type="float">
            <text:p>0.000400285</text:p>
          </table:table-cell>
          <table:table-cell office:value-type="float" office:value="0.000991015" calcext:value-type="float">
            <text:p>0.000991015</text:p>
          </table:table-cell>
          <table:table-cell office:value-type="float" office:value="0.000652385" calcext:value-type="float">
            <text:p>0.000652385</text:p>
          </table:table-cell>
          <table:table-cell office:value-type="float" office:value="0.012883195" calcext:value-type="float">
            <text:p>0.012883195</text:p>
          </table:table-cell>
          <table:table-cell office:value-type="float" office:value="0.008481005" calcext:value-type="float">
            <text:p>0.008481005</text:p>
          </table:table-cell>
          <table:table-cell office:value-type="float" office:value="0.0000762319230769231" calcext:value-type="float">
            <text:p>7.62319230769231E-05</text:p>
          </table:table-cell>
          <table:table-cell office:value-type="float" office:value="0.0000501834615384615" calcext:value-type="float">
            <text:p>5.01834615384615E-05</text:p>
          </table:table-cell>
        </table:table-row>
        <table:table-row table:style-name="ro1">
          <table:table-cell office:value-type="string" calcext:value-type="string">
            <text:p>2021-01-09 22:5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.818724371" calcext:value-type="float">
            <text:p>1.818724371</text:p>
          </table:table-cell>
          <table:table-cell office:value-type="float" office:value="0.483743532" calcext:value-type="float">
            <text:p>0.483743532</text:p>
          </table:table-cell>
          <table:table-cell office:value-type="float" office:value="2.9816545" calcext:value-type="float">
            <text:p>2.9816545</text:p>
          </table:table-cell>
          <table:table-cell office:value-type="float" office:value="6.288665916" calcext:value-type="float">
            <text:p>6.288665916</text:p>
          </table:table-cell>
          <table:table-cell office:value-type="float" office:value="38.7615085" calcext:value-type="float">
            <text:p>38.7615085</text:p>
          </table:table-cell>
          <table:table-cell office:value-type="float" office:value="0.0372110409230769" calcext:value-type="float">
            <text:p>0.037211040923077</text:p>
          </table:table-cell>
          <table:table-cell office:value-type="float" office:value="0.229358038461538" calcext:value-type="float">
            <text:p>0.229358038461538</text:p>
          </table:table-cell>
        </table:table-row>
        <table:table-row table:style-name="ro1">
          <table:table-cell office:value-type="string" calcext:value-type="string">
            <text:p>2021-01-09 22:54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342157" calcext:value-type="float">
            <text:p>0.000342157</text:p>
          </table:table-cell>
          <table:table-cell office:value-type="float" office:value="0.002939254" calcext:value-type="float">
            <text:p>0.002939254</text:p>
          </table:table-cell>
          <table:table-cell office:value-type="float" office:value="0.000613743" calcext:value-type="float">
            <text:p>0.000613743</text:p>
          </table:table-cell>
          <table:table-cell office:value-type="float" office:value="0.041149556" calcext:value-type="float">
            <text:p>0.041149556</text:p>
          </table:table-cell>
          <table:table-cell office:value-type="float" office:value="0.008592402" calcext:value-type="float">
            <text:p>0.008592402</text:p>
          </table:table-cell>
          <table:table-cell office:value-type="float" office:value="0.000209946714285714" calcext:value-type="float">
            <text:p>0.000209946714286</text:p>
          </table:table-cell>
          <table:table-cell office:value-type="float" office:value="0.0000438387857142857" calcext:value-type="float">
            <text:p>4.38387857142857E-05</text:p>
          </table:table-cell>
        </table:table-row>
        <table:table-row table:style-name="ro1">
          <table:table-cell office:value-type="string" calcext:value-type="string">
            <text:p>2021-01-09 22:54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.709218615" calcext:value-type="float">
            <text:p>1.709218615</text:p>
          </table:table-cell>
          <table:table-cell office:value-type="float" office:value="1.645978545" calcext:value-type="float">
            <text:p>1.645978545</text:p>
          </table:table-cell>
          <table:table-cell office:value-type="float" office:value="1.726801171" calcext:value-type="float">
            <text:p>1.726801171</text:p>
          </table:table-cell>
          <table:table-cell office:value-type="float" office:value="23.04369963" calcext:value-type="float">
            <text:p>23.04369963</text:p>
          </table:table-cell>
          <table:table-cell office:value-type="float" office:value="24.175216394" calcext:value-type="float">
            <text:p>24.175216394</text:p>
          </table:table-cell>
          <table:table-cell office:value-type="float" office:value="0.117569896071429" calcext:value-type="float">
            <text:p>0.117569896071429</text:p>
          </table:table-cell>
          <table:table-cell office:value-type="float" office:value="0.123342940785714" calcext:value-type="float">
            <text:p>0.123342940785714</text:p>
          </table:table-cell>
        </table:table-row>
        <table:table-row table:style-name="ro1">
          <table:table-cell office:value-type="string" calcext:value-type="string">
            <text:p>2021-01-09 22:55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343279" calcext:value-type="float">
            <text:p>0.000343279</text:p>
          </table:table-cell>
          <table:table-cell office:value-type="float" office:value="0.001231053" calcext:value-type="float">
            <text:p>0.001231053</text:p>
          </table:table-cell>
          <table:table-cell office:value-type="float" office:value="0.000948196" calcext:value-type="float">
            <text:p>0.000948196</text:p>
          </table:table-cell>
          <table:table-cell office:value-type="float" office:value="0.018465795" calcext:value-type="float">
            <text:p>0.018465795</text:p>
          </table:table-cell>
          <table:table-cell office:value-type="float" office:value="0.01422294" calcext:value-type="float">
            <text:p>0.01422294</text:p>
          </table:table-cell>
          <table:table-cell office:value-type="float" office:value="0.0000820702" calcext:value-type="float">
            <text:p>8.20702E-05</text:p>
          </table:table-cell>
          <table:table-cell office:value-type="float" office:value="0.0000632130666666667" calcext:value-type="float">
            <text:p>6.32130666666667E-05</text:p>
          </table:table-cell>
        </table:table-row>
        <table:table-row table:style-name="ro1">
          <table:table-cell office:value-type="string" calcext:value-type="string">
            <text:p>2021-01-09 22:55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.804798388" calcext:value-type="float">
            <text:p>1.804798388</text:p>
          </table:table-cell>
          <table:table-cell office:value-type="float" office:value="0.08249601" calcext:value-type="float">
            <text:p>0.08249601</text:p>
          </table:table-cell>
          <table:table-cell office:value-type="float" office:value="3.272444872" calcext:value-type="float">
            <text:p>3.272444872</text:p>
          </table:table-cell>
          <table:table-cell office:value-type="float" office:value="1.23744015" calcext:value-type="float">
            <text:p>1.23744015</text:p>
          </table:table-cell>
          <table:table-cell office:value-type="float" office:value="49.08667308" calcext:value-type="float">
            <text:p>49.08667308</text:p>
          </table:table-cell>
          <table:table-cell office:value-type="float" office:value="0.005499734" calcext:value-type="float">
            <text:p>0.005499734</text:p>
          </table:table-cell>
          <table:table-cell office:value-type="float" office:value="0.218162991466667" calcext:value-type="float">
            <text:p>0.218162991466667</text:p>
          </table:table-cell>
        </table:table-row>
        <table:table-row table:style-name="ro1">
          <table:table-cell office:value-type="string" calcext:value-type="string">
            <text:p>2021-01-09 22:55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345814" calcext:value-type="float">
            <text:p>0.000345814</text:p>
          </table:table-cell>
          <table:table-cell office:value-type="float" office:value="0.00239499" calcext:value-type="float">
            <text:p>0.00239499</text:p>
          </table:table-cell>
          <table:table-cell office:value-type="float" office:value="0.000969175" calcext:value-type="float">
            <text:p>0.000969175</text:p>
          </table:table-cell>
          <table:table-cell office:value-type="float" office:value="0.03831984" calcext:value-type="float">
            <text:p>0.03831984</text:p>
          </table:table-cell>
          <table:table-cell office:value-type="float" office:value="0.0155068" calcext:value-type="float">
            <text:p>0.0155068</text:p>
          </table:table-cell>
          <table:table-cell office:value-type="float" office:value="0.000149686875" calcext:value-type="float">
            <text:p>0.000149686875</text:p>
          </table:table-cell>
          <table:table-cell office:value-type="float" office:value="0.0000605734375" calcext:value-type="float">
            <text:p>6.05734375E-05</text:p>
          </table:table-cell>
        </table:table-row>
        <table:table-row table:style-name="ro1">
          <table:table-cell office:value-type="string" calcext:value-type="string">
            <text:p>2021-01-09 22:55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1.871743968" calcext:value-type="float">
            <text:p>1.871743968</text:p>
          </table:table-cell>
          <table:table-cell office:value-type="float" office:value="0.348864608" calcext:value-type="float">
            <text:p>0.348864608</text:p>
          </table:table-cell>
          <table:table-cell office:value-type="float" office:value="3.105797244" calcext:value-type="float">
            <text:p>3.105797244</text:p>
          </table:table-cell>
          <table:table-cell office:value-type="float" office:value="5.581833728" calcext:value-type="float">
            <text:p>5.581833728</text:p>
          </table:table-cell>
          <table:table-cell office:value-type="float" office:value="49.692755904" calcext:value-type="float">
            <text:p>49.692755904</text:p>
          </table:table-cell>
          <table:table-cell office:value-type="float" office:value="0.021804038" calcext:value-type="float">
            <text:p>0.021804038</text:p>
          </table:table-cell>
          <table:table-cell office:value-type="float" office:value="0.19411232775" calcext:value-type="float">
            <text:p>0.19411232775</text:p>
          </table:table-cell>
        </table:table-row>
        <table:table-row table:style-name="ro1">
          <table:table-cell office:value-type="string" calcext:value-type="string">
            <text:p>2021-01-09 22:55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328211" calcext:value-type="float">
            <text:p>0.000328211</text:p>
          </table:table-cell>
          <table:table-cell office:value-type="float" office:value="0.00390856" calcext:value-type="float">
            <text:p>0.00390856</text:p>
          </table:table-cell>
          <table:table-cell office:value-type="float" office:value="0.000560965" calcext:value-type="float">
            <text:p>0.000560965</text:p>
          </table:table-cell>
          <table:table-cell office:value-type="float" office:value="0.06644552" calcext:value-type="float">
            <text:p>0.06644552</text:p>
          </table:table-cell>
          <table:table-cell office:value-type="float" office:value="0.009536405" calcext:value-type="float">
            <text:p>0.009536405</text:p>
          </table:table-cell>
          <table:table-cell office:value-type="float" office:value="0.000229915294117647" calcext:value-type="float">
            <text:p>0.000229915294118</text:p>
          </table:table-cell>
          <table:table-cell office:value-type="float" office:value="0.0000329979411764706" calcext:value-type="float">
            <text:p>3.29979411764706E-05</text:p>
          </table:table-cell>
        </table:table-row>
        <table:table-row table:style-name="ro1">
          <table:table-cell office:value-type="string" calcext:value-type="string">
            <text:p>2021-01-09 22:55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.951132328" calcext:value-type="float">
            <text:p>1.951132328</text:p>
          </table:table-cell>
          <table:table-cell office:value-type="float" office:value="1.225682464" calcext:value-type="float">
            <text:p>1.225682464</text:p>
          </table:table-cell>
          <table:table-cell office:value-type="float" office:value="2.81258302" calcext:value-type="float">
            <text:p>2.81258302</text:p>
          </table:table-cell>
          <table:table-cell office:value-type="float" office:value="20.836601888" calcext:value-type="float">
            <text:p>20.836601888</text:p>
          </table:table-cell>
          <table:table-cell office:value-type="float" office:value="47.81391134" calcext:value-type="float">
            <text:p>47.81391134</text:p>
          </table:table-cell>
          <table:table-cell office:value-type="float" office:value="0.0720989684705882" calcext:value-type="float">
            <text:p>0.072098968470588</text:p>
          </table:table-cell>
          <table:table-cell office:value-type="float" office:value="0.16544606" calcext:value-type="float">
            <text:p>0.16544606</text:p>
          </table:table-cell>
        </table:table-row>
        <table:table-row table:style-name="ro1">
          <table:table-cell office:value-type="string" calcext:value-type="string">
            <text:p>2021-01-09 22:55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350691" calcext:value-type="float">
            <text:p>0.000350691</text:p>
          </table:table-cell>
          <table:table-cell office:value-type="float" office:value="0.003358825" calcext:value-type="float">
            <text:p>0.003358825</text:p>
          </table:table-cell>
          <table:table-cell office:value-type="float" office:value="0.001068826" calcext:value-type="float">
            <text:p>0.001068826</text:p>
          </table:table-cell>
          <table:table-cell office:value-type="float" office:value="0.06045885" calcext:value-type="float">
            <text:p>0.06045885</text:p>
          </table:table-cell>
          <table:table-cell office:value-type="float" office:value="0.019238868" calcext:value-type="float">
            <text:p>0.019238868</text:p>
          </table:table-cell>
          <table:table-cell office:value-type="float" office:value="0.000186601388888889" calcext:value-type="float">
            <text:p>0.000186601388889</text:p>
          </table:table-cell>
          <table:table-cell office:value-type="float" office:value="0.0000593792222222222" calcext:value-type="float">
            <text:p>5.93792222222222E-05</text:p>
          </table:table-cell>
        </table:table-row>
        <table:table-row table:style-name="ro1">
          <table:table-cell office:value-type="string" calcext:value-type="string">
            <text:p>2021-01-09 22:55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2.146815203" calcext:value-type="float">
            <text:p>2.146815203</text:p>
          </table:table-cell>
          <table:table-cell office:value-type="float" office:value="0.005967816" calcext:value-type="float">
            <text:p>0.005967816</text:p>
          </table:table-cell>
          <table:table-cell office:value-type="float" office:value="3.1507329" calcext:value-type="float">
            <text:p>3.1507329</text:p>
          </table:table-cell>
          <table:table-cell office:value-type="float" office:value="0.107420688" calcext:value-type="float">
            <text:p>0.107420688</text:p>
          </table:table-cell>
          <table:table-cell office:value-type="float" office:value="56.7131922" calcext:value-type="float">
            <text:p>56.7131922</text:p>
          </table:table-cell>
          <table:table-cell office:value-type="float" office:value="0.000331545333333333" calcext:value-type="float">
            <text:p>0.000331545333333</text:p>
          </table:table-cell>
          <table:table-cell office:value-type="float" office:value="0.175040716666667" calcext:value-type="float">
            <text:p>0.175040716666667</text:p>
          </table:table-cell>
        </table:table-row>
        <table:table-row table:style-name="ro1">
          <table:table-cell office:value-type="string" calcext:value-type="string">
            <text:p>2021-01-09 22:55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331264" calcext:value-type="float">
            <text:p>0.000331264</text:p>
          </table:table-cell>
          <table:table-cell office:value-type="float" office:value="0.003381987" calcext:value-type="float">
            <text:p>0.003381987</text:p>
          </table:table-cell>
          <table:table-cell office:value-type="float" office:value="0.000842459" calcext:value-type="float">
            <text:p>0.000842459</text:p>
          </table:table-cell>
          <table:table-cell office:value-type="float" office:value="0.064257753" calcext:value-type="float">
            <text:p>0.064257753</text:p>
          </table:table-cell>
          <table:table-cell office:value-type="float" office:value="0.016006721" calcext:value-type="float">
            <text:p>0.016006721</text:p>
          </table:table-cell>
          <table:table-cell office:value-type="float" office:value="0.000177999315789474" calcext:value-type="float">
            <text:p>0.000177999315789</text:p>
          </table:table-cell>
          <table:table-cell office:value-type="float" office:value="0.0000443399473684211" calcext:value-type="float">
            <text:p>4.43399473684211E-05</text:p>
          </table:table-cell>
        </table:table-row>
        <table:table-row table:style-name="ro1">
          <table:table-cell office:value-type="string" calcext:value-type="string">
            <text:p>2021-01-09 22:55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.945734057" calcext:value-type="float">
            <text:p>1.945734057</text:p>
          </table:table-cell>
          <table:table-cell office:value-type="float" office:value="0.023088066" calcext:value-type="float">
            <text:p>0.023088066</text:p>
          </table:table-cell>
          <table:table-cell office:value-type="float" office:value="3.097833391" calcext:value-type="float">
            <text:p>3.097833391</text:p>
          </table:table-cell>
          <table:table-cell office:value-type="float" office:value="0.438673254" calcext:value-type="float">
            <text:p>0.438673254</text:p>
          </table:table-cell>
          <table:table-cell office:value-type="float" office:value="58.858834429" calcext:value-type="float">
            <text:p>58.858834429</text:p>
          </table:table-cell>
          <table:table-cell office:value-type="float" office:value="0.00121516136842105" calcext:value-type="float">
            <text:p>0.001215161368421</text:p>
          </table:table-cell>
          <table:table-cell office:value-type="float" office:value="0.163043862684211" calcext:value-type="float">
            <text:p>0.163043862684211</text:p>
          </table:table-cell>
        </table:table-row>
        <table:table-row table:style-name="ro1">
          <table:table-cell office:value-type="string" calcext:value-type="string">
            <text:p>2021-01-09 22:55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317228" calcext:value-type="float">
            <text:p>0.000317228</text:p>
          </table:table-cell>
          <table:table-cell office:value-type="float" office:value="0.001726996" calcext:value-type="float">
            <text:p>0.001726996</text:p>
          </table:table-cell>
          <table:table-cell office:value-type="float" office:value="0.001036685" calcext:value-type="float">
            <text:p>0.001036685</text:p>
          </table:table-cell>
          <table:table-cell office:value-type="float" office:value="0.03453992" calcext:value-type="float">
            <text:p>0.03453992</text:p>
          </table:table-cell>
          <table:table-cell office:value-type="float" office:value="0.0207337" calcext:value-type="float">
            <text:p>0.0207337</text:p>
          </table:table-cell>
          <table:table-cell office:value-type="float" office:value="0.0000863498" calcext:value-type="float">
            <text:p>8.63498E-05</text:p>
          </table:table-cell>
          <table:table-cell office:value-type="float" office:value="0.00005183425" calcext:value-type="float">
            <text:p>5.183425E-05</text:p>
          </table:table-cell>
        </table:table-row>
        <table:table-row table:style-name="ro1">
          <table:table-cell office:value-type="string" calcext:value-type="string">
            <text:p>2021-01-09 22:55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.886288035" calcext:value-type="float">
            <text:p>1.886288035</text:p>
          </table:table-cell>
          <table:table-cell office:value-type="float" office:value="0.079811315" calcext:value-type="float">
            <text:p>0.079811315</text:p>
          </table:table-cell>
          <table:table-cell office:value-type="float" office:value="2.910561215" calcext:value-type="float">
            <text:p>2.910561215</text:p>
          </table:table-cell>
          <table:table-cell office:value-type="float" office:value="1.5962263" calcext:value-type="float">
            <text:p>1.5962263</text:p>
          </table:table-cell>
          <table:table-cell office:value-type="float" office:value="58.2112243" calcext:value-type="float">
            <text:p>58.2112243</text:p>
          </table:table-cell>
          <table:table-cell office:value-type="float" office:value="0.00399056575" calcext:value-type="float">
            <text:p>0.00399056575</text:p>
          </table:table-cell>
          <table:table-cell office:value-type="float" office:value="0.14552806075" calcext:value-type="float">
            <text:p>0.14552806075</text:p>
          </table:table-cell>
        </table:table-row>
        <table:table-row table:style-name="ro1">
          <table:table-cell office:value-type="string" calcext:value-type="string">
            <text:p>2021-01-09 22:5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36637" calcext:value-type="float">
            <text:p>0.00036637</text:p>
          </table:table-cell>
          <table:table-cell office:value-type="float" office:value="0.006011825" calcext:value-type="float">
            <text:p>0.006011825</text:p>
          </table:table-cell>
          <table:table-cell office:value-type="float" office:value="0.000508218" calcext:value-type="float">
            <text:p>0.000508218</text:p>
          </table:table-cell>
          <table:table-cell office:value-type="float" office:value="0.126248325" calcext:value-type="float">
            <text:p>0.126248325</text:p>
          </table:table-cell>
          <table:table-cell office:value-type="float" office:value="0.010672578" calcext:value-type="float">
            <text:p>0.010672578</text:p>
          </table:table-cell>
          <table:table-cell office:value-type="float" office:value="0.000286277380952381" calcext:value-type="float">
            <text:p>0.000286277380952</text:p>
          </table:table-cell>
          <table:table-cell office:value-type="float" office:value="0.0000242008571428571" calcext:value-type="float">
            <text:p>2.42008571428571E-05</text:p>
          </table:table-cell>
        </table:table-row>
        <table:table-row table:style-name="ro1">
          <table:table-cell office:value-type="string" calcext:value-type="string">
            <text:p>2021-01-09 22:5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2.05113905" calcext:value-type="float">
            <text:p>2.05113905</text:p>
          </table:table-cell>
          <table:table-cell office:value-type="float" office:value="0.249179772" calcext:value-type="float">
            <text:p>0.249179772</text:p>
          </table:table-cell>
          <table:table-cell office:value-type="float" office:value="3.082649794" calcext:value-type="float">
            <text:p>3.082649794</text:p>
          </table:table-cell>
          <table:table-cell office:value-type="float" office:value="5.232775212" calcext:value-type="float">
            <text:p>5.232775212</text:p>
          </table:table-cell>
          <table:table-cell office:value-type="float" office:value="64.735645674" calcext:value-type="float">
            <text:p>64.735645674</text:p>
          </table:table-cell>
          <table:table-cell office:value-type="float" office:value="0.0118657034285714" calcext:value-type="float">
            <text:p>0.011865703428572</text:p>
          </table:table-cell>
          <table:table-cell office:value-type="float" office:value="0.146792847333333" calcext:value-type="float">
            <text:p>0.146792847333333</text:p>
          </table:table-cell>
        </table:table-row>
        <table:table-row table:style-name="ro1">
          <table:table-cell office:value-type="string" calcext:value-type="string">
            <text:p>2021-01-09 22:5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261864" calcext:value-type="float">
            <text:p>0.000261864</text:p>
          </table:table-cell>
          <table:table-cell office:value-type="float" office:value="0.001916723" calcext:value-type="float">
            <text:p>0.001916723</text:p>
          </table:table-cell>
          <table:table-cell office:value-type="float" office:value="0.000829103" calcext:value-type="float">
            <text:p>0.000829103</text:p>
          </table:table-cell>
          <table:table-cell office:value-type="float" office:value="0.042167906" calcext:value-type="float">
            <text:p>0.042167906</text:p>
          </table:table-cell>
          <table:table-cell office:value-type="float" office:value="0.018240266" calcext:value-type="float">
            <text:p>0.018240266</text:p>
          </table:table-cell>
          <table:table-cell office:value-type="float" office:value="0.0000871237727272727" calcext:value-type="float">
            <text:p>8.71237727272727E-05</text:p>
          </table:table-cell>
          <table:table-cell office:value-type="float" office:value="0.0000376865" calcext:value-type="float">
            <text:p>3.76865E-05</text:p>
          </table:table-cell>
        </table:table-row>
        <table:table-row table:style-name="ro1">
          <table:table-cell office:value-type="string" calcext:value-type="string">
            <text:p>2021-01-09 22:5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2.065159095" calcext:value-type="float">
            <text:p>2.065159095</text:p>
          </table:table-cell>
          <table:table-cell office:value-type="float" office:value="0.636162903" calcext:value-type="float">
            <text:p>0.636162903</text:p>
          </table:table-cell>
          <table:table-cell office:value-type="float" office:value="2.607916916" calcext:value-type="float">
            <text:p>2.607916916</text:p>
          </table:table-cell>
          <table:table-cell office:value-type="float" office:value="13.995583866" calcext:value-type="float">
            <text:p>13.995583866</text:p>
          </table:table-cell>
          <table:table-cell office:value-type="float" office:value="57.374172152" calcext:value-type="float">
            <text:p>57.374172152</text:p>
          </table:table-cell>
          <table:table-cell office:value-type="float" office:value="0.0289164955909091" calcext:value-type="float">
            <text:p>0.028916495590909</text:p>
          </table:table-cell>
          <table:table-cell office:value-type="float" office:value="0.118541678" calcext:value-type="float">
            <text:p>0.118541678</text:p>
          </table:table-cell>
        </table:table-row>
        <table:table-row table:style-name="ro1">
          <table:table-cell office:value-type="string" calcext:value-type="string">
            <text:p>2021-01-09 22:55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40279" calcext:value-type="float">
            <text:p>0.00040279</text:p>
          </table:table-cell>
          <table:table-cell office:value-type="float" office:value="0.008078996" calcext:value-type="float">
            <text:p>0.008078996</text:p>
          </table:table-cell>
          <table:table-cell office:value-type="float" office:value="0.000948969" calcext:value-type="float">
            <text:p>0.000948969</text:p>
          </table:table-cell>
          <table:table-cell office:value-type="float" office:value="0.185816908" calcext:value-type="float">
            <text:p>0.185816908</text:p>
          </table:table-cell>
          <table:table-cell office:value-type="float" office:value="0.021826287" calcext:value-type="float">
            <text:p>0.021826287</text:p>
          </table:table-cell>
          <table:table-cell office:value-type="float" office:value="0.000351260695652174" calcext:value-type="float">
            <text:p>0.000351260695652</text:p>
          </table:table-cell>
          <table:table-cell office:value-type="float" office:value="0.0000412595217391304" calcext:value-type="float">
            <text:p>4.12595217391304E-05</text:p>
          </table:table-cell>
        </table:table-row>
        <table:table-row table:style-name="ro1">
          <table:table-cell office:value-type="string" calcext:value-type="string">
            <text:p>2021-01-09 22:55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.81675712" calcext:value-type="float">
            <text:p>1.81675712</text:p>
          </table:table-cell>
          <table:table-cell office:value-type="float" office:value="1.483714044" calcext:value-type="float">
            <text:p>1.483714044</text:p>
          </table:table-cell>
          <table:table-cell office:value-type="float" office:value="2.276542686" calcext:value-type="float">
            <text:p>2.276542686</text:p>
          </table:table-cell>
          <table:table-cell office:value-type="float" office:value="34.125423012" calcext:value-type="float">
            <text:p>34.125423012</text:p>
          </table:table-cell>
          <table:table-cell office:value-type="float" office:value="52.360481778" calcext:value-type="float">
            <text:p>52.360481778</text:p>
          </table:table-cell>
          <table:table-cell office:value-type="float" office:value="0.0645093062608696" calcext:value-type="float">
            <text:p>0.06450930626087</text:p>
          </table:table-cell>
          <table:table-cell office:value-type="float" office:value="0.0989801167826087" calcext:value-type="float">
            <text:p>0.098980116782609</text:p>
          </table:table-cell>
        </table:table-row>
        <table:table-row table:style-name="ro1">
          <table:table-cell office:value-type="string" calcext:value-type="string">
            <text:p>2021-01-09 22:55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377892" calcext:value-type="float">
            <text:p>0.000377892</text:p>
          </table:table-cell>
          <table:table-cell office:value-type="float" office:value="0.006045812" calcext:value-type="float">
            <text:p>0.006045812</text:p>
          </table:table-cell>
          <table:table-cell office:value-type="float" office:value="0.000597365" calcext:value-type="float">
            <text:p>0.000597365</text:p>
          </table:table-cell>
          <table:table-cell office:value-type="float" office:value="0.145099488" calcext:value-type="float">
            <text:p>0.145099488</text:p>
          </table:table-cell>
          <table:table-cell office:value-type="float" office:value="0.01433676" calcext:value-type="float">
            <text:p>0.01433676</text:p>
          </table:table-cell>
          <table:table-cell office:value-type="float" office:value="0.000251908833333333" calcext:value-type="float">
            <text:p>0.000251908833333</text:p>
          </table:table-cell>
          <table:table-cell office:value-type="float" office:value="0.0000248902083333333" calcext:value-type="float">
            <text:p>2.48902083333333E-05</text:p>
          </table:table-cell>
        </table:table-row>
        <table:table-row table:style-name="ro1">
          <table:table-cell office:value-type="string" calcext:value-type="string">
            <text:p>2021-01-09 22:55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.991366131" calcext:value-type="float">
            <text:p>1.991366131</text:p>
          </table:table-cell>
          <table:table-cell office:value-type="float" office:value="0.000194847" calcext:value-type="float">
            <text:p>0.000194847</text:p>
          </table:table-cell>
          <table:table-cell office:value-type="float" office:value="3.745019269" calcext:value-type="float">
            <text:p>3.745019269</text:p>
          </table:table-cell>
          <table:table-cell office:value-type="float" office:value="0.004676328" calcext:value-type="float">
            <text:p>0.004676328</text:p>
          </table:table-cell>
          <table:table-cell office:value-type="float" office:value="89.880462456" calcext:value-type="float">
            <text:p>89.880462456</text:p>
          </table:table-cell>
          <table:table-cell office:value-type="float" office:value="0.000008118625" calcext:value-type="float">
            <text:p>8.118625E-06</text:p>
          </table:table-cell>
          <table:table-cell office:value-type="float" office:value="0.156042469541667" calcext:value-type="float">
            <text:p>0.156042469541667</text:p>
          </table:table-cell>
        </table:table-row>
        <table:table-row table:style-name="ro1">
          <table:table-cell office:value-type="string" calcext:value-type="string">
            <text:p>2021-01-09 22:55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288864" calcext:value-type="float">
            <text:p>0.000288864</text:p>
          </table:table-cell>
          <table:table-cell office:value-type="float" office:value="0.004422722" calcext:value-type="float">
            <text:p>0.004422722</text:p>
          </table:table-cell>
          <table:table-cell office:value-type="float" office:value="0.000821879" calcext:value-type="float">
            <text:p>0.000821879</text:p>
          </table:table-cell>
          <table:table-cell office:value-type="float" office:value="0.11056805" calcext:value-type="float">
            <text:p>0.11056805</text:p>
          </table:table-cell>
          <table:table-cell office:value-type="float" office:value="0.020546975" calcext:value-type="float">
            <text:p>0.020546975</text:p>
          </table:table-cell>
          <table:table-cell office:value-type="float" office:value="0.00017690888" calcext:value-type="float">
            <text:p>0.00017690888</text:p>
          </table:table-cell>
          <table:table-cell office:value-type="float" office:value="0.00003287516" calcext:value-type="float">
            <text:p>3.287516E-05</text:p>
          </table:table-cell>
        </table:table-row>
        <table:table-row table:style-name="ro1">
          <table:table-cell office:value-type="string" calcext:value-type="string">
            <text:p>2021-01-09 22:55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2.056849266" calcext:value-type="float">
            <text:p>2.056849266</text:p>
          </table:table-cell>
          <table:table-cell office:value-type="float" office:value="0.000335252" calcext:value-type="float">
            <text:p>0.000335252</text:p>
          </table:table-cell>
          <table:table-cell office:value-type="float" office:value="3.67704554" calcext:value-type="float">
            <text:p>3.67704554</text:p>
          </table:table-cell>
          <table:table-cell office:value-type="float" office:value="0.0083813" calcext:value-type="float">
            <text:p>0.0083813</text:p>
          </table:table-cell>
          <table:table-cell office:value-type="float" office:value="91.9261385" calcext:value-type="float">
            <text:p>91.9261385</text:p>
          </table:table-cell>
          <table:table-cell office:value-type="float" office:value="0.00001341008" calcext:value-type="float">
            <text:p>1.341008E-05</text:p>
          </table:table-cell>
          <table:table-cell office:value-type="float" office:value="0.1470818216" calcext:value-type="float">
            <text:p>0.1470818216</text:p>
          </table:table-cell>
        </table:table-row>
        <table:table-row table:style-name="ro1">
          <table:table-cell office:value-type="string" calcext:value-type="string">
            <text:p>2021-01-09 22:56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356171" calcext:value-type="float">
            <text:p>0.000356171</text:p>
          </table:table-cell>
          <table:table-cell office:value-type="float" office:value="0.00669879" calcext:value-type="float">
            <text:p>0.00669879</text:p>
          </table:table-cell>
          <table:table-cell office:value-type="float" office:value="0.000415492" calcext:value-type="float">
            <text:p>0.000415492</text:p>
          </table:table-cell>
          <table:table-cell office:value-type="float" office:value="0.17416854" calcext:value-type="float">
            <text:p>0.17416854</text:p>
          </table:table-cell>
          <table:table-cell office:value-type="float" office:value="0.010802792" calcext:value-type="float">
            <text:p>0.010802792</text:p>
          </table:table-cell>
          <table:table-cell office:value-type="float" office:value="0.000257645769230769" calcext:value-type="float">
            <text:p>0.000257645769231</text:p>
          </table:table-cell>
          <table:table-cell office:value-type="float" office:value="0.0000159804615384615" calcext:value-type="float">
            <text:p>1.59804615384615E-05</text:p>
          </table:table-cell>
        </table:table-row>
        <table:table-row table:style-name="ro1">
          <table:table-cell office:value-type="string" calcext:value-type="string">
            <text:p>2021-01-09 22:56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2.0739194" calcext:value-type="float">
            <text:p>2.0739194</text:p>
          </table:table-cell>
          <table:table-cell office:value-type="float" office:value="0.000723593" calcext:value-type="float">
            <text:p>0.000723593</text:p>
          </table:table-cell>
          <table:table-cell office:value-type="float" office:value="3.812537455" calcext:value-type="float">
            <text:p>3.812537455</text:p>
          </table:table-cell>
          <table:table-cell office:value-type="float" office:value="0.018813418" calcext:value-type="float">
            <text:p>0.018813418</text:p>
          </table:table-cell>
          <table:table-cell office:value-type="float" office:value="99.12597383" calcext:value-type="float">
            <text:p>99.12597383</text:p>
          </table:table-cell>
          <table:table-cell office:value-type="float" office:value="0.0000278305" calcext:value-type="float">
            <text:p>2.78305E-05</text:p>
          </table:table-cell>
          <table:table-cell office:value-type="float" office:value="0.146636055961539" calcext:value-type="float">
            <text:p>0.146636055961539</text:p>
          </table:table-cell>
        </table:table-row>
        <table:table-row table:style-name="ro1">
          <table:table-cell office:value-type="string" calcext:value-type="string">
            <text:p>2021-01-09 22:56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369777" calcext:value-type="float">
            <text:p>0.000369777</text:p>
          </table:table-cell>
          <table:table-cell office:value-type="float" office:value="0.003892362" calcext:value-type="float">
            <text:p>0.003892362</text:p>
          </table:table-cell>
          <table:table-cell office:value-type="float" office:value="0.000587397" calcext:value-type="float">
            <text:p>0.000587397</text:p>
          </table:table-cell>
          <table:table-cell office:value-type="float" office:value="0.105093774" calcext:value-type="float">
            <text:p>0.105093774</text:p>
          </table:table-cell>
          <table:table-cell office:value-type="float" office:value="0.015859719" calcext:value-type="float">
            <text:p>0.015859719</text:p>
          </table:table-cell>
          <table:table-cell office:value-type="float" office:value="0.000144161555555556" calcext:value-type="float">
            <text:p>0.000144161555556</text:p>
          </table:table-cell>
          <table:table-cell office:value-type="float" office:value="0.0000217554444444444" calcext:value-type="float">
            <text:p>2.17554444444444E-05</text:p>
          </table:table-cell>
        </table:table-row>
        <table:table-row table:style-name="ro1">
          <table:table-cell office:value-type="string" calcext:value-type="string">
            <text:p>2021-01-09 22:56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2.397841367" calcext:value-type="float">
            <text:p>2.397841367</text:p>
          </table:table-cell>
          <table:table-cell office:value-type="float" office:value="0.001925086" calcext:value-type="float">
            <text:p>0.001925086</text:p>
          </table:table-cell>
          <table:table-cell office:value-type="float" office:value="3.857489127" calcext:value-type="float">
            <text:p>3.857489127</text:p>
          </table:table-cell>
          <table:table-cell office:value-type="float" office:value="0.051977322" calcext:value-type="float">
            <text:p>0.051977322</text:p>
          </table:table-cell>
          <table:table-cell office:value-type="float" office:value="104.152206429" calcext:value-type="float">
            <text:p>104.152206429</text:p>
          </table:table-cell>
          <table:table-cell office:value-type="float" office:value="0.0000712994814814815" calcext:value-type="float">
            <text:p>7.12994814814815E-05</text:p>
          </table:table-cell>
          <table:table-cell office:value-type="float" office:value="0.142869967666667" calcext:value-type="float">
            <text:p>0.142869967666667</text:p>
          </table:table-cell>
        </table:table-row>
        <table:table-row table:style-name="ro1">
          <table:table-cell office:value-type="string" calcext:value-type="string">
            <text:p>2021-01-09 22:56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71129" calcext:value-type="float">
            <text:p>0.000371129</text:p>
          </table:table-cell>
          <table:table-cell office:value-type="float" office:value="0.005281116" calcext:value-type="float">
            <text:p>0.005281116</text:p>
          </table:table-cell>
          <table:table-cell office:value-type="float" office:value="0.000535238" calcext:value-type="float">
            <text:p>0.000535238</text:p>
          </table:table-cell>
          <table:table-cell office:value-type="float" office:value="0.147871248" calcext:value-type="float">
            <text:p>0.147871248</text:p>
          </table:table-cell>
          <table:table-cell office:value-type="float" office:value="0.014986664" calcext:value-type="float">
            <text:p>0.014986664</text:p>
          </table:table-cell>
          <table:table-cell office:value-type="float" office:value="0.000188611285714286" calcext:value-type="float">
            <text:p>0.000188611285714</text:p>
          </table:table-cell>
          <table:table-cell office:value-type="float" office:value="0.0000191156428571429" calcext:value-type="float">
            <text:p>1.91156428571429E-05</text:p>
          </table:table-cell>
        </table:table-row>
        <table:table-row table:style-name="ro1">
          <table:table-cell office:value-type="string" calcext:value-type="string">
            <text:p>2021-01-09 22:56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2.157605791" calcext:value-type="float">
            <text:p>2.157605791</text:p>
          </table:table-cell>
          <table:table-cell office:value-type="float" office:value="0.023638154" calcext:value-type="float">
            <text:p>0.023638154</text:p>
          </table:table-cell>
          <table:table-cell office:value-type="float" office:value="4.006367083" calcext:value-type="float">
            <text:p>4.006367083</text:p>
          </table:table-cell>
          <table:table-cell office:value-type="float" office:value="0.661868312" calcext:value-type="float">
            <text:p>0.661868312</text:p>
          </table:table-cell>
          <table:table-cell office:value-type="float" office:value="112.178278324" calcext:value-type="float">
            <text:p>112.178278324</text:p>
          </table:table-cell>
          <table:table-cell office:value-type="float" office:value="0.000844219785714286" calcext:value-type="float">
            <text:p>0.000844219785714</text:p>
          </table:table-cell>
          <table:table-cell office:value-type="float" office:value="0.143084538678571" calcext:value-type="float">
            <text:p>0.143084538678571</text:p>
          </table:table-cell>
        </table:table-row>
        <table:table-row table:style-name="ro1">
          <table:table-cell office:value-type="string" calcext:value-type="string">
            <text:p>2021-01-09 22:56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335431" calcext:value-type="float">
            <text:p>0.000335431</text:p>
          </table:table-cell>
          <table:table-cell office:value-type="float" office:value="0.006961178" calcext:value-type="float">
            <text:p>0.006961178</text:p>
          </table:table-cell>
          <table:table-cell office:value-type="float" office:value="0.000502026" calcext:value-type="float">
            <text:p>0.000502026</text:p>
          </table:table-cell>
          <table:table-cell office:value-type="float" office:value="0.201874162" calcext:value-type="float">
            <text:p>0.201874162</text:p>
          </table:table-cell>
          <table:table-cell office:value-type="float" office:value="0.014558754" calcext:value-type="float">
            <text:p>0.014558754</text:p>
          </table:table-cell>
          <table:table-cell office:value-type="float" office:value="0.000240040620689655" calcext:value-type="float">
            <text:p>0.00024004062069</text:p>
          </table:table-cell>
          <table:table-cell office:value-type="float" office:value="0.0000173112413793103" calcext:value-type="float">
            <text:p>1.73112413793103E-05</text:p>
          </table:table-cell>
        </table:table-row>
        <table:table-row table:style-name="ro1">
          <table:table-cell office:value-type="string" calcext:value-type="string">
            <text:p>2021-01-09 22:56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1.895062239" calcext:value-type="float">
            <text:p>1.895062239</text:p>
          </table:table-cell>
          <table:table-cell office:value-type="float" office:value="0.044343793" calcext:value-type="float">
            <text:p>0.044343793</text:p>
          </table:table-cell>
          <table:table-cell office:value-type="float" office:value="3.793795398" calcext:value-type="float">
            <text:p>3.793795398</text:p>
          </table:table-cell>
          <table:table-cell office:value-type="float" office:value="1.285969997" calcext:value-type="float">
            <text:p>1.285969997</text:p>
          </table:table-cell>
          <table:table-cell office:value-type="float" office:value="110.020066542" calcext:value-type="float">
            <text:p>110.020066542</text:p>
          </table:table-cell>
          <table:table-cell office:value-type="float" office:value="0.00152909631034483" calcext:value-type="float">
            <text:p>0.001529096310345</text:p>
          </table:table-cell>
          <table:table-cell office:value-type="float" office:value="0.130820530965517" calcext:value-type="float">
            <text:p>0.130820530965517</text:p>
          </table:table-cell>
        </table:table-row>
        <table:table-row table:style-name="ro1">
          <table:table-cell office:value-type="string" calcext:value-type="string">
            <text:p>2021-01-09 22:56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379855" calcext:value-type="float">
            <text:p>0.000379855</text:p>
          </table:table-cell>
          <table:table-cell office:value-type="float" office:value="0.003839529" calcext:value-type="float">
            <text:p>0.003839529</text:p>
          </table:table-cell>
          <table:table-cell office:value-type="float" office:value="0.000635797" calcext:value-type="float">
            <text:p>0.000635797</text:p>
          </table:table-cell>
          <table:table-cell office:value-type="float" office:value="0.11518587" calcext:value-type="float">
            <text:p>0.11518587</text:p>
          </table:table-cell>
          <table:table-cell office:value-type="float" office:value="0.01907391" calcext:value-type="float">
            <text:p>0.01907391</text:p>
          </table:table-cell>
          <table:table-cell office:value-type="float" office:value="0.0001279843" calcext:value-type="float">
            <text:p>0.0001279843</text:p>
          </table:table-cell>
          <table:table-cell office:value-type="float" office:value="0.0000211932333333333" calcext:value-type="float">
            <text:p>2.11932333333333E-05</text:p>
          </table:table-cell>
        </table:table-row>
        <table:table-row table:style-name="ro1">
          <table:table-cell office:value-type="string" calcext:value-type="string">
            <text:p>2021-01-09 22:56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2.098738937" calcext:value-type="float">
            <text:p>2.098738937</text:p>
          </table:table-cell>
          <table:table-cell office:value-type="float" office:value="0.104300818" calcext:value-type="float">
            <text:p>0.104300818</text:p>
          </table:table-cell>
          <table:table-cell office:value-type="float" office:value="3.681212801" calcext:value-type="float">
            <text:p>3.681212801</text:p>
          </table:table-cell>
          <table:table-cell office:value-type="float" office:value="3.12902454" calcext:value-type="float">
            <text:p>3.12902454</text:p>
          </table:table-cell>
          <table:table-cell office:value-type="float" office:value="110.43638403" calcext:value-type="float">
            <text:p>110.43638403</text:p>
          </table:table-cell>
          <table:table-cell office:value-type="float" office:value="0.00347669393333333" calcext:value-type="float">
            <text:p>0.003476693933333</text:p>
          </table:table-cell>
          <table:table-cell office:value-type="float" office:value="0.122707093366667" calcext:value-type="float">
            <text:p>0.122707093366667</text:p>
          </table:table-cell>
        </table:table-row>
        <table:table-row table:style-name="ro1">
          <table:table-cell office:value-type="string" calcext:value-type="string">
            <text:p>2021-01-09 22:56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367482" calcext:value-type="float">
            <text:p>0.000367482</text:p>
          </table:table-cell>
          <table:table-cell office:value-type="float" office:value="0.004815525" calcext:value-type="float">
            <text:p>0.004815525</text:p>
          </table:table-cell>
          <table:table-cell office:value-type="float" office:value="0.000785509" calcext:value-type="float">
            <text:p>0.000785509</text:p>
          </table:table-cell>
          <table:table-cell office:value-type="float" office:value="0.149281275" calcext:value-type="float">
            <text:p>0.149281275</text:p>
          </table:table-cell>
          <table:table-cell office:value-type="float" office:value="0.024350779" calcext:value-type="float">
            <text:p>0.024350779</text:p>
          </table:table-cell>
          <table:table-cell office:value-type="float" office:value="0.000155339516129032" calcext:value-type="float">
            <text:p>0.000155339516129</text:p>
          </table:table-cell>
          <table:table-cell office:value-type="float" office:value="0.000025339" calcext:value-type="float">
            <text:p>2.5339E-05</text:p>
          </table:table-cell>
        </table:table-row>
        <table:table-row table:style-name="ro1">
          <table:table-cell office:value-type="string" calcext:value-type="string">
            <text:p>2021-01-09 22:56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2.099876047" calcext:value-type="float">
            <text:p>2.099876047</text:p>
          </table:table-cell>
          <table:table-cell office:value-type="float" office:value="0.19350702" calcext:value-type="float">
            <text:p>0.19350702</text:p>
          </table:table-cell>
          <table:table-cell office:value-type="float" office:value="3.510790718" calcext:value-type="float">
            <text:p>3.510790718</text:p>
          </table:table-cell>
          <table:table-cell office:value-type="float" office:value="5.99871762" calcext:value-type="float">
            <text:p>5.99871762</text:p>
          </table:table-cell>
          <table:table-cell office:value-type="float" office:value="108.834512258" calcext:value-type="float">
            <text:p>108.834512258</text:p>
          </table:table-cell>
          <table:table-cell office:value-type="float" office:value="0.00624216193548387" calcext:value-type="float">
            <text:p>0.006242161935484</text:p>
          </table:table-cell>
          <table:table-cell office:value-type="float" office:value="0.113251313483871" calcext:value-type="float">
            <text:p>0.113251313483871</text:p>
          </table:table-cell>
        </table:table-row>
        <table:table-row table:style-name="ro1">
          <table:table-cell office:value-type="string" calcext:value-type="string">
            <text:p>2021-01-09 22:56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359738" calcext:value-type="float">
            <text:p>0.000359738</text:p>
          </table:table-cell>
          <table:table-cell office:value-type="float" office:value="0.003364944" calcext:value-type="float">
            <text:p>0.003364944</text:p>
          </table:table-cell>
          <table:table-cell office:value-type="float" office:value="0.000474754" calcext:value-type="float">
            <text:p>0.000474754</text:p>
          </table:table-cell>
          <table:table-cell office:value-type="float" office:value="0.107678208" calcext:value-type="float">
            <text:p>0.107678208</text:p>
          </table:table-cell>
          <table:table-cell office:value-type="float" office:value="0.015192128" calcext:value-type="float">
            <text:p>0.015192128</text:p>
          </table:table-cell>
          <table:table-cell office:value-type="float" office:value="0.0001051545" calcext:value-type="float">
            <text:p>0.0001051545</text:p>
          </table:table-cell>
          <table:table-cell office:value-type="float" office:value="0.0000148360625" calcext:value-type="float">
            <text:p>1.48360625E-05</text:p>
          </table:table-cell>
        </table:table-row>
        <table:table-row table:style-name="ro1">
          <table:table-cell office:value-type="string" calcext:value-type="string">
            <text:p>2021-01-09 22:56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2.096715324" calcext:value-type="float">
            <text:p>2.096715324</text:p>
          </table:table-cell>
          <table:table-cell office:value-type="float" office:value="0.415955069" calcext:value-type="float">
            <text:p>0.415955069</text:p>
          </table:table-cell>
          <table:table-cell office:value-type="float" office:value="3.669674063" calcext:value-type="float">
            <text:p>3.669674063</text:p>
          </table:table-cell>
          <table:table-cell office:value-type="float" office:value="13.310562208" calcext:value-type="float">
            <text:p>13.310562208</text:p>
          </table:table-cell>
          <table:table-cell office:value-type="float" office:value="117.429570016" calcext:value-type="float">
            <text:p>117.429570016</text:p>
          </table:table-cell>
          <table:table-cell office:value-type="float" office:value="0.01299859590625" calcext:value-type="float">
            <text:p>0.01299859590625</text:p>
          </table:table-cell>
          <table:table-cell office:value-type="float" office:value="0.11467731446875" calcext:value-type="float">
            <text:p>0.11467731446875</text:p>
          </table:table-cell>
        </table:table-row>
        <table:table-row table:style-name="ro1">
          <table:table-cell office:value-type="string" calcext:value-type="string">
            <text:p>2021-01-09 22:5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3" calcext:value-type="float">
            <text:p>33</text:p>
          </table:table-cell>
          <table:table-cell office:value-type="float" office:value="0.000240483" calcext:value-type="float">
            <text:p>0.000240483</text:p>
          </table:table-cell>
          <table:table-cell office:value-type="float" office:value="0.005963683" calcext:value-type="float">
            <text:p>0.005963683</text:p>
          </table:table-cell>
          <table:table-cell office:value-type="float" office:value="0.000526381" calcext:value-type="float">
            <text:p>0.000526381</text:p>
          </table:table-cell>
          <table:table-cell office:value-type="float" office:value="0.196801539" calcext:value-type="float">
            <text:p>0.196801539</text:p>
          </table:table-cell>
          <table:table-cell office:value-type="float" office:value="0.017370573" calcext:value-type="float">
            <text:p>0.017370573</text:p>
          </table:table-cell>
          <table:table-cell office:value-type="float" office:value="0.000180717666666667" calcext:value-type="float">
            <text:p>0.000180717666667</text:p>
          </table:table-cell>
          <table:table-cell office:value-type="float" office:value="0.0000159509393939394" calcext:value-type="float">
            <text:p>1.59509393939394E-05</text:p>
          </table:table-cell>
        </table:table-row>
        <table:table-row table:style-name="ro1">
          <table:table-cell office:value-type="string" calcext:value-type="string">
            <text:p>2021-01-09 22:5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3" calcext:value-type="float">
            <text:p>33</text:p>
          </table:table-cell>
          <table:table-cell office:value-type="float" office:value="2.199869329" calcext:value-type="float">
            <text:p>2.199869329</text:p>
          </table:table-cell>
          <table:table-cell office:value-type="float" office:value="0.723260337" calcext:value-type="float">
            <text:p>0.723260337</text:p>
          </table:table-cell>
          <table:table-cell office:value-type="float" office:value="3.149301419" calcext:value-type="float">
            <text:p>3.149301419</text:p>
          </table:table-cell>
          <table:table-cell office:value-type="float" office:value="23.867591121" calcext:value-type="float">
            <text:p>23.867591121</text:p>
          </table:table-cell>
          <table:table-cell office:value-type="float" office:value="103.926946827" calcext:value-type="float">
            <text:p>103.926946827</text:p>
          </table:table-cell>
          <table:table-cell office:value-type="float" office:value="0.0219169799090909" calcext:value-type="float">
            <text:p>0.021916979909091</text:p>
          </table:table-cell>
          <table:table-cell office:value-type="float" office:value="0.0954333763333333" calcext:value-type="float">
            <text:p>0.095433376333333</text:p>
          </table:table-cell>
        </table:table-row>
        <table:table-row table:style-name="ro1">
          <table:table-cell office:value-type="string" calcext:value-type="string">
            <text:p>2021-01-09 22:56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4" calcext:value-type="float">
            <text:p>34</text:p>
          </table:table-cell>
          <table:table-cell office:value-type="float" office:value="0.000239862" calcext:value-type="float">
            <text:p>0.000239862</text:p>
          </table:table-cell>
          <table:table-cell office:value-type="float" office:value="0.004287137" calcext:value-type="float">
            <text:p>0.004287137</text:p>
          </table:table-cell>
          <table:table-cell office:value-type="float" office:value="0.001254791" calcext:value-type="float">
            <text:p>0.001254791</text:p>
          </table:table-cell>
          <table:table-cell office:value-type="float" office:value="0.145762658" calcext:value-type="float">
            <text:p>0.145762658</text:p>
          </table:table-cell>
          <table:table-cell office:value-type="float" office:value="0.042662894" calcext:value-type="float">
            <text:p>0.042662894</text:p>
          </table:table-cell>
          <table:table-cell office:value-type="float" office:value="0.000126092264705882" calcext:value-type="float">
            <text:p>0.000126092264706</text:p>
          </table:table-cell>
          <table:table-cell office:value-type="float" office:value="0.0000369056176470588" calcext:value-type="float">
            <text:p>3.69056176470588E-05</text:p>
          </table:table-cell>
        </table:table-row>
        <table:table-row table:style-name="ro1">
          <table:table-cell office:value-type="string" calcext:value-type="string">
            <text:p>2021-01-09 22:56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4" calcext:value-type="float">
            <text:p>34</text:p>
          </table:table-cell>
          <table:table-cell office:value-type="float" office:value="1.98610168" calcext:value-type="float">
            <text:p>1.98610168</text:p>
          </table:table-cell>
          <table:table-cell office:value-type="float" office:value="1.345430199" calcext:value-type="float">
            <text:p>1.345430199</text:p>
          </table:table-cell>
          <table:table-cell office:value-type="float" office:value="2.80826656" calcext:value-type="float">
            <text:p>2.80826656</text:p>
          </table:table-cell>
          <table:table-cell office:value-type="float" office:value="45.744626766" calcext:value-type="float">
            <text:p>45.744626766</text:p>
          </table:table-cell>
          <table:table-cell office:value-type="float" office:value="95.48106304" calcext:value-type="float">
            <text:p>95.48106304</text:p>
          </table:table-cell>
          <table:table-cell office:value-type="float" office:value="0.0395714764411765" calcext:value-type="float">
            <text:p>0.039571476441177</text:p>
          </table:table-cell>
          <table:table-cell office:value-type="float" office:value="0.0825960752941177" calcext:value-type="float">
            <text:p>0.082596075294118</text:p>
          </table:table-cell>
        </table:table-row>
        <table:table-row table:style-name="ro1">
          <table:table-cell office:value-type="string" calcext:value-type="string">
            <text:p>2021-01-09 22:56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5" calcext:value-type="float">
            <text:p>35</text:p>
          </table:table-cell>
          <table:table-cell office:value-type="float" office:value="0.000363143" calcext:value-type="float">
            <text:p>0.000363143</text:p>
          </table:table-cell>
          <table:table-cell office:value-type="float" office:value="0.00401269" calcext:value-type="float">
            <text:p>0.00401269</text:p>
          </table:table-cell>
          <table:table-cell office:value-type="float" office:value="0.001168689" calcext:value-type="float">
            <text:p>0.001168689</text:p>
          </table:table-cell>
          <table:table-cell office:value-type="float" office:value="0.14044415" calcext:value-type="float">
            <text:p>0.14044415</text:p>
          </table:table-cell>
          <table:table-cell office:value-type="float" office:value="0.040904115" calcext:value-type="float">
            <text:p>0.040904115</text:p>
          </table:table-cell>
          <table:table-cell office:value-type="float" office:value="0.000114648285714286" calcext:value-type="float">
            <text:p>0.000114648285714</text:p>
          </table:table-cell>
          <table:table-cell office:value-type="float" office:value="0.0000333911142857143" calcext:value-type="float">
            <text:p>3.33911142857143E-05</text:p>
          </table:table-cell>
        </table:table-row>
        <table:table-row table:style-name="ro1">
          <table:table-cell office:value-type="string" calcext:value-type="string">
            <text:p>2021-01-09 22:56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5" calcext:value-type="float">
            <text:p>35</text:p>
          </table:table-cell>
          <table:table-cell office:value-type="float" office:value="2.090237691" calcext:value-type="float">
            <text:p>2.090237691</text:p>
          </table:table-cell>
          <table:table-cell office:value-type="float" office:value="2.133406668" calcext:value-type="float">
            <text:p>2.133406668</text:p>
          </table:table-cell>
          <table:table-cell office:value-type="float" office:value="2.309318015" calcext:value-type="float">
            <text:p>2.309318015</text:p>
          </table:table-cell>
          <table:table-cell office:value-type="float" office:value="74.66923338" calcext:value-type="float">
            <text:p>74.66923338</text:p>
          </table:table-cell>
          <table:table-cell office:value-type="float" office:value="80.826130525" calcext:value-type="float">
            <text:p>80.826130525</text:p>
          </table:table-cell>
          <table:table-cell office:value-type="float" office:value="0.0609544762285714" calcext:value-type="float">
            <text:p>0.060954476228572</text:p>
          </table:table-cell>
          <table:table-cell office:value-type="float" office:value="0.0659805147142857" calcext:value-type="float">
            <text:p>0.065980514714286</text:p>
          </table:table-cell>
        </table:table-row>
        <table:table-row table:style-name="ro1">
          <table:table-cell office:value-type="string" calcext:value-type="string">
            <text:p>2021-01-09 22:57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6" calcext:value-type="float">
            <text:p>36</text:p>
          </table:table-cell>
          <table:table-cell office:value-type="float" office:value="0.000416223" calcext:value-type="float">
            <text:p>0.000416223</text:p>
          </table:table-cell>
          <table:table-cell office:value-type="float" office:value="0.00464574" calcext:value-type="float">
            <text:p>0.00464574</text:p>
          </table:table-cell>
          <table:table-cell office:value-type="float" office:value="0.001317058" calcext:value-type="float">
            <text:p>0.001317058</text:p>
          </table:table-cell>
          <table:table-cell office:value-type="float" office:value="0.16724664" calcext:value-type="float">
            <text:p>0.16724664</text:p>
          </table:table-cell>
          <table:table-cell office:value-type="float" office:value="0.047414088" calcext:value-type="float">
            <text:p>0.047414088</text:p>
          </table:table-cell>
          <table:table-cell office:value-type="float" office:value="0.000129048333333333" calcext:value-type="float">
            <text:p>0.000129048333333</text:p>
          </table:table-cell>
          <table:table-cell office:value-type="float" office:value="0.0000365849444444444" calcext:value-type="float">
            <text:p>3.65849444444444E-05</text:p>
          </table:table-cell>
        </table:table-row>
        <table:table-row table:style-name="ro1">
          <table:table-cell office:value-type="string" calcext:value-type="string">
            <text:p>2021-01-09 22:57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6" calcext:value-type="float">
            <text:p>36</text:p>
          </table:table-cell>
          <table:table-cell office:value-type="float" office:value="2.30827336" calcext:value-type="float">
            <text:p>2.30827336</text:p>
          </table:table-cell>
          <table:table-cell office:value-type="float" office:value="0.000150373" calcext:value-type="float">
            <text:p>0.000150373</text:p>
          </table:table-cell>
          <table:table-cell office:value-type="float" office:value="4.280571941" calcext:value-type="float">
            <text:p>4.280571941</text:p>
          </table:table-cell>
          <table:table-cell office:value-type="float" office:value="0.005413428" calcext:value-type="float">
            <text:p>0.005413428</text:p>
          </table:table-cell>
          <table:table-cell office:value-type="float" office:value="154.100589876" calcext:value-type="float">
            <text:p>154.100589876</text:p>
          </table:table-cell>
          <table:table-cell office:value-type="float" office:value="0.00000417702777777778" calcext:value-type="float">
            <text:p>4.17702777777778E-06</text:p>
          </table:table-cell>
          <table:table-cell office:value-type="float" office:value="0.118904776138889" calcext:value-type="float">
            <text:p>0.118904776138889</text:p>
          </table:table-cell>
        </table:table-row>
        <table:table-row table:style-name="ro1">
          <table:table-cell office:value-type="string" calcext:value-type="string">
            <text:p>2021-01-09 22:57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7" calcext:value-type="float">
            <text:p>37</text:p>
          </table:table-cell>
          <table:table-cell office:value-type="float" office:value="0.000320563" calcext:value-type="float">
            <text:p>0.000320563</text:p>
          </table:table-cell>
          <table:table-cell office:value-type="float" office:value="0.008603703" calcext:value-type="float">
            <text:p>0.008603703</text:p>
          </table:table-cell>
          <table:table-cell office:value-type="float" office:value="0.00128638" calcext:value-type="float">
            <text:p>0.00128638</text:p>
          </table:table-cell>
          <table:table-cell office:value-type="float" office:value="0.318337011" calcext:value-type="float">
            <text:p>0.318337011</text:p>
          </table:table-cell>
          <table:table-cell office:value-type="float" office:value="0.04759606" calcext:value-type="float">
            <text:p>0.04759606</text:p>
          </table:table-cell>
          <table:table-cell office:value-type="float" office:value="0.000232532513513514" calcext:value-type="float">
            <text:p>0.000232532513514</text:p>
          </table:table-cell>
          <table:table-cell office:value-type="float" office:value="0.000034767027027027" calcext:value-type="float">
            <text:p>3.4767027027027E-05</text:p>
          </table:table-cell>
        </table:table-row>
        <table:table-row table:style-name="ro1">
          <table:table-cell office:value-type="string" calcext:value-type="string">
            <text:p>2021-01-09 22:57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7" calcext:value-type="float">
            <text:p>37</text:p>
          </table:table-cell>
          <table:table-cell office:value-type="float" office:value="2.228701281" calcext:value-type="float">
            <text:p>2.228701281</text:p>
          </table:table-cell>
          <table:table-cell office:value-type="float" office:value="0.000216166" calcext:value-type="float">
            <text:p>0.000216166</text:p>
          </table:table-cell>
          <table:table-cell office:value-type="float" office:value="4.284049248" calcext:value-type="float">
            <text:p>4.284049248</text:p>
          </table:table-cell>
          <table:table-cell office:value-type="float" office:value="0.007998142" calcext:value-type="float">
            <text:p>0.007998142</text:p>
          </table:table-cell>
          <table:table-cell office:value-type="float" office:value="158.509822176" calcext:value-type="float">
            <text:p>158.509822176</text:p>
          </table:table-cell>
          <table:table-cell office:value-type="float" office:value="0.00000584232432432432" calcext:value-type="float">
            <text:p>5.84232432432432E-06</text:p>
          </table:table-cell>
          <table:table-cell office:value-type="float" office:value="0.115785114810811" calcext:value-type="float">
            <text:p>0.115785114810811</text:p>
          </table:table-cell>
        </table:table-row>
        <table:table-row table:style-name="ro1">
          <table:table-cell office:value-type="string" calcext:value-type="string">
            <text:p>2021-01-09 22:57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8" calcext:value-type="float">
            <text:p>38</text:p>
          </table:table-cell>
          <table:table-cell office:value-type="float" office:value="0.000328318" calcext:value-type="float">
            <text:p>0.000328318</text:p>
          </table:table-cell>
          <table:table-cell office:value-type="float" office:value="0.00496653" calcext:value-type="float">
            <text:p>0.00496653</text:p>
          </table:table-cell>
          <table:table-cell office:value-type="float" office:value="0.001857503" calcext:value-type="float">
            <text:p>0.001857503</text:p>
          </table:table-cell>
          <table:table-cell office:value-type="float" office:value="0.18872814" calcext:value-type="float">
            <text:p>0.18872814</text:p>
          </table:table-cell>
          <table:table-cell office:value-type="float" office:value="0.070585114" calcext:value-type="float">
            <text:p>0.070585114</text:p>
          </table:table-cell>
          <table:table-cell office:value-type="float" office:value="0.000130698157894737" calcext:value-type="float">
            <text:p>0.000130698157895</text:p>
          </table:table-cell>
          <table:table-cell office:value-type="float" office:value="0.0000488816578947368" calcext:value-type="float">
            <text:p>4.88816578947368E-05</text:p>
          </table:table-cell>
        </table:table-row>
        <table:table-row table:style-name="ro1">
          <table:table-cell office:value-type="string" calcext:value-type="string">
            <text:p>2021-01-09 22:57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8" calcext:value-type="float">
            <text:p>38</text:p>
          </table:table-cell>
          <table:table-cell office:value-type="float" office:value="2.112132538" calcext:value-type="float">
            <text:p>2.112132538</text:p>
          </table:table-cell>
          <table:table-cell office:value-type="float" office:value="0.000195688" calcext:value-type="float">
            <text:p>0.000195688</text:p>
          </table:table-cell>
          <table:table-cell office:value-type="float" office:value="3.390324872" calcext:value-type="float">
            <text:p>3.390324872</text:p>
          </table:table-cell>
          <table:table-cell office:value-type="float" office:value="0.007436144" calcext:value-type="float">
            <text:p>0.007436144</text:p>
          </table:table-cell>
          <table:table-cell office:value-type="float" office:value="128.832345136" calcext:value-type="float">
            <text:p>128.832345136</text:p>
          </table:table-cell>
          <table:table-cell office:value-type="float" office:value="0.00000514968421052632" calcext:value-type="float">
            <text:p>5.14968421052632E-06</text:p>
          </table:table-cell>
          <table:table-cell office:value-type="float" office:value="0.0892190755789474" calcext:value-type="float">
            <text:p>0.089219075578947</text:p>
          </table:table-cell>
        </table:table-row>
        <table:table-row table:style-name="ro1">
          <table:table-cell office:value-type="string" calcext:value-type="string">
            <text:p>2021-01-09 22:57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9" calcext:value-type="float">
            <text:p>39</text:p>
          </table:table-cell>
          <table:table-cell office:value-type="float" office:value="0.000362091" calcext:value-type="float">
            <text:p>0.000362091</text:p>
          </table:table-cell>
          <table:table-cell office:value-type="float" office:value="0.001954416" calcext:value-type="float">
            <text:p>0.001954416</text:p>
          </table:table-cell>
          <table:table-cell office:value-type="float" office:value="0.002034967" calcext:value-type="float">
            <text:p>0.002034967</text:p>
          </table:table-cell>
          <table:table-cell office:value-type="float" office:value="0.076222224" calcext:value-type="float">
            <text:p>0.076222224</text:p>
          </table:table-cell>
          <table:table-cell office:value-type="float" office:value="0.079363713" calcext:value-type="float">
            <text:p>0.079363713</text:p>
          </table:table-cell>
          <table:table-cell office:value-type="float" office:value="0.0000501132307692308" calcext:value-type="float">
            <text:p>5.01132307692308E-05</text:p>
          </table:table-cell>
          <table:table-cell office:value-type="float" office:value="0.000052178641025641" calcext:value-type="float">
            <text:p>5.2178641025641E-05</text:p>
          </table:table-cell>
        </table:table-row>
        <table:table-row table:style-name="ro1">
          <table:table-cell office:value-type="string" calcext:value-type="string">
            <text:p>2021-01-09 22:57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9" calcext:value-type="float">
            <text:p>39</text:p>
          </table:table-cell>
          <table:table-cell office:value-type="float" office:value="2.252991674" calcext:value-type="float">
            <text:p>2.252991674</text:p>
          </table:table-cell>
          <table:table-cell office:value-type="float" office:value="0.000159239" calcext:value-type="float">
            <text:p>0.000159239</text:p>
          </table:table-cell>
          <table:table-cell office:value-type="float" office:value="3.382847436" calcext:value-type="float">
            <text:p>3.382847436</text:p>
          </table:table-cell>
          <table:table-cell office:value-type="float" office:value="0.006210321" calcext:value-type="float">
            <text:p>0.006210321</text:p>
          </table:table-cell>
          <table:table-cell office:value-type="float" office:value="131.931050004" calcext:value-type="float">
            <text:p>131.931050004</text:p>
          </table:table-cell>
          <table:table-cell office:value-type="float" office:value="0.00000408305128205128" calcext:value-type="float">
            <text:p>4.08305128205128E-06</text:p>
          </table:table-cell>
          <table:table-cell office:value-type="float" office:value="0.0867396778461538" calcext:value-type="float">
            <text:p>0.086739677846154</text:p>
          </table:table-cell>
        </table:table-row>
        <table:table-row table:style-name="ro1">
          <table:table-cell office:value-type="string" calcext:value-type="string">
            <text:p>2021-01-09 22:57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0" calcext:value-type="float">
            <text:p>40</text:p>
          </table:table-cell>
          <table:table-cell office:value-type="float" office:value="0.000385986" calcext:value-type="float">
            <text:p>0.000385986</text:p>
          </table:table-cell>
          <table:table-cell office:value-type="float" office:value="0.008404223" calcext:value-type="float">
            <text:p>0.008404223</text:p>
          </table:table-cell>
          <table:table-cell office:value-type="float" office:value="0.000724272" calcext:value-type="float">
            <text:p>0.000724272</text:p>
          </table:table-cell>
          <table:table-cell office:value-type="float" office:value="0.33616892" calcext:value-type="float">
            <text:p>0.33616892</text:p>
          </table:table-cell>
          <table:table-cell office:value-type="float" office:value="0.02897088" calcext:value-type="float">
            <text:p>0.02897088</text:p>
          </table:table-cell>
          <table:table-cell office:value-type="float" office:value="0.000210105575" calcext:value-type="float">
            <text:p>0.000210105575</text:p>
          </table:table-cell>
          <table:table-cell office:value-type="float" office:value="0.0000181068" calcext:value-type="float">
            <text:p>1.81068E-05</text:p>
          </table:table-cell>
        </table:table-row>
        <table:table-row table:style-name="ro1">
          <table:table-cell office:value-type="string" calcext:value-type="string">
            <text:p>2021-01-09 22:57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0" calcext:value-type="float">
            <text:p>40</text:p>
          </table:table-cell>
          <table:table-cell office:value-type="float" office:value="2.183777268" calcext:value-type="float">
            <text:p>2.183777268</text:p>
          </table:table-cell>
          <table:table-cell office:value-type="float" office:value="0.000155743" calcext:value-type="float">
            <text:p>0.000155743</text:p>
          </table:table-cell>
          <table:table-cell office:value-type="float" office:value="3.396368545" calcext:value-type="float">
            <text:p>3.396368545</text:p>
          </table:table-cell>
          <table:table-cell office:value-type="float" office:value="0.00622972" calcext:value-type="float">
            <text:p>0.00622972</text:p>
          </table:table-cell>
          <table:table-cell office:value-type="float" office:value="135.8547418" calcext:value-type="float">
            <text:p>135.8547418</text:p>
          </table:table-cell>
          <table:table-cell office:value-type="float" office:value="0.000003893575" calcext:value-type="float">
            <text:p>3.893575E-06</text:p>
          </table:table-cell>
          <table:table-cell office:value-type="float" office:value="0.084909213625" calcext:value-type="float">
            <text:p>0.084909213625</text:p>
          </table:table-cell>
        </table:table-row>
        <table:table-row table:style-name="ro1">
          <table:table-cell office:value-type="string" calcext:value-type="string">
            <text:p>2021-01-09 22:57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1" calcext:value-type="float">
            <text:p>41</text:p>
          </table:table-cell>
          <table:table-cell office:value-type="float" office:value="0.00038774" calcext:value-type="float">
            <text:p>0.00038774</text:p>
          </table:table-cell>
          <table:table-cell office:value-type="float" office:value="0.001772858" calcext:value-type="float">
            <text:p>0.001772858</text:p>
          </table:table-cell>
          <table:table-cell office:value-type="float" office:value="0.00099321" calcext:value-type="float">
            <text:p>0.00099321</text:p>
          </table:table-cell>
          <table:table-cell office:value-type="float" office:value="0.072687178" calcext:value-type="float">
            <text:p>0.072687178</text:p>
          </table:table-cell>
          <table:table-cell office:value-type="float" office:value="0.04072161" calcext:value-type="float">
            <text:p>0.04072161</text:p>
          </table:table-cell>
          <table:table-cell office:value-type="float" office:value="0.0000432404390243902" calcext:value-type="float">
            <text:p>4.32404390243902E-05</text:p>
          </table:table-cell>
          <table:table-cell office:value-type="float" office:value="0.0000242246341463415" calcext:value-type="float">
            <text:p>2.42246341463415E-05</text:p>
          </table:table-cell>
        </table:table-row>
        <table:table-row table:style-name="ro1">
          <table:table-cell office:value-type="string" calcext:value-type="string">
            <text:p>2021-01-09 22:57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1" calcext:value-type="float">
            <text:p>41</text:p>
          </table:table-cell>
          <table:table-cell office:value-type="float" office:value="2.091876258" calcext:value-type="float">
            <text:p>2.091876258</text:p>
          </table:table-cell>
          <table:table-cell office:value-type="float" office:value="0.000174458" calcext:value-type="float">
            <text:p>0.000174458</text:p>
          </table:table-cell>
          <table:table-cell office:value-type="float" office:value="3.224326191" calcext:value-type="float">
            <text:p>3.224326191</text:p>
          </table:table-cell>
          <table:table-cell office:value-type="float" office:value="0.007152778" calcext:value-type="float">
            <text:p>0.007152778</text:p>
          </table:table-cell>
          <table:table-cell office:value-type="float" office:value="132.197373831" calcext:value-type="float">
            <text:p>132.197373831</text:p>
          </table:table-cell>
          <table:table-cell office:value-type="float" office:value="0.00000425507317073171" calcext:value-type="float">
            <text:p>4.25507317073171E-06</text:p>
          </table:table-cell>
          <table:table-cell office:value-type="float" office:value="0.0786421022195122" calcext:value-type="float">
            <text:p>0.078642102219512</text:p>
          </table:table-cell>
        </table:table-row>
        <table:table-row table:style-name="ro1">
          <table:table-cell office:value-type="string" calcext:value-type="string">
            <text:p>2021-01-09 22:57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2" calcext:value-type="float">
            <text:p>42</text:p>
          </table:table-cell>
          <table:table-cell office:value-type="float" office:value="0.000346592" calcext:value-type="float">
            <text:p>0.000346592</text:p>
          </table:table-cell>
          <table:table-cell office:value-type="float" office:value="0.004349239" calcext:value-type="float">
            <text:p>0.004349239</text:p>
          </table:table-cell>
          <table:table-cell office:value-type="float" office:value="0.000708524" calcext:value-type="float">
            <text:p>0.000708524</text:p>
          </table:table-cell>
          <table:table-cell office:value-type="float" office:value="0.182668038" calcext:value-type="float">
            <text:p>0.182668038</text:p>
          </table:table-cell>
          <table:table-cell office:value-type="float" office:value="0.029758008" calcext:value-type="float">
            <text:p>0.029758008</text:p>
          </table:table-cell>
          <table:table-cell office:value-type="float" office:value="0.00010355330952381" calcext:value-type="float">
            <text:p>0.000103553309524</text:p>
          </table:table-cell>
          <table:table-cell office:value-type="float" office:value="0.000016869619047619" calcext:value-type="float">
            <text:p>1.6869619047619E-05</text:p>
          </table:table-cell>
        </table:table-row>
        <table:table-row table:style-name="ro1">
          <table:table-cell office:value-type="string" calcext:value-type="string">
            <text:p>2021-01-09 22:57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2" calcext:value-type="float">
            <text:p>42</text:p>
          </table:table-cell>
          <table:table-cell office:value-type="float" office:value="2.34106467" calcext:value-type="float">
            <text:p>2.34106467</text:p>
          </table:table-cell>
          <table:table-cell office:value-type="float" office:value="0.000180721" calcext:value-type="float">
            <text:p>0.000180721</text:p>
          </table:table-cell>
          <table:table-cell office:value-type="float" office:value="3.212748536" calcext:value-type="float">
            <text:p>3.212748536</text:p>
          </table:table-cell>
          <table:table-cell office:value-type="float" office:value="0.007590282" calcext:value-type="float">
            <text:p>0.007590282</text:p>
          </table:table-cell>
          <table:table-cell office:value-type="float" office:value="134.935438512" calcext:value-type="float">
            <text:p>134.935438512</text:p>
          </table:table-cell>
          <table:table-cell office:value-type="float" office:value="0.00000430288095238095" calcext:value-type="float">
            <text:p>4.30288095238095E-06</text:p>
          </table:table-cell>
          <table:table-cell office:value-type="float" office:value="0.0764940127619048" calcext:value-type="float">
            <text:p>0.076494012761905</text:p>
          </table:table-cell>
        </table:table-row>
        <table:table-row table:style-name="ro1">
          <table:table-cell office:value-type="string" calcext:value-type="string">
            <text:p>2021-01-09 22:57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3" calcext:value-type="float">
            <text:p>43</text:p>
          </table:table-cell>
          <table:table-cell office:value-type="float" office:value="0.000423437" calcext:value-type="float">
            <text:p>0.000423437</text:p>
          </table:table-cell>
          <table:table-cell office:value-type="float" office:value="0.003189795" calcext:value-type="float">
            <text:p>0.003189795</text:p>
          </table:table-cell>
          <table:table-cell office:value-type="float" office:value="0.001105682" calcext:value-type="float">
            <text:p>0.001105682</text:p>
          </table:table-cell>
          <table:table-cell office:value-type="float" office:value="0.137161185" calcext:value-type="float">
            <text:p>0.137161185</text:p>
          </table:table-cell>
          <table:table-cell office:value-type="float" office:value="0.047544326" calcext:value-type="float">
            <text:p>0.047544326</text:p>
          </table:table-cell>
          <table:table-cell office:value-type="float" office:value="0.0000741812790697674" calcext:value-type="float">
            <text:p>7.41812790697674E-05</text:p>
          </table:table-cell>
          <table:table-cell office:value-type="float" office:value="0.0000257135348837209" calcext:value-type="float">
            <text:p>2.57135348837209E-05</text:p>
          </table:table-cell>
        </table:table-row>
        <table:table-row table:style-name="ro1">
          <table:table-cell office:value-type="string" calcext:value-type="string">
            <text:p>2021-01-09 22:57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3" calcext:value-type="float">
            <text:p>43</text:p>
          </table:table-cell>
          <table:table-cell office:value-type="float" office:value="2.161434831" calcext:value-type="float">
            <text:p>2.161434831</text:p>
          </table:table-cell>
          <table:table-cell office:value-type="float" office:value="0.000151605" calcext:value-type="float">
            <text:p>0.000151605</text:p>
          </table:table-cell>
          <table:table-cell office:value-type="float" office:value="3.242859795" calcext:value-type="float">
            <text:p>3.242859795</text:p>
          </table:table-cell>
          <table:table-cell office:value-type="float" office:value="0.006519015" calcext:value-type="float">
            <text:p>0.006519015</text:p>
          </table:table-cell>
          <table:table-cell office:value-type="float" office:value="139.442971185" calcext:value-type="float">
            <text:p>139.442971185</text:p>
          </table:table-cell>
          <table:table-cell office:value-type="float" office:value="0.0000035256976744186" calcext:value-type="float">
            <text:p>3.5256976744186E-06</text:p>
          </table:table-cell>
          <table:table-cell office:value-type="float" office:value="0.0754153440697675" calcext:value-type="float">
            <text:p>0.075415344069768</text:p>
          </table:table-cell>
        </table:table-row>
        <table:table-row table:style-name="ro1">
          <table:table-cell office:value-type="string" calcext:value-type="string">
            <text:p>2021-01-09 22:57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4" calcext:value-type="float">
            <text:p>44</text:p>
          </table:table-cell>
          <table:table-cell office:value-type="float" office:value="0.000407157" calcext:value-type="float">
            <text:p>0.000407157</text:p>
          </table:table-cell>
          <table:table-cell office:value-type="float" office:value="0.003561854" calcext:value-type="float">
            <text:p>0.003561854</text:p>
          </table:table-cell>
          <table:table-cell office:value-type="float" office:value="0.001974627" calcext:value-type="float">
            <text:p>0.001974627</text:p>
          </table:table-cell>
          <table:table-cell office:value-type="float" office:value="0.156721576" calcext:value-type="float">
            <text:p>0.156721576</text:p>
          </table:table-cell>
          <table:table-cell office:value-type="float" office:value="0.086883588" calcext:value-type="float">
            <text:p>0.086883588</text:p>
          </table:table-cell>
          <table:table-cell office:value-type="float" office:value="0.0000809512272727273" calcext:value-type="float">
            <text:p>8.09512272727273E-05</text:p>
          </table:table-cell>
          <table:table-cell office:value-type="float" office:value="0.0000448778863636364" calcext:value-type="float">
            <text:p>4.48778863636364E-05</text:p>
          </table:table-cell>
        </table:table-row>
        <table:table-row table:style-name="ro1">
          <table:table-cell office:value-type="string" calcext:value-type="string">
            <text:p>2021-01-09 22:57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4" calcext:value-type="float">
            <text:p>44</text:p>
          </table:table-cell>
          <table:table-cell office:value-type="float" office:value="2.182815023" calcext:value-type="float">
            <text:p>2.182815023</text:p>
          </table:table-cell>
          <table:table-cell office:value-type="float" office:value="0.000273455" calcext:value-type="float">
            <text:p>0.000273455</text:p>
          </table:table-cell>
          <table:table-cell office:value-type="float" office:value="3.355501645" calcext:value-type="float">
            <text:p>3.355501645</text:p>
          </table:table-cell>
          <table:table-cell office:value-type="float" office:value="0.01203202" calcext:value-type="float">
            <text:p>0.01203202</text:p>
          </table:table-cell>
          <table:table-cell office:value-type="float" office:value="147.64207238" calcext:value-type="float">
            <text:p>147.64207238</text:p>
          </table:table-cell>
          <table:table-cell office:value-type="float" office:value="0.00000621488636363636" calcext:value-type="float">
            <text:p>6.21488636363636E-06</text:p>
          </table:table-cell>
          <table:table-cell office:value-type="float" office:value="0.0762614010227273" calcext:value-type="float">
            <text:p>0.076261401022727</text:p>
          </table:table-cell>
        </table:table-row>
        <table:table-row table:style-name="ro1">
          <table:table-cell office:value-type="string" calcext:value-type="string">
            <text:p>2021-01-09 22:57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5" calcext:value-type="float">
            <text:p>45</text:p>
          </table:table-cell>
          <table:table-cell office:value-type="float" office:value="0.000421323" calcext:value-type="float">
            <text:p>0.000421323</text:p>
          </table:table-cell>
          <table:table-cell office:value-type="float" office:value="0.003173342" calcext:value-type="float">
            <text:p>0.003173342</text:p>
          </table:table-cell>
          <table:table-cell office:value-type="float" office:value="0.000959004" calcext:value-type="float">
            <text:p>0.000959004</text:p>
          </table:table-cell>
          <table:table-cell office:value-type="float" office:value="0.14280039" calcext:value-type="float">
            <text:p>0.14280039</text:p>
          </table:table-cell>
          <table:table-cell office:value-type="float" office:value="0.04315518" calcext:value-type="float">
            <text:p>0.04315518</text:p>
          </table:table-cell>
          <table:table-cell office:value-type="float" office:value="0.0000705187111111111" calcext:value-type="float">
            <text:p>7.05187111111111E-05</text:p>
          </table:table-cell>
          <table:table-cell office:value-type="float" office:value="0.0000213112" calcext:value-type="float">
            <text:p>2.13112E-05</text:p>
          </table:table-cell>
        </table:table-row>
        <table:table-row table:style-name="ro1">
          <table:table-cell office:value-type="string" calcext:value-type="string">
            <text:p>2021-01-09 22:57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5" calcext:value-type="float">
            <text:p>45</text:p>
          </table:table-cell>
          <table:table-cell office:value-type="float" office:value="2.68861876" calcext:value-type="float">
            <text:p>2.68861876</text:p>
          </table:table-cell>
          <table:table-cell office:value-type="float" office:value="0.00023387" calcext:value-type="float">
            <text:p>0.00023387</text:p>
          </table:table-cell>
          <table:table-cell office:value-type="float" office:value="3.457671367" calcext:value-type="float">
            <text:p>3.457671367</text:p>
          </table:table-cell>
          <table:table-cell office:value-type="float" office:value="0.01052415" calcext:value-type="float">
            <text:p>0.01052415</text:p>
          </table:table-cell>
          <table:table-cell office:value-type="float" office:value="155.595211515" calcext:value-type="float">
            <text:p>155.595211515</text:p>
          </table:table-cell>
          <table:table-cell office:value-type="float" office:value="0.00000519711111111111" calcext:value-type="float">
            <text:p>5.19711111111111E-06</text:p>
          </table:table-cell>
          <table:table-cell office:value-type="float" office:value="0.0768371414888889" calcext:value-type="float">
            <text:p>0.076837141488889</text:p>
          </table:table-cell>
        </table:table-row>
        <table:table-row table:style-name="ro1">
          <table:table-cell office:value-type="string" calcext:value-type="string">
            <text:p>2021-01-09 22:58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6" calcext:value-type="float">
            <text:p>46</text:p>
          </table:table-cell>
          <table:table-cell office:value-type="float" office:value="0.000385585" calcext:value-type="float">
            <text:p>0.000385585</text:p>
          </table:table-cell>
          <table:table-cell office:value-type="float" office:value="0.002852759" calcext:value-type="float">
            <text:p>0.002852759</text:p>
          </table:table-cell>
          <table:table-cell office:value-type="float" office:value="0.00075455" calcext:value-type="float">
            <text:p>0.00075455</text:p>
          </table:table-cell>
          <table:table-cell office:value-type="float" office:value="0.131226914" calcext:value-type="float">
            <text:p>0.131226914</text:p>
          </table:table-cell>
          <table:table-cell office:value-type="float" office:value="0.0347093" calcext:value-type="float">
            <text:p>0.0347093</text:p>
          </table:table-cell>
          <table:table-cell office:value-type="float" office:value="0.0000620165" calcext:value-type="float">
            <text:p>6.20165E-05</text:p>
          </table:table-cell>
          <table:table-cell office:value-type="float" office:value="0.0000164032608695652" calcext:value-type="float">
            <text:p>1.64032608695652E-05</text:p>
          </table:table-cell>
        </table:table-row>
        <table:table-row table:style-name="ro1">
          <table:table-cell office:value-type="string" calcext:value-type="string">
            <text:p>2021-01-09 22:58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6" calcext:value-type="float">
            <text:p>46</text:p>
          </table:table-cell>
          <table:table-cell office:value-type="float" office:value="2.564048228" calcext:value-type="float">
            <text:p>2.564048228</text:p>
          </table:table-cell>
          <table:table-cell office:value-type="float" office:value="0.000216818" calcext:value-type="float">
            <text:p>0.000216818</text:p>
          </table:table-cell>
          <table:table-cell office:value-type="float" office:value="3.3956727" calcext:value-type="float">
            <text:p>3.3956727</text:p>
          </table:table-cell>
          <table:table-cell office:value-type="float" office:value="0.009973628" calcext:value-type="float">
            <text:p>0.009973628</text:p>
          </table:table-cell>
          <table:table-cell office:value-type="float" office:value="156.2009442" calcext:value-type="float">
            <text:p>156.2009442</text:p>
          </table:table-cell>
          <table:table-cell office:value-type="float" office:value="0.0000047134347826087" calcext:value-type="float">
            <text:p>4.7134347826087E-06</text:p>
          </table:table-cell>
          <table:table-cell office:value-type="float" office:value="0.0738189717391304" calcext:value-type="float">
            <text:p>0.073818971739131</text:p>
          </table:table-cell>
        </table:table-row>
        <table:table-row table:style-name="ro1">
          <table:table-cell office:value-type="string" calcext:value-type="string">
            <text:p>2021-01-09 22:58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7" calcext:value-type="float">
            <text:p>47</text:p>
          </table:table-cell>
          <table:table-cell office:value-type="float" office:value="0.000332005" calcext:value-type="float">
            <text:p>0.000332005</text:p>
          </table:table-cell>
          <table:table-cell office:value-type="float" office:value="0.00349683" calcext:value-type="float">
            <text:p>0.00349683</text:p>
          </table:table-cell>
          <table:table-cell office:value-type="float" office:value="0.001188016" calcext:value-type="float">
            <text:p>0.001188016</text:p>
          </table:table-cell>
          <table:table-cell office:value-type="float" office:value="0.16435101" calcext:value-type="float">
            <text:p>0.16435101</text:p>
          </table:table-cell>
          <table:table-cell office:value-type="float" office:value="0.055836752" calcext:value-type="float">
            <text:p>0.055836752</text:p>
          </table:table-cell>
          <table:table-cell office:value-type="float" office:value="0.0000744006382978723" calcext:value-type="float">
            <text:p>7.44006382978723E-05</text:p>
          </table:table-cell>
          <table:table-cell office:value-type="float" office:value="0.0000252769361702128" calcext:value-type="float">
            <text:p>2.52769361702128E-05</text:p>
          </table:table-cell>
        </table:table-row>
        <table:table-row table:style-name="ro1">
          <table:table-cell office:value-type="string" calcext:value-type="string">
            <text:p>2021-01-09 22:58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7" calcext:value-type="float">
            <text:p>47</text:p>
          </table:table-cell>
          <table:table-cell office:value-type="float" office:value="1.907501892" calcext:value-type="float">
            <text:p>1.907501892</text:p>
          </table:table-cell>
          <table:table-cell office:value-type="float" office:value="0.000517413" calcext:value-type="float">
            <text:p>0.000517413</text:p>
          </table:table-cell>
          <table:table-cell office:value-type="float" office:value="3.700443953" calcext:value-type="float">
            <text:p>3.700443953</text:p>
          </table:table-cell>
          <table:table-cell office:value-type="float" office:value="0.024318411" calcext:value-type="float">
            <text:p>0.024318411</text:p>
          </table:table-cell>
          <table:table-cell office:value-type="float" office:value="173.920865791" calcext:value-type="float">
            <text:p>173.920865791</text:p>
          </table:table-cell>
          <table:table-cell office:value-type="float" office:value="0.0000110087872340426" calcext:value-type="float">
            <text:p>1.10087872340426E-05</text:p>
          </table:table-cell>
          <table:table-cell office:value-type="float" office:value="0.0787328500638298" calcext:value-type="float">
            <text:p>0.07873285006383</text:p>
          </table:table-cell>
        </table:table-row>
        <table:table-row table:style-name="ro1">
          <table:table-cell office:value-type="string" calcext:value-type="string">
            <text:p>2021-01-09 22:58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8" calcext:value-type="float">
            <text:p>48</text:p>
          </table:table-cell>
          <table:table-cell office:value-type="float" office:value="0.000370757" calcext:value-type="float">
            <text:p>0.000370757</text:p>
          </table:table-cell>
          <table:table-cell office:value-type="float" office:value="0.003298807" calcext:value-type="float">
            <text:p>0.003298807</text:p>
          </table:table-cell>
          <table:table-cell office:value-type="float" office:value="0.00098842" calcext:value-type="float">
            <text:p>0.00098842</text:p>
          </table:table-cell>
          <table:table-cell office:value-type="float" office:value="0.158342736" calcext:value-type="float">
            <text:p>0.158342736</text:p>
          </table:table-cell>
          <table:table-cell office:value-type="float" office:value="0.04744416" calcext:value-type="float">
            <text:p>0.04744416</text:p>
          </table:table-cell>
          <table:table-cell office:value-type="float" office:value="0.0000687251458333333" calcext:value-type="float">
            <text:p>6.87251458333333E-05</text:p>
          </table:table-cell>
          <table:table-cell office:value-type="float" office:value="0.0000205920833333333" calcext:value-type="float">
            <text:p>2.05920833333333E-05</text:p>
          </table:table-cell>
        </table:table-row>
        <table:table-row table:style-name="ro1">
          <table:table-cell office:value-type="string" calcext:value-type="string">
            <text:p>2021-01-09 22:58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8" calcext:value-type="float">
            <text:p>48</text:p>
          </table:table-cell>
          <table:table-cell office:value-type="float" office:value="1.987991378" calcext:value-type="float">
            <text:p>1.987991378</text:p>
          </table:table-cell>
          <table:table-cell office:value-type="float" office:value="0.000226136" calcext:value-type="float">
            <text:p>0.000226136</text:p>
          </table:table-cell>
          <table:table-cell office:value-type="float" office:value="3.678240255" calcext:value-type="float">
            <text:p>3.678240255</text:p>
          </table:table-cell>
          <table:table-cell office:value-type="float" office:value="0.010854528" calcext:value-type="float">
            <text:p>0.010854528</text:p>
          </table:table-cell>
          <table:table-cell office:value-type="float" office:value="176.55553224" calcext:value-type="float">
            <text:p>176.55553224</text:p>
          </table:table-cell>
          <table:table-cell office:value-type="float" office:value="0.00000471116666666667" calcext:value-type="float">
            <text:p>4.71116666666667E-06</text:p>
          </table:table-cell>
          <table:table-cell office:value-type="float" office:value="0.0766300053125" calcext:value-type="float">
            <text:p>0.0766300053125</text:p>
          </table:table-cell>
        </table:table-row>
        <table:table-row table:style-name="ro1">
          <table:table-cell office:value-type="string" calcext:value-type="string">
            <text:p>2021-01-09 22:58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9" calcext:value-type="float">
            <text:p>49</text:p>
          </table:table-cell>
          <table:table-cell office:value-type="float" office:value="0.000368684" calcext:value-type="float">
            <text:p>0.000368684</text:p>
          </table:table-cell>
          <table:table-cell office:value-type="float" office:value="0.007009015" calcext:value-type="float">
            <text:p>0.007009015</text:p>
          </table:table-cell>
          <table:table-cell office:value-type="float" office:value="0.000538713" calcext:value-type="float">
            <text:p>0.000538713</text:p>
          </table:table-cell>
          <table:table-cell office:value-type="float" office:value="0.343441735" calcext:value-type="float">
            <text:p>0.343441735</text:p>
          </table:table-cell>
          <table:table-cell office:value-type="float" office:value="0.026396937" calcext:value-type="float">
            <text:p>0.026396937</text:p>
          </table:table-cell>
          <table:table-cell office:value-type="float" office:value="0.00014304112244898" calcext:value-type="float">
            <text:p>0.000143041122449</text:p>
          </table:table-cell>
          <table:table-cell office:value-type="float" office:value="0.0000109941428571429" calcext:value-type="float">
            <text:p>1.09941428571429E-05</text:p>
          </table:table-cell>
        </table:table-row>
        <table:table-row table:style-name="ro1">
          <table:table-cell office:value-type="string" calcext:value-type="string">
            <text:p>2021-01-09 22:58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9" calcext:value-type="float">
            <text:p>49</text:p>
          </table:table-cell>
          <table:table-cell office:value-type="float" office:value="2.009280198" calcext:value-type="float">
            <text:p>2.009280198</text:p>
          </table:table-cell>
          <table:table-cell office:value-type="float" office:value="0.000431792" calcext:value-type="float">
            <text:p>0.000431792</text:p>
          </table:table-cell>
          <table:table-cell office:value-type="float" office:value="3.71433981" calcext:value-type="float">
            <text:p>3.71433981</text:p>
          </table:table-cell>
          <table:table-cell office:value-type="float" office:value="0.021157808" calcext:value-type="float">
            <text:p>0.021157808</text:p>
          </table:table-cell>
          <table:table-cell office:value-type="float" office:value="182.00265069" calcext:value-type="float">
            <text:p>182.00265069</text:p>
          </table:table-cell>
          <table:table-cell office:value-type="float" office:value="0.00000881208163265306" calcext:value-type="float">
            <text:p>8.81208163265306E-06</text:p>
          </table:table-cell>
          <table:table-cell office:value-type="float" office:value="0.0758028532653061" calcext:value-type="float">
            <text:p>0.075802853265306</text:p>
          </table:table-cell>
        </table:table-row>
        <table:table-row table:style-name="ro1">
          <table:table-cell office:value-type="string" calcext:value-type="string">
            <text:p>2021-01-09 22:58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0" calcext:value-type="float">
            <text:p>50</text:p>
          </table:table-cell>
          <table:table-cell office:value-type="float" office:value="0.000362692" calcext:value-type="float">
            <text:p>0.000362692</text:p>
          </table:table-cell>
          <table:table-cell office:value-type="float" office:value="0.00307305" calcext:value-type="float">
            <text:p>0.00307305</text:p>
          </table:table-cell>
          <table:table-cell office:value-type="float" office:value="0.000598696" calcext:value-type="float">
            <text:p>0.000598696</text:p>
          </table:table-cell>
          <table:table-cell office:value-type="float" office:value="0.1536525" calcext:value-type="float">
            <text:p>0.1536525</text:p>
          </table:table-cell>
          <table:table-cell office:value-type="float" office:value="0.0299348" calcext:value-type="float">
            <text:p>0.0299348</text:p>
          </table:table-cell>
          <table:table-cell office:value-type="float" office:value="0.000061461" calcext:value-type="float">
            <text:p>6.1461E-05</text:p>
          </table:table-cell>
          <table:table-cell office:value-type="float" office:value="0.00001197392" calcext:value-type="float">
            <text:p>1.197392E-05</text:p>
          </table:table-cell>
        </table:table-row>
        <table:table-row table:style-name="ro1">
          <table:table-cell office:value-type="string" calcext:value-type="string">
            <text:p>2021-01-09 22:58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0" calcext:value-type="float">
            <text:p>50</text:p>
          </table:table-cell>
          <table:table-cell office:value-type="float" office:value="2.03938595" calcext:value-type="float">
            <text:p>2.03938595</text:p>
          </table:table-cell>
          <table:table-cell office:value-type="float" office:value="0.000476226" calcext:value-type="float">
            <text:p>0.000476226</text:p>
          </table:table-cell>
          <table:table-cell office:value-type="float" office:value="3.846824784" calcext:value-type="float">
            <text:p>3.846824784</text:p>
          </table:table-cell>
          <table:table-cell office:value-type="float" office:value="0.0238113" calcext:value-type="float">
            <text:p>0.0238113</text:p>
          </table:table-cell>
          <table:table-cell office:value-type="float" office:value="192.3412392" calcext:value-type="float">
            <text:p>192.3412392</text:p>
          </table:table-cell>
          <table:table-cell office:value-type="float" office:value="0.00000952452" calcext:value-type="float">
            <text:p>9.52452E-06</text:p>
          </table:table-cell>
          <table:table-cell office:value-type="float" office:value="0.07693649568" calcext:value-type="float">
            <text:p>0.07693649568</text:p>
          </table:table-cell>
        </table:table-row>
        <table:table-row table:style-name="ro1">
          <table:table-cell office:value-type="string" calcext:value-type="string">
            <text:p>2021-01-09 22:58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1" calcext:value-type="float">
            <text:p>51</text:p>
          </table:table-cell>
          <table:table-cell office:value-type="float" office:value="0.000344758" calcext:value-type="float">
            <text:p>0.000344758</text:p>
          </table:table-cell>
          <table:table-cell office:value-type="float" office:value="0.003268657" calcext:value-type="float">
            <text:p>0.003268657</text:p>
          </table:table-cell>
          <table:table-cell office:value-type="float" office:value="0.000517543" calcext:value-type="float">
            <text:p>0.000517543</text:p>
          </table:table-cell>
          <table:table-cell office:value-type="float" office:value="0.166701507" calcext:value-type="float">
            <text:p>0.166701507</text:p>
          </table:table-cell>
          <table:table-cell office:value-type="float" office:value="0.026394693" calcext:value-type="float">
            <text:p>0.026394693</text:p>
          </table:table-cell>
          <table:table-cell office:value-type="float" office:value="0.0000640913137254902" calcext:value-type="float">
            <text:p>6.40913137254902E-05</text:p>
          </table:table-cell>
          <table:table-cell office:value-type="float" office:value="0.0000101479019607843" calcext:value-type="float">
            <text:p>1.01479019607843E-05</text:p>
          </table:table-cell>
        </table:table-row>
        <table:table-row table:style-name="ro1">
          <table:table-cell office:value-type="string" calcext:value-type="string">
            <text:p>2021-01-09 22:58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1" calcext:value-type="float">
            <text:p>51</text:p>
          </table:table-cell>
          <table:table-cell office:value-type="float" office:value="2.045408903" calcext:value-type="float">
            <text:p>2.045408903</text:p>
          </table:table-cell>
          <table:table-cell office:value-type="float" office:value="0.000625175" calcext:value-type="float">
            <text:p>0.000625175</text:p>
          </table:table-cell>
          <table:table-cell office:value-type="float" office:value="3.788277133" calcext:value-type="float">
            <text:p>3.788277133</text:p>
          </table:table-cell>
          <table:table-cell office:value-type="float" office:value="0.031883925" calcext:value-type="float">
            <text:p>0.031883925</text:p>
          </table:table-cell>
          <table:table-cell office:value-type="float" office:value="193.202133783" calcext:value-type="float">
            <text:p>193.202133783</text:p>
          </table:table-cell>
          <table:table-cell office:value-type="float" office:value="0.0000122583333333333" calcext:value-type="float">
            <text:p>1.22583333333333E-05</text:p>
          </table:table-cell>
          <table:table-cell office:value-type="float" office:value="0.0742799437843137" calcext:value-type="float">
            <text:p>0.074279943784314</text:p>
          </table:table-cell>
        </table:table-row>
        <table:table-row table:style-name="ro1">
          <table:table-cell office:value-type="string" calcext:value-type="string">
            <text:p>2021-01-09 22:58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2" calcext:value-type="float">
            <text:p>52</text:p>
          </table:table-cell>
          <table:table-cell office:value-type="float" office:value="0.000346412" calcext:value-type="float">
            <text:p>0.000346412</text:p>
          </table:table-cell>
          <table:table-cell office:value-type="float" office:value="0.003635757" calcext:value-type="float">
            <text:p>0.003635757</text:p>
          </table:table-cell>
          <table:table-cell office:value-type="float" office:value="0.001428697" calcext:value-type="float">
            <text:p>0.001428697</text:p>
          </table:table-cell>
          <table:table-cell office:value-type="float" office:value="0.189059364" calcext:value-type="float">
            <text:p>0.189059364</text:p>
          </table:table-cell>
          <table:table-cell office:value-type="float" office:value="0.074292244" calcext:value-type="float">
            <text:p>0.074292244</text:p>
          </table:table-cell>
          <table:table-cell office:value-type="float" office:value="0.0000699184038461538" calcext:value-type="float">
            <text:p>6.99184038461538E-05</text:p>
          </table:table-cell>
          <table:table-cell office:value-type="float" office:value="0.0000274749423076923" calcext:value-type="float">
            <text:p>2.74749423076923E-05</text:p>
          </table:table-cell>
        </table:table-row>
        <table:table-row table:style-name="ro1">
          <table:table-cell office:value-type="string" calcext:value-type="string">
            <text:p>2021-01-09 22:58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2" calcext:value-type="float">
            <text:p>52</text:p>
          </table:table-cell>
          <table:table-cell office:value-type="float" office:value="2.120964444" calcext:value-type="float">
            <text:p>2.120964444</text:p>
          </table:table-cell>
          <table:table-cell office:value-type="float" office:value="0.001364977" calcext:value-type="float">
            <text:p>0.001364977</text:p>
          </table:table-cell>
          <table:table-cell office:value-type="float" office:value="3.827013707" calcext:value-type="float">
            <text:p>3.827013707</text:p>
          </table:table-cell>
          <table:table-cell office:value-type="float" office:value="0.070978804" calcext:value-type="float">
            <text:p>0.070978804</text:p>
          </table:table-cell>
          <table:table-cell office:value-type="float" office:value="199.004712764" calcext:value-type="float">
            <text:p>199.004712764</text:p>
          </table:table-cell>
          <table:table-cell office:value-type="float" office:value="0.0000262495576923077" calcext:value-type="float">
            <text:p>2.62495576923077E-05</text:p>
          </table:table-cell>
          <table:table-cell office:value-type="float" office:value="0.0735964174423077" calcext:value-type="float">
            <text:p>0.073596417442308</text:p>
          </table:table-cell>
        </table:table-row>
        <table:table-row table:style-name="ro1">
          <table:table-cell office:value-type="string" calcext:value-type="string">
            <text:p>2021-01-09 22:58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3" calcext:value-type="float">
            <text:p>53</text:p>
          </table:table-cell>
          <table:table-cell office:value-type="float" office:value="0.000368142" calcext:value-type="float">
            <text:p>0.000368142</text:p>
          </table:table-cell>
          <table:table-cell office:value-type="float" office:value="0.001150463" calcext:value-type="float">
            <text:p>0.001150463</text:p>
          </table:table-cell>
          <table:table-cell office:value-type="float" office:value="0.001307038" calcext:value-type="float">
            <text:p>0.001307038</text:p>
          </table:table-cell>
          <table:table-cell office:value-type="float" office:value="0.060974539" calcext:value-type="float">
            <text:p>0.060974539</text:p>
          </table:table-cell>
          <table:table-cell office:value-type="float" office:value="0.069273014" calcext:value-type="float">
            <text:p>0.069273014</text:p>
          </table:table-cell>
          <table:table-cell office:value-type="float" office:value="0.0000217068490566038" calcext:value-type="float">
            <text:p>2.17068490566038E-05</text:p>
          </table:table-cell>
          <table:table-cell office:value-type="float" office:value="0.0000246610943396226" calcext:value-type="float">
            <text:p>2.46610943396226E-05</text:p>
          </table:table-cell>
        </table:table-row>
        <table:table-row table:style-name="ro1">
          <table:table-cell office:value-type="string" calcext:value-type="string">
            <text:p>2021-01-09 22:58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3" calcext:value-type="float">
            <text:p>53</text:p>
          </table:table-cell>
          <table:table-cell office:value-type="float" office:value="2.092624198" calcext:value-type="float">
            <text:p>2.092624198</text:p>
          </table:table-cell>
          <table:table-cell office:value-type="float" office:value="0.0082375" calcext:value-type="float">
            <text:p>0.0082375</text:p>
          </table:table-cell>
          <table:table-cell office:value-type="float" office:value="3.808339938" calcext:value-type="float">
            <text:p>3.808339938</text:p>
          </table:table-cell>
          <table:table-cell office:value-type="float" office:value="0.4365875" calcext:value-type="float">
            <text:p>0.4365875</text:p>
          </table:table-cell>
          <table:table-cell office:value-type="float" office:value="201.842016714" calcext:value-type="float">
            <text:p>201.842016714</text:p>
          </table:table-cell>
          <table:table-cell office:value-type="float" office:value="0.000155424528301887" calcext:value-type="float">
            <text:p>0.000155424528302</text:p>
          </table:table-cell>
          <table:table-cell office:value-type="float" office:value="0.0718554705283019" calcext:value-type="float">
            <text:p>0.071855470528302</text:p>
          </table:table-cell>
        </table:table-row>
        <table:table-row table:style-name="ro1">
          <table:table-cell office:value-type="string" calcext:value-type="string">
            <text:p>2021-01-09 22:58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4" calcext:value-type="float">
            <text:p>54</text:p>
          </table:table-cell>
          <table:table-cell office:value-type="float" office:value="0.00037732" calcext:value-type="float">
            <text:p>0.00037732</text:p>
          </table:table-cell>
          <table:table-cell office:value-type="float" office:value="0.00296769" calcext:value-type="float">
            <text:p>0.00296769</text:p>
          </table:table-cell>
          <table:table-cell office:value-type="float" office:value="0.001258205" calcext:value-type="float">
            <text:p>0.001258205</text:p>
          </table:table-cell>
          <table:table-cell office:value-type="float" office:value="0.16025526" calcext:value-type="float">
            <text:p>0.16025526</text:p>
          </table:table-cell>
          <table:table-cell office:value-type="float" office:value="0.06794307" calcext:value-type="float">
            <text:p>0.06794307</text:p>
          </table:table-cell>
          <table:table-cell office:value-type="float" office:value="0.0000549572222222222" calcext:value-type="float">
            <text:p>5.49572222222222E-05</text:p>
          </table:table-cell>
          <table:table-cell office:value-type="float" office:value="0.0000233000925925926" calcext:value-type="float">
            <text:p>2.33000925925926E-05</text:p>
          </table:table-cell>
        </table:table-row>
        <table:table-row table:style-name="ro1">
          <table:table-cell office:value-type="string" calcext:value-type="string">
            <text:p>2021-01-09 22:58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4" calcext:value-type="float">
            <text:p>54</text:p>
          </table:table-cell>
          <table:table-cell office:value-type="float" office:value="2.038852269" calcext:value-type="float">
            <text:p>2.038852269</text:p>
          </table:table-cell>
          <table:table-cell office:value-type="float" office:value="0.001782241" calcext:value-type="float">
            <text:p>0.001782241</text:p>
          </table:table-cell>
          <table:table-cell office:value-type="float" office:value="3.912112467" calcext:value-type="float">
            <text:p>3.912112467</text:p>
          </table:table-cell>
          <table:table-cell office:value-type="float" office:value="0.096241014" calcext:value-type="float">
            <text:p>0.096241014</text:p>
          </table:table-cell>
          <table:table-cell office:value-type="float" office:value="211.254073218" calcext:value-type="float">
            <text:p>211.254073218</text:p>
          </table:table-cell>
          <table:table-cell office:value-type="float" office:value="0.000033004462962963" calcext:value-type="float">
            <text:p>3.3004462962963E-05</text:p>
          </table:table-cell>
          <table:table-cell office:value-type="float" office:value="0.0724465271666667" calcext:value-type="float">
            <text:p>0.072446527166667</text:p>
          </table:table-cell>
        </table:table-row>
        <table:table-row table:style-name="ro1">
          <table:table-cell office:value-type="string" calcext:value-type="string">
            <text:p>2021-01-09 22:58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5" calcext:value-type="float">
            <text:p>55</text:p>
          </table:table-cell>
          <table:table-cell office:value-type="float" office:value="0.000368343" calcext:value-type="float">
            <text:p>0.000368343</text:p>
          </table:table-cell>
          <table:table-cell office:value-type="float" office:value="0.006780467" calcext:value-type="float">
            <text:p>0.006780467</text:p>
          </table:table-cell>
          <table:table-cell office:value-type="float" office:value="0.000786769" calcext:value-type="float">
            <text:p>0.000786769</text:p>
          </table:table-cell>
          <table:table-cell office:value-type="float" office:value="0.372925685" calcext:value-type="float">
            <text:p>0.372925685</text:p>
          </table:table-cell>
          <table:table-cell office:value-type="float" office:value="0.043272295" calcext:value-type="float">
            <text:p>0.043272295</text:p>
          </table:table-cell>
          <table:table-cell office:value-type="float" office:value="0.000123281218181818" calcext:value-type="float">
            <text:p>0.000123281218182</text:p>
          </table:table-cell>
          <table:table-cell office:value-type="float" office:value="0.0000143048909090909" calcext:value-type="float">
            <text:p>1.43048909090909E-05</text:p>
          </table:table-cell>
        </table:table-row>
        <table:table-row table:style-name="ro1">
          <table:table-cell office:value-type="string" calcext:value-type="string">
            <text:p>2021-01-09 22:58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5" calcext:value-type="float">
            <text:p>55</text:p>
          </table:table-cell>
          <table:table-cell office:value-type="float" office:value="2.169773065" calcext:value-type="float">
            <text:p>2.169773065</text:p>
          </table:table-cell>
          <table:table-cell office:value-type="float" office:value="0.005630164" calcext:value-type="float">
            <text:p>0.005630164</text:p>
          </table:table-cell>
          <table:table-cell office:value-type="float" office:value="3.933167637" calcext:value-type="float">
            <text:p>3.933167637</text:p>
          </table:table-cell>
          <table:table-cell office:value-type="float" office:value="0.30965902" calcext:value-type="float">
            <text:p>0.30965902</text:p>
          </table:table-cell>
          <table:table-cell office:value-type="float" office:value="216.324220035" calcext:value-type="float">
            <text:p>216.324220035</text:p>
          </table:table-cell>
          <table:table-cell office:value-type="float" office:value="0.000102366618181818" calcext:value-type="float">
            <text:p>0.000102366618182</text:p>
          </table:table-cell>
          <table:table-cell office:value-type="float" office:value="0.0715121388545454" calcext:value-type="float">
            <text:p>0.071512138854546</text:p>
          </table:table-cell>
        </table:table-row>
        <table:table-row table:style-name="ro1">
          <table:table-cell office:value-type="string" calcext:value-type="string">
            <text:p>2021-01-09 22:58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6" calcext:value-type="float">
            <text:p>56</text:p>
          </table:table-cell>
          <table:table-cell office:value-type="float" office:value="0.000353395" calcext:value-type="float">
            <text:p>0.000353395</text:p>
          </table:table-cell>
          <table:table-cell office:value-type="float" office:value="0.001921552" calcext:value-type="float">
            <text:p>0.001921552</text:p>
          </table:table-cell>
          <table:table-cell office:value-type="float" office:value="0.000849477" calcext:value-type="float">
            <text:p>0.000849477</text:p>
          </table:table-cell>
          <table:table-cell office:value-type="float" office:value="0.107606912" calcext:value-type="float">
            <text:p>0.107606912</text:p>
          </table:table-cell>
          <table:table-cell office:value-type="float" office:value="0.047570712" calcext:value-type="float">
            <text:p>0.047570712</text:p>
          </table:table-cell>
          <table:table-cell office:value-type="float" office:value="0.0000343134285714286" calcext:value-type="float">
            <text:p>3.43134285714286E-05</text:p>
          </table:table-cell>
          <table:table-cell office:value-type="float" office:value="0.0000151692321428571" calcext:value-type="float">
            <text:p>1.51692321428571E-05</text:p>
          </table:table-cell>
        </table:table-row>
        <table:table-row table:style-name="ro1">
          <table:table-cell office:value-type="string" calcext:value-type="string">
            <text:p>2021-01-09 22:58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6" calcext:value-type="float">
            <text:p>56</text:p>
          </table:table-cell>
          <table:table-cell office:value-type="float" office:value="2.293279378" calcext:value-type="float">
            <text:p>2.293279378</text:p>
          </table:table-cell>
          <table:table-cell office:value-type="float" office:value="0.014292357" calcext:value-type="float">
            <text:p>0.014292357</text:p>
          </table:table-cell>
          <table:table-cell office:value-type="float" office:value="4.112879438" calcext:value-type="float">
            <text:p>4.112879438</text:p>
          </table:table-cell>
          <table:table-cell office:value-type="float" office:value="0.800371992" calcext:value-type="float">
            <text:p>0.800371992</text:p>
          </table:table-cell>
          <table:table-cell office:value-type="float" office:value="230.321248528" calcext:value-type="float">
            <text:p>230.321248528</text:p>
          </table:table-cell>
          <table:table-cell office:value-type="float" office:value="0.000255220660714286" calcext:value-type="float">
            <text:p>0.000255220660714</text:p>
          </table:table-cell>
          <table:table-cell office:value-type="float" office:value="0.0734442756785714" calcext:value-type="float">
            <text:p>0.073444275678572</text:p>
          </table:table-cell>
        </table:table-row>
        <table:table-row table:style-name="ro1">
          <table:table-cell office:value-type="string" calcext:value-type="string">
            <text:p>2021-01-09 22:59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7" calcext:value-type="float">
            <text:p>57</text:p>
          </table:table-cell>
          <table:table-cell office:value-type="float" office:value="0.00040462" calcext:value-type="float">
            <text:p>0.00040462</text:p>
          </table:table-cell>
          <table:table-cell office:value-type="float" office:value="0.007102549" calcext:value-type="float">
            <text:p>0.007102549</text:p>
          </table:table-cell>
          <table:table-cell office:value-type="float" office:value="0.001461307" calcext:value-type="float">
            <text:p>0.001461307</text:p>
          </table:table-cell>
          <table:table-cell office:value-type="float" office:value="0.404845293" calcext:value-type="float">
            <text:p>0.404845293</text:p>
          </table:table-cell>
          <table:table-cell office:value-type="float" office:value="0.083294499" calcext:value-type="float">
            <text:p>0.083294499</text:p>
          </table:table-cell>
          <table:table-cell office:value-type="float" office:value="0.000124606122807018" calcext:value-type="float">
            <text:p>0.000124606122807</text:p>
          </table:table-cell>
          <table:table-cell office:value-type="float" office:value="0.0000256369649122807" calcext:value-type="float">
            <text:p>2.56369649122807E-05</text:p>
          </table:table-cell>
        </table:table-row>
        <table:table-row table:style-name="ro1">
          <table:table-cell office:value-type="string" calcext:value-type="string">
            <text:p>2021-01-09 22:59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7" calcext:value-type="float">
            <text:p>57</text:p>
          </table:table-cell>
          <table:table-cell office:value-type="float" office:value="2.367562287" calcext:value-type="float">
            <text:p>2.367562287</text:p>
          </table:table-cell>
          <table:table-cell office:value-type="float" office:value="0.022430109" calcext:value-type="float">
            <text:p>0.022430109</text:p>
          </table:table-cell>
          <table:table-cell office:value-type="float" office:value="3.940184818" calcext:value-type="float">
            <text:p>3.940184818</text:p>
          </table:table-cell>
          <table:table-cell office:value-type="float" office:value="1.278516213" calcext:value-type="float">
            <text:p>1.278516213</text:p>
          </table:table-cell>
          <table:table-cell office:value-type="float" office:value="224.590534626" calcext:value-type="float">
            <text:p>224.590534626</text:p>
          </table:table-cell>
          <table:table-cell office:value-type="float" office:value="0.000393510684210526" calcext:value-type="float">
            <text:p>0.000393510684211</text:p>
          </table:table-cell>
          <table:table-cell office:value-type="float" office:value="0.0691260494385965" calcext:value-type="float">
            <text:p>0.069126049438597</text:p>
          </table:table-cell>
        </table:table-row>
        <table:table-row table:style-name="ro1">
          <table:table-cell office:value-type="string" calcext:value-type="string">
            <text:p>2021-01-09 22:5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8" calcext:value-type="float">
            <text:p>58</text:p>
          </table:table-cell>
          <table:table-cell office:value-type="float" office:value="0.000332164" calcext:value-type="float">
            <text:p>0.000332164</text:p>
          </table:table-cell>
          <table:table-cell office:value-type="float" office:value="0.003311705" calcext:value-type="float">
            <text:p>0.003311705</text:p>
          </table:table-cell>
          <table:table-cell office:value-type="float" office:value="0.001924087" calcext:value-type="float">
            <text:p>0.001924087</text:p>
          </table:table-cell>
          <table:table-cell office:value-type="float" office:value="0.19207889" calcext:value-type="float">
            <text:p>0.19207889</text:p>
          </table:table-cell>
          <table:table-cell office:value-type="float" office:value="0.111597046" calcext:value-type="float">
            <text:p>0.111597046</text:p>
          </table:table-cell>
          <table:table-cell office:value-type="float" office:value="0.0000570983620689655" calcext:value-type="float">
            <text:p>5.70983620689655E-05</text:p>
          </table:table-cell>
          <table:table-cell office:value-type="float" office:value="0.0000331739137931035" calcext:value-type="float">
            <text:p>3.31739137931035E-05</text:p>
          </table:table-cell>
        </table:table-row>
        <table:table-row table:style-name="ro1">
          <table:table-cell office:value-type="string" calcext:value-type="string">
            <text:p>2021-01-09 22:5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8" calcext:value-type="float">
            <text:p>58</text:p>
          </table:table-cell>
          <table:table-cell office:value-type="float" office:value="2.313893937" calcext:value-type="float">
            <text:p>2.313893937</text:p>
          </table:table-cell>
          <table:table-cell office:value-type="float" office:value="0.03787488" calcext:value-type="float">
            <text:p>0.03787488</text:p>
          </table:table-cell>
          <table:table-cell office:value-type="float" office:value="3.931771153" calcext:value-type="float">
            <text:p>3.931771153</text:p>
          </table:table-cell>
          <table:table-cell office:value-type="float" office:value="2.19674304" calcext:value-type="float">
            <text:p>2.19674304</text:p>
          </table:table-cell>
          <table:table-cell office:value-type="float" office:value="228.042726874" calcext:value-type="float">
            <text:p>228.042726874</text:p>
          </table:table-cell>
          <table:table-cell office:value-type="float" office:value="0.000653015172413793" calcext:value-type="float">
            <text:p>0.000653015172414</text:p>
          </table:table-cell>
          <table:table-cell office:value-type="float" office:value="0.0677891578103448" calcext:value-type="float">
            <text:p>0.067789157810345</text:p>
          </table:table-cell>
        </table:table-row>
        <table:table-row table:style-name="ro1">
          <table:table-cell office:value-type="string" calcext:value-type="string">
            <text:p>2021-01-09 22:5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9" calcext:value-type="float">
            <text:p>59</text:p>
          </table:table-cell>
          <table:table-cell office:value-type="float" office:value="0.000368252" calcext:value-type="float">
            <text:p>0.000368252</text:p>
          </table:table-cell>
          <table:table-cell office:value-type="float" office:value="0.003394089" calcext:value-type="float">
            <text:p>0.003394089</text:p>
          </table:table-cell>
          <table:table-cell office:value-type="float" office:value="0.00204339" calcext:value-type="float">
            <text:p>0.00204339</text:p>
          </table:table-cell>
          <table:table-cell office:value-type="float" office:value="0.200251251" calcext:value-type="float">
            <text:p>0.200251251</text:p>
          </table:table-cell>
          <table:table-cell office:value-type="float" office:value="0.12056001" calcext:value-type="float">
            <text:p>0.12056001</text:p>
          </table:table-cell>
          <table:table-cell office:value-type="float" office:value="0.0000575269322033898" calcext:value-type="float">
            <text:p>5.75269322033898E-05</text:p>
          </table:table-cell>
          <table:table-cell office:value-type="float" office:value="0.0000346337288135593" calcext:value-type="float">
            <text:p>3.46337288135593E-05</text:p>
          </table:table-cell>
        </table:table-row>
        <table:table-row table:style-name="ro1">
          <table:table-cell office:value-type="string" calcext:value-type="string">
            <text:p>2021-01-09 22:5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9" calcext:value-type="float">
            <text:p>59</text:p>
          </table:table-cell>
          <table:table-cell office:value-type="float" office:value="2.188111027" calcext:value-type="float">
            <text:p>2.188111027</text:p>
          </table:table-cell>
          <table:table-cell office:value-type="float" office:value="0.066184273" calcext:value-type="float">
            <text:p>0.066184273</text:p>
          </table:table-cell>
          <table:table-cell office:value-type="float" office:value="3.830175524" calcext:value-type="float">
            <text:p>3.830175524</text:p>
          </table:table-cell>
          <table:table-cell office:value-type="float" office:value="3.904872107" calcext:value-type="float">
            <text:p>3.904872107</text:p>
          </table:table-cell>
          <table:table-cell office:value-type="float" office:value="225.980355916" calcext:value-type="float">
            <text:p>225.980355916</text:p>
          </table:table-cell>
          <table:table-cell office:value-type="float" office:value="0.00112176733898305" calcext:value-type="float">
            <text:p>0.001121767338983</text:p>
          </table:table-cell>
          <table:table-cell office:value-type="float" office:value="0.064918229220339" calcext:value-type="float">
            <text:p>0.064918229220339</text:p>
          </table:table-cell>
        </table:table-row>
        <table:table-row table:style-name="ro1">
          <table:table-cell office:value-type="string" calcext:value-type="string">
            <text:p>2021-01-09 22:59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0" calcext:value-type="float">
            <text:p>60</text:p>
          </table:table-cell>
          <table:table-cell office:value-type="float" office:value="0.000361239" calcext:value-type="float">
            <text:p>0.000361239</text:p>
          </table:table-cell>
          <table:table-cell office:value-type="float" office:value="0.003155098" calcext:value-type="float">
            <text:p>0.003155098</text:p>
          </table:table-cell>
          <table:table-cell office:value-type="float" office:value="0.001548741" calcext:value-type="float">
            <text:p>0.001548741</text:p>
          </table:table-cell>
          <table:table-cell office:value-type="float" office:value="0.18930588" calcext:value-type="float">
            <text:p>0.18930588</text:p>
          </table:table-cell>
          <table:table-cell office:value-type="float" office:value="0.09292446" calcext:value-type="float">
            <text:p>0.09292446</text:p>
          </table:table-cell>
          <table:table-cell office:value-type="float" office:value="0.0000525849666666667" calcext:value-type="float">
            <text:p>5.25849666666667E-05</text:p>
          </table:table-cell>
          <table:table-cell office:value-type="float" office:value="0.00002581235" calcext:value-type="float">
            <text:p>2.581235E-05</text:p>
          </table:table-cell>
        </table:table-row>
        <table:table-row table:style-name="ro1">
          <table:table-cell office:value-type="string" calcext:value-type="string">
            <text:p>2021-01-09 22:59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0" calcext:value-type="float">
            <text:p>60</text:p>
          </table:table-cell>
          <table:table-cell office:value-type="float" office:value="2.391769626" calcext:value-type="float">
            <text:p>2.391769626</text:p>
          </table:table-cell>
          <table:table-cell office:value-type="float" office:value="0.097951303" calcext:value-type="float">
            <text:p>0.097951303</text:p>
          </table:table-cell>
          <table:table-cell office:value-type="float" office:value="3.993004203" calcext:value-type="float">
            <text:p>3.993004203</text:p>
          </table:table-cell>
          <table:table-cell office:value-type="float" office:value="5.87707818" calcext:value-type="float">
            <text:p>5.87707818</text:p>
          </table:table-cell>
          <table:table-cell office:value-type="float" office:value="239.58025218" calcext:value-type="float">
            <text:p>239.58025218</text:p>
          </table:table-cell>
          <table:table-cell office:value-type="float" office:value="0.00163252171666667" calcext:value-type="float">
            <text:p>0.001632521716667</text:p>
          </table:table-cell>
          <table:table-cell office:value-type="float" office:value="0.06655007005" calcext:value-type="float">
            <text:p>0.06655007005</text:p>
          </table:table-cell>
        </table:table-row>
        <table:table-row table:style-name="ro1">
          <table:table-cell office:value-type="string" calcext:value-type="string">
            <text:p>2021-01-09 22:59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1" calcext:value-type="float">
            <text:p>61</text:p>
          </table:table-cell>
          <table:table-cell office:value-type="float" office:value="0.000346281" calcext:value-type="float">
            <text:p>0.000346281</text:p>
          </table:table-cell>
          <table:table-cell office:value-type="float" office:value="0.000536679" calcext:value-type="float">
            <text:p>0.000536679</text:p>
          </table:table-cell>
          <table:table-cell office:value-type="float" office:value="0.003751589" calcext:value-type="float">
            <text:p>0.003751589</text:p>
          </table:table-cell>
          <table:table-cell office:value-type="float" office:value="0.032737419" calcext:value-type="float">
            <text:p>0.032737419</text:p>
          </table:table-cell>
          <table:table-cell office:value-type="float" office:value="0.228846929" calcext:value-type="float">
            <text:p>0.228846929</text:p>
          </table:table-cell>
          <table:table-cell office:value-type="float" office:value="0.00000879801639344262" calcext:value-type="float">
            <text:p>8.79801639344262E-06</text:p>
          </table:table-cell>
          <table:table-cell office:value-type="float" office:value="0.0000615014590163934" calcext:value-type="float">
            <text:p>6.15014590163934E-05</text:p>
          </table:table-cell>
        </table:table-row>
        <table:table-row table:style-name="ro1">
          <table:table-cell office:value-type="string" calcext:value-type="string">
            <text:p>2021-01-09 22:59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1" calcext:value-type="float">
            <text:p>61</text:p>
          </table:table-cell>
          <table:table-cell office:value-type="float" office:value="2.316503866" calcext:value-type="float">
            <text:p>2.316503866</text:p>
          </table:table-cell>
          <table:table-cell office:value-type="float" office:value="0.147409257" calcext:value-type="float">
            <text:p>0.147409257</text:p>
          </table:table-cell>
          <table:table-cell office:value-type="float" office:value="4.044423387" calcext:value-type="float">
            <text:p>4.044423387</text:p>
          </table:table-cell>
          <table:table-cell office:value-type="float" office:value="8.991964677" calcext:value-type="float">
            <text:p>8.991964677</text:p>
          </table:table-cell>
          <table:table-cell office:value-type="float" office:value="246.709826607" calcext:value-type="float">
            <text:p>246.709826607</text:p>
          </table:table-cell>
          <table:table-cell office:value-type="float" office:value="0.00241654519672131" calcext:value-type="float">
            <text:p>0.002416545196721</text:p>
          </table:table-cell>
          <table:table-cell office:value-type="float" office:value="0.0663020227377049" calcext:value-type="float">
            <text:p>0.066302022737705</text:p>
          </table:table-cell>
        </table:table-row>
        <table:table-row table:style-name="ro1">
          <table:table-cell office:value-type="string" calcext:value-type="string">
            <text:p>2021-01-09 22:59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2" calcext:value-type="float">
            <text:p>62</text:p>
          </table:table-cell>
          <table:table-cell office:value-type="float" office:value="0.000349066" calcext:value-type="float">
            <text:p>0.000349066</text:p>
          </table:table-cell>
          <table:table-cell office:value-type="float" office:value="0.003021316" calcext:value-type="float">
            <text:p>0.003021316</text:p>
          </table:table-cell>
          <table:table-cell office:value-type="float" office:value="0.002799579" calcext:value-type="float">
            <text:p>0.002799579</text:p>
          </table:table-cell>
          <table:table-cell office:value-type="float" office:value="0.187321592" calcext:value-type="float">
            <text:p>0.187321592</text:p>
          </table:table-cell>
          <table:table-cell office:value-type="float" office:value="0.173573898" calcext:value-type="float">
            <text:p>0.173573898</text:p>
          </table:table-cell>
          <table:table-cell office:value-type="float" office:value="0.0000487309032258065" calcext:value-type="float">
            <text:p>4.87309032258065E-05</text:p>
          </table:table-cell>
          <table:table-cell office:value-type="float" office:value="0.0000451545" calcext:value-type="float">
            <text:p>4.51545E-05</text:p>
          </table:table-cell>
        </table:table-row>
        <table:table-row table:style-name="ro1">
          <table:table-cell office:value-type="string" calcext:value-type="string">
            <text:p>2021-01-09 22:59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2" calcext:value-type="float">
            <text:p>62</text:p>
          </table:table-cell>
          <table:table-cell office:value-type="float" office:value="2.275232548" calcext:value-type="float">
            <text:p>2.275232548</text:p>
          </table:table-cell>
          <table:table-cell office:value-type="float" office:value="0.211252925" calcext:value-type="float">
            <text:p>0.211252925</text:p>
          </table:table-cell>
          <table:table-cell office:value-type="float" office:value="3.934733601" calcext:value-type="float">
            <text:p>3.934733601</text:p>
          </table:table-cell>
          <table:table-cell office:value-type="float" office:value="13.09768135" calcext:value-type="float">
            <text:p>13.09768135</text:p>
          </table:table-cell>
          <table:table-cell office:value-type="float" office:value="243.953483262" calcext:value-type="float">
            <text:p>243.953483262</text:p>
          </table:table-cell>
          <table:table-cell office:value-type="float" office:value="0.00340730524193548" calcext:value-type="float">
            <text:p>0.003407305241935</text:p>
          </table:table-cell>
          <table:table-cell office:value-type="float" office:value="0.0634634451774194" calcext:value-type="float">
            <text:p>0.063463445177419</text:p>
          </table:table-cell>
        </table:table-row>
        <table:table-row table:style-name="ro1">
          <table:table-cell office:value-type="string" calcext:value-type="string">
            <text:p>2021-01-09 22:59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3" calcext:value-type="float">
            <text:p>63</text:p>
          </table:table-cell>
          <table:table-cell office:value-type="float" office:value="0.000417695" calcext:value-type="float">
            <text:p>0.000417695</text:p>
          </table:table-cell>
          <table:table-cell office:value-type="float" office:value="0.007162846" calcext:value-type="float">
            <text:p>0.007162846</text:p>
          </table:table-cell>
          <table:table-cell office:value-type="float" office:value="0.001570671" calcext:value-type="float">
            <text:p>0.001570671</text:p>
          </table:table-cell>
          <table:table-cell office:value-type="float" office:value="0.451259298" calcext:value-type="float">
            <text:p>0.451259298</text:p>
          </table:table-cell>
          <table:table-cell office:value-type="float" office:value="0.098952273" calcext:value-type="float">
            <text:p>0.098952273</text:p>
          </table:table-cell>
          <table:table-cell office:value-type="float" office:value="0.000113695968253968" calcext:value-type="float">
            <text:p>0.000113695968254</text:p>
          </table:table-cell>
          <table:table-cell office:value-type="float" office:value="0.0000249312857142857" calcext:value-type="float">
            <text:p>2.49312857142857E-05</text:p>
          </table:table-cell>
        </table:table-row>
        <table:table-row table:style-name="ro1">
          <table:table-cell office:value-type="string" calcext:value-type="string">
            <text:p>2021-01-09 22:59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3" calcext:value-type="float">
            <text:p>63</text:p>
          </table:table-cell>
          <table:table-cell office:value-type="float" office:value="2.417792453" calcext:value-type="float">
            <text:p>2.417792453</text:p>
          </table:table-cell>
          <table:table-cell office:value-type="float" office:value="0.312165279" calcext:value-type="float">
            <text:p>0.312165279</text:p>
          </table:table-cell>
          <table:table-cell office:value-type="float" office:value="3.963841352" calcext:value-type="float">
            <text:p>3.963841352</text:p>
          </table:table-cell>
          <table:table-cell office:value-type="float" office:value="19.666412577" calcext:value-type="float">
            <text:p>19.666412577</text:p>
          </table:table-cell>
          <table:table-cell office:value-type="float" office:value="249.722005176" calcext:value-type="float">
            <text:p>249.722005176</text:p>
          </table:table-cell>
          <table:table-cell office:value-type="float" office:value="0.00495500442857143" calcext:value-type="float">
            <text:p>0.004955004428571</text:p>
          </table:table-cell>
          <table:table-cell office:value-type="float" office:value="0.0629181166984127" calcext:value-type="float">
            <text:p>0.062918116698413</text:p>
          </table:table-cell>
        </table:table-row>
        <table:table-row table:style-name="ro1">
          <table:table-cell office:value-type="string" calcext:value-type="string">
            <text:p>2021-01-09 22:59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4" calcext:value-type="float">
            <text:p>64</text:p>
          </table:table-cell>
          <table:table-cell office:value-type="float" office:value="0.000323658" calcext:value-type="float">
            <text:p>0.000323658</text:p>
          </table:table-cell>
          <table:table-cell office:value-type="float" office:value="0.002974788" calcext:value-type="float">
            <text:p>0.002974788</text:p>
          </table:table-cell>
          <table:table-cell office:value-type="float" office:value="0.001640502" calcext:value-type="float">
            <text:p>0.001640502</text:p>
          </table:table-cell>
          <table:table-cell office:value-type="float" office:value="0.190386432" calcext:value-type="float">
            <text:p>0.190386432</text:p>
          </table:table-cell>
          <table:table-cell office:value-type="float" office:value="0.104992128" calcext:value-type="float">
            <text:p>0.104992128</text:p>
          </table:table-cell>
          <table:table-cell office:value-type="float" office:value="0.0000464810625" calcext:value-type="float">
            <text:p>4.64810625E-05</text:p>
          </table:table-cell>
          <table:table-cell office:value-type="float" office:value="0.00002563284375" calcext:value-type="float">
            <text:p>2.563284375E-05</text:p>
          </table:table-cell>
        </table:table-row>
        <table:table-row table:style-name="ro1">
          <table:table-cell office:value-type="string" calcext:value-type="string">
            <text:p>2021-01-09 22:59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4" calcext:value-type="float">
            <text:p>64</text:p>
          </table:table-cell>
          <table:table-cell office:value-type="float" office:value="2.290475905" calcext:value-type="float">
            <text:p>2.290475905</text:p>
          </table:table-cell>
          <table:table-cell office:value-type="float" office:value="0.455918782" calcext:value-type="float">
            <text:p>0.455918782</text:p>
          </table:table-cell>
          <table:table-cell office:value-type="float" office:value="3.856161071" calcext:value-type="float">
            <text:p>3.856161071</text:p>
          </table:table-cell>
          <table:table-cell office:value-type="float" office:value="29.178802048" calcext:value-type="float">
            <text:p>29.178802048</text:p>
          </table:table-cell>
          <table:table-cell office:value-type="float" office:value="246.794308544" calcext:value-type="float">
            <text:p>246.794308544</text:p>
          </table:table-cell>
          <table:table-cell office:value-type="float" office:value="0.00712373096875" calcext:value-type="float">
            <text:p>0.00712373096875</text:p>
          </table:table-cell>
          <table:table-cell office:value-type="float" office:value="0.060252516734375" calcext:value-type="float">
            <text:p>0.060252516734375</text:p>
          </table:table-cell>
        </table:table-row>
        <table:table-row table:style-name="ro1">
          <table:table-cell office:value-type="string" calcext:value-type="string">
            <text:p>2021-01-09 22:59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5" calcext:value-type="float">
            <text:p>65</text:p>
          </table:table-cell>
          <table:table-cell office:value-type="float" office:value="0.000329238" calcext:value-type="float">
            <text:p>0.000329238</text:p>
          </table:table-cell>
          <table:table-cell office:value-type="float" office:value="0.006794621" calcext:value-type="float">
            <text:p>0.006794621</text:p>
          </table:table-cell>
          <table:table-cell office:value-type="float" office:value="0.001493735" calcext:value-type="float">
            <text:p>0.001493735</text:p>
          </table:table-cell>
          <table:table-cell office:value-type="float" office:value="0.441650365" calcext:value-type="float">
            <text:p>0.441650365</text:p>
          </table:table-cell>
          <table:table-cell office:value-type="float" office:value="0.097092775" calcext:value-type="float">
            <text:p>0.097092775</text:p>
          </table:table-cell>
          <table:table-cell office:value-type="float" office:value="0.000104532630769231" calcext:value-type="float">
            <text:p>0.000104532630769</text:p>
          </table:table-cell>
          <table:table-cell office:value-type="float" office:value="0.0000229805384615385" calcext:value-type="float">
            <text:p>2.29805384615385E-05</text:p>
          </table:table-cell>
        </table:table-row>
        <table:table-row table:style-name="ro1">
          <table:table-cell office:value-type="string" calcext:value-type="string">
            <text:p>2021-01-09 22:59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5" calcext:value-type="float">
            <text:p>65</text:p>
          </table:table-cell>
          <table:table-cell office:value-type="float" office:value="2.395205713" calcext:value-type="float">
            <text:p>2.395205713</text:p>
          </table:table-cell>
          <table:table-cell office:value-type="float" office:value="0.58504132" calcext:value-type="float">
            <text:p>0.58504132</text:p>
          </table:table-cell>
          <table:table-cell office:value-type="float" office:value="3.70493706" calcext:value-type="float">
            <text:p>3.70493706</text:p>
          </table:table-cell>
          <table:table-cell office:value-type="float" office:value="38.0276858" calcext:value-type="float">
            <text:p>38.0276858</text:p>
          </table:table-cell>
          <table:table-cell office:value-type="float" office:value="240.8209089" calcext:value-type="float">
            <text:p>240.8209089</text:p>
          </table:table-cell>
          <table:table-cell office:value-type="float" office:value="0.00900063569230769" calcext:value-type="float">
            <text:p>0.009000635692308</text:p>
          </table:table-cell>
          <table:table-cell office:value-type="float" office:value="0.0569990316923077" calcext:value-type="float">
            <text:p>0.056999031692308</text:p>
          </table:table-cell>
        </table:table-row>
        <table:table-row table:style-name="ro1">
          <table:table-cell office:value-type="string" calcext:value-type="string">
            <text:p>2021-01-09 23:00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6" calcext:value-type="float">
            <text:p>66</text:p>
          </table:table-cell>
          <table:table-cell office:value-type="float" office:value="0.000257153" calcext:value-type="float">
            <text:p>0.000257153</text:p>
          </table:table-cell>
          <table:table-cell office:value-type="float" office:value="0.003129508" calcext:value-type="float">
            <text:p>0.003129508</text:p>
          </table:table-cell>
          <table:table-cell office:value-type="float" office:value="0.002493653" calcext:value-type="float">
            <text:p>0.002493653</text:p>
          </table:table-cell>
          <table:table-cell office:value-type="float" office:value="0.206547528" calcext:value-type="float">
            <text:p>0.206547528</text:p>
          </table:table-cell>
          <table:table-cell office:value-type="float" office:value="0.164581098" calcext:value-type="float">
            <text:p>0.164581098</text:p>
          </table:table-cell>
          <table:table-cell office:value-type="float" office:value="0.0000474167878787879" calcext:value-type="float">
            <text:p>4.74167878787879E-05</text:p>
          </table:table-cell>
          <table:table-cell office:value-type="float" office:value="0.0000377826212121212" calcext:value-type="float">
            <text:p>3.77826212121212E-05</text:p>
          </table:table-cell>
        </table:table-row>
        <table:table-row table:style-name="ro1">
          <table:table-cell office:value-type="string" calcext:value-type="string">
            <text:p>2021-01-09 23:00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6" calcext:value-type="float">
            <text:p>66</text:p>
          </table:table-cell>
          <table:table-cell office:value-type="float" office:value="2.36790477" calcext:value-type="float">
            <text:p>2.36790477</text:p>
          </table:table-cell>
          <table:table-cell office:value-type="float" office:value="0.766495864" calcext:value-type="float">
            <text:p>0.766495864</text:p>
          </table:table-cell>
          <table:table-cell office:value-type="float" office:value="3.678316416" calcext:value-type="float">
            <text:p>3.678316416</text:p>
          </table:table-cell>
          <table:table-cell office:value-type="float" office:value="50.588727024" calcext:value-type="float">
            <text:p>50.588727024</text:p>
          </table:table-cell>
          <table:table-cell office:value-type="float" office:value="242.768883456" calcext:value-type="float">
            <text:p>242.768883456</text:p>
          </table:table-cell>
          <table:table-cell office:value-type="float" office:value="0.0116135736969697" calcext:value-type="float">
            <text:p>0.01161357369697</text:p>
          </table:table-cell>
          <table:table-cell office:value-type="float" office:value="0.0557320669090909" calcext:value-type="float">
            <text:p>0.055732066909091</text:p>
          </table:table-cell>
        </table:table-row>
        <table:table-row table:style-name="ro1">
          <table:table-cell office:value-type="string" calcext:value-type="string">
            <text:p>2021-01-09 23:00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7" calcext:value-type="float">
            <text:p>67</text:p>
          </table:table-cell>
          <table:table-cell office:value-type="float" office:value="0.000337584" calcext:value-type="float">
            <text:p>0.000337584</text:p>
          </table:table-cell>
          <table:table-cell office:value-type="float" office:value="0.000515859" calcext:value-type="float">
            <text:p>0.000515859</text:p>
          </table:table-cell>
          <table:table-cell office:value-type="float" office:value="0.003126231" calcext:value-type="float">
            <text:p>0.003126231</text:p>
          </table:table-cell>
          <table:table-cell office:value-type="float" office:value="0.034562553" calcext:value-type="float">
            <text:p>0.034562553</text:p>
          </table:table-cell>
          <table:table-cell office:value-type="float" office:value="0.209457477" calcext:value-type="float">
            <text:p>0.209457477</text:p>
          </table:table-cell>
          <table:table-cell office:value-type="float" office:value="0.00000769938805970149" calcext:value-type="float">
            <text:p>7.69938805970149E-06</text:p>
          </table:table-cell>
          <table:table-cell office:value-type="float" office:value="0.0000466601641791045" calcext:value-type="float">
            <text:p>4.66601641791045E-05</text:p>
          </table:table-cell>
        </table:table-row>
        <table:table-row table:style-name="ro1">
          <table:table-cell office:value-type="string" calcext:value-type="string">
            <text:p>2021-01-09 23:00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7" calcext:value-type="float">
            <text:p>67</text:p>
          </table:table-cell>
          <table:table-cell office:value-type="float" office:value="2.706409861" calcext:value-type="float">
            <text:p>2.706409861</text:p>
          </table:table-cell>
          <table:table-cell office:value-type="float" office:value="1.114011731" calcext:value-type="float">
            <text:p>1.114011731</text:p>
          </table:table-cell>
          <table:table-cell office:value-type="float" office:value="3.331750109" calcext:value-type="float">
            <text:p>3.331750109</text:p>
          </table:table-cell>
          <table:table-cell office:value-type="float" office:value="74.638785977" calcext:value-type="float">
            <text:p>74.638785977</text:p>
          </table:table-cell>
          <table:table-cell office:value-type="float" office:value="223.227257303" calcext:value-type="float">
            <text:p>223.227257303</text:p>
          </table:table-cell>
          <table:table-cell office:value-type="float" office:value="0.016627040761194" calcext:value-type="float">
            <text:p>0.016627040761194</text:p>
          </table:table-cell>
          <table:table-cell office:value-type="float" office:value="0.0497276135671642" calcext:value-type="float">
            <text:p>0.049727613567164</text:p>
          </table:table-cell>
        </table:table-row>
        <table:table-row table:style-name="ro1">
          <table:table-cell office:value-type="string" calcext:value-type="string">
            <text:p>2021-01-09 23:00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8" calcext:value-type="float">
            <text:p>68</text:p>
          </table:table-cell>
          <table:table-cell office:value-type="float" office:value="0.000329599" calcext:value-type="float">
            <text:p>0.000329599</text:p>
          </table:table-cell>
          <table:table-cell office:value-type="float" office:value="0.001926728" calcext:value-type="float">
            <text:p>0.001926728</text:p>
          </table:table-cell>
          <table:table-cell office:value-type="float" office:value="0.001119953" calcext:value-type="float">
            <text:p>0.001119953</text:p>
          </table:table-cell>
          <table:table-cell office:value-type="float" office:value="0.131017504" calcext:value-type="float">
            <text:p>0.131017504</text:p>
          </table:table-cell>
          <table:table-cell office:value-type="float" office:value="0.076156804" calcext:value-type="float">
            <text:p>0.076156804</text:p>
          </table:table-cell>
          <table:table-cell office:value-type="float" office:value="0.0000283342352941176" calcext:value-type="float">
            <text:p>2.83342352941176E-05</text:p>
          </table:table-cell>
          <table:table-cell office:value-type="float" office:value="0.0000164698970588235" calcext:value-type="float">
            <text:p>1.64698970588235E-05</text:p>
          </table:table-cell>
        </table:table-row>
        <table:table-row table:style-name="ro1">
          <table:table-cell office:value-type="string" calcext:value-type="string">
            <text:p>2021-01-09 23:00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8" calcext:value-type="float">
            <text:p>68</text:p>
          </table:table-cell>
          <table:table-cell office:value-type="float" office:value="2.391972865" calcext:value-type="float">
            <text:p>2.391972865</text:p>
          </table:table-cell>
          <table:table-cell office:value-type="float" office:value="1.472814549" calcext:value-type="float">
            <text:p>1.472814549</text:p>
          </table:table-cell>
          <table:table-cell office:value-type="float" office:value="2.987313658" calcext:value-type="float">
            <text:p>2.987313658</text:p>
          </table:table-cell>
          <table:table-cell office:value-type="float" office:value="100.151389332" calcext:value-type="float">
            <text:p>100.151389332</text:p>
          </table:table-cell>
          <table:table-cell office:value-type="float" office:value="203.137328744" calcext:value-type="float">
            <text:p>203.137328744</text:p>
          </table:table-cell>
          <table:table-cell office:value-type="float" office:value="0.0216590374852941" calcext:value-type="float">
            <text:p>0.021659037485294</text:p>
          </table:table-cell>
          <table:table-cell office:value-type="float" office:value="0.0439310832058824" calcext:value-type="float">
            <text:p>0.043931083205882</text:p>
          </table:table-cell>
        </table:table-row>
        <table:table-row table:style-name="ro1">
          <table:table-cell office:value-type="string" calcext:value-type="string">
            <text:p>2021-01-09 23:00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9" calcext:value-type="float">
            <text:p>69</text:p>
          </table:table-cell>
          <table:table-cell office:value-type="float" office:value="0.000340108" calcext:value-type="float">
            <text:p>0.000340108</text:p>
          </table:table-cell>
          <table:table-cell office:value-type="float" office:value="0.00293446" calcext:value-type="float">
            <text:p>0.00293446</text:p>
          </table:table-cell>
          <table:table-cell office:value-type="float" office:value="0.002423871" calcext:value-type="float">
            <text:p>0.002423871</text:p>
          </table:table-cell>
          <table:table-cell office:value-type="float" office:value="0.20247774" calcext:value-type="float">
            <text:p>0.20247774</text:p>
          </table:table-cell>
          <table:table-cell office:value-type="float" office:value="0.167247099" calcext:value-type="float">
            <text:p>0.167247099</text:p>
          </table:table-cell>
          <table:table-cell office:value-type="float" office:value="0.0000425284057971015" calcext:value-type="float">
            <text:p>4.25284057971015E-05</text:p>
          </table:table-cell>
          <table:table-cell office:value-type="float" office:value="0.0000351285652173913" calcext:value-type="float">
            <text:p>3.51285652173913E-05</text:p>
          </table:table-cell>
        </table:table-row>
        <table:table-row table:style-name="ro1">
          <table:table-cell office:value-type="string" calcext:value-type="string">
            <text:p>2021-01-09 23:00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9" calcext:value-type="float">
            <text:p>69</text:p>
          </table:table-cell>
          <table:table-cell office:value-type="float" office:value="2.355854184" calcext:value-type="float">
            <text:p>2.355854184</text:p>
          </table:table-cell>
          <table:table-cell office:value-type="float" office:value="1.867203304" calcext:value-type="float">
            <text:p>1.867203304</text:p>
          </table:table-cell>
          <table:table-cell office:value-type="float" office:value="2.798975653" calcext:value-type="float">
            <text:p>2.798975653</text:p>
          </table:table-cell>
          <table:table-cell office:value-type="float" office:value="128.837027976" calcext:value-type="float">
            <text:p>128.837027976</text:p>
          </table:table-cell>
          <table:table-cell office:value-type="float" office:value="193.129320057" calcext:value-type="float">
            <text:p>193.129320057</text:p>
          </table:table-cell>
          <table:table-cell office:value-type="float" office:value="0.0270609174492754" calcext:value-type="float">
            <text:p>0.027060917449275</text:p>
          </table:table-cell>
          <table:table-cell office:value-type="float" office:value="0.0405648645362319" calcext:value-type="float">
            <text:p>0.040564864536232</text:p>
          </table:table-cell>
        </table:table-row>
        <table:table-row table:style-name="ro1">
          <table:table-cell office:value-type="string" calcext:value-type="string">
            <text:p>2021-01-09 23:00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0" calcext:value-type="float">
            <text:p>70</text:p>
          </table:table-cell>
          <table:table-cell office:value-type="float" office:value="0.00033034" calcext:value-type="float">
            <text:p>0.00033034</text:p>
          </table:table-cell>
          <table:table-cell office:value-type="float" office:value="0.0028707" calcext:value-type="float">
            <text:p>0.0028707</text:p>
          </table:table-cell>
          <table:table-cell office:value-type="float" office:value="0.000605356" calcext:value-type="float">
            <text:p>0.000605356</text:p>
          </table:table-cell>
          <table:table-cell office:value-type="float" office:value="0.200949" calcext:value-type="float">
            <text:p>0.200949</text:p>
          </table:table-cell>
          <table:table-cell office:value-type="float" office:value="0.04237492" calcext:value-type="float">
            <text:p>0.04237492</text:p>
          </table:table-cell>
          <table:table-cell office:value-type="float" office:value="0.00004101" calcext:value-type="float">
            <text:p>4.101E-05</text:p>
          </table:table-cell>
          <table:table-cell office:value-type="float" office:value="0.00000864794285714286" calcext:value-type="float">
            <text:p>8.64794285714286E-06</text:p>
          </table:table-cell>
        </table:table-row>
        <table:table-row table:style-name="ro1">
          <table:table-cell office:value-type="string" calcext:value-type="string">
            <text:p>2021-01-09 23:00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0" calcext:value-type="float">
            <text:p>70</text:p>
          </table:table-cell>
          <table:table-cell office:value-type="float" office:value="2.506257011" calcext:value-type="float">
            <text:p>2.506257011</text:p>
          </table:table-cell>
          <table:table-cell office:value-type="float" office:value="2.231427198" calcext:value-type="float">
            <text:p>2.231427198</text:p>
          </table:table-cell>
          <table:table-cell office:value-type="float" office:value="2.179570755" calcext:value-type="float">
            <text:p>2.179570755</text:p>
          </table:table-cell>
          <table:table-cell office:value-type="float" office:value="156.19990386" calcext:value-type="float">
            <text:p>156.19990386</text:p>
          </table:table-cell>
          <table:table-cell office:value-type="float" office:value="152.56995285" calcext:value-type="float">
            <text:p>152.56995285</text:p>
          </table:table-cell>
          <table:table-cell office:value-type="float" office:value="0.0318775314" calcext:value-type="float">
            <text:p>0.0318775314</text:p>
          </table:table-cell>
          <table:table-cell office:value-type="float" office:value="0.0311367250714286" calcext:value-type="float">
            <text:p>0.031136725071429</text:p>
          </table:table-cell>
        </table:table-row>
        <table:table-row table:style-name="ro1">
          <table:table-cell office:value-type="string" calcext:value-type="string">
            <text:p>2021-01-09 23:00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1" calcext:value-type="float">
            <text:p>71</text:p>
          </table:table-cell>
          <table:table-cell office:value-type="float" office:value="0.000329629" calcext:value-type="float">
            <text:p>0.000329629</text:p>
          </table:table-cell>
          <table:table-cell office:value-type="float" office:value="0.003378432" calcext:value-type="float">
            <text:p>0.003378432</text:p>
          </table:table-cell>
          <table:table-cell office:value-type="float" office:value="0.001465911" calcext:value-type="float">
            <text:p>0.001465911</text:p>
          </table:table-cell>
          <table:table-cell office:value-type="float" office:value="0.239868672" calcext:value-type="float">
            <text:p>0.239868672</text:p>
          </table:table-cell>
          <table:table-cell office:value-type="float" office:value="0.104079681" calcext:value-type="float">
            <text:p>0.104079681</text:p>
          </table:table-cell>
          <table:table-cell office:value-type="float" office:value="0.0000475835492957746" calcext:value-type="float">
            <text:p>4.75835492957746E-05</text:p>
          </table:table-cell>
          <table:table-cell office:value-type="float" office:value="0.0000206466338028169" calcext:value-type="float">
            <text:p>2.06466338028169E-05</text:p>
          </table:table-cell>
        </table:table-row>
        <table:table-row table:style-name="ro1">
          <table:table-cell office:value-type="string" calcext:value-type="string">
            <text:p>2021-01-09 23:00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1" calcext:value-type="float">
            <text:p>71</text:p>
          </table:table-cell>
          <table:table-cell office:value-type="float" office:value="2.495571052" calcext:value-type="float">
            <text:p>2.495571052</text:p>
          </table:table-cell>
          <table:table-cell office:value-type="float" office:value="0.00024489" calcext:value-type="float">
            <text:p>0.00024489</text:p>
          </table:table-cell>
          <table:table-cell office:value-type="float" office:value="4.642980995" calcext:value-type="float">
            <text:p>4.642980995</text:p>
          </table:table-cell>
          <table:table-cell office:value-type="float" office:value="0.01738719" calcext:value-type="float">
            <text:p>0.01738719</text:p>
          </table:table-cell>
          <table:table-cell office:value-type="float" office:value="329.651650645" calcext:value-type="float">
            <text:p>329.651650645</text:p>
          </table:table-cell>
          <table:table-cell office:value-type="float" office:value="0.00000344915492957746" calcext:value-type="float">
            <text:p>3.44915492957746E-06</text:p>
          </table:table-cell>
          <table:table-cell office:value-type="float" office:value="0.0653940985211268" calcext:value-type="float">
            <text:p>0.065394098521127</text:p>
          </table:table-cell>
        </table:table-row>
        <table:table-row table:style-name="ro1">
          <table:table-cell office:value-type="string" calcext:value-type="string">
            <text:p>2021-01-09 23:00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2" calcext:value-type="float">
            <text:p>72</text:p>
          </table:table-cell>
          <table:table-cell office:value-type="float" office:value="0.000329388" calcext:value-type="float">
            <text:p>0.000329388</text:p>
          </table:table-cell>
          <table:table-cell office:value-type="float" office:value="0.006474543" calcext:value-type="float">
            <text:p>0.006474543</text:p>
          </table:table-cell>
          <table:table-cell office:value-type="float" office:value="0.000483748" calcext:value-type="float">
            <text:p>0.000483748</text:p>
          </table:table-cell>
          <table:table-cell office:value-type="float" office:value="0.466167096" calcext:value-type="float">
            <text:p>0.466167096</text:p>
          </table:table-cell>
          <table:table-cell office:value-type="float" office:value="0.034829856" calcext:value-type="float">
            <text:p>0.034829856</text:p>
          </table:table-cell>
          <table:table-cell office:value-type="float" office:value="0.0000899242083333333" calcext:value-type="float">
            <text:p>8.99242083333333E-05</text:p>
          </table:table-cell>
          <table:table-cell office:value-type="float" office:value="0.00000671872222222222" calcext:value-type="float">
            <text:p>6.71872222222222E-06</text:p>
          </table:table-cell>
        </table:table-row>
        <table:table-row table:style-name="ro1">
          <table:table-cell office:value-type="string" calcext:value-type="string">
            <text:p>2021-01-09 23:00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2" calcext:value-type="float">
            <text:p>72</text:p>
          </table:table-cell>
          <table:table-cell office:value-type="float" office:value="2.373914415" calcext:value-type="float">
            <text:p>2.373914415</text:p>
          </table:table-cell>
          <table:table-cell office:value-type="float" office:value="0.00017582" calcext:value-type="float">
            <text:p>0.00017582</text:p>
          </table:table-cell>
          <table:table-cell office:value-type="float" office:value="3.620524037" calcext:value-type="float">
            <text:p>3.620524037</text:p>
          </table:table-cell>
          <table:table-cell office:value-type="float" office:value="0.01265904" calcext:value-type="float">
            <text:p>0.01265904</text:p>
          </table:table-cell>
          <table:table-cell office:value-type="float" office:value="260.677730664" calcext:value-type="float">
            <text:p>260.677730664</text:p>
          </table:table-cell>
          <table:table-cell office:value-type="float" office:value="0.00000244194444444444" calcext:value-type="float">
            <text:p>2.44194444444444E-06</text:p>
          </table:table-cell>
          <table:table-cell office:value-type="float" office:value="0.0502850560694445" calcext:value-type="float">
            <text:p>0.050285056069445</text:p>
          </table:table-cell>
        </table:table-row>
        <table:table-row table:style-name="ro1">
          <table:table-cell office:value-type="string" calcext:value-type="string">
            <text:p>2021-01-09 23:00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3" calcext:value-type="float">
            <text:p>73</text:p>
          </table:table-cell>
          <table:table-cell office:value-type="float" office:value="0.00033058" calcext:value-type="float">
            <text:p>0.00033058</text:p>
          </table:table-cell>
          <table:table-cell office:value-type="float" office:value="0.002871711" calcext:value-type="float">
            <text:p>0.002871711</text:p>
          </table:table-cell>
          <table:table-cell office:value-type="float" office:value="0.00087859" calcext:value-type="float">
            <text:p>0.00087859</text:p>
          </table:table-cell>
          <table:table-cell office:value-type="float" office:value="0.209634903" calcext:value-type="float">
            <text:p>0.209634903</text:p>
          </table:table-cell>
          <table:table-cell office:value-type="float" office:value="0.06413707" calcext:value-type="float">
            <text:p>0.06413707</text:p>
          </table:table-cell>
          <table:table-cell office:value-type="float" office:value="0.0000393385068493151" calcext:value-type="float">
            <text:p>3.93385068493151E-05</text:p>
          </table:table-cell>
          <table:table-cell office:value-type="float" office:value="0.0000120354794520548" calcext:value-type="float">
            <text:p>1.20354794520548E-05</text:p>
          </table:table-cell>
        </table:table-row>
        <table:table-row table:style-name="ro1">
          <table:table-cell office:value-type="string" calcext:value-type="string">
            <text:p>2021-01-09 23:00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3" calcext:value-type="float">
            <text:p>73</text:p>
          </table:table-cell>
          <table:table-cell office:value-type="float" office:value="2.467595452" calcext:value-type="float">
            <text:p>2.467595452</text:p>
          </table:table-cell>
          <table:table-cell office:value-type="float" office:value="0.000187232" calcext:value-type="float">
            <text:p>0.000187232</text:p>
          </table:table-cell>
          <table:table-cell office:value-type="float" office:value="3.431804683" calcext:value-type="float">
            <text:p>3.431804683</text:p>
          </table:table-cell>
          <table:table-cell office:value-type="float" office:value="0.013667936" calcext:value-type="float">
            <text:p>0.013667936</text:p>
          </table:table-cell>
          <table:table-cell office:value-type="float" office:value="250.521741859" calcext:value-type="float">
            <text:p>250.521741859</text:p>
          </table:table-cell>
          <table:table-cell office:value-type="float" office:value="0.00000256482191780822" calcext:value-type="float">
            <text:p>2.56482191780822E-06</text:p>
          </table:table-cell>
          <table:table-cell office:value-type="float" office:value="0.0470110230547945" calcext:value-type="float">
            <text:p>0.047011023054795</text:p>
          </table:table-cell>
        </table:table-row>
        <table:table-row table:style-name="ro1">
          <table:table-cell office:value-type="string" calcext:value-type="string">
            <text:p>2021-01-09 23:00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4" calcext:value-type="float">
            <text:p>74</text:p>
          </table:table-cell>
          <table:table-cell office:value-type="float" office:value="0.000332754" calcext:value-type="float">
            <text:p>0.000332754</text:p>
          </table:table-cell>
          <table:table-cell office:value-type="float" office:value="0.003380705" calcext:value-type="float">
            <text:p>0.003380705</text:p>
          </table:table-cell>
          <table:table-cell office:value-type="float" office:value="0.000527601" calcext:value-type="float">
            <text:p>0.000527601</text:p>
          </table:table-cell>
          <table:table-cell office:value-type="float" office:value="0.25017217" calcext:value-type="float">
            <text:p>0.25017217</text:p>
          </table:table-cell>
          <table:table-cell office:value-type="float" office:value="0.039042474" calcext:value-type="float">
            <text:p>0.039042474</text:p>
          </table:table-cell>
          <table:table-cell office:value-type="float" office:value="0.0000456852027027027" calcext:value-type="float">
            <text:p>4.56852027027027E-05</text:p>
          </table:table-cell>
          <table:table-cell office:value-type="float" office:value="0.00000712974324324324" calcext:value-type="float">
            <text:p>7.12974324324324E-06</text:p>
          </table:table-cell>
        </table:table-row>
        <table:table-row table:style-name="ro1">
          <table:table-cell office:value-type="string" calcext:value-type="string">
            <text:p>2021-01-09 23:00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4" calcext:value-type="float">
            <text:p>74</text:p>
          </table:table-cell>
          <table:table-cell office:value-type="float" office:value="2.385868767" calcext:value-type="float">
            <text:p>2.385868767</text:p>
          </table:table-cell>
          <table:table-cell office:value-type="float" office:value="0.000183635" calcext:value-type="float">
            <text:p>0.000183635</text:p>
          </table:table-cell>
          <table:table-cell office:value-type="float" office:value="3.531638518" calcext:value-type="float">
            <text:p>3.531638518</text:p>
          </table:table-cell>
          <table:table-cell office:value-type="float" office:value="0.01358899" calcext:value-type="float">
            <text:p>0.01358899</text:p>
          </table:table-cell>
          <table:table-cell office:value-type="float" office:value="261.341250332" calcext:value-type="float">
            <text:p>261.341250332</text:p>
          </table:table-cell>
          <table:table-cell office:value-type="float" office:value="0.00000248155405405405" calcext:value-type="float">
            <text:p>2.48155405405405E-06</text:p>
          </table:table-cell>
          <table:table-cell office:value-type="float" office:value="0.0477248448378378" calcext:value-type="float">
            <text:p>0.047724844837838</text:p>
          </table:table-cell>
        </table:table-row>
        <table:table-row table:style-name="ro1">
          <table:table-cell office:value-type="string" calcext:value-type="string">
            <text:p>2021-01-09 23:01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5" calcext:value-type="float">
            <text:p>75</text:p>
          </table:table-cell>
          <table:table-cell office:value-type="float" office:value="0.000339858" calcext:value-type="float">
            <text:p>0.000339858</text:p>
          </table:table-cell>
          <table:table-cell office:value-type="float" office:value="0.006512262" calcext:value-type="float">
            <text:p>0.006512262</text:p>
          </table:table-cell>
          <table:table-cell office:value-type="float" office:value="0.00077777" calcext:value-type="float">
            <text:p>0.00077777</text:p>
          </table:table-cell>
          <table:table-cell office:value-type="float" office:value="0.48841965" calcext:value-type="float">
            <text:p>0.48841965</text:p>
          </table:table-cell>
          <table:table-cell office:value-type="float" office:value="0.05833275" calcext:value-type="float">
            <text:p>0.05833275</text:p>
          </table:table-cell>
          <table:table-cell office:value-type="float" office:value="0.00008683016" calcext:value-type="float">
            <text:p>8.683016E-05</text:p>
          </table:table-cell>
          <table:table-cell office:value-type="float" office:value="0.0000103702666666667" calcext:value-type="float">
            <text:p>1.03702666666667E-05</text:p>
          </table:table-cell>
        </table:table-row>
        <table:table-row table:style-name="ro1">
          <table:table-cell office:value-type="string" calcext:value-type="string">
            <text:p>2021-01-09 23:01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5" calcext:value-type="float">
            <text:p>75</text:p>
          </table:table-cell>
          <table:table-cell office:value-type="float" office:value="2.471899781" calcext:value-type="float">
            <text:p>2.471899781</text:p>
          </table:table-cell>
          <table:table-cell office:value-type="float" office:value="0.000195286" calcext:value-type="float">
            <text:p>0.000195286</text:p>
          </table:table-cell>
          <table:table-cell office:value-type="float" office:value="3.552299348" calcext:value-type="float">
            <text:p>3.552299348</text:p>
          </table:table-cell>
          <table:table-cell office:value-type="float" office:value="0.01464645" calcext:value-type="float">
            <text:p>0.01464645</text:p>
          </table:table-cell>
          <table:table-cell office:value-type="float" office:value="266.4224511" calcext:value-type="float">
            <text:p>266.4224511</text:p>
          </table:table-cell>
          <table:table-cell office:value-type="float" office:value="0.00000260381333333333" calcext:value-type="float">
            <text:p>2.60381333333333E-06</text:p>
          </table:table-cell>
          <table:table-cell office:value-type="float" office:value="0.0473639913066667" calcext:value-type="float">
            <text:p>0.047363991306667</text:p>
          </table:table-cell>
        </table:table-row>
        <table:table-row table:style-name="ro1">
          <table:table-cell office:value-type="string" calcext:value-type="string">
            <text:p>2021-01-09 23:01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6" calcext:value-type="float">
            <text:p>76</text:p>
          </table:table-cell>
          <table:table-cell office:value-type="float" office:value="0.001161841" calcext:value-type="float">
            <text:p>0.001161841</text:p>
          </table:table-cell>
          <table:table-cell office:value-type="float" office:value="0.000427803" calcext:value-type="float">
            <text:p>0.000427803</text:p>
          </table:table-cell>
          <table:table-cell office:value-type="float" office:value="0.00108182" calcext:value-type="float">
            <text:p>0.00108182</text:p>
          </table:table-cell>
          <table:table-cell office:value-type="float" office:value="0.032513028" calcext:value-type="float">
            <text:p>0.032513028</text:p>
          </table:table-cell>
          <table:table-cell office:value-type="float" office:value="0.08221832" calcext:value-type="float">
            <text:p>0.08221832</text:p>
          </table:table-cell>
          <table:table-cell office:value-type="float" office:value="0.00000562898684210526" calcext:value-type="float">
            <text:p>5.62898684210526E-06</text:p>
          </table:table-cell>
          <table:table-cell office:value-type="float" office:value="0.0000142344736842105" calcext:value-type="float">
            <text:p>1.42344736842105E-05</text:p>
          </table:table-cell>
        </table:table-row>
        <table:table-row table:style-name="ro1">
          <table:table-cell office:value-type="string" calcext:value-type="string">
            <text:p>2021-01-09 23:01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6" calcext:value-type="float">
            <text:p>76</text:p>
          </table:table-cell>
          <table:table-cell office:value-type="float" office:value="2.516909367" calcext:value-type="float">
            <text:p>2.516909367</text:p>
          </table:table-cell>
          <table:table-cell office:value-type="float" office:value="0.000184767" calcext:value-type="float">
            <text:p>0.000184767</text:p>
          </table:table-cell>
          <table:table-cell office:value-type="float" office:value="3.651365267" calcext:value-type="float">
            <text:p>3.651365267</text:p>
          </table:table-cell>
          <table:table-cell office:value-type="float" office:value="0.014042292" calcext:value-type="float">
            <text:p>0.014042292</text:p>
          </table:table-cell>
          <table:table-cell office:value-type="float" office:value="277.503760292" calcext:value-type="float">
            <text:p>277.503760292</text:p>
          </table:table-cell>
          <table:table-cell office:value-type="float" office:value="0.00000243114473684211" calcext:value-type="float">
            <text:p>2.43114473684211E-06</text:p>
          </table:table-cell>
          <table:table-cell office:value-type="float" office:value="0.0480442798289474" calcext:value-type="float">
            <text:p>0.048044279828947</text:p>
          </table:table-cell>
        </table:table-row>
        <table:table-row table:style-name="ro1">
          <table:table-cell office:value-type="string" calcext:value-type="string">
            <text:p>2021-01-09 23:01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7" calcext:value-type="float">
            <text:p>77</text:p>
          </table:table-cell>
          <table:table-cell office:value-type="float" office:value="0.001373037" calcext:value-type="float">
            <text:p>0.001373037</text:p>
          </table:table-cell>
          <table:table-cell office:value-type="float" office:value="0.001607276" calcext:value-type="float">
            <text:p>0.001607276</text:p>
          </table:table-cell>
          <table:table-cell office:value-type="float" office:value="0.000968157" calcext:value-type="float">
            <text:p>0.000968157</text:p>
          </table:table-cell>
          <table:table-cell office:value-type="float" office:value="0.123760252" calcext:value-type="float">
            <text:p>0.123760252</text:p>
          </table:table-cell>
          <table:table-cell office:value-type="float" office:value="0.074548089" calcext:value-type="float">
            <text:p>0.074548089</text:p>
          </table:table-cell>
          <table:table-cell office:value-type="float" office:value="0.0000208737142857143" calcext:value-type="float">
            <text:p>2.08737142857143E-05</text:p>
          </table:table-cell>
          <table:table-cell office:value-type="float" office:value="0.0000125734675324675" calcext:value-type="float">
            <text:p>1.25734675324675E-05</text:p>
          </table:table-cell>
        </table:table-row>
        <table:table-row table:style-name="ro1">
          <table:table-cell office:value-type="string" calcext:value-type="string">
            <text:p>2021-01-09 23:01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7" calcext:value-type="float">
            <text:p>77</text:p>
          </table:table-cell>
          <table:table-cell office:value-type="float" office:value="2.873603537" calcext:value-type="float">
            <text:p>2.873603537</text:p>
          </table:table-cell>
          <table:table-cell office:value-type="float" office:value="0.000178375" calcext:value-type="float">
            <text:p>0.000178375</text:p>
          </table:table-cell>
          <table:table-cell office:value-type="float" office:value="3.943510401" calcext:value-type="float">
            <text:p>3.943510401</text:p>
          </table:table-cell>
          <table:table-cell office:value-type="float" office:value="0.013734875" calcext:value-type="float">
            <text:p>0.013734875</text:p>
          </table:table-cell>
          <table:table-cell office:value-type="float" office:value="303.650300877" calcext:value-type="float">
            <text:p>303.650300877</text:p>
          </table:table-cell>
          <table:table-cell office:value-type="float" office:value="0.00000231655844155844" calcext:value-type="float">
            <text:p>2.31655844155844E-06</text:p>
          </table:table-cell>
          <table:table-cell office:value-type="float" office:value="0.0512144207922078" calcext:value-type="float">
            <text:p>0.051214420792208</text:p>
          </table:table-cell>
        </table:table-row>
        <table:table-row table:style-name="ro1">
          <table:table-cell office:value-type="string" calcext:value-type="string">
            <text:p>2021-01-09 23:01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8" calcext:value-type="float">
            <text:p>78</text:p>
          </table:table-cell>
          <table:table-cell office:value-type="float" office:value="0.001317923" calcext:value-type="float">
            <text:p>0.001317923</text:p>
          </table:table-cell>
          <table:table-cell office:value-type="float" office:value="0.005643109" calcext:value-type="float">
            <text:p>0.005643109</text:p>
          </table:table-cell>
          <table:table-cell office:value-type="float" office:value="0.000597521" calcext:value-type="float">
            <text:p>0.000597521</text:p>
          </table:table-cell>
          <table:table-cell office:value-type="float" office:value="0.440162502" calcext:value-type="float">
            <text:p>0.440162502</text:p>
          </table:table-cell>
          <table:table-cell office:value-type="float" office:value="0.046606638" calcext:value-type="float">
            <text:p>0.046606638</text:p>
          </table:table-cell>
          <table:table-cell office:value-type="float" office:value="0.0000723475512820513" calcext:value-type="float">
            <text:p>7.23475512820513E-05</text:p>
          </table:table-cell>
          <table:table-cell office:value-type="float" office:value="0.00000766052564102564" calcext:value-type="float">
            <text:p>7.66052564102564E-06</text:p>
          </table:table-cell>
        </table:table-row>
        <table:table-row table:style-name="ro1">
          <table:table-cell office:value-type="string" calcext:value-type="string">
            <text:p>2021-01-09 23:01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8" calcext:value-type="float">
            <text:p>78</text:p>
          </table:table-cell>
          <table:table-cell office:value-type="float" office:value="2.68539698" calcext:value-type="float">
            <text:p>2.68539698</text:p>
          </table:table-cell>
          <table:table-cell office:value-type="float" office:value="0.00017054" calcext:value-type="float">
            <text:p>0.00017054</text:p>
          </table:table-cell>
          <table:table-cell office:value-type="float" office:value="3.806679272" calcext:value-type="float">
            <text:p>3.806679272</text:p>
          </table:table-cell>
          <table:table-cell office:value-type="float" office:value="0.01330212" calcext:value-type="float">
            <text:p>0.01330212</text:p>
          </table:table-cell>
          <table:table-cell office:value-type="float" office:value="296.920983216" calcext:value-type="float">
            <text:p>296.920983216</text:p>
          </table:table-cell>
          <table:table-cell office:value-type="float" office:value="0.00000218641025641026" calcext:value-type="float">
            <text:p>2.18641025641026E-06</text:p>
          </table:table-cell>
          <table:table-cell office:value-type="float" office:value="0.0488035804102564" calcext:value-type="float">
            <text:p>0.048803580410256</text:p>
          </table:table-cell>
        </table:table-row>
        <table:table-row table:style-name="ro1">
          <table:table-cell office:value-type="string" calcext:value-type="string">
            <text:p>2021-01-09 23:01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9" calcext:value-type="float">
            <text:p>79</text:p>
          </table:table-cell>
          <table:table-cell office:value-type="float" office:value="0.001430985" calcext:value-type="float">
            <text:p>0.001430985</text:p>
          </table:table-cell>
          <table:table-cell office:value-type="float" office:value="0.000507984" calcext:value-type="float">
            <text:p>0.000507984</text:p>
          </table:table-cell>
          <table:table-cell office:value-type="float" office:value="0.002212521" calcext:value-type="float">
            <text:p>0.002212521</text:p>
          </table:table-cell>
          <table:table-cell office:value-type="float" office:value="0.040130736" calcext:value-type="float">
            <text:p>0.040130736</text:p>
          </table:table-cell>
          <table:table-cell office:value-type="float" office:value="0.174789159" calcext:value-type="float">
            <text:p>0.174789159</text:p>
          </table:table-cell>
          <table:table-cell office:value-type="float" office:value="0.00000643017721518987" calcext:value-type="float">
            <text:p>6.43017721518987E-06</text:p>
          </table:table-cell>
          <table:table-cell office:value-type="float" office:value="0.0000280065949367089" calcext:value-type="float">
            <text:p>2.80065949367089E-05</text:p>
          </table:table-cell>
        </table:table-row>
        <table:table-row table:style-name="ro1">
          <table:table-cell office:value-type="string" calcext:value-type="string">
            <text:p>2021-01-09 23:01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9" calcext:value-type="float">
            <text:p>79</text:p>
          </table:table-cell>
          <table:table-cell office:value-type="float" office:value="2.157722863" calcext:value-type="float">
            <text:p>2.157722863</text:p>
          </table:table-cell>
          <table:table-cell office:value-type="float" office:value="0.000162305" calcext:value-type="float">
            <text:p>0.000162305</text:p>
          </table:table-cell>
          <table:table-cell office:value-type="float" office:value="3.831707047" calcext:value-type="float">
            <text:p>3.831707047</text:p>
          </table:table-cell>
          <table:table-cell office:value-type="float" office:value="0.012822095" calcext:value-type="float">
            <text:p>0.012822095</text:p>
          </table:table-cell>
          <table:table-cell office:value-type="float" office:value="302.704856713" calcext:value-type="float">
            <text:p>302.704856713</text:p>
          </table:table-cell>
          <table:table-cell office:value-type="float" office:value="0.00000205449367088608" calcext:value-type="float">
            <text:p>2.05449367088608E-06</text:p>
          </table:table-cell>
          <table:table-cell office:value-type="float" office:value="0.0485026208481013" calcext:value-type="float">
            <text:p>0.048502620848101</text:p>
          </table:table-cell>
        </table:table-row>
        <table:table-row table:style-name="ro1">
          <table:table-cell office:value-type="string" calcext:value-type="string">
            <text:p>2021-01-09 23:01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0" calcext:value-type="float">
            <text:p>80</text:p>
          </table:table-cell>
          <table:table-cell office:value-type="float" office:value="0.001219538" calcext:value-type="float">
            <text:p>0.001219538</text:p>
          </table:table-cell>
          <table:table-cell office:value-type="float" office:value="0.000462066" calcext:value-type="float">
            <text:p>0.000462066</text:p>
          </table:table-cell>
          <table:table-cell office:value-type="float" office:value="0.001320167" calcext:value-type="float">
            <text:p>0.001320167</text:p>
          </table:table-cell>
          <table:table-cell office:value-type="float" office:value="0.03696528" calcext:value-type="float">
            <text:p>0.03696528</text:p>
          </table:table-cell>
          <table:table-cell office:value-type="float" office:value="0.10561336" calcext:value-type="float">
            <text:p>0.10561336</text:p>
          </table:table-cell>
          <table:table-cell office:value-type="float" office:value="0.000005775825" calcext:value-type="float">
            <text:p>5.775825E-06</text:p>
          </table:table-cell>
          <table:table-cell office:value-type="float" office:value="0.0000165020875" calcext:value-type="float">
            <text:p>1.65020875E-05</text:p>
          </table:table-cell>
        </table:table-row>
        <table:table-row table:style-name="ro1">
          <table:table-cell office:value-type="string" calcext:value-type="string">
            <text:p>2021-01-09 23:01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0" calcext:value-type="float">
            <text:p>80</text:p>
          </table:table-cell>
          <table:table-cell office:value-type="float" office:value="2.194038217" calcext:value-type="float">
            <text:p>2.194038217</text:p>
          </table:table-cell>
          <table:table-cell office:value-type="float" office:value="0.000179477" calcext:value-type="float">
            <text:p>0.000179477</text:p>
          </table:table-cell>
          <table:table-cell office:value-type="float" office:value="3.935086209" calcext:value-type="float">
            <text:p>3.935086209</text:p>
          </table:table-cell>
          <table:table-cell office:value-type="float" office:value="0.01435816" calcext:value-type="float">
            <text:p>0.01435816</text:p>
          </table:table-cell>
          <table:table-cell office:value-type="float" office:value="314.80689672" calcext:value-type="float">
            <text:p>314.80689672</text:p>
          </table:table-cell>
          <table:table-cell office:value-type="float" office:value="0.0000022434625" calcext:value-type="float">
            <text:p>2.2434625E-06</text:p>
          </table:table-cell>
          <table:table-cell office:value-type="float" office:value="0.0491885776125" calcext:value-type="float">
            <text:p>0.0491885776125</text:p>
          </table:table-cell>
        </table:table-row>
        <table:table-row table:style-name="ro1">
          <table:table-cell office:value-type="string" calcext:value-type="string">
            <text:p>2021-01-09 23:01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1" calcext:value-type="float">
            <text:p>81</text:p>
          </table:table-cell>
          <table:table-cell office:value-type="float" office:value="0.00118876" calcext:value-type="float">
            <text:p>0.00118876</text:p>
          </table:table-cell>
          <table:table-cell office:value-type="float" office:value="0.00167383" calcext:value-type="float">
            <text:p>0.00167383</text:p>
          </table:table-cell>
          <table:table-cell office:value-type="float" office:value="0.001570948" calcext:value-type="float">
            <text:p>0.001570948</text:p>
          </table:table-cell>
          <table:table-cell office:value-type="float" office:value="0.13558023" calcext:value-type="float">
            <text:p>0.13558023</text:p>
          </table:table-cell>
          <table:table-cell office:value-type="float" office:value="0.127246788" calcext:value-type="float">
            <text:p>0.127246788</text:p>
          </table:table-cell>
          <table:table-cell office:value-type="float" office:value="0.0000206645679012346" calcext:value-type="float">
            <text:p>2.06645679012346E-05</text:p>
          </table:table-cell>
          <table:table-cell office:value-type="float" office:value="0.0000193944197530864" calcext:value-type="float">
            <text:p>1.93944197530864E-05</text:p>
          </table:table-cell>
        </table:table-row>
        <table:table-row table:style-name="ro1">
          <table:table-cell office:value-type="string" calcext:value-type="string">
            <text:p>2021-01-09 23:01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1" calcext:value-type="float">
            <text:p>81</text:p>
          </table:table-cell>
          <table:table-cell office:value-type="float" office:value="2.270616468" calcext:value-type="float">
            <text:p>2.270616468</text:p>
          </table:table-cell>
          <table:table-cell office:value-type="float" office:value="0.000193974" calcext:value-type="float">
            <text:p>0.000193974</text:p>
          </table:table-cell>
          <table:table-cell office:value-type="float" office:value="3.764695573" calcext:value-type="float">
            <text:p>3.764695573</text:p>
          </table:table-cell>
          <table:table-cell office:value-type="float" office:value="0.015711894" calcext:value-type="float">
            <text:p>0.015711894</text:p>
          </table:table-cell>
          <table:table-cell office:value-type="float" office:value="304.940341413" calcext:value-type="float">
            <text:p>304.940341413</text:p>
          </table:table-cell>
          <table:table-cell office:value-type="float" office:value="0.00000239474074074074" calcext:value-type="float">
            <text:p>2.39474074074074E-06</text:p>
          </table:table-cell>
          <table:table-cell office:value-type="float" office:value="0.0464777231234568" calcext:value-type="float">
            <text:p>0.046477723123457</text:p>
          </table:table-cell>
        </table:table-row>
        <table:table-row table:style-name="ro1">
          <table:table-cell office:value-type="string" calcext:value-type="string">
            <text:p>2021-01-09 23:01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2" calcext:value-type="float">
            <text:p>82</text:p>
          </table:table-cell>
          <table:table-cell office:value-type="float" office:value="0.00131656" calcext:value-type="float">
            <text:p>0.00131656</text:p>
          </table:table-cell>
          <table:table-cell office:value-type="float" office:value="0.000474319" calcext:value-type="float">
            <text:p>0.000474319</text:p>
          </table:table-cell>
          <table:table-cell office:value-type="float" office:value="0.002027473" calcext:value-type="float">
            <text:p>0.002027473</text:p>
          </table:table-cell>
          <table:table-cell office:value-type="float" office:value="0.038894158" calcext:value-type="float">
            <text:p>0.038894158</text:p>
          </table:table-cell>
          <table:table-cell office:value-type="float" office:value="0.166252786" calcext:value-type="float">
            <text:p>0.166252786</text:p>
          </table:table-cell>
          <table:table-cell office:value-type="float" office:value="0.00000578437804878049" calcext:value-type="float">
            <text:p>5.78437804878049E-06</text:p>
          </table:table-cell>
          <table:table-cell office:value-type="float" office:value="0.0000247252804878049" calcext:value-type="float">
            <text:p>2.47252804878049E-05</text:p>
          </table:table-cell>
        </table:table-row>
        <table:table-row table:style-name="ro1">
          <table:table-cell office:value-type="string" calcext:value-type="string">
            <text:p>2021-01-09 23:01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2" calcext:value-type="float">
            <text:p>82</text:p>
          </table:table-cell>
          <table:table-cell office:value-type="float" office:value="2.203196166" calcext:value-type="float">
            <text:p>2.203196166</text:p>
          </table:table-cell>
          <table:table-cell office:value-type="float" office:value="0.000184315" calcext:value-type="float">
            <text:p>0.000184315</text:p>
          </table:table-cell>
          <table:table-cell office:value-type="float" office:value="3.808144802" calcext:value-type="float">
            <text:p>3.808144802</text:p>
          </table:table-cell>
          <table:table-cell office:value-type="float" office:value="0.01511383" calcext:value-type="float">
            <text:p>0.01511383</text:p>
          </table:table-cell>
          <table:table-cell office:value-type="float" office:value="312.267873764" calcext:value-type="float">
            <text:p>312.267873764</text:p>
          </table:table-cell>
          <table:table-cell office:value-type="float" office:value="0.00000224774390243902" calcext:value-type="float">
            <text:p>2.24774390243902E-06</text:p>
          </table:table-cell>
          <table:table-cell office:value-type="float" office:value="0.0464407902682927" calcext:value-type="float">
            <text:p>0.046440790268293</text:p>
          </table:table-cell>
        </table:table-row>
        <table:table-row table:style-name="ro1">
          <table:table-cell office:value-type="string" calcext:value-type="string">
            <text:p>2021-01-09 23:01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3" calcext:value-type="float">
            <text:p>83</text:p>
          </table:table-cell>
          <table:table-cell office:value-type="float" office:value="0.001330907" calcext:value-type="float">
            <text:p>0.001330907</text:p>
          </table:table-cell>
          <table:table-cell office:value-type="float" office:value="0.001408131" calcext:value-type="float">
            <text:p>0.001408131</text:p>
          </table:table-cell>
          <table:table-cell office:value-type="float" office:value="0.000883728" calcext:value-type="float">
            <text:p>0.000883728</text:p>
          </table:table-cell>
          <table:table-cell office:value-type="float" office:value="0.116874873" calcext:value-type="float">
            <text:p>0.116874873</text:p>
          </table:table-cell>
          <table:table-cell office:value-type="float" office:value="0.073349424" calcext:value-type="float">
            <text:p>0.073349424</text:p>
          </table:table-cell>
          <table:table-cell office:value-type="float" office:value="0.0000169654337349398" calcext:value-type="float">
            <text:p>1.69654337349398E-05</text:p>
          </table:table-cell>
          <table:table-cell office:value-type="float" office:value="0.0000106473253012048" calcext:value-type="float">
            <text:p>1.06473253012048E-05</text:p>
          </table:table-cell>
        </table:table-row>
        <table:table-row table:style-name="ro1">
          <table:table-cell office:value-type="string" calcext:value-type="string">
            <text:p>2021-01-09 23:01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3" calcext:value-type="float">
            <text:p>83</text:p>
          </table:table-cell>
          <table:table-cell office:value-type="float" office:value="2.170443911" calcext:value-type="float">
            <text:p>2.170443911</text:p>
          </table:table-cell>
          <table:table-cell office:value-type="float" office:value="0.000198714" calcext:value-type="float">
            <text:p>0.000198714</text:p>
          </table:table-cell>
          <table:table-cell office:value-type="float" office:value="3.831193142" calcext:value-type="float">
            <text:p>3.831193142</text:p>
          </table:table-cell>
          <table:table-cell office:value-type="float" office:value="0.016493262" calcext:value-type="float">
            <text:p>0.016493262</text:p>
          </table:table-cell>
          <table:table-cell office:value-type="float" office:value="317.989030786" calcext:value-type="float">
            <text:p>317.989030786</text:p>
          </table:table-cell>
          <table:table-cell office:value-type="float" office:value="0.00000239414457831325" calcext:value-type="float">
            <text:p>2.39414457831325E-06</text:p>
          </table:table-cell>
          <table:table-cell office:value-type="float" office:value="0.0461589535180723" calcext:value-type="float">
            <text:p>0.046158953518072</text:p>
          </table:table-cell>
        </table:table-row>
        <table:table-row table:style-name="ro1">
          <table:table-cell office:value-type="string" calcext:value-type="string">
            <text:p>2021-01-09 23:02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4" calcext:value-type="float">
            <text:p>84</text:p>
          </table:table-cell>
          <table:table-cell office:value-type="float" office:value="0.001285427" calcext:value-type="float">
            <text:p>0.001285427</text:p>
          </table:table-cell>
          <table:table-cell office:value-type="float" office:value="0.005676956" calcext:value-type="float">
            <text:p>0.005676956</text:p>
          </table:table-cell>
          <table:table-cell office:value-type="float" office:value="0.00062248" calcext:value-type="float">
            <text:p>0.00062248</text:p>
          </table:table-cell>
          <table:table-cell office:value-type="float" office:value="0.476864304" calcext:value-type="float">
            <text:p>0.476864304</text:p>
          </table:table-cell>
          <table:table-cell office:value-type="float" office:value="0.05228832" calcext:value-type="float">
            <text:p>0.05228832</text:p>
          </table:table-cell>
          <table:table-cell office:value-type="float" office:value="0.0000675828095238095" calcext:value-type="float">
            <text:p>6.75828095238095E-05</text:p>
          </table:table-cell>
          <table:table-cell office:value-type="float" office:value="0.00000741047619047619" calcext:value-type="float">
            <text:p>7.41047619047619E-06</text:p>
          </table:table-cell>
        </table:table-row>
        <table:table-row table:style-name="ro1">
          <table:table-cell office:value-type="string" calcext:value-type="string">
            <text:p>2021-01-09 23:02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4" calcext:value-type="float">
            <text:p>84</text:p>
          </table:table-cell>
          <table:table-cell office:value-type="float" office:value="2.064446133" calcext:value-type="float">
            <text:p>2.064446133</text:p>
          </table:table-cell>
          <table:table-cell office:value-type="float" office:value="0.000174649" calcext:value-type="float">
            <text:p>0.000174649</text:p>
          </table:table-cell>
          <table:table-cell office:value-type="float" office:value="3.86720743" calcext:value-type="float">
            <text:p>3.86720743</text:p>
          </table:table-cell>
          <table:table-cell office:value-type="float" office:value="0.014670516" calcext:value-type="float">
            <text:p>0.014670516</text:p>
          </table:table-cell>
          <table:table-cell office:value-type="float" office:value="324.84542412" calcext:value-type="float">
            <text:p>324.84542412</text:p>
          </table:table-cell>
          <table:table-cell office:value-type="float" office:value="0.00000207915476190476" calcext:value-type="float">
            <text:p>2.07915476190476E-06</text:p>
          </table:table-cell>
          <table:table-cell office:value-type="float" office:value="0.0460381836904762" calcext:value-type="float">
            <text:p>0.046038183690476</text:p>
          </table:table-cell>
        </table:table-row>
        <table:table-row table:style-name="ro1">
          <table:table-cell office:value-type="string" calcext:value-type="string">
            <text:p>2021-01-09 23:02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5" calcext:value-type="float">
            <text:p>85</text:p>
          </table:table-cell>
          <table:table-cell office:value-type="float" office:value="0.023744689" calcext:value-type="float">
            <text:p>0.023744689</text:p>
          </table:table-cell>
          <table:table-cell office:value-type="float" office:value="0.000531289" calcext:value-type="float">
            <text:p>0.000531289</text:p>
          </table:table-cell>
          <table:table-cell office:value-type="float" office:value="0.000663868" calcext:value-type="float">
            <text:p>0.000663868</text:p>
          </table:table-cell>
          <table:table-cell office:value-type="float" office:value="0.045159565" calcext:value-type="float">
            <text:p>0.045159565</text:p>
          </table:table-cell>
          <table:table-cell office:value-type="float" office:value="0.05642878" calcext:value-type="float">
            <text:p>0.05642878</text:p>
          </table:table-cell>
          <table:table-cell office:value-type="float" office:value="0.00000625045882352941" calcext:value-type="float">
            <text:p>6.25045882352941E-06</text:p>
          </table:table-cell>
          <table:table-cell office:value-type="float" office:value="0.00000781021176470588" calcext:value-type="float">
            <text:p>7.81021176470588E-06</text:p>
          </table:table-cell>
        </table:table-row>
        <table:table-row table:style-name="ro1">
          <table:table-cell office:value-type="string" calcext:value-type="string">
            <text:p>2021-01-09 23:02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5" calcext:value-type="float">
            <text:p>85</text:p>
          </table:table-cell>
          <table:table-cell office:value-type="float" office:value="2.125734998" calcext:value-type="float">
            <text:p>2.125734998</text:p>
          </table:table-cell>
          <table:table-cell office:value-type="float" office:value="0.000181341" calcext:value-type="float">
            <text:p>0.000181341</text:p>
          </table:table-cell>
          <table:table-cell office:value-type="float" office:value="3.921881573" calcext:value-type="float">
            <text:p>3.921881573</text:p>
          </table:table-cell>
          <table:table-cell office:value-type="float" office:value="0.015413985" calcext:value-type="float">
            <text:p>0.015413985</text:p>
          </table:table-cell>
          <table:table-cell office:value-type="float" office:value="333.359933705" calcext:value-type="float">
            <text:p>333.359933705</text:p>
          </table:table-cell>
          <table:table-cell office:value-type="float" office:value="0.00000213342352941176" calcext:value-type="float">
            <text:p>2.13342352941176E-06</text:p>
          </table:table-cell>
          <table:table-cell office:value-type="float" office:value="0.0461397832117647" calcext:value-type="float">
            <text:p>0.046139783211765</text:p>
          </table:table-cell>
        </table:table-row>
        <table:table-row table:style-name="ro1">
          <table:table-cell office:value-type="string" calcext:value-type="string">
            <text:p>2021-01-09 23:02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6" calcext:value-type="float">
            <text:p>86</text:p>
          </table:table-cell>
          <table:table-cell office:value-type="float" office:value="0.031977734" calcext:value-type="float">
            <text:p>0.031977734</text:p>
          </table:table-cell>
          <table:table-cell office:value-type="float" office:value="0.000575572" calcext:value-type="float">
            <text:p>0.000575572</text:p>
          </table:table-cell>
          <table:table-cell office:value-type="float" office:value="0.001889563" calcext:value-type="float">
            <text:p>0.001889563</text:p>
          </table:table-cell>
          <table:table-cell office:value-type="float" office:value="0.049499192" calcext:value-type="float">
            <text:p>0.049499192</text:p>
          </table:table-cell>
          <table:table-cell office:value-type="float" office:value="0.162502418" calcext:value-type="float">
            <text:p>0.162502418</text:p>
          </table:table-cell>
          <table:table-cell office:value-type="float" office:value="0.00000669269767441861" calcext:value-type="float">
            <text:p>6.69269767441861E-06</text:p>
          </table:table-cell>
          <table:table-cell office:value-type="float" office:value="0.0000219716627906977" calcext:value-type="float">
            <text:p>2.19716627906977E-05</text:p>
          </table:table-cell>
        </table:table-row>
        <table:table-row table:style-name="ro1">
          <table:table-cell office:value-type="string" calcext:value-type="string">
            <text:p>2021-01-09 23:02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6" calcext:value-type="float">
            <text:p>86</text:p>
          </table:table-cell>
          <table:table-cell office:value-type="float" office:value="2.277696708" calcext:value-type="float">
            <text:p>2.277696708</text:p>
          </table:table-cell>
          <table:table-cell office:value-type="float" office:value="0.000236104" calcext:value-type="float">
            <text:p>0.000236104</text:p>
          </table:table-cell>
          <table:table-cell office:value-type="float" office:value="3.936252828" calcext:value-type="float">
            <text:p>3.936252828</text:p>
          </table:table-cell>
          <table:table-cell office:value-type="float" office:value="0.020304944" calcext:value-type="float">
            <text:p>0.020304944</text:p>
          </table:table-cell>
          <table:table-cell office:value-type="float" office:value="338.517743208" calcext:value-type="float">
            <text:p>338.517743208</text:p>
          </table:table-cell>
          <table:table-cell office:value-type="float" office:value="0.00000274539534883721" calcext:value-type="float">
            <text:p>2.74539534883721E-06</text:p>
          </table:table-cell>
          <table:table-cell office:value-type="float" office:value="0.0457703817209302" calcext:value-type="float">
            <text:p>0.04577038172093</text:p>
          </table:table-cell>
        </table:table-row>
        <table:table-row table:style-name="ro1">
          <table:table-cell office:value-type="string" calcext:value-type="string">
            <text:p>2021-01-09 23:02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7" calcext:value-type="float">
            <text:p>87</text:p>
          </table:table-cell>
          <table:table-cell office:value-type="float" office:value="0.00042023" calcext:value-type="float">
            <text:p>0.00042023</text:p>
          </table:table-cell>
          <table:table-cell office:value-type="float" office:value="0.000533834" calcext:value-type="float">
            <text:p>0.000533834</text:p>
          </table:table-cell>
          <table:table-cell office:value-type="float" office:value="0.000618102" calcext:value-type="float">
            <text:p>0.000618102</text:p>
          </table:table-cell>
          <table:table-cell office:value-type="float" office:value="0.046443558" calcext:value-type="float">
            <text:p>0.046443558</text:p>
          </table:table-cell>
          <table:table-cell office:value-type="float" office:value="0.053774874" calcext:value-type="float">
            <text:p>0.053774874</text:p>
          </table:table-cell>
          <table:table-cell office:value-type="float" office:value="0.00000613602298850575" calcext:value-type="float">
            <text:p>6.13602298850575E-06</text:p>
          </table:table-cell>
          <table:table-cell office:value-type="float" office:value="0.00000710462068965517" calcext:value-type="float">
            <text:p>7.10462068965517E-06</text:p>
          </table:table-cell>
        </table:table-row>
        <table:table-row table:style-name="ro1">
          <table:table-cell office:value-type="string" calcext:value-type="string">
            <text:p>2021-01-09 23:02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7" calcext:value-type="float">
            <text:p>87</text:p>
          </table:table-cell>
          <table:table-cell office:value-type="float" office:value="2.49153532" calcext:value-type="float">
            <text:p>2.49153532</text:p>
          </table:table-cell>
          <table:table-cell office:value-type="float" office:value="0.000225995" calcext:value-type="float">
            <text:p>0.000225995</text:p>
          </table:table-cell>
          <table:table-cell office:value-type="float" office:value="4.043025338" calcext:value-type="float">
            <text:p>4.043025338</text:p>
          </table:table-cell>
          <table:table-cell office:value-type="float" office:value="0.019661565" calcext:value-type="float">
            <text:p>0.019661565</text:p>
          </table:table-cell>
          <table:table-cell office:value-type="float" office:value="351.743204406" calcext:value-type="float">
            <text:p>351.743204406</text:p>
          </table:table-cell>
          <table:table-cell office:value-type="float" office:value="0.00000259764367816092" calcext:value-type="float">
            <text:p>2.59764367816092E-06</text:p>
          </table:table-cell>
          <table:table-cell office:value-type="float" office:value="0.0464715556091954" calcext:value-type="float">
            <text:p>0.046471555609195</text:p>
          </table:table-cell>
        </table:table-row>
        <table:table-row table:style-name="ro1">
          <table:table-cell office:value-type="string" calcext:value-type="string">
            <text:p>2021-01-09 23:02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8" calcext:value-type="float">
            <text:p>88</text:p>
          </table:table-cell>
          <table:table-cell office:value-type="float" office:value="0.000326374" calcext:value-type="float">
            <text:p>0.000326374</text:p>
          </table:table-cell>
          <table:table-cell office:value-type="float" office:value="0.006699814" calcext:value-type="float">
            <text:p>0.006699814</text:p>
          </table:table-cell>
          <table:table-cell office:value-type="float" office:value="0.00063264" calcext:value-type="float">
            <text:p>0.00063264</text:p>
          </table:table-cell>
          <table:table-cell office:value-type="float" office:value="0.589583632" calcext:value-type="float">
            <text:p>0.589583632</text:p>
          </table:table-cell>
          <table:table-cell office:value-type="float" office:value="0.05567232" calcext:value-type="float">
            <text:p>0.05567232</text:p>
          </table:table-cell>
          <table:table-cell office:value-type="float" office:value="0.00007613425" calcext:value-type="float">
            <text:p>7.613425E-05</text:p>
          </table:table-cell>
          <table:table-cell office:value-type="float" office:value="0.00000718909090909091" calcext:value-type="float">
            <text:p>7.18909090909091E-06</text:p>
          </table:table-cell>
        </table:table-row>
        <table:table-row table:style-name="ro1">
          <table:table-cell office:value-type="string" calcext:value-type="string">
            <text:p>2021-01-09 23:02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8" calcext:value-type="float">
            <text:p>88</text:p>
          </table:table-cell>
          <table:table-cell office:value-type="float" office:value="2.260763914" calcext:value-type="float">
            <text:p>2.260763914</text:p>
          </table:table-cell>
          <table:table-cell office:value-type="float" office:value="0.000177864" calcext:value-type="float">
            <text:p>0.000177864</text:p>
          </table:table-cell>
          <table:table-cell office:value-type="float" office:value="4.189002493" calcext:value-type="float">
            <text:p>4.189002493</text:p>
          </table:table-cell>
          <table:table-cell office:value-type="float" office:value="0.015652032" calcext:value-type="float">
            <text:p>0.015652032</text:p>
          </table:table-cell>
          <table:table-cell office:value-type="float" office:value="368.632219384" calcext:value-type="float">
            <text:p>368.632219384</text:p>
          </table:table-cell>
          <table:table-cell office:value-type="float" office:value="0.00000202118181818182" calcext:value-type="float">
            <text:p>2.02118181818182E-06</text:p>
          </table:table-cell>
          <table:table-cell office:value-type="float" office:value="0.0476023010568182" calcext:value-type="float">
            <text:p>0.047602301056818</text:p>
          </table:table-cell>
        </table:table-row>
        <table:table-row table:style-name="ro1">
          <table:table-cell office:value-type="string" calcext:value-type="string">
            <text:p>2021-01-09 23:02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9" calcext:value-type="float">
            <text:p>89</text:p>
          </table:table-cell>
          <table:table-cell office:value-type="float" office:value="0.000364796" calcext:value-type="float">
            <text:p>0.000364796</text:p>
          </table:table-cell>
          <table:table-cell office:value-type="float" office:value="0.002780927" calcext:value-type="float">
            <text:p>0.002780927</text:p>
          </table:table-cell>
          <table:table-cell office:value-type="float" office:value="0.001648278" calcext:value-type="float">
            <text:p>0.001648278</text:p>
          </table:table-cell>
          <table:table-cell office:value-type="float" office:value="0.247502503" calcext:value-type="float">
            <text:p>0.247502503</text:p>
          </table:table-cell>
          <table:table-cell office:value-type="float" office:value="0.146696742" calcext:value-type="float">
            <text:p>0.146696742</text:p>
          </table:table-cell>
          <table:table-cell office:value-type="float" office:value="0.0000312463707865168" calcext:value-type="float">
            <text:p>3.12463707865168E-05</text:p>
          </table:table-cell>
          <table:table-cell office:value-type="float" office:value="0.0000185199775280899" calcext:value-type="float">
            <text:p>1.85199775280899E-05</text:p>
          </table:table-cell>
        </table:table-row>
        <table:table-row table:style-name="ro1">
          <table:table-cell office:value-type="string" calcext:value-type="string">
            <text:p>2021-01-09 23:02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9" calcext:value-type="float">
            <text:p>89</text:p>
          </table:table-cell>
          <table:table-cell office:value-type="float" office:value="2.513925123" calcext:value-type="float">
            <text:p>2.513925123</text:p>
          </table:table-cell>
          <table:table-cell office:value-type="float" office:value="0.000190989" calcext:value-type="float">
            <text:p>0.000190989</text:p>
          </table:table-cell>
          <table:table-cell office:value-type="float" office:value="4.187499041" calcext:value-type="float">
            <text:p>4.187499041</text:p>
          </table:table-cell>
          <table:table-cell office:value-type="float" office:value="0.016998021" calcext:value-type="float">
            <text:p>0.016998021</text:p>
          </table:table-cell>
          <table:table-cell office:value-type="float" office:value="372.687414649" calcext:value-type="float">
            <text:p>372.687414649</text:p>
          </table:table-cell>
          <table:table-cell office:value-type="float" office:value="0.00000214594382022472" calcext:value-type="float">
            <text:p>2.14594382022472E-06</text:p>
          </table:table-cell>
          <table:table-cell office:value-type="float" office:value="0.0470505510224719" calcext:value-type="float">
            <text:p>0.047050551022472</text:p>
          </table:table-cell>
        </table:table-row>
        <table:table-row table:style-name="ro1">
          <table:table-cell office:value-type="string" calcext:value-type="string">
            <text:p>2021-01-09 23:02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0" calcext:value-type="float">
            <text:p>90</text:p>
          </table:table-cell>
          <table:table-cell office:value-type="float" office:value="0.000366579" calcext:value-type="float">
            <text:p>0.000366579</text:p>
          </table:table-cell>
          <table:table-cell office:value-type="float" office:value="0.002767371" calcext:value-type="float">
            <text:p>0.002767371</text:p>
          </table:table-cell>
          <table:table-cell office:value-type="float" office:value="0.001635894" calcext:value-type="float">
            <text:p>0.001635894</text:p>
          </table:table-cell>
          <table:table-cell office:value-type="float" office:value="0.24906339" calcext:value-type="float">
            <text:p>0.24906339</text:p>
          </table:table-cell>
          <table:table-cell office:value-type="float" office:value="0.14723046" calcext:value-type="float">
            <text:p>0.14723046</text:p>
          </table:table-cell>
          <table:table-cell office:value-type="float" office:value="0.0000307485666666667" calcext:value-type="float">
            <text:p>3.07485666666667E-05</text:p>
          </table:table-cell>
          <table:table-cell office:value-type="float" office:value="0.0000181766" calcext:value-type="float">
            <text:p>1.81766E-05</text:p>
          </table:table-cell>
        </table:table-row>
        <table:table-row table:style-name="ro1">
          <table:table-cell office:value-type="string" calcext:value-type="string">
            <text:p>2021-01-09 23:02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0" calcext:value-type="float">
            <text:p>90</text:p>
          </table:table-cell>
          <table:table-cell office:value-type="float" office:value="2.451655895" calcext:value-type="float">
            <text:p>2.451655895</text:p>
          </table:table-cell>
          <table:table-cell office:value-type="float" office:value="0.000179647" calcext:value-type="float">
            <text:p>0.000179647</text:p>
          </table:table-cell>
          <table:table-cell office:value-type="float" office:value="4.286776995" calcext:value-type="float">
            <text:p>4.286776995</text:p>
          </table:table-cell>
          <table:table-cell office:value-type="float" office:value="0.01616823" calcext:value-type="float">
            <text:p>0.01616823</text:p>
          </table:table-cell>
          <table:table-cell office:value-type="float" office:value="385.80992955" calcext:value-type="float">
            <text:p>385.80992955</text:p>
          </table:table-cell>
          <table:table-cell office:value-type="float" office:value="0.00000199607777777778" calcext:value-type="float">
            <text:p>1.99607777777778E-06</text:p>
          </table:table-cell>
          <table:table-cell office:value-type="float" office:value="0.0476308555" calcext:value-type="float">
            <text:p>0.0476308555</text:p>
          </table:table-cell>
        </table:table-row>
        <table:table-row table:style-name="ro1">
          <table:table-cell office:value-type="string" calcext:value-type="string">
            <text:p>2021-01-09 23:02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1" calcext:value-type="float">
            <text:p>91</text:p>
          </table:table-cell>
          <table:table-cell office:value-type="float" office:value="0.000391335" calcext:value-type="float">
            <text:p>0.000391335</text:p>
          </table:table-cell>
          <table:table-cell office:value-type="float" office:value="0.00267623" calcext:value-type="float">
            <text:p>0.00267623</text:p>
          </table:table-cell>
          <table:table-cell office:value-type="float" office:value="0.001770087" calcext:value-type="float">
            <text:p>0.001770087</text:p>
          </table:table-cell>
          <table:table-cell office:value-type="float" office:value="0.24353693" calcext:value-type="float">
            <text:p>0.24353693</text:p>
          </table:table-cell>
          <table:table-cell office:value-type="float" office:value="0.161077917" calcext:value-type="float">
            <text:p>0.161077917</text:p>
          </table:table-cell>
          <table:table-cell office:value-type="float" office:value="0.0000294091208791209" calcext:value-type="float">
            <text:p>2.94091208791209E-05</text:p>
          </table:table-cell>
          <table:table-cell office:value-type="float" office:value="0.0000194515054945055" calcext:value-type="float">
            <text:p>1.94515054945055E-05</text:p>
          </table:table-cell>
        </table:table-row>
        <table:table-row table:style-name="ro1">
          <table:table-cell office:value-type="string" calcext:value-type="string">
            <text:p>2021-01-09 23:02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1" calcext:value-type="float">
            <text:p>91</text:p>
          </table:table-cell>
          <table:table-cell office:value-type="float" office:value="2.560377062" calcext:value-type="float">
            <text:p>2.560377062</text:p>
          </table:table-cell>
          <table:table-cell office:value-type="float" office:value="0.000222088" calcext:value-type="float">
            <text:p>0.000222088</text:p>
          </table:table-cell>
          <table:table-cell office:value-type="float" office:value="4.25785223" calcext:value-type="float">
            <text:p>4.25785223</text:p>
          </table:table-cell>
          <table:table-cell office:value-type="float" office:value="0.020210008" calcext:value-type="float">
            <text:p>0.020210008</text:p>
          </table:table-cell>
          <table:table-cell office:value-type="float" office:value="387.46455293" calcext:value-type="float">
            <text:p>387.46455293</text:p>
          </table:table-cell>
          <table:table-cell office:value-type="float" office:value="0.00000244052747252747" calcext:value-type="float">
            <text:p>2.44052747252747E-06</text:p>
          </table:table-cell>
          <table:table-cell office:value-type="float" office:value="0.046789584945055" calcext:value-type="float">
            <text:p>0.046789584945055</text:p>
          </table:table-cell>
        </table:table-row>
        <table:table-row table:style-name="ro1">
          <table:table-cell office:value-type="string" calcext:value-type="string">
            <text:p>2021-01-09 23:02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2" calcext:value-type="float">
            <text:p>92</text:p>
          </table:table-cell>
          <table:table-cell office:value-type="float" office:value="0.000380475" calcext:value-type="float">
            <text:p>0.000380475</text:p>
          </table:table-cell>
          <table:table-cell office:value-type="float" office:value="0.002470803" calcext:value-type="float">
            <text:p>0.002470803</text:p>
          </table:table-cell>
          <table:table-cell office:value-type="float" office:value="0.001162114" calcext:value-type="float">
            <text:p>0.001162114</text:p>
          </table:table-cell>
          <table:table-cell office:value-type="float" office:value="0.227313876" calcext:value-type="float">
            <text:p>0.227313876</text:p>
          </table:table-cell>
          <table:table-cell office:value-type="float" office:value="0.106914488" calcext:value-type="float">
            <text:p>0.106914488</text:p>
          </table:table-cell>
          <table:table-cell office:value-type="float" office:value="0.0000268565543478261" calcext:value-type="float">
            <text:p>2.68565543478261E-05</text:p>
          </table:table-cell>
          <table:table-cell office:value-type="float" office:value="0.0000126316739130435" calcext:value-type="float">
            <text:p>1.26316739130435E-05</text:p>
          </table:table-cell>
        </table:table-row>
        <table:table-row table:style-name="ro1">
          <table:table-cell office:value-type="string" calcext:value-type="string">
            <text:p>2021-01-09 23:02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2" calcext:value-type="float">
            <text:p>92</text:p>
          </table:table-cell>
          <table:table-cell office:value-type="float" office:value="2.305747476" calcext:value-type="float">
            <text:p>2.305747476</text:p>
          </table:table-cell>
          <table:table-cell office:value-type="float" office:value="0.000176652" calcext:value-type="float">
            <text:p>0.000176652</text:p>
          </table:table-cell>
          <table:table-cell office:value-type="float" office:value="4.341996307" calcext:value-type="float">
            <text:p>4.341996307</text:p>
          </table:table-cell>
          <table:table-cell office:value-type="float" office:value="0.016251984" calcext:value-type="float">
            <text:p>0.016251984</text:p>
          </table:table-cell>
          <table:table-cell office:value-type="float" office:value="399.463660244" calcext:value-type="float">
            <text:p>399.463660244</text:p>
          </table:table-cell>
          <table:table-cell office:value-type="float" office:value="0.00000192013043478261" calcext:value-type="float">
            <text:p>1.92013043478261E-06</text:p>
          </table:table-cell>
          <table:table-cell office:value-type="float" office:value="0.0471956120326087" calcext:value-type="float">
            <text:p>0.047195612032609</text:p>
          </table:table-cell>
        </table:table-row>
        <table:table-row table:style-name="ro1">
          <table:table-cell office:value-type="string" calcext:value-type="string">
            <text:p>2021-01-09 23:02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3" calcext:value-type="float">
            <text:p>93</text:p>
          </table:table-cell>
          <table:table-cell office:value-type="float" office:value="0.000395773" calcext:value-type="float">
            <text:p>0.000395773</text:p>
          </table:table-cell>
          <table:table-cell office:value-type="float" office:value="0.001311935" calcext:value-type="float">
            <text:p>0.001311935</text:p>
          </table:table-cell>
          <table:table-cell office:value-type="float" office:value="0.001474631" calcext:value-type="float">
            <text:p>0.001474631</text:p>
          </table:table-cell>
          <table:table-cell office:value-type="float" office:value="0.122009955" calcext:value-type="float">
            <text:p>0.122009955</text:p>
          </table:table-cell>
          <table:table-cell office:value-type="float" office:value="0.137140683" calcext:value-type="float">
            <text:p>0.137140683</text:p>
          </table:table-cell>
          <table:table-cell office:value-type="float" office:value="0.0000141068279569892" calcext:value-type="float">
            <text:p>1.41068279569892E-05</text:p>
          </table:table-cell>
          <table:table-cell office:value-type="float" office:value="0.000015856247311828" calcext:value-type="float">
            <text:p>1.5856247311828E-05</text:p>
          </table:table-cell>
        </table:table-row>
        <table:table-row table:style-name="ro1">
          <table:table-cell office:value-type="string" calcext:value-type="string">
            <text:p>2021-01-09 23:02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3" calcext:value-type="float">
            <text:p>93</text:p>
          </table:table-cell>
          <table:table-cell office:value-type="float" office:value="2.389478973" calcext:value-type="float">
            <text:p>2.389478973</text:p>
          </table:table-cell>
          <table:table-cell office:value-type="float" office:value="0.000220835" calcext:value-type="float">
            <text:p>0.000220835</text:p>
          </table:table-cell>
          <table:table-cell office:value-type="float" office:value="4.262083417" calcext:value-type="float">
            <text:p>4.262083417</text:p>
          </table:table-cell>
          <table:table-cell office:value-type="float" office:value="0.020537655" calcext:value-type="float">
            <text:p>0.020537655</text:p>
          </table:table-cell>
          <table:table-cell office:value-type="float" office:value="396.373757781" calcext:value-type="float">
            <text:p>396.373757781</text:p>
          </table:table-cell>
          <table:table-cell office:value-type="float" office:value="0.00000237456989247312" calcext:value-type="float">
            <text:p>2.37456989247312E-06</text:p>
          </table:table-cell>
          <table:table-cell office:value-type="float" office:value="0.0458288539462366" calcext:value-type="float">
            <text:p>0.045828853946237</text:p>
          </table:table-cell>
        </table:table-row>
        <table:table-row table:style-name="ro1">
          <table:table-cell office:value-type="string" calcext:value-type="string">
            <text:p>2021-01-09 23:03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4" calcext:value-type="float">
            <text:p>94</text:p>
          </table:table-cell>
          <table:table-cell office:value-type="float" office:value="0.000360307" calcext:value-type="float">
            <text:p>0.000360307</text:p>
          </table:table-cell>
          <table:table-cell office:value-type="float" office:value="0.00644066" calcext:value-type="float">
            <text:p>0.00644066</text:p>
          </table:table-cell>
          <table:table-cell office:value-type="float" office:value="0.000622479" calcext:value-type="float">
            <text:p>0.000622479</text:p>
          </table:table-cell>
          <table:table-cell office:value-type="float" office:value="0.60542204" calcext:value-type="float">
            <text:p>0.60542204</text:p>
          </table:table-cell>
          <table:table-cell office:value-type="float" office:value="0.058513026" calcext:value-type="float">
            <text:p>0.058513026</text:p>
          </table:table-cell>
          <table:table-cell office:value-type="float" office:value="0.0000685176595744681" calcext:value-type="float">
            <text:p>6.85176595744681E-05</text:p>
          </table:table-cell>
          <table:table-cell office:value-type="float" office:value="0.0000066221170212766" calcext:value-type="float">
            <text:p>6.6221170212766E-06</text:p>
          </table:table-cell>
        </table:table-row>
        <table:table-row table:style-name="ro1">
          <table:table-cell office:value-type="string" calcext:value-type="string">
            <text:p>2021-01-09 23:03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4" calcext:value-type="float">
            <text:p>94</text:p>
          </table:table-cell>
          <table:table-cell office:value-type="float" office:value="2.662455759" calcext:value-type="float">
            <text:p>2.662455759</text:p>
          </table:table-cell>
          <table:table-cell office:value-type="float" office:value="0.000189385" calcext:value-type="float">
            <text:p>0.000189385</text:p>
          </table:table-cell>
          <table:table-cell office:value-type="float" office:value="4.435646467" calcext:value-type="float">
            <text:p>4.435646467</text:p>
          </table:table-cell>
          <table:table-cell office:value-type="float" office:value="0.01780219" calcext:value-type="float">
            <text:p>0.01780219</text:p>
          </table:table-cell>
          <table:table-cell office:value-type="float" office:value="416.950767898" calcext:value-type="float">
            <text:p>416.950767898</text:p>
          </table:table-cell>
          <table:table-cell office:value-type="float" office:value="0.00000201473404255319" calcext:value-type="float">
            <text:p>2.01473404255319E-06</text:p>
          </table:table-cell>
          <table:table-cell office:value-type="float" office:value="0.0471877283723404" calcext:value-type="float">
            <text:p>0.047187728372341</text:p>
          </table:table-cell>
        </table:table-row>
        <table:table-row table:style-name="ro1">
          <table:table-cell office:value-type="string" calcext:value-type="string">
            <text:p>2021-01-09 23:0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5" calcext:value-type="float">
            <text:p>95</text:p>
          </table:table-cell>
          <table:table-cell office:value-type="float" office:value="0.000382188" calcext:value-type="float">
            <text:p>0.000382188</text:p>
          </table:table-cell>
          <table:table-cell office:value-type="float" office:value="0.006387789" calcext:value-type="float">
            <text:p>0.006387789</text:p>
          </table:table-cell>
          <table:table-cell office:value-type="float" office:value="0.000545464" calcext:value-type="float">
            <text:p>0.000545464</text:p>
          </table:table-cell>
          <table:table-cell office:value-type="float" office:value="0.606839955" calcext:value-type="float">
            <text:p>0.606839955</text:p>
          </table:table-cell>
          <table:table-cell office:value-type="float" office:value="0.05181908" calcext:value-type="float">
            <text:p>0.05181908</text:p>
          </table:table-cell>
          <table:table-cell office:value-type="float" office:value="0.0000672398842105263" calcext:value-type="float">
            <text:p>6.72398842105263E-05</text:p>
          </table:table-cell>
          <table:table-cell office:value-type="float" office:value="0.00000574172631578947" calcext:value-type="float">
            <text:p>5.74172631578947E-06</text:p>
          </table:table-cell>
        </table:table-row>
        <table:table-row table:style-name="ro1">
          <table:table-cell office:value-type="string" calcext:value-type="string">
            <text:p>2021-01-09 23:0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5" calcext:value-type="float">
            <text:p>95</text:p>
          </table:table-cell>
          <table:table-cell office:value-type="float" office:value="2.416593106" calcext:value-type="float">
            <text:p>2.416593106</text:p>
          </table:table-cell>
          <table:table-cell office:value-type="float" office:value="0.000233138" calcext:value-type="float">
            <text:p>0.000233138</text:p>
          </table:table-cell>
          <table:table-cell office:value-type="float" office:value="4.356601836" calcext:value-type="float">
            <text:p>4.356601836</text:p>
          </table:table-cell>
          <table:table-cell office:value-type="float" office:value="0.02214811" calcext:value-type="float">
            <text:p>0.02214811</text:p>
          </table:table-cell>
          <table:table-cell office:value-type="float" office:value="413.87717442" calcext:value-type="float">
            <text:p>413.87717442</text:p>
          </table:table-cell>
          <table:table-cell office:value-type="float" office:value="0.00000245408421052632" calcext:value-type="float">
            <text:p>2.45408421052632E-06</text:p>
          </table:table-cell>
          <table:table-cell office:value-type="float" office:value="0.0458589666947369" calcext:value-type="float">
            <text:p>0.045858966694737</text:p>
          </table:table-cell>
        </table:table-row>
        <table:table-row table:style-name="ro1">
          <table:table-cell office:value-type="string" calcext:value-type="string">
            <text:p>2021-01-09 23:03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6" calcext:value-type="float">
            <text:p>96</text:p>
          </table:table-cell>
          <table:table-cell office:value-type="float" office:value="0.00037784" calcext:value-type="float">
            <text:p>0.00037784</text:p>
          </table:table-cell>
          <table:table-cell office:value-type="float" office:value="0.005981946" calcext:value-type="float">
            <text:p>0.005981946</text:p>
          </table:table-cell>
          <table:table-cell office:value-type="float" office:value="0.001182631" calcext:value-type="float">
            <text:p>0.001182631</text:p>
          </table:table-cell>
          <table:table-cell office:value-type="float" office:value="0.574266816" calcext:value-type="float">
            <text:p>0.574266816</text:p>
          </table:table-cell>
          <table:table-cell office:value-type="float" office:value="0.113532576" calcext:value-type="float">
            <text:p>0.113532576</text:p>
          </table:table-cell>
          <table:table-cell office:value-type="float" office:value="0.0000623119375" calcext:value-type="float">
            <text:p>6.23119375E-05</text:p>
          </table:table-cell>
          <table:table-cell office:value-type="float" office:value="0.0000123190729166667" calcext:value-type="float">
            <text:p>1.23190729166667E-05</text:p>
          </table:table-cell>
        </table:table-row>
        <table:table-row table:style-name="ro1">
          <table:table-cell office:value-type="string" calcext:value-type="string">
            <text:p>2021-01-09 23:03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6" calcext:value-type="float">
            <text:p>96</text:p>
          </table:table-cell>
          <table:table-cell office:value-type="float" office:value="2.438935654" calcext:value-type="float">
            <text:p>2.438935654</text:p>
          </table:table-cell>
          <table:table-cell office:value-type="float" office:value="0.000315993" calcext:value-type="float">
            <text:p>0.000315993</text:p>
          </table:table-cell>
          <table:table-cell office:value-type="float" office:value="4.445166007" calcext:value-type="float">
            <text:p>4.445166007</text:p>
          </table:table-cell>
          <table:table-cell office:value-type="float" office:value="0.030335328" calcext:value-type="float">
            <text:p>0.030335328</text:p>
          </table:table-cell>
          <table:table-cell office:value-type="float" office:value="426.735936672" calcext:value-type="float">
            <text:p>426.735936672</text:p>
          </table:table-cell>
          <table:table-cell office:value-type="float" office:value="0.00000329159375" calcext:value-type="float">
            <text:p>3.29159375E-06</text:p>
          </table:table-cell>
          <table:table-cell office:value-type="float" office:value="0.0463038125729167" calcext:value-type="float">
            <text:p>0.046303812572917</text:p>
          </table:table-cell>
        </table:table-row>
        <table:table-row table:style-name="ro1">
          <table:table-cell office:value-type="string" calcext:value-type="string">
            <text:p>2021-01-09 23:03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7" calcext:value-type="float">
            <text:p>97</text:p>
          </table:table-cell>
          <table:table-cell office:value-type="float" office:value="0.000337143" calcext:value-type="float">
            <text:p>0.000337143</text:p>
          </table:table-cell>
          <table:table-cell office:value-type="float" office:value="0.002886552" calcext:value-type="float">
            <text:p>0.002886552</text:p>
          </table:table-cell>
          <table:table-cell office:value-type="float" office:value="0.001513693" calcext:value-type="float">
            <text:p>0.001513693</text:p>
          </table:table-cell>
          <table:table-cell office:value-type="float" office:value="0.279995544" calcext:value-type="float">
            <text:p>0.279995544</text:p>
          </table:table-cell>
          <table:table-cell office:value-type="float" office:value="0.146828221" calcext:value-type="float">
            <text:p>0.146828221</text:p>
          </table:table-cell>
          <table:table-cell office:value-type="float" office:value="0.0000297582680412371" calcext:value-type="float">
            <text:p>2.97582680412371E-05</text:p>
          </table:table-cell>
          <table:table-cell office:value-type="float" office:value="0.0000156050824742268" calcext:value-type="float">
            <text:p>1.56050824742268E-05</text:p>
          </table:table-cell>
        </table:table-row>
        <table:table-row table:style-name="ro1">
          <table:table-cell office:value-type="string" calcext:value-type="string">
            <text:p>2021-01-09 23:03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7" calcext:value-type="float">
            <text:p>97</text:p>
          </table:table-cell>
          <table:table-cell office:value-type="float" office:value="2.468441484" calcext:value-type="float">
            <text:p>2.468441484</text:p>
          </table:table-cell>
          <table:table-cell office:value-type="float" office:value="0.00019136" calcext:value-type="float">
            <text:p>0.00019136</text:p>
          </table:table-cell>
          <table:table-cell office:value-type="float" office:value="4.40238487" calcext:value-type="float">
            <text:p>4.40238487</text:p>
          </table:table-cell>
          <table:table-cell office:value-type="float" office:value="0.01856192" calcext:value-type="float">
            <text:p>0.01856192</text:p>
          </table:table-cell>
          <table:table-cell office:value-type="float" office:value="427.03133239" calcext:value-type="float">
            <text:p>427.03133239</text:p>
          </table:table-cell>
          <table:table-cell office:value-type="float" office:value="0.00000197278350515464" calcext:value-type="float">
            <text:p>1.97278350515464E-06</text:p>
          </table:table-cell>
          <table:table-cell office:value-type="float" office:value="0.0453854110309278" calcext:value-type="float">
            <text:p>0.045385411030928</text:p>
          </table:table-cell>
        </table:table-row>
        <table:table-row table:style-name="ro1">
          <table:table-cell office:value-type="string" calcext:value-type="string">
            <text:p>2021-01-09 23:03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8" calcext:value-type="float">
            <text:p>98</text:p>
          </table:table-cell>
          <table:table-cell office:value-type="float" office:value="0.000338255" calcext:value-type="float">
            <text:p>0.000338255</text:p>
          </table:table-cell>
          <table:table-cell office:value-type="float" office:value="0.006382828" calcext:value-type="float">
            <text:p>0.006382828</text:p>
          </table:table-cell>
          <table:table-cell office:value-type="float" office:value="0.000659078" calcext:value-type="float">
            <text:p>0.000659078</text:p>
          </table:table-cell>
          <table:table-cell office:value-type="float" office:value="0.625517144" calcext:value-type="float">
            <text:p>0.625517144</text:p>
          </table:table-cell>
          <table:table-cell office:value-type="float" office:value="0.064589644" calcext:value-type="float">
            <text:p>0.064589644</text:p>
          </table:table-cell>
          <table:table-cell office:value-type="float" office:value="0.0000651308979591837" calcext:value-type="float">
            <text:p>6.51308979591837E-05</text:p>
          </table:table-cell>
          <table:table-cell office:value-type="float" office:value="0.00000672528571428572" calcext:value-type="float">
            <text:p>6.72528571428572E-06</text:p>
          </table:table-cell>
        </table:table-row>
        <table:table-row table:style-name="ro1">
          <table:table-cell office:value-type="string" calcext:value-type="string">
            <text:p>2021-01-09 23:03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8" calcext:value-type="float">
            <text:p>98</text:p>
          </table:table-cell>
          <table:table-cell office:value-type="float" office:value="2.381245012" calcext:value-type="float">
            <text:p>2.381245012</text:p>
          </table:table-cell>
          <table:table-cell office:value-type="float" office:value="0.000169508" calcext:value-type="float">
            <text:p>0.000169508</text:p>
          </table:table-cell>
          <table:table-cell office:value-type="float" office:value="4.366423667" calcext:value-type="float">
            <text:p>4.366423667</text:p>
          </table:table-cell>
          <table:table-cell office:value-type="float" office:value="0.016611784" calcext:value-type="float">
            <text:p>0.016611784</text:p>
          </table:table-cell>
          <table:table-cell office:value-type="float" office:value="427.909519366" calcext:value-type="float">
            <text:p>427.909519366</text:p>
          </table:table-cell>
          <table:table-cell office:value-type="float" office:value="0.00000172967346938775" calcext:value-type="float">
            <text:p>1.72967346938775E-06</text:p>
          </table:table-cell>
          <table:table-cell office:value-type="float" office:value="0.0445553435408163" calcext:value-type="float">
            <text:p>0.044555343540816</text:p>
          </table:table-cell>
        </table:table-row>
        <table:table-row table:style-name="ro1">
          <table:table-cell office:value-type="string" calcext:value-type="string">
            <text:p>2021-01-09 23:03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9" calcext:value-type="float">
            <text:p>99</text:p>
          </table:table-cell>
          <table:table-cell office:value-type="float" office:value="0.00036742" calcext:value-type="float">
            <text:p>0.00036742</text:p>
          </table:table-cell>
          <table:table-cell office:value-type="float" office:value="0.002398043" calcext:value-type="float">
            <text:p>0.002398043</text:p>
          </table:table-cell>
          <table:table-cell office:value-type="float" office:value="0.00150725" calcext:value-type="float">
            <text:p>0.00150725</text:p>
          </table:table-cell>
          <table:table-cell office:value-type="float" office:value="0.237406257" calcext:value-type="float">
            <text:p>0.237406257</text:p>
          </table:table-cell>
          <table:table-cell office:value-type="float" office:value="0.14921775" calcext:value-type="float">
            <text:p>0.14921775</text:p>
          </table:table-cell>
          <table:table-cell office:value-type="float" office:value="0.0000242226565656566" calcext:value-type="float">
            <text:p>2.42226565656566E-05</text:p>
          </table:table-cell>
          <table:table-cell office:value-type="float" office:value="0.0000152247474747475" calcext:value-type="float">
            <text:p>1.52247474747475E-05</text:p>
          </table:table-cell>
        </table:table-row>
        <table:table-row table:style-name="ro1">
          <table:table-cell office:value-type="string" calcext:value-type="string">
            <text:p>2021-01-09 23:03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9" calcext:value-type="float">
            <text:p>99</text:p>
          </table:table-cell>
          <table:table-cell office:value-type="float" office:value="2.483315036" calcext:value-type="float">
            <text:p>2.483315036</text:p>
          </table:table-cell>
          <table:table-cell office:value-type="float" office:value="0.000231225" calcext:value-type="float">
            <text:p>0.000231225</text:p>
          </table:table-cell>
          <table:table-cell office:value-type="float" office:value="4.602629684" calcext:value-type="float">
            <text:p>4.602629684</text:p>
          </table:table-cell>
          <table:table-cell office:value-type="float" office:value="0.022891275" calcext:value-type="float">
            <text:p>0.022891275</text:p>
          </table:table-cell>
          <table:table-cell office:value-type="float" office:value="455.660338716" calcext:value-type="float">
            <text:p>455.660338716</text:p>
          </table:table-cell>
          <table:table-cell office:value-type="float" office:value="0.00000233560606060606" calcext:value-type="float">
            <text:p>2.33560606060606E-06</text:p>
          </table:table-cell>
          <table:table-cell office:value-type="float" office:value="0.0464912089292929" calcext:value-type="float">
            <text:p>0.046491208929293</text:p>
          </table:table-cell>
        </table:table-row>
        <table:table-row table:style-name="ro1">
          <table:table-cell office:value-type="string" calcext:value-type="string">
            <text:p>2021-01-09 23:0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0" calcext:value-type="float">
            <text:p>100</text:p>
          </table:table-cell>
          <table:table-cell office:value-type="float" office:value="0.000359836" calcext:value-type="float">
            <text:p>0.000359836</text:p>
          </table:table-cell>
          <table:table-cell office:value-type="float" office:value="0.005752231" calcext:value-type="float">
            <text:p>0.005752231</text:p>
          </table:table-cell>
          <table:table-cell office:value-type="float" office:value="0.000744317" calcext:value-type="float">
            <text:p>0.000744317</text:p>
          </table:table-cell>
          <table:table-cell office:value-type="float" office:value="0.5752231" calcext:value-type="float">
            <text:p>0.5752231</text:p>
          </table:table-cell>
          <table:table-cell office:value-type="float" office:value="0.0744317" calcext:value-type="float">
            <text:p>0.0744317</text:p>
          </table:table-cell>
          <table:table-cell office:value-type="float" office:value="0.00005752231" calcext:value-type="float">
            <text:p>5.752231E-05</text:p>
          </table:table-cell>
          <table:table-cell office:value-type="float" office:value="0.00000744317" calcext:value-type="float">
            <text:p>7.44317E-06</text:p>
          </table:table-cell>
        </table:table-row>
        <table:table-row table:style-name="ro1">
          <table:table-cell office:value-type="string" calcext:value-type="string">
            <text:p>2021-01-09 23:0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0" calcext:value-type="float">
            <text:p>100</text:p>
          </table:table-cell>
          <table:table-cell office:value-type="float" office:value="2.578789329" calcext:value-type="float">
            <text:p>2.578789329</text:p>
          </table:table-cell>
          <table:table-cell office:value-type="float" office:value="0.000184617" calcext:value-type="float">
            <text:p>0.000184617</text:p>
          </table:table-cell>
          <table:table-cell office:value-type="float" office:value="4.668787759" calcext:value-type="float">
            <text:p>4.668787759</text:p>
          </table:table-cell>
          <table:table-cell office:value-type="float" office:value="0.0184617" calcext:value-type="float">
            <text:p>0.0184617</text:p>
          </table:table-cell>
          <table:table-cell office:value-type="float" office:value="466.8787759" calcext:value-type="float">
            <text:p>466.8787759</text:p>
          </table:table-cell>
          <table:table-cell office:value-type="float" office:value="0.00000184617" calcext:value-type="float">
            <text:p>1.84617E-06</text:p>
          </table:table-cell>
          <table:table-cell office:value-type="float" office:value="0.04668787759" calcext:value-type="float">
            <text:p>0.04668787759</text:p>
          </table:table-cell>
        </table:table-row>
        <table:table-row table:style-name="ro1">
          <table:table-cell office:value-type="string" calcext:value-type="string">
            <text:p>2021-01-09 23:03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1" calcext:value-type="float">
            <text:p>101</text:p>
          </table:table-cell>
          <table:table-cell office:value-type="float" office:value="0.000331653" calcext:value-type="float">
            <text:p>0.000331653</text:p>
          </table:table-cell>
          <table:table-cell office:value-type="float" office:value="0.006330095" calcext:value-type="float">
            <text:p>0.006330095</text:p>
          </table:table-cell>
          <table:table-cell office:value-type="float" office:value="0.000627929" calcext:value-type="float">
            <text:p>0.000627929</text:p>
          </table:table-cell>
          <table:table-cell office:value-type="float" office:value="0.639339595" calcext:value-type="float">
            <text:p>0.639339595</text:p>
          </table:table-cell>
          <table:table-cell office:value-type="float" office:value="0.063420829" calcext:value-type="float">
            <text:p>0.063420829</text:p>
          </table:table-cell>
          <table:table-cell office:value-type="float" office:value="0.0000626742079207921" calcext:value-type="float">
            <text:p>6.26742079207921E-05</text:p>
          </table:table-cell>
          <table:table-cell office:value-type="float" office:value="0.00000621711881188119" calcext:value-type="float">
            <text:p>6.21711881188119E-06</text:p>
          </table:table-cell>
        </table:table-row>
        <table:table-row table:style-name="ro1">
          <table:table-cell office:value-type="string" calcext:value-type="string">
            <text:p>2021-01-09 23:03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1" calcext:value-type="float">
            <text:p>101</text:p>
          </table:table-cell>
          <table:table-cell office:value-type="float" office:value="2.566702686" calcext:value-type="float">
            <text:p>2.566702686</text:p>
          </table:table-cell>
          <table:table-cell office:value-type="float" office:value="0.000187322" calcext:value-type="float">
            <text:p>0.000187322</text:p>
          </table:table-cell>
          <table:table-cell office:value-type="float" office:value="4.697081726" calcext:value-type="float">
            <text:p>4.697081726</text:p>
          </table:table-cell>
          <table:table-cell office:value-type="float" office:value="0.018919522" calcext:value-type="float">
            <text:p>0.018919522</text:p>
          </table:table-cell>
          <table:table-cell office:value-type="float" office:value="474.405254326" calcext:value-type="float">
            <text:p>474.405254326</text:p>
          </table:table-cell>
          <table:table-cell office:value-type="float" office:value="0.00000185467326732673" calcext:value-type="float">
            <text:p>1.85467326732673E-06</text:p>
          </table:table-cell>
          <table:table-cell office:value-type="float" office:value="0.0465057596633663" calcext:value-type="float">
            <text:p>0.046505759663366</text:p>
          </table:table-cell>
        </table:table-row>
        <table:table-row table:style-name="ro1">
          <table:table-cell office:value-type="string" calcext:value-type="string">
            <text:p>2021-01-09 23:04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2" calcext:value-type="float">
            <text:p>102</text:p>
          </table:table-cell>
          <table:table-cell office:value-type="float" office:value="0.000366929" calcext:value-type="float">
            <text:p>0.000366929</text:p>
          </table:table-cell>
          <table:table-cell office:value-type="float" office:value="0.002297323" calcext:value-type="float">
            <text:p>0.002297323</text:p>
          </table:table-cell>
          <table:table-cell office:value-type="float" office:value="0.001103422" calcext:value-type="float">
            <text:p>0.001103422</text:p>
          </table:table-cell>
          <table:table-cell office:value-type="float" office:value="0.234326946" calcext:value-type="float">
            <text:p>0.234326946</text:p>
          </table:table-cell>
          <table:table-cell office:value-type="float" office:value="0.112549044" calcext:value-type="float">
            <text:p>0.112549044</text:p>
          </table:table-cell>
          <table:table-cell office:value-type="float" office:value="0.0000225227745098039" calcext:value-type="float">
            <text:p>2.25227745098039E-05</text:p>
          </table:table-cell>
          <table:table-cell office:value-type="float" office:value="0.000010817862745098" calcext:value-type="float">
            <text:p>1.0817862745098E-05</text:p>
          </table:table-cell>
        </table:table-row>
        <table:table-row table:style-name="ro1">
          <table:table-cell office:value-type="string" calcext:value-type="string">
            <text:p>2021-01-09 23:04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2" calcext:value-type="float">
            <text:p>102</text:p>
          </table:table-cell>
          <table:table-cell office:value-type="float" office:value="2.59394249" calcext:value-type="float">
            <text:p>2.59394249</text:p>
          </table:table-cell>
          <table:table-cell office:value-type="float" office:value="0.000200316" calcext:value-type="float">
            <text:p>0.000200316</text:p>
          </table:table-cell>
          <table:table-cell office:value-type="float" office:value="4.599999289" calcext:value-type="float">
            <text:p>4.599999289</text:p>
          </table:table-cell>
          <table:table-cell office:value-type="float" office:value="0.020432232" calcext:value-type="float">
            <text:p>0.020432232</text:p>
          </table:table-cell>
          <table:table-cell office:value-type="float" office:value="469.199927478" calcext:value-type="float">
            <text:p>469.199927478</text:p>
          </table:table-cell>
          <table:table-cell office:value-type="float" office:value="0.00000196388235294118" calcext:value-type="float">
            <text:p>1.96388235294118E-06</text:p>
          </table:table-cell>
          <table:table-cell office:value-type="float" office:value="0.045098032245098" calcext:value-type="float">
            <text:p>0.045098032245098</text:p>
          </table:table-cell>
        </table:table-row>
        <table:table-row table:style-name="ro1">
          <table:table-cell office:value-type="string" calcext:value-type="string">
            <text:p>2021-01-09 23:04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3" calcext:value-type="float">
            <text:p>103</text:p>
          </table:table-cell>
          <table:table-cell office:value-type="float" office:value="0.000359555" calcext:value-type="float">
            <text:p>0.000359555</text:p>
          </table:table-cell>
          <table:table-cell office:value-type="float" office:value="0.004613311" calcext:value-type="float">
            <text:p>0.004613311</text:p>
          </table:table-cell>
          <table:table-cell office:value-type="float" office:value="0.001067133" calcext:value-type="float">
            <text:p>0.001067133</text:p>
          </table:table-cell>
          <table:table-cell office:value-type="float" office:value="0.475171033" calcext:value-type="float">
            <text:p>0.475171033</text:p>
          </table:table-cell>
          <table:table-cell office:value-type="float" office:value="0.109914699" calcext:value-type="float">
            <text:p>0.109914699</text:p>
          </table:table-cell>
          <table:table-cell office:value-type="float" office:value="0.000044789427184466" calcext:value-type="float">
            <text:p>4.4789427184466E-05</text:p>
          </table:table-cell>
          <table:table-cell office:value-type="float" office:value="0.0000103605145631068" calcext:value-type="float">
            <text:p>1.03605145631068E-05</text:p>
          </table:table-cell>
        </table:table-row>
        <table:table-row table:style-name="ro1">
          <table:table-cell office:value-type="string" calcext:value-type="string">
            <text:p>2021-01-09 23:04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3" calcext:value-type="float">
            <text:p>103</text:p>
          </table:table-cell>
          <table:table-cell office:value-type="float" office:value="2.733063831" calcext:value-type="float">
            <text:p>2.733063831</text:p>
          </table:table-cell>
          <table:table-cell office:value-type="float" office:value="0.00020802" calcext:value-type="float">
            <text:p>0.00020802</text:p>
          </table:table-cell>
          <table:table-cell office:value-type="float" office:value="4.577692221" calcext:value-type="float">
            <text:p>4.577692221</text:p>
          </table:table-cell>
          <table:table-cell office:value-type="float" office:value="0.02142606" calcext:value-type="float">
            <text:p>0.02142606</text:p>
          </table:table-cell>
          <table:table-cell office:value-type="float" office:value="471.502298763" calcext:value-type="float">
            <text:p>471.502298763</text:p>
          </table:table-cell>
          <table:table-cell office:value-type="float" office:value="0.00000201961165048544" calcext:value-type="float">
            <text:p>2.01961165048544E-06</text:p>
          </table:table-cell>
          <table:table-cell office:value-type="float" office:value="0.0444436137961165" calcext:value-type="float">
            <text:p>0.044443613796117</text:p>
          </table:table-cell>
        </table:table-row>
        <table:table-row table:style-name="ro1">
          <table:table-cell office:value-type="string" calcext:value-type="string">
            <text:p>2021-01-09 23:04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4" calcext:value-type="float">
            <text:p>104</text:p>
          </table:table-cell>
          <table:table-cell office:value-type="float" office:value="0.00037827" calcext:value-type="float">
            <text:p>0.00037827</text:p>
          </table:table-cell>
          <table:table-cell office:value-type="float" office:value="0.002252799" calcext:value-type="float">
            <text:p>0.002252799</text:p>
          </table:table-cell>
          <table:table-cell office:value-type="float" office:value="0.001008673" calcext:value-type="float">
            <text:p>0.001008673</text:p>
          </table:table-cell>
          <table:table-cell office:value-type="float" office:value="0.234291096" calcext:value-type="float">
            <text:p>0.234291096</text:p>
          </table:table-cell>
          <table:table-cell office:value-type="float" office:value="0.104901992" calcext:value-type="float">
            <text:p>0.104901992</text:p>
          </table:table-cell>
          <table:table-cell office:value-type="float" office:value="0.0000216615288461538" calcext:value-type="float">
            <text:p>2.16615288461538E-05</text:p>
          </table:table-cell>
          <table:table-cell office:value-type="float" office:value="0.00000969877884615385" calcext:value-type="float">
            <text:p>9.69877884615385E-06</text:p>
          </table:table-cell>
        </table:table-row>
        <table:table-row table:style-name="ro1">
          <table:table-cell office:value-type="string" calcext:value-type="string">
            <text:p>2021-01-09 23:04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4" calcext:value-type="float">
            <text:p>104</text:p>
          </table:table-cell>
          <table:table-cell office:value-type="float" office:value="2.626616781" calcext:value-type="float">
            <text:p>2.626616781</text:p>
          </table:table-cell>
          <table:table-cell office:value-type="float" office:value="0.000190046" calcext:value-type="float">
            <text:p>0.000190046</text:p>
          </table:table-cell>
          <table:table-cell office:value-type="float" office:value="4.763852944" calcext:value-type="float">
            <text:p>4.763852944</text:p>
          </table:table-cell>
          <table:table-cell office:value-type="float" office:value="0.019764784" calcext:value-type="float">
            <text:p>0.019764784</text:p>
          </table:table-cell>
          <table:table-cell office:value-type="float" office:value="495.440706176" calcext:value-type="float">
            <text:p>495.440706176</text:p>
          </table:table-cell>
          <table:table-cell office:value-type="float" office:value="0.00000182736538461538" calcext:value-type="float">
            <text:p>1.82736538461538E-06</text:p>
          </table:table-cell>
          <table:table-cell office:value-type="float" office:value="0.0458062783076923" calcext:value-type="float">
            <text:p>0.045806278307692</text:p>
          </table:table-cell>
        </table:table-row>
        <table:table-row table:style-name="ro1">
          <table:table-cell office:value-type="string" calcext:value-type="string">
            <text:p>2021-01-09 23:04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5" calcext:value-type="float">
            <text:p>105</text:p>
          </table:table-cell>
          <table:table-cell office:value-type="float" office:value="0.000339538" calcext:value-type="float">
            <text:p>0.000339538</text:p>
          </table:table-cell>
          <table:table-cell office:value-type="float" office:value="0.006074262" calcext:value-type="float">
            <text:p>0.006074262</text:p>
          </table:table-cell>
          <table:table-cell office:value-type="float" office:value="0.00057022" calcext:value-type="float">
            <text:p>0.00057022</text:p>
          </table:table-cell>
          <table:table-cell office:value-type="float" office:value="0.63779751" calcext:value-type="float">
            <text:p>0.63779751</text:p>
          </table:table-cell>
          <table:table-cell office:value-type="float" office:value="0.0598731" calcext:value-type="float">
            <text:p>0.0598731</text:p>
          </table:table-cell>
          <table:table-cell office:value-type="float" office:value="0.0000578501142857143" calcext:value-type="float">
            <text:p>5.78501142857143E-05</text:p>
          </table:table-cell>
          <table:table-cell office:value-type="float" office:value="0.00000543066666666667" calcext:value-type="float">
            <text:p>5.43066666666667E-06</text:p>
          </table:table-cell>
        </table:table-row>
        <table:table-row table:style-name="ro1">
          <table:table-cell office:value-type="string" calcext:value-type="string">
            <text:p>2021-01-09 23:04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5" calcext:value-type="float">
            <text:p>105</text:p>
          </table:table-cell>
          <table:table-cell office:value-type="float" office:value="2.796849244" calcext:value-type="float">
            <text:p>2.796849244</text:p>
          </table:table-cell>
          <table:table-cell office:value-type="float" office:value="0.000177513" calcext:value-type="float">
            <text:p>0.000177513</text:p>
          </table:table-cell>
          <table:table-cell office:value-type="float" office:value="4.888039466" calcext:value-type="float">
            <text:p>4.888039466</text:p>
          </table:table-cell>
          <table:table-cell office:value-type="float" office:value="0.018638865" calcext:value-type="float">
            <text:p>0.018638865</text:p>
          </table:table-cell>
          <table:table-cell office:value-type="float" office:value="513.24414393" calcext:value-type="float">
            <text:p>513.24414393</text:p>
          </table:table-cell>
          <table:table-cell office:value-type="float" office:value="0.0000016906" calcext:value-type="float">
            <text:p>1.6906E-06</text:p>
          </table:table-cell>
          <table:table-cell office:value-type="float" office:value="0.0465527568190476" calcext:value-type="float">
            <text:p>0.046552756819048</text:p>
          </table:table-cell>
        </table:table-row>
        <table:table-row table:style-name="ro1">
          <table:table-cell office:value-type="string" calcext:value-type="string">
            <text:p>2021-01-09 23:04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6" calcext:value-type="float">
            <text:p>106</text:p>
          </table:table-cell>
          <table:table-cell office:value-type="float" office:value="0.000370495" calcext:value-type="float">
            <text:p>0.000370495</text:p>
          </table:table-cell>
          <table:table-cell office:value-type="float" office:value="0.002084853" calcext:value-type="float">
            <text:p>0.002084853</text:p>
          </table:table-cell>
          <table:table-cell office:value-type="float" office:value="0.001380772" calcext:value-type="float">
            <text:p>0.001380772</text:p>
          </table:table-cell>
          <table:table-cell office:value-type="float" office:value="0.220994418" calcext:value-type="float">
            <text:p>0.220994418</text:p>
          </table:table-cell>
          <table:table-cell office:value-type="float" office:value="0.146361832" calcext:value-type="float">
            <text:p>0.146361832</text:p>
          </table:table-cell>
          <table:table-cell office:value-type="float" office:value="0.0000196684245283019" calcext:value-type="float">
            <text:p>1.96684245283019E-05</text:p>
          </table:table-cell>
          <table:table-cell office:value-type="float" office:value="0.0000130261509433962" calcext:value-type="float">
            <text:p>1.30261509433962E-05</text:p>
          </table:table-cell>
        </table:table-row>
        <table:table-row table:style-name="ro1">
          <table:table-cell office:value-type="string" calcext:value-type="string">
            <text:p>2021-01-09 23:04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6" calcext:value-type="float">
            <text:p>106</text:p>
          </table:table-cell>
          <table:table-cell office:value-type="float" office:value="2.672939533" calcext:value-type="float">
            <text:p>2.672939533</text:p>
          </table:table-cell>
          <table:table-cell office:value-type="float" office:value="0.000201759" calcext:value-type="float">
            <text:p>0.000201759</text:p>
          </table:table-cell>
          <table:table-cell office:value-type="float" office:value="4.75487362" calcext:value-type="float">
            <text:p>4.75487362</text:p>
          </table:table-cell>
          <table:table-cell office:value-type="float" office:value="0.021386454" calcext:value-type="float">
            <text:p>0.021386454</text:p>
          </table:table-cell>
          <table:table-cell office:value-type="float" office:value="504.01660372" calcext:value-type="float">
            <text:p>504.01660372</text:p>
          </table:table-cell>
          <table:table-cell office:value-type="float" office:value="0.00000190338679245283" calcext:value-type="float">
            <text:p>1.90338679245283E-06</text:p>
          </table:table-cell>
          <table:table-cell office:value-type="float" office:value="0.0448572983018868" calcext:value-type="float">
            <text:p>0.044857298301887</text:p>
          </table:table-cell>
        </table:table-row>
        <table:table-row table:style-name="ro1">
          <table:table-cell office:value-type="string" calcext:value-type="string">
            <text:p>2021-01-09 23:04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7" calcext:value-type="float">
            <text:p>107</text:p>
          </table:table-cell>
          <table:table-cell office:value-type="float" office:value="0.000368231" calcext:value-type="float">
            <text:p>0.000368231</text:p>
          </table:table-cell>
          <table:table-cell office:value-type="float" office:value="0.002033307" calcext:value-type="float">
            <text:p>0.002033307</text:p>
          </table:table-cell>
          <table:table-cell office:value-type="float" office:value="0.001522968" calcext:value-type="float">
            <text:p>0.001522968</text:p>
          </table:table-cell>
          <table:table-cell office:value-type="float" office:value="0.217563849" calcext:value-type="float">
            <text:p>0.217563849</text:p>
          </table:table-cell>
          <table:table-cell office:value-type="float" office:value="0.162957576" calcext:value-type="float">
            <text:p>0.162957576</text:p>
          </table:table-cell>
          <table:table-cell office:value-type="float" office:value="0.0000190028691588785" calcext:value-type="float">
            <text:p>1.90028691588785E-05</text:p>
          </table:table-cell>
          <table:table-cell office:value-type="float" office:value="0.0000142333457943925" calcext:value-type="float">
            <text:p>1.42333457943925E-05</text:p>
          </table:table-cell>
        </table:table-row>
        <table:table-row table:style-name="ro1">
          <table:table-cell office:value-type="string" calcext:value-type="string">
            <text:p>2021-01-09 23:04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7" calcext:value-type="float">
            <text:p>107</text:p>
          </table:table-cell>
          <table:table-cell office:value-type="float" office:value="2.608200864" calcext:value-type="float">
            <text:p>2.608200864</text:p>
          </table:table-cell>
          <table:table-cell office:value-type="float" office:value="0.000189606" calcext:value-type="float">
            <text:p>0.000189606</text:p>
          </table:table-cell>
          <table:table-cell office:value-type="float" office:value="4.91309341" calcext:value-type="float">
            <text:p>4.91309341</text:p>
          </table:table-cell>
          <table:table-cell office:value-type="float" office:value="0.020287842" calcext:value-type="float">
            <text:p>0.020287842</text:p>
          </table:table-cell>
          <table:table-cell office:value-type="float" office:value="525.70099487" calcext:value-type="float">
            <text:p>525.70099487</text:p>
          </table:table-cell>
          <table:table-cell office:value-type="float" office:value="0.00000177201869158879" calcext:value-type="float">
            <text:p>1.77201869158879E-06</text:p>
          </table:table-cell>
          <table:table-cell office:value-type="float" office:value="0.0459167608411215" calcext:value-type="float">
            <text:p>0.045916760841122</text:p>
          </table:table-cell>
        </table:table-row>
        <table:table-row table:style-name="ro1">
          <table:table-cell office:value-type="string" calcext:value-type="string">
            <text:p>2021-01-09 23:04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8" calcext:value-type="float">
            <text:p>108</text:p>
          </table:table-cell>
          <table:table-cell office:value-type="float" office:value="0.000385393" calcext:value-type="float">
            <text:p>0.000385393</text:p>
          </table:table-cell>
          <table:table-cell office:value-type="float" office:value="0.002062701" calcext:value-type="float">
            <text:p>0.002062701</text:p>
          </table:table-cell>
          <table:table-cell office:value-type="float" office:value="0.001629258" calcext:value-type="float">
            <text:p>0.001629258</text:p>
          </table:table-cell>
          <table:table-cell office:value-type="float" office:value="0.222771708" calcext:value-type="float">
            <text:p>0.222771708</text:p>
          </table:table-cell>
          <table:table-cell office:value-type="float" office:value="0.175959864" calcext:value-type="float">
            <text:p>0.175959864</text:p>
          </table:table-cell>
          <table:table-cell office:value-type="float" office:value="0.0000190990833333333" calcext:value-type="float">
            <text:p>1.90990833333333E-05</text:p>
          </table:table-cell>
          <table:table-cell office:value-type="float" office:value="0.0000150857222222222" calcext:value-type="float">
            <text:p>1.50857222222222E-05</text:p>
          </table:table-cell>
        </table:table-row>
        <table:table-row table:style-name="ro1">
          <table:table-cell office:value-type="string" calcext:value-type="string">
            <text:p>2021-01-09 23:04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8" calcext:value-type="float">
            <text:p>108</text:p>
          </table:table-cell>
          <table:table-cell office:value-type="float" office:value="2.698825468" calcext:value-type="float">
            <text:p>2.698825468</text:p>
          </table:table-cell>
          <table:table-cell office:value-type="float" office:value="0.002849308" calcext:value-type="float">
            <text:p>0.002849308</text:p>
          </table:table-cell>
          <table:table-cell office:value-type="float" office:value="4.841080532" calcext:value-type="float">
            <text:p>4.841080532</text:p>
          </table:table-cell>
          <table:table-cell office:value-type="float" office:value="0.307725264" calcext:value-type="float">
            <text:p>0.307725264</text:p>
          </table:table-cell>
          <table:table-cell office:value-type="float" office:value="522.836697456" calcext:value-type="float">
            <text:p>522.836697456</text:p>
          </table:table-cell>
          <table:table-cell office:value-type="float" office:value="0.0000263824814814815" calcext:value-type="float">
            <text:p>2.63824814814815E-05</text:p>
          </table:table-cell>
          <table:table-cell office:value-type="float" office:value="0.0448248197407407" calcext:value-type="float">
            <text:p>0.044824819740741</text:p>
          </table:table-cell>
        </table:table-row>
        <table:table-row table:style-name="ro1">
          <table:table-cell office:value-type="string" calcext:value-type="string">
            <text:p>2021-01-09 23:04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9" calcext:value-type="float">
            <text:p>109</text:p>
          </table:table-cell>
          <table:table-cell office:value-type="float" office:value="0.000371818" calcext:value-type="float">
            <text:p>0.000371818</text:p>
          </table:table-cell>
          <table:table-cell office:value-type="float" office:value="0.005580502" calcext:value-type="float">
            <text:p>0.005580502</text:p>
          </table:table-cell>
          <table:table-cell office:value-type="float" office:value="0.000683282" calcext:value-type="float">
            <text:p>0.000683282</text:p>
          </table:table-cell>
          <table:table-cell office:value-type="float" office:value="0.608274718" calcext:value-type="float">
            <text:p>0.608274718</text:p>
          </table:table-cell>
          <table:table-cell office:value-type="float" office:value="0.074477738" calcext:value-type="float">
            <text:p>0.074477738</text:p>
          </table:table-cell>
          <table:table-cell office:value-type="float" office:value="0.0000511972660550459" calcext:value-type="float">
            <text:p>5.11972660550459E-05</text:p>
          </table:table-cell>
          <table:table-cell office:value-type="float" office:value="0.00000626864220183486" calcext:value-type="float">
            <text:p>6.26864220183486E-06</text:p>
          </table:table-cell>
        </table:table-row>
        <table:table-row table:style-name="ro1">
          <table:table-cell office:value-type="string" calcext:value-type="string">
            <text:p>2021-01-09 23:04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9" calcext:value-type="float">
            <text:p>109</text:p>
          </table:table-cell>
          <table:table-cell office:value-type="float" office:value="2.798543447" calcext:value-type="float">
            <text:p>2.798543447</text:p>
          </table:table-cell>
          <table:table-cell office:value-type="float" office:value="0.000200266" calcext:value-type="float">
            <text:p>0.000200266</text:p>
          </table:table-cell>
          <table:table-cell office:value-type="float" office:value="5.078507788" calcext:value-type="float">
            <text:p>5.078507788</text:p>
          </table:table-cell>
          <table:table-cell office:value-type="float" office:value="0.021828994" calcext:value-type="float">
            <text:p>0.021828994</text:p>
          </table:table-cell>
          <table:table-cell office:value-type="float" office:value="553.557348892" calcext:value-type="float">
            <text:p>553.557348892</text:p>
          </table:table-cell>
          <table:table-cell office:value-type="float" office:value="0.00000183730275229358" calcext:value-type="float">
            <text:p>1.83730275229358E-06</text:p>
          </table:table-cell>
          <table:table-cell office:value-type="float" office:value="0.0465918145688073" calcext:value-type="float">
            <text:p>0.046591814568807</text:p>
          </table:table-cell>
        </table:table-row>
        <table:table-row table:style-name="ro1">
          <table:table-cell office:value-type="string" calcext:value-type="string">
            <text:p>2021-01-09 23:05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0" calcext:value-type="float">
            <text:p>110</text:p>
          </table:table-cell>
          <table:table-cell office:value-type="float" office:value="0.000382909" calcext:value-type="float">
            <text:p>0.000382909</text:p>
          </table:table-cell>
          <table:table-cell office:value-type="float" office:value="0.005855588" calcext:value-type="float">
            <text:p>0.005855588</text:p>
          </table:table-cell>
          <table:table-cell office:value-type="float" office:value="0.00107101" calcext:value-type="float">
            <text:p>0.00107101</text:p>
          </table:table-cell>
          <table:table-cell office:value-type="float" office:value="0.64411468" calcext:value-type="float">
            <text:p>0.64411468</text:p>
          </table:table-cell>
          <table:table-cell office:value-type="float" office:value="0.1178111" calcext:value-type="float">
            <text:p>0.1178111</text:p>
          </table:table-cell>
          <table:table-cell office:value-type="float" office:value="0.0000532326181818182" calcext:value-type="float">
            <text:p>5.32326181818182E-05</text:p>
          </table:table-cell>
          <table:table-cell office:value-type="float" office:value="0.00000973645454545455" calcext:value-type="float">
            <text:p>9.73645454545455E-06</text:p>
          </table:table-cell>
        </table:table-row>
        <table:table-row table:style-name="ro1">
          <table:table-cell office:value-type="string" calcext:value-type="string">
            <text:p>2021-01-09 23:05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0" calcext:value-type="float">
            <text:p>110</text:p>
          </table:table-cell>
          <table:table-cell office:value-type="float" office:value="2.750328889" calcext:value-type="float">
            <text:p>2.750328889</text:p>
          </table:table-cell>
          <table:table-cell office:value-type="float" office:value="0.000192691" calcext:value-type="float">
            <text:p>0.000192691</text:p>
          </table:table-cell>
          <table:table-cell office:value-type="float" office:value="4.96265822" calcext:value-type="float">
            <text:p>4.96265822</text:p>
          </table:table-cell>
          <table:table-cell office:value-type="float" office:value="0.02119601" calcext:value-type="float">
            <text:p>0.02119601</text:p>
          </table:table-cell>
          <table:table-cell office:value-type="float" office:value="545.8924042" calcext:value-type="float">
            <text:p>545.8924042</text:p>
          </table:table-cell>
          <table:table-cell office:value-type="float" office:value="0.00000175173636363636" calcext:value-type="float">
            <text:p>1.75173636363636E-06</text:p>
          </table:table-cell>
          <table:table-cell office:value-type="float" office:value="0.0451150747272727" calcext:value-type="float">
            <text:p>0.045115074727273</text:p>
          </table:table-cell>
        </table:table-row>
        <table:table-row table:style-name="ro1">
          <table:table-cell office:value-type="string" calcext:value-type="string">
            <text:p>2021-01-09 23:0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1" calcext:value-type="float">
            <text:p>111</text:p>
          </table:table-cell>
          <table:table-cell office:value-type="float" office:value="0.000382949" calcext:value-type="float">
            <text:p>0.000382949</text:p>
          </table:table-cell>
          <table:table-cell office:value-type="float" office:value="0.002080704" calcext:value-type="float">
            <text:p>0.002080704</text:p>
          </table:table-cell>
          <table:table-cell office:value-type="float" office:value="0.001121675" calcext:value-type="float">
            <text:p>0.001121675</text:p>
          </table:table-cell>
          <table:table-cell office:value-type="float" office:value="0.230958144" calcext:value-type="float">
            <text:p>0.230958144</text:p>
          </table:table-cell>
          <table:table-cell office:value-type="float" office:value="0.124505925" calcext:value-type="float">
            <text:p>0.124505925</text:p>
          </table:table-cell>
          <table:table-cell office:value-type="float" office:value="0.0000187450810810811" calcext:value-type="float">
            <text:p>1.87450810810811E-05</text:p>
          </table:table-cell>
          <table:table-cell office:value-type="float" office:value="0.0000101051801801802" calcext:value-type="float">
            <text:p>1.01051801801802E-05</text:p>
          </table:table-cell>
        </table:table-row>
        <table:table-row table:style-name="ro1">
          <table:table-cell office:value-type="string" calcext:value-type="string">
            <text:p>2021-01-09 23:0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1" calcext:value-type="float">
            <text:p>111</text:p>
          </table:table-cell>
          <table:table-cell office:value-type="float" office:value="2.657764198" calcext:value-type="float">
            <text:p>2.657764198</text:p>
          </table:table-cell>
          <table:table-cell office:value-type="float" office:value="0.000219031" calcext:value-type="float">
            <text:p>0.000219031</text:p>
          </table:table-cell>
          <table:table-cell office:value-type="float" office:value="4.952905368" calcext:value-type="float">
            <text:p>4.952905368</text:p>
          </table:table-cell>
          <table:table-cell office:value-type="float" office:value="0.024312441" calcext:value-type="float">
            <text:p>0.024312441</text:p>
          </table:table-cell>
          <table:table-cell office:value-type="float" office:value="549.772495848" calcext:value-type="float">
            <text:p>549.772495848</text:p>
          </table:table-cell>
          <table:table-cell office:value-type="float" office:value="0.00000197325225225225" calcext:value-type="float">
            <text:p>1.97325225225225E-06</text:p>
          </table:table-cell>
          <table:table-cell office:value-type="float" office:value="0.0446207690810811" calcext:value-type="float">
            <text:p>0.044620769081081</text:p>
          </table:table-cell>
        </table:table-row>
        <table:table-row table:style-name="ro1">
          <table:table-cell office:value-type="string" calcext:value-type="string">
            <text:p>2021-01-09 23:05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2" calcext:value-type="float">
            <text:p>112</text:p>
          </table:table-cell>
          <table:table-cell office:value-type="float" office:value="0.00035714" calcext:value-type="float">
            <text:p>0.00035714</text:p>
          </table:table-cell>
          <table:table-cell office:value-type="float" office:value="0.002150905" calcext:value-type="float">
            <text:p>0.002150905</text:p>
          </table:table-cell>
          <table:table-cell office:value-type="float" office:value="0.001375441" calcext:value-type="float">
            <text:p>0.001375441</text:p>
          </table:table-cell>
          <table:table-cell office:value-type="float" office:value="0.24090136" calcext:value-type="float">
            <text:p>0.24090136</text:p>
          </table:table-cell>
          <table:table-cell office:value-type="float" office:value="0.154049392" calcext:value-type="float">
            <text:p>0.154049392</text:p>
          </table:table-cell>
          <table:table-cell office:value-type="float" office:value="0.0000192045089285714" calcext:value-type="float">
            <text:p>1.92045089285714E-05</text:p>
          </table:table-cell>
          <table:table-cell office:value-type="float" office:value="0.0000122807232142857" calcext:value-type="float">
            <text:p>1.22807232142857E-05</text:p>
          </table:table-cell>
        </table:table-row>
        <table:table-row table:style-name="ro1">
          <table:table-cell office:value-type="string" calcext:value-type="string">
            <text:p>2021-01-09 23:05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2" calcext:value-type="float">
            <text:p>112</text:p>
          </table:table-cell>
          <table:table-cell office:value-type="float" office:value="2.79110871" calcext:value-type="float">
            <text:p>2.79110871</text:p>
          </table:table-cell>
          <table:table-cell office:value-type="float" office:value="0.000187922" calcext:value-type="float">
            <text:p>0.000187922</text:p>
          </table:table-cell>
          <table:table-cell office:value-type="float" office:value="5.062987327" calcext:value-type="float">
            <text:p>5.062987327</text:p>
          </table:table-cell>
          <table:table-cell office:value-type="float" office:value="0.021047264" calcext:value-type="float">
            <text:p>0.021047264</text:p>
          </table:table-cell>
          <table:table-cell office:value-type="float" office:value="567.054580624" calcext:value-type="float">
            <text:p>567.054580624</text:p>
          </table:table-cell>
          <table:table-cell office:value-type="float" office:value="0.000001677875" calcext:value-type="float">
            <text:p>1.677875E-06</text:p>
          </table:table-cell>
          <table:table-cell office:value-type="float" office:value="0.0452052439910714" calcext:value-type="float">
            <text:p>0.045205243991072</text:p>
          </table:table-cell>
        </table:table-row>
        <table:table-row table:style-name="ro1">
          <table:table-cell office:value-type="string" calcext:value-type="string">
            <text:p>2021-01-09 23:05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3" calcext:value-type="float">
            <text:p>113</text:p>
          </table:table-cell>
          <table:table-cell office:value-type="float" office:value="0.000331943" calcext:value-type="float">
            <text:p>0.000331943</text:p>
          </table:table-cell>
          <table:table-cell office:value-type="float" office:value="0.001904793" calcext:value-type="float">
            <text:p>0.001904793</text:p>
          </table:table-cell>
          <table:table-cell office:value-type="float" office:value="0.00131628" calcext:value-type="float">
            <text:p>0.00131628</text:p>
          </table:table-cell>
          <table:table-cell office:value-type="float" office:value="0.215241609" calcext:value-type="float">
            <text:p>0.215241609</text:p>
          </table:table-cell>
          <table:table-cell office:value-type="float" office:value="0.14873964" calcext:value-type="float">
            <text:p>0.14873964</text:p>
          </table:table-cell>
          <table:table-cell office:value-type="float" office:value="0.0000168565752212389" calcext:value-type="float">
            <text:p>1.68565752212389E-05</text:p>
          </table:table-cell>
          <table:table-cell office:value-type="float" office:value="0.0000116484955752212" calcext:value-type="float">
            <text:p>1.16484955752212E-05</text:p>
          </table:table-cell>
        </table:table-row>
        <table:table-row table:style-name="ro1">
          <table:table-cell office:value-type="string" calcext:value-type="string">
            <text:p>2021-01-09 23:05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3" calcext:value-type="float">
            <text:p>113</text:p>
          </table:table-cell>
          <table:table-cell office:value-type="float" office:value="2.675155036" calcext:value-type="float">
            <text:p>2.675155036</text:p>
          </table:table-cell>
          <table:table-cell office:value-type="float" office:value="0.000188754" calcext:value-type="float">
            <text:p>0.000188754</text:p>
          </table:table-cell>
          <table:table-cell office:value-type="float" office:value="5.171508722" calcext:value-type="float">
            <text:p>5.171508722</text:p>
          </table:table-cell>
          <table:table-cell office:value-type="float" office:value="0.021329202" calcext:value-type="float">
            <text:p>0.021329202</text:p>
          </table:table-cell>
          <table:table-cell office:value-type="float" office:value="584.380485586" calcext:value-type="float">
            <text:p>584.380485586</text:p>
          </table:table-cell>
          <table:table-cell office:value-type="float" office:value="0.00000167038938053097" calcext:value-type="float">
            <text:p>1.67038938053097E-06</text:p>
          </table:table-cell>
          <table:table-cell office:value-type="float" office:value="0.0457655639115044" calcext:value-type="float">
            <text:p>0.045765563911505</text:p>
          </table:table-cell>
        </table:table-row>
        <table:table-row table:style-name="ro1">
          <table:table-cell office:value-type="string" calcext:value-type="string">
            <text:p>2021-01-09 23:0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4" calcext:value-type="float">
            <text:p>114</text:p>
          </table:table-cell>
          <table:table-cell office:value-type="float" office:value="0.000418896" calcext:value-type="float">
            <text:p>0.000418896</text:p>
          </table:table-cell>
          <table:table-cell office:value-type="float" office:value="0.001815305" calcext:value-type="float">
            <text:p>0.001815305</text:p>
          </table:table-cell>
          <table:table-cell office:value-type="float" office:value="0.001258962" calcext:value-type="float">
            <text:p>0.001258962</text:p>
          </table:table-cell>
          <table:table-cell office:value-type="float" office:value="0.20694477" calcext:value-type="float">
            <text:p>0.20694477</text:p>
          </table:table-cell>
          <table:table-cell office:value-type="float" office:value="0.143521668" calcext:value-type="float">
            <text:p>0.143521668</text:p>
          </table:table-cell>
          <table:table-cell office:value-type="float" office:value="0.0000159237280701754" calcext:value-type="float">
            <text:p>1.59237280701754E-05</text:p>
          </table:table-cell>
          <table:table-cell office:value-type="float" office:value="0.0000110435263157895" calcext:value-type="float">
            <text:p>1.10435263157895E-05</text:p>
          </table:table-cell>
        </table:table-row>
        <table:table-row table:style-name="ro1">
          <table:table-cell office:value-type="string" calcext:value-type="string">
            <text:p>2021-01-09 23:0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4" calcext:value-type="float">
            <text:p>114</text:p>
          </table:table-cell>
          <table:table-cell office:value-type="float" office:value="2.953371337" calcext:value-type="float">
            <text:p>2.953371337</text:p>
          </table:table-cell>
          <table:table-cell office:value-type="float" office:value="0.000172624" calcext:value-type="float">
            <text:p>0.000172624</text:p>
          </table:table-cell>
          <table:table-cell office:value-type="float" office:value="3.94707057" calcext:value-type="float">
            <text:p>3.94707057</text:p>
          </table:table-cell>
          <table:table-cell office:value-type="float" office:value="0.019679136" calcext:value-type="float">
            <text:p>0.019679136</text:p>
          </table:table-cell>
          <table:table-cell office:value-type="float" office:value="449.96604498" calcext:value-type="float">
            <text:p>449.96604498</text:p>
          </table:table-cell>
          <table:table-cell office:value-type="float" office:value="0.00000151424561403509" calcext:value-type="float">
            <text:p>1.51424561403509E-06</text:p>
          </table:table-cell>
          <table:table-cell office:value-type="float" office:value="0.0346234260526316" calcext:value-type="float">
            <text:p>0.034623426052632</text:p>
          </table:table-cell>
        </table:table-row>
        <table:table-row table:style-name="ro1">
          <table:table-cell office:value-type="string" calcext:value-type="string">
            <text:p>2021-01-09 23:05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5" calcext:value-type="float">
            <text:p>115</text:p>
          </table:table-cell>
          <table:table-cell office:value-type="float" office:value="0.000376085" calcext:value-type="float">
            <text:p>0.000376085</text:p>
          </table:table-cell>
          <table:table-cell office:value-type="float" office:value="0.001918139" calcext:value-type="float">
            <text:p>0.001918139</text:p>
          </table:table-cell>
          <table:table-cell office:value-type="float" office:value="0.001067002" calcext:value-type="float">
            <text:p>0.001067002</text:p>
          </table:table-cell>
          <table:table-cell office:value-type="float" office:value="0.220585985" calcext:value-type="float">
            <text:p>0.220585985</text:p>
          </table:table-cell>
          <table:table-cell office:value-type="float" office:value="0.12270523" calcext:value-type="float">
            <text:p>0.12270523</text:p>
          </table:table-cell>
          <table:table-cell office:value-type="float" office:value="0.0000166794695652174" calcext:value-type="float">
            <text:p>1.66794695652174E-05</text:p>
          </table:table-cell>
          <table:table-cell office:value-type="float" office:value="0.00000927827826086956" calcext:value-type="float">
            <text:p>9.27827826086956E-06</text:p>
          </table:table-cell>
        </table:table-row>
        <table:table-row table:style-name="ro1">
          <table:table-cell office:value-type="string" calcext:value-type="string">
            <text:p>2021-01-09 23:05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5" calcext:value-type="float">
            <text:p>115</text:p>
          </table:table-cell>
          <table:table-cell office:value-type="float" office:value="2.930810359" calcext:value-type="float">
            <text:p>2.930810359</text:p>
          </table:table-cell>
          <table:table-cell office:value-type="float" office:value="0.000194284" calcext:value-type="float">
            <text:p>0.000194284</text:p>
          </table:table-cell>
          <table:table-cell office:value-type="float" office:value="3.991102289" calcext:value-type="float">
            <text:p>3.991102289</text:p>
          </table:table-cell>
          <table:table-cell office:value-type="float" office:value="0.02234266" calcext:value-type="float">
            <text:p>0.02234266</text:p>
          </table:table-cell>
          <table:table-cell office:value-type="float" office:value="458.976763235" calcext:value-type="float">
            <text:p>458.976763235</text:p>
          </table:table-cell>
          <table:table-cell office:value-type="float" office:value="0.00000168942608695652" calcext:value-type="float">
            <text:p>1.68942608695652E-06</text:p>
          </table:table-cell>
          <table:table-cell office:value-type="float" office:value="0.0347052372956522" calcext:value-type="float">
            <text:p>0.034705237295652</text:p>
          </table:table-cell>
        </table:table-row>
        <table:table-row table:style-name="ro1">
          <table:table-cell office:value-type="string" calcext:value-type="string">
            <text:p>2021-01-09 23:05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6" calcext:value-type="float">
            <text:p>116</text:p>
          </table:table-cell>
          <table:table-cell office:value-type="float" office:value="0.00034644" calcext:value-type="float">
            <text:p>0.00034644</text:p>
          </table:table-cell>
          <table:table-cell office:value-type="float" office:value="0.002162887" calcext:value-type="float">
            <text:p>0.002162887</text:p>
          </table:table-cell>
          <table:table-cell office:value-type="float" office:value="0.00107688" calcext:value-type="float">
            <text:p>0.00107688</text:p>
          </table:table-cell>
          <table:table-cell office:value-type="float" office:value="0.250894892" calcext:value-type="float">
            <text:p>0.250894892</text:p>
          </table:table-cell>
          <table:table-cell office:value-type="float" office:value="0.12491808" calcext:value-type="float">
            <text:p>0.12491808</text:p>
          </table:table-cell>
          <table:table-cell office:value-type="float" office:value="0.0000186455775862069" calcext:value-type="float">
            <text:p>1.86455775862069E-05</text:p>
          </table:table-cell>
          <table:table-cell office:value-type="float" office:value="0.00000928344827586207" calcext:value-type="float">
            <text:p>9.28344827586207E-06</text:p>
          </table:table-cell>
        </table:table-row>
        <table:table-row table:style-name="ro1">
          <table:table-cell office:value-type="string" calcext:value-type="string">
            <text:p>2021-01-09 23:05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6" calcext:value-type="float">
            <text:p>116</text:p>
          </table:table-cell>
          <table:table-cell office:value-type="float" office:value="2.891483172" calcext:value-type="float">
            <text:p>2.891483172</text:p>
          </table:table-cell>
          <table:table-cell office:value-type="float" office:value="0.000172563" calcext:value-type="float">
            <text:p>0.000172563</text:p>
          </table:table-cell>
          <table:table-cell office:value-type="float" office:value="3.873004173" calcext:value-type="float">
            <text:p>3.873004173</text:p>
          </table:table-cell>
          <table:table-cell office:value-type="float" office:value="0.020017308" calcext:value-type="float">
            <text:p>0.020017308</text:p>
          </table:table-cell>
          <table:table-cell office:value-type="float" office:value="449.268484068" calcext:value-type="float">
            <text:p>449.268484068</text:p>
          </table:table-cell>
          <table:table-cell office:value-type="float" office:value="0.00000148761206896552" calcext:value-type="float">
            <text:p>1.48761206896552E-06</text:p>
          </table:table-cell>
          <table:table-cell office:value-type="float" office:value="0.0333879670086207" calcext:value-type="float">
            <text:p>0.033387967008621</text:p>
          </table:table-cell>
        </table:table-row>
        <table:table-row table:style-name="ro1">
          <table:table-cell office:value-type="string" calcext:value-type="string">
            <text:p>2021-01-09 23:05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7" calcext:value-type="float">
            <text:p>117</text:p>
          </table:table-cell>
          <table:table-cell office:value-type="float" office:value="0.000360136" calcext:value-type="float">
            <text:p>0.000360136</text:p>
          </table:table-cell>
          <table:table-cell office:value-type="float" office:value="0.001903731" calcext:value-type="float">
            <text:p>0.001903731</text:p>
          </table:table-cell>
          <table:table-cell office:value-type="float" office:value="0.001560678" calcext:value-type="float">
            <text:p>0.001560678</text:p>
          </table:table-cell>
          <table:table-cell office:value-type="float" office:value="0.222736527" calcext:value-type="float">
            <text:p>0.222736527</text:p>
          </table:table-cell>
          <table:table-cell office:value-type="float" office:value="0.182599326" calcext:value-type="float">
            <text:p>0.182599326</text:p>
          </table:table-cell>
          <table:table-cell office:value-type="float" office:value="0.0000162712051282051" calcext:value-type="float">
            <text:p>1.62712051282051E-05</text:p>
          </table:table-cell>
          <table:table-cell office:value-type="float" office:value="0.0000133391282051282" calcext:value-type="float">
            <text:p>1.33391282051282E-05</text:p>
          </table:table-cell>
        </table:table-row>
        <table:table-row table:style-name="ro1">
          <table:table-cell office:value-type="string" calcext:value-type="string">
            <text:p>2021-01-09 23:05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7" calcext:value-type="float">
            <text:p>117</text:p>
          </table:table-cell>
          <table:table-cell office:value-type="float" office:value="2.724841427" calcext:value-type="float">
            <text:p>2.724841427</text:p>
          </table:table-cell>
          <table:table-cell office:value-type="float" office:value="0.00023975" calcext:value-type="float">
            <text:p>0.00023975</text:p>
          </table:table-cell>
          <table:table-cell office:value-type="float" office:value="3.761674085" calcext:value-type="float">
            <text:p>3.761674085</text:p>
          </table:table-cell>
          <table:table-cell office:value-type="float" office:value="0.02805075" calcext:value-type="float">
            <text:p>0.02805075</text:p>
          </table:table-cell>
          <table:table-cell office:value-type="float" office:value="440.115867945" calcext:value-type="float">
            <text:p>440.115867945</text:p>
          </table:table-cell>
          <table:table-cell office:value-type="float" office:value="0.0000020491452991453" calcext:value-type="float">
            <text:p>2.0491452991453E-06</text:p>
          </table:table-cell>
          <table:table-cell office:value-type="float" office:value="0.0321510605555556" calcext:value-type="float">
            <text:p>0.032151060555556</text:p>
          </table:table-cell>
        </table:table-row>
        <table:table-row table:style-name="ro1">
          <table:table-cell office:value-type="string" calcext:value-type="string">
            <text:p>2021-01-09 23:06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8" calcext:value-type="float">
            <text:p>118</text:p>
          </table:table-cell>
          <table:table-cell office:value-type="float" office:value="0.000420379" calcext:value-type="float">
            <text:p>0.000420379</text:p>
          </table:table-cell>
          <table:table-cell office:value-type="float" office:value="0.005862476" calcext:value-type="float">
            <text:p>0.005862476</text:p>
          </table:table-cell>
          <table:table-cell office:value-type="float" office:value="0.000574086" calcext:value-type="float">
            <text:p>0.000574086</text:p>
          </table:table-cell>
          <table:table-cell office:value-type="float" office:value="0.691772168" calcext:value-type="float">
            <text:p>0.691772168</text:p>
          </table:table-cell>
          <table:table-cell office:value-type="float" office:value="0.067742148" calcext:value-type="float">
            <text:p>0.067742148</text:p>
          </table:table-cell>
          <table:table-cell office:value-type="float" office:value="0.000049682" calcext:value-type="float">
            <text:p>4.9682E-05</text:p>
          </table:table-cell>
          <table:table-cell office:value-type="float" office:value="0.00000486513559322034" calcext:value-type="float">
            <text:p>4.86513559322034E-06</text:p>
          </table:table-cell>
        </table:table-row>
        <table:table-row table:style-name="ro1">
          <table:table-cell office:value-type="string" calcext:value-type="string">
            <text:p>2021-01-09 23:06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8" calcext:value-type="float">
            <text:p>118</text:p>
          </table:table-cell>
          <table:table-cell office:value-type="float" office:value="3.090221031" calcext:value-type="float">
            <text:p>3.090221031</text:p>
          </table:table-cell>
          <table:table-cell office:value-type="float" office:value="0.000249378" calcext:value-type="float">
            <text:p>0.000249378</text:p>
          </table:table-cell>
          <table:table-cell office:value-type="float" office:value="3.758655114" calcext:value-type="float">
            <text:p>3.758655114</text:p>
          </table:table-cell>
          <table:table-cell office:value-type="float" office:value="0.029426604" calcext:value-type="float">
            <text:p>0.029426604</text:p>
          </table:table-cell>
          <table:table-cell office:value-type="float" office:value="443.521303452" calcext:value-type="float">
            <text:p>443.521303452</text:p>
          </table:table-cell>
          <table:table-cell office:value-type="float" office:value="0.00000211337288135593" calcext:value-type="float">
            <text:p>2.11337288135593E-06</text:p>
          </table:table-cell>
          <table:table-cell office:value-type="float" office:value="0.031853009440678" calcext:value-type="float">
            <text:p>0.031853009440678</text:p>
          </table:table-cell>
        </table:table-row>
        <table:table-row table:style-name="ro1">
          <table:table-cell office:value-type="string" calcext:value-type="string">
            <text:p>2021-01-09 23:06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9" calcext:value-type="float">
            <text:p>119</text:p>
          </table:table-cell>
          <table:table-cell office:value-type="float" office:value="0.000406011" calcext:value-type="float">
            <text:p>0.000406011</text:p>
          </table:table-cell>
          <table:table-cell office:value-type="float" office:value="0.001820905" calcext:value-type="float">
            <text:p>0.001820905</text:p>
          </table:table-cell>
          <table:table-cell office:value-type="float" office:value="0.001294478" calcext:value-type="float">
            <text:p>0.001294478</text:p>
          </table:table-cell>
          <table:table-cell office:value-type="float" office:value="0.216687695" calcext:value-type="float">
            <text:p>0.216687695</text:p>
          </table:table-cell>
          <table:table-cell office:value-type="float" office:value="0.154042882" calcext:value-type="float">
            <text:p>0.154042882</text:p>
          </table:table-cell>
          <table:table-cell office:value-type="float" office:value="0.0000153017226890756" calcext:value-type="float">
            <text:p>1.53017226890756E-05</text:p>
          </table:table-cell>
          <table:table-cell office:value-type="float" office:value="0.0000108779663865546" calcext:value-type="float">
            <text:p>1.08779663865546E-05</text:p>
          </table:table-cell>
        </table:table-row>
        <table:table-row table:style-name="ro1">
          <table:table-cell office:value-type="string" calcext:value-type="string">
            <text:p>2021-01-09 23:06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9" calcext:value-type="float">
            <text:p>119</text:p>
          </table:table-cell>
          <table:table-cell office:value-type="float" office:value="2.893049169" calcext:value-type="float">
            <text:p>2.893049169</text:p>
          </table:table-cell>
          <table:table-cell office:value-type="float" office:value="0.000248326" calcext:value-type="float">
            <text:p>0.000248326</text:p>
          </table:table-cell>
          <table:table-cell office:value-type="float" office:value="3.81587837" calcext:value-type="float">
            <text:p>3.81587837</text:p>
          </table:table-cell>
          <table:table-cell office:value-type="float" office:value="0.029550794" calcext:value-type="float">
            <text:p>0.029550794</text:p>
          </table:table-cell>
          <table:table-cell office:value-type="float" office:value="454.08952603" calcext:value-type="float">
            <text:p>454.08952603</text:p>
          </table:table-cell>
          <table:table-cell office:value-type="float" office:value="0.0000020867731092437" calcext:value-type="float">
            <text:p>2.0867731092437E-06</text:p>
          </table:table-cell>
          <table:table-cell office:value-type="float" office:value="0.032066204789916" calcext:value-type="float">
            <text:p>0.032066204789916</text:p>
          </table:table-cell>
        </table:table-row>
        <table:table-row table:style-name="ro1">
          <table:table-cell office:value-type="string" calcext:value-type="string">
            <text:p>2021-01-09 23:06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0" calcext:value-type="float">
            <text:p>120</text:p>
          </table:table-cell>
          <table:table-cell office:value-type="float" office:value="0.000331942" calcext:value-type="float">
            <text:p>0.000331942</text:p>
          </table:table-cell>
          <table:table-cell office:value-type="float" office:value="0.001777694" calcext:value-type="float">
            <text:p>0.001777694</text:p>
          </table:table-cell>
          <table:table-cell office:value-type="float" office:value="0.00061316" calcext:value-type="float">
            <text:p>0.00061316</text:p>
          </table:table-cell>
          <table:table-cell office:value-type="float" office:value="0.21332328" calcext:value-type="float">
            <text:p>0.21332328</text:p>
          </table:table-cell>
          <table:table-cell office:value-type="float" office:value="0.0735792" calcext:value-type="float">
            <text:p>0.0735792</text:p>
          </table:table-cell>
          <table:table-cell office:value-type="float" office:value="0.0000148141166666667" calcext:value-type="float">
            <text:p>1.48141166666667E-05</text:p>
          </table:table-cell>
          <table:table-cell office:value-type="float" office:value="0.00000510966666666667" calcext:value-type="float">
            <text:p>5.10966666666667E-06</text:p>
          </table:table-cell>
        </table:table-row>
        <table:table-row table:style-name="ro1">
          <table:table-cell office:value-type="string" calcext:value-type="string">
            <text:p>2021-01-09 23:06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0" calcext:value-type="float">
            <text:p>120</text:p>
          </table:table-cell>
          <table:table-cell office:value-type="float" office:value="2.948148981" calcext:value-type="float">
            <text:p>2.948148981</text:p>
          </table:table-cell>
          <table:table-cell office:value-type="float" office:value="0.000204243" calcext:value-type="float">
            <text:p>0.000204243</text:p>
          </table:table-cell>
          <table:table-cell office:value-type="float" office:value="3.782603242" calcext:value-type="float">
            <text:p>3.782603242</text:p>
          </table:table-cell>
          <table:table-cell office:value-type="float" office:value="0.02450916" calcext:value-type="float">
            <text:p>0.02450916</text:p>
          </table:table-cell>
          <table:table-cell office:value-type="float" office:value="453.91238904" calcext:value-type="float">
            <text:p>453.91238904</text:p>
          </table:table-cell>
          <table:table-cell office:value-type="float" office:value="0.000001702025" calcext:value-type="float">
            <text:p>1.702025E-06</text:p>
          </table:table-cell>
          <table:table-cell office:value-type="float" office:value="0.0315216936833333" calcext:value-type="float">
            <text:p>0.031521693683333</text:p>
          </table:table-cell>
        </table:table-row>
        <table:table-row table:style-name="ro1">
          <table:table-cell office:value-type="string" calcext:value-type="string">
            <text:p>2021-01-09 23:06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1" calcext:value-type="float">
            <text:p>121</text:p>
          </table:table-cell>
          <table:table-cell office:value-type="float" office:value="0.000412534" calcext:value-type="float">
            <text:p>0.000412534</text:p>
          </table:table-cell>
          <table:table-cell office:value-type="float" office:value="0.001670132" calcext:value-type="float">
            <text:p>0.001670132</text:p>
          </table:table-cell>
          <table:table-cell office:value-type="float" office:value="0.000980749" calcext:value-type="float">
            <text:p>0.000980749</text:p>
          </table:table-cell>
          <table:table-cell office:value-type="float" office:value="0.202085972" calcext:value-type="float">
            <text:p>0.202085972</text:p>
          </table:table-cell>
          <table:table-cell office:value-type="float" office:value="0.118670629" calcext:value-type="float">
            <text:p>0.118670629</text:p>
          </table:table-cell>
          <table:table-cell office:value-type="float" office:value="0.0000138027438016529" calcext:value-type="float">
            <text:p>1.38027438016529E-05</text:p>
          </table:table-cell>
          <table:table-cell office:value-type="float" office:value="0.00000810536363636364" calcext:value-type="float">
            <text:p>8.10536363636364E-06</text:p>
          </table:table-cell>
        </table:table-row>
        <table:table-row table:style-name="ro1">
          <table:table-cell office:value-type="string" calcext:value-type="string">
            <text:p>2021-01-09 23:06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1" calcext:value-type="float">
            <text:p>121</text:p>
          </table:table-cell>
          <table:table-cell office:value-type="float" office:value="2.987987011" calcext:value-type="float">
            <text:p>2.987987011</text:p>
          </table:table-cell>
          <table:table-cell office:value-type="float" office:value="0.00021895" calcext:value-type="float">
            <text:p>0.00021895</text:p>
          </table:table-cell>
          <table:table-cell office:value-type="float" office:value="3.847006334" calcext:value-type="float">
            <text:p>3.847006334</text:p>
          </table:table-cell>
          <table:table-cell office:value-type="float" office:value="0.02649295" calcext:value-type="float">
            <text:p>0.02649295</text:p>
          </table:table-cell>
          <table:table-cell office:value-type="float" office:value="465.487766414" calcext:value-type="float">
            <text:p>465.487766414</text:p>
          </table:table-cell>
          <table:table-cell office:value-type="float" office:value="0.00000180950413223141" calcext:value-type="float">
            <text:p>1.80950413223141E-06</text:p>
          </table:table-cell>
          <table:table-cell office:value-type="float" office:value="0.0317934407768595" calcext:value-type="float">
            <text:p>0.03179344077686</text:p>
          </table:table-cell>
        </table:table-row>
        <table:table-row table:style-name="ro1">
          <table:table-cell office:value-type="string" calcext:value-type="string">
            <text:p>2021-01-09 23:06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2" calcext:value-type="float">
            <text:p>122</text:p>
          </table:table-cell>
          <table:table-cell office:value-type="float" office:value="0.000371076" calcext:value-type="float">
            <text:p>0.000371076</text:p>
          </table:table-cell>
          <table:table-cell office:value-type="float" office:value="0.004657364" calcext:value-type="float">
            <text:p>0.004657364</text:p>
          </table:table-cell>
          <table:table-cell office:value-type="float" office:value="0.000632266" calcext:value-type="float">
            <text:p>0.000632266</text:p>
          </table:table-cell>
          <table:table-cell office:value-type="float" office:value="0.568198408" calcext:value-type="float">
            <text:p>0.568198408</text:p>
          </table:table-cell>
          <table:table-cell office:value-type="float" office:value="0.077136452" calcext:value-type="float">
            <text:p>0.077136452</text:p>
          </table:table-cell>
          <table:table-cell office:value-type="float" office:value="0.0000381751147540984" calcext:value-type="float">
            <text:p>3.81751147540984E-05</text:p>
          </table:table-cell>
          <table:table-cell office:value-type="float" office:value="0.00000518250819672131" calcext:value-type="float">
            <text:p>5.18250819672131E-06</text:p>
          </table:table-cell>
        </table:table-row>
        <table:table-row table:style-name="ro1">
          <table:table-cell office:value-type="string" calcext:value-type="string">
            <text:p>2021-01-09 23:06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2" calcext:value-type="float">
            <text:p>122</text:p>
          </table:table-cell>
          <table:table-cell office:value-type="float" office:value="3.031985147" calcext:value-type="float">
            <text:p>3.031985147</text:p>
          </table:table-cell>
          <table:table-cell office:value-type="float" office:value="0.00021878" calcext:value-type="float">
            <text:p>0.00021878</text:p>
          </table:table-cell>
          <table:table-cell office:value-type="float" office:value="3.865711385" calcext:value-type="float">
            <text:p>3.865711385</text:p>
          </table:table-cell>
          <table:table-cell office:value-type="float" office:value="0.02669116" calcext:value-type="float">
            <text:p>0.02669116</text:p>
          </table:table-cell>
          <table:table-cell office:value-type="float" office:value="471.61678897" calcext:value-type="float">
            <text:p>471.61678897</text:p>
          </table:table-cell>
          <table:table-cell office:value-type="float" office:value="0.00000179327868852459" calcext:value-type="float">
            <text:p>1.79327868852459E-06</text:p>
          </table:table-cell>
          <table:table-cell office:value-type="float" office:value="0.0316861588934426" calcext:value-type="float">
            <text:p>0.031686158893443</text:p>
          </table:table-cell>
        </table:table-row>
        <table:table-row table:style-name="ro1">
          <table:table-cell office:value-type="string" calcext:value-type="string">
            <text:p>2021-01-09 23:06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3" calcext:value-type="float">
            <text:p>123</text:p>
          </table:table-cell>
          <table:table-cell office:value-type="float" office:value="0.000340979" calcext:value-type="float">
            <text:p>0.000340979</text:p>
          </table:table-cell>
          <table:table-cell office:value-type="float" office:value="0.005644234" calcext:value-type="float">
            <text:p>0.005644234</text:p>
          </table:table-cell>
          <table:table-cell office:value-type="float" office:value="0.000919424" calcext:value-type="float">
            <text:p>0.000919424</text:p>
          </table:table-cell>
          <table:table-cell office:value-type="float" office:value="0.694240782" calcext:value-type="float">
            <text:p>0.694240782</text:p>
          </table:table-cell>
          <table:table-cell office:value-type="float" office:value="0.113089152" calcext:value-type="float">
            <text:p>0.113089152</text:p>
          </table:table-cell>
          <table:table-cell office:value-type="float" office:value="0.000045888081300813" calcext:value-type="float">
            <text:p>4.5888081300813E-05</text:p>
          </table:table-cell>
          <table:table-cell office:value-type="float" office:value="0.0000074749918699187" calcext:value-type="float">
            <text:p>7.4749918699187E-06</text:p>
          </table:table-cell>
        </table:table-row>
        <table:table-row table:style-name="ro1">
          <table:table-cell office:value-type="string" calcext:value-type="string">
            <text:p>2021-01-09 23:06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3" calcext:value-type="float">
            <text:p>123</text:p>
          </table:table-cell>
          <table:table-cell office:value-type="float" office:value="2.230502521" calcext:value-type="float">
            <text:p>2.230502521</text:p>
          </table:table-cell>
          <table:table-cell office:value-type="float" office:value="0.000171822" calcext:value-type="float">
            <text:p>0.000171822</text:p>
          </table:table-cell>
          <table:table-cell office:value-type="float" office:value="3.781977605" calcext:value-type="float">
            <text:p>3.781977605</text:p>
          </table:table-cell>
          <table:table-cell office:value-type="float" office:value="0.021134106" calcext:value-type="float">
            <text:p>0.021134106</text:p>
          </table:table-cell>
          <table:table-cell office:value-type="float" office:value="465.183245415" calcext:value-type="float">
            <text:p>465.183245415</text:p>
          </table:table-cell>
          <table:table-cell office:value-type="float" office:value="0.00000139692682926829" calcext:value-type="float">
            <text:p>1.39692682926829E-06</text:p>
          </table:table-cell>
          <table:table-cell office:value-type="float" office:value="0.0307477854065041" calcext:value-type="float">
            <text:p>0.030747785406504</text:p>
          </table:table-cell>
        </table:table-row>
        <table:table-row table:style-name="ro1">
          <table:table-cell office:value-type="string" calcext:value-type="string">
            <text:p>2021-01-09 23:06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4" calcext:value-type="float">
            <text:p>124</text:p>
          </table:table-cell>
          <table:table-cell office:value-type="float" office:value="0.000367469" calcext:value-type="float">
            <text:p>0.000367469</text:p>
          </table:table-cell>
          <table:table-cell office:value-type="float" office:value="0.005654233" calcext:value-type="float">
            <text:p>0.005654233</text:p>
          </table:table-cell>
          <table:table-cell office:value-type="float" office:value="0.001096667" calcext:value-type="float">
            <text:p>0.001096667</text:p>
          </table:table-cell>
          <table:table-cell office:value-type="float" office:value="0.701124892" calcext:value-type="float">
            <text:p>0.701124892</text:p>
          </table:table-cell>
          <table:table-cell office:value-type="float" office:value="0.135986708" calcext:value-type="float">
            <text:p>0.135986708</text:p>
          </table:table-cell>
          <table:table-cell office:value-type="float" office:value="0.0000455986532258065" calcext:value-type="float">
            <text:p>4.55986532258065E-05</text:p>
          </table:table-cell>
          <table:table-cell office:value-type="float" office:value="0.00000884408870967742" calcext:value-type="float">
            <text:p>8.84408870967742E-06</text:p>
          </table:table-cell>
        </table:table-row>
        <table:table-row table:style-name="ro1">
          <table:table-cell office:value-type="string" calcext:value-type="string">
            <text:p>2021-01-09 23:06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4" calcext:value-type="float">
            <text:p>124</text:p>
          </table:table-cell>
          <table:table-cell office:value-type="float" office:value="2.197807298" calcext:value-type="float">
            <text:p>2.197807298</text:p>
          </table:table-cell>
          <table:table-cell office:value-type="float" office:value="0.000161473" calcext:value-type="float">
            <text:p>0.000161473</text:p>
          </table:table-cell>
          <table:table-cell office:value-type="float" office:value="3.783020148" calcext:value-type="float">
            <text:p>3.783020148</text:p>
          </table:table-cell>
          <table:table-cell office:value-type="float" office:value="0.020022652" calcext:value-type="float">
            <text:p>0.020022652</text:p>
          </table:table-cell>
          <table:table-cell office:value-type="float" office:value="469.094498352" calcext:value-type="float">
            <text:p>469.094498352</text:p>
          </table:table-cell>
          <table:table-cell office:value-type="float" office:value="0.00000130220161290323" calcext:value-type="float">
            <text:p>1.30220161290323E-06</text:p>
          </table:table-cell>
          <table:table-cell office:value-type="float" office:value="0.030508227" calcext:value-type="float">
            <text:p>0.030508227</text:p>
          </table:table-cell>
        </table:table-row>
        <table:table-row table:style-name="ro1">
          <table:table-cell office:value-type="string" calcext:value-type="string">
            <text:p>2021-01-09 23:06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5" calcext:value-type="float">
            <text:p>125</text:p>
          </table:table-cell>
          <table:table-cell office:value-type="float" office:value="0.000352972" calcext:value-type="float">
            <text:p>0.000352972</text:p>
          </table:table-cell>
          <table:table-cell office:value-type="float" office:value="0.00969563" calcext:value-type="float">
            <text:p>0.00969563</text:p>
          </table:table-cell>
          <table:table-cell office:value-type="float" office:value="0.000556604" calcext:value-type="float">
            <text:p>0.000556604</text:p>
          </table:table-cell>
          <table:table-cell office:value-type="float" office:value="1.21195375" calcext:value-type="float">
            <text:p>1.21195375</text:p>
          </table:table-cell>
          <table:table-cell office:value-type="float" office:value="0.0695755" calcext:value-type="float">
            <text:p>0.0695755</text:p>
          </table:table-cell>
          <table:table-cell office:value-type="float" office:value="0.00007756504" calcext:value-type="float">
            <text:p>7.756504E-05</text:p>
          </table:table-cell>
          <table:table-cell office:value-type="float" office:value="0.000004452832" calcext:value-type="float">
            <text:p>4.452832E-06</text:p>
          </table:table-cell>
        </table:table-row>
        <table:table-row table:style-name="ro1">
          <table:table-cell office:value-type="string" calcext:value-type="string">
            <text:p>2021-01-09 23:06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5" calcext:value-type="float">
            <text:p>125</text:p>
          </table:table-cell>
          <table:table-cell office:value-type="float" office:value="2.15476879" calcext:value-type="float">
            <text:p>2.15476879</text:p>
          </table:table-cell>
          <table:table-cell office:value-type="float" office:value="0.000151815" calcext:value-type="float">
            <text:p>0.000151815</text:p>
          </table:table-cell>
          <table:table-cell office:value-type="float" office:value="4.043163128" calcext:value-type="float">
            <text:p>4.043163128</text:p>
          </table:table-cell>
          <table:table-cell office:value-type="float" office:value="0.018976875" calcext:value-type="float">
            <text:p>0.018976875</text:p>
          </table:table-cell>
          <table:table-cell office:value-type="float" office:value="505.395391" calcext:value-type="float">
            <text:p>505.395391</text:p>
          </table:table-cell>
          <table:table-cell office:value-type="float" office:value="0.00000121452" calcext:value-type="float">
            <text:p>1.21452E-06</text:p>
          </table:table-cell>
          <table:table-cell office:value-type="float" office:value="0.032345305024" calcext:value-type="float">
            <text:p>0.032345305024</text:p>
          </table:table-cell>
        </table:table-row>
        <table:table-row table:style-name="ro1">
          <table:table-cell office:value-type="string" calcext:value-type="string">
            <text:p>2021-01-09 23:06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6" calcext:value-type="float">
            <text:p>126</text:p>
          </table:table-cell>
          <table:table-cell office:value-type="float" office:value="0.000344636" calcext:value-type="float">
            <text:p>0.000344636</text:p>
          </table:table-cell>
          <table:table-cell office:value-type="float" office:value="0.009480316" calcext:value-type="float">
            <text:p>0.009480316</text:p>
          </table:table-cell>
          <table:table-cell office:value-type="float" office:value="0.000523832" calcext:value-type="float">
            <text:p>0.000523832</text:p>
          </table:table-cell>
          <table:table-cell office:value-type="float" office:value="1.194519816" calcext:value-type="float">
            <text:p>1.194519816</text:p>
          </table:table-cell>
          <table:table-cell office:value-type="float" office:value="0.066002832" calcext:value-type="float">
            <text:p>0.066002832</text:p>
          </table:table-cell>
          <table:table-cell office:value-type="float" office:value="0.0000752406031746032" calcext:value-type="float">
            <text:p>7.52406031746032E-05</text:p>
          </table:table-cell>
          <table:table-cell office:value-type="float" office:value="0.00000415739682539683" calcext:value-type="float">
            <text:p>4.15739682539683E-06</text:p>
          </table:table-cell>
        </table:table-row>
        <table:table-row table:style-name="ro1">
          <table:table-cell office:value-type="string" calcext:value-type="string">
            <text:p>2021-01-09 23:06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6" calcext:value-type="float">
            <text:p>126</text:p>
          </table:table-cell>
          <table:table-cell office:value-type="float" office:value="2.319636507" calcext:value-type="float">
            <text:p>2.319636507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4.069102884" calcext:value-type="float">
            <text:p>4.069102884</text:p>
          </table:table-cell>
          <table:table-cell office:value-type="float" office:value="0.02956086" calcext:value-type="float">
            <text:p>0.02956086</text:p>
          </table:table-cell>
          <table:table-cell office:value-type="float" office:value="512.706963384" calcext:value-type="float">
            <text:p>512.706963384</text:p>
          </table:table-cell>
          <table:table-cell office:value-type="float" office:value="0.00000186198412698413" calcext:value-type="float">
            <text:p>1.86198412698413E-06</text:p>
          </table:table-cell>
          <table:table-cell office:value-type="float" office:value="0.0322944673333333" calcext:value-type="float">
            <text:p>0.032294467333333</text:p>
          </table:table-cell>
        </table:table-row>
        <table:table-row table:style-name="ro1">
          <table:table-cell office:value-type="string" calcext:value-type="string">
            <text:p>2021-01-09 23:07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7" calcext:value-type="float">
            <text:p>127</text:p>
          </table:table-cell>
          <table:table-cell office:value-type="float" office:value="0.000359233" calcext:value-type="float">
            <text:p>0.000359233</text:p>
          </table:table-cell>
          <table:table-cell office:value-type="float" office:value="0.001681814" calcext:value-type="float">
            <text:p>0.001681814</text:p>
          </table:table-cell>
          <table:table-cell office:value-type="float" office:value="0.00103468" calcext:value-type="float">
            <text:p>0.00103468</text:p>
          </table:table-cell>
          <table:table-cell office:value-type="float" office:value="0.213590378" calcext:value-type="float">
            <text:p>0.213590378</text:p>
          </table:table-cell>
          <table:table-cell office:value-type="float" office:value="0.13140436" calcext:value-type="float">
            <text:p>0.13140436</text:p>
          </table:table-cell>
          <table:table-cell office:value-type="float" office:value="0.0000132426299212598" calcext:value-type="float">
            <text:p>1.32426299212598E-05</text:p>
          </table:table-cell>
          <table:table-cell office:value-type="float" office:value="0.00000814708661417323" calcext:value-type="float">
            <text:p>8.14708661417323E-06</text:p>
          </table:table-cell>
        </table:table-row>
        <table:table-row table:style-name="ro1">
          <table:table-cell office:value-type="string" calcext:value-type="string">
            <text:p>2021-01-09 23:07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7" calcext:value-type="float">
            <text:p>127</text:p>
          </table:table-cell>
          <table:table-cell office:value-type="float" office:value="2.316608303" calcext:value-type="float">
            <text:p>2.316608303</text:p>
          </table:table-cell>
          <table:table-cell office:value-type="float" office:value="0.000193793" calcext:value-type="float">
            <text:p>0.000193793</text:p>
          </table:table-cell>
          <table:table-cell office:value-type="float" office:value="3.941780621" calcext:value-type="float">
            <text:p>3.941780621</text:p>
          </table:table-cell>
          <table:table-cell office:value-type="float" office:value="0.024611711" calcext:value-type="float">
            <text:p>0.024611711</text:p>
          </table:table-cell>
          <table:table-cell office:value-type="float" office:value="500.606138867" calcext:value-type="float">
            <text:p>500.606138867</text:p>
          </table:table-cell>
          <table:table-cell office:value-type="float" office:value="0.00000152592913385827" calcext:value-type="float">
            <text:p>1.52592913385827E-06</text:p>
          </table:table-cell>
          <table:table-cell office:value-type="float" office:value="0.0310376426850394" calcext:value-type="float">
            <text:p>0.031037642685039</text:p>
          </table:table-cell>
        </table:table-row>
        <table:table-row table:style-name="ro1">
          <table:table-cell office:value-type="string" calcext:value-type="string">
            <text:p>2021-01-09 23:07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8" calcext:value-type="float">
            <text:p>128</text:p>
          </table:table-cell>
          <table:table-cell office:value-type="float" office:value="0.000377318" calcext:value-type="float">
            <text:p>0.000377318</text:p>
          </table:table-cell>
          <table:table-cell office:value-type="float" office:value="0.005230717" calcext:value-type="float">
            <text:p>0.005230717</text:p>
          </table:table-cell>
          <table:table-cell office:value-type="float" office:value="0.001189951" calcext:value-type="float">
            <text:p>0.001189951</text:p>
          </table:table-cell>
          <table:table-cell office:value-type="float" office:value="0.669531776" calcext:value-type="float">
            <text:p>0.669531776</text:p>
          </table:table-cell>
          <table:table-cell office:value-type="float" office:value="0.152313728" calcext:value-type="float">
            <text:p>0.152313728</text:p>
          </table:table-cell>
          <table:table-cell office:value-type="float" office:value="0.0000408649765625" calcext:value-type="float">
            <text:p>4.08649765625E-05</text:p>
          </table:table-cell>
          <table:table-cell office:value-type="float" office:value="0.0000092964921875" calcext:value-type="float">
            <text:p>9.2964921875E-06</text:p>
          </table:table-cell>
        </table:table-row>
        <table:table-row table:style-name="ro1">
          <table:table-cell office:value-type="string" calcext:value-type="string">
            <text:p>2021-01-09 23:07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8" calcext:value-type="float">
            <text:p>128</text:p>
          </table:table-cell>
          <table:table-cell office:value-type="float" office:value="2.428852564" calcext:value-type="float">
            <text:p>2.428852564</text:p>
          </table:table-cell>
          <table:table-cell office:value-type="float" office:value="0.000223309" calcext:value-type="float">
            <text:p>0.000223309</text:p>
          </table:table-cell>
          <table:table-cell office:value-type="float" office:value="4.065708452" calcext:value-type="float">
            <text:p>4.065708452</text:p>
          </table:table-cell>
          <table:table-cell office:value-type="float" office:value="0.028583552" calcext:value-type="float">
            <text:p>0.028583552</text:p>
          </table:table-cell>
          <table:table-cell office:value-type="float" office:value="520.410681856" calcext:value-type="float">
            <text:p>520.410681856</text:p>
          </table:table-cell>
          <table:table-cell office:value-type="float" office:value="0.0000017446015625" calcext:value-type="float">
            <text:p>1.7446015625E-06</text:p>
          </table:table-cell>
          <table:table-cell office:value-type="float" office:value="0.03176334728125" calcext:value-type="float">
            <text:p>0.03176334728125</text:p>
          </table:table-cell>
        </table:table-row>
      </table:table>
      <table:table table:name="Pivot Table_bench.cr.ql_35.crystal_0_31_0_1" table:style-name="ta1">
        <table:shapes>
          <draw:frame draw:z-index="0" draw:style-name="gr1" draw:text-style-name="P1" svg:width="18.8276in" svg:height="4.622in" svg:x="1.0803in" svg:y="0.5185in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 PT@label 13 PT@data 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5"/>
        <table:table-column table:style-name="co12" table:default-cell-style-name="ce11"/>
        <table:table-column table:style-name="co12" table:number-columns-repeated="5" table:default-cell-style-name="ce17"/>
        <table:table-column table:style-name="co12" table:default-cell-style-name="ce22"/>
        <table:table-column table:style-name="co12" table:number-columns-repeated="7" table:default-cell-style-name="ce17"/>
        <table:table-column table:style-name="co12" table:visibility="collapse" table:default-cell-style-name="ce28"/>
        <table:table-column table:style-name="co12" table:visibility="collapse" table:default-cell-style-name="ce31"/>
        <table:table-column table:style-name="co12" table:visibility="collapse" table:default-cell-style-name="ce28"/>
        <table:table-column table:style-name="co12" table:visibility="collapse" table:default-cell-style-name="ce31"/>
        <table:table-column table:style-name="co12" table:visibility="collapse" table:default-cell-style-name="ce28"/>
        <table:table-column table:style-name="co12" table:visibility="collapse" table:default-cell-style-name="ce31"/>
        <table:table-column table:style-name="co12" table:visibility="collapse" table:default-cell-style-name="ce36"/>
        <table:table-row table:style-name="ro1">
          <table:table-cell table:style-name="ce1"/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Data</text:p>
          </table:table-cell>
          <table:table-cell table:style-name="ce20" table:number-columns-repeated="18"/>
          <table:table-cell table:style-name="ce32"/>
        </table:table-row>
        <table:table-row table:style-name="ro1">
          <table:table-cell table:style-name="ce2"/>
          <table:table-cell table:style-name="ce8" office:value-type="string" calcext:value-type="string">
            <text:p>array_360</text:p>
          </table:table-cell>
          <table:table-cell table:style-name="ce14" table:number-columns-repeated="6"/>
          <table:table-cell table:style-name="ce14" office:value-type="string" calcext:value-type="string">
            <text:p>fib</text:p>
          </table:table-cell>
          <table:table-cell table:style-name="ce14" table:number-columns-repeated="6"/>
          <table:table-cell table:style-name="ce25" office:value-type="string" calcext:value-type="string">
            <text:p>Total Sum - normal</text:p>
          </table:table-cell>
          <table:table-cell table:style-name="ce25" office:value-type="string" calcext:value-type="string">
            <text:p>Total Sum - fibers_any_thread</text:p>
          </table:table-cell>
          <table:table-cell table:style-name="ce25" office:value-type="string" calcext:value-type="string">
            <text:p>Total Sum - fibers_same_thread</text:p>
          </table:table-cell>
          <table:table-cell table:style-name="ce25" office:value-type="string" calcext:value-type="string">
            <text:p>Total Sum - fibers_any_thread_times_worker</text:p>
          </table:table-cell>
          <table:table-cell table:style-name="ce25" office:value-type="string" calcext:value-type="string">
            <text:p>Total Sum - fibers_same_thread_times_worker</text:p>
          </table:table-cell>
          <table:table-cell table:style-name="ce25" office:value-type="string" calcext:value-type="string">
            <text:p>Total Sum - fibers_any_thread_per_worker</text:p>
          </table:table-cell>
          <table:table-cell table:style-name="ce33" office:value-type="string" calcext:value-type="string">
            <text:p>Total Sum - fibers_same_thread_per_worker</text:p>
          </table:table-cell>
        </table:table-row>
        <table:table-row table:style-name="ro1">
          <table:table-cell table:style-name="ce3" office:value-type="string" calcext:value-type="string">
            <text:p>env_crystal_workers</text:p>
          </table:table-cell>
          <table:table-cell table:style-name="ce9" office:value-type="string" calcext:value-type="string">
            <text:p>Sum - normal</text:p>
          </table:table-cell>
          <table:table-cell table:style-name="ce15" office:value-type="string" calcext:value-type="string">
            <text:p>Sum - fibers_any_thread</text:p>
          </table:table-cell>
          <table:table-cell table:style-name="ce15" office:value-type="string" calcext:value-type="string">
            <text:p>Sum - fibers_same_thread</text:p>
          </table:table-cell>
          <table:table-cell table:style-name="ce15" office:value-type="string" calcext:value-type="string">
            <text:p>Sum - fibers_any_thread_times_worker</text:p>
          </table:table-cell>
          <table:table-cell table:style-name="ce15" office:value-type="string" calcext:value-type="string">
            <text:p>Sum - fibers_same_thread_times_worker</text:p>
          </table:table-cell>
          <table:table-cell table:style-name="ce15" office:value-type="string" calcext:value-type="string">
            <text:p>Sum - fibers_any_thread_per_worker</text:p>
          </table:table-cell>
          <table:table-cell table:style-name="ce15" office:value-type="string" calcext:value-type="string">
            <text:p>Sum - fibers_same_thread_per_worker</text:p>
          </table:table-cell>
          <table:table-cell table:style-name="ce15" office:value-type="string" calcext:value-type="string">
            <text:p>Sum - normal</text:p>
          </table:table-cell>
          <table:table-cell table:style-name="ce15" office:value-type="string" calcext:value-type="string">
            <text:p>Sum - fibers_any_thread</text:p>
          </table:table-cell>
          <table:table-cell table:style-name="ce15" office:value-type="string" calcext:value-type="string">
            <text:p>Sum - fibers_same_thread</text:p>
          </table:table-cell>
          <table:table-cell table:style-name="ce15" office:value-type="string" calcext:value-type="string">
            <text:p>Sum - fibers_any_thread_times_worker</text:p>
          </table:table-cell>
          <table:table-cell table:style-name="ce15" office:value-type="string" calcext:value-type="string">
            <text:p>Sum - fibers_same_thread_times_worker</text:p>
          </table:table-cell>
          <table:table-cell table:style-name="ce15" office:value-type="string" calcext:value-type="string">
            <text:p>Sum - fibers_any_thread_per_worker</text:p>
          </table:table-cell>
          <table:table-cell table:style-name="ce15" office:value-type="string" calcext:value-type="string">
            <text:p>Sum - fibers_same_thread_per_worker</text:p>
          </table:table-cell>
          <table:table-cell table:style-name="ce26" table:number-columns-repeated="6"/>
          <table:table-cell table:style-name="ce3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.000327529" calcext:value-type="float">
            <text:p>0.000327529</text:p>
          </table:table-cell>
          <table:table-cell table:style-name="ce16" office:value-type="float" office:value="0.000629531" calcext:value-type="float">
            <text:p>0.000629531</text:p>
          </table:table-cell>
          <table:table-cell table:style-name="ce16" office:value-type="float" office:value="0.000333139" calcext:value-type="float">
            <text:p>0.000333139</text:p>
          </table:table-cell>
          <table:table-cell table:style-name="ce16" office:value-type="float" office:value="0.000629531" calcext:value-type="float">
            <text:p>0.000629531</text:p>
          </table:table-cell>
          <table:table-cell table:style-name="ce16" office:value-type="float" office:value="0.000333139" calcext:value-type="float">
            <text:p>0.000333139</text:p>
          </table:table-cell>
          <table:table-cell table:style-name="ce16" office:value-type="float" office:value="0.000629531" calcext:value-type="float">
            <text:p>0.000629531</text:p>
          </table:table-cell>
          <table:table-cell table:style-name="ce21" office:value-type="float" office:value="0.000333139" calcext:value-type="float">
            <text:p>0.000333139</text:p>
          </table:table-cell>
          <table:table-cell office:value-type="float" office:value="1.682721492" calcext:value-type="float">
            <text:p>1.682721492</text:p>
          </table:table-cell>
          <table:table-cell office:value-type="float" office:value="1.675978391" calcext:value-type="float">
            <text:p>1.675978391</text:p>
          </table:table-cell>
          <table:table-cell office:value-type="float" office:value="1.71317313" calcext:value-type="float">
            <text:p>1.71317313</text:p>
          </table:table-cell>
          <table:table-cell office:value-type="float" office:value="1.675978391" calcext:value-type="float">
            <text:p>1.675978391</text:p>
          </table:table-cell>
          <table:table-cell office:value-type="float" office:value="1.71317313" calcext:value-type="float">
            <text:p>1.71317313</text:p>
          </table:table-cell>
          <table:table-cell office:value-type="float" office:value="1.675978391" calcext:value-type="float">
            <text:p>1.675978391</text:p>
          </table:table-cell>
          <table:table-cell office:value-type="float" office:value="1.71317313" calcext:value-type="float">
            <text:p>1.71317313</text:p>
          </table:table-cell>
          <table:table-cell table:style-name="ce27" office:value-type="float" office:value="1.683049021" calcext:value-type="float">
            <text:p>1.683049021</text:p>
          </table:table-cell>
          <table:table-cell office:value-type="float" office:value="1.676607922" calcext:value-type="float">
            <text:p>1.676607922</text:p>
          </table:table-cell>
          <table:table-cell table:style-name="ce27" office:value-type="float" office:value="1.713506269" calcext:value-type="float">
            <text:p>1.713506269</text:p>
          </table:table-cell>
          <table:table-cell office:value-type="float" office:value="1.676607922" calcext:value-type="float">
            <text:p>1.676607922</text:p>
          </table:table-cell>
          <table:table-cell table:style-name="ce27" office:value-type="float" office:value="1.713506269" calcext:value-type="float">
            <text:p>1.713506269</text:p>
          </table:table-cell>
          <table:table-cell office:value-type="float" office:value="1.676607922" calcext:value-type="float">
            <text:p>1.676607922</text:p>
          </table:table-cell>
          <table:table-cell table:style-name="ce35" office:value-type="float" office:value="1.713506269" calcext:value-type="float">
            <text:p>1.713506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42407" calcext:value-type="float">
            <text:p>0.000342407</text:p>
          </table:table-cell>
          <table:table-cell office:value-type="float" office:value="0.000511521" calcext:value-type="float">
            <text:p>0.000511521</text:p>
          </table:table-cell>
          <table:table-cell office:value-type="float" office:value="0.000431863" calcext:value-type="float">
            <text:p>0.000431863</text:p>
          </table:table-cell>
          <table:table-cell office:value-type="float" office:value="0.001023042" calcext:value-type="float">
            <text:p>0.001023042</text:p>
          </table:table-cell>
          <table:table-cell office:value-type="float" office:value="0.000863726" calcext:value-type="float">
            <text:p>0.000863726</text:p>
          </table:table-cell>
          <table:table-cell office:value-type="float" office:value="0.0002557605" calcext:value-type="float">
            <text:p>0.0002557605</text:p>
          </table:table-cell>
          <table:table-cell office:value-type="float" office:value="0.0002159315" calcext:value-type="float">
            <text:p>0.0002159315</text:p>
          </table:table-cell>
          <table:table-cell office:value-type="float" office:value="2.030924248" calcext:value-type="float">
            <text:p>2.030924248</text:p>
          </table:table-cell>
          <table:table-cell office:value-type="float" office:value="1.781455641" calcext:value-type="float">
            <text:p>1.781455641</text:p>
          </table:table-cell>
          <table:table-cell office:value-type="float" office:value="1.753379306" calcext:value-type="float">
            <text:p>1.753379306</text:p>
          </table:table-cell>
          <table:table-cell office:value-type="float" office:value="3.562911282" calcext:value-type="float">
            <text:p>3.562911282</text:p>
          </table:table-cell>
          <table:table-cell office:value-type="float" office:value="3.506758612" calcext:value-type="float">
            <text:p>3.506758612</text:p>
          </table:table-cell>
          <table:table-cell office:value-type="float" office:value="0.8907278205" calcext:value-type="float">
            <text:p>0.8907278205</text:p>
          </table:table-cell>
          <table:table-cell office:value-type="float" office:value="0.876689653" calcext:value-type="float">
            <text:p>0.876689653</text:p>
          </table:table-cell>
          <table:table-cell office:value-type="float" office:value="2.031266655" calcext:value-type="float">
            <text:p>2.031266655</text:p>
          </table:table-cell>
          <table:table-cell office:value-type="float" office:value="1.781967162" calcext:value-type="float">
            <text:p>1.781967162</text:p>
          </table:table-cell>
          <table:table-cell office:value-type="float" office:value="1.753811169" calcext:value-type="float">
            <text:p>1.753811169</text:p>
          </table:table-cell>
          <table:table-cell office:value-type="float" office:value="3.563934324" calcext:value-type="float">
            <text:p>3.563934324</text:p>
          </table:table-cell>
          <table:table-cell office:value-type="float" office:value="3.507622338" calcext:value-type="float">
            <text:p>3.507622338</text:p>
          </table:table-cell>
          <table:table-cell office:value-type="float" office:value="0.890983581" calcext:value-type="float">
            <text:p>0.890983581</text:p>
          </table:table-cell>
          <table:table-cell office:value-type="float" office:value="0.8769055845" calcext:value-type="float">
            <text:p>0.8769055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88352" calcext:value-type="float">
            <text:p>0.000388352</text:p>
          </table:table-cell>
          <table:table-cell office:value-type="float" office:value="0.000769231" calcext:value-type="float">
            <text:p>0.000769231</text:p>
          </table:table-cell>
          <table:table-cell office:value-type="float" office:value="0.00045708" calcext:value-type="float">
            <text:p>0.00045708</text:p>
          </table:table-cell>
          <table:table-cell office:value-type="float" office:value="0.002307693" calcext:value-type="float">
            <text:p>0.002307693</text:p>
          </table:table-cell>
          <table:table-cell office:value-type="float" office:value="0.00137124" calcext:value-type="float">
            <text:p>0.00137124</text:p>
          </table:table-cell>
          <table:table-cell office:value-type="float" office:value="0.000256410333333333" calcext:value-type="float">
            <text:p>0.000256410333333</text:p>
          </table:table-cell>
          <table:table-cell office:value-type="float" office:value="0.00015236" calcext:value-type="float">
            <text:p>0.00015236</text:p>
          </table:table-cell>
          <table:table-cell office:value-type="float" office:value="1.794158672" calcext:value-type="float">
            <text:p>1.794158672</text:p>
          </table:table-cell>
          <table:table-cell office:value-type="float" office:value="1.281541149" calcext:value-type="float">
            <text:p>1.281541149</text:p>
          </table:table-cell>
          <table:table-cell office:value-type="float" office:value="2.230191005" calcext:value-type="float">
            <text:p>2.230191005</text:p>
          </table:table-cell>
          <table:table-cell office:value-type="float" office:value="3.844623447" calcext:value-type="float">
            <text:p>3.844623447</text:p>
          </table:table-cell>
          <table:table-cell office:value-type="float" office:value="6.690573015" calcext:value-type="float">
            <text:p>6.690573015</text:p>
          </table:table-cell>
          <table:table-cell office:value-type="float" office:value="0.427180383" calcext:value-type="float">
            <text:p>0.427180383</text:p>
          </table:table-cell>
          <table:table-cell office:value-type="float" office:value="0.743397001666667" calcext:value-type="float">
            <text:p>0.743397001666667</text:p>
          </table:table-cell>
          <table:table-cell office:value-type="float" office:value="1.794547024" calcext:value-type="float">
            <text:p>1.794547024</text:p>
          </table:table-cell>
          <table:table-cell office:value-type="float" office:value="1.28231038" calcext:value-type="float">
            <text:p>1.28231038</text:p>
          </table:table-cell>
          <table:table-cell office:value-type="float" office:value="2.230648085" calcext:value-type="float">
            <text:p>2.230648085</text:p>
          </table:table-cell>
          <table:table-cell office:value-type="float" office:value="3.84693114" calcext:value-type="float">
            <text:p>3.84693114</text:p>
          </table:table-cell>
          <table:table-cell office:value-type="float" office:value="6.691944255" calcext:value-type="float">
            <text:p>6.691944255</text:p>
          </table:table-cell>
          <table:table-cell office:value-type="float" office:value="0.427436793333333" calcext:value-type="float">
            <text:p>0.427436793333333</text:p>
          </table:table-cell>
          <table:table-cell office:value-type="float" office:value="0.743549361666667" calcext:value-type="float">
            <text:p>0.74354936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59365" calcext:value-type="float">
            <text:p>0.000459365</text:p>
          </table:table-cell>
          <table:table-cell office:value-type="float" office:value="0.000995111" calcext:value-type="float">
            <text:p>0.000995111</text:p>
          </table:table-cell>
          <table:table-cell office:value-type="float" office:value="0.000665257" calcext:value-type="float">
            <text:p>0.000665257</text:p>
          </table:table-cell>
          <table:table-cell office:value-type="float" office:value="0.003980444" calcext:value-type="float">
            <text:p>0.003980444</text:p>
          </table:table-cell>
          <table:table-cell office:value-type="float" office:value="0.002661028" calcext:value-type="float">
            <text:p>0.002661028</text:p>
          </table:table-cell>
          <table:table-cell office:value-type="float" office:value="0.00024877775" calcext:value-type="float">
            <text:p>0.00024877775</text:p>
          </table:table-cell>
          <table:table-cell office:value-type="float" office:value="0.00016631425" calcext:value-type="float">
            <text:p>0.00016631425</text:p>
          </table:table-cell>
          <table:table-cell office:value-type="float" office:value="2.202323851" calcext:value-type="float">
            <text:p>2.202323851</text:p>
          </table:table-cell>
          <table:table-cell office:value-type="float" office:value="0.946142831" calcext:value-type="float">
            <text:p>0.946142831</text:p>
          </table:table-cell>
          <table:table-cell office:value-type="float" office:value="2.471229875" calcext:value-type="float">
            <text:p>2.471229875</text:p>
          </table:table-cell>
          <table:table-cell office:value-type="float" office:value="3.784571324" calcext:value-type="float">
            <text:p>3.784571324</text:p>
          </table:table-cell>
          <table:table-cell office:value-type="float" office:value="9.8849195" calcext:value-type="float">
            <text:p>9.8849195</text:p>
          </table:table-cell>
          <table:table-cell office:value-type="float" office:value="0.23653570775" calcext:value-type="float">
            <text:p>0.23653570775</text:p>
          </table:table-cell>
          <table:table-cell office:value-type="float" office:value="0.61780746875" calcext:value-type="float">
            <text:p>0.61780746875</text:p>
          </table:table-cell>
          <table:table-cell office:value-type="float" office:value="2.202783216" calcext:value-type="float">
            <text:p>2.202783216</text:p>
          </table:table-cell>
          <table:table-cell office:value-type="float" office:value="0.947137942" calcext:value-type="float">
            <text:p>0.947137942</text:p>
          </table:table-cell>
          <table:table-cell office:value-type="float" office:value="2.471895132" calcext:value-type="float">
            <text:p>2.471895132</text:p>
          </table:table-cell>
          <table:table-cell office:value-type="float" office:value="3.788551768" calcext:value-type="float">
            <text:p>3.788551768</text:p>
          </table:table-cell>
          <table:table-cell office:value-type="float" office:value="9.887580528" calcext:value-type="float">
            <text:p>9.887580528</text:p>
          </table:table-cell>
          <table:table-cell office:value-type="float" office:value="0.2367844855" calcext:value-type="float">
            <text:p>0.2367844855</text:p>
          </table:table-cell>
          <table:table-cell office:value-type="float" office:value="0.617973783" calcext:value-type="float">
            <text:p>0.617973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75348" calcext:value-type="float">
            <text:p>0.000375348</text:p>
          </table:table-cell>
          <table:table-cell office:value-type="float" office:value="0.000769261" calcext:value-type="float">
            <text:p>0.000769261</text:p>
          </table:table-cell>
          <table:table-cell office:value-type="float" office:value="0.000509878" calcext:value-type="float">
            <text:p>0.000509878</text:p>
          </table:table-cell>
          <table:table-cell office:value-type="float" office:value="0.003846305" calcext:value-type="float">
            <text:p>0.003846305</text:p>
          </table:table-cell>
          <table:table-cell office:value-type="float" office:value="0.00254939" calcext:value-type="float">
            <text:p>0.00254939</text:p>
          </table:table-cell>
          <table:table-cell office:value-type="float" office:value="0.0001538522" calcext:value-type="float">
            <text:p>0.0001538522</text:p>
          </table:table-cell>
          <table:table-cell office:value-type="float" office:value="0.0001019756" calcext:value-type="float">
            <text:p>0.0001019756</text:p>
          </table:table-cell>
          <table:table-cell office:value-type="float" office:value="1.778789647" calcext:value-type="float">
            <text:p>1.778789647</text:p>
          </table:table-cell>
          <table:table-cell office:value-type="float" office:value="1.442337538" calcext:value-type="float">
            <text:p>1.442337538</text:p>
          </table:table-cell>
          <table:table-cell office:value-type="float" office:value="1.601669561" calcext:value-type="float">
            <text:p>1.601669561</text:p>
          </table:table-cell>
          <table:table-cell office:value-type="float" office:value="7.21168769" calcext:value-type="float">
            <text:p>7.21168769</text:p>
          </table:table-cell>
          <table:table-cell office:value-type="float" office:value="8.008347805" calcext:value-type="float">
            <text:p>8.008347805</text:p>
          </table:table-cell>
          <table:table-cell office:value-type="float" office:value="0.2884675076" calcext:value-type="float">
            <text:p>0.2884675076</text:p>
          </table:table-cell>
          <table:table-cell office:value-type="float" office:value="0.3203339122" calcext:value-type="float">
            <text:p>0.3203339122</text:p>
          </table:table-cell>
          <table:table-cell office:value-type="float" office:value="1.779164995" calcext:value-type="float">
            <text:p>1.779164995</text:p>
          </table:table-cell>
          <table:table-cell office:value-type="float" office:value="1.443106799" calcext:value-type="float">
            <text:p>1.443106799</text:p>
          </table:table-cell>
          <table:table-cell office:value-type="float" office:value="1.602179439" calcext:value-type="float">
            <text:p>1.602179439</text:p>
          </table:table-cell>
          <table:table-cell office:value-type="float" office:value="7.215533995" calcext:value-type="float">
            <text:p>7.215533995</text:p>
          </table:table-cell>
          <table:table-cell office:value-type="float" office:value="8.010897195" calcext:value-type="float">
            <text:p>8.010897195</text:p>
          </table:table-cell>
          <table:table-cell office:value-type="float" office:value="0.2886213598" calcext:value-type="float">
            <text:p>0.2886213598</text:p>
          </table:table-cell>
          <table:table-cell office:value-type="float" office:value="0.3204358878" calcext:value-type="float">
            <text:p>0.3204358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36012" calcext:value-type="float">
            <text:p>0.00036012</text:p>
          </table:table-cell>
          <table:table-cell office:value-type="float" office:value="0.001195965" calcext:value-type="float">
            <text:p>0.001195965</text:p>
          </table:table-cell>
          <table:table-cell office:value-type="float" office:value="0.000510099" calcext:value-type="float">
            <text:p>0.000510099</text:p>
          </table:table-cell>
          <table:table-cell office:value-type="float" office:value="0.00717579" calcext:value-type="float">
            <text:p>0.00717579</text:p>
          </table:table-cell>
          <table:table-cell office:value-type="float" office:value="0.003060594" calcext:value-type="float">
            <text:p>0.003060594</text:p>
          </table:table-cell>
          <table:table-cell office:value-type="float" office:value="0.0001993275" calcext:value-type="float">
            <text:p>0.0001993275</text:p>
          </table:table-cell>
          <table:table-cell office:value-type="float" office:value="0.0000850165" calcext:value-type="float">
            <text:p>8.50165E-05</text:p>
          </table:table-cell>
          <table:table-cell office:value-type="float" office:value="1.710766415" calcext:value-type="float">
            <text:p>1.710766415</text:p>
          </table:table-cell>
          <table:table-cell office:value-type="float" office:value="0.441670097" calcext:value-type="float">
            <text:p>0.441670097</text:p>
          </table:table-cell>
          <table:table-cell office:value-type="float" office:value="2.71687702" calcext:value-type="float">
            <text:p>2.71687702</text:p>
          </table:table-cell>
          <table:table-cell office:value-type="float" office:value="2.650020582" calcext:value-type="float">
            <text:p>2.650020582</text:p>
          </table:table-cell>
          <table:table-cell office:value-type="float" office:value="16.30126212" calcext:value-type="float">
            <text:p>16.30126212</text:p>
          </table:table-cell>
          <table:table-cell office:value-type="float" office:value="0.0736116828333333" calcext:value-type="float">
            <text:p>0.073611682833333</text:p>
          </table:table-cell>
          <table:table-cell office:value-type="float" office:value="0.452812836666667" calcext:value-type="float">
            <text:p>0.452812836666667</text:p>
          </table:table-cell>
          <table:table-cell office:value-type="float" office:value="1.711126535" calcext:value-type="float">
            <text:p>1.711126535</text:p>
          </table:table-cell>
          <table:table-cell office:value-type="float" office:value="0.442866062" calcext:value-type="float">
            <text:p>0.442866062</text:p>
          </table:table-cell>
          <table:table-cell office:value-type="float" office:value="2.717387119" calcext:value-type="float">
            <text:p>2.717387119</text:p>
          </table:table-cell>
          <table:table-cell office:value-type="float" office:value="2.657196372" calcext:value-type="float">
            <text:p>2.657196372</text:p>
          </table:table-cell>
          <table:table-cell office:value-type="float" office:value="16.304322714" calcext:value-type="float">
            <text:p>16.304322714</text:p>
          </table:table-cell>
          <table:table-cell office:value-type="float" office:value="0.0738110103333333" calcext:value-type="float">
            <text:p>0.073811010333333</text:p>
          </table:table-cell>
          <table:table-cell office:value-type="float" office:value="0.452897853166667" calcext:value-type="float">
            <text:p>0.4528978531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32319" calcext:value-type="float">
            <text:p>0.000332319</text:p>
          </table:table-cell>
          <table:table-cell office:value-type="float" office:value="0.001374408" calcext:value-type="float">
            <text:p>0.001374408</text:p>
          </table:table-cell>
          <table:table-cell office:value-type="float" office:value="0.000475144" calcext:value-type="float">
            <text:p>0.000475144</text:p>
          </table:table-cell>
          <table:table-cell office:value-type="float" office:value="0.009620856" calcext:value-type="float">
            <text:p>0.009620856</text:p>
          </table:table-cell>
          <table:table-cell office:value-type="float" office:value="0.003326008" calcext:value-type="float">
            <text:p>0.003326008</text:p>
          </table:table-cell>
          <table:table-cell office:value-type="float" office:value="0.000196344" calcext:value-type="float">
            <text:p>0.000196344</text:p>
          </table:table-cell>
          <table:table-cell office:value-type="float" office:value="0.0000678777142857143" calcext:value-type="float">
            <text:p>6.78777142857143E-05</text:p>
          </table:table-cell>
          <table:table-cell office:value-type="float" office:value="1.78448584" calcext:value-type="float">
            <text:p>1.78448584</text:p>
          </table:table-cell>
          <table:table-cell office:value-type="float" office:value="1.56787708" calcext:value-type="float">
            <text:p>1.56787708</text:p>
          </table:table-cell>
          <table:table-cell office:value-type="float" office:value="1.680321579" calcext:value-type="float">
            <text:p>1.680321579</text:p>
          </table:table-cell>
          <table:table-cell office:value-type="float" office:value="10.97513956" calcext:value-type="float">
            <text:p>10.97513956</text:p>
          </table:table-cell>
          <table:table-cell office:value-type="float" office:value="11.762251053" calcext:value-type="float">
            <text:p>11.762251053</text:p>
          </table:table-cell>
          <table:table-cell office:value-type="float" office:value="0.22398244" calcext:value-type="float">
            <text:p>0.22398244</text:p>
          </table:table-cell>
          <table:table-cell office:value-type="float" office:value="0.240045939857143" calcext:value-type="float">
            <text:p>0.240045939857143</text:p>
          </table:table-cell>
          <table:table-cell office:value-type="float" office:value="1.784818159" calcext:value-type="float">
            <text:p>1.784818159</text:p>
          </table:table-cell>
          <table:table-cell office:value-type="float" office:value="1.569251488" calcext:value-type="float">
            <text:p>1.569251488</text:p>
          </table:table-cell>
          <table:table-cell office:value-type="float" office:value="1.680796723" calcext:value-type="float">
            <text:p>1.680796723</text:p>
          </table:table-cell>
          <table:table-cell office:value-type="float" office:value="10.984760416" calcext:value-type="float">
            <text:p>10.984760416</text:p>
          </table:table-cell>
          <table:table-cell office:value-type="float" office:value="11.765577061" calcext:value-type="float">
            <text:p>11.765577061</text:p>
          </table:table-cell>
          <table:table-cell office:value-type="float" office:value="0.224178784" calcext:value-type="float">
            <text:p>0.224178784</text:p>
          </table:table-cell>
          <table:table-cell office:value-type="float" office:value="0.240113817571429" calcext:value-type="float">
            <text:p>0.240113817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87992" calcext:value-type="float">
            <text:p>0.000387992</text:p>
          </table:table-cell>
          <table:table-cell office:value-type="float" office:value="0.001301783" calcext:value-type="float">
            <text:p>0.001301783</text:p>
          </table:table-cell>
          <table:table-cell office:value-type="float" office:value="0.000652975" calcext:value-type="float">
            <text:p>0.000652975</text:p>
          </table:table-cell>
          <table:table-cell office:value-type="float" office:value="0.010414264" calcext:value-type="float">
            <text:p>0.010414264</text:p>
          </table:table-cell>
          <table:table-cell office:value-type="float" office:value="0.0052238" calcext:value-type="float">
            <text:p>0.0052238</text:p>
          </table:table-cell>
          <table:table-cell office:value-type="float" office:value="0.000162722875" calcext:value-type="float">
            <text:p>0.000162722875</text:p>
          </table:table-cell>
          <table:table-cell office:value-type="float" office:value="0.000081621875" calcext:value-type="float">
            <text:p>8.1621875E-05</text:p>
          </table:table-cell>
          <table:table-cell office:value-type="float" office:value="1.923934176" calcext:value-type="float">
            <text:p>1.923934176</text:p>
          </table:table-cell>
          <table:table-cell office:value-type="float" office:value="0.254559557" calcext:value-type="float">
            <text:p>0.254559557</text:p>
          </table:table-cell>
          <table:table-cell office:value-type="float" office:value="3.063292987" calcext:value-type="float">
            <text:p>3.063292987</text:p>
          </table:table-cell>
          <table:table-cell office:value-type="float" office:value="2.036476456" calcext:value-type="float">
            <text:p>2.036476456</text:p>
          </table:table-cell>
          <table:table-cell office:value-type="float" office:value="24.506343896" calcext:value-type="float">
            <text:p>24.506343896</text:p>
          </table:table-cell>
          <table:table-cell office:value-type="float" office:value="0.031819944625" calcext:value-type="float">
            <text:p>0.031819944625</text:p>
          </table:table-cell>
          <table:table-cell office:value-type="float" office:value="0.382911623375" calcext:value-type="float">
            <text:p>0.382911623375</text:p>
          </table:table-cell>
          <table:table-cell office:value-type="float" office:value="1.924322168" calcext:value-type="float">
            <text:p>1.924322168</text:p>
          </table:table-cell>
          <table:table-cell office:value-type="float" office:value="0.25586134" calcext:value-type="float">
            <text:p>0.25586134</text:p>
          </table:table-cell>
          <table:table-cell office:value-type="float" office:value="3.063945962" calcext:value-type="float">
            <text:p>3.063945962</text:p>
          </table:table-cell>
          <table:table-cell office:value-type="float" office:value="2.04689072" calcext:value-type="float">
            <text:p>2.04689072</text:p>
          </table:table-cell>
          <table:table-cell office:value-type="float" office:value="24.511567696" calcext:value-type="float">
            <text:p>24.511567696</text:p>
          </table:table-cell>
          <table:table-cell office:value-type="float" office:value="0.0319826675" calcext:value-type="float">
            <text:p>0.0319826675</text:p>
          </table:table-cell>
          <table:table-cell office:value-type="float" office:value="0.38299324525" calcext:value-type="float">
            <text:p>0.382993245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305" calcext:value-type="float">
            <text:p>0.00033305</text:p>
          </table:table-cell>
          <table:table-cell office:value-type="float" office:value="0.000808675" calcext:value-type="float">
            <text:p>0.000808675</text:p>
          </table:table-cell>
          <table:table-cell office:value-type="float" office:value="0.001229548" calcext:value-type="float">
            <text:p>0.001229548</text:p>
          </table:table-cell>
          <table:table-cell office:value-type="float" office:value="0.007278075" calcext:value-type="float">
            <text:p>0.007278075</text:p>
          </table:table-cell>
          <table:table-cell office:value-type="float" office:value="0.011065932" calcext:value-type="float">
            <text:p>0.011065932</text:p>
          </table:table-cell>
          <table:table-cell office:value-type="float" office:value="0.0000898527777777778" calcext:value-type="float">
            <text:p>8.98527777777778E-05</text:p>
          </table:table-cell>
          <table:table-cell office:value-type="float" office:value="0.000136616444444444" calcext:value-type="float">
            <text:p>0.000136616444444</text:p>
          </table:table-cell>
          <table:table-cell office:value-type="float" office:value="1.849669707" calcext:value-type="float">
            <text:p>1.849669707</text:p>
          </table:table-cell>
          <table:table-cell office:value-type="float" office:value="0.185936964" calcext:value-type="float">
            <text:p>0.185936964</text:p>
          </table:table-cell>
          <table:table-cell office:value-type="float" office:value="2.888042536" calcext:value-type="float">
            <text:p>2.888042536</text:p>
          </table:table-cell>
          <table:table-cell office:value-type="float" office:value="1.673432676" calcext:value-type="float">
            <text:p>1.673432676</text:p>
          </table:table-cell>
          <table:table-cell office:value-type="float" office:value="25.992382824" calcext:value-type="float">
            <text:p>25.992382824</text:p>
          </table:table-cell>
          <table:table-cell office:value-type="float" office:value="0.0206596626666667" calcext:value-type="float">
            <text:p>0.020659662666667</text:p>
          </table:table-cell>
          <table:table-cell office:value-type="float" office:value="0.320893615111111" calcext:value-type="float">
            <text:p>0.320893615111111</text:p>
          </table:table-cell>
          <table:table-cell office:value-type="float" office:value="1.850002757" calcext:value-type="float">
            <text:p>1.850002757</text:p>
          </table:table-cell>
          <table:table-cell office:value-type="float" office:value="0.186745639" calcext:value-type="float">
            <text:p>0.186745639</text:p>
          </table:table-cell>
          <table:table-cell office:value-type="float" office:value="2.889272084" calcext:value-type="float">
            <text:p>2.889272084</text:p>
          </table:table-cell>
          <table:table-cell office:value-type="float" office:value="1.680710751" calcext:value-type="float">
            <text:p>1.680710751</text:p>
          </table:table-cell>
          <table:table-cell office:value-type="float" office:value="26.003448756" calcext:value-type="float">
            <text:p>26.003448756</text:p>
          </table:table-cell>
          <table:table-cell office:value-type="float" office:value="0.0207495154444444" calcext:value-type="float">
            <text:p>0.020749515444445</text:p>
          </table:table-cell>
          <table:table-cell office:value-type="float" office:value="0.321030231555556" calcext:value-type="float">
            <text:p>0.321030231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40253" calcext:value-type="float">
            <text:p>0.000340253</text:p>
          </table:table-cell>
          <table:table-cell office:value-type="float" office:value="0.001394426" calcext:value-type="float">
            <text:p>0.001394426</text:p>
          </table:table-cell>
          <table:table-cell office:value-type="float" office:value="0.000581112" calcext:value-type="float">
            <text:p>0.000581112</text:p>
          </table:table-cell>
          <table:table-cell office:value-type="float" office:value="0.01394426" calcext:value-type="float">
            <text:p>0.01394426</text:p>
          </table:table-cell>
          <table:table-cell office:value-type="float" office:value="0.00581112" calcext:value-type="float">
            <text:p>0.00581112</text:p>
          </table:table-cell>
          <table:table-cell office:value-type="float" office:value="0.0001394426" calcext:value-type="float">
            <text:p>0.0001394426</text:p>
          </table:table-cell>
          <table:table-cell office:value-type="float" office:value="0.0000581112" calcext:value-type="float">
            <text:p>5.81112E-05</text:p>
          </table:table-cell>
          <table:table-cell office:value-type="float" office:value="1.884477885" calcext:value-type="float">
            <text:p>1.884477885</text:p>
          </table:table-cell>
          <table:table-cell office:value-type="float" office:value="1.738163699" calcext:value-type="float">
            <text:p>1.738163699</text:p>
          </table:table-cell>
          <table:table-cell office:value-type="float" office:value="1.828359811" calcext:value-type="float">
            <text:p>1.828359811</text:p>
          </table:table-cell>
          <table:table-cell office:value-type="float" office:value="17.38163699" calcext:value-type="float">
            <text:p>17.38163699</text:p>
          </table:table-cell>
          <table:table-cell office:value-type="float" office:value="18.28359811" calcext:value-type="float">
            <text:p>18.28359811</text:p>
          </table:table-cell>
          <table:table-cell office:value-type="float" office:value="0.1738163699" calcext:value-type="float">
            <text:p>0.1738163699</text:p>
          </table:table-cell>
          <table:table-cell office:value-type="float" office:value="0.1828359811" calcext:value-type="float">
            <text:p>0.1828359811</text:p>
          </table:table-cell>
          <table:table-cell office:value-type="float" office:value="1.884818138" calcext:value-type="float">
            <text:p>1.884818138</text:p>
          </table:table-cell>
          <table:table-cell office:value-type="float" office:value="1.739558125" calcext:value-type="float">
            <text:p>1.739558125</text:p>
          </table:table-cell>
          <table:table-cell office:value-type="float" office:value="1.828940923" calcext:value-type="float">
            <text:p>1.828940923</text:p>
          </table:table-cell>
          <table:table-cell office:value-type="float" office:value="17.39558125" calcext:value-type="float">
            <text:p>17.39558125</text:p>
          </table:table-cell>
          <table:table-cell office:value-type="float" office:value="18.28940923" calcext:value-type="float">
            <text:p>18.28940923</text:p>
          </table:table-cell>
          <table:table-cell office:value-type="float" office:value="0.1739558125" calcext:value-type="float">
            <text:p>0.1739558125</text:p>
          </table:table-cell>
          <table:table-cell office:value-type="float" office:value="0.1828940923" calcext:value-type="float">
            <text:p>0.1828940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29403" calcext:value-type="float">
            <text:p>0.000329403</text:p>
          </table:table-cell>
          <table:table-cell office:value-type="float" office:value="0.001467071" calcext:value-type="float">
            <text:p>0.001467071</text:p>
          </table:table-cell>
          <table:table-cell office:value-type="float" office:value="0.000507424" calcext:value-type="float">
            <text:p>0.000507424</text:p>
          </table:table-cell>
          <table:table-cell office:value-type="float" office:value="0.016137781" calcext:value-type="float">
            <text:p>0.016137781</text:p>
          </table:table-cell>
          <table:table-cell office:value-type="float" office:value="0.005581664" calcext:value-type="float">
            <text:p>0.005581664</text:p>
          </table:table-cell>
          <table:table-cell office:value-type="float" office:value="0.000133370090909091" calcext:value-type="float">
            <text:p>0.000133370090909</text:p>
          </table:table-cell>
          <table:table-cell office:value-type="float" office:value="0.0000461294545454546" calcext:value-type="float">
            <text:p>4.61294545454546E-05</text:p>
          </table:table-cell>
          <table:table-cell office:value-type="float" office:value="1.901793934" calcext:value-type="float">
            <text:p>1.901793934</text:p>
          </table:table-cell>
          <table:table-cell office:value-type="float" office:value="0.595440686" calcext:value-type="float">
            <text:p>0.595440686</text:p>
          </table:table-cell>
          <table:table-cell office:value-type="float" office:value="2.584131211" calcext:value-type="float">
            <text:p>2.584131211</text:p>
          </table:table-cell>
          <table:table-cell office:value-type="float" office:value="6.549847546" calcext:value-type="float">
            <text:p>6.549847546</text:p>
          </table:table-cell>
          <table:table-cell office:value-type="float" office:value="28.425443321" calcext:value-type="float">
            <text:p>28.425443321</text:p>
          </table:table-cell>
          <table:table-cell office:value-type="float" office:value="0.0541309714545455" calcext:value-type="float">
            <text:p>0.054130971454546</text:p>
          </table:table-cell>
          <table:table-cell office:value-type="float" office:value="0.234921019181818" calcext:value-type="float">
            <text:p>0.234921019181818</text:p>
          </table:table-cell>
          <table:table-cell office:value-type="float" office:value="1.902123337" calcext:value-type="float">
            <text:p>1.902123337</text:p>
          </table:table-cell>
          <table:table-cell office:value-type="float" office:value="0.596907757" calcext:value-type="float">
            <text:p>0.596907757</text:p>
          </table:table-cell>
          <table:table-cell office:value-type="float" office:value="2.584638635" calcext:value-type="float">
            <text:p>2.584638635</text:p>
          </table:table-cell>
          <table:table-cell office:value-type="float" office:value="6.565985327" calcext:value-type="float">
            <text:p>6.565985327</text:p>
          </table:table-cell>
          <table:table-cell office:value-type="float" office:value="28.431024985" calcext:value-type="float">
            <text:p>28.431024985</text:p>
          </table:table-cell>
          <table:table-cell office:value-type="float" office:value="0.0542643415454546" calcext:value-type="float">
            <text:p>0.054264341545455</text:p>
          </table:table-cell>
          <table:table-cell office:value-type="float" office:value="0.234967148636364" calcext:value-type="float">
            <text:p>0.234967148636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3256" calcext:value-type="float">
            <text:p>0.00033256</text:p>
          </table:table-cell>
          <table:table-cell office:value-type="float" office:value="0.000746089" calcext:value-type="float">
            <text:p>0.000746089</text:p>
          </table:table-cell>
          <table:table-cell office:value-type="float" office:value="0.001618122" calcext:value-type="float">
            <text:p>0.001618122</text:p>
          </table:table-cell>
          <table:table-cell office:value-type="float" office:value="0.008953068" calcext:value-type="float">
            <text:p>0.008953068</text:p>
          </table:table-cell>
          <table:table-cell office:value-type="float" office:value="0.019417464" calcext:value-type="float">
            <text:p>0.019417464</text:p>
          </table:table-cell>
          <table:table-cell office:value-type="float" office:value="0.0000621740833333333" calcext:value-type="float">
            <text:p>6.21740833333333E-05</text:p>
          </table:table-cell>
          <table:table-cell office:value-type="float" office:value="0.0001348435" calcext:value-type="float">
            <text:p>0.0001348435</text:p>
          </table:table-cell>
          <table:table-cell office:value-type="float" office:value="1.763032651" calcext:value-type="float">
            <text:p>1.763032651</text:p>
          </table:table-cell>
          <table:table-cell office:value-type="float" office:value="0.081976949" calcext:value-type="float">
            <text:p>0.081976949</text:p>
          </table:table-cell>
          <table:table-cell office:value-type="float" office:value="3.167489834" calcext:value-type="float">
            <text:p>3.167489834</text:p>
          </table:table-cell>
          <table:table-cell office:value-type="float" office:value="0.983723388" calcext:value-type="float">
            <text:p>0.983723388</text:p>
          </table:table-cell>
          <table:table-cell office:value-type="float" office:value="38.009878008" calcext:value-type="float">
            <text:p>38.009878008</text:p>
          </table:table-cell>
          <table:table-cell office:value-type="float" office:value="0.00683141241666667" calcext:value-type="float">
            <text:p>0.006831412416667</text:p>
          </table:table-cell>
          <table:table-cell office:value-type="float" office:value="0.263957486166667" calcext:value-type="float">
            <text:p>0.263957486166667</text:p>
          </table:table-cell>
          <table:table-cell office:value-type="float" office:value="1.763365211" calcext:value-type="float">
            <text:p>1.763365211</text:p>
          </table:table-cell>
          <table:table-cell office:value-type="float" office:value="0.082723038" calcext:value-type="float">
            <text:p>0.082723038</text:p>
          </table:table-cell>
          <table:table-cell office:value-type="float" office:value="3.169107956" calcext:value-type="float">
            <text:p>3.169107956</text:p>
          </table:table-cell>
          <table:table-cell office:value-type="float" office:value="0.992676456" calcext:value-type="float">
            <text:p>0.992676456</text:p>
          </table:table-cell>
          <table:table-cell office:value-type="float" office:value="38.029295472" calcext:value-type="float">
            <text:p>38.029295472</text:p>
          </table:table-cell>
          <table:table-cell office:value-type="float" office:value="0.0068935865" calcext:value-type="float">
            <text:p>0.0068935865</text:p>
          </table:table-cell>
          <table:table-cell office:value-type="float" office:value="0.264092329666667" calcext:value-type="float">
            <text:p>0.264092329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400285" calcext:value-type="float">
            <text:p>0.000400285</text:p>
          </table:table-cell>
          <table:table-cell office:value-type="float" office:value="0.000991015" calcext:value-type="float">
            <text:p>0.000991015</text:p>
          </table:table-cell>
          <table:table-cell office:value-type="float" office:value="0.000652385" calcext:value-type="float">
            <text:p>0.000652385</text:p>
          </table:table-cell>
          <table:table-cell office:value-type="float" office:value="0.012883195" calcext:value-type="float">
            <text:p>0.012883195</text:p>
          </table:table-cell>
          <table:table-cell office:value-type="float" office:value="0.008481005" calcext:value-type="float">
            <text:p>0.008481005</text:p>
          </table:table-cell>
          <table:table-cell office:value-type="float" office:value="0.0000762319230769231" calcext:value-type="float">
            <text:p>7.62319230769231E-05</text:p>
          </table:table-cell>
          <table:table-cell office:value-type="float" office:value="0.0000501834615384615" calcext:value-type="float">
            <text:p>5.01834615384615E-05</text:p>
          </table:table-cell>
          <table:table-cell office:value-type="float" office:value="1.818724371" calcext:value-type="float">
            <text:p>1.818724371</text:p>
          </table:table-cell>
          <table:table-cell office:value-type="float" office:value="0.483743532" calcext:value-type="float">
            <text:p>0.483743532</text:p>
          </table:table-cell>
          <table:table-cell office:value-type="float" office:value="2.9816545" calcext:value-type="float">
            <text:p>2.9816545</text:p>
          </table:table-cell>
          <table:table-cell office:value-type="float" office:value="6.288665916" calcext:value-type="float">
            <text:p>6.288665916</text:p>
          </table:table-cell>
          <table:table-cell office:value-type="float" office:value="38.7615085" calcext:value-type="float">
            <text:p>38.7615085</text:p>
          </table:table-cell>
          <table:table-cell office:value-type="float" office:value="0.0372110409230769" calcext:value-type="float">
            <text:p>0.037211040923077</text:p>
          </table:table-cell>
          <table:table-cell office:value-type="float" office:value="0.229358038461538" calcext:value-type="float">
            <text:p>0.229358038461538</text:p>
          </table:table-cell>
          <table:table-cell office:value-type="float" office:value="1.819124656" calcext:value-type="float">
            <text:p>1.819124656</text:p>
          </table:table-cell>
          <table:table-cell office:value-type="float" office:value="0.484734547" calcext:value-type="float">
            <text:p>0.484734547</text:p>
          </table:table-cell>
          <table:table-cell office:value-type="float" office:value="2.982306885" calcext:value-type="float">
            <text:p>2.982306885</text:p>
          </table:table-cell>
          <table:table-cell office:value-type="float" office:value="6.301549111" calcext:value-type="float">
            <text:p>6.301549111</text:p>
          </table:table-cell>
          <table:table-cell office:value-type="float" office:value="38.769989505" calcext:value-type="float">
            <text:p>38.769989505</text:p>
          </table:table-cell>
          <table:table-cell office:value-type="float" office:value="0.0372872728461538" calcext:value-type="float">
            <text:p>0.037287272846154</text:p>
          </table:table-cell>
          <table:table-cell office:value-type="float" office:value="0.229408221923077" calcext:value-type="float">
            <text:p>0.22940822192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42157" calcext:value-type="float">
            <text:p>0.000342157</text:p>
          </table:table-cell>
          <table:table-cell office:value-type="float" office:value="0.002939254" calcext:value-type="float">
            <text:p>0.002939254</text:p>
          </table:table-cell>
          <table:table-cell office:value-type="float" office:value="0.000613743" calcext:value-type="float">
            <text:p>0.000613743</text:p>
          </table:table-cell>
          <table:table-cell office:value-type="float" office:value="0.041149556" calcext:value-type="float">
            <text:p>0.041149556</text:p>
          </table:table-cell>
          <table:table-cell office:value-type="float" office:value="0.008592402" calcext:value-type="float">
            <text:p>0.008592402</text:p>
          </table:table-cell>
          <table:table-cell office:value-type="float" office:value="0.000209946714285714" calcext:value-type="float">
            <text:p>0.000209946714286</text:p>
          </table:table-cell>
          <table:table-cell office:value-type="float" office:value="0.0000438387857142857" calcext:value-type="float">
            <text:p>4.38387857142857E-05</text:p>
          </table:table-cell>
          <table:table-cell office:value-type="float" office:value="1.709218615" calcext:value-type="float">
            <text:p>1.709218615</text:p>
          </table:table-cell>
          <table:table-cell office:value-type="float" office:value="1.645978545" calcext:value-type="float">
            <text:p>1.645978545</text:p>
          </table:table-cell>
          <table:table-cell office:value-type="float" office:value="1.726801171" calcext:value-type="float">
            <text:p>1.726801171</text:p>
          </table:table-cell>
          <table:table-cell office:value-type="float" office:value="23.04369963" calcext:value-type="float">
            <text:p>23.04369963</text:p>
          </table:table-cell>
          <table:table-cell office:value-type="float" office:value="24.175216394" calcext:value-type="float">
            <text:p>24.175216394</text:p>
          </table:table-cell>
          <table:table-cell office:value-type="float" office:value="0.117569896071429" calcext:value-type="float">
            <text:p>0.117569896071429</text:p>
          </table:table-cell>
          <table:table-cell office:value-type="float" office:value="0.123342940785714" calcext:value-type="float">
            <text:p>0.123342940785714</text:p>
          </table:table-cell>
          <table:table-cell office:value-type="float" office:value="1.709560772" calcext:value-type="float">
            <text:p>1.709560772</text:p>
          </table:table-cell>
          <table:table-cell office:value-type="float" office:value="1.648917799" calcext:value-type="float">
            <text:p>1.648917799</text:p>
          </table:table-cell>
          <table:table-cell office:value-type="float" office:value="1.727414914" calcext:value-type="float">
            <text:p>1.727414914</text:p>
          </table:table-cell>
          <table:table-cell office:value-type="float" office:value="23.084849186" calcext:value-type="float">
            <text:p>23.084849186</text:p>
          </table:table-cell>
          <table:table-cell office:value-type="float" office:value="24.183808796" calcext:value-type="float">
            <text:p>24.183808796</text:p>
          </table:table-cell>
          <table:table-cell office:value-type="float" office:value="0.117779842785714" calcext:value-type="float">
            <text:p>0.117779842785714</text:p>
          </table:table-cell>
          <table:table-cell office:value-type="float" office:value="0.123386779571429" calcext:value-type="float">
            <text:p>0.123386779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43279" calcext:value-type="float">
            <text:p>0.000343279</text:p>
          </table:table-cell>
          <table:table-cell office:value-type="float" office:value="0.001231053" calcext:value-type="float">
            <text:p>0.001231053</text:p>
          </table:table-cell>
          <table:table-cell office:value-type="float" office:value="0.000948196" calcext:value-type="float">
            <text:p>0.000948196</text:p>
          </table:table-cell>
          <table:table-cell office:value-type="float" office:value="0.018465795" calcext:value-type="float">
            <text:p>0.018465795</text:p>
          </table:table-cell>
          <table:table-cell office:value-type="float" office:value="0.01422294" calcext:value-type="float">
            <text:p>0.01422294</text:p>
          </table:table-cell>
          <table:table-cell office:value-type="float" office:value="0.0000820702" calcext:value-type="float">
            <text:p>8.20702E-05</text:p>
          </table:table-cell>
          <table:table-cell office:value-type="float" office:value="0.0000632130666666667" calcext:value-type="float">
            <text:p>6.32130666666667E-05</text:p>
          </table:table-cell>
          <table:table-cell office:value-type="float" office:value="1.804798388" calcext:value-type="float">
            <text:p>1.804798388</text:p>
          </table:table-cell>
          <table:table-cell office:value-type="float" office:value="0.08249601" calcext:value-type="float">
            <text:p>0.08249601</text:p>
          </table:table-cell>
          <table:table-cell office:value-type="float" office:value="3.272444872" calcext:value-type="float">
            <text:p>3.272444872</text:p>
          </table:table-cell>
          <table:table-cell office:value-type="float" office:value="1.23744015" calcext:value-type="float">
            <text:p>1.23744015</text:p>
          </table:table-cell>
          <table:table-cell office:value-type="float" office:value="49.08667308" calcext:value-type="float">
            <text:p>49.08667308</text:p>
          </table:table-cell>
          <table:table-cell office:value-type="float" office:value="0.005499734" calcext:value-type="float">
            <text:p>0.005499734</text:p>
          </table:table-cell>
          <table:table-cell office:value-type="float" office:value="0.218162991466667" calcext:value-type="float">
            <text:p>0.218162991466667</text:p>
          </table:table-cell>
          <table:table-cell office:value-type="float" office:value="1.805141667" calcext:value-type="float">
            <text:p>1.805141667</text:p>
          </table:table-cell>
          <table:table-cell office:value-type="float" office:value="0.083727063" calcext:value-type="float">
            <text:p>0.083727063</text:p>
          </table:table-cell>
          <table:table-cell office:value-type="float" office:value="3.273393068" calcext:value-type="float">
            <text:p>3.273393068</text:p>
          </table:table-cell>
          <table:table-cell office:value-type="float" office:value="1.255905945" calcext:value-type="float">
            <text:p>1.255905945</text:p>
          </table:table-cell>
          <table:table-cell office:value-type="float" office:value="49.10089602" calcext:value-type="float">
            <text:p>49.10089602</text:p>
          </table:table-cell>
          <table:table-cell office:value-type="float" office:value="0.0055818042" calcext:value-type="float">
            <text:p>0.0055818042</text:p>
          </table:table-cell>
          <table:table-cell office:value-type="float" office:value="0.218226204533333" calcext:value-type="float">
            <text:p>0.2182262045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45814" calcext:value-type="float">
            <text:p>0.000345814</text:p>
          </table:table-cell>
          <table:table-cell office:value-type="float" office:value="0.00239499" calcext:value-type="float">
            <text:p>0.00239499</text:p>
          </table:table-cell>
          <table:table-cell office:value-type="float" office:value="0.000969175" calcext:value-type="float">
            <text:p>0.000969175</text:p>
          </table:table-cell>
          <table:table-cell office:value-type="float" office:value="0.03831984" calcext:value-type="float">
            <text:p>0.03831984</text:p>
          </table:table-cell>
          <table:table-cell office:value-type="float" office:value="0.0155068" calcext:value-type="float">
            <text:p>0.0155068</text:p>
          </table:table-cell>
          <table:table-cell office:value-type="float" office:value="0.000149686875" calcext:value-type="float">
            <text:p>0.000149686875</text:p>
          </table:table-cell>
          <table:table-cell office:value-type="float" office:value="0.0000605734375" calcext:value-type="float">
            <text:p>6.05734375E-05</text:p>
          </table:table-cell>
          <table:table-cell office:value-type="float" office:value="1.871743968" calcext:value-type="float">
            <text:p>1.871743968</text:p>
          </table:table-cell>
          <table:table-cell office:value-type="float" office:value="0.348864608" calcext:value-type="float">
            <text:p>0.348864608</text:p>
          </table:table-cell>
          <table:table-cell office:value-type="float" office:value="3.105797244" calcext:value-type="float">
            <text:p>3.105797244</text:p>
          </table:table-cell>
          <table:table-cell office:value-type="float" office:value="5.581833728" calcext:value-type="float">
            <text:p>5.581833728</text:p>
          </table:table-cell>
          <table:table-cell office:value-type="float" office:value="49.692755904" calcext:value-type="float">
            <text:p>49.692755904</text:p>
          </table:table-cell>
          <table:table-cell office:value-type="float" office:value="0.021804038" calcext:value-type="float">
            <text:p>0.021804038</text:p>
          </table:table-cell>
          <table:table-cell office:value-type="float" office:value="0.19411232775" calcext:value-type="float">
            <text:p>0.19411232775</text:p>
          </table:table-cell>
          <table:table-cell office:value-type="float" office:value="1.872089782" calcext:value-type="float">
            <text:p>1.872089782</text:p>
          </table:table-cell>
          <table:table-cell office:value-type="float" office:value="0.351259598" calcext:value-type="float">
            <text:p>0.351259598</text:p>
          </table:table-cell>
          <table:table-cell office:value-type="float" office:value="3.106766419" calcext:value-type="float">
            <text:p>3.106766419</text:p>
          </table:table-cell>
          <table:table-cell office:value-type="float" office:value="5.620153568" calcext:value-type="float">
            <text:p>5.620153568</text:p>
          </table:table-cell>
          <table:table-cell office:value-type="float" office:value="49.708262704" calcext:value-type="float">
            <text:p>49.708262704</text:p>
          </table:table-cell>
          <table:table-cell office:value-type="float" office:value="0.021953724875" calcext:value-type="float">
            <text:p>0.021953724875</text:p>
          </table:table-cell>
          <table:table-cell office:value-type="float" office:value="0.1941729011875" calcext:value-type="float">
            <text:p>0.1941729011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28211" calcext:value-type="float">
            <text:p>0.000328211</text:p>
          </table:table-cell>
          <table:table-cell office:value-type="float" office:value="0.00390856" calcext:value-type="float">
            <text:p>0.00390856</text:p>
          </table:table-cell>
          <table:table-cell office:value-type="float" office:value="0.000560965" calcext:value-type="float">
            <text:p>0.000560965</text:p>
          </table:table-cell>
          <table:table-cell office:value-type="float" office:value="0.06644552" calcext:value-type="float">
            <text:p>0.06644552</text:p>
          </table:table-cell>
          <table:table-cell office:value-type="float" office:value="0.009536405" calcext:value-type="float">
            <text:p>0.009536405</text:p>
          </table:table-cell>
          <table:table-cell office:value-type="float" office:value="0.000229915294117647" calcext:value-type="float">
            <text:p>0.000229915294118</text:p>
          </table:table-cell>
          <table:table-cell office:value-type="float" office:value="0.0000329979411764706" calcext:value-type="float">
            <text:p>3.29979411764706E-05</text:p>
          </table:table-cell>
          <table:table-cell office:value-type="float" office:value="1.951132328" calcext:value-type="float">
            <text:p>1.951132328</text:p>
          </table:table-cell>
          <table:table-cell office:value-type="float" office:value="1.225682464" calcext:value-type="float">
            <text:p>1.225682464</text:p>
          </table:table-cell>
          <table:table-cell office:value-type="float" office:value="2.81258302" calcext:value-type="float">
            <text:p>2.81258302</text:p>
          </table:table-cell>
          <table:table-cell office:value-type="float" office:value="20.836601888" calcext:value-type="float">
            <text:p>20.836601888</text:p>
          </table:table-cell>
          <table:table-cell office:value-type="float" office:value="47.81391134" calcext:value-type="float">
            <text:p>47.81391134</text:p>
          </table:table-cell>
          <table:table-cell office:value-type="float" office:value="0.0720989684705882" calcext:value-type="float">
            <text:p>0.072098968470588</text:p>
          </table:table-cell>
          <table:table-cell office:value-type="float" office:value="0.16544606" calcext:value-type="float">
            <text:p>0.16544606</text:p>
          </table:table-cell>
          <table:table-cell office:value-type="float" office:value="1.951460539" calcext:value-type="float">
            <text:p>1.951460539</text:p>
          </table:table-cell>
          <table:table-cell office:value-type="float" office:value="1.229591024" calcext:value-type="float">
            <text:p>1.229591024</text:p>
          </table:table-cell>
          <table:table-cell office:value-type="float" office:value="2.813143985" calcext:value-type="float">
            <text:p>2.813143985</text:p>
          </table:table-cell>
          <table:table-cell office:value-type="float" office:value="20.903047408" calcext:value-type="float">
            <text:p>20.903047408</text:p>
          </table:table-cell>
          <table:table-cell office:value-type="float" office:value="47.823447745" calcext:value-type="float">
            <text:p>47.823447745</text:p>
          </table:table-cell>
          <table:table-cell office:value-type="float" office:value="0.0723288837647059" calcext:value-type="float">
            <text:p>0.072328883764706</text:p>
          </table:table-cell>
          <table:table-cell office:value-type="float" office:value="0.165479057941176" calcext:value-type="float">
            <text:p>0.1654790579411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50691" calcext:value-type="float">
            <text:p>0.000350691</text:p>
          </table:table-cell>
          <table:table-cell office:value-type="float" office:value="0.003358825" calcext:value-type="float">
            <text:p>0.003358825</text:p>
          </table:table-cell>
          <table:table-cell office:value-type="float" office:value="0.001068826" calcext:value-type="float">
            <text:p>0.001068826</text:p>
          </table:table-cell>
          <table:table-cell office:value-type="float" office:value="0.06045885" calcext:value-type="float">
            <text:p>0.06045885</text:p>
          </table:table-cell>
          <table:table-cell office:value-type="float" office:value="0.019238868" calcext:value-type="float">
            <text:p>0.019238868</text:p>
          </table:table-cell>
          <table:table-cell office:value-type="float" office:value="0.000186601388888889" calcext:value-type="float">
            <text:p>0.000186601388889</text:p>
          </table:table-cell>
          <table:table-cell office:value-type="float" office:value="0.0000593792222222222" calcext:value-type="float">
            <text:p>5.93792222222222E-05</text:p>
          </table:table-cell>
          <table:table-cell office:value-type="float" office:value="2.146815203" calcext:value-type="float">
            <text:p>2.146815203</text:p>
          </table:table-cell>
          <table:table-cell office:value-type="float" office:value="0.005967816" calcext:value-type="float">
            <text:p>0.005967816</text:p>
          </table:table-cell>
          <table:table-cell office:value-type="float" office:value="3.1507329" calcext:value-type="float">
            <text:p>3.1507329</text:p>
          </table:table-cell>
          <table:table-cell office:value-type="float" office:value="0.107420688" calcext:value-type="float">
            <text:p>0.107420688</text:p>
          </table:table-cell>
          <table:table-cell office:value-type="float" office:value="56.7131922" calcext:value-type="float">
            <text:p>56.7131922</text:p>
          </table:table-cell>
          <table:table-cell office:value-type="float" office:value="0.000331545333333333" calcext:value-type="float">
            <text:p>0.000331545333333</text:p>
          </table:table-cell>
          <table:table-cell office:value-type="float" office:value="0.175040716666667" calcext:value-type="float">
            <text:p>0.175040716666667</text:p>
          </table:table-cell>
          <table:table-cell office:value-type="float" office:value="2.147165894" calcext:value-type="float">
            <text:p>2.147165894</text:p>
          </table:table-cell>
          <table:table-cell office:value-type="float" office:value="0.009326641" calcext:value-type="float">
            <text:p>0.009326641</text:p>
          </table:table-cell>
          <table:table-cell office:value-type="float" office:value="3.151801726" calcext:value-type="float">
            <text:p>3.151801726</text:p>
          </table:table-cell>
          <table:table-cell office:value-type="float" office:value="0.167879538" calcext:value-type="float">
            <text:p>0.167879538</text:p>
          </table:table-cell>
          <table:table-cell office:value-type="float" office:value="56.732431068" calcext:value-type="float">
            <text:p>56.732431068</text:p>
          </table:table-cell>
          <table:table-cell office:value-type="float" office:value="0.000518146722222222" calcext:value-type="float">
            <text:p>0.000518146722222</text:p>
          </table:table-cell>
          <table:table-cell office:value-type="float" office:value="0.175100095888889" calcext:value-type="float">
            <text:p>0.1751000958888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31264" calcext:value-type="float">
            <text:p>0.000331264</text:p>
          </table:table-cell>
          <table:table-cell office:value-type="float" office:value="0.003381987" calcext:value-type="float">
            <text:p>0.003381987</text:p>
          </table:table-cell>
          <table:table-cell office:value-type="float" office:value="0.000842459" calcext:value-type="float">
            <text:p>0.000842459</text:p>
          </table:table-cell>
          <table:table-cell office:value-type="float" office:value="0.064257753" calcext:value-type="float">
            <text:p>0.064257753</text:p>
          </table:table-cell>
          <table:table-cell office:value-type="float" office:value="0.016006721" calcext:value-type="float">
            <text:p>0.016006721</text:p>
          </table:table-cell>
          <table:table-cell office:value-type="float" office:value="0.000177999315789474" calcext:value-type="float">
            <text:p>0.000177999315789</text:p>
          </table:table-cell>
          <table:table-cell office:value-type="float" office:value="0.0000443399473684211" calcext:value-type="float">
            <text:p>4.43399473684211E-05</text:p>
          </table:table-cell>
          <table:table-cell office:value-type="float" office:value="1.945734057" calcext:value-type="float">
            <text:p>1.945734057</text:p>
          </table:table-cell>
          <table:table-cell office:value-type="float" office:value="0.023088066" calcext:value-type="float">
            <text:p>0.023088066</text:p>
          </table:table-cell>
          <table:table-cell office:value-type="float" office:value="3.097833391" calcext:value-type="float">
            <text:p>3.097833391</text:p>
          </table:table-cell>
          <table:table-cell office:value-type="float" office:value="0.438673254" calcext:value-type="float">
            <text:p>0.438673254</text:p>
          </table:table-cell>
          <table:table-cell office:value-type="float" office:value="58.858834429" calcext:value-type="float">
            <text:p>58.858834429</text:p>
          </table:table-cell>
          <table:table-cell office:value-type="float" office:value="0.00121516136842105" calcext:value-type="float">
            <text:p>0.001215161368421</text:p>
          </table:table-cell>
          <table:table-cell office:value-type="float" office:value="0.163043862684211" calcext:value-type="float">
            <text:p>0.163043862684211</text:p>
          </table:table-cell>
          <table:table-cell office:value-type="float" office:value="1.946065321" calcext:value-type="float">
            <text:p>1.946065321</text:p>
          </table:table-cell>
          <table:table-cell office:value-type="float" office:value="0.026470053" calcext:value-type="float">
            <text:p>0.026470053</text:p>
          </table:table-cell>
          <table:table-cell office:value-type="float" office:value="3.09867585" calcext:value-type="float">
            <text:p>3.09867585</text:p>
          </table:table-cell>
          <table:table-cell office:value-type="float" office:value="0.502931007" calcext:value-type="float">
            <text:p>0.502931007</text:p>
          </table:table-cell>
          <table:table-cell office:value-type="float" office:value="58.87484115" calcext:value-type="float">
            <text:p>58.87484115</text:p>
          </table:table-cell>
          <table:table-cell office:value-type="float" office:value="0.00139316068421053" calcext:value-type="float">
            <text:p>0.001393160684211</text:p>
          </table:table-cell>
          <table:table-cell office:value-type="float" office:value="0.163088202631579" calcext:value-type="float">
            <text:p>0.163088202631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17228" calcext:value-type="float">
            <text:p>0.000317228</text:p>
          </table:table-cell>
          <table:table-cell office:value-type="float" office:value="0.001726996" calcext:value-type="float">
            <text:p>0.001726996</text:p>
          </table:table-cell>
          <table:table-cell office:value-type="float" office:value="0.001036685" calcext:value-type="float">
            <text:p>0.001036685</text:p>
          </table:table-cell>
          <table:table-cell office:value-type="float" office:value="0.03453992" calcext:value-type="float">
            <text:p>0.03453992</text:p>
          </table:table-cell>
          <table:table-cell office:value-type="float" office:value="0.0207337" calcext:value-type="float">
            <text:p>0.0207337</text:p>
          </table:table-cell>
          <table:table-cell office:value-type="float" office:value="0.0000863498" calcext:value-type="float">
            <text:p>8.63498E-05</text:p>
          </table:table-cell>
          <table:table-cell office:value-type="float" office:value="0.00005183425" calcext:value-type="float">
            <text:p>5.183425E-05</text:p>
          </table:table-cell>
          <table:table-cell office:value-type="float" office:value="1.886288035" calcext:value-type="float">
            <text:p>1.886288035</text:p>
          </table:table-cell>
          <table:table-cell office:value-type="float" office:value="0.079811315" calcext:value-type="float">
            <text:p>0.079811315</text:p>
          </table:table-cell>
          <table:table-cell office:value-type="float" office:value="2.910561215" calcext:value-type="float">
            <text:p>2.910561215</text:p>
          </table:table-cell>
          <table:table-cell office:value-type="float" office:value="1.5962263" calcext:value-type="float">
            <text:p>1.5962263</text:p>
          </table:table-cell>
          <table:table-cell office:value-type="float" office:value="58.2112243" calcext:value-type="float">
            <text:p>58.2112243</text:p>
          </table:table-cell>
          <table:table-cell office:value-type="float" office:value="0.00399056575" calcext:value-type="float">
            <text:p>0.00399056575</text:p>
          </table:table-cell>
          <table:table-cell office:value-type="float" office:value="0.14552806075" calcext:value-type="float">
            <text:p>0.14552806075</text:p>
          </table:table-cell>
          <table:table-cell office:value-type="float" office:value="1.886605263" calcext:value-type="float">
            <text:p>1.886605263</text:p>
          </table:table-cell>
          <table:table-cell office:value-type="float" office:value="0.081538311" calcext:value-type="float">
            <text:p>0.081538311</text:p>
          </table:table-cell>
          <table:table-cell office:value-type="float" office:value="2.9115979" calcext:value-type="float">
            <text:p>2.9115979</text:p>
          </table:table-cell>
          <table:table-cell office:value-type="float" office:value="1.63076622" calcext:value-type="float">
            <text:p>1.63076622</text:p>
          </table:table-cell>
          <table:table-cell office:value-type="float" office:value="58.231958" calcext:value-type="float">
            <text:p>58.231958</text:p>
          </table:table-cell>
          <table:table-cell office:value-type="float" office:value="0.00407691555" calcext:value-type="float">
            <text:p>0.00407691555</text:p>
          </table:table-cell>
          <table:table-cell office:value-type="float" office:value="0.145579895" calcext:value-type="float">
            <text:p>0.1455798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6637" calcext:value-type="float">
            <text:p>0.00036637</text:p>
          </table:table-cell>
          <table:table-cell office:value-type="float" office:value="0.006011825" calcext:value-type="float">
            <text:p>0.006011825</text:p>
          </table:table-cell>
          <table:table-cell office:value-type="float" office:value="0.000508218" calcext:value-type="float">
            <text:p>0.000508218</text:p>
          </table:table-cell>
          <table:table-cell office:value-type="float" office:value="0.126248325" calcext:value-type="float">
            <text:p>0.126248325</text:p>
          </table:table-cell>
          <table:table-cell office:value-type="float" office:value="0.010672578" calcext:value-type="float">
            <text:p>0.010672578</text:p>
          </table:table-cell>
          <table:table-cell office:value-type="float" office:value="0.000286277380952381" calcext:value-type="float">
            <text:p>0.000286277380952</text:p>
          </table:table-cell>
          <table:table-cell office:value-type="float" office:value="0.0000242008571428571" calcext:value-type="float">
            <text:p>2.42008571428571E-05</text:p>
          </table:table-cell>
          <table:table-cell office:value-type="float" office:value="2.05113905" calcext:value-type="float">
            <text:p>2.05113905</text:p>
          </table:table-cell>
          <table:table-cell office:value-type="float" office:value="0.249179772" calcext:value-type="float">
            <text:p>0.249179772</text:p>
          </table:table-cell>
          <table:table-cell office:value-type="float" office:value="3.082649794" calcext:value-type="float">
            <text:p>3.082649794</text:p>
          </table:table-cell>
          <table:table-cell office:value-type="float" office:value="5.232775212" calcext:value-type="float">
            <text:p>5.232775212</text:p>
          </table:table-cell>
          <table:table-cell office:value-type="float" office:value="64.735645674" calcext:value-type="float">
            <text:p>64.735645674</text:p>
          </table:table-cell>
          <table:table-cell office:value-type="float" office:value="0.0118657034285714" calcext:value-type="float">
            <text:p>0.011865703428572</text:p>
          </table:table-cell>
          <table:table-cell office:value-type="float" office:value="0.146792847333333" calcext:value-type="float">
            <text:p>0.146792847333333</text:p>
          </table:table-cell>
          <table:table-cell office:value-type="float" office:value="2.05150542" calcext:value-type="float">
            <text:p>2.05150542</text:p>
          </table:table-cell>
          <table:table-cell office:value-type="float" office:value="0.255191597" calcext:value-type="float">
            <text:p>0.255191597</text:p>
          </table:table-cell>
          <table:table-cell office:value-type="float" office:value="3.083158012" calcext:value-type="float">
            <text:p>3.083158012</text:p>
          </table:table-cell>
          <table:table-cell office:value-type="float" office:value="5.359023537" calcext:value-type="float">
            <text:p>5.359023537</text:p>
          </table:table-cell>
          <table:table-cell office:value-type="float" office:value="64.746318252" calcext:value-type="float">
            <text:p>64.746318252</text:p>
          </table:table-cell>
          <table:table-cell office:value-type="float" office:value="0.0121519808095238" calcext:value-type="float">
            <text:p>0.012151980809524</text:p>
          </table:table-cell>
          <table:table-cell office:value-type="float" office:value="0.146817048190476" calcext:value-type="float">
            <text:p>0.1468170481904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61864" calcext:value-type="float">
            <text:p>0.000261864</text:p>
          </table:table-cell>
          <table:table-cell office:value-type="float" office:value="0.001916723" calcext:value-type="float">
            <text:p>0.001916723</text:p>
          </table:table-cell>
          <table:table-cell office:value-type="float" office:value="0.000829103" calcext:value-type="float">
            <text:p>0.000829103</text:p>
          </table:table-cell>
          <table:table-cell office:value-type="float" office:value="0.042167906" calcext:value-type="float">
            <text:p>0.042167906</text:p>
          </table:table-cell>
          <table:table-cell office:value-type="float" office:value="0.018240266" calcext:value-type="float">
            <text:p>0.018240266</text:p>
          </table:table-cell>
          <table:table-cell office:value-type="float" office:value="0.0000871237727272727" calcext:value-type="float">
            <text:p>8.71237727272727E-05</text:p>
          </table:table-cell>
          <table:table-cell office:value-type="float" office:value="0.0000376865" calcext:value-type="float">
            <text:p>3.76865E-05</text:p>
          </table:table-cell>
          <table:table-cell office:value-type="float" office:value="2.065159095" calcext:value-type="float">
            <text:p>2.065159095</text:p>
          </table:table-cell>
          <table:table-cell office:value-type="float" office:value="0.636162903" calcext:value-type="float">
            <text:p>0.636162903</text:p>
          </table:table-cell>
          <table:table-cell office:value-type="float" office:value="2.607916916" calcext:value-type="float">
            <text:p>2.607916916</text:p>
          </table:table-cell>
          <table:table-cell office:value-type="float" office:value="13.995583866" calcext:value-type="float">
            <text:p>13.995583866</text:p>
          </table:table-cell>
          <table:table-cell office:value-type="float" office:value="57.374172152" calcext:value-type="float">
            <text:p>57.374172152</text:p>
          </table:table-cell>
          <table:table-cell office:value-type="float" office:value="0.0289164955909091" calcext:value-type="float">
            <text:p>0.028916495590909</text:p>
          </table:table-cell>
          <table:table-cell office:value-type="float" office:value="0.118541678" calcext:value-type="float">
            <text:p>0.118541678</text:p>
          </table:table-cell>
          <table:table-cell office:value-type="float" office:value="2.065420959" calcext:value-type="float">
            <text:p>2.065420959</text:p>
          </table:table-cell>
          <table:table-cell office:value-type="float" office:value="0.638079626" calcext:value-type="float">
            <text:p>0.638079626</text:p>
          </table:table-cell>
          <table:table-cell office:value-type="float" office:value="2.608746019" calcext:value-type="float">
            <text:p>2.608746019</text:p>
          </table:table-cell>
          <table:table-cell office:value-type="float" office:value="14.037751772" calcext:value-type="float">
            <text:p>14.037751772</text:p>
          </table:table-cell>
          <table:table-cell office:value-type="float" office:value="57.392412418" calcext:value-type="float">
            <text:p>57.392412418</text:p>
          </table:table-cell>
          <table:table-cell office:value-type="float" office:value="0.0290036193636364" calcext:value-type="float">
            <text:p>0.029003619363636</text:p>
          </table:table-cell>
          <table:table-cell office:value-type="float" office:value="0.1185793645" calcext:value-type="float">
            <text:p>0.11857936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40279" calcext:value-type="float">
            <text:p>0.00040279</text:p>
          </table:table-cell>
          <table:table-cell office:value-type="float" office:value="0.008078996" calcext:value-type="float">
            <text:p>0.008078996</text:p>
          </table:table-cell>
          <table:table-cell office:value-type="float" office:value="0.000948969" calcext:value-type="float">
            <text:p>0.000948969</text:p>
          </table:table-cell>
          <table:table-cell office:value-type="float" office:value="0.185816908" calcext:value-type="float">
            <text:p>0.185816908</text:p>
          </table:table-cell>
          <table:table-cell office:value-type="float" office:value="0.021826287" calcext:value-type="float">
            <text:p>0.021826287</text:p>
          </table:table-cell>
          <table:table-cell office:value-type="float" office:value="0.000351260695652174" calcext:value-type="float">
            <text:p>0.000351260695652</text:p>
          </table:table-cell>
          <table:table-cell office:value-type="float" office:value="0.0000412595217391304" calcext:value-type="float">
            <text:p>4.12595217391304E-05</text:p>
          </table:table-cell>
          <table:table-cell office:value-type="float" office:value="1.81675712" calcext:value-type="float">
            <text:p>1.81675712</text:p>
          </table:table-cell>
          <table:table-cell office:value-type="float" office:value="1.483714044" calcext:value-type="float">
            <text:p>1.483714044</text:p>
          </table:table-cell>
          <table:table-cell office:value-type="float" office:value="2.276542686" calcext:value-type="float">
            <text:p>2.276542686</text:p>
          </table:table-cell>
          <table:table-cell office:value-type="float" office:value="34.125423012" calcext:value-type="float">
            <text:p>34.125423012</text:p>
          </table:table-cell>
          <table:table-cell office:value-type="float" office:value="52.360481778" calcext:value-type="float">
            <text:p>52.360481778</text:p>
          </table:table-cell>
          <table:table-cell office:value-type="float" office:value="0.0645093062608696" calcext:value-type="float">
            <text:p>0.06450930626087</text:p>
          </table:table-cell>
          <table:table-cell office:value-type="float" office:value="0.0989801167826087" calcext:value-type="float">
            <text:p>0.098980116782609</text:p>
          </table:table-cell>
          <table:table-cell office:value-type="float" office:value="1.81715991" calcext:value-type="float">
            <text:p>1.81715991</text:p>
          </table:table-cell>
          <table:table-cell office:value-type="float" office:value="1.49179304" calcext:value-type="float">
            <text:p>1.49179304</text:p>
          </table:table-cell>
          <table:table-cell office:value-type="float" office:value="2.277491655" calcext:value-type="float">
            <text:p>2.277491655</text:p>
          </table:table-cell>
          <table:table-cell office:value-type="float" office:value="34.31123992" calcext:value-type="float">
            <text:p>34.31123992</text:p>
          </table:table-cell>
          <table:table-cell office:value-type="float" office:value="52.382308065" calcext:value-type="float">
            <text:p>52.382308065</text:p>
          </table:table-cell>
          <table:table-cell office:value-type="float" office:value="0.0648605669565217" calcext:value-type="float">
            <text:p>0.064860566956522</text:p>
          </table:table-cell>
          <table:table-cell office:value-type="float" office:value="0.0990213763043478" calcext:value-type="float">
            <text:p>0.099021376304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377892" calcext:value-type="float">
            <text:p>0.000377892</text:p>
          </table:table-cell>
          <table:table-cell office:value-type="float" office:value="0.006045812" calcext:value-type="float">
            <text:p>0.006045812</text:p>
          </table:table-cell>
          <table:table-cell office:value-type="float" office:value="0.000597365" calcext:value-type="float">
            <text:p>0.000597365</text:p>
          </table:table-cell>
          <table:table-cell office:value-type="float" office:value="0.145099488" calcext:value-type="float">
            <text:p>0.145099488</text:p>
          </table:table-cell>
          <table:table-cell office:value-type="float" office:value="0.01433676" calcext:value-type="float">
            <text:p>0.01433676</text:p>
          </table:table-cell>
          <table:table-cell office:value-type="float" office:value="0.000251908833333333" calcext:value-type="float">
            <text:p>0.000251908833333</text:p>
          </table:table-cell>
          <table:table-cell office:value-type="float" office:value="0.0000248902083333333" calcext:value-type="float">
            <text:p>2.48902083333333E-05</text:p>
          </table:table-cell>
          <table:table-cell office:value-type="float" office:value="1.991366131" calcext:value-type="float">
            <text:p>1.991366131</text:p>
          </table:table-cell>
          <table:table-cell office:value-type="float" office:value="0.000194847" calcext:value-type="float">
            <text:p>0.000194847</text:p>
          </table:table-cell>
          <table:table-cell office:value-type="float" office:value="3.745019269" calcext:value-type="float">
            <text:p>3.745019269</text:p>
          </table:table-cell>
          <table:table-cell office:value-type="float" office:value="0.004676328" calcext:value-type="float">
            <text:p>0.004676328</text:p>
          </table:table-cell>
          <table:table-cell office:value-type="float" office:value="89.880462456" calcext:value-type="float">
            <text:p>89.880462456</text:p>
          </table:table-cell>
          <table:table-cell office:value-type="float" office:value="0.000008118625" calcext:value-type="float">
            <text:p>8.118625E-06</text:p>
          </table:table-cell>
          <table:table-cell office:value-type="float" office:value="0.156042469541667" calcext:value-type="float">
            <text:p>0.156042469541667</text:p>
          </table:table-cell>
          <table:table-cell office:value-type="float" office:value="1.991744023" calcext:value-type="float">
            <text:p>1.991744023</text:p>
          </table:table-cell>
          <table:table-cell office:value-type="float" office:value="0.006240659" calcext:value-type="float">
            <text:p>0.006240659</text:p>
          </table:table-cell>
          <table:table-cell office:value-type="float" office:value="3.745616634" calcext:value-type="float">
            <text:p>3.745616634</text:p>
          </table:table-cell>
          <table:table-cell office:value-type="float" office:value="0.149775816" calcext:value-type="float">
            <text:p>0.149775816</text:p>
          </table:table-cell>
          <table:table-cell office:value-type="float" office:value="89.894799216" calcext:value-type="float">
            <text:p>89.894799216</text:p>
          </table:table-cell>
          <table:table-cell office:value-type="float" office:value="0.000260027458333333" calcext:value-type="float">
            <text:p>0.000260027458333</text:p>
          </table:table-cell>
          <table:table-cell office:value-type="float" office:value="0.15606735975" calcext:value-type="float">
            <text:p>0.156067359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88864" calcext:value-type="float">
            <text:p>0.000288864</text:p>
          </table:table-cell>
          <table:table-cell office:value-type="float" office:value="0.004422722" calcext:value-type="float">
            <text:p>0.004422722</text:p>
          </table:table-cell>
          <table:table-cell office:value-type="float" office:value="0.000821879" calcext:value-type="float">
            <text:p>0.000821879</text:p>
          </table:table-cell>
          <table:table-cell office:value-type="float" office:value="0.11056805" calcext:value-type="float">
            <text:p>0.11056805</text:p>
          </table:table-cell>
          <table:table-cell office:value-type="float" office:value="0.020546975" calcext:value-type="float">
            <text:p>0.020546975</text:p>
          </table:table-cell>
          <table:table-cell office:value-type="float" office:value="0.00017690888" calcext:value-type="float">
            <text:p>0.00017690888</text:p>
          </table:table-cell>
          <table:table-cell office:value-type="float" office:value="0.00003287516" calcext:value-type="float">
            <text:p>3.287516E-05</text:p>
          </table:table-cell>
          <table:table-cell office:value-type="float" office:value="2.056849266" calcext:value-type="float">
            <text:p>2.056849266</text:p>
          </table:table-cell>
          <table:table-cell office:value-type="float" office:value="0.000335252" calcext:value-type="float">
            <text:p>0.000335252</text:p>
          </table:table-cell>
          <table:table-cell office:value-type="float" office:value="3.67704554" calcext:value-type="float">
            <text:p>3.67704554</text:p>
          </table:table-cell>
          <table:table-cell office:value-type="float" office:value="0.0083813" calcext:value-type="float">
            <text:p>0.0083813</text:p>
          </table:table-cell>
          <table:table-cell office:value-type="float" office:value="91.9261385" calcext:value-type="float">
            <text:p>91.9261385</text:p>
          </table:table-cell>
          <table:table-cell office:value-type="float" office:value="0.00001341008" calcext:value-type="float">
            <text:p>1.341008E-05</text:p>
          </table:table-cell>
          <table:table-cell office:value-type="float" office:value="0.1470818216" calcext:value-type="float">
            <text:p>0.1470818216</text:p>
          </table:table-cell>
          <table:table-cell office:value-type="float" office:value="2.05713813" calcext:value-type="float">
            <text:p>2.05713813</text:p>
          </table:table-cell>
          <table:table-cell office:value-type="float" office:value="0.004757974" calcext:value-type="float">
            <text:p>0.004757974</text:p>
          </table:table-cell>
          <table:table-cell office:value-type="float" office:value="3.677867419" calcext:value-type="float">
            <text:p>3.677867419</text:p>
          </table:table-cell>
          <table:table-cell office:value-type="float" office:value="0.11894935" calcext:value-type="float">
            <text:p>0.11894935</text:p>
          </table:table-cell>
          <table:table-cell office:value-type="float" office:value="91.946685475" calcext:value-type="float">
            <text:p>91.946685475</text:p>
          </table:table-cell>
          <table:table-cell office:value-type="float" office:value="0.00019031896" calcext:value-type="float">
            <text:p>0.00019031896</text:p>
          </table:table-cell>
          <table:table-cell office:value-type="float" office:value="0.14711469676" calcext:value-type="float">
            <text:p>0.147114696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356171" calcext:value-type="float">
            <text:p>0.000356171</text:p>
          </table:table-cell>
          <table:table-cell office:value-type="float" office:value="0.00669879" calcext:value-type="float">
            <text:p>0.00669879</text:p>
          </table:table-cell>
          <table:table-cell office:value-type="float" office:value="0.000415492" calcext:value-type="float">
            <text:p>0.000415492</text:p>
          </table:table-cell>
          <table:table-cell office:value-type="float" office:value="0.17416854" calcext:value-type="float">
            <text:p>0.17416854</text:p>
          </table:table-cell>
          <table:table-cell office:value-type="float" office:value="0.010802792" calcext:value-type="float">
            <text:p>0.010802792</text:p>
          </table:table-cell>
          <table:table-cell office:value-type="float" office:value="0.000257645769230769" calcext:value-type="float">
            <text:p>0.000257645769231</text:p>
          </table:table-cell>
          <table:table-cell office:value-type="float" office:value="0.0000159804615384615" calcext:value-type="float">
            <text:p>1.59804615384615E-05</text:p>
          </table:table-cell>
          <table:table-cell office:value-type="float" office:value="2.0739194" calcext:value-type="float">
            <text:p>2.0739194</text:p>
          </table:table-cell>
          <table:table-cell office:value-type="float" office:value="0.000723593" calcext:value-type="float">
            <text:p>0.000723593</text:p>
          </table:table-cell>
          <table:table-cell office:value-type="float" office:value="3.812537455" calcext:value-type="float">
            <text:p>3.812537455</text:p>
          </table:table-cell>
          <table:table-cell office:value-type="float" office:value="0.018813418" calcext:value-type="float">
            <text:p>0.018813418</text:p>
          </table:table-cell>
          <table:table-cell office:value-type="float" office:value="99.12597383" calcext:value-type="float">
            <text:p>99.12597383</text:p>
          </table:table-cell>
          <table:table-cell office:value-type="float" office:value="0.0000278305" calcext:value-type="float">
            <text:p>2.78305E-05</text:p>
          </table:table-cell>
          <table:table-cell office:value-type="float" office:value="0.146636055961539" calcext:value-type="float">
            <text:p>0.146636055961539</text:p>
          </table:table-cell>
          <table:table-cell office:value-type="float" office:value="2.074275571" calcext:value-type="float">
            <text:p>2.074275571</text:p>
          </table:table-cell>
          <table:table-cell office:value-type="float" office:value="0.007422383" calcext:value-type="float">
            <text:p>0.007422383</text:p>
          </table:table-cell>
          <table:table-cell office:value-type="float" office:value="3.812952947" calcext:value-type="float">
            <text:p>3.812952947</text:p>
          </table:table-cell>
          <table:table-cell office:value-type="float" office:value="0.192981958" calcext:value-type="float">
            <text:p>0.192981958</text:p>
          </table:table-cell>
          <table:table-cell office:value-type="float" office:value="99.136776622" calcext:value-type="float">
            <text:p>99.136776622</text:p>
          </table:table-cell>
          <table:table-cell office:value-type="float" office:value="0.000285476269230769" calcext:value-type="float">
            <text:p>0.000285476269231</text:p>
          </table:table-cell>
          <table:table-cell office:value-type="float" office:value="0.146652036423077" calcext:value-type="float">
            <text:p>0.1466520364230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369777" calcext:value-type="float">
            <text:p>0.000369777</text:p>
          </table:table-cell>
          <table:table-cell office:value-type="float" office:value="0.003892362" calcext:value-type="float">
            <text:p>0.003892362</text:p>
          </table:table-cell>
          <table:table-cell office:value-type="float" office:value="0.000587397" calcext:value-type="float">
            <text:p>0.000587397</text:p>
          </table:table-cell>
          <table:table-cell office:value-type="float" office:value="0.105093774" calcext:value-type="float">
            <text:p>0.105093774</text:p>
          </table:table-cell>
          <table:table-cell office:value-type="float" office:value="0.015859719" calcext:value-type="float">
            <text:p>0.015859719</text:p>
          </table:table-cell>
          <table:table-cell office:value-type="float" office:value="0.000144161555555556" calcext:value-type="float">
            <text:p>0.000144161555556</text:p>
          </table:table-cell>
          <table:table-cell office:value-type="float" office:value="0.0000217554444444444" calcext:value-type="float">
            <text:p>2.17554444444444E-05</text:p>
          </table:table-cell>
          <table:table-cell office:value-type="float" office:value="2.397841367" calcext:value-type="float">
            <text:p>2.397841367</text:p>
          </table:table-cell>
          <table:table-cell office:value-type="float" office:value="0.001925086" calcext:value-type="float">
            <text:p>0.001925086</text:p>
          </table:table-cell>
          <table:table-cell office:value-type="float" office:value="3.857489127" calcext:value-type="float">
            <text:p>3.857489127</text:p>
          </table:table-cell>
          <table:table-cell office:value-type="float" office:value="0.051977322" calcext:value-type="float">
            <text:p>0.051977322</text:p>
          </table:table-cell>
          <table:table-cell office:value-type="float" office:value="104.152206429" calcext:value-type="float">
            <text:p>104.152206429</text:p>
          </table:table-cell>
          <table:table-cell office:value-type="float" office:value="0.0000712994814814815" calcext:value-type="float">
            <text:p>7.12994814814815E-05</text:p>
          </table:table-cell>
          <table:table-cell office:value-type="float" office:value="0.142869967666667" calcext:value-type="float">
            <text:p>0.142869967666667</text:p>
          </table:table-cell>
          <table:table-cell office:value-type="float" office:value="2.398211144" calcext:value-type="float">
            <text:p>2.398211144</text:p>
          </table:table-cell>
          <table:table-cell office:value-type="float" office:value="0.005817448" calcext:value-type="float">
            <text:p>0.005817448</text:p>
          </table:table-cell>
          <table:table-cell office:value-type="float" office:value="3.858076524" calcext:value-type="float">
            <text:p>3.858076524</text:p>
          </table:table-cell>
          <table:table-cell office:value-type="float" office:value="0.157071096" calcext:value-type="float">
            <text:p>0.157071096</text:p>
          </table:table-cell>
          <table:table-cell office:value-type="float" office:value="104.168066148" calcext:value-type="float">
            <text:p>104.168066148</text:p>
          </table:table-cell>
          <table:table-cell office:value-type="float" office:value="0.000215461037037037" calcext:value-type="float">
            <text:p>0.000215461037037</text:p>
          </table:table-cell>
          <table:table-cell office:value-type="float" office:value="0.142891723111111" calcext:value-type="float">
            <text:p>0.142891723111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71129" calcext:value-type="float">
            <text:p>0.000371129</text:p>
          </table:table-cell>
          <table:table-cell office:value-type="float" office:value="0.005281116" calcext:value-type="float">
            <text:p>0.005281116</text:p>
          </table:table-cell>
          <table:table-cell office:value-type="float" office:value="0.000535238" calcext:value-type="float">
            <text:p>0.000535238</text:p>
          </table:table-cell>
          <table:table-cell office:value-type="float" office:value="0.147871248" calcext:value-type="float">
            <text:p>0.147871248</text:p>
          </table:table-cell>
          <table:table-cell office:value-type="float" office:value="0.014986664" calcext:value-type="float">
            <text:p>0.014986664</text:p>
          </table:table-cell>
          <table:table-cell office:value-type="float" office:value="0.000188611285714286" calcext:value-type="float">
            <text:p>0.000188611285714</text:p>
          </table:table-cell>
          <table:table-cell office:value-type="float" office:value="0.0000191156428571429" calcext:value-type="float">
            <text:p>1.91156428571429E-05</text:p>
          </table:table-cell>
          <table:table-cell office:value-type="float" office:value="2.157605791" calcext:value-type="float">
            <text:p>2.157605791</text:p>
          </table:table-cell>
          <table:table-cell office:value-type="float" office:value="0.023638154" calcext:value-type="float">
            <text:p>0.023638154</text:p>
          </table:table-cell>
          <table:table-cell office:value-type="float" office:value="4.006367083" calcext:value-type="float">
            <text:p>4.006367083</text:p>
          </table:table-cell>
          <table:table-cell office:value-type="float" office:value="0.661868312" calcext:value-type="float">
            <text:p>0.661868312</text:p>
          </table:table-cell>
          <table:table-cell office:value-type="float" office:value="112.178278324" calcext:value-type="float">
            <text:p>112.178278324</text:p>
          </table:table-cell>
          <table:table-cell office:value-type="float" office:value="0.000844219785714286" calcext:value-type="float">
            <text:p>0.000844219785714</text:p>
          </table:table-cell>
          <table:table-cell office:value-type="float" office:value="0.143084538678571" calcext:value-type="float">
            <text:p>0.143084538678571</text:p>
          </table:table-cell>
          <table:table-cell office:value-type="float" office:value="2.15797692" calcext:value-type="float">
            <text:p>2.15797692</text:p>
          </table:table-cell>
          <table:table-cell office:value-type="float" office:value="0.02891927" calcext:value-type="float">
            <text:p>0.02891927</text:p>
          </table:table-cell>
          <table:table-cell office:value-type="float" office:value="4.006902321" calcext:value-type="float">
            <text:p>4.006902321</text:p>
          </table:table-cell>
          <table:table-cell office:value-type="float" office:value="0.80973956" calcext:value-type="float">
            <text:p>0.80973956</text:p>
          </table:table-cell>
          <table:table-cell office:value-type="float" office:value="112.193264988" calcext:value-type="float">
            <text:p>112.193264988</text:p>
          </table:table-cell>
          <table:table-cell office:value-type="float" office:value="0.00103283107142857" calcext:value-type="float">
            <text:p>0.001032831071429</text:p>
          </table:table-cell>
          <table:table-cell office:value-type="float" office:value="0.143103654321429" calcext:value-type="float">
            <text:p>0.143103654321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35431" calcext:value-type="float">
            <text:p>0.000335431</text:p>
          </table:table-cell>
          <table:table-cell office:value-type="float" office:value="0.006961178" calcext:value-type="float">
            <text:p>0.006961178</text:p>
          </table:table-cell>
          <table:table-cell office:value-type="float" office:value="0.000502026" calcext:value-type="float">
            <text:p>0.000502026</text:p>
          </table:table-cell>
          <table:table-cell office:value-type="float" office:value="0.201874162" calcext:value-type="float">
            <text:p>0.201874162</text:p>
          </table:table-cell>
          <table:table-cell office:value-type="float" office:value="0.014558754" calcext:value-type="float">
            <text:p>0.014558754</text:p>
          </table:table-cell>
          <table:table-cell office:value-type="float" office:value="0.000240040620689655" calcext:value-type="float">
            <text:p>0.00024004062069</text:p>
          </table:table-cell>
          <table:table-cell office:value-type="float" office:value="0.0000173112413793103" calcext:value-type="float">
            <text:p>1.73112413793103E-05</text:p>
          </table:table-cell>
          <table:table-cell office:value-type="float" office:value="1.895062239" calcext:value-type="float">
            <text:p>1.895062239</text:p>
          </table:table-cell>
          <table:table-cell office:value-type="float" office:value="0.044343793" calcext:value-type="float">
            <text:p>0.044343793</text:p>
          </table:table-cell>
          <table:table-cell office:value-type="float" office:value="3.793795398" calcext:value-type="float">
            <text:p>3.793795398</text:p>
          </table:table-cell>
          <table:table-cell office:value-type="float" office:value="1.285969997" calcext:value-type="float">
            <text:p>1.285969997</text:p>
          </table:table-cell>
          <table:table-cell office:value-type="float" office:value="110.020066542" calcext:value-type="float">
            <text:p>110.020066542</text:p>
          </table:table-cell>
          <table:table-cell office:value-type="float" office:value="0.00152909631034483" calcext:value-type="float">
            <text:p>0.001529096310345</text:p>
          </table:table-cell>
          <table:table-cell office:value-type="float" office:value="0.130820530965517" calcext:value-type="float">
            <text:p>0.130820530965517</text:p>
          </table:table-cell>
          <table:table-cell office:value-type="float" office:value="1.89539767" calcext:value-type="float">
            <text:p>1.89539767</text:p>
          </table:table-cell>
          <table:table-cell office:value-type="float" office:value="0.051304971" calcext:value-type="float">
            <text:p>0.051304971</text:p>
          </table:table-cell>
          <table:table-cell office:value-type="float" office:value="3.794297424" calcext:value-type="float">
            <text:p>3.794297424</text:p>
          </table:table-cell>
          <table:table-cell office:value-type="float" office:value="1.487844159" calcext:value-type="float">
            <text:p>1.487844159</text:p>
          </table:table-cell>
          <table:table-cell office:value-type="float" office:value="110.034625296" calcext:value-type="float">
            <text:p>110.034625296</text:p>
          </table:table-cell>
          <table:table-cell office:value-type="float" office:value="0.00176913693103448" calcext:value-type="float">
            <text:p>0.001769136931034</text:p>
          </table:table-cell>
          <table:table-cell office:value-type="float" office:value="0.130837842206897" calcext:value-type="float">
            <text:p>0.1308378422068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379855" calcext:value-type="float">
            <text:p>0.000379855</text:p>
          </table:table-cell>
          <table:table-cell office:value-type="float" office:value="0.003839529" calcext:value-type="float">
            <text:p>0.003839529</text:p>
          </table:table-cell>
          <table:table-cell office:value-type="float" office:value="0.000635797" calcext:value-type="float">
            <text:p>0.000635797</text:p>
          </table:table-cell>
          <table:table-cell office:value-type="float" office:value="0.11518587" calcext:value-type="float">
            <text:p>0.11518587</text:p>
          </table:table-cell>
          <table:table-cell office:value-type="float" office:value="0.01907391" calcext:value-type="float">
            <text:p>0.01907391</text:p>
          </table:table-cell>
          <table:table-cell office:value-type="float" office:value="0.0001279843" calcext:value-type="float">
            <text:p>0.0001279843</text:p>
          </table:table-cell>
          <table:table-cell office:value-type="float" office:value="0.0000211932333333333" calcext:value-type="float">
            <text:p>2.11932333333333E-05</text:p>
          </table:table-cell>
          <table:table-cell office:value-type="float" office:value="2.098738937" calcext:value-type="float">
            <text:p>2.098738937</text:p>
          </table:table-cell>
          <table:table-cell office:value-type="float" office:value="0.104300818" calcext:value-type="float">
            <text:p>0.104300818</text:p>
          </table:table-cell>
          <table:table-cell office:value-type="float" office:value="3.681212801" calcext:value-type="float">
            <text:p>3.681212801</text:p>
          </table:table-cell>
          <table:table-cell office:value-type="float" office:value="3.12902454" calcext:value-type="float">
            <text:p>3.12902454</text:p>
          </table:table-cell>
          <table:table-cell office:value-type="float" office:value="110.43638403" calcext:value-type="float">
            <text:p>110.43638403</text:p>
          </table:table-cell>
          <table:table-cell office:value-type="float" office:value="0.00347669393333333" calcext:value-type="float">
            <text:p>0.003476693933333</text:p>
          </table:table-cell>
          <table:table-cell office:value-type="float" office:value="0.122707093366667" calcext:value-type="float">
            <text:p>0.122707093366667</text:p>
          </table:table-cell>
          <table:table-cell office:value-type="float" office:value="2.099118792" calcext:value-type="float">
            <text:p>2.099118792</text:p>
          </table:table-cell>
          <table:table-cell office:value-type="float" office:value="0.108140347" calcext:value-type="float">
            <text:p>0.108140347</text:p>
          </table:table-cell>
          <table:table-cell office:value-type="float" office:value="3.681848598" calcext:value-type="float">
            <text:p>3.681848598</text:p>
          </table:table-cell>
          <table:table-cell office:value-type="float" office:value="3.24421041" calcext:value-type="float">
            <text:p>3.24421041</text:p>
          </table:table-cell>
          <table:table-cell office:value-type="float" office:value="110.45545794" calcext:value-type="float">
            <text:p>110.45545794</text:p>
          </table:table-cell>
          <table:table-cell office:value-type="float" office:value="0.00360467823333333" calcext:value-type="float">
            <text:p>0.003604678233333</text:p>
          </table:table-cell>
          <table:table-cell office:value-type="float" office:value="0.1227282866" calcext:value-type="float">
            <text:p>0.12272828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367482" calcext:value-type="float">
            <text:p>0.000367482</text:p>
          </table:table-cell>
          <table:table-cell office:value-type="float" office:value="0.004815525" calcext:value-type="float">
            <text:p>0.004815525</text:p>
          </table:table-cell>
          <table:table-cell office:value-type="float" office:value="0.000785509" calcext:value-type="float">
            <text:p>0.000785509</text:p>
          </table:table-cell>
          <table:table-cell office:value-type="float" office:value="0.149281275" calcext:value-type="float">
            <text:p>0.149281275</text:p>
          </table:table-cell>
          <table:table-cell office:value-type="float" office:value="0.024350779" calcext:value-type="float">
            <text:p>0.024350779</text:p>
          </table:table-cell>
          <table:table-cell office:value-type="float" office:value="0.000155339516129032" calcext:value-type="float">
            <text:p>0.000155339516129</text:p>
          </table:table-cell>
          <table:table-cell office:value-type="float" office:value="0.000025339" calcext:value-type="float">
            <text:p>2.5339E-05</text:p>
          </table:table-cell>
          <table:table-cell office:value-type="float" office:value="2.099876047" calcext:value-type="float">
            <text:p>2.099876047</text:p>
          </table:table-cell>
          <table:table-cell office:value-type="float" office:value="0.19350702" calcext:value-type="float">
            <text:p>0.19350702</text:p>
          </table:table-cell>
          <table:table-cell office:value-type="float" office:value="3.510790718" calcext:value-type="float">
            <text:p>3.510790718</text:p>
          </table:table-cell>
          <table:table-cell office:value-type="float" office:value="5.99871762" calcext:value-type="float">
            <text:p>5.99871762</text:p>
          </table:table-cell>
          <table:table-cell office:value-type="float" office:value="108.834512258" calcext:value-type="float">
            <text:p>108.834512258</text:p>
          </table:table-cell>
          <table:table-cell office:value-type="float" office:value="0.00624216193548387" calcext:value-type="float">
            <text:p>0.006242161935484</text:p>
          </table:table-cell>
          <table:table-cell office:value-type="float" office:value="0.113251313483871" calcext:value-type="float">
            <text:p>0.113251313483871</text:p>
          </table:table-cell>
          <table:table-cell office:value-type="float" office:value="2.100243529" calcext:value-type="float">
            <text:p>2.100243529</text:p>
          </table:table-cell>
          <table:table-cell office:value-type="float" office:value="0.198322545" calcext:value-type="float">
            <text:p>0.198322545</text:p>
          </table:table-cell>
          <table:table-cell office:value-type="float" office:value="3.511576227" calcext:value-type="float">
            <text:p>3.511576227</text:p>
          </table:table-cell>
          <table:table-cell office:value-type="float" office:value="6.147998895" calcext:value-type="float">
            <text:p>6.147998895</text:p>
          </table:table-cell>
          <table:table-cell office:value-type="float" office:value="108.858863037" calcext:value-type="float">
            <text:p>108.858863037</text:p>
          </table:table-cell>
          <table:table-cell office:value-type="float" office:value="0.0063975014516129" calcext:value-type="float">
            <text:p>0.006397501451613</text:p>
          </table:table-cell>
          <table:table-cell office:value-type="float" office:value="0.113276652483871" calcext:value-type="float">
            <text:p>0.113276652483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359738" calcext:value-type="float">
            <text:p>0.000359738</text:p>
          </table:table-cell>
          <table:table-cell office:value-type="float" office:value="0.003364944" calcext:value-type="float">
            <text:p>0.003364944</text:p>
          </table:table-cell>
          <table:table-cell office:value-type="float" office:value="0.000474754" calcext:value-type="float">
            <text:p>0.000474754</text:p>
          </table:table-cell>
          <table:table-cell office:value-type="float" office:value="0.107678208" calcext:value-type="float">
            <text:p>0.107678208</text:p>
          </table:table-cell>
          <table:table-cell office:value-type="float" office:value="0.015192128" calcext:value-type="float">
            <text:p>0.015192128</text:p>
          </table:table-cell>
          <table:table-cell office:value-type="float" office:value="0.0001051545" calcext:value-type="float">
            <text:p>0.0001051545</text:p>
          </table:table-cell>
          <table:table-cell office:value-type="float" office:value="0.0000148360625" calcext:value-type="float">
            <text:p>1.48360625E-05</text:p>
          </table:table-cell>
          <table:table-cell office:value-type="float" office:value="2.096715324" calcext:value-type="float">
            <text:p>2.096715324</text:p>
          </table:table-cell>
          <table:table-cell office:value-type="float" office:value="0.415955069" calcext:value-type="float">
            <text:p>0.415955069</text:p>
          </table:table-cell>
          <table:table-cell office:value-type="float" office:value="3.669674063" calcext:value-type="float">
            <text:p>3.669674063</text:p>
          </table:table-cell>
          <table:table-cell office:value-type="float" office:value="13.310562208" calcext:value-type="float">
            <text:p>13.310562208</text:p>
          </table:table-cell>
          <table:table-cell office:value-type="float" office:value="117.429570016" calcext:value-type="float">
            <text:p>117.429570016</text:p>
          </table:table-cell>
          <table:table-cell office:value-type="float" office:value="0.01299859590625" calcext:value-type="float">
            <text:p>0.01299859590625</text:p>
          </table:table-cell>
          <table:table-cell office:value-type="float" office:value="0.11467731446875" calcext:value-type="float">
            <text:p>0.11467731446875</text:p>
          </table:table-cell>
          <table:table-cell office:value-type="float" office:value="2.097075062" calcext:value-type="float">
            <text:p>2.097075062</text:p>
          </table:table-cell>
          <table:table-cell office:value-type="float" office:value="0.419320013" calcext:value-type="float">
            <text:p>0.419320013</text:p>
          </table:table-cell>
          <table:table-cell office:value-type="float" office:value="3.670148817" calcext:value-type="float">
            <text:p>3.670148817</text:p>
          </table:table-cell>
          <table:table-cell office:value-type="float" office:value="13.418240416" calcext:value-type="float">
            <text:p>13.418240416</text:p>
          </table:table-cell>
          <table:table-cell office:value-type="float" office:value="117.444762144" calcext:value-type="float">
            <text:p>117.444762144</text:p>
          </table:table-cell>
          <table:table-cell office:value-type="float" office:value="0.01310375040625" calcext:value-type="float">
            <text:p>0.01310375040625</text:p>
          </table:table-cell>
          <table:table-cell office:value-type="float" office:value="0.11469215053125" calcext:value-type="float">
            <text:p>0.11469215053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240483" calcext:value-type="float">
            <text:p>0.000240483</text:p>
          </table:table-cell>
          <table:table-cell office:value-type="float" office:value="0.005963683" calcext:value-type="float">
            <text:p>0.005963683</text:p>
          </table:table-cell>
          <table:table-cell office:value-type="float" office:value="0.000526381" calcext:value-type="float">
            <text:p>0.000526381</text:p>
          </table:table-cell>
          <table:table-cell office:value-type="float" office:value="0.196801539" calcext:value-type="float">
            <text:p>0.196801539</text:p>
          </table:table-cell>
          <table:table-cell office:value-type="float" office:value="0.017370573" calcext:value-type="float">
            <text:p>0.017370573</text:p>
          </table:table-cell>
          <table:table-cell office:value-type="float" office:value="0.000180717666666667" calcext:value-type="float">
            <text:p>0.000180717666667</text:p>
          </table:table-cell>
          <table:table-cell office:value-type="float" office:value="0.0000159509393939394" calcext:value-type="float">
            <text:p>1.59509393939394E-05</text:p>
          </table:table-cell>
          <table:table-cell office:value-type="float" office:value="2.199869329" calcext:value-type="float">
            <text:p>2.199869329</text:p>
          </table:table-cell>
          <table:table-cell office:value-type="float" office:value="0.723260337" calcext:value-type="float">
            <text:p>0.723260337</text:p>
          </table:table-cell>
          <table:table-cell office:value-type="float" office:value="3.149301419" calcext:value-type="float">
            <text:p>3.149301419</text:p>
          </table:table-cell>
          <table:table-cell office:value-type="float" office:value="23.867591121" calcext:value-type="float">
            <text:p>23.867591121</text:p>
          </table:table-cell>
          <table:table-cell office:value-type="float" office:value="103.926946827" calcext:value-type="float">
            <text:p>103.926946827</text:p>
          </table:table-cell>
          <table:table-cell office:value-type="float" office:value="0.0219169799090909" calcext:value-type="float">
            <text:p>0.021916979909091</text:p>
          </table:table-cell>
          <table:table-cell office:value-type="float" office:value="0.0954333763333333" calcext:value-type="float">
            <text:p>0.095433376333333</text:p>
          </table:table-cell>
          <table:table-cell office:value-type="float" office:value="2.200109812" calcext:value-type="float">
            <text:p>2.200109812</text:p>
          </table:table-cell>
          <table:table-cell office:value-type="float" office:value="0.72922402" calcext:value-type="float">
            <text:p>0.72922402</text:p>
          </table:table-cell>
          <table:table-cell office:value-type="float" office:value="3.1498278" calcext:value-type="float">
            <text:p>3.1498278</text:p>
          </table:table-cell>
          <table:table-cell office:value-type="float" office:value="24.06439266" calcext:value-type="float">
            <text:p>24.06439266</text:p>
          </table:table-cell>
          <table:table-cell office:value-type="float" office:value="103.9443174" calcext:value-type="float">
            <text:p>103.9443174</text:p>
          </table:table-cell>
          <table:table-cell office:value-type="float" office:value="0.0220976975757576" calcext:value-type="float">
            <text:p>0.022097697575758</text:p>
          </table:table-cell>
          <table:table-cell office:value-type="float" office:value="0.0954493272727273" calcext:value-type="float">
            <text:p>0.0954493272727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239862" calcext:value-type="float">
            <text:p>0.000239862</text:p>
          </table:table-cell>
          <table:table-cell office:value-type="float" office:value="0.004287137" calcext:value-type="float">
            <text:p>0.004287137</text:p>
          </table:table-cell>
          <table:table-cell office:value-type="float" office:value="0.001254791" calcext:value-type="float">
            <text:p>0.001254791</text:p>
          </table:table-cell>
          <table:table-cell office:value-type="float" office:value="0.145762658" calcext:value-type="float">
            <text:p>0.145762658</text:p>
          </table:table-cell>
          <table:table-cell office:value-type="float" office:value="0.042662894" calcext:value-type="float">
            <text:p>0.042662894</text:p>
          </table:table-cell>
          <table:table-cell office:value-type="float" office:value="0.000126092264705882" calcext:value-type="float">
            <text:p>0.000126092264706</text:p>
          </table:table-cell>
          <table:table-cell office:value-type="float" office:value="0.0000369056176470588" calcext:value-type="float">
            <text:p>3.69056176470588E-05</text:p>
          </table:table-cell>
          <table:table-cell office:value-type="float" office:value="1.98610168" calcext:value-type="float">
            <text:p>1.98610168</text:p>
          </table:table-cell>
          <table:table-cell office:value-type="float" office:value="1.345430199" calcext:value-type="float">
            <text:p>1.345430199</text:p>
          </table:table-cell>
          <table:table-cell office:value-type="float" office:value="2.80826656" calcext:value-type="float">
            <text:p>2.80826656</text:p>
          </table:table-cell>
          <table:table-cell office:value-type="float" office:value="45.744626766" calcext:value-type="float">
            <text:p>45.744626766</text:p>
          </table:table-cell>
          <table:table-cell office:value-type="float" office:value="95.48106304" calcext:value-type="float">
            <text:p>95.48106304</text:p>
          </table:table-cell>
          <table:table-cell office:value-type="float" office:value="0.0395714764411765" calcext:value-type="float">
            <text:p>0.039571476441177</text:p>
          </table:table-cell>
          <table:table-cell office:value-type="float" office:value="0.0825960752941177" calcext:value-type="float">
            <text:p>0.082596075294118</text:p>
          </table:table-cell>
          <table:table-cell office:value-type="float" office:value="1.986341542" calcext:value-type="float">
            <text:p>1.986341542</text:p>
          </table:table-cell>
          <table:table-cell office:value-type="float" office:value="1.349717336" calcext:value-type="float">
            <text:p>1.349717336</text:p>
          </table:table-cell>
          <table:table-cell office:value-type="float" office:value="2.809521351" calcext:value-type="float">
            <text:p>2.809521351</text:p>
          </table:table-cell>
          <table:table-cell office:value-type="float" office:value="45.890389424" calcext:value-type="float">
            <text:p>45.890389424</text:p>
          </table:table-cell>
          <table:table-cell office:value-type="float" office:value="95.523725934" calcext:value-type="float">
            <text:p>95.523725934</text:p>
          </table:table-cell>
          <table:table-cell office:value-type="float" office:value="0.0396975687058824" calcext:value-type="float">
            <text:p>0.039697568705882</text:p>
          </table:table-cell>
          <table:table-cell office:value-type="float" office:value="0.0826329809117647" calcext:value-type="float">
            <text:p>0.0826329809117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363143" calcext:value-type="float">
            <text:p>0.000363143</text:p>
          </table:table-cell>
          <table:table-cell office:value-type="float" office:value="0.00401269" calcext:value-type="float">
            <text:p>0.00401269</text:p>
          </table:table-cell>
          <table:table-cell office:value-type="float" office:value="0.001168689" calcext:value-type="float">
            <text:p>0.001168689</text:p>
          </table:table-cell>
          <table:table-cell office:value-type="float" office:value="0.14044415" calcext:value-type="float">
            <text:p>0.14044415</text:p>
          </table:table-cell>
          <table:table-cell office:value-type="float" office:value="0.040904115" calcext:value-type="float">
            <text:p>0.040904115</text:p>
          </table:table-cell>
          <table:table-cell office:value-type="float" office:value="0.000114648285714286" calcext:value-type="float">
            <text:p>0.000114648285714</text:p>
          </table:table-cell>
          <table:table-cell office:value-type="float" office:value="0.0000333911142857143" calcext:value-type="float">
            <text:p>3.33911142857143E-05</text:p>
          </table:table-cell>
          <table:table-cell office:value-type="float" office:value="2.090237691" calcext:value-type="float">
            <text:p>2.090237691</text:p>
          </table:table-cell>
          <table:table-cell office:value-type="float" office:value="2.133406668" calcext:value-type="float">
            <text:p>2.133406668</text:p>
          </table:table-cell>
          <table:table-cell office:value-type="float" office:value="2.309318015" calcext:value-type="float">
            <text:p>2.309318015</text:p>
          </table:table-cell>
          <table:table-cell office:value-type="float" office:value="74.66923338" calcext:value-type="float">
            <text:p>74.66923338</text:p>
          </table:table-cell>
          <table:table-cell office:value-type="float" office:value="80.826130525" calcext:value-type="float">
            <text:p>80.826130525</text:p>
          </table:table-cell>
          <table:table-cell office:value-type="float" office:value="0.0609544762285714" calcext:value-type="float">
            <text:p>0.060954476228572</text:p>
          </table:table-cell>
          <table:table-cell office:value-type="float" office:value="0.0659805147142857" calcext:value-type="float">
            <text:p>0.065980514714286</text:p>
          </table:table-cell>
          <table:table-cell office:value-type="float" office:value="2.090600834" calcext:value-type="float">
            <text:p>2.090600834</text:p>
          </table:table-cell>
          <table:table-cell office:value-type="float" office:value="2.137419358" calcext:value-type="float">
            <text:p>2.137419358</text:p>
          </table:table-cell>
          <table:table-cell office:value-type="float" office:value="2.310486704" calcext:value-type="float">
            <text:p>2.310486704</text:p>
          </table:table-cell>
          <table:table-cell office:value-type="float" office:value="74.80967753" calcext:value-type="float">
            <text:p>74.80967753</text:p>
          </table:table-cell>
          <table:table-cell office:value-type="float" office:value="80.86703464" calcext:value-type="float">
            <text:p>80.86703464</text:p>
          </table:table-cell>
          <table:table-cell office:value-type="float" office:value="0.0610691245142857" calcext:value-type="float">
            <text:p>0.061069124514286</text:p>
          </table:table-cell>
          <table:table-cell office:value-type="float" office:value="0.0660139058285714" calcext:value-type="float">
            <text:p>0.0660139058285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416223" calcext:value-type="float">
            <text:p>0.000416223</text:p>
          </table:table-cell>
          <table:table-cell office:value-type="float" office:value="0.00464574" calcext:value-type="float">
            <text:p>0.00464574</text:p>
          </table:table-cell>
          <table:table-cell office:value-type="float" office:value="0.001317058" calcext:value-type="float">
            <text:p>0.001317058</text:p>
          </table:table-cell>
          <table:table-cell office:value-type="float" office:value="0.16724664" calcext:value-type="float">
            <text:p>0.16724664</text:p>
          </table:table-cell>
          <table:table-cell office:value-type="float" office:value="0.047414088" calcext:value-type="float">
            <text:p>0.047414088</text:p>
          </table:table-cell>
          <table:table-cell office:value-type="float" office:value="0.000129048333333333" calcext:value-type="float">
            <text:p>0.000129048333333</text:p>
          </table:table-cell>
          <table:table-cell office:value-type="float" office:value="0.0000365849444444444" calcext:value-type="float">
            <text:p>3.65849444444444E-05</text:p>
          </table:table-cell>
          <table:table-cell office:value-type="float" office:value="2.30827336" calcext:value-type="float">
            <text:p>2.30827336</text:p>
          </table:table-cell>
          <table:table-cell office:value-type="float" office:value="0.000150373" calcext:value-type="float">
            <text:p>0.000150373</text:p>
          </table:table-cell>
          <table:table-cell office:value-type="float" office:value="4.280571941" calcext:value-type="float">
            <text:p>4.280571941</text:p>
          </table:table-cell>
          <table:table-cell office:value-type="float" office:value="0.005413428" calcext:value-type="float">
            <text:p>0.005413428</text:p>
          </table:table-cell>
          <table:table-cell office:value-type="float" office:value="154.100589876" calcext:value-type="float">
            <text:p>154.100589876</text:p>
          </table:table-cell>
          <table:table-cell office:value-type="float" office:value="0.00000417702777777778" calcext:value-type="float">
            <text:p>4.17702777777778E-06</text:p>
          </table:table-cell>
          <table:table-cell office:value-type="float" office:value="0.118904776138889" calcext:value-type="float">
            <text:p>0.118904776138889</text:p>
          </table:table-cell>
          <table:table-cell office:value-type="float" office:value="2.308689583" calcext:value-type="float">
            <text:p>2.308689583</text:p>
          </table:table-cell>
          <table:table-cell office:value-type="float" office:value="0.004796113" calcext:value-type="float">
            <text:p>0.004796113</text:p>
          </table:table-cell>
          <table:table-cell office:value-type="float" office:value="4.281888999" calcext:value-type="float">
            <text:p>4.281888999</text:p>
          </table:table-cell>
          <table:table-cell office:value-type="float" office:value="0.172660068" calcext:value-type="float">
            <text:p>0.172660068</text:p>
          </table:table-cell>
          <table:table-cell office:value-type="float" office:value="154.148003964" calcext:value-type="float">
            <text:p>154.148003964</text:p>
          </table:table-cell>
          <table:table-cell office:value-type="float" office:value="0.000133225361111111" calcext:value-type="float">
            <text:p>0.000133225361111</text:p>
          </table:table-cell>
          <table:table-cell office:value-type="float" office:value="0.118941361083333" calcext:value-type="float">
            <text:p>0.11894136108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320563" calcext:value-type="float">
            <text:p>0.000320563</text:p>
          </table:table-cell>
          <table:table-cell office:value-type="float" office:value="0.008603703" calcext:value-type="float">
            <text:p>0.008603703</text:p>
          </table:table-cell>
          <table:table-cell office:value-type="float" office:value="0.00128638" calcext:value-type="float">
            <text:p>0.00128638</text:p>
          </table:table-cell>
          <table:table-cell office:value-type="float" office:value="0.318337011" calcext:value-type="float">
            <text:p>0.318337011</text:p>
          </table:table-cell>
          <table:table-cell office:value-type="float" office:value="0.04759606" calcext:value-type="float">
            <text:p>0.04759606</text:p>
          </table:table-cell>
          <table:table-cell office:value-type="float" office:value="0.000232532513513514" calcext:value-type="float">
            <text:p>0.000232532513514</text:p>
          </table:table-cell>
          <table:table-cell office:value-type="float" office:value="0.000034767027027027" calcext:value-type="float">
            <text:p>3.4767027027027E-05</text:p>
          </table:table-cell>
          <table:table-cell office:value-type="float" office:value="2.228701281" calcext:value-type="float">
            <text:p>2.228701281</text:p>
          </table:table-cell>
          <table:table-cell office:value-type="float" office:value="0.000216166" calcext:value-type="float">
            <text:p>0.000216166</text:p>
          </table:table-cell>
          <table:table-cell office:value-type="float" office:value="4.284049248" calcext:value-type="float">
            <text:p>4.284049248</text:p>
          </table:table-cell>
          <table:table-cell office:value-type="float" office:value="0.007998142" calcext:value-type="float">
            <text:p>0.007998142</text:p>
          </table:table-cell>
          <table:table-cell office:value-type="float" office:value="158.509822176" calcext:value-type="float">
            <text:p>158.509822176</text:p>
          </table:table-cell>
          <table:table-cell office:value-type="float" office:value="0.00000584232432432432" calcext:value-type="float">
            <text:p>5.84232432432432E-06</text:p>
          </table:table-cell>
          <table:table-cell office:value-type="float" office:value="0.115785114810811" calcext:value-type="float">
            <text:p>0.115785114810811</text:p>
          </table:table-cell>
          <table:table-cell office:value-type="float" office:value="2.229021844" calcext:value-type="float">
            <text:p>2.229021844</text:p>
          </table:table-cell>
          <table:table-cell office:value-type="float" office:value="0.008819869" calcext:value-type="float">
            <text:p>0.008819869</text:p>
          </table:table-cell>
          <table:table-cell office:value-type="float" office:value="4.285335628" calcext:value-type="float">
            <text:p>4.285335628</text:p>
          </table:table-cell>
          <table:table-cell office:value-type="float" office:value="0.326335153" calcext:value-type="float">
            <text:p>0.326335153</text:p>
          </table:table-cell>
          <table:table-cell office:value-type="float" office:value="158.557418236" calcext:value-type="float">
            <text:p>158.557418236</text:p>
          </table:table-cell>
          <table:table-cell office:value-type="float" office:value="0.000238374837837838" calcext:value-type="float">
            <text:p>0.000238374837838</text:p>
          </table:table-cell>
          <table:table-cell office:value-type="float" office:value="0.115819881837838" calcext:value-type="float">
            <text:p>0.1158198818378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328318" calcext:value-type="float">
            <text:p>0.000328318</text:p>
          </table:table-cell>
          <table:table-cell office:value-type="float" office:value="0.00496653" calcext:value-type="float">
            <text:p>0.00496653</text:p>
          </table:table-cell>
          <table:table-cell office:value-type="float" office:value="0.001857503" calcext:value-type="float">
            <text:p>0.001857503</text:p>
          </table:table-cell>
          <table:table-cell office:value-type="float" office:value="0.18872814" calcext:value-type="float">
            <text:p>0.18872814</text:p>
          </table:table-cell>
          <table:table-cell office:value-type="float" office:value="0.070585114" calcext:value-type="float">
            <text:p>0.070585114</text:p>
          </table:table-cell>
          <table:table-cell office:value-type="float" office:value="0.000130698157894737" calcext:value-type="float">
            <text:p>0.000130698157895</text:p>
          </table:table-cell>
          <table:table-cell office:value-type="float" office:value="0.0000488816578947368" calcext:value-type="float">
            <text:p>4.88816578947368E-05</text:p>
          </table:table-cell>
          <table:table-cell office:value-type="float" office:value="2.112132538" calcext:value-type="float">
            <text:p>2.112132538</text:p>
          </table:table-cell>
          <table:table-cell office:value-type="float" office:value="0.000195688" calcext:value-type="float">
            <text:p>0.000195688</text:p>
          </table:table-cell>
          <table:table-cell office:value-type="float" office:value="3.390324872" calcext:value-type="float">
            <text:p>3.390324872</text:p>
          </table:table-cell>
          <table:table-cell office:value-type="float" office:value="0.007436144" calcext:value-type="float">
            <text:p>0.007436144</text:p>
          </table:table-cell>
          <table:table-cell office:value-type="float" office:value="128.832345136" calcext:value-type="float">
            <text:p>128.832345136</text:p>
          </table:table-cell>
          <table:table-cell office:value-type="float" office:value="0.00000514968421052632" calcext:value-type="float">
            <text:p>5.14968421052632E-06</text:p>
          </table:table-cell>
          <table:table-cell office:value-type="float" office:value="0.0892190755789474" calcext:value-type="float">
            <text:p>0.089219075578947</text:p>
          </table:table-cell>
          <table:table-cell office:value-type="float" office:value="2.112460856" calcext:value-type="float">
            <text:p>2.112460856</text:p>
          </table:table-cell>
          <table:table-cell office:value-type="float" office:value="0.005162218" calcext:value-type="float">
            <text:p>0.005162218</text:p>
          </table:table-cell>
          <table:table-cell office:value-type="float" office:value="3.392182375" calcext:value-type="float">
            <text:p>3.392182375</text:p>
          </table:table-cell>
          <table:table-cell office:value-type="float" office:value="0.196164284" calcext:value-type="float">
            <text:p>0.196164284</text:p>
          </table:table-cell>
          <table:table-cell office:value-type="float" office:value="128.90293025" calcext:value-type="float">
            <text:p>128.90293025</text:p>
          </table:table-cell>
          <table:table-cell office:value-type="float" office:value="0.000135847842105263" calcext:value-type="float">
            <text:p>0.000135847842105</text:p>
          </table:table-cell>
          <table:table-cell office:value-type="float" office:value="0.0892679572368421" calcext:value-type="float">
            <text:p>0.0892679572368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362091" calcext:value-type="float">
            <text:p>0.000362091</text:p>
          </table:table-cell>
          <table:table-cell office:value-type="float" office:value="0.001954416" calcext:value-type="float">
            <text:p>0.001954416</text:p>
          </table:table-cell>
          <table:table-cell office:value-type="float" office:value="0.002034967" calcext:value-type="float">
            <text:p>0.002034967</text:p>
          </table:table-cell>
          <table:table-cell office:value-type="float" office:value="0.076222224" calcext:value-type="float">
            <text:p>0.076222224</text:p>
          </table:table-cell>
          <table:table-cell office:value-type="float" office:value="0.079363713" calcext:value-type="float">
            <text:p>0.079363713</text:p>
          </table:table-cell>
          <table:table-cell office:value-type="float" office:value="0.0000501132307692308" calcext:value-type="float">
            <text:p>5.01132307692308E-05</text:p>
          </table:table-cell>
          <table:table-cell office:value-type="float" office:value="0.000052178641025641" calcext:value-type="float">
            <text:p>5.2178641025641E-05</text:p>
          </table:table-cell>
          <table:table-cell office:value-type="float" office:value="2.252991674" calcext:value-type="float">
            <text:p>2.252991674</text:p>
          </table:table-cell>
          <table:table-cell office:value-type="float" office:value="0.000159239" calcext:value-type="float">
            <text:p>0.000159239</text:p>
          </table:table-cell>
          <table:table-cell office:value-type="float" office:value="3.382847436" calcext:value-type="float">
            <text:p>3.382847436</text:p>
          </table:table-cell>
          <table:table-cell office:value-type="float" office:value="0.006210321" calcext:value-type="float">
            <text:p>0.006210321</text:p>
          </table:table-cell>
          <table:table-cell office:value-type="float" office:value="131.931050004" calcext:value-type="float">
            <text:p>131.931050004</text:p>
          </table:table-cell>
          <table:table-cell office:value-type="float" office:value="0.00000408305128205128" calcext:value-type="float">
            <text:p>4.08305128205128E-06</text:p>
          </table:table-cell>
          <table:table-cell office:value-type="float" office:value="0.0867396778461538" calcext:value-type="float">
            <text:p>0.086739677846154</text:p>
          </table:table-cell>
          <table:table-cell office:value-type="float" office:value="2.253353765" calcext:value-type="float">
            <text:p>2.253353765</text:p>
          </table:table-cell>
          <table:table-cell office:value-type="float" office:value="0.002113655" calcext:value-type="float">
            <text:p>0.002113655</text:p>
          </table:table-cell>
          <table:table-cell office:value-type="float" office:value="3.384882403" calcext:value-type="float">
            <text:p>3.384882403</text:p>
          </table:table-cell>
          <table:table-cell office:value-type="float" office:value="0.082432545" calcext:value-type="float">
            <text:p>0.082432545</text:p>
          </table:table-cell>
          <table:table-cell office:value-type="float" office:value="132.010413717" calcext:value-type="float">
            <text:p>132.010413717</text:p>
          </table:table-cell>
          <table:table-cell office:value-type="float" office:value="0.000054196282051282" calcext:value-type="float">
            <text:p>5.4196282051282E-05</text:p>
          </table:table-cell>
          <table:table-cell office:value-type="float" office:value="0.0867918564871795" calcext:value-type="float">
            <text:p>0.086791856487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385986" calcext:value-type="float">
            <text:p>0.000385986</text:p>
          </table:table-cell>
          <table:table-cell office:value-type="float" office:value="0.008404223" calcext:value-type="float">
            <text:p>0.008404223</text:p>
          </table:table-cell>
          <table:table-cell office:value-type="float" office:value="0.000724272" calcext:value-type="float">
            <text:p>0.000724272</text:p>
          </table:table-cell>
          <table:table-cell office:value-type="float" office:value="0.33616892" calcext:value-type="float">
            <text:p>0.33616892</text:p>
          </table:table-cell>
          <table:table-cell office:value-type="float" office:value="0.02897088" calcext:value-type="float">
            <text:p>0.02897088</text:p>
          </table:table-cell>
          <table:table-cell office:value-type="float" office:value="0.000210105575" calcext:value-type="float">
            <text:p>0.000210105575</text:p>
          </table:table-cell>
          <table:table-cell office:value-type="float" office:value="0.0000181068" calcext:value-type="float">
            <text:p>1.81068E-05</text:p>
          </table:table-cell>
          <table:table-cell office:value-type="float" office:value="2.183777268" calcext:value-type="float">
            <text:p>2.183777268</text:p>
          </table:table-cell>
          <table:table-cell office:value-type="float" office:value="0.000155743" calcext:value-type="float">
            <text:p>0.000155743</text:p>
          </table:table-cell>
          <table:table-cell office:value-type="float" office:value="3.396368545" calcext:value-type="float">
            <text:p>3.396368545</text:p>
          </table:table-cell>
          <table:table-cell office:value-type="float" office:value="0.00622972" calcext:value-type="float">
            <text:p>0.00622972</text:p>
          </table:table-cell>
          <table:table-cell office:value-type="float" office:value="135.8547418" calcext:value-type="float">
            <text:p>135.8547418</text:p>
          </table:table-cell>
          <table:table-cell office:value-type="float" office:value="0.000003893575" calcext:value-type="float">
            <text:p>3.893575E-06</text:p>
          </table:table-cell>
          <table:table-cell office:value-type="float" office:value="0.084909213625" calcext:value-type="float">
            <text:p>0.084909213625</text:p>
          </table:table-cell>
          <table:table-cell office:value-type="float" office:value="2.184163254" calcext:value-type="float">
            <text:p>2.184163254</text:p>
          </table:table-cell>
          <table:table-cell office:value-type="float" office:value="0.008559966" calcext:value-type="float">
            <text:p>0.008559966</text:p>
          </table:table-cell>
          <table:table-cell office:value-type="float" office:value="3.397092817" calcext:value-type="float">
            <text:p>3.397092817</text:p>
          </table:table-cell>
          <table:table-cell office:value-type="float" office:value="0.34239864" calcext:value-type="float">
            <text:p>0.34239864</text:p>
          </table:table-cell>
          <table:table-cell office:value-type="float" office:value="135.88371268" calcext:value-type="float">
            <text:p>135.88371268</text:p>
          </table:table-cell>
          <table:table-cell office:value-type="float" office:value="0.00021399915" calcext:value-type="float">
            <text:p>0.00021399915</text:p>
          </table:table-cell>
          <table:table-cell office:value-type="float" office:value="0.084927320425" calcext:value-type="float">
            <text:p>0.084927320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38774" calcext:value-type="float">
            <text:p>0.00038774</text:p>
          </table:table-cell>
          <table:table-cell office:value-type="float" office:value="0.001772858" calcext:value-type="float">
            <text:p>0.001772858</text:p>
          </table:table-cell>
          <table:table-cell office:value-type="float" office:value="0.00099321" calcext:value-type="float">
            <text:p>0.00099321</text:p>
          </table:table-cell>
          <table:table-cell office:value-type="float" office:value="0.072687178" calcext:value-type="float">
            <text:p>0.072687178</text:p>
          </table:table-cell>
          <table:table-cell office:value-type="float" office:value="0.04072161" calcext:value-type="float">
            <text:p>0.04072161</text:p>
          </table:table-cell>
          <table:table-cell office:value-type="float" office:value="0.0000432404390243902" calcext:value-type="float">
            <text:p>4.32404390243902E-05</text:p>
          </table:table-cell>
          <table:table-cell office:value-type="float" office:value="0.0000242246341463415" calcext:value-type="float">
            <text:p>2.42246341463415E-05</text:p>
          </table:table-cell>
          <table:table-cell office:value-type="float" office:value="2.091876258" calcext:value-type="float">
            <text:p>2.091876258</text:p>
          </table:table-cell>
          <table:table-cell office:value-type="float" office:value="0.000174458" calcext:value-type="float">
            <text:p>0.000174458</text:p>
          </table:table-cell>
          <table:table-cell office:value-type="float" office:value="3.224326191" calcext:value-type="float">
            <text:p>3.224326191</text:p>
          </table:table-cell>
          <table:table-cell office:value-type="float" office:value="0.007152778" calcext:value-type="float">
            <text:p>0.007152778</text:p>
          </table:table-cell>
          <table:table-cell office:value-type="float" office:value="132.197373831" calcext:value-type="float">
            <text:p>132.197373831</text:p>
          </table:table-cell>
          <table:table-cell office:value-type="float" office:value="0.00000425507317073171" calcext:value-type="float">
            <text:p>4.25507317073171E-06</text:p>
          </table:table-cell>
          <table:table-cell office:value-type="float" office:value="0.0786421022195122" calcext:value-type="float">
            <text:p>0.078642102219512</text:p>
          </table:table-cell>
          <table:table-cell office:value-type="float" office:value="2.092263998" calcext:value-type="float">
            <text:p>2.092263998</text:p>
          </table:table-cell>
          <table:table-cell office:value-type="float" office:value="0.001947316" calcext:value-type="float">
            <text:p>0.001947316</text:p>
          </table:table-cell>
          <table:table-cell office:value-type="float" office:value="3.225319401" calcext:value-type="float">
            <text:p>3.225319401</text:p>
          </table:table-cell>
          <table:table-cell office:value-type="float" office:value="0.079839956" calcext:value-type="float">
            <text:p>0.079839956</text:p>
          </table:table-cell>
          <table:table-cell office:value-type="float" office:value="132.238095441" calcext:value-type="float">
            <text:p>132.238095441</text:p>
          </table:table-cell>
          <table:table-cell office:value-type="float" office:value="0.0000474955121951219" calcext:value-type="float">
            <text:p>4.74955121951219E-05</text:p>
          </table:table-cell>
          <table:table-cell office:value-type="float" office:value="0.0786663268536585" calcext:value-type="float">
            <text:p>0.0786663268536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346592" calcext:value-type="float">
            <text:p>0.000346592</text:p>
          </table:table-cell>
          <table:table-cell office:value-type="float" office:value="0.004349239" calcext:value-type="float">
            <text:p>0.004349239</text:p>
          </table:table-cell>
          <table:table-cell office:value-type="float" office:value="0.000708524" calcext:value-type="float">
            <text:p>0.000708524</text:p>
          </table:table-cell>
          <table:table-cell office:value-type="float" office:value="0.182668038" calcext:value-type="float">
            <text:p>0.182668038</text:p>
          </table:table-cell>
          <table:table-cell office:value-type="float" office:value="0.029758008" calcext:value-type="float">
            <text:p>0.029758008</text:p>
          </table:table-cell>
          <table:table-cell office:value-type="float" office:value="0.00010355330952381" calcext:value-type="float">
            <text:p>0.000103553309524</text:p>
          </table:table-cell>
          <table:table-cell office:value-type="float" office:value="0.000016869619047619" calcext:value-type="float">
            <text:p>1.6869619047619E-05</text:p>
          </table:table-cell>
          <table:table-cell office:value-type="float" office:value="2.34106467" calcext:value-type="float">
            <text:p>2.34106467</text:p>
          </table:table-cell>
          <table:table-cell office:value-type="float" office:value="0.000180721" calcext:value-type="float">
            <text:p>0.000180721</text:p>
          </table:table-cell>
          <table:table-cell office:value-type="float" office:value="3.212748536" calcext:value-type="float">
            <text:p>3.212748536</text:p>
          </table:table-cell>
          <table:table-cell office:value-type="float" office:value="0.007590282" calcext:value-type="float">
            <text:p>0.007590282</text:p>
          </table:table-cell>
          <table:table-cell office:value-type="float" office:value="134.935438512" calcext:value-type="float">
            <text:p>134.935438512</text:p>
          </table:table-cell>
          <table:table-cell office:value-type="float" office:value="0.00000430288095238095" calcext:value-type="float">
            <text:p>4.30288095238095E-06</text:p>
          </table:table-cell>
          <table:table-cell office:value-type="float" office:value="0.0764940127619048" calcext:value-type="float">
            <text:p>0.076494012761905</text:p>
          </table:table-cell>
          <table:table-cell office:value-type="float" office:value="2.341411262" calcext:value-type="float">
            <text:p>2.341411262</text:p>
          </table:table-cell>
          <table:table-cell office:value-type="float" office:value="0.00452996" calcext:value-type="float">
            <text:p>0.00452996</text:p>
          </table:table-cell>
          <table:table-cell office:value-type="float" office:value="3.21345706" calcext:value-type="float">
            <text:p>3.21345706</text:p>
          </table:table-cell>
          <table:table-cell office:value-type="float" office:value="0.19025832" calcext:value-type="float">
            <text:p>0.19025832</text:p>
          </table:table-cell>
          <table:table-cell office:value-type="float" office:value="134.96519652" calcext:value-type="float">
            <text:p>134.96519652</text:p>
          </table:table-cell>
          <table:table-cell office:value-type="float" office:value="0.00010785619047619" calcext:value-type="float">
            <text:p>0.000107856190476</text:p>
          </table:table-cell>
          <table:table-cell office:value-type="float" office:value="0.0765108823809524" calcext:value-type="float">
            <text:p>0.0765108823809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423437" calcext:value-type="float">
            <text:p>0.000423437</text:p>
          </table:table-cell>
          <table:table-cell office:value-type="float" office:value="0.003189795" calcext:value-type="float">
            <text:p>0.003189795</text:p>
          </table:table-cell>
          <table:table-cell office:value-type="float" office:value="0.001105682" calcext:value-type="float">
            <text:p>0.001105682</text:p>
          </table:table-cell>
          <table:table-cell office:value-type="float" office:value="0.137161185" calcext:value-type="float">
            <text:p>0.137161185</text:p>
          </table:table-cell>
          <table:table-cell office:value-type="float" office:value="0.047544326" calcext:value-type="float">
            <text:p>0.047544326</text:p>
          </table:table-cell>
          <table:table-cell office:value-type="float" office:value="0.0000741812790697674" calcext:value-type="float">
            <text:p>7.41812790697674E-05</text:p>
          </table:table-cell>
          <table:table-cell office:value-type="float" office:value="0.0000257135348837209" calcext:value-type="float">
            <text:p>2.57135348837209E-05</text:p>
          </table:table-cell>
          <table:table-cell office:value-type="float" office:value="2.161434831" calcext:value-type="float">
            <text:p>2.161434831</text:p>
          </table:table-cell>
          <table:table-cell office:value-type="float" office:value="0.000151605" calcext:value-type="float">
            <text:p>0.000151605</text:p>
          </table:table-cell>
          <table:table-cell office:value-type="float" office:value="3.242859795" calcext:value-type="float">
            <text:p>3.242859795</text:p>
          </table:table-cell>
          <table:table-cell office:value-type="float" office:value="0.006519015" calcext:value-type="float">
            <text:p>0.006519015</text:p>
          </table:table-cell>
          <table:table-cell office:value-type="float" office:value="139.442971185" calcext:value-type="float">
            <text:p>139.442971185</text:p>
          </table:table-cell>
          <table:table-cell office:value-type="float" office:value="0.0000035256976744186" calcext:value-type="float">
            <text:p>3.5256976744186E-06</text:p>
          </table:table-cell>
          <table:table-cell office:value-type="float" office:value="0.0754153440697675" calcext:value-type="float">
            <text:p>0.075415344069768</text:p>
          </table:table-cell>
          <table:table-cell office:value-type="float" office:value="2.161858268" calcext:value-type="float">
            <text:p>2.161858268</text:p>
          </table:table-cell>
          <table:table-cell office:value-type="float" office:value="0.0033414" calcext:value-type="float">
            <text:p>0.0033414</text:p>
          </table:table-cell>
          <table:table-cell office:value-type="float" office:value="3.243965477" calcext:value-type="float">
            <text:p>3.243965477</text:p>
          </table:table-cell>
          <table:table-cell office:value-type="float" office:value="0.1436802" calcext:value-type="float">
            <text:p>0.1436802</text:p>
          </table:table-cell>
          <table:table-cell office:value-type="float" office:value="139.490515511" calcext:value-type="float">
            <text:p>139.490515511</text:p>
          </table:table-cell>
          <table:table-cell office:value-type="float" office:value="0.0000777069767441861" calcext:value-type="float">
            <text:p>7.77069767441861E-05</text:p>
          </table:table-cell>
          <table:table-cell office:value-type="float" office:value="0.0754410576046512" calcext:value-type="float">
            <text:p>0.0754410576046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407157" calcext:value-type="float">
            <text:p>0.000407157</text:p>
          </table:table-cell>
          <table:table-cell office:value-type="float" office:value="0.003561854" calcext:value-type="float">
            <text:p>0.003561854</text:p>
          </table:table-cell>
          <table:table-cell office:value-type="float" office:value="0.001974627" calcext:value-type="float">
            <text:p>0.001974627</text:p>
          </table:table-cell>
          <table:table-cell office:value-type="float" office:value="0.156721576" calcext:value-type="float">
            <text:p>0.156721576</text:p>
          </table:table-cell>
          <table:table-cell office:value-type="float" office:value="0.086883588" calcext:value-type="float">
            <text:p>0.086883588</text:p>
          </table:table-cell>
          <table:table-cell office:value-type="float" office:value="0.0000809512272727273" calcext:value-type="float">
            <text:p>8.09512272727273E-05</text:p>
          </table:table-cell>
          <table:table-cell office:value-type="float" office:value="0.0000448778863636364" calcext:value-type="float">
            <text:p>4.48778863636364E-05</text:p>
          </table:table-cell>
          <table:table-cell office:value-type="float" office:value="2.182815023" calcext:value-type="float">
            <text:p>2.182815023</text:p>
          </table:table-cell>
          <table:table-cell office:value-type="float" office:value="0.000273455" calcext:value-type="float">
            <text:p>0.000273455</text:p>
          </table:table-cell>
          <table:table-cell office:value-type="float" office:value="3.355501645" calcext:value-type="float">
            <text:p>3.355501645</text:p>
          </table:table-cell>
          <table:table-cell office:value-type="float" office:value="0.01203202" calcext:value-type="float">
            <text:p>0.01203202</text:p>
          </table:table-cell>
          <table:table-cell office:value-type="float" office:value="147.64207238" calcext:value-type="float">
            <text:p>147.64207238</text:p>
          </table:table-cell>
          <table:table-cell office:value-type="float" office:value="0.00000621488636363636" calcext:value-type="float">
            <text:p>6.21488636363636E-06</text:p>
          </table:table-cell>
          <table:table-cell office:value-type="float" office:value="0.0762614010227273" calcext:value-type="float">
            <text:p>0.076261401022727</text:p>
          </table:table-cell>
          <table:table-cell office:value-type="float" office:value="2.18322218" calcext:value-type="float">
            <text:p>2.18322218</text:p>
          </table:table-cell>
          <table:table-cell office:value-type="float" office:value="0.003835309" calcext:value-type="float">
            <text:p>0.003835309</text:p>
          </table:table-cell>
          <table:table-cell office:value-type="float" office:value="3.357476272" calcext:value-type="float">
            <text:p>3.357476272</text:p>
          </table:table-cell>
          <table:table-cell office:value-type="float" office:value="0.168753596" calcext:value-type="float">
            <text:p>0.168753596</text:p>
          </table:table-cell>
          <table:table-cell office:value-type="float" office:value="147.728955968" calcext:value-type="float">
            <text:p>147.728955968</text:p>
          </table:table-cell>
          <table:table-cell office:value-type="float" office:value="0.0000871661136363636" calcext:value-type="float">
            <text:p>8.71661136363636E-05</text:p>
          </table:table-cell>
          <table:table-cell office:value-type="float" office:value="0.0763062789090909" calcext:value-type="float">
            <text:p>0.076306278909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421323" calcext:value-type="float">
            <text:p>0.000421323</text:p>
          </table:table-cell>
          <table:table-cell office:value-type="float" office:value="0.003173342" calcext:value-type="float">
            <text:p>0.003173342</text:p>
          </table:table-cell>
          <table:table-cell office:value-type="float" office:value="0.000959004" calcext:value-type="float">
            <text:p>0.000959004</text:p>
          </table:table-cell>
          <table:table-cell office:value-type="float" office:value="0.14280039" calcext:value-type="float">
            <text:p>0.14280039</text:p>
          </table:table-cell>
          <table:table-cell office:value-type="float" office:value="0.04315518" calcext:value-type="float">
            <text:p>0.04315518</text:p>
          </table:table-cell>
          <table:table-cell office:value-type="float" office:value="0.0000705187111111111" calcext:value-type="float">
            <text:p>7.05187111111111E-05</text:p>
          </table:table-cell>
          <table:table-cell office:value-type="float" office:value="0.0000213112" calcext:value-type="float">
            <text:p>2.13112E-05</text:p>
          </table:table-cell>
          <table:table-cell office:value-type="float" office:value="2.68861876" calcext:value-type="float">
            <text:p>2.68861876</text:p>
          </table:table-cell>
          <table:table-cell office:value-type="float" office:value="0.00023387" calcext:value-type="float">
            <text:p>0.00023387</text:p>
          </table:table-cell>
          <table:table-cell office:value-type="float" office:value="3.457671367" calcext:value-type="float">
            <text:p>3.457671367</text:p>
          </table:table-cell>
          <table:table-cell office:value-type="float" office:value="0.01052415" calcext:value-type="float">
            <text:p>0.01052415</text:p>
          </table:table-cell>
          <table:table-cell office:value-type="float" office:value="155.595211515" calcext:value-type="float">
            <text:p>155.595211515</text:p>
          </table:table-cell>
          <table:table-cell office:value-type="float" office:value="0.00000519711111111111" calcext:value-type="float">
            <text:p>5.19711111111111E-06</text:p>
          </table:table-cell>
          <table:table-cell office:value-type="float" office:value="0.0768371414888889" calcext:value-type="float">
            <text:p>0.076837141488889</text:p>
          </table:table-cell>
          <table:table-cell office:value-type="float" office:value="2.689040083" calcext:value-type="float">
            <text:p>2.689040083</text:p>
          </table:table-cell>
          <table:table-cell office:value-type="float" office:value="0.003407212" calcext:value-type="float">
            <text:p>0.003407212</text:p>
          </table:table-cell>
          <table:table-cell office:value-type="float" office:value="3.458630371" calcext:value-type="float">
            <text:p>3.458630371</text:p>
          </table:table-cell>
          <table:table-cell office:value-type="float" office:value="0.15332454" calcext:value-type="float">
            <text:p>0.15332454</text:p>
          </table:table-cell>
          <table:table-cell office:value-type="float" office:value="155.638366695" calcext:value-type="float">
            <text:p>155.638366695</text:p>
          </table:table-cell>
          <table:table-cell office:value-type="float" office:value="0.0000757158222222222" calcext:value-type="float">
            <text:p>7.57158222222222E-05</text:p>
          </table:table-cell>
          <table:table-cell office:value-type="float" office:value="0.0768584526888889" calcext:value-type="float">
            <text:p>0.0768584526888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385585" calcext:value-type="float">
            <text:p>0.000385585</text:p>
          </table:table-cell>
          <table:table-cell office:value-type="float" office:value="0.002852759" calcext:value-type="float">
            <text:p>0.002852759</text:p>
          </table:table-cell>
          <table:table-cell office:value-type="float" office:value="0.00075455" calcext:value-type="float">
            <text:p>0.00075455</text:p>
          </table:table-cell>
          <table:table-cell office:value-type="float" office:value="0.131226914" calcext:value-type="float">
            <text:p>0.131226914</text:p>
          </table:table-cell>
          <table:table-cell office:value-type="float" office:value="0.0347093" calcext:value-type="float">
            <text:p>0.0347093</text:p>
          </table:table-cell>
          <table:table-cell office:value-type="float" office:value="0.0000620165" calcext:value-type="float">
            <text:p>6.20165E-05</text:p>
          </table:table-cell>
          <table:table-cell office:value-type="float" office:value="0.0000164032608695652" calcext:value-type="float">
            <text:p>1.64032608695652E-05</text:p>
          </table:table-cell>
          <table:table-cell office:value-type="float" office:value="2.564048228" calcext:value-type="float">
            <text:p>2.564048228</text:p>
          </table:table-cell>
          <table:table-cell office:value-type="float" office:value="0.000216818" calcext:value-type="float">
            <text:p>0.000216818</text:p>
          </table:table-cell>
          <table:table-cell office:value-type="float" office:value="3.3956727" calcext:value-type="float">
            <text:p>3.3956727</text:p>
          </table:table-cell>
          <table:table-cell office:value-type="float" office:value="0.009973628" calcext:value-type="float">
            <text:p>0.009973628</text:p>
          </table:table-cell>
          <table:table-cell office:value-type="float" office:value="156.2009442" calcext:value-type="float">
            <text:p>156.2009442</text:p>
          </table:table-cell>
          <table:table-cell office:value-type="float" office:value="0.0000047134347826087" calcext:value-type="float">
            <text:p>4.7134347826087E-06</text:p>
          </table:table-cell>
          <table:table-cell office:value-type="float" office:value="0.0738189717391304" calcext:value-type="float">
            <text:p>0.073818971739131</text:p>
          </table:table-cell>
          <table:table-cell office:value-type="float" office:value="2.564433813" calcext:value-type="float">
            <text:p>2.564433813</text:p>
          </table:table-cell>
          <table:table-cell office:value-type="float" office:value="0.003069577" calcext:value-type="float">
            <text:p>0.003069577</text:p>
          </table:table-cell>
          <table:table-cell office:value-type="float" office:value="3.39642725" calcext:value-type="float">
            <text:p>3.39642725</text:p>
          </table:table-cell>
          <table:table-cell office:value-type="float" office:value="0.141200542" calcext:value-type="float">
            <text:p>0.141200542</text:p>
          </table:table-cell>
          <table:table-cell office:value-type="float" office:value="156.2356535" calcext:value-type="float">
            <text:p>156.2356535</text:p>
          </table:table-cell>
          <table:table-cell office:value-type="float" office:value="0.0000667299347826087" calcext:value-type="float">
            <text:p>6.67299347826087E-05</text:p>
          </table:table-cell>
          <table:table-cell office:value-type="float" office:value="0.073835375" calcext:value-type="float">
            <text:p>0.0738353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332005" calcext:value-type="float">
            <text:p>0.000332005</text:p>
          </table:table-cell>
          <table:table-cell office:value-type="float" office:value="0.00349683" calcext:value-type="float">
            <text:p>0.00349683</text:p>
          </table:table-cell>
          <table:table-cell office:value-type="float" office:value="0.001188016" calcext:value-type="float">
            <text:p>0.001188016</text:p>
          </table:table-cell>
          <table:table-cell office:value-type="float" office:value="0.16435101" calcext:value-type="float">
            <text:p>0.16435101</text:p>
          </table:table-cell>
          <table:table-cell office:value-type="float" office:value="0.055836752" calcext:value-type="float">
            <text:p>0.055836752</text:p>
          </table:table-cell>
          <table:table-cell office:value-type="float" office:value="0.0000744006382978723" calcext:value-type="float">
            <text:p>7.44006382978723E-05</text:p>
          </table:table-cell>
          <table:table-cell office:value-type="float" office:value="0.0000252769361702128" calcext:value-type="float">
            <text:p>2.52769361702128E-05</text:p>
          </table:table-cell>
          <table:table-cell office:value-type="float" office:value="1.907501892" calcext:value-type="float">
            <text:p>1.907501892</text:p>
          </table:table-cell>
          <table:table-cell office:value-type="float" office:value="0.000517413" calcext:value-type="float">
            <text:p>0.000517413</text:p>
          </table:table-cell>
          <table:table-cell office:value-type="float" office:value="3.700443953" calcext:value-type="float">
            <text:p>3.700443953</text:p>
          </table:table-cell>
          <table:table-cell office:value-type="float" office:value="0.024318411" calcext:value-type="float">
            <text:p>0.024318411</text:p>
          </table:table-cell>
          <table:table-cell office:value-type="float" office:value="173.920865791" calcext:value-type="float">
            <text:p>173.920865791</text:p>
          </table:table-cell>
          <table:table-cell office:value-type="float" office:value="0.0000110087872340426" calcext:value-type="float">
            <text:p>1.10087872340426E-05</text:p>
          </table:table-cell>
          <table:table-cell office:value-type="float" office:value="0.0787328500638298" calcext:value-type="float">
            <text:p>0.07873285006383</text:p>
          </table:table-cell>
          <table:table-cell office:value-type="float" office:value="1.907833897" calcext:value-type="float">
            <text:p>1.907833897</text:p>
          </table:table-cell>
          <table:table-cell office:value-type="float" office:value="0.004014243" calcext:value-type="float">
            <text:p>0.004014243</text:p>
          </table:table-cell>
          <table:table-cell office:value-type="float" office:value="3.701631969" calcext:value-type="float">
            <text:p>3.701631969</text:p>
          </table:table-cell>
          <table:table-cell office:value-type="float" office:value="0.188669421" calcext:value-type="float">
            <text:p>0.188669421</text:p>
          </table:table-cell>
          <table:table-cell office:value-type="float" office:value="173.976702543" calcext:value-type="float">
            <text:p>173.976702543</text:p>
          </table:table-cell>
          <table:table-cell office:value-type="float" office:value="0.0000854094255319149" calcext:value-type="float">
            <text:p>8.54094255319149E-05</text:p>
          </table:table-cell>
          <table:table-cell office:value-type="float" office:value="0.078758127" calcext:value-type="float">
            <text:p>0.0787581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370757" calcext:value-type="float">
            <text:p>0.000370757</text:p>
          </table:table-cell>
          <table:table-cell office:value-type="float" office:value="0.003298807" calcext:value-type="float">
            <text:p>0.003298807</text:p>
          </table:table-cell>
          <table:table-cell office:value-type="float" office:value="0.00098842" calcext:value-type="float">
            <text:p>0.00098842</text:p>
          </table:table-cell>
          <table:table-cell office:value-type="float" office:value="0.158342736" calcext:value-type="float">
            <text:p>0.158342736</text:p>
          </table:table-cell>
          <table:table-cell office:value-type="float" office:value="0.04744416" calcext:value-type="float">
            <text:p>0.04744416</text:p>
          </table:table-cell>
          <table:table-cell office:value-type="float" office:value="0.0000687251458333333" calcext:value-type="float">
            <text:p>6.87251458333333E-05</text:p>
          </table:table-cell>
          <table:table-cell office:value-type="float" office:value="0.0000205920833333333" calcext:value-type="float">
            <text:p>2.05920833333333E-05</text:p>
          </table:table-cell>
          <table:table-cell office:value-type="float" office:value="1.987991378" calcext:value-type="float">
            <text:p>1.987991378</text:p>
          </table:table-cell>
          <table:table-cell office:value-type="float" office:value="0.000226136" calcext:value-type="float">
            <text:p>0.000226136</text:p>
          </table:table-cell>
          <table:table-cell office:value-type="float" office:value="3.678240255" calcext:value-type="float">
            <text:p>3.678240255</text:p>
          </table:table-cell>
          <table:table-cell office:value-type="float" office:value="0.010854528" calcext:value-type="float">
            <text:p>0.010854528</text:p>
          </table:table-cell>
          <table:table-cell office:value-type="float" office:value="176.55553224" calcext:value-type="float">
            <text:p>176.55553224</text:p>
          </table:table-cell>
          <table:table-cell office:value-type="float" office:value="0.00000471116666666667" calcext:value-type="float">
            <text:p>4.71116666666667E-06</text:p>
          </table:table-cell>
          <table:table-cell office:value-type="float" office:value="0.0766300053125" calcext:value-type="float">
            <text:p>0.0766300053125</text:p>
          </table:table-cell>
          <table:table-cell office:value-type="float" office:value="1.988362135" calcext:value-type="float">
            <text:p>1.988362135</text:p>
          </table:table-cell>
          <table:table-cell office:value-type="float" office:value="0.003524943" calcext:value-type="float">
            <text:p>0.003524943</text:p>
          </table:table-cell>
          <table:table-cell office:value-type="float" office:value="3.679228675" calcext:value-type="float">
            <text:p>3.679228675</text:p>
          </table:table-cell>
          <table:table-cell office:value-type="float" office:value="0.169197264" calcext:value-type="float">
            <text:p>0.169197264</text:p>
          </table:table-cell>
          <table:table-cell office:value-type="float" office:value="176.6029764" calcext:value-type="float">
            <text:p>176.6029764</text:p>
          </table:table-cell>
          <table:table-cell office:value-type="float" office:value="0.0000734363125" calcext:value-type="float">
            <text:p>7.34363125E-05</text:p>
          </table:table-cell>
          <table:table-cell office:value-type="float" office:value="0.0766505973958333" calcext:value-type="float">
            <text:p>0.0766505973958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368684" calcext:value-type="float">
            <text:p>0.000368684</text:p>
          </table:table-cell>
          <table:table-cell office:value-type="float" office:value="0.007009015" calcext:value-type="float">
            <text:p>0.007009015</text:p>
          </table:table-cell>
          <table:table-cell office:value-type="float" office:value="0.000538713" calcext:value-type="float">
            <text:p>0.000538713</text:p>
          </table:table-cell>
          <table:table-cell office:value-type="float" office:value="0.343441735" calcext:value-type="float">
            <text:p>0.343441735</text:p>
          </table:table-cell>
          <table:table-cell office:value-type="float" office:value="0.026396937" calcext:value-type="float">
            <text:p>0.026396937</text:p>
          </table:table-cell>
          <table:table-cell office:value-type="float" office:value="0.00014304112244898" calcext:value-type="float">
            <text:p>0.000143041122449</text:p>
          </table:table-cell>
          <table:table-cell office:value-type="float" office:value="0.0000109941428571429" calcext:value-type="float">
            <text:p>1.09941428571429E-05</text:p>
          </table:table-cell>
          <table:table-cell office:value-type="float" office:value="2.009280198" calcext:value-type="float">
            <text:p>2.009280198</text:p>
          </table:table-cell>
          <table:table-cell office:value-type="float" office:value="0.000431792" calcext:value-type="float">
            <text:p>0.000431792</text:p>
          </table:table-cell>
          <table:table-cell office:value-type="float" office:value="3.71433981" calcext:value-type="float">
            <text:p>3.71433981</text:p>
          </table:table-cell>
          <table:table-cell office:value-type="float" office:value="0.021157808" calcext:value-type="float">
            <text:p>0.021157808</text:p>
          </table:table-cell>
          <table:table-cell office:value-type="float" office:value="182.00265069" calcext:value-type="float">
            <text:p>182.00265069</text:p>
          </table:table-cell>
          <table:table-cell office:value-type="float" office:value="0.00000881208163265306" calcext:value-type="float">
            <text:p>8.81208163265306E-06</text:p>
          </table:table-cell>
          <table:table-cell office:value-type="float" office:value="0.0758028532653061" calcext:value-type="float">
            <text:p>0.075802853265306</text:p>
          </table:table-cell>
          <table:table-cell office:value-type="float" office:value="2.009648882" calcext:value-type="float">
            <text:p>2.009648882</text:p>
          </table:table-cell>
          <table:table-cell office:value-type="float" office:value="0.007440807" calcext:value-type="float">
            <text:p>0.007440807</text:p>
          </table:table-cell>
          <table:table-cell office:value-type="float" office:value="3.714878523" calcext:value-type="float">
            <text:p>3.714878523</text:p>
          </table:table-cell>
          <table:table-cell office:value-type="float" office:value="0.364599543" calcext:value-type="float">
            <text:p>0.364599543</text:p>
          </table:table-cell>
          <table:table-cell office:value-type="float" office:value="182.029047627" calcext:value-type="float">
            <text:p>182.029047627</text:p>
          </table:table-cell>
          <table:table-cell office:value-type="float" office:value="0.000151853204081633" calcext:value-type="float">
            <text:p>0.000151853204082</text:p>
          </table:table-cell>
          <table:table-cell office:value-type="float" office:value="0.0758138474081633" calcext:value-type="float">
            <text:p>0.0758138474081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362692" calcext:value-type="float">
            <text:p>0.000362692</text:p>
          </table:table-cell>
          <table:table-cell office:value-type="float" office:value="0.00307305" calcext:value-type="float">
            <text:p>0.00307305</text:p>
          </table:table-cell>
          <table:table-cell office:value-type="float" office:value="0.000598696" calcext:value-type="float">
            <text:p>0.000598696</text:p>
          </table:table-cell>
          <table:table-cell office:value-type="float" office:value="0.1536525" calcext:value-type="float">
            <text:p>0.1536525</text:p>
          </table:table-cell>
          <table:table-cell office:value-type="float" office:value="0.0299348" calcext:value-type="float">
            <text:p>0.0299348</text:p>
          </table:table-cell>
          <table:table-cell office:value-type="float" office:value="0.000061461" calcext:value-type="float">
            <text:p>6.1461E-05</text:p>
          </table:table-cell>
          <table:table-cell office:value-type="float" office:value="0.00001197392" calcext:value-type="float">
            <text:p>1.197392E-05</text:p>
          </table:table-cell>
          <table:table-cell office:value-type="float" office:value="2.03938595" calcext:value-type="float">
            <text:p>2.03938595</text:p>
          </table:table-cell>
          <table:table-cell office:value-type="float" office:value="0.000476226" calcext:value-type="float">
            <text:p>0.000476226</text:p>
          </table:table-cell>
          <table:table-cell office:value-type="float" office:value="3.846824784" calcext:value-type="float">
            <text:p>3.846824784</text:p>
          </table:table-cell>
          <table:table-cell office:value-type="float" office:value="0.0238113" calcext:value-type="float">
            <text:p>0.0238113</text:p>
          </table:table-cell>
          <table:table-cell office:value-type="float" office:value="192.3412392" calcext:value-type="float">
            <text:p>192.3412392</text:p>
          </table:table-cell>
          <table:table-cell office:value-type="float" office:value="0.00000952452" calcext:value-type="float">
            <text:p>9.52452E-06</text:p>
          </table:table-cell>
          <table:table-cell office:value-type="float" office:value="0.07693649568" calcext:value-type="float">
            <text:p>0.07693649568</text:p>
          </table:table-cell>
          <table:table-cell office:value-type="float" office:value="2.039748642" calcext:value-type="float">
            <text:p>2.039748642</text:p>
          </table:table-cell>
          <table:table-cell office:value-type="float" office:value="0.003549276" calcext:value-type="float">
            <text:p>0.003549276</text:p>
          </table:table-cell>
          <table:table-cell office:value-type="float" office:value="3.84742348" calcext:value-type="float">
            <text:p>3.84742348</text:p>
          </table:table-cell>
          <table:table-cell office:value-type="float" office:value="0.1774638" calcext:value-type="float">
            <text:p>0.1774638</text:p>
          </table:table-cell>
          <table:table-cell office:value-type="float" office:value="192.371174" calcext:value-type="float">
            <text:p>192.371174</text:p>
          </table:table-cell>
          <table:table-cell office:value-type="float" office:value="0.00007098552" calcext:value-type="float">
            <text:p>7.098552E-05</text:p>
          </table:table-cell>
          <table:table-cell office:value-type="float" office:value="0.0769484696" calcext:value-type="float">
            <text:p>0.07694846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344758" calcext:value-type="float">
            <text:p>0.000344758</text:p>
          </table:table-cell>
          <table:table-cell office:value-type="float" office:value="0.003268657" calcext:value-type="float">
            <text:p>0.003268657</text:p>
          </table:table-cell>
          <table:table-cell office:value-type="float" office:value="0.000517543" calcext:value-type="float">
            <text:p>0.000517543</text:p>
          </table:table-cell>
          <table:table-cell office:value-type="float" office:value="0.166701507" calcext:value-type="float">
            <text:p>0.166701507</text:p>
          </table:table-cell>
          <table:table-cell office:value-type="float" office:value="0.026394693" calcext:value-type="float">
            <text:p>0.026394693</text:p>
          </table:table-cell>
          <table:table-cell office:value-type="float" office:value="0.0000640913137254902" calcext:value-type="float">
            <text:p>6.40913137254902E-05</text:p>
          </table:table-cell>
          <table:table-cell office:value-type="float" office:value="0.0000101479019607843" calcext:value-type="float">
            <text:p>1.01479019607843E-05</text:p>
          </table:table-cell>
          <table:table-cell office:value-type="float" office:value="2.045408903" calcext:value-type="float">
            <text:p>2.045408903</text:p>
          </table:table-cell>
          <table:table-cell office:value-type="float" office:value="0.000625175" calcext:value-type="float">
            <text:p>0.000625175</text:p>
          </table:table-cell>
          <table:table-cell office:value-type="float" office:value="3.788277133" calcext:value-type="float">
            <text:p>3.788277133</text:p>
          </table:table-cell>
          <table:table-cell office:value-type="float" office:value="0.031883925" calcext:value-type="float">
            <text:p>0.031883925</text:p>
          </table:table-cell>
          <table:table-cell office:value-type="float" office:value="193.202133783" calcext:value-type="float">
            <text:p>193.202133783</text:p>
          </table:table-cell>
          <table:table-cell office:value-type="float" office:value="0.0000122583333333333" calcext:value-type="float">
            <text:p>1.22583333333333E-05</text:p>
          </table:table-cell>
          <table:table-cell office:value-type="float" office:value="0.0742799437843137" calcext:value-type="float">
            <text:p>0.074279943784314</text:p>
          </table:table-cell>
          <table:table-cell office:value-type="float" office:value="2.045753661" calcext:value-type="float">
            <text:p>2.045753661</text:p>
          </table:table-cell>
          <table:table-cell office:value-type="float" office:value="0.003893832" calcext:value-type="float">
            <text:p>0.003893832</text:p>
          </table:table-cell>
          <table:table-cell office:value-type="float" office:value="3.788794676" calcext:value-type="float">
            <text:p>3.788794676</text:p>
          </table:table-cell>
          <table:table-cell office:value-type="float" office:value="0.198585432" calcext:value-type="float">
            <text:p>0.198585432</text:p>
          </table:table-cell>
          <table:table-cell office:value-type="float" office:value="193.228528476" calcext:value-type="float">
            <text:p>193.228528476</text:p>
          </table:table-cell>
          <table:table-cell office:value-type="float" office:value="0.0000763496470588235" calcext:value-type="float">
            <text:p>7.63496470588235E-05</text:p>
          </table:table-cell>
          <table:table-cell office:value-type="float" office:value="0.0742900916862745" calcext:value-type="float">
            <text:p>0.0742900916862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346412" calcext:value-type="float">
            <text:p>0.000346412</text:p>
          </table:table-cell>
          <table:table-cell office:value-type="float" office:value="0.003635757" calcext:value-type="float">
            <text:p>0.003635757</text:p>
          </table:table-cell>
          <table:table-cell office:value-type="float" office:value="0.001428697" calcext:value-type="float">
            <text:p>0.001428697</text:p>
          </table:table-cell>
          <table:table-cell office:value-type="float" office:value="0.189059364" calcext:value-type="float">
            <text:p>0.189059364</text:p>
          </table:table-cell>
          <table:table-cell office:value-type="float" office:value="0.074292244" calcext:value-type="float">
            <text:p>0.074292244</text:p>
          </table:table-cell>
          <table:table-cell office:value-type="float" office:value="0.0000699184038461538" calcext:value-type="float">
            <text:p>6.99184038461538E-05</text:p>
          </table:table-cell>
          <table:table-cell office:value-type="float" office:value="0.0000274749423076923" calcext:value-type="float">
            <text:p>2.74749423076923E-05</text:p>
          </table:table-cell>
          <table:table-cell office:value-type="float" office:value="2.120964444" calcext:value-type="float">
            <text:p>2.120964444</text:p>
          </table:table-cell>
          <table:table-cell office:value-type="float" office:value="0.001364977" calcext:value-type="float">
            <text:p>0.001364977</text:p>
          </table:table-cell>
          <table:table-cell office:value-type="float" office:value="3.827013707" calcext:value-type="float">
            <text:p>3.827013707</text:p>
          </table:table-cell>
          <table:table-cell office:value-type="float" office:value="0.070978804" calcext:value-type="float">
            <text:p>0.070978804</text:p>
          </table:table-cell>
          <table:table-cell office:value-type="float" office:value="199.004712764" calcext:value-type="float">
            <text:p>199.004712764</text:p>
          </table:table-cell>
          <table:table-cell office:value-type="float" office:value="0.0000262495576923077" calcext:value-type="float">
            <text:p>2.62495576923077E-05</text:p>
          </table:table-cell>
          <table:table-cell office:value-type="float" office:value="0.0735964174423077" calcext:value-type="float">
            <text:p>0.073596417442308</text:p>
          </table:table-cell>
          <table:table-cell office:value-type="float" office:value="2.121310856" calcext:value-type="float">
            <text:p>2.121310856</text:p>
          </table:table-cell>
          <table:table-cell office:value-type="float" office:value="0.005000734" calcext:value-type="float">
            <text:p>0.005000734</text:p>
          </table:table-cell>
          <table:table-cell office:value-type="float" office:value="3.828442404" calcext:value-type="float">
            <text:p>3.828442404</text:p>
          </table:table-cell>
          <table:table-cell office:value-type="float" office:value="0.260038168" calcext:value-type="float">
            <text:p>0.260038168</text:p>
          </table:table-cell>
          <table:table-cell office:value-type="float" office:value="199.079005008" calcext:value-type="float">
            <text:p>199.079005008</text:p>
          </table:table-cell>
          <table:table-cell office:value-type="float" office:value="0.0000961679615384615" calcext:value-type="float">
            <text:p>9.61679615384615E-05</text:p>
          </table:table-cell>
          <table:table-cell office:value-type="float" office:value="0.0736238923846154" calcext:value-type="float">
            <text:p>0.0736238923846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368142" calcext:value-type="float">
            <text:p>0.000368142</text:p>
          </table:table-cell>
          <table:table-cell office:value-type="float" office:value="0.001150463" calcext:value-type="float">
            <text:p>0.001150463</text:p>
          </table:table-cell>
          <table:table-cell office:value-type="float" office:value="0.001307038" calcext:value-type="float">
            <text:p>0.001307038</text:p>
          </table:table-cell>
          <table:table-cell office:value-type="float" office:value="0.060974539" calcext:value-type="float">
            <text:p>0.060974539</text:p>
          </table:table-cell>
          <table:table-cell office:value-type="float" office:value="0.069273014" calcext:value-type="float">
            <text:p>0.069273014</text:p>
          </table:table-cell>
          <table:table-cell office:value-type="float" office:value="0.0000217068490566038" calcext:value-type="float">
            <text:p>2.17068490566038E-05</text:p>
          </table:table-cell>
          <table:table-cell office:value-type="float" office:value="0.0000246610943396226" calcext:value-type="float">
            <text:p>2.46610943396226E-05</text:p>
          </table:table-cell>
          <table:table-cell office:value-type="float" office:value="2.092624198" calcext:value-type="float">
            <text:p>2.092624198</text:p>
          </table:table-cell>
          <table:table-cell office:value-type="float" office:value="0.0082375" calcext:value-type="float">
            <text:p>0.0082375</text:p>
          </table:table-cell>
          <table:table-cell office:value-type="float" office:value="3.808339938" calcext:value-type="float">
            <text:p>3.808339938</text:p>
          </table:table-cell>
          <table:table-cell office:value-type="float" office:value="0.4365875" calcext:value-type="float">
            <text:p>0.4365875</text:p>
          </table:table-cell>
          <table:table-cell office:value-type="float" office:value="201.842016714" calcext:value-type="float">
            <text:p>201.842016714</text:p>
          </table:table-cell>
          <table:table-cell office:value-type="float" office:value="0.000155424528301887" calcext:value-type="float">
            <text:p>0.000155424528302</text:p>
          </table:table-cell>
          <table:table-cell office:value-type="float" office:value="0.0718554705283019" calcext:value-type="float">
            <text:p>0.071855470528302</text:p>
          </table:table-cell>
          <table:table-cell office:value-type="float" office:value="2.09299234" calcext:value-type="float">
            <text:p>2.09299234</text:p>
          </table:table-cell>
          <table:table-cell office:value-type="float" office:value="0.009387963" calcext:value-type="float">
            <text:p>0.009387963</text:p>
          </table:table-cell>
          <table:table-cell office:value-type="float" office:value="3.809646976" calcext:value-type="float">
            <text:p>3.809646976</text:p>
          </table:table-cell>
          <table:table-cell office:value-type="float" office:value="0.497562039" calcext:value-type="float">
            <text:p>0.497562039</text:p>
          </table:table-cell>
          <table:table-cell office:value-type="float" office:value="201.911289728" calcext:value-type="float">
            <text:p>201.911289728</text:p>
          </table:table-cell>
          <table:table-cell office:value-type="float" office:value="0.000177131377358491" calcext:value-type="float">
            <text:p>0.000177131377358</text:p>
          </table:table-cell>
          <table:table-cell office:value-type="float" office:value="0.0718801316226415" calcext:value-type="float">
            <text:p>0.0718801316226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37732" calcext:value-type="float">
            <text:p>0.00037732</text:p>
          </table:table-cell>
          <table:table-cell office:value-type="float" office:value="0.00296769" calcext:value-type="float">
            <text:p>0.00296769</text:p>
          </table:table-cell>
          <table:table-cell office:value-type="float" office:value="0.001258205" calcext:value-type="float">
            <text:p>0.001258205</text:p>
          </table:table-cell>
          <table:table-cell office:value-type="float" office:value="0.16025526" calcext:value-type="float">
            <text:p>0.16025526</text:p>
          </table:table-cell>
          <table:table-cell office:value-type="float" office:value="0.06794307" calcext:value-type="float">
            <text:p>0.06794307</text:p>
          </table:table-cell>
          <table:table-cell office:value-type="float" office:value="0.0000549572222222222" calcext:value-type="float">
            <text:p>5.49572222222222E-05</text:p>
          </table:table-cell>
          <table:table-cell office:value-type="float" office:value="0.0000233000925925926" calcext:value-type="float">
            <text:p>2.33000925925926E-05</text:p>
          </table:table-cell>
          <table:table-cell office:value-type="float" office:value="2.038852269" calcext:value-type="float">
            <text:p>2.038852269</text:p>
          </table:table-cell>
          <table:table-cell office:value-type="float" office:value="0.001782241" calcext:value-type="float">
            <text:p>0.001782241</text:p>
          </table:table-cell>
          <table:table-cell office:value-type="float" office:value="3.912112467" calcext:value-type="float">
            <text:p>3.912112467</text:p>
          </table:table-cell>
          <table:table-cell office:value-type="float" office:value="0.096241014" calcext:value-type="float">
            <text:p>0.096241014</text:p>
          </table:table-cell>
          <table:table-cell office:value-type="float" office:value="211.254073218" calcext:value-type="float">
            <text:p>211.254073218</text:p>
          </table:table-cell>
          <table:table-cell office:value-type="float" office:value="0.000033004462962963" calcext:value-type="float">
            <text:p>3.3004462962963E-05</text:p>
          </table:table-cell>
          <table:table-cell office:value-type="float" office:value="0.0724465271666667" calcext:value-type="float">
            <text:p>0.072446527166667</text:p>
          </table:table-cell>
          <table:table-cell office:value-type="float" office:value="2.039229589" calcext:value-type="float">
            <text:p>2.039229589</text:p>
          </table:table-cell>
          <table:table-cell office:value-type="float" office:value="0.004749931" calcext:value-type="float">
            <text:p>0.004749931</text:p>
          </table:table-cell>
          <table:table-cell office:value-type="float" office:value="3.913370672" calcext:value-type="float">
            <text:p>3.913370672</text:p>
          </table:table-cell>
          <table:table-cell office:value-type="float" office:value="0.256496274" calcext:value-type="float">
            <text:p>0.256496274</text:p>
          </table:table-cell>
          <table:table-cell office:value-type="float" office:value="211.322016288" calcext:value-type="float">
            <text:p>211.322016288</text:p>
          </table:table-cell>
          <table:table-cell office:value-type="float" office:value="0.0000879616851851852" calcext:value-type="float">
            <text:p>8.79616851851852E-05</text:p>
          </table:table-cell>
          <table:table-cell office:value-type="float" office:value="0.0724698272592593" calcext:value-type="float">
            <text:p>0.0724698272592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68343" calcext:value-type="float">
            <text:p>0.000368343</text:p>
          </table:table-cell>
          <table:table-cell office:value-type="float" office:value="0.006780467" calcext:value-type="float">
            <text:p>0.006780467</text:p>
          </table:table-cell>
          <table:table-cell office:value-type="float" office:value="0.000786769" calcext:value-type="float">
            <text:p>0.000786769</text:p>
          </table:table-cell>
          <table:table-cell office:value-type="float" office:value="0.372925685" calcext:value-type="float">
            <text:p>0.372925685</text:p>
          </table:table-cell>
          <table:table-cell office:value-type="float" office:value="0.043272295" calcext:value-type="float">
            <text:p>0.043272295</text:p>
          </table:table-cell>
          <table:table-cell office:value-type="float" office:value="0.000123281218181818" calcext:value-type="float">
            <text:p>0.000123281218182</text:p>
          </table:table-cell>
          <table:table-cell office:value-type="float" office:value="0.0000143048909090909" calcext:value-type="float">
            <text:p>1.43048909090909E-05</text:p>
          </table:table-cell>
          <table:table-cell office:value-type="float" office:value="2.169773065" calcext:value-type="float">
            <text:p>2.169773065</text:p>
          </table:table-cell>
          <table:table-cell office:value-type="float" office:value="0.005630164" calcext:value-type="float">
            <text:p>0.005630164</text:p>
          </table:table-cell>
          <table:table-cell office:value-type="float" office:value="3.933167637" calcext:value-type="float">
            <text:p>3.933167637</text:p>
          </table:table-cell>
          <table:table-cell office:value-type="float" office:value="0.30965902" calcext:value-type="float">
            <text:p>0.30965902</text:p>
          </table:table-cell>
          <table:table-cell office:value-type="float" office:value="216.324220035" calcext:value-type="float">
            <text:p>216.324220035</text:p>
          </table:table-cell>
          <table:table-cell office:value-type="float" office:value="0.000102366618181818" calcext:value-type="float">
            <text:p>0.000102366618182</text:p>
          </table:table-cell>
          <table:table-cell office:value-type="float" office:value="0.0715121388545454" calcext:value-type="float">
            <text:p>0.071512138854546</text:p>
          </table:table-cell>
          <table:table-cell office:value-type="float" office:value="2.170141408" calcext:value-type="float">
            <text:p>2.170141408</text:p>
          </table:table-cell>
          <table:table-cell office:value-type="float" office:value="0.012410631" calcext:value-type="float">
            <text:p>0.012410631</text:p>
          </table:table-cell>
          <table:table-cell office:value-type="float" office:value="3.933954406" calcext:value-type="float">
            <text:p>3.933954406</text:p>
          </table:table-cell>
          <table:table-cell office:value-type="float" office:value="0.682584705" calcext:value-type="float">
            <text:p>0.682584705</text:p>
          </table:table-cell>
          <table:table-cell office:value-type="float" office:value="216.36749233" calcext:value-type="float">
            <text:p>216.36749233</text:p>
          </table:table-cell>
          <table:table-cell office:value-type="float" office:value="0.000225647836363636" calcext:value-type="float">
            <text:p>0.000225647836364</text:p>
          </table:table-cell>
          <table:table-cell office:value-type="float" office:value="0.0715264437454545" calcext:value-type="float">
            <text:p>0.0715264437454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353395" calcext:value-type="float">
            <text:p>0.000353395</text:p>
          </table:table-cell>
          <table:table-cell office:value-type="float" office:value="0.001921552" calcext:value-type="float">
            <text:p>0.001921552</text:p>
          </table:table-cell>
          <table:table-cell office:value-type="float" office:value="0.000849477" calcext:value-type="float">
            <text:p>0.000849477</text:p>
          </table:table-cell>
          <table:table-cell office:value-type="float" office:value="0.107606912" calcext:value-type="float">
            <text:p>0.107606912</text:p>
          </table:table-cell>
          <table:table-cell office:value-type="float" office:value="0.047570712" calcext:value-type="float">
            <text:p>0.047570712</text:p>
          </table:table-cell>
          <table:table-cell office:value-type="float" office:value="0.0000343134285714286" calcext:value-type="float">
            <text:p>3.43134285714286E-05</text:p>
          </table:table-cell>
          <table:table-cell office:value-type="float" office:value="0.0000151692321428571" calcext:value-type="float">
            <text:p>1.51692321428571E-05</text:p>
          </table:table-cell>
          <table:table-cell office:value-type="float" office:value="2.293279378" calcext:value-type="float">
            <text:p>2.293279378</text:p>
          </table:table-cell>
          <table:table-cell office:value-type="float" office:value="0.014292357" calcext:value-type="float">
            <text:p>0.014292357</text:p>
          </table:table-cell>
          <table:table-cell office:value-type="float" office:value="4.112879438" calcext:value-type="float">
            <text:p>4.112879438</text:p>
          </table:table-cell>
          <table:table-cell office:value-type="float" office:value="0.800371992" calcext:value-type="float">
            <text:p>0.800371992</text:p>
          </table:table-cell>
          <table:table-cell office:value-type="float" office:value="230.321248528" calcext:value-type="float">
            <text:p>230.321248528</text:p>
          </table:table-cell>
          <table:table-cell office:value-type="float" office:value="0.000255220660714286" calcext:value-type="float">
            <text:p>0.000255220660714</text:p>
          </table:table-cell>
          <table:table-cell office:value-type="float" office:value="0.0734442756785714" calcext:value-type="float">
            <text:p>0.073444275678572</text:p>
          </table:table-cell>
          <table:table-cell office:value-type="float" office:value="2.293632773" calcext:value-type="float">
            <text:p>2.293632773</text:p>
          </table:table-cell>
          <table:table-cell office:value-type="float" office:value="0.016213909" calcext:value-type="float">
            <text:p>0.016213909</text:p>
          </table:table-cell>
          <table:table-cell office:value-type="float" office:value="4.113728915" calcext:value-type="float">
            <text:p>4.113728915</text:p>
          </table:table-cell>
          <table:table-cell office:value-type="float" office:value="0.907978904" calcext:value-type="float">
            <text:p>0.907978904</text:p>
          </table:table-cell>
          <table:table-cell office:value-type="float" office:value="230.36881924" calcext:value-type="float">
            <text:p>230.36881924</text:p>
          </table:table-cell>
          <table:table-cell office:value-type="float" office:value="0.000289534089285714" calcext:value-type="float">
            <text:p>0.000289534089286</text:p>
          </table:table-cell>
          <table:table-cell office:value-type="float" office:value="0.0734594449107143" calcext:value-type="float">
            <text:p>0.0734594449107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40462" calcext:value-type="float">
            <text:p>0.00040462</text:p>
          </table:table-cell>
          <table:table-cell office:value-type="float" office:value="0.007102549" calcext:value-type="float">
            <text:p>0.007102549</text:p>
          </table:table-cell>
          <table:table-cell office:value-type="float" office:value="0.001461307" calcext:value-type="float">
            <text:p>0.001461307</text:p>
          </table:table-cell>
          <table:table-cell office:value-type="float" office:value="0.404845293" calcext:value-type="float">
            <text:p>0.404845293</text:p>
          </table:table-cell>
          <table:table-cell office:value-type="float" office:value="0.083294499" calcext:value-type="float">
            <text:p>0.083294499</text:p>
          </table:table-cell>
          <table:table-cell office:value-type="float" office:value="0.000124606122807018" calcext:value-type="float">
            <text:p>0.000124606122807</text:p>
          </table:table-cell>
          <table:table-cell office:value-type="float" office:value="0.0000256369649122807" calcext:value-type="float">
            <text:p>2.56369649122807E-05</text:p>
          </table:table-cell>
          <table:table-cell office:value-type="float" office:value="2.367562287" calcext:value-type="float">
            <text:p>2.367562287</text:p>
          </table:table-cell>
          <table:table-cell office:value-type="float" office:value="0.022430109" calcext:value-type="float">
            <text:p>0.022430109</text:p>
          </table:table-cell>
          <table:table-cell office:value-type="float" office:value="3.940184818" calcext:value-type="float">
            <text:p>3.940184818</text:p>
          </table:table-cell>
          <table:table-cell office:value-type="float" office:value="1.278516213" calcext:value-type="float">
            <text:p>1.278516213</text:p>
          </table:table-cell>
          <table:table-cell office:value-type="float" office:value="224.590534626" calcext:value-type="float">
            <text:p>224.590534626</text:p>
          </table:table-cell>
          <table:table-cell office:value-type="float" office:value="0.000393510684210526" calcext:value-type="float">
            <text:p>0.000393510684211</text:p>
          </table:table-cell>
          <table:table-cell office:value-type="float" office:value="0.0691260494385965" calcext:value-type="float">
            <text:p>0.069126049438597</text:p>
          </table:table-cell>
          <table:table-cell office:value-type="float" office:value="2.367966907" calcext:value-type="float">
            <text:p>2.367966907</text:p>
          </table:table-cell>
          <table:table-cell office:value-type="float" office:value="0.029532658" calcext:value-type="float">
            <text:p>0.029532658</text:p>
          </table:table-cell>
          <table:table-cell office:value-type="float" office:value="3.941646125" calcext:value-type="float">
            <text:p>3.941646125</text:p>
          </table:table-cell>
          <table:table-cell office:value-type="float" office:value="1.683361506" calcext:value-type="float">
            <text:p>1.683361506</text:p>
          </table:table-cell>
          <table:table-cell office:value-type="float" office:value="224.673829125" calcext:value-type="float">
            <text:p>224.673829125</text:p>
          </table:table-cell>
          <table:table-cell office:value-type="float" office:value="0.000518116807017544" calcext:value-type="float">
            <text:p>0.000518116807018</text:p>
          </table:table-cell>
          <table:table-cell office:value-type="float" office:value="0.0691516864035088" calcext:value-type="float">
            <text:p>0.0691516864035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332164" calcext:value-type="float">
            <text:p>0.000332164</text:p>
          </table:table-cell>
          <table:table-cell office:value-type="float" office:value="0.003311705" calcext:value-type="float">
            <text:p>0.003311705</text:p>
          </table:table-cell>
          <table:table-cell office:value-type="float" office:value="0.001924087" calcext:value-type="float">
            <text:p>0.001924087</text:p>
          </table:table-cell>
          <table:table-cell office:value-type="float" office:value="0.19207889" calcext:value-type="float">
            <text:p>0.19207889</text:p>
          </table:table-cell>
          <table:table-cell office:value-type="float" office:value="0.111597046" calcext:value-type="float">
            <text:p>0.111597046</text:p>
          </table:table-cell>
          <table:table-cell office:value-type="float" office:value="0.0000570983620689655" calcext:value-type="float">
            <text:p>5.70983620689655E-05</text:p>
          </table:table-cell>
          <table:table-cell office:value-type="float" office:value="0.0000331739137931035" calcext:value-type="float">
            <text:p>3.31739137931035E-05</text:p>
          </table:table-cell>
          <table:table-cell office:value-type="float" office:value="2.313893937" calcext:value-type="float">
            <text:p>2.313893937</text:p>
          </table:table-cell>
          <table:table-cell office:value-type="float" office:value="0.03787488" calcext:value-type="float">
            <text:p>0.03787488</text:p>
          </table:table-cell>
          <table:table-cell office:value-type="float" office:value="3.931771153" calcext:value-type="float">
            <text:p>3.931771153</text:p>
          </table:table-cell>
          <table:table-cell office:value-type="float" office:value="2.19674304" calcext:value-type="float">
            <text:p>2.19674304</text:p>
          </table:table-cell>
          <table:table-cell office:value-type="float" office:value="228.042726874" calcext:value-type="float">
            <text:p>228.042726874</text:p>
          </table:table-cell>
          <table:table-cell office:value-type="float" office:value="0.000653015172413793" calcext:value-type="float">
            <text:p>0.000653015172414</text:p>
          </table:table-cell>
          <table:table-cell office:value-type="float" office:value="0.0677891578103448" calcext:value-type="float">
            <text:p>0.067789157810345</text:p>
          </table:table-cell>
          <table:table-cell office:value-type="float" office:value="2.314226101" calcext:value-type="float">
            <text:p>2.314226101</text:p>
          </table:table-cell>
          <table:table-cell office:value-type="float" office:value="0.041186585" calcext:value-type="float">
            <text:p>0.041186585</text:p>
          </table:table-cell>
          <table:table-cell office:value-type="float" office:value="3.93369524" calcext:value-type="float">
            <text:p>3.93369524</text:p>
          </table:table-cell>
          <table:table-cell office:value-type="float" office:value="2.38882193" calcext:value-type="float">
            <text:p>2.38882193</text:p>
          </table:table-cell>
          <table:table-cell office:value-type="float" office:value="228.15432392" calcext:value-type="float">
            <text:p>228.15432392</text:p>
          </table:table-cell>
          <table:table-cell office:value-type="float" office:value="0.000710113534482759" calcext:value-type="float">
            <text:p>0.000710113534483</text:p>
          </table:table-cell>
          <table:table-cell office:value-type="float" office:value="0.067822331724138" calcext:value-type="float">
            <text:p>0.0678223317241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368252" calcext:value-type="float">
            <text:p>0.000368252</text:p>
          </table:table-cell>
          <table:table-cell office:value-type="float" office:value="0.003394089" calcext:value-type="float">
            <text:p>0.003394089</text:p>
          </table:table-cell>
          <table:table-cell office:value-type="float" office:value="0.00204339" calcext:value-type="float">
            <text:p>0.00204339</text:p>
          </table:table-cell>
          <table:table-cell office:value-type="float" office:value="0.200251251" calcext:value-type="float">
            <text:p>0.200251251</text:p>
          </table:table-cell>
          <table:table-cell office:value-type="float" office:value="0.12056001" calcext:value-type="float">
            <text:p>0.12056001</text:p>
          </table:table-cell>
          <table:table-cell office:value-type="float" office:value="0.0000575269322033898" calcext:value-type="float">
            <text:p>5.75269322033898E-05</text:p>
          </table:table-cell>
          <table:table-cell office:value-type="float" office:value="0.0000346337288135593" calcext:value-type="float">
            <text:p>3.46337288135593E-05</text:p>
          </table:table-cell>
          <table:table-cell office:value-type="float" office:value="2.188111027" calcext:value-type="float">
            <text:p>2.188111027</text:p>
          </table:table-cell>
          <table:table-cell office:value-type="float" office:value="0.066184273" calcext:value-type="float">
            <text:p>0.066184273</text:p>
          </table:table-cell>
          <table:table-cell office:value-type="float" office:value="3.830175524" calcext:value-type="float">
            <text:p>3.830175524</text:p>
          </table:table-cell>
          <table:table-cell office:value-type="float" office:value="3.904872107" calcext:value-type="float">
            <text:p>3.904872107</text:p>
          </table:table-cell>
          <table:table-cell office:value-type="float" office:value="225.980355916" calcext:value-type="float">
            <text:p>225.980355916</text:p>
          </table:table-cell>
          <table:table-cell office:value-type="float" office:value="0.00112176733898305" calcext:value-type="float">
            <text:p>0.001121767338983</text:p>
          </table:table-cell>
          <table:table-cell office:value-type="float" office:value="0.064918229220339" calcext:value-type="float">
            <text:p>0.064918229220339</text:p>
          </table:table-cell>
          <table:table-cell office:value-type="float" office:value="2.188479279" calcext:value-type="float">
            <text:p>2.188479279</text:p>
          </table:table-cell>
          <table:table-cell office:value-type="float" office:value="0.069578362" calcext:value-type="float">
            <text:p>0.069578362</text:p>
          </table:table-cell>
          <table:table-cell office:value-type="float" office:value="3.832218914" calcext:value-type="float">
            <text:p>3.832218914</text:p>
          </table:table-cell>
          <table:table-cell office:value-type="float" office:value="4.105123358" calcext:value-type="float">
            <text:p>4.105123358</text:p>
          </table:table-cell>
          <table:table-cell office:value-type="float" office:value="226.100915926" calcext:value-type="float">
            <text:p>226.100915926</text:p>
          </table:table-cell>
          <table:table-cell office:value-type="float" office:value="0.00117929427118644" calcext:value-type="float">
            <text:p>0.001179294271186</text:p>
          </table:table-cell>
          <table:table-cell office:value-type="float" office:value="0.0649528629491526" calcext:value-type="float">
            <text:p>0.0649528629491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361239" calcext:value-type="float">
            <text:p>0.000361239</text:p>
          </table:table-cell>
          <table:table-cell office:value-type="float" office:value="0.003155098" calcext:value-type="float">
            <text:p>0.003155098</text:p>
          </table:table-cell>
          <table:table-cell office:value-type="float" office:value="0.001548741" calcext:value-type="float">
            <text:p>0.001548741</text:p>
          </table:table-cell>
          <table:table-cell office:value-type="float" office:value="0.18930588" calcext:value-type="float">
            <text:p>0.18930588</text:p>
          </table:table-cell>
          <table:table-cell office:value-type="float" office:value="0.09292446" calcext:value-type="float">
            <text:p>0.09292446</text:p>
          </table:table-cell>
          <table:table-cell office:value-type="float" office:value="0.0000525849666666667" calcext:value-type="float">
            <text:p>5.25849666666667E-05</text:p>
          </table:table-cell>
          <table:table-cell office:value-type="float" office:value="0.00002581235" calcext:value-type="float">
            <text:p>2.581235E-05</text:p>
          </table:table-cell>
          <table:table-cell office:value-type="float" office:value="2.391769626" calcext:value-type="float">
            <text:p>2.391769626</text:p>
          </table:table-cell>
          <table:table-cell office:value-type="float" office:value="0.097951303" calcext:value-type="float">
            <text:p>0.097951303</text:p>
          </table:table-cell>
          <table:table-cell office:value-type="float" office:value="3.993004203" calcext:value-type="float">
            <text:p>3.993004203</text:p>
          </table:table-cell>
          <table:table-cell office:value-type="float" office:value="5.87707818" calcext:value-type="float">
            <text:p>5.87707818</text:p>
          </table:table-cell>
          <table:table-cell office:value-type="float" office:value="239.58025218" calcext:value-type="float">
            <text:p>239.58025218</text:p>
          </table:table-cell>
          <table:table-cell office:value-type="float" office:value="0.00163252171666667" calcext:value-type="float">
            <text:p>0.001632521716667</text:p>
          </table:table-cell>
          <table:table-cell office:value-type="float" office:value="0.06655007005" calcext:value-type="float">
            <text:p>0.06655007005</text:p>
          </table:table-cell>
          <table:table-cell office:value-type="float" office:value="2.392130865" calcext:value-type="float">
            <text:p>2.392130865</text:p>
          </table:table-cell>
          <table:table-cell office:value-type="float" office:value="0.101106401" calcext:value-type="float">
            <text:p>0.101106401</text:p>
          </table:table-cell>
          <table:table-cell office:value-type="float" office:value="3.994552944" calcext:value-type="float">
            <text:p>3.994552944</text:p>
          </table:table-cell>
          <table:table-cell office:value-type="float" office:value="6.06638406" calcext:value-type="float">
            <text:p>6.06638406</text:p>
          </table:table-cell>
          <table:table-cell office:value-type="float" office:value="239.67317664" calcext:value-type="float">
            <text:p>239.67317664</text:p>
          </table:table-cell>
          <table:table-cell office:value-type="float" office:value="0.00168510668333333" calcext:value-type="float">
            <text:p>0.001685106683333</text:p>
          </table:table-cell>
          <table:table-cell office:value-type="float" office:value="0.0665758824" calcext:value-type="float">
            <text:p>0.06657588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346281" calcext:value-type="float">
            <text:p>0.000346281</text:p>
          </table:table-cell>
          <table:table-cell office:value-type="float" office:value="0.000536679" calcext:value-type="float">
            <text:p>0.000536679</text:p>
          </table:table-cell>
          <table:table-cell office:value-type="float" office:value="0.003751589" calcext:value-type="float">
            <text:p>0.003751589</text:p>
          </table:table-cell>
          <table:table-cell office:value-type="float" office:value="0.032737419" calcext:value-type="float">
            <text:p>0.032737419</text:p>
          </table:table-cell>
          <table:table-cell office:value-type="float" office:value="0.228846929" calcext:value-type="float">
            <text:p>0.228846929</text:p>
          </table:table-cell>
          <table:table-cell office:value-type="float" office:value="0.00000879801639344262" calcext:value-type="float">
            <text:p>8.79801639344262E-06</text:p>
          </table:table-cell>
          <table:table-cell office:value-type="float" office:value="0.0000615014590163934" calcext:value-type="float">
            <text:p>6.15014590163934E-05</text:p>
          </table:table-cell>
          <table:table-cell office:value-type="float" office:value="2.316503866" calcext:value-type="float">
            <text:p>2.316503866</text:p>
          </table:table-cell>
          <table:table-cell office:value-type="float" office:value="0.147409257" calcext:value-type="float">
            <text:p>0.147409257</text:p>
          </table:table-cell>
          <table:table-cell office:value-type="float" office:value="4.044423387" calcext:value-type="float">
            <text:p>4.044423387</text:p>
          </table:table-cell>
          <table:table-cell office:value-type="float" office:value="8.991964677" calcext:value-type="float">
            <text:p>8.991964677</text:p>
          </table:table-cell>
          <table:table-cell office:value-type="float" office:value="246.709826607" calcext:value-type="float">
            <text:p>246.709826607</text:p>
          </table:table-cell>
          <table:table-cell office:value-type="float" office:value="0.00241654519672131" calcext:value-type="float">
            <text:p>0.002416545196721</text:p>
          </table:table-cell>
          <table:table-cell office:value-type="float" office:value="0.0663020227377049" calcext:value-type="float">
            <text:p>0.066302022737705</text:p>
          </table:table-cell>
          <table:table-cell office:value-type="float" office:value="2.316850147" calcext:value-type="float">
            <text:p>2.316850147</text:p>
          </table:table-cell>
          <table:table-cell office:value-type="float" office:value="0.147945936" calcext:value-type="float">
            <text:p>0.147945936</text:p>
          </table:table-cell>
          <table:table-cell office:value-type="float" office:value="4.048174976" calcext:value-type="float">
            <text:p>4.048174976</text:p>
          </table:table-cell>
          <table:table-cell office:value-type="float" office:value="9.024702096" calcext:value-type="float">
            <text:p>9.024702096</text:p>
          </table:table-cell>
          <table:table-cell office:value-type="float" office:value="246.938673536" calcext:value-type="float">
            <text:p>246.938673536</text:p>
          </table:table-cell>
          <table:table-cell office:value-type="float" office:value="0.00242534321311475" calcext:value-type="float">
            <text:p>0.002425343213115</text:p>
          </table:table-cell>
          <table:table-cell office:value-type="float" office:value="0.0663635241967213" calcext:value-type="float">
            <text:p>0.0663635241967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349066" calcext:value-type="float">
            <text:p>0.000349066</text:p>
          </table:table-cell>
          <table:table-cell office:value-type="float" office:value="0.003021316" calcext:value-type="float">
            <text:p>0.003021316</text:p>
          </table:table-cell>
          <table:table-cell office:value-type="float" office:value="0.002799579" calcext:value-type="float">
            <text:p>0.002799579</text:p>
          </table:table-cell>
          <table:table-cell office:value-type="float" office:value="0.187321592" calcext:value-type="float">
            <text:p>0.187321592</text:p>
          </table:table-cell>
          <table:table-cell office:value-type="float" office:value="0.173573898" calcext:value-type="float">
            <text:p>0.173573898</text:p>
          </table:table-cell>
          <table:table-cell office:value-type="float" office:value="0.0000487309032258065" calcext:value-type="float">
            <text:p>4.87309032258065E-05</text:p>
          </table:table-cell>
          <table:table-cell office:value-type="float" office:value="0.0000451545" calcext:value-type="float">
            <text:p>4.51545E-05</text:p>
          </table:table-cell>
          <table:table-cell office:value-type="float" office:value="2.275232548" calcext:value-type="float">
            <text:p>2.275232548</text:p>
          </table:table-cell>
          <table:table-cell office:value-type="float" office:value="0.211252925" calcext:value-type="float">
            <text:p>0.211252925</text:p>
          </table:table-cell>
          <table:table-cell office:value-type="float" office:value="3.934733601" calcext:value-type="float">
            <text:p>3.934733601</text:p>
          </table:table-cell>
          <table:table-cell office:value-type="float" office:value="13.09768135" calcext:value-type="float">
            <text:p>13.09768135</text:p>
          </table:table-cell>
          <table:table-cell office:value-type="float" office:value="243.953483262" calcext:value-type="float">
            <text:p>243.953483262</text:p>
          </table:table-cell>
          <table:table-cell office:value-type="float" office:value="0.00340730524193548" calcext:value-type="float">
            <text:p>0.003407305241935</text:p>
          </table:table-cell>
          <table:table-cell office:value-type="float" office:value="0.0634634451774194" calcext:value-type="float">
            <text:p>0.063463445177419</text:p>
          </table:table-cell>
          <table:table-cell office:value-type="float" office:value="2.275581614" calcext:value-type="float">
            <text:p>2.275581614</text:p>
          </table:table-cell>
          <table:table-cell office:value-type="float" office:value="0.214274241" calcext:value-type="float">
            <text:p>0.214274241</text:p>
          </table:table-cell>
          <table:table-cell office:value-type="float" office:value="3.93753318" calcext:value-type="float">
            <text:p>3.93753318</text:p>
          </table:table-cell>
          <table:table-cell office:value-type="float" office:value="13.285002942" calcext:value-type="float">
            <text:p>13.285002942</text:p>
          </table:table-cell>
          <table:table-cell office:value-type="float" office:value="244.12705716" calcext:value-type="float">
            <text:p>244.12705716</text:p>
          </table:table-cell>
          <table:table-cell office:value-type="float" office:value="0.00345603614516129" calcext:value-type="float">
            <text:p>0.003456036145161</text:p>
          </table:table-cell>
          <table:table-cell office:value-type="float" office:value="0.0635085996774194" calcext:value-type="float">
            <text:p>0.0635085996774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417695" calcext:value-type="float">
            <text:p>0.000417695</text:p>
          </table:table-cell>
          <table:table-cell office:value-type="float" office:value="0.007162846" calcext:value-type="float">
            <text:p>0.007162846</text:p>
          </table:table-cell>
          <table:table-cell office:value-type="float" office:value="0.001570671" calcext:value-type="float">
            <text:p>0.001570671</text:p>
          </table:table-cell>
          <table:table-cell office:value-type="float" office:value="0.451259298" calcext:value-type="float">
            <text:p>0.451259298</text:p>
          </table:table-cell>
          <table:table-cell office:value-type="float" office:value="0.098952273" calcext:value-type="float">
            <text:p>0.098952273</text:p>
          </table:table-cell>
          <table:table-cell office:value-type="float" office:value="0.000113695968253968" calcext:value-type="float">
            <text:p>0.000113695968254</text:p>
          </table:table-cell>
          <table:table-cell office:value-type="float" office:value="0.0000249312857142857" calcext:value-type="float">
            <text:p>2.49312857142857E-05</text:p>
          </table:table-cell>
          <table:table-cell office:value-type="float" office:value="2.417792453" calcext:value-type="float">
            <text:p>2.417792453</text:p>
          </table:table-cell>
          <table:table-cell office:value-type="float" office:value="0.312165279" calcext:value-type="float">
            <text:p>0.312165279</text:p>
          </table:table-cell>
          <table:table-cell office:value-type="float" office:value="3.963841352" calcext:value-type="float">
            <text:p>3.963841352</text:p>
          </table:table-cell>
          <table:table-cell office:value-type="float" office:value="19.666412577" calcext:value-type="float">
            <text:p>19.666412577</text:p>
          </table:table-cell>
          <table:table-cell office:value-type="float" office:value="249.722005176" calcext:value-type="float">
            <text:p>249.722005176</text:p>
          </table:table-cell>
          <table:table-cell office:value-type="float" office:value="0.00495500442857143" calcext:value-type="float">
            <text:p>0.004955004428571</text:p>
          </table:table-cell>
          <table:table-cell office:value-type="float" office:value="0.0629181166984127" calcext:value-type="float">
            <text:p>0.062918116698413</text:p>
          </table:table-cell>
          <table:table-cell office:value-type="float" office:value="2.418210148" calcext:value-type="float">
            <text:p>2.418210148</text:p>
          </table:table-cell>
          <table:table-cell office:value-type="float" office:value="0.319328125" calcext:value-type="float">
            <text:p>0.319328125</text:p>
          </table:table-cell>
          <table:table-cell office:value-type="float" office:value="3.965412023" calcext:value-type="float">
            <text:p>3.965412023</text:p>
          </table:table-cell>
          <table:table-cell office:value-type="float" office:value="20.117671875" calcext:value-type="float">
            <text:p>20.117671875</text:p>
          </table:table-cell>
          <table:table-cell office:value-type="float" office:value="249.820957449" calcext:value-type="float">
            <text:p>249.820957449</text:p>
          </table:table-cell>
          <table:table-cell office:value-type="float" office:value="0.0050687003968254" calcext:value-type="float">
            <text:p>0.005068700396825</text:p>
          </table:table-cell>
          <table:table-cell office:value-type="float" office:value="0.062943047984127" calcext:value-type="float">
            <text:p>0.0629430479841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323658" calcext:value-type="float">
            <text:p>0.000323658</text:p>
          </table:table-cell>
          <table:table-cell office:value-type="float" office:value="0.002974788" calcext:value-type="float">
            <text:p>0.002974788</text:p>
          </table:table-cell>
          <table:table-cell office:value-type="float" office:value="0.001640502" calcext:value-type="float">
            <text:p>0.001640502</text:p>
          </table:table-cell>
          <table:table-cell office:value-type="float" office:value="0.190386432" calcext:value-type="float">
            <text:p>0.190386432</text:p>
          </table:table-cell>
          <table:table-cell office:value-type="float" office:value="0.104992128" calcext:value-type="float">
            <text:p>0.104992128</text:p>
          </table:table-cell>
          <table:table-cell office:value-type="float" office:value="0.0000464810625" calcext:value-type="float">
            <text:p>4.64810625E-05</text:p>
          </table:table-cell>
          <table:table-cell office:value-type="float" office:value="0.00002563284375" calcext:value-type="float">
            <text:p>2.563284375E-05</text:p>
          </table:table-cell>
          <table:table-cell office:value-type="float" office:value="2.290475905" calcext:value-type="float">
            <text:p>2.290475905</text:p>
          </table:table-cell>
          <table:table-cell office:value-type="float" office:value="0.455918782" calcext:value-type="float">
            <text:p>0.455918782</text:p>
          </table:table-cell>
          <table:table-cell office:value-type="float" office:value="3.856161071" calcext:value-type="float">
            <text:p>3.856161071</text:p>
          </table:table-cell>
          <table:table-cell office:value-type="float" office:value="29.178802048" calcext:value-type="float">
            <text:p>29.178802048</text:p>
          </table:table-cell>
          <table:table-cell office:value-type="float" office:value="246.794308544" calcext:value-type="float">
            <text:p>246.794308544</text:p>
          </table:table-cell>
          <table:table-cell office:value-type="float" office:value="0.00712373096875" calcext:value-type="float">
            <text:p>0.00712373096875</text:p>
          </table:table-cell>
          <table:table-cell office:value-type="float" office:value="0.060252516734375" calcext:value-type="float">
            <text:p>0.060252516734375</text:p>
          </table:table-cell>
          <table:table-cell office:value-type="float" office:value="2.290799563" calcext:value-type="float">
            <text:p>2.290799563</text:p>
          </table:table-cell>
          <table:table-cell office:value-type="float" office:value="0.45889357" calcext:value-type="float">
            <text:p>0.45889357</text:p>
          </table:table-cell>
          <table:table-cell office:value-type="float" office:value="3.857801573" calcext:value-type="float">
            <text:p>3.857801573</text:p>
          </table:table-cell>
          <table:table-cell office:value-type="float" office:value="29.36918848" calcext:value-type="float">
            <text:p>29.36918848</text:p>
          </table:table-cell>
          <table:table-cell office:value-type="float" office:value="246.899300672" calcext:value-type="float">
            <text:p>246.899300672</text:p>
          </table:table-cell>
          <table:table-cell office:value-type="float" office:value="0.00717021203125" calcext:value-type="float">
            <text:p>0.00717021203125</text:p>
          </table:table-cell>
          <table:table-cell office:value-type="float" office:value="0.060278149578125" calcext:value-type="float">
            <text:p>0.060278149578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329238" calcext:value-type="float">
            <text:p>0.000329238</text:p>
          </table:table-cell>
          <table:table-cell office:value-type="float" office:value="0.006794621" calcext:value-type="float">
            <text:p>0.006794621</text:p>
          </table:table-cell>
          <table:table-cell office:value-type="float" office:value="0.001493735" calcext:value-type="float">
            <text:p>0.001493735</text:p>
          </table:table-cell>
          <table:table-cell office:value-type="float" office:value="0.441650365" calcext:value-type="float">
            <text:p>0.441650365</text:p>
          </table:table-cell>
          <table:table-cell office:value-type="float" office:value="0.097092775" calcext:value-type="float">
            <text:p>0.097092775</text:p>
          </table:table-cell>
          <table:table-cell office:value-type="float" office:value="0.000104532630769231" calcext:value-type="float">
            <text:p>0.000104532630769</text:p>
          </table:table-cell>
          <table:table-cell office:value-type="float" office:value="0.0000229805384615385" calcext:value-type="float">
            <text:p>2.29805384615385E-05</text:p>
          </table:table-cell>
          <table:table-cell office:value-type="float" office:value="2.395205713" calcext:value-type="float">
            <text:p>2.395205713</text:p>
          </table:table-cell>
          <table:table-cell office:value-type="float" office:value="0.58504132" calcext:value-type="float">
            <text:p>0.58504132</text:p>
          </table:table-cell>
          <table:table-cell office:value-type="float" office:value="3.70493706" calcext:value-type="float">
            <text:p>3.70493706</text:p>
          </table:table-cell>
          <table:table-cell office:value-type="float" office:value="38.0276858" calcext:value-type="float">
            <text:p>38.0276858</text:p>
          </table:table-cell>
          <table:table-cell office:value-type="float" office:value="240.8209089" calcext:value-type="float">
            <text:p>240.8209089</text:p>
          </table:table-cell>
          <table:table-cell office:value-type="float" office:value="0.00900063569230769" calcext:value-type="float">
            <text:p>0.009000635692308</text:p>
          </table:table-cell>
          <table:table-cell office:value-type="float" office:value="0.0569990316923077" calcext:value-type="float">
            <text:p>0.056999031692308</text:p>
          </table:table-cell>
          <table:table-cell office:value-type="float" office:value="2.395534951" calcext:value-type="float">
            <text:p>2.395534951</text:p>
          </table:table-cell>
          <table:table-cell office:value-type="float" office:value="0.591835941" calcext:value-type="float">
            <text:p>0.591835941</text:p>
          </table:table-cell>
          <table:table-cell office:value-type="float" office:value="3.706430795" calcext:value-type="float">
            <text:p>3.706430795</text:p>
          </table:table-cell>
          <table:table-cell office:value-type="float" office:value="38.469336165" calcext:value-type="float">
            <text:p>38.469336165</text:p>
          </table:table-cell>
          <table:table-cell office:value-type="float" office:value="240.918001675" calcext:value-type="float">
            <text:p>240.918001675</text:p>
          </table:table-cell>
          <table:table-cell office:value-type="float" office:value="0.00910516832307692" calcext:value-type="float">
            <text:p>0.009105168323077</text:p>
          </table:table-cell>
          <table:table-cell office:value-type="float" office:value="0.0570220122307692" calcext:value-type="float">
            <text:p>0.0570220122307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257153" calcext:value-type="float">
            <text:p>0.000257153</text:p>
          </table:table-cell>
          <table:table-cell office:value-type="float" office:value="0.003129508" calcext:value-type="float">
            <text:p>0.003129508</text:p>
          </table:table-cell>
          <table:table-cell office:value-type="float" office:value="0.002493653" calcext:value-type="float">
            <text:p>0.002493653</text:p>
          </table:table-cell>
          <table:table-cell office:value-type="float" office:value="0.206547528" calcext:value-type="float">
            <text:p>0.206547528</text:p>
          </table:table-cell>
          <table:table-cell office:value-type="float" office:value="0.164581098" calcext:value-type="float">
            <text:p>0.164581098</text:p>
          </table:table-cell>
          <table:table-cell office:value-type="float" office:value="0.0000474167878787879" calcext:value-type="float">
            <text:p>4.74167878787879E-05</text:p>
          </table:table-cell>
          <table:table-cell office:value-type="float" office:value="0.0000377826212121212" calcext:value-type="float">
            <text:p>3.77826212121212E-05</text:p>
          </table:table-cell>
          <table:table-cell office:value-type="float" office:value="2.36790477" calcext:value-type="float">
            <text:p>2.36790477</text:p>
          </table:table-cell>
          <table:table-cell office:value-type="float" office:value="0.766495864" calcext:value-type="float">
            <text:p>0.766495864</text:p>
          </table:table-cell>
          <table:table-cell office:value-type="float" office:value="3.678316416" calcext:value-type="float">
            <text:p>3.678316416</text:p>
          </table:table-cell>
          <table:table-cell office:value-type="float" office:value="50.588727024" calcext:value-type="float">
            <text:p>50.588727024</text:p>
          </table:table-cell>
          <table:table-cell office:value-type="float" office:value="242.768883456" calcext:value-type="float">
            <text:p>242.768883456</text:p>
          </table:table-cell>
          <table:table-cell office:value-type="float" office:value="0.0116135736969697" calcext:value-type="float">
            <text:p>0.01161357369697</text:p>
          </table:table-cell>
          <table:table-cell office:value-type="float" office:value="0.0557320669090909" calcext:value-type="float">
            <text:p>0.055732066909091</text:p>
          </table:table-cell>
          <table:table-cell office:value-type="float" office:value="2.368161923" calcext:value-type="float">
            <text:p>2.368161923</text:p>
          </table:table-cell>
          <table:table-cell office:value-type="float" office:value="0.769625372" calcext:value-type="float">
            <text:p>0.769625372</text:p>
          </table:table-cell>
          <table:table-cell office:value-type="float" office:value="3.680810069" calcext:value-type="float">
            <text:p>3.680810069</text:p>
          </table:table-cell>
          <table:table-cell office:value-type="float" office:value="50.795274552" calcext:value-type="float">
            <text:p>50.795274552</text:p>
          </table:table-cell>
          <table:table-cell office:value-type="float" office:value="242.933464554" calcext:value-type="float">
            <text:p>242.933464554</text:p>
          </table:table-cell>
          <table:table-cell office:value-type="float" office:value="0.0116609904848485" calcext:value-type="float">
            <text:p>0.011660990484849</text:p>
          </table:table-cell>
          <table:table-cell office:value-type="float" office:value="0.055769849530303" calcext:value-type="float">
            <text:p>0.0557698495303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337584" calcext:value-type="float">
            <text:p>0.000337584</text:p>
          </table:table-cell>
          <table:table-cell office:value-type="float" office:value="0.000515859" calcext:value-type="float">
            <text:p>0.000515859</text:p>
          </table:table-cell>
          <table:table-cell office:value-type="float" office:value="0.003126231" calcext:value-type="float">
            <text:p>0.003126231</text:p>
          </table:table-cell>
          <table:table-cell office:value-type="float" office:value="0.034562553" calcext:value-type="float">
            <text:p>0.034562553</text:p>
          </table:table-cell>
          <table:table-cell office:value-type="float" office:value="0.209457477" calcext:value-type="float">
            <text:p>0.209457477</text:p>
          </table:table-cell>
          <table:table-cell office:value-type="float" office:value="0.00000769938805970149" calcext:value-type="float">
            <text:p>7.69938805970149E-06</text:p>
          </table:table-cell>
          <table:table-cell office:value-type="float" office:value="0.0000466601641791045" calcext:value-type="float">
            <text:p>4.66601641791045E-05</text:p>
          </table:table-cell>
          <table:table-cell office:value-type="float" office:value="2.706409861" calcext:value-type="float">
            <text:p>2.706409861</text:p>
          </table:table-cell>
          <table:table-cell office:value-type="float" office:value="1.114011731" calcext:value-type="float">
            <text:p>1.114011731</text:p>
          </table:table-cell>
          <table:table-cell office:value-type="float" office:value="3.331750109" calcext:value-type="float">
            <text:p>3.331750109</text:p>
          </table:table-cell>
          <table:table-cell office:value-type="float" office:value="74.638785977" calcext:value-type="float">
            <text:p>74.638785977</text:p>
          </table:table-cell>
          <table:table-cell office:value-type="float" office:value="223.227257303" calcext:value-type="float">
            <text:p>223.227257303</text:p>
          </table:table-cell>
          <table:table-cell office:value-type="float" office:value="0.016627040761194" calcext:value-type="float">
            <text:p>0.016627040761194</text:p>
          </table:table-cell>
          <table:table-cell office:value-type="float" office:value="0.0497276135671642" calcext:value-type="float">
            <text:p>0.049727613567164</text:p>
          </table:table-cell>
          <table:table-cell office:value-type="float" office:value="2.706747445" calcext:value-type="float">
            <text:p>2.706747445</text:p>
          </table:table-cell>
          <table:table-cell office:value-type="float" office:value="1.11452759" calcext:value-type="float">
            <text:p>1.11452759</text:p>
          </table:table-cell>
          <table:table-cell office:value-type="float" office:value="3.33487634" calcext:value-type="float">
            <text:p>3.33487634</text:p>
          </table:table-cell>
          <table:table-cell office:value-type="float" office:value="74.67334853" calcext:value-type="float">
            <text:p>74.67334853</text:p>
          </table:table-cell>
          <table:table-cell office:value-type="float" office:value="223.43671478" calcext:value-type="float">
            <text:p>223.43671478</text:p>
          </table:table-cell>
          <table:table-cell office:value-type="float" office:value="0.0166347401492537" calcext:value-type="float">
            <text:p>0.016634740149254</text:p>
          </table:table-cell>
          <table:table-cell office:value-type="float" office:value="0.0497742737313433" calcext:value-type="float">
            <text:p>0.0497742737313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329599" calcext:value-type="float">
            <text:p>0.000329599</text:p>
          </table:table-cell>
          <table:table-cell office:value-type="float" office:value="0.001926728" calcext:value-type="float">
            <text:p>0.001926728</text:p>
          </table:table-cell>
          <table:table-cell office:value-type="float" office:value="0.001119953" calcext:value-type="float">
            <text:p>0.001119953</text:p>
          </table:table-cell>
          <table:table-cell office:value-type="float" office:value="0.131017504" calcext:value-type="float">
            <text:p>0.131017504</text:p>
          </table:table-cell>
          <table:table-cell office:value-type="float" office:value="0.076156804" calcext:value-type="float">
            <text:p>0.076156804</text:p>
          </table:table-cell>
          <table:table-cell office:value-type="float" office:value="0.0000283342352941176" calcext:value-type="float">
            <text:p>2.83342352941176E-05</text:p>
          </table:table-cell>
          <table:table-cell office:value-type="float" office:value="0.0000164698970588235" calcext:value-type="float">
            <text:p>1.64698970588235E-05</text:p>
          </table:table-cell>
          <table:table-cell office:value-type="float" office:value="2.391972865" calcext:value-type="float">
            <text:p>2.391972865</text:p>
          </table:table-cell>
          <table:table-cell office:value-type="float" office:value="1.472814549" calcext:value-type="float">
            <text:p>1.472814549</text:p>
          </table:table-cell>
          <table:table-cell office:value-type="float" office:value="2.987313658" calcext:value-type="float">
            <text:p>2.987313658</text:p>
          </table:table-cell>
          <table:table-cell office:value-type="float" office:value="100.151389332" calcext:value-type="float">
            <text:p>100.151389332</text:p>
          </table:table-cell>
          <table:table-cell office:value-type="float" office:value="203.137328744" calcext:value-type="float">
            <text:p>203.137328744</text:p>
          </table:table-cell>
          <table:table-cell office:value-type="float" office:value="0.0216590374852941" calcext:value-type="float">
            <text:p>0.021659037485294</text:p>
          </table:table-cell>
          <table:table-cell office:value-type="float" office:value="0.0439310832058824" calcext:value-type="float">
            <text:p>0.043931083205882</text:p>
          </table:table-cell>
          <table:table-cell office:value-type="float" office:value="2.392302464" calcext:value-type="float">
            <text:p>2.392302464</text:p>
          </table:table-cell>
          <table:table-cell office:value-type="float" office:value="1.474741277" calcext:value-type="float">
            <text:p>1.474741277</text:p>
          </table:table-cell>
          <table:table-cell office:value-type="float" office:value="2.988433611" calcext:value-type="float">
            <text:p>2.988433611</text:p>
          </table:table-cell>
          <table:table-cell office:value-type="float" office:value="100.282406836" calcext:value-type="float">
            <text:p>100.282406836</text:p>
          </table:table-cell>
          <table:table-cell office:value-type="float" office:value="203.213485548" calcext:value-type="float">
            <text:p>203.213485548</text:p>
          </table:table-cell>
          <table:table-cell office:value-type="float" office:value="0.0216873717205882" calcext:value-type="float">
            <text:p>0.021687371720588</text:p>
          </table:table-cell>
          <table:table-cell office:value-type="float" office:value="0.0439475531029412" calcext:value-type="float">
            <text:p>0.0439475531029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340108" calcext:value-type="float">
            <text:p>0.000340108</text:p>
          </table:table-cell>
          <table:table-cell office:value-type="float" office:value="0.00293446" calcext:value-type="float">
            <text:p>0.00293446</text:p>
          </table:table-cell>
          <table:table-cell office:value-type="float" office:value="0.002423871" calcext:value-type="float">
            <text:p>0.002423871</text:p>
          </table:table-cell>
          <table:table-cell office:value-type="float" office:value="0.20247774" calcext:value-type="float">
            <text:p>0.20247774</text:p>
          </table:table-cell>
          <table:table-cell office:value-type="float" office:value="0.167247099" calcext:value-type="float">
            <text:p>0.167247099</text:p>
          </table:table-cell>
          <table:table-cell office:value-type="float" office:value="0.0000425284057971015" calcext:value-type="float">
            <text:p>4.25284057971015E-05</text:p>
          </table:table-cell>
          <table:table-cell office:value-type="float" office:value="0.0000351285652173913" calcext:value-type="float">
            <text:p>3.51285652173913E-05</text:p>
          </table:table-cell>
          <table:table-cell office:value-type="float" office:value="2.355854184" calcext:value-type="float">
            <text:p>2.355854184</text:p>
          </table:table-cell>
          <table:table-cell office:value-type="float" office:value="1.867203304" calcext:value-type="float">
            <text:p>1.867203304</text:p>
          </table:table-cell>
          <table:table-cell office:value-type="float" office:value="2.798975653" calcext:value-type="float">
            <text:p>2.798975653</text:p>
          </table:table-cell>
          <table:table-cell office:value-type="float" office:value="128.837027976" calcext:value-type="float">
            <text:p>128.837027976</text:p>
          </table:table-cell>
          <table:table-cell office:value-type="float" office:value="193.129320057" calcext:value-type="float">
            <text:p>193.129320057</text:p>
          </table:table-cell>
          <table:table-cell office:value-type="float" office:value="0.0270609174492754" calcext:value-type="float">
            <text:p>0.027060917449275</text:p>
          </table:table-cell>
          <table:table-cell office:value-type="float" office:value="0.0405648645362319" calcext:value-type="float">
            <text:p>0.040564864536232</text:p>
          </table:table-cell>
          <table:table-cell office:value-type="float" office:value="2.356194292" calcext:value-type="float">
            <text:p>2.356194292</text:p>
          </table:table-cell>
          <table:table-cell office:value-type="float" office:value="1.870137764" calcext:value-type="float">
            <text:p>1.870137764</text:p>
          </table:table-cell>
          <table:table-cell office:value-type="float" office:value="2.801399524" calcext:value-type="float">
            <text:p>2.801399524</text:p>
          </table:table-cell>
          <table:table-cell office:value-type="float" office:value="129.039505716" calcext:value-type="float">
            <text:p>129.039505716</text:p>
          </table:table-cell>
          <table:table-cell office:value-type="float" office:value="193.296567156" calcext:value-type="float">
            <text:p>193.296567156</text:p>
          </table:table-cell>
          <table:table-cell office:value-type="float" office:value="0.0271034458550725" calcext:value-type="float">
            <text:p>0.027103445855073</text:p>
          </table:table-cell>
          <table:table-cell office:value-type="float" office:value="0.0405999931014493" calcext:value-type="float">
            <text:p>0.040599993101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33034" calcext:value-type="float">
            <text:p>0.00033034</text:p>
          </table:table-cell>
          <table:table-cell office:value-type="float" office:value="0.0028707" calcext:value-type="float">
            <text:p>0.0028707</text:p>
          </table:table-cell>
          <table:table-cell office:value-type="float" office:value="0.000605356" calcext:value-type="float">
            <text:p>0.000605356</text:p>
          </table:table-cell>
          <table:table-cell office:value-type="float" office:value="0.200949" calcext:value-type="float">
            <text:p>0.200949</text:p>
          </table:table-cell>
          <table:table-cell office:value-type="float" office:value="0.04237492" calcext:value-type="float">
            <text:p>0.04237492</text:p>
          </table:table-cell>
          <table:table-cell office:value-type="float" office:value="0.00004101" calcext:value-type="float">
            <text:p>4.101E-05</text:p>
          </table:table-cell>
          <table:table-cell office:value-type="float" office:value="0.00000864794285714286" calcext:value-type="float">
            <text:p>8.64794285714286E-06</text:p>
          </table:table-cell>
          <table:table-cell office:value-type="float" office:value="2.506257011" calcext:value-type="float">
            <text:p>2.506257011</text:p>
          </table:table-cell>
          <table:table-cell office:value-type="float" office:value="2.231427198" calcext:value-type="float">
            <text:p>2.231427198</text:p>
          </table:table-cell>
          <table:table-cell office:value-type="float" office:value="2.179570755" calcext:value-type="float">
            <text:p>2.179570755</text:p>
          </table:table-cell>
          <table:table-cell office:value-type="float" office:value="156.19990386" calcext:value-type="float">
            <text:p>156.19990386</text:p>
          </table:table-cell>
          <table:table-cell office:value-type="float" office:value="152.56995285" calcext:value-type="float">
            <text:p>152.56995285</text:p>
          </table:table-cell>
          <table:table-cell office:value-type="float" office:value="0.0318775314" calcext:value-type="float">
            <text:p>0.0318775314</text:p>
          </table:table-cell>
          <table:table-cell office:value-type="float" office:value="0.0311367250714286" calcext:value-type="float">
            <text:p>0.031136725071429</text:p>
          </table:table-cell>
          <table:table-cell office:value-type="float" office:value="2.506587351" calcext:value-type="float">
            <text:p>2.506587351</text:p>
          </table:table-cell>
          <table:table-cell office:value-type="float" office:value="2.234297898" calcext:value-type="float">
            <text:p>2.234297898</text:p>
          </table:table-cell>
          <table:table-cell office:value-type="float" office:value="2.180176111" calcext:value-type="float">
            <text:p>2.180176111</text:p>
          </table:table-cell>
          <table:table-cell office:value-type="float" office:value="156.40085286" calcext:value-type="float">
            <text:p>156.40085286</text:p>
          </table:table-cell>
          <table:table-cell office:value-type="float" office:value="152.61232777" calcext:value-type="float">
            <text:p>152.61232777</text:p>
          </table:table-cell>
          <table:table-cell office:value-type="float" office:value="0.0319185414" calcext:value-type="float">
            <text:p>0.0319185414</text:p>
          </table:table-cell>
          <table:table-cell office:value-type="float" office:value="0.0311453730142857" calcext:value-type="float">
            <text:p>0.0311453730142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329629" calcext:value-type="float">
            <text:p>0.000329629</text:p>
          </table:table-cell>
          <table:table-cell office:value-type="float" office:value="0.003378432" calcext:value-type="float">
            <text:p>0.003378432</text:p>
          </table:table-cell>
          <table:table-cell office:value-type="float" office:value="0.001465911" calcext:value-type="float">
            <text:p>0.001465911</text:p>
          </table:table-cell>
          <table:table-cell office:value-type="float" office:value="0.239868672" calcext:value-type="float">
            <text:p>0.239868672</text:p>
          </table:table-cell>
          <table:table-cell office:value-type="float" office:value="0.104079681" calcext:value-type="float">
            <text:p>0.104079681</text:p>
          </table:table-cell>
          <table:table-cell office:value-type="float" office:value="0.0000475835492957746" calcext:value-type="float">
            <text:p>4.75835492957746E-05</text:p>
          </table:table-cell>
          <table:table-cell office:value-type="float" office:value="0.0000206466338028169" calcext:value-type="float">
            <text:p>2.06466338028169E-05</text:p>
          </table:table-cell>
          <table:table-cell office:value-type="float" office:value="2.495571052" calcext:value-type="float">
            <text:p>2.495571052</text:p>
          </table:table-cell>
          <table:table-cell office:value-type="float" office:value="0.00024489" calcext:value-type="float">
            <text:p>0.00024489</text:p>
          </table:table-cell>
          <table:table-cell office:value-type="float" office:value="4.642980995" calcext:value-type="float">
            <text:p>4.642980995</text:p>
          </table:table-cell>
          <table:table-cell office:value-type="float" office:value="0.01738719" calcext:value-type="float">
            <text:p>0.01738719</text:p>
          </table:table-cell>
          <table:table-cell office:value-type="float" office:value="329.651650645" calcext:value-type="float">
            <text:p>329.651650645</text:p>
          </table:table-cell>
          <table:table-cell office:value-type="float" office:value="0.00000344915492957746" calcext:value-type="float">
            <text:p>3.44915492957746E-06</text:p>
          </table:table-cell>
          <table:table-cell office:value-type="float" office:value="0.0653940985211268" calcext:value-type="float">
            <text:p>0.065394098521127</text:p>
          </table:table-cell>
          <table:table-cell office:value-type="float" office:value="2.495900681" calcext:value-type="float">
            <text:p>2.495900681</text:p>
          </table:table-cell>
          <table:table-cell office:value-type="float" office:value="0.003623322" calcext:value-type="float">
            <text:p>0.003623322</text:p>
          </table:table-cell>
          <table:table-cell office:value-type="float" office:value="4.644446906" calcext:value-type="float">
            <text:p>4.644446906</text:p>
          </table:table-cell>
          <table:table-cell office:value-type="float" office:value="0.257255862" calcext:value-type="float">
            <text:p>0.257255862</text:p>
          </table:table-cell>
          <table:table-cell office:value-type="float" office:value="329.755730326" calcext:value-type="float">
            <text:p>329.755730326</text:p>
          </table:table-cell>
          <table:table-cell office:value-type="float" office:value="0.0000510327042253521" calcext:value-type="float">
            <text:p>5.10327042253521E-05</text:p>
          </table:table-cell>
          <table:table-cell office:value-type="float" office:value="0.0654147451549296" calcext:value-type="float">
            <text:p>0.065414745154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329388" calcext:value-type="float">
            <text:p>0.000329388</text:p>
          </table:table-cell>
          <table:table-cell office:value-type="float" office:value="0.006474543" calcext:value-type="float">
            <text:p>0.006474543</text:p>
          </table:table-cell>
          <table:table-cell office:value-type="float" office:value="0.000483748" calcext:value-type="float">
            <text:p>0.000483748</text:p>
          </table:table-cell>
          <table:table-cell office:value-type="float" office:value="0.466167096" calcext:value-type="float">
            <text:p>0.466167096</text:p>
          </table:table-cell>
          <table:table-cell office:value-type="float" office:value="0.034829856" calcext:value-type="float">
            <text:p>0.034829856</text:p>
          </table:table-cell>
          <table:table-cell office:value-type="float" office:value="0.0000899242083333333" calcext:value-type="float">
            <text:p>8.99242083333333E-05</text:p>
          </table:table-cell>
          <table:table-cell office:value-type="float" office:value="0.00000671872222222222" calcext:value-type="float">
            <text:p>6.71872222222222E-06</text:p>
          </table:table-cell>
          <table:table-cell office:value-type="float" office:value="2.373914415" calcext:value-type="float">
            <text:p>2.373914415</text:p>
          </table:table-cell>
          <table:table-cell office:value-type="float" office:value="0.00017582" calcext:value-type="float">
            <text:p>0.00017582</text:p>
          </table:table-cell>
          <table:table-cell office:value-type="float" office:value="3.620524037" calcext:value-type="float">
            <text:p>3.620524037</text:p>
          </table:table-cell>
          <table:table-cell office:value-type="float" office:value="0.01265904" calcext:value-type="float">
            <text:p>0.01265904</text:p>
          </table:table-cell>
          <table:table-cell office:value-type="float" office:value="260.677730664" calcext:value-type="float">
            <text:p>260.677730664</text:p>
          </table:table-cell>
          <table:table-cell office:value-type="float" office:value="0.00000244194444444444" calcext:value-type="float">
            <text:p>2.44194444444444E-06</text:p>
          </table:table-cell>
          <table:table-cell office:value-type="float" office:value="0.0502850560694445" calcext:value-type="float">
            <text:p>0.050285056069445</text:p>
          </table:table-cell>
          <table:table-cell office:value-type="float" office:value="2.374243803" calcext:value-type="float">
            <text:p>2.374243803</text:p>
          </table:table-cell>
          <table:table-cell office:value-type="float" office:value="0.006650363" calcext:value-type="float">
            <text:p>0.006650363</text:p>
          </table:table-cell>
          <table:table-cell office:value-type="float" office:value="3.621007785" calcext:value-type="float">
            <text:p>3.621007785</text:p>
          </table:table-cell>
          <table:table-cell office:value-type="float" office:value="0.478826136" calcext:value-type="float">
            <text:p>0.478826136</text:p>
          </table:table-cell>
          <table:table-cell office:value-type="float" office:value="260.71256052" calcext:value-type="float">
            <text:p>260.71256052</text:p>
          </table:table-cell>
          <table:table-cell office:value-type="float" office:value="0.0000923661527777778" calcext:value-type="float">
            <text:p>9.23661527777778E-05</text:p>
          </table:table-cell>
          <table:table-cell office:value-type="float" office:value="0.0502917747916667" calcext:value-type="float">
            <text:p>0.050291774791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33058" calcext:value-type="float">
            <text:p>0.00033058</text:p>
          </table:table-cell>
          <table:table-cell office:value-type="float" office:value="0.002871711" calcext:value-type="float">
            <text:p>0.002871711</text:p>
          </table:table-cell>
          <table:table-cell office:value-type="float" office:value="0.00087859" calcext:value-type="float">
            <text:p>0.00087859</text:p>
          </table:table-cell>
          <table:table-cell office:value-type="float" office:value="0.209634903" calcext:value-type="float">
            <text:p>0.209634903</text:p>
          </table:table-cell>
          <table:table-cell office:value-type="float" office:value="0.06413707" calcext:value-type="float">
            <text:p>0.06413707</text:p>
          </table:table-cell>
          <table:table-cell office:value-type="float" office:value="0.0000393385068493151" calcext:value-type="float">
            <text:p>3.93385068493151E-05</text:p>
          </table:table-cell>
          <table:table-cell office:value-type="float" office:value="0.0000120354794520548" calcext:value-type="float">
            <text:p>1.20354794520548E-05</text:p>
          </table:table-cell>
          <table:table-cell office:value-type="float" office:value="2.467595452" calcext:value-type="float">
            <text:p>2.467595452</text:p>
          </table:table-cell>
          <table:table-cell office:value-type="float" office:value="0.000187232" calcext:value-type="float">
            <text:p>0.000187232</text:p>
          </table:table-cell>
          <table:table-cell office:value-type="float" office:value="3.431804683" calcext:value-type="float">
            <text:p>3.431804683</text:p>
          </table:table-cell>
          <table:table-cell office:value-type="float" office:value="0.013667936" calcext:value-type="float">
            <text:p>0.013667936</text:p>
          </table:table-cell>
          <table:table-cell office:value-type="float" office:value="250.521741859" calcext:value-type="float">
            <text:p>250.521741859</text:p>
          </table:table-cell>
          <table:table-cell office:value-type="float" office:value="0.00000256482191780822" calcext:value-type="float">
            <text:p>2.56482191780822E-06</text:p>
          </table:table-cell>
          <table:table-cell office:value-type="float" office:value="0.0470110230547945" calcext:value-type="float">
            <text:p>0.047011023054795</text:p>
          </table:table-cell>
          <table:table-cell office:value-type="float" office:value="2.467926032" calcext:value-type="float">
            <text:p>2.467926032</text:p>
          </table:table-cell>
          <table:table-cell office:value-type="float" office:value="0.003058943" calcext:value-type="float">
            <text:p>0.003058943</text:p>
          </table:table-cell>
          <table:table-cell office:value-type="float" office:value="3.432683273" calcext:value-type="float">
            <text:p>3.432683273</text:p>
          </table:table-cell>
          <table:table-cell office:value-type="float" office:value="0.223302839" calcext:value-type="float">
            <text:p>0.223302839</text:p>
          </table:table-cell>
          <table:table-cell office:value-type="float" office:value="250.585878929" calcext:value-type="float">
            <text:p>250.585878929</text:p>
          </table:table-cell>
          <table:table-cell office:value-type="float" office:value="0.0000419033287671233" calcext:value-type="float">
            <text:p>4.19033287671233E-05</text:p>
          </table:table-cell>
          <table:table-cell office:value-type="float" office:value="0.0470230585342466" calcext:value-type="float">
            <text:p>0.0470230585342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332754" calcext:value-type="float">
            <text:p>0.000332754</text:p>
          </table:table-cell>
          <table:table-cell office:value-type="float" office:value="0.003380705" calcext:value-type="float">
            <text:p>0.003380705</text:p>
          </table:table-cell>
          <table:table-cell office:value-type="float" office:value="0.000527601" calcext:value-type="float">
            <text:p>0.000527601</text:p>
          </table:table-cell>
          <table:table-cell office:value-type="float" office:value="0.25017217" calcext:value-type="float">
            <text:p>0.25017217</text:p>
          </table:table-cell>
          <table:table-cell office:value-type="float" office:value="0.039042474" calcext:value-type="float">
            <text:p>0.039042474</text:p>
          </table:table-cell>
          <table:table-cell office:value-type="float" office:value="0.0000456852027027027" calcext:value-type="float">
            <text:p>4.56852027027027E-05</text:p>
          </table:table-cell>
          <table:table-cell office:value-type="float" office:value="0.00000712974324324324" calcext:value-type="float">
            <text:p>7.12974324324324E-06</text:p>
          </table:table-cell>
          <table:table-cell office:value-type="float" office:value="2.385868767" calcext:value-type="float">
            <text:p>2.385868767</text:p>
          </table:table-cell>
          <table:table-cell office:value-type="float" office:value="0.000183635" calcext:value-type="float">
            <text:p>0.000183635</text:p>
          </table:table-cell>
          <table:table-cell office:value-type="float" office:value="3.531638518" calcext:value-type="float">
            <text:p>3.531638518</text:p>
          </table:table-cell>
          <table:table-cell office:value-type="float" office:value="0.01358899" calcext:value-type="float">
            <text:p>0.01358899</text:p>
          </table:table-cell>
          <table:table-cell office:value-type="float" office:value="261.341250332" calcext:value-type="float">
            <text:p>261.341250332</text:p>
          </table:table-cell>
          <table:table-cell office:value-type="float" office:value="0.00000248155405405405" calcext:value-type="float">
            <text:p>2.48155405405405E-06</text:p>
          </table:table-cell>
          <table:table-cell office:value-type="float" office:value="0.0477248448378378" calcext:value-type="float">
            <text:p>0.047724844837838</text:p>
          </table:table-cell>
          <table:table-cell office:value-type="float" office:value="2.386201521" calcext:value-type="float">
            <text:p>2.386201521</text:p>
          </table:table-cell>
          <table:table-cell office:value-type="float" office:value="0.00356434" calcext:value-type="float">
            <text:p>0.00356434</text:p>
          </table:table-cell>
          <table:table-cell office:value-type="float" office:value="3.532166119" calcext:value-type="float">
            <text:p>3.532166119</text:p>
          </table:table-cell>
          <table:table-cell office:value-type="float" office:value="0.26376116" calcext:value-type="float">
            <text:p>0.26376116</text:p>
          </table:table-cell>
          <table:table-cell office:value-type="float" office:value="261.380292806" calcext:value-type="float">
            <text:p>261.380292806</text:p>
          </table:table-cell>
          <table:table-cell office:value-type="float" office:value="0.0000481667567567567" calcext:value-type="float">
            <text:p>4.81667567567567E-05</text:p>
          </table:table-cell>
          <table:table-cell office:value-type="float" office:value="0.0477319745810811" calcext:value-type="float">
            <text:p>0.0477319745810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339858" calcext:value-type="float">
            <text:p>0.000339858</text:p>
          </table:table-cell>
          <table:table-cell office:value-type="float" office:value="0.006512262" calcext:value-type="float">
            <text:p>0.006512262</text:p>
          </table:table-cell>
          <table:table-cell office:value-type="float" office:value="0.00077777" calcext:value-type="float">
            <text:p>0.00077777</text:p>
          </table:table-cell>
          <table:table-cell office:value-type="float" office:value="0.48841965" calcext:value-type="float">
            <text:p>0.48841965</text:p>
          </table:table-cell>
          <table:table-cell office:value-type="float" office:value="0.05833275" calcext:value-type="float">
            <text:p>0.05833275</text:p>
          </table:table-cell>
          <table:table-cell office:value-type="float" office:value="0.00008683016" calcext:value-type="float">
            <text:p>8.683016E-05</text:p>
          </table:table-cell>
          <table:table-cell office:value-type="float" office:value="0.0000103702666666667" calcext:value-type="float">
            <text:p>1.03702666666667E-05</text:p>
          </table:table-cell>
          <table:table-cell office:value-type="float" office:value="2.471899781" calcext:value-type="float">
            <text:p>2.471899781</text:p>
          </table:table-cell>
          <table:table-cell office:value-type="float" office:value="0.000195286" calcext:value-type="float">
            <text:p>0.000195286</text:p>
          </table:table-cell>
          <table:table-cell office:value-type="float" office:value="3.552299348" calcext:value-type="float">
            <text:p>3.552299348</text:p>
          </table:table-cell>
          <table:table-cell office:value-type="float" office:value="0.01464645" calcext:value-type="float">
            <text:p>0.01464645</text:p>
          </table:table-cell>
          <table:table-cell office:value-type="float" office:value="266.4224511" calcext:value-type="float">
            <text:p>266.4224511</text:p>
          </table:table-cell>
          <table:table-cell office:value-type="float" office:value="0.00000260381333333333" calcext:value-type="float">
            <text:p>2.60381333333333E-06</text:p>
          </table:table-cell>
          <table:table-cell office:value-type="float" office:value="0.0473639913066667" calcext:value-type="float">
            <text:p>0.047363991306667</text:p>
          </table:table-cell>
          <table:table-cell office:value-type="float" office:value="2.472239639" calcext:value-type="float">
            <text:p>2.472239639</text:p>
          </table:table-cell>
          <table:table-cell office:value-type="float" office:value="0.006707548" calcext:value-type="float">
            <text:p>0.006707548</text:p>
          </table:table-cell>
          <table:table-cell office:value-type="float" office:value="3.553077118" calcext:value-type="float">
            <text:p>3.553077118</text:p>
          </table:table-cell>
          <table:table-cell office:value-type="float" office:value="0.5030661" calcext:value-type="float">
            <text:p>0.5030661</text:p>
          </table:table-cell>
          <table:table-cell office:value-type="float" office:value="266.48078385" calcext:value-type="float">
            <text:p>266.48078385</text:p>
          </table:table-cell>
          <table:table-cell office:value-type="float" office:value="0.0000894339733333333" calcext:value-type="float">
            <text:p>8.94339733333333E-05</text:p>
          </table:table-cell>
          <table:table-cell office:value-type="float" office:value="0.0473743615733333" calcext:value-type="float">
            <text:p>0.047374361573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161841" calcext:value-type="float">
            <text:p>0.001161841</text:p>
          </table:table-cell>
          <table:table-cell office:value-type="float" office:value="0.000427803" calcext:value-type="float">
            <text:p>0.000427803</text:p>
          </table:table-cell>
          <table:table-cell office:value-type="float" office:value="0.00108182" calcext:value-type="float">
            <text:p>0.00108182</text:p>
          </table:table-cell>
          <table:table-cell office:value-type="float" office:value="0.032513028" calcext:value-type="float">
            <text:p>0.032513028</text:p>
          </table:table-cell>
          <table:table-cell office:value-type="float" office:value="0.08221832" calcext:value-type="float">
            <text:p>0.08221832</text:p>
          </table:table-cell>
          <table:table-cell office:value-type="float" office:value="0.00000562898684210526" calcext:value-type="float">
            <text:p>5.62898684210526E-06</text:p>
          </table:table-cell>
          <table:table-cell office:value-type="float" office:value="0.0000142344736842105" calcext:value-type="float">
            <text:p>1.42344736842105E-05</text:p>
          </table:table-cell>
          <table:table-cell office:value-type="float" office:value="2.516909367" calcext:value-type="float">
            <text:p>2.516909367</text:p>
          </table:table-cell>
          <table:table-cell office:value-type="float" office:value="0.000184767" calcext:value-type="float">
            <text:p>0.000184767</text:p>
          </table:table-cell>
          <table:table-cell office:value-type="float" office:value="3.651365267" calcext:value-type="float">
            <text:p>3.651365267</text:p>
          </table:table-cell>
          <table:table-cell office:value-type="float" office:value="0.014042292" calcext:value-type="float">
            <text:p>0.014042292</text:p>
          </table:table-cell>
          <table:table-cell office:value-type="float" office:value="277.503760292" calcext:value-type="float">
            <text:p>277.503760292</text:p>
          </table:table-cell>
          <table:table-cell office:value-type="float" office:value="0.00000243114473684211" calcext:value-type="float">
            <text:p>2.43114473684211E-06</text:p>
          </table:table-cell>
          <table:table-cell office:value-type="float" office:value="0.0480442798289474" calcext:value-type="float">
            <text:p>0.048044279828947</text:p>
          </table:table-cell>
          <table:table-cell office:value-type="float" office:value="2.518071208" calcext:value-type="float">
            <text:p>2.518071208</text:p>
          </table:table-cell>
          <table:table-cell office:value-type="float" office:value="0.00061257" calcext:value-type="float">
            <text:p>0.00061257</text:p>
          </table:table-cell>
          <table:table-cell office:value-type="float" office:value="3.652447087" calcext:value-type="float">
            <text:p>3.652447087</text:p>
          </table:table-cell>
          <table:table-cell office:value-type="float" office:value="0.04655532" calcext:value-type="float">
            <text:p>0.04655532</text:p>
          </table:table-cell>
          <table:table-cell office:value-type="float" office:value="277.585978612" calcext:value-type="float">
            <text:p>277.585978612</text:p>
          </table:table-cell>
          <table:table-cell office:value-type="float" office:value="0.00000806013157894737" calcext:value-type="float">
            <text:p>8.06013157894737E-06</text:p>
          </table:table-cell>
          <table:table-cell office:value-type="float" office:value="0.0480585143026316" calcext:value-type="float">
            <text:p>0.0480585143026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373037" calcext:value-type="float">
            <text:p>0.001373037</text:p>
          </table:table-cell>
          <table:table-cell office:value-type="float" office:value="0.001607276" calcext:value-type="float">
            <text:p>0.001607276</text:p>
          </table:table-cell>
          <table:table-cell office:value-type="float" office:value="0.000968157" calcext:value-type="float">
            <text:p>0.000968157</text:p>
          </table:table-cell>
          <table:table-cell office:value-type="float" office:value="0.123760252" calcext:value-type="float">
            <text:p>0.123760252</text:p>
          </table:table-cell>
          <table:table-cell office:value-type="float" office:value="0.074548089" calcext:value-type="float">
            <text:p>0.074548089</text:p>
          </table:table-cell>
          <table:table-cell office:value-type="float" office:value="0.0000208737142857143" calcext:value-type="float">
            <text:p>2.08737142857143E-05</text:p>
          </table:table-cell>
          <table:table-cell office:value-type="float" office:value="0.0000125734675324675" calcext:value-type="float">
            <text:p>1.25734675324675E-05</text:p>
          </table:table-cell>
          <table:table-cell office:value-type="float" office:value="2.873603537" calcext:value-type="float">
            <text:p>2.873603537</text:p>
          </table:table-cell>
          <table:table-cell office:value-type="float" office:value="0.000178375" calcext:value-type="float">
            <text:p>0.000178375</text:p>
          </table:table-cell>
          <table:table-cell office:value-type="float" office:value="3.943510401" calcext:value-type="float">
            <text:p>3.943510401</text:p>
          </table:table-cell>
          <table:table-cell office:value-type="float" office:value="0.013734875" calcext:value-type="float">
            <text:p>0.013734875</text:p>
          </table:table-cell>
          <table:table-cell office:value-type="float" office:value="303.650300877" calcext:value-type="float">
            <text:p>303.650300877</text:p>
          </table:table-cell>
          <table:table-cell office:value-type="float" office:value="0.00000231655844155844" calcext:value-type="float">
            <text:p>2.31655844155844E-06</text:p>
          </table:table-cell>
          <table:table-cell office:value-type="float" office:value="0.0512144207922078" calcext:value-type="float">
            <text:p>0.051214420792208</text:p>
          </table:table-cell>
          <table:table-cell office:value-type="float" office:value="2.874976574" calcext:value-type="float">
            <text:p>2.874976574</text:p>
          </table:table-cell>
          <table:table-cell office:value-type="float" office:value="0.001785651" calcext:value-type="float">
            <text:p>0.001785651</text:p>
          </table:table-cell>
          <table:table-cell office:value-type="float" office:value="3.944478558" calcext:value-type="float">
            <text:p>3.944478558</text:p>
          </table:table-cell>
          <table:table-cell office:value-type="float" office:value="0.137495127" calcext:value-type="float">
            <text:p>0.137495127</text:p>
          </table:table-cell>
          <table:table-cell office:value-type="float" office:value="303.724848966" calcext:value-type="float">
            <text:p>303.724848966</text:p>
          </table:table-cell>
          <table:table-cell office:value-type="float" office:value="0.0000231902727272727" calcext:value-type="float">
            <text:p>2.31902727272727E-05</text:p>
          </table:table-cell>
          <table:table-cell office:value-type="float" office:value="0.0512269942597403" calcext:value-type="float">
            <text:p>0.051226994259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317923" calcext:value-type="float">
            <text:p>0.001317923</text:p>
          </table:table-cell>
          <table:table-cell office:value-type="float" office:value="0.005643109" calcext:value-type="float">
            <text:p>0.005643109</text:p>
          </table:table-cell>
          <table:table-cell office:value-type="float" office:value="0.000597521" calcext:value-type="float">
            <text:p>0.000597521</text:p>
          </table:table-cell>
          <table:table-cell office:value-type="float" office:value="0.440162502" calcext:value-type="float">
            <text:p>0.440162502</text:p>
          </table:table-cell>
          <table:table-cell office:value-type="float" office:value="0.046606638" calcext:value-type="float">
            <text:p>0.046606638</text:p>
          </table:table-cell>
          <table:table-cell office:value-type="float" office:value="0.0000723475512820513" calcext:value-type="float">
            <text:p>7.23475512820513E-05</text:p>
          </table:table-cell>
          <table:table-cell office:value-type="float" office:value="0.00000766052564102564" calcext:value-type="float">
            <text:p>7.66052564102564E-06</text:p>
          </table:table-cell>
          <table:table-cell office:value-type="float" office:value="2.68539698" calcext:value-type="float">
            <text:p>2.68539698</text:p>
          </table:table-cell>
          <table:table-cell office:value-type="float" office:value="0.00017054" calcext:value-type="float">
            <text:p>0.00017054</text:p>
          </table:table-cell>
          <table:table-cell office:value-type="float" office:value="3.806679272" calcext:value-type="float">
            <text:p>3.806679272</text:p>
          </table:table-cell>
          <table:table-cell office:value-type="float" office:value="0.01330212" calcext:value-type="float">
            <text:p>0.01330212</text:p>
          </table:table-cell>
          <table:table-cell office:value-type="float" office:value="296.920983216" calcext:value-type="float">
            <text:p>296.920983216</text:p>
          </table:table-cell>
          <table:table-cell office:value-type="float" office:value="0.00000218641025641026" calcext:value-type="float">
            <text:p>2.18641025641026E-06</text:p>
          </table:table-cell>
          <table:table-cell office:value-type="float" office:value="0.0488035804102564" calcext:value-type="float">
            <text:p>0.048803580410256</text:p>
          </table:table-cell>
          <table:table-cell office:value-type="float" office:value="2.686714903" calcext:value-type="float">
            <text:p>2.686714903</text:p>
          </table:table-cell>
          <table:table-cell office:value-type="float" office:value="0.005813649" calcext:value-type="float">
            <text:p>0.005813649</text:p>
          </table:table-cell>
          <table:table-cell office:value-type="float" office:value="3.807276793" calcext:value-type="float">
            <text:p>3.807276793</text:p>
          </table:table-cell>
          <table:table-cell office:value-type="float" office:value="0.453464622" calcext:value-type="float">
            <text:p>0.453464622</text:p>
          </table:table-cell>
          <table:table-cell office:value-type="float" office:value="296.967589854" calcext:value-type="float">
            <text:p>296.967589854</text:p>
          </table:table-cell>
          <table:table-cell office:value-type="float" office:value="0.0000745339615384615" calcext:value-type="float">
            <text:p>7.45339615384615E-05</text:p>
          </table:table-cell>
          <table:table-cell office:value-type="float" office:value="0.0488112409358974" calcext:value-type="float">
            <text:p>0.0488112409358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430985" calcext:value-type="float">
            <text:p>0.001430985</text:p>
          </table:table-cell>
          <table:table-cell office:value-type="float" office:value="0.000507984" calcext:value-type="float">
            <text:p>0.000507984</text:p>
          </table:table-cell>
          <table:table-cell office:value-type="float" office:value="0.002212521" calcext:value-type="float">
            <text:p>0.002212521</text:p>
          </table:table-cell>
          <table:table-cell office:value-type="float" office:value="0.040130736" calcext:value-type="float">
            <text:p>0.040130736</text:p>
          </table:table-cell>
          <table:table-cell office:value-type="float" office:value="0.174789159" calcext:value-type="float">
            <text:p>0.174789159</text:p>
          </table:table-cell>
          <table:table-cell office:value-type="float" office:value="0.00000643017721518987" calcext:value-type="float">
            <text:p>6.43017721518987E-06</text:p>
          </table:table-cell>
          <table:table-cell office:value-type="float" office:value="0.0000280065949367089" calcext:value-type="float">
            <text:p>2.80065949367089E-05</text:p>
          </table:table-cell>
          <table:table-cell office:value-type="float" office:value="2.157722863" calcext:value-type="float">
            <text:p>2.157722863</text:p>
          </table:table-cell>
          <table:table-cell office:value-type="float" office:value="0.000162305" calcext:value-type="float">
            <text:p>0.000162305</text:p>
          </table:table-cell>
          <table:table-cell office:value-type="float" office:value="3.831707047" calcext:value-type="float">
            <text:p>3.831707047</text:p>
          </table:table-cell>
          <table:table-cell office:value-type="float" office:value="0.012822095" calcext:value-type="float">
            <text:p>0.012822095</text:p>
          </table:table-cell>
          <table:table-cell office:value-type="float" office:value="302.704856713" calcext:value-type="float">
            <text:p>302.704856713</text:p>
          </table:table-cell>
          <table:table-cell office:value-type="float" office:value="0.00000205449367088608" calcext:value-type="float">
            <text:p>2.05449367088608E-06</text:p>
          </table:table-cell>
          <table:table-cell office:value-type="float" office:value="0.0485026208481013" calcext:value-type="float">
            <text:p>0.048502620848101</text:p>
          </table:table-cell>
          <table:table-cell office:value-type="float" office:value="2.159153848" calcext:value-type="float">
            <text:p>2.159153848</text:p>
          </table:table-cell>
          <table:table-cell office:value-type="float" office:value="0.000670289" calcext:value-type="float">
            <text:p>0.000670289</text:p>
          </table:table-cell>
          <table:table-cell office:value-type="float" office:value="3.833919568" calcext:value-type="float">
            <text:p>3.833919568</text:p>
          </table:table-cell>
          <table:table-cell office:value-type="float" office:value="0.052952831" calcext:value-type="float">
            <text:p>0.052952831</text:p>
          </table:table-cell>
          <table:table-cell office:value-type="float" office:value="302.879645872" calcext:value-type="float">
            <text:p>302.879645872</text:p>
          </table:table-cell>
          <table:table-cell office:value-type="float" office:value="0.00000848467088607595" calcext:value-type="float">
            <text:p>8.48467088607595E-06</text:p>
          </table:table-cell>
          <table:table-cell office:value-type="float" office:value="0.048530627443038" calcext:value-type="float">
            <text:p>0.0485306274430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219538" calcext:value-type="float">
            <text:p>0.001219538</text:p>
          </table:table-cell>
          <table:table-cell office:value-type="float" office:value="0.000462066" calcext:value-type="float">
            <text:p>0.000462066</text:p>
          </table:table-cell>
          <table:table-cell office:value-type="float" office:value="0.001320167" calcext:value-type="float">
            <text:p>0.001320167</text:p>
          </table:table-cell>
          <table:table-cell office:value-type="float" office:value="0.03696528" calcext:value-type="float">
            <text:p>0.03696528</text:p>
          </table:table-cell>
          <table:table-cell office:value-type="float" office:value="0.10561336" calcext:value-type="float">
            <text:p>0.10561336</text:p>
          </table:table-cell>
          <table:table-cell office:value-type="float" office:value="0.000005775825" calcext:value-type="float">
            <text:p>5.775825E-06</text:p>
          </table:table-cell>
          <table:table-cell office:value-type="float" office:value="0.0000165020875" calcext:value-type="float">
            <text:p>1.65020875E-05</text:p>
          </table:table-cell>
          <table:table-cell office:value-type="float" office:value="2.194038217" calcext:value-type="float">
            <text:p>2.194038217</text:p>
          </table:table-cell>
          <table:table-cell office:value-type="float" office:value="0.000179477" calcext:value-type="float">
            <text:p>0.000179477</text:p>
          </table:table-cell>
          <table:table-cell office:value-type="float" office:value="3.935086209" calcext:value-type="float">
            <text:p>3.935086209</text:p>
          </table:table-cell>
          <table:table-cell office:value-type="float" office:value="0.01435816" calcext:value-type="float">
            <text:p>0.01435816</text:p>
          </table:table-cell>
          <table:table-cell office:value-type="float" office:value="314.80689672" calcext:value-type="float">
            <text:p>314.80689672</text:p>
          </table:table-cell>
          <table:table-cell office:value-type="float" office:value="0.0000022434625" calcext:value-type="float">
            <text:p>2.2434625E-06</text:p>
          </table:table-cell>
          <table:table-cell office:value-type="float" office:value="0.0491885776125" calcext:value-type="float">
            <text:p>0.0491885776125</text:p>
          </table:table-cell>
          <table:table-cell office:value-type="float" office:value="2.195257755" calcext:value-type="float">
            <text:p>2.195257755</text:p>
          </table:table-cell>
          <table:table-cell office:value-type="float" office:value="0.000641543" calcext:value-type="float">
            <text:p>0.000641543</text:p>
          </table:table-cell>
          <table:table-cell office:value-type="float" office:value="3.936406376" calcext:value-type="float">
            <text:p>3.936406376</text:p>
          </table:table-cell>
          <table:table-cell office:value-type="float" office:value="0.05132344" calcext:value-type="float">
            <text:p>0.05132344</text:p>
          </table:table-cell>
          <table:table-cell office:value-type="float" office:value="314.91251008" calcext:value-type="float">
            <text:p>314.91251008</text:p>
          </table:table-cell>
          <table:table-cell office:value-type="float" office:value="0.0000080192875" calcext:value-type="float">
            <text:p>8.0192875E-06</text:p>
          </table:table-cell>
          <table:table-cell office:value-type="float" office:value="0.0492050797" calcext:value-type="float">
            <text:p>0.04920507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18876" calcext:value-type="float">
            <text:p>0.00118876</text:p>
          </table:table-cell>
          <table:table-cell office:value-type="float" office:value="0.00167383" calcext:value-type="float">
            <text:p>0.00167383</text:p>
          </table:table-cell>
          <table:table-cell office:value-type="float" office:value="0.001570948" calcext:value-type="float">
            <text:p>0.001570948</text:p>
          </table:table-cell>
          <table:table-cell office:value-type="float" office:value="0.13558023" calcext:value-type="float">
            <text:p>0.13558023</text:p>
          </table:table-cell>
          <table:table-cell office:value-type="float" office:value="0.127246788" calcext:value-type="float">
            <text:p>0.127246788</text:p>
          </table:table-cell>
          <table:table-cell office:value-type="float" office:value="0.0000206645679012346" calcext:value-type="float">
            <text:p>2.06645679012346E-05</text:p>
          </table:table-cell>
          <table:table-cell office:value-type="float" office:value="0.0000193944197530864" calcext:value-type="float">
            <text:p>1.93944197530864E-05</text:p>
          </table:table-cell>
          <table:table-cell office:value-type="float" office:value="2.270616468" calcext:value-type="float">
            <text:p>2.270616468</text:p>
          </table:table-cell>
          <table:table-cell office:value-type="float" office:value="0.000193974" calcext:value-type="float">
            <text:p>0.000193974</text:p>
          </table:table-cell>
          <table:table-cell office:value-type="float" office:value="3.764695573" calcext:value-type="float">
            <text:p>3.764695573</text:p>
          </table:table-cell>
          <table:table-cell office:value-type="float" office:value="0.015711894" calcext:value-type="float">
            <text:p>0.015711894</text:p>
          </table:table-cell>
          <table:table-cell office:value-type="float" office:value="304.940341413" calcext:value-type="float">
            <text:p>304.940341413</text:p>
          </table:table-cell>
          <table:table-cell office:value-type="float" office:value="0.00000239474074074074" calcext:value-type="float">
            <text:p>2.39474074074074E-06</text:p>
          </table:table-cell>
          <table:table-cell office:value-type="float" office:value="0.0464777231234568" calcext:value-type="float">
            <text:p>0.046477723123457</text:p>
          </table:table-cell>
          <table:table-cell office:value-type="float" office:value="2.271805228" calcext:value-type="float">
            <text:p>2.271805228</text:p>
          </table:table-cell>
          <table:table-cell office:value-type="float" office:value="0.001867804" calcext:value-type="float">
            <text:p>0.001867804</text:p>
          </table:table-cell>
          <table:table-cell office:value-type="float" office:value="3.766266521" calcext:value-type="float">
            <text:p>3.766266521</text:p>
          </table:table-cell>
          <table:table-cell office:value-type="float" office:value="0.151292124" calcext:value-type="float">
            <text:p>0.151292124</text:p>
          </table:table-cell>
          <table:table-cell office:value-type="float" office:value="305.067588201" calcext:value-type="float">
            <text:p>305.067588201</text:p>
          </table:table-cell>
          <table:table-cell office:value-type="float" office:value="0.0000230593086419753" calcext:value-type="float">
            <text:p>2.30593086419753E-05</text:p>
          </table:table-cell>
          <table:table-cell office:value-type="float" office:value="0.0464971175432099" calcext:value-type="float">
            <text:p>0.046497117543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31656" calcext:value-type="float">
            <text:p>0.00131656</text:p>
          </table:table-cell>
          <table:table-cell office:value-type="float" office:value="0.000474319" calcext:value-type="float">
            <text:p>0.000474319</text:p>
          </table:table-cell>
          <table:table-cell office:value-type="float" office:value="0.002027473" calcext:value-type="float">
            <text:p>0.002027473</text:p>
          </table:table-cell>
          <table:table-cell office:value-type="float" office:value="0.038894158" calcext:value-type="float">
            <text:p>0.038894158</text:p>
          </table:table-cell>
          <table:table-cell office:value-type="float" office:value="0.166252786" calcext:value-type="float">
            <text:p>0.166252786</text:p>
          </table:table-cell>
          <table:table-cell office:value-type="float" office:value="0.00000578437804878049" calcext:value-type="float">
            <text:p>5.78437804878049E-06</text:p>
          </table:table-cell>
          <table:table-cell office:value-type="float" office:value="0.0000247252804878049" calcext:value-type="float">
            <text:p>2.47252804878049E-05</text:p>
          </table:table-cell>
          <table:table-cell office:value-type="float" office:value="2.203196166" calcext:value-type="float">
            <text:p>2.203196166</text:p>
          </table:table-cell>
          <table:table-cell office:value-type="float" office:value="0.000184315" calcext:value-type="float">
            <text:p>0.000184315</text:p>
          </table:table-cell>
          <table:table-cell office:value-type="float" office:value="3.808144802" calcext:value-type="float">
            <text:p>3.808144802</text:p>
          </table:table-cell>
          <table:table-cell office:value-type="float" office:value="0.01511383" calcext:value-type="float">
            <text:p>0.01511383</text:p>
          </table:table-cell>
          <table:table-cell office:value-type="float" office:value="312.267873764" calcext:value-type="float">
            <text:p>312.267873764</text:p>
          </table:table-cell>
          <table:table-cell office:value-type="float" office:value="0.00000224774390243902" calcext:value-type="float">
            <text:p>2.24774390243902E-06</text:p>
          </table:table-cell>
          <table:table-cell office:value-type="float" office:value="0.0464407902682927" calcext:value-type="float">
            <text:p>0.046440790268293</text:p>
          </table:table-cell>
          <table:table-cell office:value-type="float" office:value="2.204512726" calcext:value-type="float">
            <text:p>2.204512726</text:p>
          </table:table-cell>
          <table:table-cell office:value-type="float" office:value="0.000658634" calcext:value-type="float">
            <text:p>0.000658634</text:p>
          </table:table-cell>
          <table:table-cell office:value-type="float" office:value="3.810172275" calcext:value-type="float">
            <text:p>3.810172275</text:p>
          </table:table-cell>
          <table:table-cell office:value-type="float" office:value="0.054007988" calcext:value-type="float">
            <text:p>0.054007988</text:p>
          </table:table-cell>
          <table:table-cell office:value-type="float" office:value="312.43412655" calcext:value-type="float">
            <text:p>312.43412655</text:p>
          </table:table-cell>
          <table:table-cell office:value-type="float" office:value="0.00000803212195121951" calcext:value-type="float">
            <text:p>8.03212195121951E-06</text:p>
          </table:table-cell>
          <table:table-cell office:value-type="float" office:value="0.0464655155487805" calcext:value-type="float">
            <text:p>0.0464655155487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330907" calcext:value-type="float">
            <text:p>0.001330907</text:p>
          </table:table-cell>
          <table:table-cell office:value-type="float" office:value="0.001408131" calcext:value-type="float">
            <text:p>0.001408131</text:p>
          </table:table-cell>
          <table:table-cell office:value-type="float" office:value="0.000883728" calcext:value-type="float">
            <text:p>0.000883728</text:p>
          </table:table-cell>
          <table:table-cell office:value-type="float" office:value="0.116874873" calcext:value-type="float">
            <text:p>0.116874873</text:p>
          </table:table-cell>
          <table:table-cell office:value-type="float" office:value="0.073349424" calcext:value-type="float">
            <text:p>0.073349424</text:p>
          </table:table-cell>
          <table:table-cell office:value-type="float" office:value="0.0000169654337349398" calcext:value-type="float">
            <text:p>1.69654337349398E-05</text:p>
          </table:table-cell>
          <table:table-cell office:value-type="float" office:value="0.0000106473253012048" calcext:value-type="float">
            <text:p>1.06473253012048E-05</text:p>
          </table:table-cell>
          <table:table-cell office:value-type="float" office:value="2.170443911" calcext:value-type="float">
            <text:p>2.170443911</text:p>
          </table:table-cell>
          <table:table-cell office:value-type="float" office:value="0.000198714" calcext:value-type="float">
            <text:p>0.000198714</text:p>
          </table:table-cell>
          <table:table-cell office:value-type="float" office:value="3.831193142" calcext:value-type="float">
            <text:p>3.831193142</text:p>
          </table:table-cell>
          <table:table-cell office:value-type="float" office:value="0.016493262" calcext:value-type="float">
            <text:p>0.016493262</text:p>
          </table:table-cell>
          <table:table-cell office:value-type="float" office:value="317.989030786" calcext:value-type="float">
            <text:p>317.989030786</text:p>
          </table:table-cell>
          <table:table-cell office:value-type="float" office:value="0.00000239414457831325" calcext:value-type="float">
            <text:p>2.39414457831325E-06</text:p>
          </table:table-cell>
          <table:table-cell office:value-type="float" office:value="0.0461589535180723" calcext:value-type="float">
            <text:p>0.046158953518072</text:p>
          </table:table-cell>
          <table:table-cell office:value-type="float" office:value="2.171774818" calcext:value-type="float">
            <text:p>2.171774818</text:p>
          </table:table-cell>
          <table:table-cell office:value-type="float" office:value="0.001606845" calcext:value-type="float">
            <text:p>0.001606845</text:p>
          </table:table-cell>
          <table:table-cell office:value-type="float" office:value="3.83207687" calcext:value-type="float">
            <text:p>3.83207687</text:p>
          </table:table-cell>
          <table:table-cell office:value-type="float" office:value="0.133368135" calcext:value-type="float">
            <text:p>0.133368135</text:p>
          </table:table-cell>
          <table:table-cell office:value-type="float" office:value="318.06238021" calcext:value-type="float">
            <text:p>318.06238021</text:p>
          </table:table-cell>
          <table:table-cell office:value-type="float" office:value="0.000019359578313253" calcext:value-type="float">
            <text:p>1.9359578313253E-05</text:p>
          </table:table-cell>
          <table:table-cell office:value-type="float" office:value="0.0461696008433735" calcext:value-type="float">
            <text:p>0.0461696008433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285427" calcext:value-type="float">
            <text:p>0.001285427</text:p>
          </table:table-cell>
          <table:table-cell office:value-type="float" office:value="0.005676956" calcext:value-type="float">
            <text:p>0.005676956</text:p>
          </table:table-cell>
          <table:table-cell office:value-type="float" office:value="0.00062248" calcext:value-type="float">
            <text:p>0.00062248</text:p>
          </table:table-cell>
          <table:table-cell office:value-type="float" office:value="0.476864304" calcext:value-type="float">
            <text:p>0.476864304</text:p>
          </table:table-cell>
          <table:table-cell office:value-type="float" office:value="0.05228832" calcext:value-type="float">
            <text:p>0.05228832</text:p>
          </table:table-cell>
          <table:table-cell office:value-type="float" office:value="0.0000675828095238095" calcext:value-type="float">
            <text:p>6.75828095238095E-05</text:p>
          </table:table-cell>
          <table:table-cell office:value-type="float" office:value="0.00000741047619047619" calcext:value-type="float">
            <text:p>7.41047619047619E-06</text:p>
          </table:table-cell>
          <table:table-cell office:value-type="float" office:value="2.064446133" calcext:value-type="float">
            <text:p>2.064446133</text:p>
          </table:table-cell>
          <table:table-cell office:value-type="float" office:value="0.000174649" calcext:value-type="float">
            <text:p>0.000174649</text:p>
          </table:table-cell>
          <table:table-cell office:value-type="float" office:value="3.86720743" calcext:value-type="float">
            <text:p>3.86720743</text:p>
          </table:table-cell>
          <table:table-cell office:value-type="float" office:value="0.014670516" calcext:value-type="float">
            <text:p>0.014670516</text:p>
          </table:table-cell>
          <table:table-cell office:value-type="float" office:value="324.84542412" calcext:value-type="float">
            <text:p>324.84542412</text:p>
          </table:table-cell>
          <table:table-cell office:value-type="float" office:value="0.00000207915476190476" calcext:value-type="float">
            <text:p>2.07915476190476E-06</text:p>
          </table:table-cell>
          <table:table-cell office:value-type="float" office:value="0.0460381836904762" calcext:value-type="float">
            <text:p>0.046038183690476</text:p>
          </table:table-cell>
          <table:table-cell office:value-type="float" office:value="2.06573156" calcext:value-type="float">
            <text:p>2.06573156</text:p>
          </table:table-cell>
          <table:table-cell office:value-type="float" office:value="0.005851605" calcext:value-type="float">
            <text:p>0.005851605</text:p>
          </table:table-cell>
          <table:table-cell office:value-type="float" office:value="3.86782991" calcext:value-type="float">
            <text:p>3.86782991</text:p>
          </table:table-cell>
          <table:table-cell office:value-type="float" office:value="0.49153482" calcext:value-type="float">
            <text:p>0.49153482</text:p>
          </table:table-cell>
          <table:table-cell office:value-type="float" office:value="324.89771244" calcext:value-type="float">
            <text:p>324.89771244</text:p>
          </table:table-cell>
          <table:table-cell office:value-type="float" office:value="0.0000696619642857143" calcext:value-type="float">
            <text:p>6.96619642857143E-05</text:p>
          </table:table-cell>
          <table:table-cell office:value-type="float" office:value="0.0460455941666667" calcext:value-type="float">
            <text:p>0.0460455941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3744689" calcext:value-type="float">
            <text:p>0.023744689</text:p>
          </table:table-cell>
          <table:table-cell office:value-type="float" office:value="0.000531289" calcext:value-type="float">
            <text:p>0.000531289</text:p>
          </table:table-cell>
          <table:table-cell office:value-type="float" office:value="0.000663868" calcext:value-type="float">
            <text:p>0.000663868</text:p>
          </table:table-cell>
          <table:table-cell office:value-type="float" office:value="0.045159565" calcext:value-type="float">
            <text:p>0.045159565</text:p>
          </table:table-cell>
          <table:table-cell office:value-type="float" office:value="0.05642878" calcext:value-type="float">
            <text:p>0.05642878</text:p>
          </table:table-cell>
          <table:table-cell office:value-type="float" office:value="0.00000625045882352941" calcext:value-type="float">
            <text:p>6.25045882352941E-06</text:p>
          </table:table-cell>
          <table:table-cell office:value-type="float" office:value="0.00000781021176470588" calcext:value-type="float">
            <text:p>7.81021176470588E-06</text:p>
          </table:table-cell>
          <table:table-cell office:value-type="float" office:value="2.125734998" calcext:value-type="float">
            <text:p>2.125734998</text:p>
          </table:table-cell>
          <table:table-cell office:value-type="float" office:value="0.000181341" calcext:value-type="float">
            <text:p>0.000181341</text:p>
          </table:table-cell>
          <table:table-cell office:value-type="float" office:value="3.921881573" calcext:value-type="float">
            <text:p>3.921881573</text:p>
          </table:table-cell>
          <table:table-cell office:value-type="float" office:value="0.015413985" calcext:value-type="float">
            <text:p>0.015413985</text:p>
          </table:table-cell>
          <table:table-cell office:value-type="float" office:value="333.359933705" calcext:value-type="float">
            <text:p>333.359933705</text:p>
          </table:table-cell>
          <table:table-cell office:value-type="float" office:value="0.00000213342352941176" calcext:value-type="float">
            <text:p>2.13342352941176E-06</text:p>
          </table:table-cell>
          <table:table-cell office:value-type="float" office:value="0.0461397832117647" calcext:value-type="float">
            <text:p>0.046139783211765</text:p>
          </table:table-cell>
          <table:table-cell office:value-type="float" office:value="2.149479687" calcext:value-type="float">
            <text:p>2.149479687</text:p>
          </table:table-cell>
          <table:table-cell office:value-type="float" office:value="0.00071263" calcext:value-type="float">
            <text:p>0.00071263</text:p>
          </table:table-cell>
          <table:table-cell office:value-type="float" office:value="3.922545441" calcext:value-type="float">
            <text:p>3.922545441</text:p>
          </table:table-cell>
          <table:table-cell office:value-type="float" office:value="0.06057355" calcext:value-type="float">
            <text:p>0.06057355</text:p>
          </table:table-cell>
          <table:table-cell office:value-type="float" office:value="333.416362485" calcext:value-type="float">
            <text:p>333.416362485</text:p>
          </table:table-cell>
          <table:table-cell office:value-type="float" office:value="0.00000838388235294118" calcext:value-type="float">
            <text:p>8.38388235294118E-06</text:p>
          </table:table-cell>
          <table:table-cell office:value-type="float" office:value="0.0461475934235294" calcext:value-type="float">
            <text:p>0.046147593423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1977734" calcext:value-type="float">
            <text:p>0.031977734</text:p>
          </table:table-cell>
          <table:table-cell office:value-type="float" office:value="0.000575572" calcext:value-type="float">
            <text:p>0.000575572</text:p>
          </table:table-cell>
          <table:table-cell office:value-type="float" office:value="0.001889563" calcext:value-type="float">
            <text:p>0.001889563</text:p>
          </table:table-cell>
          <table:table-cell office:value-type="float" office:value="0.049499192" calcext:value-type="float">
            <text:p>0.049499192</text:p>
          </table:table-cell>
          <table:table-cell office:value-type="float" office:value="0.162502418" calcext:value-type="float">
            <text:p>0.162502418</text:p>
          </table:table-cell>
          <table:table-cell office:value-type="float" office:value="0.00000669269767441861" calcext:value-type="float">
            <text:p>6.69269767441861E-06</text:p>
          </table:table-cell>
          <table:table-cell office:value-type="float" office:value="0.0000219716627906977" calcext:value-type="float">
            <text:p>2.19716627906977E-05</text:p>
          </table:table-cell>
          <table:table-cell office:value-type="float" office:value="2.277696708" calcext:value-type="float">
            <text:p>2.277696708</text:p>
          </table:table-cell>
          <table:table-cell office:value-type="float" office:value="0.000236104" calcext:value-type="float">
            <text:p>0.000236104</text:p>
          </table:table-cell>
          <table:table-cell office:value-type="float" office:value="3.936252828" calcext:value-type="float">
            <text:p>3.936252828</text:p>
          </table:table-cell>
          <table:table-cell office:value-type="float" office:value="0.020304944" calcext:value-type="float">
            <text:p>0.020304944</text:p>
          </table:table-cell>
          <table:table-cell office:value-type="float" office:value="338.517743208" calcext:value-type="float">
            <text:p>338.517743208</text:p>
          </table:table-cell>
          <table:table-cell office:value-type="float" office:value="0.00000274539534883721" calcext:value-type="float">
            <text:p>2.74539534883721E-06</text:p>
          </table:table-cell>
          <table:table-cell office:value-type="float" office:value="0.0457703817209302" calcext:value-type="float">
            <text:p>0.04577038172093</text:p>
          </table:table-cell>
          <table:table-cell office:value-type="float" office:value="2.309674442" calcext:value-type="float">
            <text:p>2.309674442</text:p>
          </table:table-cell>
          <table:table-cell office:value-type="float" office:value="0.000811676" calcext:value-type="float">
            <text:p>0.000811676</text:p>
          </table:table-cell>
          <table:table-cell office:value-type="float" office:value="3.938142391" calcext:value-type="float">
            <text:p>3.938142391</text:p>
          </table:table-cell>
          <table:table-cell office:value-type="float" office:value="0.069804136" calcext:value-type="float">
            <text:p>0.069804136</text:p>
          </table:table-cell>
          <table:table-cell office:value-type="float" office:value="338.680245626" calcext:value-type="float">
            <text:p>338.680245626</text:p>
          </table:table-cell>
          <table:table-cell office:value-type="float" office:value="0.00000943809302325582" calcext:value-type="float">
            <text:p>9.43809302325582E-06</text:p>
          </table:table-cell>
          <table:table-cell office:value-type="float" office:value="0.0457923533837209" calcext:value-type="float">
            <text:p>0.0457923533837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42023" calcext:value-type="float">
            <text:p>0.00042023</text:p>
          </table:table-cell>
          <table:table-cell office:value-type="float" office:value="0.000533834" calcext:value-type="float">
            <text:p>0.000533834</text:p>
          </table:table-cell>
          <table:table-cell office:value-type="float" office:value="0.000618102" calcext:value-type="float">
            <text:p>0.000618102</text:p>
          </table:table-cell>
          <table:table-cell office:value-type="float" office:value="0.046443558" calcext:value-type="float">
            <text:p>0.046443558</text:p>
          </table:table-cell>
          <table:table-cell office:value-type="float" office:value="0.053774874" calcext:value-type="float">
            <text:p>0.053774874</text:p>
          </table:table-cell>
          <table:table-cell office:value-type="float" office:value="0.00000613602298850575" calcext:value-type="float">
            <text:p>6.13602298850575E-06</text:p>
          </table:table-cell>
          <table:table-cell office:value-type="float" office:value="0.00000710462068965517" calcext:value-type="float">
            <text:p>7.10462068965517E-06</text:p>
          </table:table-cell>
          <table:table-cell office:value-type="float" office:value="2.49153532" calcext:value-type="float">
            <text:p>2.49153532</text:p>
          </table:table-cell>
          <table:table-cell office:value-type="float" office:value="0.000225995" calcext:value-type="float">
            <text:p>0.000225995</text:p>
          </table:table-cell>
          <table:table-cell office:value-type="float" office:value="4.043025338" calcext:value-type="float">
            <text:p>4.043025338</text:p>
          </table:table-cell>
          <table:table-cell office:value-type="float" office:value="0.019661565" calcext:value-type="float">
            <text:p>0.019661565</text:p>
          </table:table-cell>
          <table:table-cell office:value-type="float" office:value="351.743204406" calcext:value-type="float">
            <text:p>351.743204406</text:p>
          </table:table-cell>
          <table:table-cell office:value-type="float" office:value="0.00000259764367816092" calcext:value-type="float">
            <text:p>2.59764367816092E-06</text:p>
          </table:table-cell>
          <table:table-cell office:value-type="float" office:value="0.0464715556091954" calcext:value-type="float">
            <text:p>0.046471555609195</text:p>
          </table:table-cell>
          <table:table-cell office:value-type="float" office:value="2.49195555" calcext:value-type="float">
            <text:p>2.49195555</text:p>
          </table:table-cell>
          <table:table-cell office:value-type="float" office:value="0.000759829" calcext:value-type="float">
            <text:p>0.000759829</text:p>
          </table:table-cell>
          <table:table-cell office:value-type="float" office:value="4.04364344" calcext:value-type="float">
            <text:p>4.04364344</text:p>
          </table:table-cell>
          <table:table-cell office:value-type="float" office:value="0.066105123" calcext:value-type="float">
            <text:p>0.066105123</text:p>
          </table:table-cell>
          <table:table-cell office:value-type="float" office:value="351.79697928" calcext:value-type="float">
            <text:p>351.79697928</text:p>
          </table:table-cell>
          <table:table-cell office:value-type="float" office:value="0.00000873366666666667" calcext:value-type="float">
            <text:p>8.73366666666667E-06</text:p>
          </table:table-cell>
          <table:table-cell office:value-type="float" office:value="0.0464786602298851" calcext:value-type="float">
            <text:p>0.0464786602298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326374" calcext:value-type="float">
            <text:p>0.000326374</text:p>
          </table:table-cell>
          <table:table-cell office:value-type="float" office:value="0.006699814" calcext:value-type="float">
            <text:p>0.006699814</text:p>
          </table:table-cell>
          <table:table-cell office:value-type="float" office:value="0.00063264" calcext:value-type="float">
            <text:p>0.00063264</text:p>
          </table:table-cell>
          <table:table-cell office:value-type="float" office:value="0.589583632" calcext:value-type="float">
            <text:p>0.589583632</text:p>
          </table:table-cell>
          <table:table-cell office:value-type="float" office:value="0.05567232" calcext:value-type="float">
            <text:p>0.05567232</text:p>
          </table:table-cell>
          <table:table-cell office:value-type="float" office:value="0.00007613425" calcext:value-type="float">
            <text:p>7.613425E-05</text:p>
          </table:table-cell>
          <table:table-cell office:value-type="float" office:value="0.00000718909090909091" calcext:value-type="float">
            <text:p>7.18909090909091E-06</text:p>
          </table:table-cell>
          <table:table-cell office:value-type="float" office:value="2.260763914" calcext:value-type="float">
            <text:p>2.260763914</text:p>
          </table:table-cell>
          <table:table-cell office:value-type="float" office:value="0.000177864" calcext:value-type="float">
            <text:p>0.000177864</text:p>
          </table:table-cell>
          <table:table-cell office:value-type="float" office:value="4.189002493" calcext:value-type="float">
            <text:p>4.189002493</text:p>
          </table:table-cell>
          <table:table-cell office:value-type="float" office:value="0.015652032" calcext:value-type="float">
            <text:p>0.015652032</text:p>
          </table:table-cell>
          <table:table-cell office:value-type="float" office:value="368.632219384" calcext:value-type="float">
            <text:p>368.632219384</text:p>
          </table:table-cell>
          <table:table-cell office:value-type="float" office:value="0.00000202118181818182" calcext:value-type="float">
            <text:p>2.02118181818182E-06</text:p>
          </table:table-cell>
          <table:table-cell office:value-type="float" office:value="0.0476023010568182" calcext:value-type="float">
            <text:p>0.047602301056818</text:p>
          </table:table-cell>
          <table:table-cell office:value-type="float" office:value="2.261090288" calcext:value-type="float">
            <text:p>2.261090288</text:p>
          </table:table-cell>
          <table:table-cell office:value-type="float" office:value="0.006877678" calcext:value-type="float">
            <text:p>0.006877678</text:p>
          </table:table-cell>
          <table:table-cell office:value-type="float" office:value="4.189635133" calcext:value-type="float">
            <text:p>4.189635133</text:p>
          </table:table-cell>
          <table:table-cell office:value-type="float" office:value="0.605235664" calcext:value-type="float">
            <text:p>0.605235664</text:p>
          </table:table-cell>
          <table:table-cell office:value-type="float" office:value="368.687891704" calcext:value-type="float">
            <text:p>368.687891704</text:p>
          </table:table-cell>
          <table:table-cell office:value-type="float" office:value="0.0000781554318181818" calcext:value-type="float">
            <text:p>7.81554318181818E-05</text:p>
          </table:table-cell>
          <table:table-cell office:value-type="float" office:value="0.0476094901477273" calcext:value-type="float">
            <text:p>0.0476094901477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364796" calcext:value-type="float">
            <text:p>0.000364796</text:p>
          </table:table-cell>
          <table:table-cell office:value-type="float" office:value="0.002780927" calcext:value-type="float">
            <text:p>0.002780927</text:p>
          </table:table-cell>
          <table:table-cell office:value-type="float" office:value="0.001648278" calcext:value-type="float">
            <text:p>0.001648278</text:p>
          </table:table-cell>
          <table:table-cell office:value-type="float" office:value="0.247502503" calcext:value-type="float">
            <text:p>0.247502503</text:p>
          </table:table-cell>
          <table:table-cell office:value-type="float" office:value="0.146696742" calcext:value-type="float">
            <text:p>0.146696742</text:p>
          </table:table-cell>
          <table:table-cell office:value-type="float" office:value="0.0000312463707865168" calcext:value-type="float">
            <text:p>3.12463707865168E-05</text:p>
          </table:table-cell>
          <table:table-cell office:value-type="float" office:value="0.0000185199775280899" calcext:value-type="float">
            <text:p>1.85199775280899E-05</text:p>
          </table:table-cell>
          <table:table-cell office:value-type="float" office:value="2.513925123" calcext:value-type="float">
            <text:p>2.513925123</text:p>
          </table:table-cell>
          <table:table-cell office:value-type="float" office:value="0.000190989" calcext:value-type="float">
            <text:p>0.000190989</text:p>
          </table:table-cell>
          <table:table-cell office:value-type="float" office:value="4.187499041" calcext:value-type="float">
            <text:p>4.187499041</text:p>
          </table:table-cell>
          <table:table-cell office:value-type="float" office:value="0.016998021" calcext:value-type="float">
            <text:p>0.016998021</text:p>
          </table:table-cell>
          <table:table-cell office:value-type="float" office:value="372.687414649" calcext:value-type="float">
            <text:p>372.687414649</text:p>
          </table:table-cell>
          <table:table-cell office:value-type="float" office:value="0.00000214594382022472" calcext:value-type="float">
            <text:p>2.14594382022472E-06</text:p>
          </table:table-cell>
          <table:table-cell office:value-type="float" office:value="0.0470505510224719" calcext:value-type="float">
            <text:p>0.047050551022472</text:p>
          </table:table-cell>
          <table:table-cell office:value-type="float" office:value="2.514289919" calcext:value-type="float">
            <text:p>2.514289919</text:p>
          </table:table-cell>
          <table:table-cell office:value-type="float" office:value="0.002971916" calcext:value-type="float">
            <text:p>0.002971916</text:p>
          </table:table-cell>
          <table:table-cell office:value-type="float" office:value="4.189147319" calcext:value-type="float">
            <text:p>4.189147319</text:p>
          </table:table-cell>
          <table:table-cell office:value-type="float" office:value="0.264500524" calcext:value-type="float">
            <text:p>0.264500524</text:p>
          </table:table-cell>
          <table:table-cell office:value-type="float" office:value="372.834111391" calcext:value-type="float">
            <text:p>372.834111391</text:p>
          </table:table-cell>
          <table:table-cell office:value-type="float" office:value="0.0000333923146067416" calcext:value-type="float">
            <text:p>3.33923146067416E-05</text:p>
          </table:table-cell>
          <table:table-cell office:value-type="float" office:value="0.047069071" calcext:value-type="float">
            <text:p>0.0470690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366579" calcext:value-type="float">
            <text:p>0.000366579</text:p>
          </table:table-cell>
          <table:table-cell office:value-type="float" office:value="0.002767371" calcext:value-type="float">
            <text:p>0.002767371</text:p>
          </table:table-cell>
          <table:table-cell office:value-type="float" office:value="0.001635894" calcext:value-type="float">
            <text:p>0.001635894</text:p>
          </table:table-cell>
          <table:table-cell office:value-type="float" office:value="0.24906339" calcext:value-type="float">
            <text:p>0.24906339</text:p>
          </table:table-cell>
          <table:table-cell office:value-type="float" office:value="0.14723046" calcext:value-type="float">
            <text:p>0.14723046</text:p>
          </table:table-cell>
          <table:table-cell office:value-type="float" office:value="0.0000307485666666667" calcext:value-type="float">
            <text:p>3.07485666666667E-05</text:p>
          </table:table-cell>
          <table:table-cell office:value-type="float" office:value="0.0000181766" calcext:value-type="float">
            <text:p>1.81766E-05</text:p>
          </table:table-cell>
          <table:table-cell office:value-type="float" office:value="2.451655895" calcext:value-type="float">
            <text:p>2.451655895</text:p>
          </table:table-cell>
          <table:table-cell office:value-type="float" office:value="0.000179647" calcext:value-type="float">
            <text:p>0.000179647</text:p>
          </table:table-cell>
          <table:table-cell office:value-type="float" office:value="4.286776995" calcext:value-type="float">
            <text:p>4.286776995</text:p>
          </table:table-cell>
          <table:table-cell office:value-type="float" office:value="0.01616823" calcext:value-type="float">
            <text:p>0.01616823</text:p>
          </table:table-cell>
          <table:table-cell office:value-type="float" office:value="385.80992955" calcext:value-type="float">
            <text:p>385.80992955</text:p>
          </table:table-cell>
          <table:table-cell office:value-type="float" office:value="0.00000199607777777778" calcext:value-type="float">
            <text:p>1.99607777777778E-06</text:p>
          </table:table-cell>
          <table:table-cell office:value-type="float" office:value="0.0476308555" calcext:value-type="float">
            <text:p>0.0476308555</text:p>
          </table:table-cell>
          <table:table-cell office:value-type="float" office:value="2.452022474" calcext:value-type="float">
            <text:p>2.452022474</text:p>
          </table:table-cell>
          <table:table-cell office:value-type="float" office:value="0.002947018" calcext:value-type="float">
            <text:p>0.002947018</text:p>
          </table:table-cell>
          <table:table-cell office:value-type="float" office:value="4.288412889" calcext:value-type="float">
            <text:p>4.288412889</text:p>
          </table:table-cell>
          <table:table-cell office:value-type="float" office:value="0.26523162" calcext:value-type="float">
            <text:p>0.26523162</text:p>
          </table:table-cell>
          <table:table-cell office:value-type="float" office:value="385.95716001" calcext:value-type="float">
            <text:p>385.95716001</text:p>
          </table:table-cell>
          <table:table-cell office:value-type="float" office:value="0.0000327446444444444" calcext:value-type="float">
            <text:p>3.27446444444444E-05</text:p>
          </table:table-cell>
          <table:table-cell office:value-type="float" office:value="0.0476490321" calcext:value-type="float">
            <text:p>0.04764903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391335" calcext:value-type="float">
            <text:p>0.000391335</text:p>
          </table:table-cell>
          <table:table-cell office:value-type="float" office:value="0.00267623" calcext:value-type="float">
            <text:p>0.00267623</text:p>
          </table:table-cell>
          <table:table-cell office:value-type="float" office:value="0.001770087" calcext:value-type="float">
            <text:p>0.001770087</text:p>
          </table:table-cell>
          <table:table-cell office:value-type="float" office:value="0.24353693" calcext:value-type="float">
            <text:p>0.24353693</text:p>
          </table:table-cell>
          <table:table-cell office:value-type="float" office:value="0.161077917" calcext:value-type="float">
            <text:p>0.161077917</text:p>
          </table:table-cell>
          <table:table-cell office:value-type="float" office:value="0.0000294091208791209" calcext:value-type="float">
            <text:p>2.94091208791209E-05</text:p>
          </table:table-cell>
          <table:table-cell office:value-type="float" office:value="0.0000194515054945055" calcext:value-type="float">
            <text:p>1.94515054945055E-05</text:p>
          </table:table-cell>
          <table:table-cell office:value-type="float" office:value="2.560377062" calcext:value-type="float">
            <text:p>2.560377062</text:p>
          </table:table-cell>
          <table:table-cell office:value-type="float" office:value="0.000222088" calcext:value-type="float">
            <text:p>0.000222088</text:p>
          </table:table-cell>
          <table:table-cell office:value-type="float" office:value="4.25785223" calcext:value-type="float">
            <text:p>4.25785223</text:p>
          </table:table-cell>
          <table:table-cell office:value-type="float" office:value="0.020210008" calcext:value-type="float">
            <text:p>0.020210008</text:p>
          </table:table-cell>
          <table:table-cell office:value-type="float" office:value="387.46455293" calcext:value-type="float">
            <text:p>387.46455293</text:p>
          </table:table-cell>
          <table:table-cell office:value-type="float" office:value="0.00000244052747252747" calcext:value-type="float">
            <text:p>2.44052747252747E-06</text:p>
          </table:table-cell>
          <table:table-cell office:value-type="float" office:value="0.046789584945055" calcext:value-type="float">
            <text:p>0.046789584945055</text:p>
          </table:table-cell>
          <table:table-cell office:value-type="float" office:value="2.560768397" calcext:value-type="float">
            <text:p>2.560768397</text:p>
          </table:table-cell>
          <table:table-cell office:value-type="float" office:value="0.002898318" calcext:value-type="float">
            <text:p>0.002898318</text:p>
          </table:table-cell>
          <table:table-cell office:value-type="float" office:value="4.259622317" calcext:value-type="float">
            <text:p>4.259622317</text:p>
          </table:table-cell>
          <table:table-cell office:value-type="float" office:value="0.263746938" calcext:value-type="float">
            <text:p>0.263746938</text:p>
          </table:table-cell>
          <table:table-cell office:value-type="float" office:value="387.625630847" calcext:value-type="float">
            <text:p>387.625630847</text:p>
          </table:table-cell>
          <table:table-cell office:value-type="float" office:value="0.0000318496483516483" calcext:value-type="float">
            <text:p>3.18496483516483E-05</text:p>
          </table:table-cell>
          <table:table-cell office:value-type="float" office:value="0.0468090364505495" calcext:value-type="float">
            <text:p>0.046809036450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380475" calcext:value-type="float">
            <text:p>0.000380475</text:p>
          </table:table-cell>
          <table:table-cell office:value-type="float" office:value="0.002470803" calcext:value-type="float">
            <text:p>0.002470803</text:p>
          </table:table-cell>
          <table:table-cell office:value-type="float" office:value="0.001162114" calcext:value-type="float">
            <text:p>0.001162114</text:p>
          </table:table-cell>
          <table:table-cell office:value-type="float" office:value="0.227313876" calcext:value-type="float">
            <text:p>0.227313876</text:p>
          </table:table-cell>
          <table:table-cell office:value-type="float" office:value="0.106914488" calcext:value-type="float">
            <text:p>0.106914488</text:p>
          </table:table-cell>
          <table:table-cell office:value-type="float" office:value="0.0000268565543478261" calcext:value-type="float">
            <text:p>2.68565543478261E-05</text:p>
          </table:table-cell>
          <table:table-cell office:value-type="float" office:value="0.0000126316739130435" calcext:value-type="float">
            <text:p>1.26316739130435E-05</text:p>
          </table:table-cell>
          <table:table-cell office:value-type="float" office:value="2.305747476" calcext:value-type="float">
            <text:p>2.305747476</text:p>
          </table:table-cell>
          <table:table-cell office:value-type="float" office:value="0.000176652" calcext:value-type="float">
            <text:p>0.000176652</text:p>
          </table:table-cell>
          <table:table-cell office:value-type="float" office:value="4.341996307" calcext:value-type="float">
            <text:p>4.341996307</text:p>
          </table:table-cell>
          <table:table-cell office:value-type="float" office:value="0.016251984" calcext:value-type="float">
            <text:p>0.016251984</text:p>
          </table:table-cell>
          <table:table-cell office:value-type="float" office:value="399.463660244" calcext:value-type="float">
            <text:p>399.463660244</text:p>
          </table:table-cell>
          <table:table-cell office:value-type="float" office:value="0.00000192013043478261" calcext:value-type="float">
            <text:p>1.92013043478261E-06</text:p>
          </table:table-cell>
          <table:table-cell office:value-type="float" office:value="0.0471956120326087" calcext:value-type="float">
            <text:p>0.047195612032609</text:p>
          </table:table-cell>
          <table:table-cell office:value-type="float" office:value="2.306127951" calcext:value-type="float">
            <text:p>2.306127951</text:p>
          </table:table-cell>
          <table:table-cell office:value-type="float" office:value="0.002647455" calcext:value-type="float">
            <text:p>0.002647455</text:p>
          </table:table-cell>
          <table:table-cell office:value-type="float" office:value="4.343158421" calcext:value-type="float">
            <text:p>4.343158421</text:p>
          </table:table-cell>
          <table:table-cell office:value-type="float" office:value="0.24356586" calcext:value-type="float">
            <text:p>0.24356586</text:p>
          </table:table-cell>
          <table:table-cell office:value-type="float" office:value="399.570574732" calcext:value-type="float">
            <text:p>399.570574732</text:p>
          </table:table-cell>
          <table:table-cell office:value-type="float" office:value="0.0000287766847826087" calcext:value-type="float">
            <text:p>2.87766847826087E-05</text:p>
          </table:table-cell>
          <table:table-cell office:value-type="float" office:value="0.0472082437065217" calcext:value-type="float">
            <text:p>0.0472082437065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395773" calcext:value-type="float">
            <text:p>0.000395773</text:p>
          </table:table-cell>
          <table:table-cell office:value-type="float" office:value="0.001311935" calcext:value-type="float">
            <text:p>0.001311935</text:p>
          </table:table-cell>
          <table:table-cell office:value-type="float" office:value="0.001474631" calcext:value-type="float">
            <text:p>0.001474631</text:p>
          </table:table-cell>
          <table:table-cell office:value-type="float" office:value="0.122009955" calcext:value-type="float">
            <text:p>0.122009955</text:p>
          </table:table-cell>
          <table:table-cell office:value-type="float" office:value="0.137140683" calcext:value-type="float">
            <text:p>0.137140683</text:p>
          </table:table-cell>
          <table:table-cell office:value-type="float" office:value="0.0000141068279569892" calcext:value-type="float">
            <text:p>1.41068279569892E-05</text:p>
          </table:table-cell>
          <table:table-cell office:value-type="float" office:value="0.000015856247311828" calcext:value-type="float">
            <text:p>1.5856247311828E-05</text:p>
          </table:table-cell>
          <table:table-cell office:value-type="float" office:value="2.389478973" calcext:value-type="float">
            <text:p>2.389478973</text:p>
          </table:table-cell>
          <table:table-cell office:value-type="float" office:value="0.000220835" calcext:value-type="float">
            <text:p>0.000220835</text:p>
          </table:table-cell>
          <table:table-cell office:value-type="float" office:value="4.262083417" calcext:value-type="float">
            <text:p>4.262083417</text:p>
          </table:table-cell>
          <table:table-cell office:value-type="float" office:value="0.020537655" calcext:value-type="float">
            <text:p>0.020537655</text:p>
          </table:table-cell>
          <table:table-cell office:value-type="float" office:value="396.373757781" calcext:value-type="float">
            <text:p>396.373757781</text:p>
          </table:table-cell>
          <table:table-cell office:value-type="float" office:value="0.00000237456989247312" calcext:value-type="float">
            <text:p>2.37456989247312E-06</text:p>
          </table:table-cell>
          <table:table-cell office:value-type="float" office:value="0.0458288539462366" calcext:value-type="float">
            <text:p>0.045828853946237</text:p>
          </table:table-cell>
          <table:table-cell office:value-type="float" office:value="2.389874746" calcext:value-type="float">
            <text:p>2.389874746</text:p>
          </table:table-cell>
          <table:table-cell office:value-type="float" office:value="0.00153277" calcext:value-type="float">
            <text:p>0.00153277</text:p>
          </table:table-cell>
          <table:table-cell office:value-type="float" office:value="4.263558048" calcext:value-type="float">
            <text:p>4.263558048</text:p>
          </table:table-cell>
          <table:table-cell office:value-type="float" office:value="0.14254761" calcext:value-type="float">
            <text:p>0.14254761</text:p>
          </table:table-cell>
          <table:table-cell office:value-type="float" office:value="396.510898464" calcext:value-type="float">
            <text:p>396.510898464</text:p>
          </table:table-cell>
          <table:table-cell office:value-type="float" office:value="0.0000164813978494624" calcext:value-type="float">
            <text:p>1.64813978494624E-05</text:p>
          </table:table-cell>
          <table:table-cell office:value-type="float" office:value="0.0458447101935484" calcext:value-type="float">
            <text:p>0.0458447101935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360307" calcext:value-type="float">
            <text:p>0.000360307</text:p>
          </table:table-cell>
          <table:table-cell office:value-type="float" office:value="0.00644066" calcext:value-type="float">
            <text:p>0.00644066</text:p>
          </table:table-cell>
          <table:table-cell office:value-type="float" office:value="0.000622479" calcext:value-type="float">
            <text:p>0.000622479</text:p>
          </table:table-cell>
          <table:table-cell office:value-type="float" office:value="0.60542204" calcext:value-type="float">
            <text:p>0.60542204</text:p>
          </table:table-cell>
          <table:table-cell office:value-type="float" office:value="0.058513026" calcext:value-type="float">
            <text:p>0.058513026</text:p>
          </table:table-cell>
          <table:table-cell office:value-type="float" office:value="0.0000685176595744681" calcext:value-type="float">
            <text:p>6.85176595744681E-05</text:p>
          </table:table-cell>
          <table:table-cell office:value-type="float" office:value="0.0000066221170212766" calcext:value-type="float">
            <text:p>6.6221170212766E-06</text:p>
          </table:table-cell>
          <table:table-cell office:value-type="float" office:value="2.662455759" calcext:value-type="float">
            <text:p>2.662455759</text:p>
          </table:table-cell>
          <table:table-cell office:value-type="float" office:value="0.000189385" calcext:value-type="float">
            <text:p>0.000189385</text:p>
          </table:table-cell>
          <table:table-cell office:value-type="float" office:value="4.435646467" calcext:value-type="float">
            <text:p>4.435646467</text:p>
          </table:table-cell>
          <table:table-cell office:value-type="float" office:value="0.01780219" calcext:value-type="float">
            <text:p>0.01780219</text:p>
          </table:table-cell>
          <table:table-cell office:value-type="float" office:value="416.950767898" calcext:value-type="float">
            <text:p>416.950767898</text:p>
          </table:table-cell>
          <table:table-cell office:value-type="float" office:value="0.00000201473404255319" calcext:value-type="float">
            <text:p>2.01473404255319E-06</text:p>
          </table:table-cell>
          <table:table-cell office:value-type="float" office:value="0.0471877283723404" calcext:value-type="float">
            <text:p>0.047187728372341</text:p>
          </table:table-cell>
          <table:table-cell office:value-type="float" office:value="2.662816066" calcext:value-type="float">
            <text:p>2.662816066</text:p>
          </table:table-cell>
          <table:table-cell office:value-type="float" office:value="0.006630045" calcext:value-type="float">
            <text:p>0.006630045</text:p>
          </table:table-cell>
          <table:table-cell office:value-type="float" office:value="4.436268946" calcext:value-type="float">
            <text:p>4.436268946</text:p>
          </table:table-cell>
          <table:table-cell office:value-type="float" office:value="0.62322423" calcext:value-type="float">
            <text:p>0.62322423</text:p>
          </table:table-cell>
          <table:table-cell office:value-type="float" office:value="417.009280924" calcext:value-type="float">
            <text:p>417.009280924</text:p>
          </table:table-cell>
          <table:table-cell office:value-type="float" office:value="0.0000705323936170213" calcext:value-type="float">
            <text:p>7.05323936170213E-05</text:p>
          </table:table-cell>
          <table:table-cell office:value-type="float" office:value="0.0471943504893617" calcext:value-type="float">
            <text:p>0.0471943504893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382188" calcext:value-type="float">
            <text:p>0.000382188</text:p>
          </table:table-cell>
          <table:table-cell office:value-type="float" office:value="0.006387789" calcext:value-type="float">
            <text:p>0.006387789</text:p>
          </table:table-cell>
          <table:table-cell office:value-type="float" office:value="0.000545464" calcext:value-type="float">
            <text:p>0.000545464</text:p>
          </table:table-cell>
          <table:table-cell office:value-type="float" office:value="0.606839955" calcext:value-type="float">
            <text:p>0.606839955</text:p>
          </table:table-cell>
          <table:table-cell office:value-type="float" office:value="0.05181908" calcext:value-type="float">
            <text:p>0.05181908</text:p>
          </table:table-cell>
          <table:table-cell office:value-type="float" office:value="0.0000672398842105263" calcext:value-type="float">
            <text:p>6.72398842105263E-05</text:p>
          </table:table-cell>
          <table:table-cell office:value-type="float" office:value="0.00000574172631578947" calcext:value-type="float">
            <text:p>5.74172631578947E-06</text:p>
          </table:table-cell>
          <table:table-cell office:value-type="float" office:value="2.416593106" calcext:value-type="float">
            <text:p>2.416593106</text:p>
          </table:table-cell>
          <table:table-cell office:value-type="float" office:value="0.000233138" calcext:value-type="float">
            <text:p>0.000233138</text:p>
          </table:table-cell>
          <table:table-cell office:value-type="float" office:value="4.356601836" calcext:value-type="float">
            <text:p>4.356601836</text:p>
          </table:table-cell>
          <table:table-cell office:value-type="float" office:value="0.02214811" calcext:value-type="float">
            <text:p>0.02214811</text:p>
          </table:table-cell>
          <table:table-cell office:value-type="float" office:value="413.87717442" calcext:value-type="float">
            <text:p>413.87717442</text:p>
          </table:table-cell>
          <table:table-cell office:value-type="float" office:value="0.00000245408421052632" calcext:value-type="float">
            <text:p>2.45408421052632E-06</text:p>
          </table:table-cell>
          <table:table-cell office:value-type="float" office:value="0.0458589666947369" calcext:value-type="float">
            <text:p>0.045858966694737</text:p>
          </table:table-cell>
          <table:table-cell office:value-type="float" office:value="2.416975294" calcext:value-type="float">
            <text:p>2.416975294</text:p>
          </table:table-cell>
          <table:table-cell office:value-type="float" office:value="0.006620927" calcext:value-type="float">
            <text:p>0.006620927</text:p>
          </table:table-cell>
          <table:table-cell office:value-type="float" office:value="4.3571473" calcext:value-type="float">
            <text:p>4.3571473</text:p>
          </table:table-cell>
          <table:table-cell office:value-type="float" office:value="0.628988065" calcext:value-type="float">
            <text:p>0.628988065</text:p>
          </table:table-cell>
          <table:table-cell office:value-type="float" office:value="413.9289935" calcext:value-type="float">
            <text:p>413.9289935</text:p>
          </table:table-cell>
          <table:table-cell office:value-type="float" office:value="0.0000696939684210526" calcext:value-type="float">
            <text:p>6.96939684210526E-05</text:p>
          </table:table-cell>
          <table:table-cell office:value-type="float" office:value="0.0458647084210526" calcext:value-type="float">
            <text:p>0.0458647084210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37784" calcext:value-type="float">
            <text:p>0.00037784</text:p>
          </table:table-cell>
          <table:table-cell office:value-type="float" office:value="0.005981946" calcext:value-type="float">
            <text:p>0.005981946</text:p>
          </table:table-cell>
          <table:table-cell office:value-type="float" office:value="0.001182631" calcext:value-type="float">
            <text:p>0.001182631</text:p>
          </table:table-cell>
          <table:table-cell office:value-type="float" office:value="0.574266816" calcext:value-type="float">
            <text:p>0.574266816</text:p>
          </table:table-cell>
          <table:table-cell office:value-type="float" office:value="0.113532576" calcext:value-type="float">
            <text:p>0.113532576</text:p>
          </table:table-cell>
          <table:table-cell office:value-type="float" office:value="0.0000623119375" calcext:value-type="float">
            <text:p>6.23119375E-05</text:p>
          </table:table-cell>
          <table:table-cell office:value-type="float" office:value="0.0000123190729166667" calcext:value-type="float">
            <text:p>1.23190729166667E-05</text:p>
          </table:table-cell>
          <table:table-cell office:value-type="float" office:value="2.438935654" calcext:value-type="float">
            <text:p>2.438935654</text:p>
          </table:table-cell>
          <table:table-cell office:value-type="float" office:value="0.000315993" calcext:value-type="float">
            <text:p>0.000315993</text:p>
          </table:table-cell>
          <table:table-cell office:value-type="float" office:value="4.445166007" calcext:value-type="float">
            <text:p>4.445166007</text:p>
          </table:table-cell>
          <table:table-cell office:value-type="float" office:value="0.030335328" calcext:value-type="float">
            <text:p>0.030335328</text:p>
          </table:table-cell>
          <table:table-cell office:value-type="float" office:value="426.735936672" calcext:value-type="float">
            <text:p>426.735936672</text:p>
          </table:table-cell>
          <table:table-cell office:value-type="float" office:value="0.00000329159375" calcext:value-type="float">
            <text:p>3.29159375E-06</text:p>
          </table:table-cell>
          <table:table-cell office:value-type="float" office:value="0.0463038125729167" calcext:value-type="float">
            <text:p>0.046303812572917</text:p>
          </table:table-cell>
          <table:table-cell office:value-type="float" office:value="2.439313494" calcext:value-type="float">
            <text:p>2.439313494</text:p>
          </table:table-cell>
          <table:table-cell office:value-type="float" office:value="0.006297939" calcext:value-type="float">
            <text:p>0.006297939</text:p>
          </table:table-cell>
          <table:table-cell office:value-type="float" office:value="4.446348638" calcext:value-type="float">
            <text:p>4.446348638</text:p>
          </table:table-cell>
          <table:table-cell office:value-type="float" office:value="0.604602144" calcext:value-type="float">
            <text:p>0.604602144</text:p>
          </table:table-cell>
          <table:table-cell office:value-type="float" office:value="426.849469248" calcext:value-type="float">
            <text:p>426.849469248</text:p>
          </table:table-cell>
          <table:table-cell office:value-type="float" office:value="0.00006560353125" calcext:value-type="float">
            <text:p>6.560353125E-05</text:p>
          </table:table-cell>
          <table:table-cell office:value-type="float" office:value="0.0463161316458333" calcext:value-type="float">
            <text:p>0.0463161316458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337143" calcext:value-type="float">
            <text:p>0.000337143</text:p>
          </table:table-cell>
          <table:table-cell office:value-type="float" office:value="0.002886552" calcext:value-type="float">
            <text:p>0.002886552</text:p>
          </table:table-cell>
          <table:table-cell office:value-type="float" office:value="0.001513693" calcext:value-type="float">
            <text:p>0.001513693</text:p>
          </table:table-cell>
          <table:table-cell office:value-type="float" office:value="0.279995544" calcext:value-type="float">
            <text:p>0.279995544</text:p>
          </table:table-cell>
          <table:table-cell office:value-type="float" office:value="0.146828221" calcext:value-type="float">
            <text:p>0.146828221</text:p>
          </table:table-cell>
          <table:table-cell office:value-type="float" office:value="0.0000297582680412371" calcext:value-type="float">
            <text:p>2.97582680412371E-05</text:p>
          </table:table-cell>
          <table:table-cell office:value-type="float" office:value="0.0000156050824742268" calcext:value-type="float">
            <text:p>1.56050824742268E-05</text:p>
          </table:table-cell>
          <table:table-cell office:value-type="float" office:value="2.468441484" calcext:value-type="float">
            <text:p>2.468441484</text:p>
          </table:table-cell>
          <table:table-cell office:value-type="float" office:value="0.00019136" calcext:value-type="float">
            <text:p>0.00019136</text:p>
          </table:table-cell>
          <table:table-cell office:value-type="float" office:value="4.40238487" calcext:value-type="float">
            <text:p>4.40238487</text:p>
          </table:table-cell>
          <table:table-cell office:value-type="float" office:value="0.01856192" calcext:value-type="float">
            <text:p>0.01856192</text:p>
          </table:table-cell>
          <table:table-cell office:value-type="float" office:value="427.03133239" calcext:value-type="float">
            <text:p>427.03133239</text:p>
          </table:table-cell>
          <table:table-cell office:value-type="float" office:value="0.00000197278350515464" calcext:value-type="float">
            <text:p>1.97278350515464E-06</text:p>
          </table:table-cell>
          <table:table-cell office:value-type="float" office:value="0.0453854110309278" calcext:value-type="float">
            <text:p>0.045385411030928</text:p>
          </table:table-cell>
          <table:table-cell office:value-type="float" office:value="2.468778627" calcext:value-type="float">
            <text:p>2.468778627</text:p>
          </table:table-cell>
          <table:table-cell office:value-type="float" office:value="0.003077912" calcext:value-type="float">
            <text:p>0.003077912</text:p>
          </table:table-cell>
          <table:table-cell office:value-type="float" office:value="4.403898563" calcext:value-type="float">
            <text:p>4.403898563</text:p>
          </table:table-cell>
          <table:table-cell office:value-type="float" office:value="0.298557464" calcext:value-type="float">
            <text:p>0.298557464</text:p>
          </table:table-cell>
          <table:table-cell office:value-type="float" office:value="427.178160611" calcext:value-type="float">
            <text:p>427.178160611</text:p>
          </table:table-cell>
          <table:table-cell office:value-type="float" office:value="0.0000317310515463917" calcext:value-type="float">
            <text:p>3.17310515463917E-05</text:p>
          </table:table-cell>
          <table:table-cell office:value-type="float" office:value="0.0454010161134021" calcext:value-type="float">
            <text:p>0.0454010161134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338255" calcext:value-type="float">
            <text:p>0.000338255</text:p>
          </table:table-cell>
          <table:table-cell office:value-type="float" office:value="0.006382828" calcext:value-type="float">
            <text:p>0.006382828</text:p>
          </table:table-cell>
          <table:table-cell office:value-type="float" office:value="0.000659078" calcext:value-type="float">
            <text:p>0.000659078</text:p>
          </table:table-cell>
          <table:table-cell office:value-type="float" office:value="0.625517144" calcext:value-type="float">
            <text:p>0.625517144</text:p>
          </table:table-cell>
          <table:table-cell office:value-type="float" office:value="0.064589644" calcext:value-type="float">
            <text:p>0.064589644</text:p>
          </table:table-cell>
          <table:table-cell office:value-type="float" office:value="0.0000651308979591837" calcext:value-type="float">
            <text:p>6.51308979591837E-05</text:p>
          </table:table-cell>
          <table:table-cell office:value-type="float" office:value="0.00000672528571428572" calcext:value-type="float">
            <text:p>6.72528571428572E-06</text:p>
          </table:table-cell>
          <table:table-cell office:value-type="float" office:value="2.381245012" calcext:value-type="float">
            <text:p>2.381245012</text:p>
          </table:table-cell>
          <table:table-cell office:value-type="float" office:value="0.000169508" calcext:value-type="float">
            <text:p>0.000169508</text:p>
          </table:table-cell>
          <table:table-cell office:value-type="float" office:value="4.366423667" calcext:value-type="float">
            <text:p>4.366423667</text:p>
          </table:table-cell>
          <table:table-cell office:value-type="float" office:value="0.016611784" calcext:value-type="float">
            <text:p>0.016611784</text:p>
          </table:table-cell>
          <table:table-cell office:value-type="float" office:value="427.909519366" calcext:value-type="float">
            <text:p>427.909519366</text:p>
          </table:table-cell>
          <table:table-cell office:value-type="float" office:value="0.00000172967346938775" calcext:value-type="float">
            <text:p>1.72967346938775E-06</text:p>
          </table:table-cell>
          <table:table-cell office:value-type="float" office:value="0.0445553435408163" calcext:value-type="float">
            <text:p>0.044555343540816</text:p>
          </table:table-cell>
          <table:table-cell office:value-type="float" office:value="2.381583267" calcext:value-type="float">
            <text:p>2.381583267</text:p>
          </table:table-cell>
          <table:table-cell office:value-type="float" office:value="0.006552336" calcext:value-type="float">
            <text:p>0.006552336</text:p>
          </table:table-cell>
          <table:table-cell office:value-type="float" office:value="4.367082745" calcext:value-type="float">
            <text:p>4.367082745</text:p>
          </table:table-cell>
          <table:table-cell office:value-type="float" office:value="0.642128928" calcext:value-type="float">
            <text:p>0.642128928</text:p>
          </table:table-cell>
          <table:table-cell office:value-type="float" office:value="427.97410901" calcext:value-type="float">
            <text:p>427.97410901</text:p>
          </table:table-cell>
          <table:table-cell office:value-type="float" office:value="0.0000668605714285714" calcext:value-type="float">
            <text:p>6.68605714285714E-05</text:p>
          </table:table-cell>
          <table:table-cell office:value-type="float" office:value="0.0445620688265306" calcext:value-type="float">
            <text:p>0.0445620688265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36742" calcext:value-type="float">
            <text:p>0.00036742</text:p>
          </table:table-cell>
          <table:table-cell office:value-type="float" office:value="0.002398043" calcext:value-type="float">
            <text:p>0.002398043</text:p>
          </table:table-cell>
          <table:table-cell office:value-type="float" office:value="0.00150725" calcext:value-type="float">
            <text:p>0.00150725</text:p>
          </table:table-cell>
          <table:table-cell office:value-type="float" office:value="0.237406257" calcext:value-type="float">
            <text:p>0.237406257</text:p>
          </table:table-cell>
          <table:table-cell office:value-type="float" office:value="0.14921775" calcext:value-type="float">
            <text:p>0.14921775</text:p>
          </table:table-cell>
          <table:table-cell office:value-type="float" office:value="0.0000242226565656566" calcext:value-type="float">
            <text:p>2.42226565656566E-05</text:p>
          </table:table-cell>
          <table:table-cell office:value-type="float" office:value="0.0000152247474747475" calcext:value-type="float">
            <text:p>1.52247474747475E-05</text:p>
          </table:table-cell>
          <table:table-cell office:value-type="float" office:value="2.483315036" calcext:value-type="float">
            <text:p>2.483315036</text:p>
          </table:table-cell>
          <table:table-cell office:value-type="float" office:value="0.000231225" calcext:value-type="float">
            <text:p>0.000231225</text:p>
          </table:table-cell>
          <table:table-cell office:value-type="float" office:value="4.602629684" calcext:value-type="float">
            <text:p>4.602629684</text:p>
          </table:table-cell>
          <table:table-cell office:value-type="float" office:value="0.022891275" calcext:value-type="float">
            <text:p>0.022891275</text:p>
          </table:table-cell>
          <table:table-cell office:value-type="float" office:value="455.660338716" calcext:value-type="float">
            <text:p>455.660338716</text:p>
          </table:table-cell>
          <table:table-cell office:value-type="float" office:value="0.00000233560606060606" calcext:value-type="float">
            <text:p>2.33560606060606E-06</text:p>
          </table:table-cell>
          <table:table-cell office:value-type="float" office:value="0.0464912089292929" calcext:value-type="float">
            <text:p>0.046491208929293</text:p>
          </table:table-cell>
          <table:table-cell office:value-type="float" office:value="2.483682456" calcext:value-type="float">
            <text:p>2.483682456</text:p>
          </table:table-cell>
          <table:table-cell office:value-type="float" office:value="0.002629268" calcext:value-type="float">
            <text:p>0.002629268</text:p>
          </table:table-cell>
          <table:table-cell office:value-type="float" office:value="4.604136934" calcext:value-type="float">
            <text:p>4.604136934</text:p>
          </table:table-cell>
          <table:table-cell office:value-type="float" office:value="0.260297532" calcext:value-type="float">
            <text:p>0.260297532</text:p>
          </table:table-cell>
          <table:table-cell office:value-type="float" office:value="455.809556466" calcext:value-type="float">
            <text:p>455.809556466</text:p>
          </table:table-cell>
          <table:table-cell office:value-type="float" office:value="0.0000265582626262626" calcext:value-type="float">
            <text:p>2.65582626262626E-05</text:p>
          </table:table-cell>
          <table:table-cell office:value-type="float" office:value="0.0465064336767677" calcext:value-type="float">
            <text:p>0.0465064336767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59836" calcext:value-type="float">
            <text:p>0.000359836</text:p>
          </table:table-cell>
          <table:table-cell office:value-type="float" office:value="0.005752231" calcext:value-type="float">
            <text:p>0.005752231</text:p>
          </table:table-cell>
          <table:table-cell office:value-type="float" office:value="0.000744317" calcext:value-type="float">
            <text:p>0.000744317</text:p>
          </table:table-cell>
          <table:table-cell office:value-type="float" office:value="0.5752231" calcext:value-type="float">
            <text:p>0.5752231</text:p>
          </table:table-cell>
          <table:table-cell office:value-type="float" office:value="0.0744317" calcext:value-type="float">
            <text:p>0.0744317</text:p>
          </table:table-cell>
          <table:table-cell office:value-type="float" office:value="0.00005752231" calcext:value-type="float">
            <text:p>5.752231E-05</text:p>
          </table:table-cell>
          <table:table-cell office:value-type="float" office:value="0.00000744317" calcext:value-type="float">
            <text:p>7.44317E-06</text:p>
          </table:table-cell>
          <table:table-cell office:value-type="float" office:value="2.578789329" calcext:value-type="float">
            <text:p>2.578789329</text:p>
          </table:table-cell>
          <table:table-cell office:value-type="float" office:value="0.000184617" calcext:value-type="float">
            <text:p>0.000184617</text:p>
          </table:table-cell>
          <table:table-cell office:value-type="float" office:value="4.668787759" calcext:value-type="float">
            <text:p>4.668787759</text:p>
          </table:table-cell>
          <table:table-cell office:value-type="float" office:value="0.0184617" calcext:value-type="float">
            <text:p>0.0184617</text:p>
          </table:table-cell>
          <table:table-cell office:value-type="float" office:value="466.8787759" calcext:value-type="float">
            <text:p>466.8787759</text:p>
          </table:table-cell>
          <table:table-cell office:value-type="float" office:value="0.00000184617" calcext:value-type="float">
            <text:p>1.84617E-06</text:p>
          </table:table-cell>
          <table:table-cell office:value-type="float" office:value="0.04668787759" calcext:value-type="float">
            <text:p>0.04668787759</text:p>
          </table:table-cell>
          <table:table-cell office:value-type="float" office:value="2.579149165" calcext:value-type="float">
            <text:p>2.579149165</text:p>
          </table:table-cell>
          <table:table-cell office:value-type="float" office:value="0.005936848" calcext:value-type="float">
            <text:p>0.005936848</text:p>
          </table:table-cell>
          <table:table-cell office:value-type="float" office:value="4.669532076" calcext:value-type="float">
            <text:p>4.669532076</text:p>
          </table:table-cell>
          <table:table-cell office:value-type="float" office:value="0.5936848" calcext:value-type="float">
            <text:p>0.5936848</text:p>
          </table:table-cell>
          <table:table-cell office:value-type="float" office:value="466.9532076" calcext:value-type="float">
            <text:p>466.9532076</text:p>
          </table:table-cell>
          <table:table-cell office:value-type="float" office:value="0.00005936848" calcext:value-type="float">
            <text:p>5.936848E-05</text:p>
          </table:table-cell>
          <table:table-cell office:value-type="float" office:value="0.04669532076" calcext:value-type="float">
            <text:p>0.046695320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331653" calcext:value-type="float">
            <text:p>0.000331653</text:p>
          </table:table-cell>
          <table:table-cell office:value-type="float" office:value="0.006330095" calcext:value-type="float">
            <text:p>0.006330095</text:p>
          </table:table-cell>
          <table:table-cell office:value-type="float" office:value="0.000627929" calcext:value-type="float">
            <text:p>0.000627929</text:p>
          </table:table-cell>
          <table:table-cell office:value-type="float" office:value="0.639339595" calcext:value-type="float">
            <text:p>0.639339595</text:p>
          </table:table-cell>
          <table:table-cell office:value-type="float" office:value="0.063420829" calcext:value-type="float">
            <text:p>0.063420829</text:p>
          </table:table-cell>
          <table:table-cell office:value-type="float" office:value="0.0000626742079207921" calcext:value-type="float">
            <text:p>6.26742079207921E-05</text:p>
          </table:table-cell>
          <table:table-cell office:value-type="float" office:value="0.00000621711881188119" calcext:value-type="float">
            <text:p>6.21711881188119E-06</text:p>
          </table:table-cell>
          <table:table-cell office:value-type="float" office:value="2.566702686" calcext:value-type="float">
            <text:p>2.566702686</text:p>
          </table:table-cell>
          <table:table-cell office:value-type="float" office:value="0.000187322" calcext:value-type="float">
            <text:p>0.000187322</text:p>
          </table:table-cell>
          <table:table-cell office:value-type="float" office:value="4.697081726" calcext:value-type="float">
            <text:p>4.697081726</text:p>
          </table:table-cell>
          <table:table-cell office:value-type="float" office:value="0.018919522" calcext:value-type="float">
            <text:p>0.018919522</text:p>
          </table:table-cell>
          <table:table-cell office:value-type="float" office:value="474.405254326" calcext:value-type="float">
            <text:p>474.405254326</text:p>
          </table:table-cell>
          <table:table-cell office:value-type="float" office:value="0.00000185467326732673" calcext:value-type="float">
            <text:p>1.85467326732673E-06</text:p>
          </table:table-cell>
          <table:table-cell office:value-type="float" office:value="0.0465057596633663" calcext:value-type="float">
            <text:p>0.046505759663366</text:p>
          </table:table-cell>
          <table:table-cell office:value-type="float" office:value="2.567034339" calcext:value-type="float">
            <text:p>2.567034339</text:p>
          </table:table-cell>
          <table:table-cell office:value-type="float" office:value="0.006517417" calcext:value-type="float">
            <text:p>0.006517417</text:p>
          </table:table-cell>
          <table:table-cell office:value-type="float" office:value="4.697709655" calcext:value-type="float">
            <text:p>4.697709655</text:p>
          </table:table-cell>
          <table:table-cell office:value-type="float" office:value="0.658259117" calcext:value-type="float">
            <text:p>0.658259117</text:p>
          </table:table-cell>
          <table:table-cell office:value-type="float" office:value="474.468675155" calcext:value-type="float">
            <text:p>474.468675155</text:p>
          </table:table-cell>
          <table:table-cell office:value-type="float" office:value="0.0000645288811881188" calcext:value-type="float">
            <text:p>6.45288811881188E-05</text:p>
          </table:table-cell>
          <table:table-cell office:value-type="float" office:value="0.0465119767821782" calcext:value-type="float">
            <text:p>0.0465119767821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366929" calcext:value-type="float">
            <text:p>0.000366929</text:p>
          </table:table-cell>
          <table:table-cell office:value-type="float" office:value="0.002297323" calcext:value-type="float">
            <text:p>0.002297323</text:p>
          </table:table-cell>
          <table:table-cell office:value-type="float" office:value="0.001103422" calcext:value-type="float">
            <text:p>0.001103422</text:p>
          </table:table-cell>
          <table:table-cell office:value-type="float" office:value="0.234326946" calcext:value-type="float">
            <text:p>0.234326946</text:p>
          </table:table-cell>
          <table:table-cell office:value-type="float" office:value="0.112549044" calcext:value-type="float">
            <text:p>0.112549044</text:p>
          </table:table-cell>
          <table:table-cell office:value-type="float" office:value="0.0000225227745098039" calcext:value-type="float">
            <text:p>2.25227745098039E-05</text:p>
          </table:table-cell>
          <table:table-cell office:value-type="float" office:value="0.000010817862745098" calcext:value-type="float">
            <text:p>1.0817862745098E-05</text:p>
          </table:table-cell>
          <table:table-cell office:value-type="float" office:value="2.59394249" calcext:value-type="float">
            <text:p>2.59394249</text:p>
          </table:table-cell>
          <table:table-cell office:value-type="float" office:value="0.000200316" calcext:value-type="float">
            <text:p>0.000200316</text:p>
          </table:table-cell>
          <table:table-cell office:value-type="float" office:value="4.599999289" calcext:value-type="float">
            <text:p>4.599999289</text:p>
          </table:table-cell>
          <table:table-cell office:value-type="float" office:value="0.020432232" calcext:value-type="float">
            <text:p>0.020432232</text:p>
          </table:table-cell>
          <table:table-cell office:value-type="float" office:value="469.199927478" calcext:value-type="float">
            <text:p>469.199927478</text:p>
          </table:table-cell>
          <table:table-cell office:value-type="float" office:value="0.00000196388235294118" calcext:value-type="float">
            <text:p>1.96388235294118E-06</text:p>
          </table:table-cell>
          <table:table-cell office:value-type="float" office:value="0.045098032245098" calcext:value-type="float">
            <text:p>0.045098032245098</text:p>
          </table:table-cell>
          <table:table-cell office:value-type="float" office:value="2.594309419" calcext:value-type="float">
            <text:p>2.594309419</text:p>
          </table:table-cell>
          <table:table-cell office:value-type="float" office:value="0.002497639" calcext:value-type="float">
            <text:p>0.002497639</text:p>
          </table:table-cell>
          <table:table-cell office:value-type="float" office:value="4.601102711" calcext:value-type="float">
            <text:p>4.601102711</text:p>
          </table:table-cell>
          <table:table-cell office:value-type="float" office:value="0.254759178" calcext:value-type="float">
            <text:p>0.254759178</text:p>
          </table:table-cell>
          <table:table-cell office:value-type="float" office:value="469.312476522" calcext:value-type="float">
            <text:p>469.312476522</text:p>
          </table:table-cell>
          <table:table-cell office:value-type="float" office:value="0.0000244866568627451" calcext:value-type="float">
            <text:p>2.44866568627451E-05</text:p>
          </table:table-cell>
          <table:table-cell office:value-type="float" office:value="0.0451088501078431" calcext:value-type="float">
            <text:p>0.0451088501078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359555" calcext:value-type="float">
            <text:p>0.000359555</text:p>
          </table:table-cell>
          <table:table-cell office:value-type="float" office:value="0.004613311" calcext:value-type="float">
            <text:p>0.004613311</text:p>
          </table:table-cell>
          <table:table-cell office:value-type="float" office:value="0.001067133" calcext:value-type="float">
            <text:p>0.001067133</text:p>
          </table:table-cell>
          <table:table-cell office:value-type="float" office:value="0.475171033" calcext:value-type="float">
            <text:p>0.475171033</text:p>
          </table:table-cell>
          <table:table-cell office:value-type="float" office:value="0.109914699" calcext:value-type="float">
            <text:p>0.109914699</text:p>
          </table:table-cell>
          <table:table-cell office:value-type="float" office:value="0.000044789427184466" calcext:value-type="float">
            <text:p>4.4789427184466E-05</text:p>
          </table:table-cell>
          <table:table-cell office:value-type="float" office:value="0.0000103605145631068" calcext:value-type="float">
            <text:p>1.03605145631068E-05</text:p>
          </table:table-cell>
          <table:table-cell office:value-type="float" office:value="2.733063831" calcext:value-type="float">
            <text:p>2.733063831</text:p>
          </table:table-cell>
          <table:table-cell office:value-type="float" office:value="0.00020802" calcext:value-type="float">
            <text:p>0.00020802</text:p>
          </table:table-cell>
          <table:table-cell office:value-type="float" office:value="4.577692221" calcext:value-type="float">
            <text:p>4.577692221</text:p>
          </table:table-cell>
          <table:table-cell office:value-type="float" office:value="0.02142606" calcext:value-type="float">
            <text:p>0.02142606</text:p>
          </table:table-cell>
          <table:table-cell office:value-type="float" office:value="471.502298763" calcext:value-type="float">
            <text:p>471.502298763</text:p>
          </table:table-cell>
          <table:table-cell office:value-type="float" office:value="0.00000201961165048544" calcext:value-type="float">
            <text:p>2.01961165048544E-06</text:p>
          </table:table-cell>
          <table:table-cell office:value-type="float" office:value="0.0444436137961165" calcext:value-type="float">
            <text:p>0.044443613796117</text:p>
          </table:table-cell>
          <table:table-cell office:value-type="float" office:value="2.733423386" calcext:value-type="float">
            <text:p>2.733423386</text:p>
          </table:table-cell>
          <table:table-cell office:value-type="float" office:value="0.004821331" calcext:value-type="float">
            <text:p>0.004821331</text:p>
          </table:table-cell>
          <table:table-cell office:value-type="float" office:value="4.578759354" calcext:value-type="float">
            <text:p>4.578759354</text:p>
          </table:table-cell>
          <table:table-cell office:value-type="float" office:value="0.496597093" calcext:value-type="float">
            <text:p>0.496597093</text:p>
          </table:table-cell>
          <table:table-cell office:value-type="float" office:value="471.612213462" calcext:value-type="float">
            <text:p>471.612213462</text:p>
          </table:table-cell>
          <table:table-cell office:value-type="float" office:value="0.0000468090388349515" calcext:value-type="float">
            <text:p>4.68090388349515E-05</text:p>
          </table:table-cell>
          <table:table-cell office:value-type="float" office:value="0.0444539743106796" calcext:value-type="float">
            <text:p>0.044453974310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37827" calcext:value-type="float">
            <text:p>0.00037827</text:p>
          </table:table-cell>
          <table:table-cell office:value-type="float" office:value="0.002252799" calcext:value-type="float">
            <text:p>0.002252799</text:p>
          </table:table-cell>
          <table:table-cell office:value-type="float" office:value="0.001008673" calcext:value-type="float">
            <text:p>0.001008673</text:p>
          </table:table-cell>
          <table:table-cell office:value-type="float" office:value="0.234291096" calcext:value-type="float">
            <text:p>0.234291096</text:p>
          </table:table-cell>
          <table:table-cell office:value-type="float" office:value="0.104901992" calcext:value-type="float">
            <text:p>0.104901992</text:p>
          </table:table-cell>
          <table:table-cell office:value-type="float" office:value="0.0000216615288461538" calcext:value-type="float">
            <text:p>2.16615288461538E-05</text:p>
          </table:table-cell>
          <table:table-cell office:value-type="float" office:value="0.00000969877884615385" calcext:value-type="float">
            <text:p>9.69877884615385E-06</text:p>
          </table:table-cell>
          <table:table-cell office:value-type="float" office:value="2.626616781" calcext:value-type="float">
            <text:p>2.626616781</text:p>
          </table:table-cell>
          <table:table-cell office:value-type="float" office:value="0.000190046" calcext:value-type="float">
            <text:p>0.000190046</text:p>
          </table:table-cell>
          <table:table-cell office:value-type="float" office:value="4.763852944" calcext:value-type="float">
            <text:p>4.763852944</text:p>
          </table:table-cell>
          <table:table-cell office:value-type="float" office:value="0.019764784" calcext:value-type="float">
            <text:p>0.019764784</text:p>
          </table:table-cell>
          <table:table-cell office:value-type="float" office:value="495.440706176" calcext:value-type="float">
            <text:p>495.440706176</text:p>
          </table:table-cell>
          <table:table-cell office:value-type="float" office:value="0.00000182736538461538" calcext:value-type="float">
            <text:p>1.82736538461538E-06</text:p>
          </table:table-cell>
          <table:table-cell office:value-type="float" office:value="0.0458062783076923" calcext:value-type="float">
            <text:p>0.045806278307692</text:p>
          </table:table-cell>
          <table:table-cell office:value-type="float" office:value="2.626995051" calcext:value-type="float">
            <text:p>2.626995051</text:p>
          </table:table-cell>
          <table:table-cell office:value-type="float" office:value="0.002442845" calcext:value-type="float">
            <text:p>0.002442845</text:p>
          </table:table-cell>
          <table:table-cell office:value-type="float" office:value="4.764861617" calcext:value-type="float">
            <text:p>4.764861617</text:p>
          </table:table-cell>
          <table:table-cell office:value-type="float" office:value="0.25405588" calcext:value-type="float">
            <text:p>0.25405588</text:p>
          </table:table-cell>
          <table:table-cell office:value-type="float" office:value="495.545608168" calcext:value-type="float">
            <text:p>495.545608168</text:p>
          </table:table-cell>
          <table:table-cell office:value-type="float" office:value="0.0000234888942307692" calcext:value-type="float">
            <text:p>2.34888942307692E-05</text:p>
          </table:table-cell>
          <table:table-cell office:value-type="float" office:value="0.0458159770865385" calcext:value-type="float">
            <text:p>0.0458159770865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339538" calcext:value-type="float">
            <text:p>0.000339538</text:p>
          </table:table-cell>
          <table:table-cell office:value-type="float" office:value="0.006074262" calcext:value-type="float">
            <text:p>0.006074262</text:p>
          </table:table-cell>
          <table:table-cell office:value-type="float" office:value="0.00057022" calcext:value-type="float">
            <text:p>0.00057022</text:p>
          </table:table-cell>
          <table:table-cell office:value-type="float" office:value="0.63779751" calcext:value-type="float">
            <text:p>0.63779751</text:p>
          </table:table-cell>
          <table:table-cell office:value-type="float" office:value="0.0598731" calcext:value-type="float">
            <text:p>0.0598731</text:p>
          </table:table-cell>
          <table:table-cell office:value-type="float" office:value="0.0000578501142857143" calcext:value-type="float">
            <text:p>5.78501142857143E-05</text:p>
          </table:table-cell>
          <table:table-cell office:value-type="float" office:value="0.00000543066666666667" calcext:value-type="float">
            <text:p>5.43066666666667E-06</text:p>
          </table:table-cell>
          <table:table-cell office:value-type="float" office:value="2.796849244" calcext:value-type="float">
            <text:p>2.796849244</text:p>
          </table:table-cell>
          <table:table-cell office:value-type="float" office:value="0.000177513" calcext:value-type="float">
            <text:p>0.000177513</text:p>
          </table:table-cell>
          <table:table-cell office:value-type="float" office:value="4.888039466" calcext:value-type="float">
            <text:p>4.888039466</text:p>
          </table:table-cell>
          <table:table-cell office:value-type="float" office:value="0.018638865" calcext:value-type="float">
            <text:p>0.018638865</text:p>
          </table:table-cell>
          <table:table-cell office:value-type="float" office:value="513.24414393" calcext:value-type="float">
            <text:p>513.24414393</text:p>
          </table:table-cell>
          <table:table-cell office:value-type="float" office:value="0.0000016906" calcext:value-type="float">
            <text:p>1.6906E-06</text:p>
          </table:table-cell>
          <table:table-cell office:value-type="float" office:value="0.0465527568190476" calcext:value-type="float">
            <text:p>0.046552756819048</text:p>
          </table:table-cell>
          <table:table-cell office:value-type="float" office:value="2.797188782" calcext:value-type="float">
            <text:p>2.797188782</text:p>
          </table:table-cell>
          <table:table-cell office:value-type="float" office:value="0.006251775" calcext:value-type="float">
            <text:p>0.006251775</text:p>
          </table:table-cell>
          <table:table-cell office:value-type="float" office:value="4.888609686" calcext:value-type="float">
            <text:p>4.888609686</text:p>
          </table:table-cell>
          <table:table-cell office:value-type="float" office:value="0.656436375" calcext:value-type="float">
            <text:p>0.656436375</text:p>
          </table:table-cell>
          <table:table-cell office:value-type="float" office:value="513.30401703" calcext:value-type="float">
            <text:p>513.30401703</text:p>
          </table:table-cell>
          <table:table-cell office:value-type="float" office:value="0.0000595407142857143" calcext:value-type="float">
            <text:p>5.95407142857143E-05</text:p>
          </table:table-cell>
          <table:table-cell office:value-type="float" office:value="0.0465581874857143" calcext:value-type="float">
            <text:p>0.0465581874857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370495" calcext:value-type="float">
            <text:p>0.000370495</text:p>
          </table:table-cell>
          <table:table-cell office:value-type="float" office:value="0.002084853" calcext:value-type="float">
            <text:p>0.002084853</text:p>
          </table:table-cell>
          <table:table-cell office:value-type="float" office:value="0.001380772" calcext:value-type="float">
            <text:p>0.001380772</text:p>
          </table:table-cell>
          <table:table-cell office:value-type="float" office:value="0.220994418" calcext:value-type="float">
            <text:p>0.220994418</text:p>
          </table:table-cell>
          <table:table-cell office:value-type="float" office:value="0.146361832" calcext:value-type="float">
            <text:p>0.146361832</text:p>
          </table:table-cell>
          <table:table-cell office:value-type="float" office:value="0.0000196684245283019" calcext:value-type="float">
            <text:p>1.96684245283019E-05</text:p>
          </table:table-cell>
          <table:table-cell office:value-type="float" office:value="0.0000130261509433962" calcext:value-type="float">
            <text:p>1.30261509433962E-05</text:p>
          </table:table-cell>
          <table:table-cell office:value-type="float" office:value="2.672939533" calcext:value-type="float">
            <text:p>2.672939533</text:p>
          </table:table-cell>
          <table:table-cell office:value-type="float" office:value="0.000201759" calcext:value-type="float">
            <text:p>0.000201759</text:p>
          </table:table-cell>
          <table:table-cell office:value-type="float" office:value="4.75487362" calcext:value-type="float">
            <text:p>4.75487362</text:p>
          </table:table-cell>
          <table:table-cell office:value-type="float" office:value="0.021386454" calcext:value-type="float">
            <text:p>0.021386454</text:p>
          </table:table-cell>
          <table:table-cell office:value-type="float" office:value="504.01660372" calcext:value-type="float">
            <text:p>504.01660372</text:p>
          </table:table-cell>
          <table:table-cell office:value-type="float" office:value="0.00000190338679245283" calcext:value-type="float">
            <text:p>1.90338679245283E-06</text:p>
          </table:table-cell>
          <table:table-cell office:value-type="float" office:value="0.0448572983018868" calcext:value-type="float">
            <text:p>0.044857298301887</text:p>
          </table:table-cell>
          <table:table-cell office:value-type="float" office:value="2.673310028" calcext:value-type="float">
            <text:p>2.673310028</text:p>
          </table:table-cell>
          <table:table-cell office:value-type="float" office:value="0.002286612" calcext:value-type="float">
            <text:p>0.002286612</text:p>
          </table:table-cell>
          <table:table-cell office:value-type="float" office:value="4.756254392" calcext:value-type="float">
            <text:p>4.756254392</text:p>
          </table:table-cell>
          <table:table-cell office:value-type="float" office:value="0.242380872" calcext:value-type="float">
            <text:p>0.242380872</text:p>
          </table:table-cell>
          <table:table-cell office:value-type="float" office:value="504.162965552" calcext:value-type="float">
            <text:p>504.162965552</text:p>
          </table:table-cell>
          <table:table-cell office:value-type="float" office:value="0.0000215718113207547" calcext:value-type="float">
            <text:p>2.15718113207547E-05</text:p>
          </table:table-cell>
          <table:table-cell office:value-type="float" office:value="0.0448703244528302" calcext:value-type="float">
            <text:p>0.044870324452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368231" calcext:value-type="float">
            <text:p>0.000368231</text:p>
          </table:table-cell>
          <table:table-cell office:value-type="float" office:value="0.002033307" calcext:value-type="float">
            <text:p>0.002033307</text:p>
          </table:table-cell>
          <table:table-cell office:value-type="float" office:value="0.001522968" calcext:value-type="float">
            <text:p>0.001522968</text:p>
          </table:table-cell>
          <table:table-cell office:value-type="float" office:value="0.217563849" calcext:value-type="float">
            <text:p>0.217563849</text:p>
          </table:table-cell>
          <table:table-cell office:value-type="float" office:value="0.162957576" calcext:value-type="float">
            <text:p>0.162957576</text:p>
          </table:table-cell>
          <table:table-cell office:value-type="float" office:value="0.0000190028691588785" calcext:value-type="float">
            <text:p>1.90028691588785E-05</text:p>
          </table:table-cell>
          <table:table-cell office:value-type="float" office:value="0.0000142333457943925" calcext:value-type="float">
            <text:p>1.42333457943925E-05</text:p>
          </table:table-cell>
          <table:table-cell office:value-type="float" office:value="2.608200864" calcext:value-type="float">
            <text:p>2.608200864</text:p>
          </table:table-cell>
          <table:table-cell office:value-type="float" office:value="0.000189606" calcext:value-type="float">
            <text:p>0.000189606</text:p>
          </table:table-cell>
          <table:table-cell office:value-type="float" office:value="4.91309341" calcext:value-type="float">
            <text:p>4.91309341</text:p>
          </table:table-cell>
          <table:table-cell office:value-type="float" office:value="0.020287842" calcext:value-type="float">
            <text:p>0.020287842</text:p>
          </table:table-cell>
          <table:table-cell office:value-type="float" office:value="525.70099487" calcext:value-type="float">
            <text:p>525.70099487</text:p>
          </table:table-cell>
          <table:table-cell office:value-type="float" office:value="0.00000177201869158879" calcext:value-type="float">
            <text:p>1.77201869158879E-06</text:p>
          </table:table-cell>
          <table:table-cell office:value-type="float" office:value="0.0459167608411215" calcext:value-type="float">
            <text:p>0.045916760841122</text:p>
          </table:table-cell>
          <table:table-cell office:value-type="float" office:value="2.608569095" calcext:value-type="float">
            <text:p>2.608569095</text:p>
          </table:table-cell>
          <table:table-cell office:value-type="float" office:value="0.002222913" calcext:value-type="float">
            <text:p>0.002222913</text:p>
          </table:table-cell>
          <table:table-cell office:value-type="float" office:value="4.914616378" calcext:value-type="float">
            <text:p>4.914616378</text:p>
          </table:table-cell>
          <table:table-cell office:value-type="float" office:value="0.237851691" calcext:value-type="float">
            <text:p>0.237851691</text:p>
          </table:table-cell>
          <table:table-cell office:value-type="float" office:value="525.863952446" calcext:value-type="float">
            <text:p>525.863952446</text:p>
          </table:table-cell>
          <table:table-cell office:value-type="float" office:value="0.0000207748878504673" calcext:value-type="float">
            <text:p>2.07748878504673E-05</text:p>
          </table:table-cell>
          <table:table-cell office:value-type="float" office:value="0.0459309941869159" calcext:value-type="float">
            <text:p>0.0459309941869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385393" calcext:value-type="float">
            <text:p>0.000385393</text:p>
          </table:table-cell>
          <table:table-cell office:value-type="float" office:value="0.002062701" calcext:value-type="float">
            <text:p>0.002062701</text:p>
          </table:table-cell>
          <table:table-cell office:value-type="float" office:value="0.001629258" calcext:value-type="float">
            <text:p>0.001629258</text:p>
          </table:table-cell>
          <table:table-cell office:value-type="float" office:value="0.222771708" calcext:value-type="float">
            <text:p>0.222771708</text:p>
          </table:table-cell>
          <table:table-cell office:value-type="float" office:value="0.175959864" calcext:value-type="float">
            <text:p>0.175959864</text:p>
          </table:table-cell>
          <table:table-cell office:value-type="float" office:value="0.0000190990833333333" calcext:value-type="float">
            <text:p>1.90990833333333E-05</text:p>
          </table:table-cell>
          <table:table-cell office:value-type="float" office:value="0.0000150857222222222" calcext:value-type="float">
            <text:p>1.50857222222222E-05</text:p>
          </table:table-cell>
          <table:table-cell office:value-type="float" office:value="2.698825468" calcext:value-type="float">
            <text:p>2.698825468</text:p>
          </table:table-cell>
          <table:table-cell office:value-type="float" office:value="0.002849308" calcext:value-type="float">
            <text:p>0.002849308</text:p>
          </table:table-cell>
          <table:table-cell office:value-type="float" office:value="4.841080532" calcext:value-type="float">
            <text:p>4.841080532</text:p>
          </table:table-cell>
          <table:table-cell office:value-type="float" office:value="0.307725264" calcext:value-type="float">
            <text:p>0.307725264</text:p>
          </table:table-cell>
          <table:table-cell office:value-type="float" office:value="522.836697456" calcext:value-type="float">
            <text:p>522.836697456</text:p>
          </table:table-cell>
          <table:table-cell office:value-type="float" office:value="0.0000263824814814815" calcext:value-type="float">
            <text:p>2.63824814814815E-05</text:p>
          </table:table-cell>
          <table:table-cell office:value-type="float" office:value="0.0448248197407407" calcext:value-type="float">
            <text:p>0.044824819740741</text:p>
          </table:table-cell>
          <table:table-cell office:value-type="float" office:value="2.699210861" calcext:value-type="float">
            <text:p>2.699210861</text:p>
          </table:table-cell>
          <table:table-cell office:value-type="float" office:value="0.004912009" calcext:value-type="float">
            <text:p>0.004912009</text:p>
          </table:table-cell>
          <table:table-cell office:value-type="float" office:value="4.84270979" calcext:value-type="float">
            <text:p>4.84270979</text:p>
          </table:table-cell>
          <table:table-cell office:value-type="float" office:value="0.530496972" calcext:value-type="float">
            <text:p>0.530496972</text:p>
          </table:table-cell>
          <table:table-cell office:value-type="float" office:value="523.01265732" calcext:value-type="float">
            <text:p>523.01265732</text:p>
          </table:table-cell>
          <table:table-cell office:value-type="float" office:value="0.0000454815648148148" calcext:value-type="float">
            <text:p>4.54815648148148E-05</text:p>
          </table:table-cell>
          <table:table-cell office:value-type="float" office:value="0.044839905462963" calcext:value-type="float">
            <text:p>0.0448399054629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371818" calcext:value-type="float">
            <text:p>0.000371818</text:p>
          </table:table-cell>
          <table:table-cell office:value-type="float" office:value="0.005580502" calcext:value-type="float">
            <text:p>0.005580502</text:p>
          </table:table-cell>
          <table:table-cell office:value-type="float" office:value="0.000683282" calcext:value-type="float">
            <text:p>0.000683282</text:p>
          </table:table-cell>
          <table:table-cell office:value-type="float" office:value="0.608274718" calcext:value-type="float">
            <text:p>0.608274718</text:p>
          </table:table-cell>
          <table:table-cell office:value-type="float" office:value="0.074477738" calcext:value-type="float">
            <text:p>0.074477738</text:p>
          </table:table-cell>
          <table:table-cell office:value-type="float" office:value="0.0000511972660550459" calcext:value-type="float">
            <text:p>5.11972660550459E-05</text:p>
          </table:table-cell>
          <table:table-cell office:value-type="float" office:value="0.00000626864220183486" calcext:value-type="float">
            <text:p>6.26864220183486E-06</text:p>
          </table:table-cell>
          <table:table-cell office:value-type="float" office:value="2.798543447" calcext:value-type="float">
            <text:p>2.798543447</text:p>
          </table:table-cell>
          <table:table-cell office:value-type="float" office:value="0.000200266" calcext:value-type="float">
            <text:p>0.000200266</text:p>
          </table:table-cell>
          <table:table-cell office:value-type="float" office:value="5.078507788" calcext:value-type="float">
            <text:p>5.078507788</text:p>
          </table:table-cell>
          <table:table-cell office:value-type="float" office:value="0.021828994" calcext:value-type="float">
            <text:p>0.021828994</text:p>
          </table:table-cell>
          <table:table-cell office:value-type="float" office:value="553.557348892" calcext:value-type="float">
            <text:p>553.557348892</text:p>
          </table:table-cell>
          <table:table-cell office:value-type="float" office:value="0.00000183730275229358" calcext:value-type="float">
            <text:p>1.83730275229358E-06</text:p>
          </table:table-cell>
          <table:table-cell office:value-type="float" office:value="0.0465918145688073" calcext:value-type="float">
            <text:p>0.046591814568807</text:p>
          </table:table-cell>
          <table:table-cell office:value-type="float" office:value="2.798915265" calcext:value-type="float">
            <text:p>2.798915265</text:p>
          </table:table-cell>
          <table:table-cell office:value-type="float" office:value="0.005780768" calcext:value-type="float">
            <text:p>0.005780768</text:p>
          </table:table-cell>
          <table:table-cell office:value-type="float" office:value="5.07919107" calcext:value-type="float">
            <text:p>5.07919107</text:p>
          </table:table-cell>
          <table:table-cell office:value-type="float" office:value="0.630103712" calcext:value-type="float">
            <text:p>0.630103712</text:p>
          </table:table-cell>
          <table:table-cell office:value-type="float" office:value="553.63182663" calcext:value-type="float">
            <text:p>553.63182663</text:p>
          </table:table-cell>
          <table:table-cell office:value-type="float" office:value="0.0000530345688073394" calcext:value-type="float">
            <text:p>5.30345688073394E-05</text:p>
          </table:table-cell>
          <table:table-cell office:value-type="float" office:value="0.0465980832110092" calcext:value-type="float">
            <text:p>0.0465980832110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382909" calcext:value-type="float">
            <text:p>0.000382909</text:p>
          </table:table-cell>
          <table:table-cell office:value-type="float" office:value="0.005855588" calcext:value-type="float">
            <text:p>0.005855588</text:p>
          </table:table-cell>
          <table:table-cell office:value-type="float" office:value="0.00107101" calcext:value-type="float">
            <text:p>0.00107101</text:p>
          </table:table-cell>
          <table:table-cell office:value-type="float" office:value="0.64411468" calcext:value-type="float">
            <text:p>0.64411468</text:p>
          </table:table-cell>
          <table:table-cell office:value-type="float" office:value="0.1178111" calcext:value-type="float">
            <text:p>0.1178111</text:p>
          </table:table-cell>
          <table:table-cell office:value-type="float" office:value="0.0000532326181818182" calcext:value-type="float">
            <text:p>5.32326181818182E-05</text:p>
          </table:table-cell>
          <table:table-cell office:value-type="float" office:value="0.00000973645454545455" calcext:value-type="float">
            <text:p>9.73645454545455E-06</text:p>
          </table:table-cell>
          <table:table-cell office:value-type="float" office:value="2.750328889" calcext:value-type="float">
            <text:p>2.750328889</text:p>
          </table:table-cell>
          <table:table-cell office:value-type="float" office:value="0.000192691" calcext:value-type="float">
            <text:p>0.000192691</text:p>
          </table:table-cell>
          <table:table-cell office:value-type="float" office:value="4.96265822" calcext:value-type="float">
            <text:p>4.96265822</text:p>
          </table:table-cell>
          <table:table-cell office:value-type="float" office:value="0.02119601" calcext:value-type="float">
            <text:p>0.02119601</text:p>
          </table:table-cell>
          <table:table-cell office:value-type="float" office:value="545.8924042" calcext:value-type="float">
            <text:p>545.8924042</text:p>
          </table:table-cell>
          <table:table-cell office:value-type="float" office:value="0.00000175173636363636" calcext:value-type="float">
            <text:p>1.75173636363636E-06</text:p>
          </table:table-cell>
          <table:table-cell office:value-type="float" office:value="0.0451150747272727" calcext:value-type="float">
            <text:p>0.045115074727273</text:p>
          </table:table-cell>
          <table:table-cell office:value-type="float" office:value="2.750711798" calcext:value-type="float">
            <text:p>2.750711798</text:p>
          </table:table-cell>
          <table:table-cell office:value-type="float" office:value="0.006048279" calcext:value-type="float">
            <text:p>0.006048279</text:p>
          </table:table-cell>
          <table:table-cell office:value-type="float" office:value="4.96372923" calcext:value-type="float">
            <text:p>4.96372923</text:p>
          </table:table-cell>
          <table:table-cell office:value-type="float" office:value="0.66531069" calcext:value-type="float">
            <text:p>0.66531069</text:p>
          </table:table-cell>
          <table:table-cell office:value-type="float" office:value="546.0102153" calcext:value-type="float">
            <text:p>546.0102153</text:p>
          </table:table-cell>
          <table:table-cell office:value-type="float" office:value="0.0000549843545454545" calcext:value-type="float">
            <text:p>5.49843545454545E-05</text:p>
          </table:table-cell>
          <table:table-cell office:value-type="float" office:value="0.0451248111818182" calcext:value-type="float">
            <text:p>0.0451248111818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382949" calcext:value-type="float">
            <text:p>0.000382949</text:p>
          </table:table-cell>
          <table:table-cell office:value-type="float" office:value="0.002080704" calcext:value-type="float">
            <text:p>0.002080704</text:p>
          </table:table-cell>
          <table:table-cell office:value-type="float" office:value="0.001121675" calcext:value-type="float">
            <text:p>0.001121675</text:p>
          </table:table-cell>
          <table:table-cell office:value-type="float" office:value="0.230958144" calcext:value-type="float">
            <text:p>0.230958144</text:p>
          </table:table-cell>
          <table:table-cell office:value-type="float" office:value="0.124505925" calcext:value-type="float">
            <text:p>0.124505925</text:p>
          </table:table-cell>
          <table:table-cell office:value-type="float" office:value="0.0000187450810810811" calcext:value-type="float">
            <text:p>1.87450810810811E-05</text:p>
          </table:table-cell>
          <table:table-cell office:value-type="float" office:value="0.0000101051801801802" calcext:value-type="float">
            <text:p>1.01051801801802E-05</text:p>
          </table:table-cell>
          <table:table-cell office:value-type="float" office:value="2.657764198" calcext:value-type="float">
            <text:p>2.657764198</text:p>
          </table:table-cell>
          <table:table-cell office:value-type="float" office:value="0.000219031" calcext:value-type="float">
            <text:p>0.000219031</text:p>
          </table:table-cell>
          <table:table-cell office:value-type="float" office:value="4.952905368" calcext:value-type="float">
            <text:p>4.952905368</text:p>
          </table:table-cell>
          <table:table-cell office:value-type="float" office:value="0.024312441" calcext:value-type="float">
            <text:p>0.024312441</text:p>
          </table:table-cell>
          <table:table-cell office:value-type="float" office:value="549.772495848" calcext:value-type="float">
            <text:p>549.772495848</text:p>
          </table:table-cell>
          <table:table-cell office:value-type="float" office:value="0.00000197325225225225" calcext:value-type="float">
            <text:p>1.97325225225225E-06</text:p>
          </table:table-cell>
          <table:table-cell office:value-type="float" office:value="0.0446207690810811" calcext:value-type="float">
            <text:p>0.044620769081081</text:p>
          </table:table-cell>
          <table:table-cell office:value-type="float" office:value="2.658147147" calcext:value-type="float">
            <text:p>2.658147147</text:p>
          </table:table-cell>
          <table:table-cell office:value-type="float" office:value="0.002299735" calcext:value-type="float">
            <text:p>0.002299735</text:p>
          </table:table-cell>
          <table:table-cell office:value-type="float" office:value="4.954027043" calcext:value-type="float">
            <text:p>4.954027043</text:p>
          </table:table-cell>
          <table:table-cell office:value-type="float" office:value="0.255270585" calcext:value-type="float">
            <text:p>0.255270585</text:p>
          </table:table-cell>
          <table:table-cell office:value-type="float" office:value="549.897001773" calcext:value-type="float">
            <text:p>549.897001773</text:p>
          </table:table-cell>
          <table:table-cell office:value-type="float" office:value="0.0000207183333333333" calcext:value-type="float">
            <text:p>2.07183333333333E-05</text:p>
          </table:table-cell>
          <table:table-cell office:value-type="float" office:value="0.0446308742612613" calcext:value-type="float">
            <text:p>0.0446308742612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5714" calcext:value-type="float">
            <text:p>0.00035714</text:p>
          </table:table-cell>
          <table:table-cell office:value-type="float" office:value="0.002150905" calcext:value-type="float">
            <text:p>0.002150905</text:p>
          </table:table-cell>
          <table:table-cell office:value-type="float" office:value="0.001375441" calcext:value-type="float">
            <text:p>0.001375441</text:p>
          </table:table-cell>
          <table:table-cell office:value-type="float" office:value="0.24090136" calcext:value-type="float">
            <text:p>0.24090136</text:p>
          </table:table-cell>
          <table:table-cell office:value-type="float" office:value="0.154049392" calcext:value-type="float">
            <text:p>0.154049392</text:p>
          </table:table-cell>
          <table:table-cell office:value-type="float" office:value="0.0000192045089285714" calcext:value-type="float">
            <text:p>1.92045089285714E-05</text:p>
          </table:table-cell>
          <table:table-cell office:value-type="float" office:value="0.0000122807232142857" calcext:value-type="float">
            <text:p>1.22807232142857E-05</text:p>
          </table:table-cell>
          <table:table-cell office:value-type="float" office:value="2.79110871" calcext:value-type="float">
            <text:p>2.79110871</text:p>
          </table:table-cell>
          <table:table-cell office:value-type="float" office:value="0.000187922" calcext:value-type="float">
            <text:p>0.000187922</text:p>
          </table:table-cell>
          <table:table-cell office:value-type="float" office:value="5.062987327" calcext:value-type="float">
            <text:p>5.062987327</text:p>
          </table:table-cell>
          <table:table-cell office:value-type="float" office:value="0.021047264" calcext:value-type="float">
            <text:p>0.021047264</text:p>
          </table:table-cell>
          <table:table-cell office:value-type="float" office:value="567.054580624" calcext:value-type="float">
            <text:p>567.054580624</text:p>
          </table:table-cell>
          <table:table-cell office:value-type="float" office:value="0.000001677875" calcext:value-type="float">
            <text:p>1.677875E-06</text:p>
          </table:table-cell>
          <table:table-cell office:value-type="float" office:value="0.0452052439910714" calcext:value-type="float">
            <text:p>0.045205243991072</text:p>
          </table:table-cell>
          <table:table-cell office:value-type="float" office:value="2.79146585" calcext:value-type="float">
            <text:p>2.79146585</text:p>
          </table:table-cell>
          <table:table-cell office:value-type="float" office:value="0.002338827" calcext:value-type="float">
            <text:p>0.002338827</text:p>
          </table:table-cell>
          <table:table-cell office:value-type="float" office:value="5.064362768" calcext:value-type="float">
            <text:p>5.064362768</text:p>
          </table:table-cell>
          <table:table-cell office:value-type="float" office:value="0.261948624" calcext:value-type="float">
            <text:p>0.261948624</text:p>
          </table:table-cell>
          <table:table-cell office:value-type="float" office:value="567.208630016" calcext:value-type="float">
            <text:p>567.208630016</text:p>
          </table:table-cell>
          <table:table-cell office:value-type="float" office:value="0.0000208823839285714" calcext:value-type="float">
            <text:p>2.08823839285714E-05</text:p>
          </table:table-cell>
          <table:table-cell office:value-type="float" office:value="0.0452175247142857" calcext:value-type="float">
            <text:p>0.0452175247142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331943" calcext:value-type="float">
            <text:p>0.000331943</text:p>
          </table:table-cell>
          <table:table-cell office:value-type="float" office:value="0.001904793" calcext:value-type="float">
            <text:p>0.001904793</text:p>
          </table:table-cell>
          <table:table-cell office:value-type="float" office:value="0.00131628" calcext:value-type="float">
            <text:p>0.00131628</text:p>
          </table:table-cell>
          <table:table-cell office:value-type="float" office:value="0.215241609" calcext:value-type="float">
            <text:p>0.215241609</text:p>
          </table:table-cell>
          <table:table-cell office:value-type="float" office:value="0.14873964" calcext:value-type="float">
            <text:p>0.14873964</text:p>
          </table:table-cell>
          <table:table-cell office:value-type="float" office:value="0.0000168565752212389" calcext:value-type="float">
            <text:p>1.68565752212389E-05</text:p>
          </table:table-cell>
          <table:table-cell office:value-type="float" office:value="0.0000116484955752212" calcext:value-type="float">
            <text:p>1.16484955752212E-05</text:p>
          </table:table-cell>
          <table:table-cell office:value-type="float" office:value="2.675155036" calcext:value-type="float">
            <text:p>2.675155036</text:p>
          </table:table-cell>
          <table:table-cell office:value-type="float" office:value="0.000188754" calcext:value-type="float">
            <text:p>0.000188754</text:p>
          </table:table-cell>
          <table:table-cell office:value-type="float" office:value="5.171508722" calcext:value-type="float">
            <text:p>5.171508722</text:p>
          </table:table-cell>
          <table:table-cell office:value-type="float" office:value="0.021329202" calcext:value-type="float">
            <text:p>0.021329202</text:p>
          </table:table-cell>
          <table:table-cell office:value-type="float" office:value="584.380485586" calcext:value-type="float">
            <text:p>584.380485586</text:p>
          </table:table-cell>
          <table:table-cell office:value-type="float" office:value="0.00000167038938053097" calcext:value-type="float">
            <text:p>1.67038938053097E-06</text:p>
          </table:table-cell>
          <table:table-cell office:value-type="float" office:value="0.0457655639115044" calcext:value-type="float">
            <text:p>0.045765563911505</text:p>
          </table:table-cell>
          <table:table-cell office:value-type="float" office:value="2.675486979" calcext:value-type="float">
            <text:p>2.675486979</text:p>
          </table:table-cell>
          <table:table-cell office:value-type="float" office:value="0.002093547" calcext:value-type="float">
            <text:p>0.002093547</text:p>
          </table:table-cell>
          <table:table-cell office:value-type="float" office:value="5.172825002" calcext:value-type="float">
            <text:p>5.172825002</text:p>
          </table:table-cell>
          <table:table-cell office:value-type="float" office:value="0.236570811" calcext:value-type="float">
            <text:p>0.236570811</text:p>
          </table:table-cell>
          <table:table-cell office:value-type="float" office:value="584.529225226" calcext:value-type="float">
            <text:p>584.529225226</text:p>
          </table:table-cell>
          <table:table-cell office:value-type="float" office:value="0.0000185269646017699" calcext:value-type="float">
            <text:p>1.85269646017699E-05</text:p>
          </table:table-cell>
          <table:table-cell office:value-type="float" office:value="0.0457772124070797" calcext:value-type="float">
            <text:p>0.045777212407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418896" calcext:value-type="float">
            <text:p>0.000418896</text:p>
          </table:table-cell>
          <table:table-cell office:value-type="float" office:value="0.001815305" calcext:value-type="float">
            <text:p>0.001815305</text:p>
          </table:table-cell>
          <table:table-cell office:value-type="float" office:value="0.001258962" calcext:value-type="float">
            <text:p>0.001258962</text:p>
          </table:table-cell>
          <table:table-cell office:value-type="float" office:value="0.20694477" calcext:value-type="float">
            <text:p>0.20694477</text:p>
          </table:table-cell>
          <table:table-cell office:value-type="float" office:value="0.143521668" calcext:value-type="float">
            <text:p>0.143521668</text:p>
          </table:table-cell>
          <table:table-cell office:value-type="float" office:value="0.0000159237280701754" calcext:value-type="float">
            <text:p>1.59237280701754E-05</text:p>
          </table:table-cell>
          <table:table-cell office:value-type="float" office:value="0.0000110435263157895" calcext:value-type="float">
            <text:p>1.10435263157895E-05</text:p>
          </table:table-cell>
          <table:table-cell office:value-type="float" office:value="2.953371337" calcext:value-type="float">
            <text:p>2.953371337</text:p>
          </table:table-cell>
          <table:table-cell office:value-type="float" office:value="0.000172624" calcext:value-type="float">
            <text:p>0.000172624</text:p>
          </table:table-cell>
          <table:table-cell office:value-type="float" office:value="3.94707057" calcext:value-type="float">
            <text:p>3.94707057</text:p>
          </table:table-cell>
          <table:table-cell office:value-type="float" office:value="0.019679136" calcext:value-type="float">
            <text:p>0.019679136</text:p>
          </table:table-cell>
          <table:table-cell office:value-type="float" office:value="449.96604498" calcext:value-type="float">
            <text:p>449.96604498</text:p>
          </table:table-cell>
          <table:table-cell office:value-type="float" office:value="0.00000151424561403509" calcext:value-type="float">
            <text:p>1.51424561403509E-06</text:p>
          </table:table-cell>
          <table:table-cell office:value-type="float" office:value="0.0346234260526316" calcext:value-type="float">
            <text:p>0.034623426052632</text:p>
          </table:table-cell>
          <table:table-cell office:value-type="float" office:value="2.953790233" calcext:value-type="float">
            <text:p>2.953790233</text:p>
          </table:table-cell>
          <table:table-cell office:value-type="float" office:value="0.001987929" calcext:value-type="float">
            <text:p>0.001987929</text:p>
          </table:table-cell>
          <table:table-cell office:value-type="float" office:value="3.948329532" calcext:value-type="float">
            <text:p>3.948329532</text:p>
          </table:table-cell>
          <table:table-cell office:value-type="float" office:value="0.226623906" calcext:value-type="float">
            <text:p>0.226623906</text:p>
          </table:table-cell>
          <table:table-cell office:value-type="float" office:value="450.109566648" calcext:value-type="float">
            <text:p>450.109566648</text:p>
          </table:table-cell>
          <table:table-cell office:value-type="float" office:value="0.0000174379736842105" calcext:value-type="float">
            <text:p>1.74379736842105E-05</text:p>
          </table:table-cell>
          <table:table-cell office:value-type="float" office:value="0.0346344695789474" calcext:value-type="float">
            <text:p>0.0346344695789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085" calcext:value-type="float">
            <text:p>0.000376085</text:p>
          </table:table-cell>
          <table:table-cell office:value-type="float" office:value="0.001918139" calcext:value-type="float">
            <text:p>0.001918139</text:p>
          </table:table-cell>
          <table:table-cell office:value-type="float" office:value="0.001067002" calcext:value-type="float">
            <text:p>0.001067002</text:p>
          </table:table-cell>
          <table:table-cell office:value-type="float" office:value="0.220585985" calcext:value-type="float">
            <text:p>0.220585985</text:p>
          </table:table-cell>
          <table:table-cell office:value-type="float" office:value="0.12270523" calcext:value-type="float">
            <text:p>0.12270523</text:p>
          </table:table-cell>
          <table:table-cell office:value-type="float" office:value="0.0000166794695652174" calcext:value-type="float">
            <text:p>1.66794695652174E-05</text:p>
          </table:table-cell>
          <table:table-cell office:value-type="float" office:value="0.00000927827826086956" calcext:value-type="float">
            <text:p>9.27827826086956E-06</text:p>
          </table:table-cell>
          <table:table-cell office:value-type="float" office:value="2.930810359" calcext:value-type="float">
            <text:p>2.930810359</text:p>
          </table:table-cell>
          <table:table-cell office:value-type="float" office:value="0.000194284" calcext:value-type="float">
            <text:p>0.000194284</text:p>
          </table:table-cell>
          <table:table-cell office:value-type="float" office:value="3.991102289" calcext:value-type="float">
            <text:p>3.991102289</text:p>
          </table:table-cell>
          <table:table-cell office:value-type="float" office:value="0.02234266" calcext:value-type="float">
            <text:p>0.02234266</text:p>
          </table:table-cell>
          <table:table-cell office:value-type="float" office:value="458.976763235" calcext:value-type="float">
            <text:p>458.976763235</text:p>
          </table:table-cell>
          <table:table-cell office:value-type="float" office:value="0.00000168942608695652" calcext:value-type="float">
            <text:p>1.68942608695652E-06</text:p>
          </table:table-cell>
          <table:table-cell office:value-type="float" office:value="0.0347052372956522" calcext:value-type="float">
            <text:p>0.034705237295652</text:p>
          </table:table-cell>
          <table:table-cell office:value-type="float" office:value="2.931186444" calcext:value-type="float">
            <text:p>2.931186444</text:p>
          </table:table-cell>
          <table:table-cell office:value-type="float" office:value="0.002112423" calcext:value-type="float">
            <text:p>0.002112423</text:p>
          </table:table-cell>
          <table:table-cell office:value-type="float" office:value="3.992169291" calcext:value-type="float">
            <text:p>3.992169291</text:p>
          </table:table-cell>
          <table:table-cell office:value-type="float" office:value="0.242928645" calcext:value-type="float">
            <text:p>0.242928645</text:p>
          </table:table-cell>
          <table:table-cell office:value-type="float" office:value="459.099468465" calcext:value-type="float">
            <text:p>459.099468465</text:p>
          </table:table-cell>
          <table:table-cell office:value-type="float" office:value="0.0000183688956521739" calcext:value-type="float">
            <text:p>1.83688956521739E-05</text:p>
          </table:table-cell>
          <table:table-cell office:value-type="float" office:value="0.034714515573913" calcext:value-type="float">
            <text:p>0.0347145155739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34644" calcext:value-type="float">
            <text:p>0.00034644</text:p>
          </table:table-cell>
          <table:table-cell office:value-type="float" office:value="0.002162887" calcext:value-type="float">
            <text:p>0.002162887</text:p>
          </table:table-cell>
          <table:table-cell office:value-type="float" office:value="0.00107688" calcext:value-type="float">
            <text:p>0.00107688</text:p>
          </table:table-cell>
          <table:table-cell office:value-type="float" office:value="0.250894892" calcext:value-type="float">
            <text:p>0.250894892</text:p>
          </table:table-cell>
          <table:table-cell office:value-type="float" office:value="0.12491808" calcext:value-type="float">
            <text:p>0.12491808</text:p>
          </table:table-cell>
          <table:table-cell office:value-type="float" office:value="0.0000186455775862069" calcext:value-type="float">
            <text:p>1.86455775862069E-05</text:p>
          </table:table-cell>
          <table:table-cell office:value-type="float" office:value="0.00000928344827586207" calcext:value-type="float">
            <text:p>9.28344827586207E-06</text:p>
          </table:table-cell>
          <table:table-cell office:value-type="float" office:value="2.891483172" calcext:value-type="float">
            <text:p>2.891483172</text:p>
          </table:table-cell>
          <table:table-cell office:value-type="float" office:value="0.000172563" calcext:value-type="float">
            <text:p>0.000172563</text:p>
          </table:table-cell>
          <table:table-cell office:value-type="float" office:value="3.873004173" calcext:value-type="float">
            <text:p>3.873004173</text:p>
          </table:table-cell>
          <table:table-cell office:value-type="float" office:value="0.020017308" calcext:value-type="float">
            <text:p>0.020017308</text:p>
          </table:table-cell>
          <table:table-cell office:value-type="float" office:value="449.268484068" calcext:value-type="float">
            <text:p>449.268484068</text:p>
          </table:table-cell>
          <table:table-cell office:value-type="float" office:value="0.00000148761206896552" calcext:value-type="float">
            <text:p>1.48761206896552E-06</text:p>
          </table:table-cell>
          <table:table-cell office:value-type="float" office:value="0.0333879670086207" calcext:value-type="float">
            <text:p>0.033387967008621</text:p>
          </table:table-cell>
          <table:table-cell office:value-type="float" office:value="2.891829612" calcext:value-type="float">
            <text:p>2.891829612</text:p>
          </table:table-cell>
          <table:table-cell office:value-type="float" office:value="0.00233545" calcext:value-type="float">
            <text:p>0.00233545</text:p>
          </table:table-cell>
          <table:table-cell office:value-type="float" office:value="3.874081053" calcext:value-type="float">
            <text:p>3.874081053</text:p>
          </table:table-cell>
          <table:table-cell office:value-type="float" office:value="0.2709122" calcext:value-type="float">
            <text:p>0.2709122</text:p>
          </table:table-cell>
          <table:table-cell office:value-type="float" office:value="449.393402148" calcext:value-type="float">
            <text:p>449.393402148</text:p>
          </table:table-cell>
          <table:table-cell office:value-type="float" office:value="0.0000201331896551724" calcext:value-type="float">
            <text:p>2.01331896551724E-05</text:p>
          </table:table-cell>
          <table:table-cell office:value-type="float" office:value="0.0333972504568966" calcext:value-type="float">
            <text:p>0.0333972504568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60136" calcext:value-type="float">
            <text:p>0.000360136</text:p>
          </table:table-cell>
          <table:table-cell office:value-type="float" office:value="0.001903731" calcext:value-type="float">
            <text:p>0.001903731</text:p>
          </table:table-cell>
          <table:table-cell office:value-type="float" office:value="0.001560678" calcext:value-type="float">
            <text:p>0.001560678</text:p>
          </table:table-cell>
          <table:table-cell office:value-type="float" office:value="0.222736527" calcext:value-type="float">
            <text:p>0.222736527</text:p>
          </table:table-cell>
          <table:table-cell office:value-type="float" office:value="0.182599326" calcext:value-type="float">
            <text:p>0.182599326</text:p>
          </table:table-cell>
          <table:table-cell office:value-type="float" office:value="0.0000162712051282051" calcext:value-type="float">
            <text:p>1.62712051282051E-05</text:p>
          </table:table-cell>
          <table:table-cell office:value-type="float" office:value="0.0000133391282051282" calcext:value-type="float">
            <text:p>1.33391282051282E-05</text:p>
          </table:table-cell>
          <table:table-cell office:value-type="float" office:value="2.724841427" calcext:value-type="float">
            <text:p>2.724841427</text:p>
          </table:table-cell>
          <table:table-cell office:value-type="float" office:value="0.00023975" calcext:value-type="float">
            <text:p>0.00023975</text:p>
          </table:table-cell>
          <table:table-cell office:value-type="float" office:value="3.761674085" calcext:value-type="float">
            <text:p>3.761674085</text:p>
          </table:table-cell>
          <table:table-cell office:value-type="float" office:value="0.02805075" calcext:value-type="float">
            <text:p>0.02805075</text:p>
          </table:table-cell>
          <table:table-cell office:value-type="float" office:value="440.115867945" calcext:value-type="float">
            <text:p>440.115867945</text:p>
          </table:table-cell>
          <table:table-cell office:value-type="float" office:value="0.0000020491452991453" calcext:value-type="float">
            <text:p>2.0491452991453E-06</text:p>
          </table:table-cell>
          <table:table-cell office:value-type="float" office:value="0.0321510605555556" calcext:value-type="float">
            <text:p>0.032151060555556</text:p>
          </table:table-cell>
          <table:table-cell office:value-type="float" office:value="2.725201563" calcext:value-type="float">
            <text:p>2.725201563</text:p>
          </table:table-cell>
          <table:table-cell office:value-type="float" office:value="0.002143481" calcext:value-type="float">
            <text:p>0.002143481</text:p>
          </table:table-cell>
          <table:table-cell office:value-type="float" office:value="3.763234763" calcext:value-type="float">
            <text:p>3.763234763</text:p>
          </table:table-cell>
          <table:table-cell office:value-type="float" office:value="0.250787277" calcext:value-type="float">
            <text:p>0.250787277</text:p>
          </table:table-cell>
          <table:table-cell office:value-type="float" office:value="440.298467271" calcext:value-type="float">
            <text:p>440.298467271</text:p>
          </table:table-cell>
          <table:table-cell office:value-type="float" office:value="0.0000183203504273504" calcext:value-type="float">
            <text:p>1.83203504273504E-05</text:p>
          </table:table-cell>
          <table:table-cell office:value-type="float" office:value="0.0321643996837607" calcext:value-type="float">
            <text:p>0.0321643996837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20379" calcext:value-type="float">
            <text:p>0.000420379</text:p>
          </table:table-cell>
          <table:table-cell office:value-type="float" office:value="0.005862476" calcext:value-type="float">
            <text:p>0.005862476</text:p>
          </table:table-cell>
          <table:table-cell office:value-type="float" office:value="0.000574086" calcext:value-type="float">
            <text:p>0.000574086</text:p>
          </table:table-cell>
          <table:table-cell office:value-type="float" office:value="0.691772168" calcext:value-type="float">
            <text:p>0.691772168</text:p>
          </table:table-cell>
          <table:table-cell office:value-type="float" office:value="0.067742148" calcext:value-type="float">
            <text:p>0.067742148</text:p>
          </table:table-cell>
          <table:table-cell office:value-type="float" office:value="0.000049682" calcext:value-type="float">
            <text:p>4.9682E-05</text:p>
          </table:table-cell>
          <table:table-cell office:value-type="float" office:value="0.00000486513559322034" calcext:value-type="float">
            <text:p>4.86513559322034E-06</text:p>
          </table:table-cell>
          <table:table-cell office:value-type="float" office:value="3.090221031" calcext:value-type="float">
            <text:p>3.090221031</text:p>
          </table:table-cell>
          <table:table-cell office:value-type="float" office:value="0.000249378" calcext:value-type="float">
            <text:p>0.000249378</text:p>
          </table:table-cell>
          <table:table-cell office:value-type="float" office:value="3.758655114" calcext:value-type="float">
            <text:p>3.758655114</text:p>
          </table:table-cell>
          <table:table-cell office:value-type="float" office:value="0.029426604" calcext:value-type="float">
            <text:p>0.029426604</text:p>
          </table:table-cell>
          <table:table-cell office:value-type="float" office:value="443.521303452" calcext:value-type="float">
            <text:p>443.521303452</text:p>
          </table:table-cell>
          <table:table-cell office:value-type="float" office:value="0.00000211337288135593" calcext:value-type="float">
            <text:p>2.11337288135593E-06</text:p>
          </table:table-cell>
          <table:table-cell office:value-type="float" office:value="0.031853009440678" calcext:value-type="float">
            <text:p>0.031853009440678</text:p>
          </table:table-cell>
          <table:table-cell office:value-type="float" office:value="3.09064141" calcext:value-type="float">
            <text:p>3.09064141</text:p>
          </table:table-cell>
          <table:table-cell office:value-type="float" office:value="0.006111854" calcext:value-type="float">
            <text:p>0.006111854</text:p>
          </table:table-cell>
          <table:table-cell office:value-type="float" office:value="3.7592292" calcext:value-type="float">
            <text:p>3.7592292</text:p>
          </table:table-cell>
          <table:table-cell office:value-type="float" office:value="0.721198772" calcext:value-type="float">
            <text:p>0.721198772</text:p>
          </table:table-cell>
          <table:table-cell office:value-type="float" office:value="443.5890456" calcext:value-type="float">
            <text:p>443.5890456</text:p>
          </table:table-cell>
          <table:table-cell office:value-type="float" office:value="0.0000517953728813559" calcext:value-type="float">
            <text:p>5.17953728813559E-05</text:p>
          </table:table-cell>
          <table:table-cell office:value-type="float" office:value="0.0318578745762712" calcext:value-type="float">
            <text:p>0.0318578745762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406011" calcext:value-type="float">
            <text:p>0.000406011</text:p>
          </table:table-cell>
          <table:table-cell office:value-type="float" office:value="0.001820905" calcext:value-type="float">
            <text:p>0.001820905</text:p>
          </table:table-cell>
          <table:table-cell office:value-type="float" office:value="0.001294478" calcext:value-type="float">
            <text:p>0.001294478</text:p>
          </table:table-cell>
          <table:table-cell office:value-type="float" office:value="0.216687695" calcext:value-type="float">
            <text:p>0.216687695</text:p>
          </table:table-cell>
          <table:table-cell office:value-type="float" office:value="0.154042882" calcext:value-type="float">
            <text:p>0.154042882</text:p>
          </table:table-cell>
          <table:table-cell office:value-type="float" office:value="0.0000153017226890756" calcext:value-type="float">
            <text:p>1.53017226890756E-05</text:p>
          </table:table-cell>
          <table:table-cell office:value-type="float" office:value="0.0000108779663865546" calcext:value-type="float">
            <text:p>1.08779663865546E-05</text:p>
          </table:table-cell>
          <table:table-cell office:value-type="float" office:value="2.893049169" calcext:value-type="float">
            <text:p>2.893049169</text:p>
          </table:table-cell>
          <table:table-cell office:value-type="float" office:value="0.000248326" calcext:value-type="float">
            <text:p>0.000248326</text:p>
          </table:table-cell>
          <table:table-cell office:value-type="float" office:value="3.81587837" calcext:value-type="float">
            <text:p>3.81587837</text:p>
          </table:table-cell>
          <table:table-cell office:value-type="float" office:value="0.029550794" calcext:value-type="float">
            <text:p>0.029550794</text:p>
          </table:table-cell>
          <table:table-cell office:value-type="float" office:value="454.08952603" calcext:value-type="float">
            <text:p>454.08952603</text:p>
          </table:table-cell>
          <table:table-cell office:value-type="float" office:value="0.0000020867731092437" calcext:value-type="float">
            <text:p>2.0867731092437E-06</text:p>
          </table:table-cell>
          <table:table-cell office:value-type="float" office:value="0.032066204789916" calcext:value-type="float">
            <text:p>0.032066204789916</text:p>
          </table:table-cell>
          <table:table-cell office:value-type="float" office:value="2.89345518" calcext:value-type="float">
            <text:p>2.89345518</text:p>
          </table:table-cell>
          <table:table-cell office:value-type="float" office:value="0.002069231" calcext:value-type="float">
            <text:p>0.002069231</text:p>
          </table:table-cell>
          <table:table-cell office:value-type="float" office:value="3.817172848" calcext:value-type="float">
            <text:p>3.817172848</text:p>
          </table:table-cell>
          <table:table-cell office:value-type="float" office:value="0.246238489" calcext:value-type="float">
            <text:p>0.246238489</text:p>
          </table:table-cell>
          <table:table-cell office:value-type="float" office:value="454.243568912" calcext:value-type="float">
            <text:p>454.243568912</text:p>
          </table:table-cell>
          <table:table-cell office:value-type="float" office:value="0.0000173884957983193" calcext:value-type="float">
            <text:p>1.73884957983193E-05</text:p>
          </table:table-cell>
          <table:table-cell office:value-type="float" office:value="0.0320770827563025" calcext:value-type="float">
            <text:p>0.0320770827563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331942" calcext:value-type="float">
            <text:p>0.000331942</text:p>
          </table:table-cell>
          <table:table-cell office:value-type="float" office:value="0.001777694" calcext:value-type="float">
            <text:p>0.001777694</text:p>
          </table:table-cell>
          <table:table-cell office:value-type="float" office:value="0.00061316" calcext:value-type="float">
            <text:p>0.00061316</text:p>
          </table:table-cell>
          <table:table-cell office:value-type="float" office:value="0.21332328" calcext:value-type="float">
            <text:p>0.21332328</text:p>
          </table:table-cell>
          <table:table-cell office:value-type="float" office:value="0.0735792" calcext:value-type="float">
            <text:p>0.0735792</text:p>
          </table:table-cell>
          <table:table-cell office:value-type="float" office:value="0.0000148141166666667" calcext:value-type="float">
            <text:p>1.48141166666667E-05</text:p>
          </table:table-cell>
          <table:table-cell office:value-type="float" office:value="0.00000510966666666667" calcext:value-type="float">
            <text:p>5.10966666666667E-06</text:p>
          </table:table-cell>
          <table:table-cell office:value-type="float" office:value="2.948148981" calcext:value-type="float">
            <text:p>2.948148981</text:p>
          </table:table-cell>
          <table:table-cell office:value-type="float" office:value="0.000204243" calcext:value-type="float">
            <text:p>0.000204243</text:p>
          </table:table-cell>
          <table:table-cell office:value-type="float" office:value="3.782603242" calcext:value-type="float">
            <text:p>3.782603242</text:p>
          </table:table-cell>
          <table:table-cell office:value-type="float" office:value="0.02450916" calcext:value-type="float">
            <text:p>0.02450916</text:p>
          </table:table-cell>
          <table:table-cell office:value-type="float" office:value="453.91238904" calcext:value-type="float">
            <text:p>453.91238904</text:p>
          </table:table-cell>
          <table:table-cell office:value-type="float" office:value="0.000001702025" calcext:value-type="float">
            <text:p>1.702025E-06</text:p>
          </table:table-cell>
          <table:table-cell office:value-type="float" office:value="0.0315216936833333" calcext:value-type="float">
            <text:p>0.031521693683333</text:p>
          </table:table-cell>
          <table:table-cell office:value-type="float" office:value="2.948480923" calcext:value-type="float">
            <text:p>2.948480923</text:p>
          </table:table-cell>
          <table:table-cell office:value-type="float" office:value="0.001981937" calcext:value-type="float">
            <text:p>0.001981937</text:p>
          </table:table-cell>
          <table:table-cell office:value-type="float" office:value="3.783216402" calcext:value-type="float">
            <text:p>3.783216402</text:p>
          </table:table-cell>
          <table:table-cell office:value-type="float" office:value="0.23783244" calcext:value-type="float">
            <text:p>0.23783244</text:p>
          </table:table-cell>
          <table:table-cell office:value-type="float" office:value="453.98596824" calcext:value-type="float">
            <text:p>453.98596824</text:p>
          </table:table-cell>
          <table:table-cell office:value-type="float" office:value="0.0000165161416666667" calcext:value-type="float">
            <text:p>1.65161416666667E-05</text:p>
          </table:table-cell>
          <table:table-cell office:value-type="float" office:value="0.03152680335" calcext:value-type="float">
            <text:p>0.031526803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412534" calcext:value-type="float">
            <text:p>0.000412534</text:p>
          </table:table-cell>
          <table:table-cell office:value-type="float" office:value="0.001670132" calcext:value-type="float">
            <text:p>0.001670132</text:p>
          </table:table-cell>
          <table:table-cell office:value-type="float" office:value="0.000980749" calcext:value-type="float">
            <text:p>0.000980749</text:p>
          </table:table-cell>
          <table:table-cell office:value-type="float" office:value="0.202085972" calcext:value-type="float">
            <text:p>0.202085972</text:p>
          </table:table-cell>
          <table:table-cell office:value-type="float" office:value="0.118670629" calcext:value-type="float">
            <text:p>0.118670629</text:p>
          </table:table-cell>
          <table:table-cell office:value-type="float" office:value="0.0000138027438016529" calcext:value-type="float">
            <text:p>1.38027438016529E-05</text:p>
          </table:table-cell>
          <table:table-cell office:value-type="float" office:value="0.00000810536363636364" calcext:value-type="float">
            <text:p>8.10536363636364E-06</text:p>
          </table:table-cell>
          <table:table-cell office:value-type="float" office:value="2.987987011" calcext:value-type="float">
            <text:p>2.987987011</text:p>
          </table:table-cell>
          <table:table-cell office:value-type="float" office:value="0.00021895" calcext:value-type="float">
            <text:p>0.00021895</text:p>
          </table:table-cell>
          <table:table-cell office:value-type="float" office:value="3.847006334" calcext:value-type="float">
            <text:p>3.847006334</text:p>
          </table:table-cell>
          <table:table-cell office:value-type="float" office:value="0.02649295" calcext:value-type="float">
            <text:p>0.02649295</text:p>
          </table:table-cell>
          <table:table-cell office:value-type="float" office:value="465.487766414" calcext:value-type="float">
            <text:p>465.487766414</text:p>
          </table:table-cell>
          <table:table-cell office:value-type="float" office:value="0.00000180950413223141" calcext:value-type="float">
            <text:p>1.80950413223141E-06</text:p>
          </table:table-cell>
          <table:table-cell office:value-type="float" office:value="0.0317934407768595" calcext:value-type="float">
            <text:p>0.03179344077686</text:p>
          </table:table-cell>
          <table:table-cell office:value-type="float" office:value="2.988399545" calcext:value-type="float">
            <text:p>2.988399545</text:p>
          </table:table-cell>
          <table:table-cell office:value-type="float" office:value="0.001889082" calcext:value-type="float">
            <text:p>0.001889082</text:p>
          </table:table-cell>
          <table:table-cell office:value-type="float" office:value="3.847987083" calcext:value-type="float">
            <text:p>3.847987083</text:p>
          </table:table-cell>
          <table:table-cell office:value-type="float" office:value="0.228578922" calcext:value-type="float">
            <text:p>0.228578922</text:p>
          </table:table-cell>
          <table:table-cell office:value-type="float" office:value="465.606437043" calcext:value-type="float">
            <text:p>465.606437043</text:p>
          </table:table-cell>
          <table:table-cell office:value-type="float" office:value="0.0000156122479338843" calcext:value-type="float">
            <text:p>1.56122479338843E-05</text:p>
          </table:table-cell>
          <table:table-cell office:value-type="float" office:value="0.0318015461404959" calcext:value-type="float">
            <text:p>0.0318015461404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371076" calcext:value-type="float">
            <text:p>0.000371076</text:p>
          </table:table-cell>
          <table:table-cell office:value-type="float" office:value="0.004657364" calcext:value-type="float">
            <text:p>0.004657364</text:p>
          </table:table-cell>
          <table:table-cell office:value-type="float" office:value="0.000632266" calcext:value-type="float">
            <text:p>0.000632266</text:p>
          </table:table-cell>
          <table:table-cell office:value-type="float" office:value="0.568198408" calcext:value-type="float">
            <text:p>0.568198408</text:p>
          </table:table-cell>
          <table:table-cell office:value-type="float" office:value="0.077136452" calcext:value-type="float">
            <text:p>0.077136452</text:p>
          </table:table-cell>
          <table:table-cell office:value-type="float" office:value="0.0000381751147540984" calcext:value-type="float">
            <text:p>3.81751147540984E-05</text:p>
          </table:table-cell>
          <table:table-cell office:value-type="float" office:value="0.00000518250819672131" calcext:value-type="float">
            <text:p>5.18250819672131E-06</text:p>
          </table:table-cell>
          <table:table-cell office:value-type="float" office:value="3.031985147" calcext:value-type="float">
            <text:p>3.031985147</text:p>
          </table:table-cell>
          <table:table-cell office:value-type="float" office:value="0.00021878" calcext:value-type="float">
            <text:p>0.00021878</text:p>
          </table:table-cell>
          <table:table-cell office:value-type="float" office:value="3.865711385" calcext:value-type="float">
            <text:p>3.865711385</text:p>
          </table:table-cell>
          <table:table-cell office:value-type="float" office:value="0.02669116" calcext:value-type="float">
            <text:p>0.02669116</text:p>
          </table:table-cell>
          <table:table-cell office:value-type="float" office:value="471.61678897" calcext:value-type="float">
            <text:p>471.61678897</text:p>
          </table:table-cell>
          <table:table-cell office:value-type="float" office:value="0.00000179327868852459" calcext:value-type="float">
            <text:p>1.79327868852459E-06</text:p>
          </table:table-cell>
          <table:table-cell office:value-type="float" office:value="0.0316861588934426" calcext:value-type="float">
            <text:p>0.031686158893443</text:p>
          </table:table-cell>
          <table:table-cell office:value-type="float" office:value="3.032356223" calcext:value-type="float">
            <text:p>3.032356223</text:p>
          </table:table-cell>
          <table:table-cell office:value-type="float" office:value="0.004876144" calcext:value-type="float">
            <text:p>0.004876144</text:p>
          </table:table-cell>
          <table:table-cell office:value-type="float" office:value="3.866343651" calcext:value-type="float">
            <text:p>3.866343651</text:p>
          </table:table-cell>
          <table:table-cell office:value-type="float" office:value="0.594889568" calcext:value-type="float">
            <text:p>0.594889568</text:p>
          </table:table-cell>
          <table:table-cell office:value-type="float" office:value="471.693925422" calcext:value-type="float">
            <text:p>471.693925422</text:p>
          </table:table-cell>
          <table:table-cell office:value-type="float" office:value="0.0000399683934426229" calcext:value-type="float">
            <text:p>3.99683934426229E-05</text:p>
          </table:table-cell>
          <table:table-cell office:value-type="float" office:value="0.0316913414016393" calcext:value-type="float">
            <text:p>0.0316913414016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340979" calcext:value-type="float">
            <text:p>0.000340979</text:p>
          </table:table-cell>
          <table:table-cell office:value-type="float" office:value="0.005644234" calcext:value-type="float">
            <text:p>0.005644234</text:p>
          </table:table-cell>
          <table:table-cell office:value-type="float" office:value="0.000919424" calcext:value-type="float">
            <text:p>0.000919424</text:p>
          </table:table-cell>
          <table:table-cell office:value-type="float" office:value="0.694240782" calcext:value-type="float">
            <text:p>0.694240782</text:p>
          </table:table-cell>
          <table:table-cell office:value-type="float" office:value="0.113089152" calcext:value-type="float">
            <text:p>0.113089152</text:p>
          </table:table-cell>
          <table:table-cell office:value-type="float" office:value="0.000045888081300813" calcext:value-type="float">
            <text:p>4.5888081300813E-05</text:p>
          </table:table-cell>
          <table:table-cell office:value-type="float" office:value="0.0000074749918699187" calcext:value-type="float">
            <text:p>7.4749918699187E-06</text:p>
          </table:table-cell>
          <table:table-cell office:value-type="float" office:value="2.230502521" calcext:value-type="float">
            <text:p>2.230502521</text:p>
          </table:table-cell>
          <table:table-cell office:value-type="float" office:value="0.000171822" calcext:value-type="float">
            <text:p>0.000171822</text:p>
          </table:table-cell>
          <table:table-cell office:value-type="float" office:value="3.781977605" calcext:value-type="float">
            <text:p>3.781977605</text:p>
          </table:table-cell>
          <table:table-cell office:value-type="float" office:value="0.021134106" calcext:value-type="float">
            <text:p>0.021134106</text:p>
          </table:table-cell>
          <table:table-cell office:value-type="float" office:value="465.183245415" calcext:value-type="float">
            <text:p>465.183245415</text:p>
          </table:table-cell>
          <table:table-cell office:value-type="float" office:value="0.00000139692682926829" calcext:value-type="float">
            <text:p>1.39692682926829E-06</text:p>
          </table:table-cell>
          <table:table-cell office:value-type="float" office:value="0.0307477854065041" calcext:value-type="float">
            <text:p>0.030747785406504</text:p>
          </table:table-cell>
          <table:table-cell office:value-type="float" office:value="2.2308435" calcext:value-type="float">
            <text:p>2.2308435</text:p>
          </table:table-cell>
          <table:table-cell office:value-type="float" office:value="0.005816056" calcext:value-type="float">
            <text:p>0.005816056</text:p>
          </table:table-cell>
          <table:table-cell office:value-type="float" office:value="3.782897029" calcext:value-type="float">
            <text:p>3.782897029</text:p>
          </table:table-cell>
          <table:table-cell office:value-type="float" office:value="0.715374888" calcext:value-type="float">
            <text:p>0.715374888</text:p>
          </table:table-cell>
          <table:table-cell office:value-type="float" office:value="465.296334567" calcext:value-type="float">
            <text:p>465.296334567</text:p>
          </table:table-cell>
          <table:table-cell office:value-type="float" office:value="0.0000472850081300813" calcext:value-type="float">
            <text:p>4.72850081300813E-05</text:p>
          </table:table-cell>
          <table:table-cell office:value-type="float" office:value="0.030755260398374" calcext:value-type="float">
            <text:p>0.0307552603983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367469" calcext:value-type="float">
            <text:p>0.000367469</text:p>
          </table:table-cell>
          <table:table-cell office:value-type="float" office:value="0.005654233" calcext:value-type="float">
            <text:p>0.005654233</text:p>
          </table:table-cell>
          <table:table-cell office:value-type="float" office:value="0.001096667" calcext:value-type="float">
            <text:p>0.001096667</text:p>
          </table:table-cell>
          <table:table-cell office:value-type="float" office:value="0.701124892" calcext:value-type="float">
            <text:p>0.701124892</text:p>
          </table:table-cell>
          <table:table-cell office:value-type="float" office:value="0.135986708" calcext:value-type="float">
            <text:p>0.135986708</text:p>
          </table:table-cell>
          <table:table-cell office:value-type="float" office:value="0.0000455986532258065" calcext:value-type="float">
            <text:p>4.55986532258065E-05</text:p>
          </table:table-cell>
          <table:table-cell office:value-type="float" office:value="0.00000884408870967742" calcext:value-type="float">
            <text:p>8.84408870967742E-06</text:p>
          </table:table-cell>
          <table:table-cell office:value-type="float" office:value="2.197807298" calcext:value-type="float">
            <text:p>2.197807298</text:p>
          </table:table-cell>
          <table:table-cell office:value-type="float" office:value="0.000161473" calcext:value-type="float">
            <text:p>0.000161473</text:p>
          </table:table-cell>
          <table:table-cell office:value-type="float" office:value="3.783020148" calcext:value-type="float">
            <text:p>3.783020148</text:p>
          </table:table-cell>
          <table:table-cell office:value-type="float" office:value="0.020022652" calcext:value-type="float">
            <text:p>0.020022652</text:p>
          </table:table-cell>
          <table:table-cell office:value-type="float" office:value="469.094498352" calcext:value-type="float">
            <text:p>469.094498352</text:p>
          </table:table-cell>
          <table:table-cell office:value-type="float" office:value="0.00000130220161290323" calcext:value-type="float">
            <text:p>1.30220161290323E-06</text:p>
          </table:table-cell>
          <table:table-cell office:value-type="float" office:value="0.030508227" calcext:value-type="float">
            <text:p>0.030508227</text:p>
          </table:table-cell>
          <table:table-cell office:value-type="float" office:value="2.198174767" calcext:value-type="float">
            <text:p>2.198174767</text:p>
          </table:table-cell>
          <table:table-cell office:value-type="float" office:value="0.005815706" calcext:value-type="float">
            <text:p>0.005815706</text:p>
          </table:table-cell>
          <table:table-cell office:value-type="float" office:value="3.784116815" calcext:value-type="float">
            <text:p>3.784116815</text:p>
          </table:table-cell>
          <table:table-cell office:value-type="float" office:value="0.721147544" calcext:value-type="float">
            <text:p>0.721147544</text:p>
          </table:table-cell>
          <table:table-cell office:value-type="float" office:value="469.23048506" calcext:value-type="float">
            <text:p>469.23048506</text:p>
          </table:table-cell>
          <table:table-cell office:value-type="float" office:value="0.0000469008548387097" calcext:value-type="float">
            <text:p>4.69008548387097E-05</text:p>
          </table:table-cell>
          <table:table-cell office:value-type="float" office:value="0.0305170710887097" calcext:value-type="float">
            <text:p>0.030517071088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352972" calcext:value-type="float">
            <text:p>0.000352972</text:p>
          </table:table-cell>
          <table:table-cell office:value-type="float" office:value="0.00969563" calcext:value-type="float">
            <text:p>0.00969563</text:p>
          </table:table-cell>
          <table:table-cell office:value-type="float" office:value="0.000556604" calcext:value-type="float">
            <text:p>0.000556604</text:p>
          </table:table-cell>
          <table:table-cell office:value-type="float" office:value="1.21195375" calcext:value-type="float">
            <text:p>1.21195375</text:p>
          </table:table-cell>
          <table:table-cell office:value-type="float" office:value="0.0695755" calcext:value-type="float">
            <text:p>0.0695755</text:p>
          </table:table-cell>
          <table:table-cell office:value-type="float" office:value="0.00007756504" calcext:value-type="float">
            <text:p>7.756504E-05</text:p>
          </table:table-cell>
          <table:table-cell office:value-type="float" office:value="0.000004452832" calcext:value-type="float">
            <text:p>4.452832E-06</text:p>
          </table:table-cell>
          <table:table-cell office:value-type="float" office:value="2.15476879" calcext:value-type="float">
            <text:p>2.15476879</text:p>
          </table:table-cell>
          <table:table-cell office:value-type="float" office:value="0.000151815" calcext:value-type="float">
            <text:p>0.000151815</text:p>
          </table:table-cell>
          <table:table-cell office:value-type="float" office:value="4.043163128" calcext:value-type="float">
            <text:p>4.043163128</text:p>
          </table:table-cell>
          <table:table-cell office:value-type="float" office:value="0.018976875" calcext:value-type="float">
            <text:p>0.018976875</text:p>
          </table:table-cell>
          <table:table-cell office:value-type="float" office:value="505.395391" calcext:value-type="float">
            <text:p>505.395391</text:p>
          </table:table-cell>
          <table:table-cell office:value-type="float" office:value="0.00000121452" calcext:value-type="float">
            <text:p>1.21452E-06</text:p>
          </table:table-cell>
          <table:table-cell office:value-type="float" office:value="0.032345305024" calcext:value-type="float">
            <text:p>0.032345305024</text:p>
          </table:table-cell>
          <table:table-cell office:value-type="float" office:value="2.155121762" calcext:value-type="float">
            <text:p>2.155121762</text:p>
          </table:table-cell>
          <table:table-cell office:value-type="float" office:value="0.009847445" calcext:value-type="float">
            <text:p>0.009847445</text:p>
          </table:table-cell>
          <table:table-cell office:value-type="float" office:value="4.043719732" calcext:value-type="float">
            <text:p>4.043719732</text:p>
          </table:table-cell>
          <table:table-cell office:value-type="float" office:value="1.230930625" calcext:value-type="float">
            <text:p>1.230930625</text:p>
          </table:table-cell>
          <table:table-cell office:value-type="float" office:value="505.4649665" calcext:value-type="float">
            <text:p>505.4649665</text:p>
          </table:table-cell>
          <table:table-cell office:value-type="float" office:value="0.00007877956" calcext:value-type="float">
            <text:p>7.877956E-05</text:p>
          </table:table-cell>
          <table:table-cell office:value-type="float" office:value="0.032349757856" calcext:value-type="float">
            <text:p>0.0323497578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344636" calcext:value-type="float">
            <text:p>0.000344636</text:p>
          </table:table-cell>
          <table:table-cell office:value-type="float" office:value="0.009480316" calcext:value-type="float">
            <text:p>0.009480316</text:p>
          </table:table-cell>
          <table:table-cell office:value-type="float" office:value="0.000523832" calcext:value-type="float">
            <text:p>0.000523832</text:p>
          </table:table-cell>
          <table:table-cell office:value-type="float" office:value="1.194519816" calcext:value-type="float">
            <text:p>1.194519816</text:p>
          </table:table-cell>
          <table:table-cell office:value-type="float" office:value="0.066002832" calcext:value-type="float">
            <text:p>0.066002832</text:p>
          </table:table-cell>
          <table:table-cell office:value-type="float" office:value="0.0000752406031746032" calcext:value-type="float">
            <text:p>7.52406031746032E-05</text:p>
          </table:table-cell>
          <table:table-cell office:value-type="float" office:value="0.00000415739682539683" calcext:value-type="float">
            <text:p>4.15739682539683E-06</text:p>
          </table:table-cell>
          <table:table-cell office:value-type="float" office:value="2.319636507" calcext:value-type="float">
            <text:p>2.319636507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4.069102884" calcext:value-type="float">
            <text:p>4.069102884</text:p>
          </table:table-cell>
          <table:table-cell office:value-type="float" office:value="0.02956086" calcext:value-type="float">
            <text:p>0.02956086</text:p>
          </table:table-cell>
          <table:table-cell office:value-type="float" office:value="512.706963384" calcext:value-type="float">
            <text:p>512.706963384</text:p>
          </table:table-cell>
          <table:table-cell office:value-type="float" office:value="0.00000186198412698413" calcext:value-type="float">
            <text:p>1.86198412698413E-06</text:p>
          </table:table-cell>
          <table:table-cell office:value-type="float" office:value="0.0322944673333333" calcext:value-type="float">
            <text:p>0.032294467333333</text:p>
          </table:table-cell>
          <table:table-cell office:value-type="float" office:value="2.319981143" calcext:value-type="float">
            <text:p>2.319981143</text:p>
          </table:table-cell>
          <table:table-cell office:value-type="float" office:value="0.009714926" calcext:value-type="float">
            <text:p>0.009714926</text:p>
          </table:table-cell>
          <table:table-cell office:value-type="float" office:value="4.069626716" calcext:value-type="float">
            <text:p>4.069626716</text:p>
          </table:table-cell>
          <table:table-cell office:value-type="float" office:value="1.224080676" calcext:value-type="float">
            <text:p>1.224080676</text:p>
          </table:table-cell>
          <table:table-cell office:value-type="float" office:value="512.772966216" calcext:value-type="float">
            <text:p>512.772966216</text:p>
          </table:table-cell>
          <table:table-cell office:value-type="float" office:value="0.0000771025873015873" calcext:value-type="float">
            <text:p>7.71025873015873E-05</text:p>
          </table:table-cell>
          <table:table-cell office:value-type="float" office:value="0.0322986247301587" calcext:value-type="float">
            <text:p>0.032298624730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359233" calcext:value-type="float">
            <text:p>0.000359233</text:p>
          </table:table-cell>
          <table:table-cell office:value-type="float" office:value="0.001681814" calcext:value-type="float">
            <text:p>0.001681814</text:p>
          </table:table-cell>
          <table:table-cell office:value-type="float" office:value="0.00103468" calcext:value-type="float">
            <text:p>0.00103468</text:p>
          </table:table-cell>
          <table:table-cell office:value-type="float" office:value="0.213590378" calcext:value-type="float">
            <text:p>0.213590378</text:p>
          </table:table-cell>
          <table:table-cell office:value-type="float" office:value="0.13140436" calcext:value-type="float">
            <text:p>0.13140436</text:p>
          </table:table-cell>
          <table:table-cell office:value-type="float" office:value="0.0000132426299212598" calcext:value-type="float">
            <text:p>1.32426299212598E-05</text:p>
          </table:table-cell>
          <table:table-cell office:value-type="float" office:value="0.00000814708661417323" calcext:value-type="float">
            <text:p>8.14708661417323E-06</text:p>
          </table:table-cell>
          <table:table-cell office:value-type="float" office:value="2.316608303" calcext:value-type="float">
            <text:p>2.316608303</text:p>
          </table:table-cell>
          <table:table-cell office:value-type="float" office:value="0.000193793" calcext:value-type="float">
            <text:p>0.000193793</text:p>
          </table:table-cell>
          <table:table-cell office:value-type="float" office:value="3.941780621" calcext:value-type="float">
            <text:p>3.941780621</text:p>
          </table:table-cell>
          <table:table-cell office:value-type="float" office:value="0.024611711" calcext:value-type="float">
            <text:p>0.024611711</text:p>
          </table:table-cell>
          <table:table-cell office:value-type="float" office:value="500.606138867" calcext:value-type="float">
            <text:p>500.606138867</text:p>
          </table:table-cell>
          <table:table-cell office:value-type="float" office:value="0.00000152592913385827" calcext:value-type="float">
            <text:p>1.52592913385827E-06</text:p>
          </table:table-cell>
          <table:table-cell office:value-type="float" office:value="0.0310376426850394" calcext:value-type="float">
            <text:p>0.031037642685039</text:p>
          </table:table-cell>
          <table:table-cell office:value-type="float" office:value="2.316967536" calcext:value-type="float">
            <text:p>2.316967536</text:p>
          </table:table-cell>
          <table:table-cell office:value-type="float" office:value="0.001875607" calcext:value-type="float">
            <text:p>0.001875607</text:p>
          </table:table-cell>
          <table:table-cell office:value-type="float" office:value="3.942815301" calcext:value-type="float">
            <text:p>3.942815301</text:p>
          </table:table-cell>
          <table:table-cell office:value-type="float" office:value="0.238202089" calcext:value-type="float">
            <text:p>0.238202089</text:p>
          </table:table-cell>
          <table:table-cell office:value-type="float" office:value="500.737543227" calcext:value-type="float">
            <text:p>500.737543227</text:p>
          </table:table-cell>
          <table:table-cell office:value-type="float" office:value="0.0000147685590551181" calcext:value-type="float">
            <text:p>1.47685590551181E-05</text:p>
          </table:table-cell>
          <table:table-cell office:value-type="float" office:value="0.0310457897716535" calcext:value-type="float">
            <text:p>0.0310457897716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2" office:value-type="float" office:value="0.000377318" calcext:value-type="float">
            <text:p>0.000377318</text:p>
          </table:table-cell>
          <table:table-cell table:style-name="ce18" office:value-type="float" office:value="0.005230717" calcext:value-type="float">
            <text:p>0.005230717</text:p>
          </table:table-cell>
          <table:table-cell table:style-name="ce18" office:value-type="float" office:value="0.001189951" calcext:value-type="float">
            <text:p>0.001189951</text:p>
          </table:table-cell>
          <table:table-cell table:style-name="ce18" office:value-type="float" office:value="0.669531776" calcext:value-type="float">
            <text:p>0.669531776</text:p>
          </table:table-cell>
          <table:table-cell table:style-name="ce18" office:value-type="float" office:value="0.152313728" calcext:value-type="float">
            <text:p>0.152313728</text:p>
          </table:table-cell>
          <table:table-cell table:style-name="ce18" office:value-type="float" office:value="0.0000408649765625" calcext:value-type="float">
            <text:p>4.08649765625E-05</text:p>
          </table:table-cell>
          <table:table-cell table:style-name="ce23" office:value-type="float" office:value="0.0000092964921875" calcext:value-type="float">
            <text:p>9.2964921875E-06</text:p>
          </table:table-cell>
          <table:table-cell office:value-type="float" office:value="2.428852564" calcext:value-type="float">
            <text:p>2.428852564</text:p>
          </table:table-cell>
          <table:table-cell office:value-type="float" office:value="0.000223309" calcext:value-type="float">
            <text:p>0.000223309</text:p>
          </table:table-cell>
          <table:table-cell office:value-type="float" office:value="4.065708452" calcext:value-type="float">
            <text:p>4.065708452</text:p>
          </table:table-cell>
          <table:table-cell office:value-type="float" office:value="0.028583552" calcext:value-type="float">
            <text:p>0.028583552</text:p>
          </table:table-cell>
          <table:table-cell office:value-type="float" office:value="520.410681856" calcext:value-type="float">
            <text:p>520.410681856</text:p>
          </table:table-cell>
          <table:table-cell office:value-type="float" office:value="0.0000017446015625" calcext:value-type="float">
            <text:p>1.7446015625E-06</text:p>
          </table:table-cell>
          <table:table-cell office:value-type="float" office:value="0.03176334728125" calcext:value-type="float">
            <text:p>0.03176334728125</text:p>
          </table:table-cell>
          <table:table-cell table:style-name="ce29" office:value-type="float" office:value="2.429229882" calcext:value-type="float">
            <text:p>2.429229882</text:p>
          </table:table-cell>
          <table:table-cell office:value-type="float" office:value="0.005454026" calcext:value-type="float">
            <text:p>0.005454026</text:p>
          </table:table-cell>
          <table:table-cell table:style-name="ce29" office:value-type="float" office:value="4.066898403" calcext:value-type="float">
            <text:p>4.066898403</text:p>
          </table:table-cell>
          <table:table-cell office:value-type="float" office:value="0.698115328" calcext:value-type="float">
            <text:p>0.698115328</text:p>
          </table:table-cell>
          <table:table-cell table:style-name="ce29" office:value-type="float" office:value="520.562995584" calcext:value-type="float">
            <text:p>520.562995584</text:p>
          </table:table-cell>
          <table:table-cell office:value-type="float" office:value="0.000042609578125" calcext:value-type="float">
            <text:p>4.2609578125E-05</text:p>
          </table:table-cell>
          <table:table-cell table:style-name="ce37" office:value-type="float" office:value="0.0317726437734375" calcext:value-type="float">
            <text:p>0.03177264377343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0.109244088" calcext:value-type="float">
            <text:p>0.109244088</text:p>
          </table:table-cell>
          <table:table-cell table:style-name="ce19" office:value-type="float" office:value="0.443770148" calcext:value-type="float">
            <text:p>0.443770148</text:p>
          </table:table-cell>
          <table:table-cell table:style-name="ce19" office:value-type="float" office:value="0.138981705" calcext:value-type="float">
            <text:p>0.138981705</text:p>
          </table:table-cell>
          <table:table-cell table:style-name="ce19" office:value-type="float" office:value="30.089292916" calcext:value-type="float">
            <text:p>30.089292916</text:p>
          </table:table-cell>
          <table:table-cell table:style-name="ce19" office:value-type="float" office:value="9.47019712" calcext:value-type="float">
            <text:p>9.47019712</text:p>
          </table:table-cell>
          <table:table-cell table:style-name="ce19" office:value-type="float" office:value="0.0112620416458693" calcext:value-type="float">
            <text:p>0.011262041645869</text:p>
          </table:table-cell>
          <table:table-cell table:style-name="ce24" office:value-type="float" office:value="0.00398776522714501" calcext:value-type="float">
            <text:p>0.003987765227145</text:p>
          </table:table-cell>
          <table:table-cell table:style-name="ce13" office:value-type="float" office:value="294.832542321" calcext:value-type="float">
            <text:p>294.832542321</text:p>
          </table:table-cell>
          <table:table-cell table:style-name="ce19" office:value-type="float" office:value="32.682852378" calcext:value-type="float">
            <text:p>32.682852378</text:p>
          </table:table-cell>
          <table:table-cell table:style-name="ce19" office:value-type="float" office:value="471.378819439" calcext:value-type="float">
            <text:p>471.378819439</text:p>
          </table:table-cell>
          <table:table-cell table:style-name="ce19" office:value-type="float" office:value="979.552523972" calcext:value-type="float">
            <text:p>979.552523972</text:p>
          </table:table-cell>
          <table:table-cell table:style-name="ce19" office:value-type="float" office:value="33018.821026592" calcext:value-type="float">
            <text:p>33018.821026592</text:p>
          </table:table-cell>
          <table:table-cell table:style-name="ce19" office:value-type="float" office:value="4.75676470557912" calcext:value-type="float">
            <text:p>4.75676470557912</text:p>
          </table:table-cell>
          <table:table-cell table:style-name="ce24" office:value-type="float" office:value="14.5923719126381" calcext:value-type="float">
            <text:p>14.5923719126381</text:p>
          </table:table-cell>
          <table:table-cell table:style-name="ce30" office:value-type="float" office:value="294.941786409" calcext:value-type="float">
            <text:p>294.941786409</text:p>
          </table:table-cell>
          <table:table-cell table:style-name="ce30" office:value-type="float" office:value="33.126622526" calcext:value-type="float">
            <text:p>33.126622526</text:p>
          </table:table-cell>
          <table:table-cell table:style-name="ce30" office:value-type="float" office:value="471.517801144" calcext:value-type="float">
            <text:p>471.517801144</text:p>
          </table:table-cell>
          <table:table-cell table:style-name="ce30" office:value-type="float" office:value="1009.641816888" calcext:value-type="float">
            <text:p>1009.641816888</text:p>
          </table:table-cell>
          <table:table-cell table:style-name="ce30" office:value-type="float" office:value="33028.291223712" calcext:value-type="float">
            <text:p>33028.291223712</text:p>
          </table:table-cell>
          <table:table-cell table:style-name="ce30" office:value-type="float" office:value="4.76802674722499" calcext:value-type="float">
            <text:p>4.76802674722499</text:p>
          </table:table-cell>
          <table:table-cell table:style-name="ce38" office:value-type="float" office:value="14.5963596778652" calcext:value-type="float">
            <text:p>14.5963596778652</text:p>
          </table:table-cell>
        </table:table-row>
      </table:table>
      <table:named-expressions/>
      <table:data-pilot-tables>
        <table:data-pilot-table table:name="DataPilot1" table:application-data="" table:target-range-address="'Pivot Table_bench.cr.ql_35.crystal_0_31_0_1'.A1:'Pivot Table_bench.cr.ql_35.crystal_0_31_0_1'.V132" table:buttons="'Pivot Table_bench.cr.ql_35.crystal_0_31_0_1'.A3 'Pivot Table_bench.cr.ql_35.crystal_0_31_0_1'.B1 'Pivot Table_bench.cr.ql_35.crystal_0_31_0_1'.C1" table:show-filter-button="false" table:drill-down-on-double-click="false">
          <table:source-cell-range table:cell-range-address="'bench.cr.ql_35.crystal_0_31_0'.B1:'bench.cr.ql_35.crystal_0_31_0'.K257"/>
          <table:data-pilot-field table:source-field-name="title" table:orientation="column" table:used-hierarchy="0" table:function="auto">
            <table:data-pilot-level table:show-empty="false" calcext:repeat-item-labels="false">
              <table:data-pilot-members>
                <table:data-pilot-member table:name="array_360" table:display="tru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sum">
            <table:data-pilot-level table:show-empty="false" calcext:repeat-item-labels="false">
              <table:data-pilot-members>
                <table:data-pilot-member table:name="0.000239862" table:display="true" table:show-details="true"/>
                <table:data-pilot-member table:name="0.000240483" table:display="true" table:show-details="true"/>
                <table:data-pilot-member table:name="0.000257153" table:display="true" table:show-details="true"/>
                <table:data-pilot-member table:name="0.000261864" table:display="true" table:show-details="true"/>
                <table:data-pilot-member table:name="0.000288864" table:display="true" table:show-details="true"/>
                <table:data-pilot-member table:name="0.000317228" table:display="true" table:show-details="true"/>
                <table:data-pilot-member table:name="0.000320563" table:display="true" table:show-details="true"/>
                <table:data-pilot-member table:name="0.000323658" table:display="true" table:show-details="true"/>
                <table:data-pilot-member table:name="0.000326374" table:display="true" table:show-details="true"/>
                <table:data-pilot-member table:name="0.000327529" table:display="true" table:show-details="true"/>
                <table:data-pilot-member table:name="0.000328211" table:display="true" table:show-details="true"/>
                <table:data-pilot-member table:name="0.000328318" table:display="true" table:show-details="true"/>
                <table:data-pilot-member table:name="0.000329238" table:display="true" table:show-details="true"/>
                <table:data-pilot-member table:name="0.000329388" table:display="true" table:show-details="true"/>
                <table:data-pilot-member table:name="0.000329403" table:display="true" table:show-details="true"/>
                <table:data-pilot-member table:name="0.000329599" table:display="true" table:show-details="true"/>
                <table:data-pilot-member table:name="0.000329629" table:display="true" table:show-details="true"/>
                <table:data-pilot-member table:name="0.00033034" table:display="true" table:show-details="true"/>
                <table:data-pilot-member table:name="0.00033058" table:display="true" table:show-details="true"/>
                <table:data-pilot-member table:name="0.000331264" table:display="true" table:show-details="true"/>
                <table:data-pilot-member table:name="0.000331653" table:display="true" table:show-details="true"/>
                <table:data-pilot-member table:name="0.000331942" table:display="true" table:show-details="true"/>
                <table:data-pilot-member table:name="0.000331943" table:display="true" table:show-details="true"/>
                <table:data-pilot-member table:name="0.000332005" table:display="true" table:show-details="true"/>
                <table:data-pilot-member table:name="0.000332164" table:display="true" table:show-details="true"/>
                <table:data-pilot-member table:name="0.000332319" table:display="true" table:show-details="true"/>
                <table:data-pilot-member table:name="0.00033256" table:display="true" table:show-details="true"/>
                <table:data-pilot-member table:name="0.000332754" table:display="true" table:show-details="true"/>
                <table:data-pilot-member table:name="0.00033305" table:display="true" table:show-details="true"/>
                <table:data-pilot-member table:name="0.000335431" table:display="true" table:show-details="true"/>
                <table:data-pilot-member table:name="0.000337143" table:display="true" table:show-details="true"/>
                <table:data-pilot-member table:name="0.000337584" table:display="true" table:show-details="true"/>
                <table:data-pilot-member table:name="0.000338255" table:display="true" table:show-details="true"/>
                <table:data-pilot-member table:name="0.000339538" table:display="true" table:show-details="true"/>
                <table:data-pilot-member table:name="0.000339858" table:display="true" table:show-details="true"/>
                <table:data-pilot-member table:name="0.000340108" table:display="true" table:show-details="true"/>
                <table:data-pilot-member table:name="0.000340253" table:display="true" table:show-details="true"/>
                <table:data-pilot-member table:name="0.000340979" table:display="true" table:show-details="true"/>
                <table:data-pilot-member table:name="0.000342157" table:display="true" table:show-details="true"/>
                <table:data-pilot-member table:name="0.000342407" table:display="true" table:show-details="true"/>
                <table:data-pilot-member table:name="0.000343279" table:display="true" table:show-details="true"/>
                <table:data-pilot-member table:name="0.000344636" table:display="true" table:show-details="true"/>
                <table:data-pilot-member table:name="0.000344758" table:display="true" table:show-details="true"/>
                <table:data-pilot-member table:name="0.000345814" table:display="true" table:show-details="true"/>
                <table:data-pilot-member table:name="0.000346281" table:display="true" table:show-details="true"/>
                <table:data-pilot-member table:name="0.000346412" table:display="true" table:show-details="true"/>
                <table:data-pilot-member table:name="0.00034644" table:display="true" table:show-details="true"/>
                <table:data-pilot-member table:name="0.000346592" table:display="true" table:show-details="true"/>
                <table:data-pilot-member table:name="0.000349066" table:display="true" table:show-details="true"/>
                <table:data-pilot-member table:name="0.000350691" table:display="true" table:show-details="true"/>
                <table:data-pilot-member table:name="0.000352972" table:display="true" table:show-details="true"/>
                <table:data-pilot-member table:name="0.000353395" table:display="true" table:show-details="true"/>
                <table:data-pilot-member table:name="0.000356171" table:display="true" table:show-details="true"/>
                <table:data-pilot-member table:name="0.00035714" table:display="true" table:show-details="true"/>
                <table:data-pilot-member table:name="0.000359233" table:display="true" table:show-details="true"/>
                <table:data-pilot-member table:name="0.000359555" table:display="true" table:show-details="true"/>
                <table:data-pilot-member table:name="0.000359738" table:display="true" table:show-details="true"/>
                <table:data-pilot-member table:name="0.000359836" table:display="true" table:show-details="true"/>
                <table:data-pilot-member table:name="0.00036012" table:display="true" table:show-details="true"/>
                <table:data-pilot-member table:name="0.000360136" table:display="true" table:show-details="true"/>
                <table:data-pilot-member table:name="0.000360307" table:display="true" table:show-details="true"/>
                <table:data-pilot-member table:name="0.000361239" table:display="true" table:show-details="true"/>
                <table:data-pilot-member table:name="0.000362091" table:display="true" table:show-details="true"/>
                <table:data-pilot-member table:name="0.000362692" table:display="true" table:show-details="true"/>
                <table:data-pilot-member table:name="0.000363143" table:display="true" table:show-details="true"/>
                <table:data-pilot-member table:name="0.000364796" table:display="true" table:show-details="true"/>
                <table:data-pilot-member table:name="0.00036637" table:display="true" table:show-details="true"/>
                <table:data-pilot-member table:name="0.000366579" table:display="true" table:show-details="true"/>
                <table:data-pilot-member table:name="0.000366929" table:display="true" table:show-details="true"/>
                <table:data-pilot-member table:name="0.00036742" table:display="true" table:show-details="true"/>
                <table:data-pilot-member table:name="0.000367469" table:display="true" table:show-details="true"/>
                <table:data-pilot-member table:name="0.000367482" table:display="true" table:show-details="true"/>
                <table:data-pilot-member table:name="0.000368142" table:display="true" table:show-details="true"/>
                <table:data-pilot-member table:name="0.000368231" table:display="true" table:show-details="true"/>
                <table:data-pilot-member table:name="0.000368252" table:display="true" table:show-details="true"/>
                <table:data-pilot-member table:name="0.000368343" table:display="true" table:show-details="true"/>
                <table:data-pilot-member table:name="0.000368684" table:display="true" table:show-details="true"/>
                <table:data-pilot-member table:name="0.000369777" table:display="true" table:show-details="true"/>
                <table:data-pilot-member table:name="0.000370495" table:display="true" table:show-details="true"/>
                <table:data-pilot-member table:name="0.000370757" table:display="true" table:show-details="true"/>
                <table:data-pilot-member table:name="0.000371076" table:display="true" table:show-details="true"/>
                <table:data-pilot-member table:name="0.000371129" table:display="true" table:show-details="true"/>
                <table:data-pilot-member table:name="0.000371818" table:display="true" table:show-details="true"/>
                <table:data-pilot-member table:name="0.000375348" table:display="true" table:show-details="true"/>
                <table:data-pilot-member table:name="0.000376085" table:display="true" table:show-details="true"/>
                <table:data-pilot-member table:name="0.000377318" table:display="true" table:show-details="true"/>
                <table:data-pilot-member table:name="0.00037732" table:display="true" table:show-details="true"/>
                <table:data-pilot-member table:name="0.00037784" table:display="true" table:show-details="true"/>
                <table:data-pilot-member table:name="0.000377892" table:display="true" table:show-details="true"/>
                <table:data-pilot-member table:name="0.00037827" table:display="true" table:show-details="true"/>
                <table:data-pilot-member table:name="0.000379855" table:display="true" table:show-details="true"/>
                <table:data-pilot-member table:name="0.000380475" table:display="true" table:show-details="true"/>
                <table:data-pilot-member table:name="0.000382188" table:display="true" table:show-details="true"/>
                <table:data-pilot-member table:name="0.000382909" table:display="true" table:show-details="true"/>
                <table:data-pilot-member table:name="0.000382949" table:display="true" table:show-details="true"/>
                <table:data-pilot-member table:name="0.000385393" table:display="true" table:show-details="true"/>
                <table:data-pilot-member table:name="0.000385585" table:display="true" table:show-details="true"/>
                <table:data-pilot-member table:name="0.000385986" table:display="true" table:show-details="true"/>
                <table:data-pilot-member table:name="0.00038774" table:display="true" table:show-details="true"/>
                <table:data-pilot-member table:name="0.000387992" table:display="true" table:show-details="true"/>
                <table:data-pilot-member table:name="0.000388352" table:display="true" table:show-details="true"/>
                <table:data-pilot-member table:name="0.000391335" table:display="true" table:show-details="true"/>
                <table:data-pilot-member table:name="0.000395773" table:display="true" table:show-details="true"/>
                <table:data-pilot-member table:name="0.000400285" table:display="true" table:show-details="true"/>
                <table:data-pilot-member table:name="0.00040279" table:display="true" table:show-details="true"/>
                <table:data-pilot-member table:name="0.00040462" table:display="true" table:show-details="true"/>
                <table:data-pilot-member table:name="0.000406011" table:display="true" table:show-details="true"/>
                <table:data-pilot-member table:name="0.000407157" table:display="true" table:show-details="true"/>
                <table:data-pilot-member table:name="0.000412534" table:display="true" table:show-details="true"/>
                <table:data-pilot-member table:name="0.000416223" table:display="true" table:show-details="true"/>
                <table:data-pilot-member table:name="0.000417695" table:display="true" table:show-details="true"/>
                <table:data-pilot-member table:name="0.000418896" table:display="true" table:show-details="true"/>
                <table:data-pilot-member table:name="0.00042023" table:display="true" table:show-details="true"/>
                <table:data-pilot-member table:name="0.000420379" table:display="true" table:show-details="true"/>
                <table:data-pilot-member table:name="0.000421323" table:display="true" table:show-details="true"/>
                <table:data-pilot-member table:name="0.000423437" table:display="true" table:show-details="true"/>
                <table:data-pilot-member table:name="0.000459365" table:display="true" table:show-details="true"/>
                <table:data-pilot-member table:name="0.001161841" table:display="true" table:show-details="true"/>
                <table:data-pilot-member table:name="0.00118876" table:display="true" table:show-details="true"/>
                <table:data-pilot-member table:name="0.001219538" table:display="true" table:show-details="true"/>
                <table:data-pilot-member table:name="0.001285427" table:display="true" table:show-details="true"/>
                <table:data-pilot-member table:name="0.00131656" table:display="true" table:show-details="true"/>
                <table:data-pilot-member table:name="0.001317923" table:display="true" table:show-details="true"/>
                <table:data-pilot-member table:name="0.001330907" table:display="true" table:show-details="true"/>
                <table:data-pilot-member table:name="0.001373037" table:display="true" table:show-details="true"/>
                <table:data-pilot-member table:name="0.001430985" table:display="true" table:show-details="true"/>
                <table:data-pilot-member table:name="0.023744689" table:display="true" table:show-details="true"/>
                <table:data-pilot-member table:name="0.031977734" table:display="true" table:show-details="true"/>
                <table:data-pilot-member table:name="1.682721492" table:display="true" table:show-details="true"/>
                <table:data-pilot-member table:name="1.709218615" table:display="true" table:show-details="true"/>
                <table:data-pilot-member table:name="1.710766415" table:display="true" table:show-details="true"/>
                <table:data-pilot-member table:name="1.763032651" table:display="true" table:show-details="true"/>
                <table:data-pilot-member table:name="1.778789647" table:display="true" table:show-details="true"/>
                <table:data-pilot-member table:name="1.78448584" table:display="true" table:show-details="true"/>
                <table:data-pilot-member table:name="1.794158672" table:display="true" table:show-details="true"/>
                <table:data-pilot-member table:name="1.804798388" table:display="true" table:show-details="true"/>
                <table:data-pilot-member table:name="1.81675712" table:display="true" table:show-details="true"/>
                <table:data-pilot-member table:name="1.818724371" table:display="true" table:show-details="true"/>
                <table:data-pilot-member table:name="1.849669707" table:display="true" table:show-details="true"/>
                <table:data-pilot-member table:name="1.871743968" table:display="true" table:show-details="true"/>
                <table:data-pilot-member table:name="1.884477885" table:display="true" table:show-details="true"/>
                <table:data-pilot-member table:name="1.886288035" table:display="true" table:show-details="true"/>
                <table:data-pilot-member table:name="1.895062239" table:display="true" table:show-details="true"/>
                <table:data-pilot-member table:name="1.901793934" table:display="true" table:show-details="true"/>
                <table:data-pilot-member table:name="1.907501892" table:display="true" table:show-details="true"/>
                <table:data-pilot-member table:name="1.923934176" table:display="true" table:show-details="true"/>
                <table:data-pilot-member table:name="1.945734057" table:display="true" table:show-details="true"/>
                <table:data-pilot-member table:name="1.951132328" table:display="true" table:show-details="true"/>
                <table:data-pilot-member table:name="1.98610168" table:display="true" table:show-details="true"/>
                <table:data-pilot-member table:name="1.987991378" table:display="true" table:show-details="true"/>
                <table:data-pilot-member table:name="1.991366131" table:display="true" table:show-details="true"/>
                <table:data-pilot-member table:name="2.009280198" table:display="true" table:show-details="true"/>
                <table:data-pilot-member table:name="2.030924248" table:display="true" table:show-details="true"/>
                <table:data-pilot-member table:name="2.038852269" table:display="true" table:show-details="true"/>
                <table:data-pilot-member table:name="2.03938595" table:display="true" table:show-details="true"/>
                <table:data-pilot-member table:name="2.045408903" table:display="true" table:show-details="true"/>
                <table:data-pilot-member table:name="2.05113905" table:display="true" table:show-details="true"/>
                <table:data-pilot-member table:name="2.056849266" table:display="true" table:show-details="true"/>
                <table:data-pilot-member table:name="2.064446133" table:display="true" table:show-details="true"/>
                <table:data-pilot-member table:name="2.065159095" table:display="true" table:show-details="true"/>
                <table:data-pilot-member table:name="2.0739194" table:display="true" table:show-details="true"/>
                <table:data-pilot-member table:name="2.090237691" table:display="true" table:show-details="true"/>
                <table:data-pilot-member table:name="2.091876258" table:display="true" table:show-details="true"/>
                <table:data-pilot-member table:name="2.092624198" table:display="true" table:show-details="true"/>
                <table:data-pilot-member table:name="2.096715324" table:display="true" table:show-details="true"/>
                <table:data-pilot-member table:name="2.098738937" table:display="true" table:show-details="true"/>
                <table:data-pilot-member table:name="2.099876047" table:display="true" table:show-details="true"/>
                <table:data-pilot-member table:name="2.112132538" table:display="true" table:show-details="true"/>
                <table:data-pilot-member table:name="2.120964444" table:display="true" table:show-details="true"/>
                <table:data-pilot-member table:name="2.125734998" table:display="true" table:show-details="true"/>
                <table:data-pilot-member table:name="2.146815203" table:display="true" table:show-details="true"/>
                <table:data-pilot-member table:name="2.15476879" table:display="true" table:show-details="true"/>
                <table:data-pilot-member table:name="2.157605791" table:display="true" table:show-details="true"/>
                <table:data-pilot-member table:name="2.157722863" table:display="true" table:show-details="true"/>
                <table:data-pilot-member table:name="2.161434831" table:display="true" table:show-details="true"/>
                <table:data-pilot-member table:name="2.169773065" table:display="true" table:show-details="true"/>
                <table:data-pilot-member table:name="2.170443911" table:display="true" table:show-details="true"/>
                <table:data-pilot-member table:name="2.182815023" table:display="true" table:show-details="true"/>
                <table:data-pilot-member table:name="2.183777268" table:display="true" table:show-details="true"/>
                <table:data-pilot-member table:name="2.188111027" table:display="true" table:show-details="true"/>
                <table:data-pilot-member table:name="2.194038217" table:display="true" table:show-details="true"/>
                <table:data-pilot-member table:name="2.197807298" table:display="true" table:show-details="true"/>
                <table:data-pilot-member table:name="2.199869329" table:display="true" table:show-details="true"/>
                <table:data-pilot-member table:name="2.202323851" table:display="true" table:show-details="true"/>
                <table:data-pilot-member table:name="2.203196166" table:display="true" table:show-details="true"/>
                <table:data-pilot-member table:name="2.228701281" table:display="true" table:show-details="true"/>
                <table:data-pilot-member table:name="2.230502521" table:display="true" table:show-details="true"/>
                <table:data-pilot-member table:name="2.252991674" table:display="true" table:show-details="true"/>
                <table:data-pilot-member table:name="2.260763914" table:display="true" table:show-details="true"/>
                <table:data-pilot-member table:name="2.270616468" table:display="true" table:show-details="true"/>
                <table:data-pilot-member table:name="2.275232548" table:display="true" table:show-details="true"/>
                <table:data-pilot-member table:name="2.277696708" table:display="true" table:show-details="true"/>
                <table:data-pilot-member table:name="2.290475905" table:display="true" table:show-details="true"/>
                <table:data-pilot-member table:name="2.293279378" table:display="true" table:show-details="true"/>
                <table:data-pilot-member table:name="2.305747476" table:display="true" table:show-details="true"/>
                <table:data-pilot-member table:name="2.30827336" table:display="true" table:show-details="true"/>
                <table:data-pilot-member table:name="2.313893937" table:display="true" table:show-details="true"/>
                <table:data-pilot-member table:name="2.316503866" table:display="true" table:show-details="true"/>
                <table:data-pilot-member table:name="2.316608303" table:display="true" table:show-details="true"/>
                <table:data-pilot-member table:name="2.319636507" table:display="true" table:show-details="true"/>
                <table:data-pilot-member table:name="2.34106467" table:display="true" table:show-details="true"/>
                <table:data-pilot-member table:name="2.355854184" table:display="true" table:show-details="true"/>
                <table:data-pilot-member table:name="2.367562287" table:display="true" table:show-details="true"/>
                <table:data-pilot-member table:name="2.36790477" table:display="true" table:show-details="true"/>
                <table:data-pilot-member table:name="2.373914415" table:display="true" table:show-details="true"/>
                <table:data-pilot-member table:name="2.381245012" table:display="true" table:show-details="true"/>
                <table:data-pilot-member table:name="2.385868767" table:display="true" table:show-details="true"/>
                <table:data-pilot-member table:name="2.389478973" table:display="true" table:show-details="true"/>
                <table:data-pilot-member table:name="2.391769626" table:display="true" table:show-details="true"/>
                <table:data-pilot-member table:name="2.391972865" table:display="true" table:show-details="true"/>
                <table:data-pilot-member table:name="2.395205713" table:display="true" table:show-details="true"/>
                <table:data-pilot-member table:name="2.397841367" table:display="true" table:show-details="true"/>
                <table:data-pilot-member table:name="2.416593106" table:display="true" table:show-details="true"/>
                <table:data-pilot-member table:name="2.417792453" table:display="true" table:show-details="true"/>
                <table:data-pilot-member table:name="2.428852564" table:display="true" table:show-details="true"/>
                <table:data-pilot-member table:name="2.438935654" table:display="true" table:show-details="true"/>
                <table:data-pilot-member table:name="2.451655895" table:display="true" table:show-details="true"/>
                <table:data-pilot-member table:name="2.467595452" table:display="true" table:show-details="true"/>
                <table:data-pilot-member table:name="2.468441484" table:display="true" table:show-details="true"/>
                <table:data-pilot-member table:name="2.471899781" table:display="true" table:show-details="true"/>
                <table:data-pilot-member table:name="2.483315036" table:display="true" table:show-details="true"/>
                <table:data-pilot-member table:name="2.49153532" table:display="true" table:show-details="true"/>
                <table:data-pilot-member table:name="2.495571052" table:display="true" table:show-details="true"/>
                <table:data-pilot-member table:name="2.506257011" table:display="true" table:show-details="true"/>
                <table:data-pilot-member table:name="2.513925123" table:display="true" table:show-details="true"/>
                <table:data-pilot-member table:name="2.516909367" table:display="true" table:show-details="true"/>
                <table:data-pilot-member table:name="2.560377062" table:display="true" table:show-details="true"/>
                <table:data-pilot-member table:name="2.564048228" table:display="true" table:show-details="true"/>
                <table:data-pilot-member table:name="2.566702686" table:display="true" table:show-details="true"/>
                <table:data-pilot-member table:name="2.578789329" table:display="true" table:show-details="true"/>
                <table:data-pilot-member table:name="2.59394249" table:display="true" table:show-details="true"/>
                <table:data-pilot-member table:name="2.608200864" table:display="true" table:show-details="true"/>
                <table:data-pilot-member table:name="2.626616781" table:display="true" table:show-details="true"/>
                <table:data-pilot-member table:name="2.657764198" table:display="true" table:show-details="true"/>
                <table:data-pilot-member table:name="2.662455759" table:display="true" table:show-details="true"/>
                <table:data-pilot-member table:name="2.672939533" table:display="true" table:show-details="true"/>
                <table:data-pilot-member table:name="2.675155036" table:display="true" table:show-details="true"/>
                <table:data-pilot-member table:name="2.68539698" table:display="true" table:show-details="true"/>
                <table:data-pilot-member table:name="2.68861876" table:display="true" table:show-details="true"/>
                <table:data-pilot-member table:name="2.698825468" table:display="true" table:show-details="true"/>
                <table:data-pilot-member table:name="2.706409861" table:display="true" table:show-details="true"/>
                <table:data-pilot-member table:name="2.724841427" table:display="true" table:show-details="true"/>
                <table:data-pilot-member table:name="2.733063831" table:display="true" table:show-details="true"/>
                <table:data-pilot-member table:name="2.750328889" table:display="true" table:show-details="true"/>
                <table:data-pilot-member table:name="2.79110871" table:display="true" table:show-details="true"/>
                <table:data-pilot-member table:name="2.796849244" table:display="true" table:show-details="true"/>
                <table:data-pilot-member table:name="2.798543447" table:display="true" table:show-details="true"/>
                <table:data-pilot-member table:name="2.873603537" table:display="true" table:show-details="true"/>
                <table:data-pilot-member table:name="2.891483172" table:display="true" table:show-details="true"/>
                <table:data-pilot-member table:name="2.893049169" table:display="true" table:show-details="true"/>
                <table:data-pilot-member table:name="2.930810359" table:display="true" table:show-details="true"/>
                <table:data-pilot-member table:name="2.948148981" table:display="true" table:show-details="true"/>
                <table:data-pilot-member table:name="2.953371337" table:display="true" table:show-details="true"/>
                <table:data-pilot-member table:name="2.987987011" table:display="true" table:show-details="true"/>
                <table:data-pilot-member table:name="3.031985147" table:display="true" table:show-details="true"/>
                <table:data-pilot-member table:name="3.0902210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sum">
            <table:data-pilot-level table:show-empty="false" calcext:repeat-item-labels="false">
              <table:data-pilot-members>
                <table:data-pilot-member table:name="0.000150373" table:display="true" table:show-details="true"/>
                <table:data-pilot-member table:name="0.000151605" table:display="true" table:show-details="true"/>
                <table:data-pilot-member table:name="0.000151815" table:display="true" table:show-details="true"/>
                <table:data-pilot-member table:name="0.000155743" table:display="true" table:show-details="true"/>
                <table:data-pilot-member table:name="0.000159239" table:display="true" table:show-details="true"/>
                <table:data-pilot-member table:name="0.000161473" table:display="true" table:show-details="true"/>
                <table:data-pilot-member table:name="0.000162305" table:display="true" table:show-details="true"/>
                <table:data-pilot-member table:name="0.000169508" table:display="true" table:show-details="true"/>
                <table:data-pilot-member table:name="0.00017054" table:display="true" table:show-details="true"/>
                <table:data-pilot-member table:name="0.000171822" table:display="true" table:show-details="true"/>
                <table:data-pilot-member table:name="0.000172563" table:display="true" table:show-details="true"/>
                <table:data-pilot-member table:name="0.000172624" table:display="true" table:show-details="true"/>
                <table:data-pilot-member table:name="0.000174458" table:display="true" table:show-details="true"/>
                <table:data-pilot-member table:name="0.000174649" table:display="true" table:show-details="true"/>
                <table:data-pilot-member table:name="0.00017582" table:display="true" table:show-details="true"/>
                <table:data-pilot-member table:name="0.000176652" table:display="true" table:show-details="true"/>
                <table:data-pilot-member table:name="0.000177513" table:display="true" table:show-details="true"/>
                <table:data-pilot-member table:name="0.000177864" table:display="true" table:show-details="true"/>
                <table:data-pilot-member table:name="0.000178375" table:display="true" table:show-details="true"/>
                <table:data-pilot-member table:name="0.000179477" table:display="true" table:show-details="true"/>
                <table:data-pilot-member table:name="0.000179647" table:display="true" table:show-details="true"/>
                <table:data-pilot-member table:name="0.000180721" table:display="true" table:show-details="true"/>
                <table:data-pilot-member table:name="0.000181341" table:display="true" table:show-details="true"/>
                <table:data-pilot-member table:name="0.000183635" table:display="true" table:show-details="true"/>
                <table:data-pilot-member table:name="0.000184315" table:display="true" table:show-details="true"/>
                <table:data-pilot-member table:name="0.000184617" table:display="true" table:show-details="true"/>
                <table:data-pilot-member table:name="0.000184767" table:display="true" table:show-details="true"/>
                <table:data-pilot-member table:name="0.000187232" table:display="true" table:show-details="true"/>
                <table:data-pilot-member table:name="0.000187322" table:display="true" table:show-details="true"/>
                <table:data-pilot-member table:name="0.000187922" table:display="true" table:show-details="true"/>
                <table:data-pilot-member table:name="0.000188754" table:display="true" table:show-details="true"/>
                <table:data-pilot-member table:name="0.000189385" table:display="true" table:show-details="true"/>
                <table:data-pilot-member table:name="0.000189606" table:display="true" table:show-details="true"/>
                <table:data-pilot-member table:name="0.000190046" table:display="true" table:show-details="true"/>
                <table:data-pilot-member table:name="0.000190989" table:display="true" table:show-details="true"/>
                <table:data-pilot-member table:name="0.00019136" table:display="true" table:show-details="true"/>
                <table:data-pilot-member table:name="0.000192691" table:display="true" table:show-details="true"/>
                <table:data-pilot-member table:name="0.000193793" table:display="true" table:show-details="true"/>
                <table:data-pilot-member table:name="0.000193974" table:display="true" table:show-details="true"/>
                <table:data-pilot-member table:name="0.000194284" table:display="true" table:show-details="true"/>
                <table:data-pilot-member table:name="0.000194847" table:display="true" table:show-details="true"/>
                <table:data-pilot-member table:name="0.000195286" table:display="true" table:show-details="true"/>
                <table:data-pilot-member table:name="0.000195688" table:display="true" table:show-details="true"/>
                <table:data-pilot-member table:name="0.000198714" table:display="true" table:show-details="true"/>
                <table:data-pilot-member table:name="0.000200266" table:display="true" table:show-details="true"/>
                <table:data-pilot-member table:name="0.000200316" table:display="true" table:show-details="true"/>
                <table:data-pilot-member table:name="0.000201759" table:display="true" table:show-details="true"/>
                <table:data-pilot-member table:name="0.000204243" table:display="true" table:show-details="true"/>
                <table:data-pilot-member table:name="0.00020802" table:display="true" table:show-details="true"/>
                <table:data-pilot-member table:name="0.000216166" table:display="true" table:show-details="true"/>
                <table:data-pilot-member table:name="0.000216818" table:display="true" table:show-details="true"/>
                <table:data-pilot-member table:name="0.00021878" table:display="true" table:show-details="true"/>
                <table:data-pilot-member table:name="0.00021895" table:display="true" table:show-details="true"/>
                <table:data-pilot-member table:name="0.000219031" table:display="true" table:show-details="true"/>
                <table:data-pilot-member table:name="0.000220835" table:display="true" table:show-details="true"/>
                <table:data-pilot-member table:name="0.000222088" table:display="true" table:show-details="true"/>
                <table:data-pilot-member table:name="0.000223309" table:display="true" table:show-details="true"/>
                <table:data-pilot-member table:name="0.000225995" table:display="true" table:show-details="true"/>
                <table:data-pilot-member table:name="0.000226136" table:display="true" table:show-details="true"/>
                <table:data-pilot-member table:name="0.000231225" table:display="true" table:show-details="true"/>
                <table:data-pilot-member table:name="0.000233138" table:display="true" table:show-details="true"/>
                <table:data-pilot-member table:name="0.00023387" table:display="true" table:show-details="true"/>
                <table:data-pilot-member table:name="0.00023461" table:display="true" table:show-details="true"/>
                <table:data-pilot-member table:name="0.000236104" table:display="true" table:show-details="true"/>
                <table:data-pilot-member table:name="0.00023975" table:display="true" table:show-details="true"/>
                <table:data-pilot-member table:name="0.00024489" table:display="true" table:show-details="true"/>
                <table:data-pilot-member table:name="0.000248326" table:display="true" table:show-details="true"/>
                <table:data-pilot-member table:name="0.000249378" table:display="true" table:show-details="true"/>
                <table:data-pilot-member table:name="0.000273455" table:display="true" table:show-details="true"/>
                <table:data-pilot-member table:name="0.000315993" table:display="true" table:show-details="true"/>
                <table:data-pilot-member table:name="0.000335252" table:display="true" table:show-details="true"/>
                <table:data-pilot-member table:name="0.000427803" table:display="true" table:show-details="true"/>
                <table:data-pilot-member table:name="0.000431792" table:display="true" table:show-details="true"/>
                <table:data-pilot-member table:name="0.000462066" table:display="true" table:show-details="true"/>
                <table:data-pilot-member table:name="0.000474319" table:display="true" table:show-details="true"/>
                <table:data-pilot-member table:name="0.000476226" table:display="true" table:show-details="true"/>
                <table:data-pilot-member table:name="0.000507984" table:display="true" table:show-details="true"/>
                <table:data-pilot-member table:name="0.000511521" table:display="true" table:show-details="true"/>
                <table:data-pilot-member table:name="0.000515859" table:display="true" table:show-details="true"/>
                <table:data-pilot-member table:name="0.000517413" table:display="true" table:show-details="true"/>
                <table:data-pilot-member table:name="0.000531289" table:display="true" table:show-details="true"/>
                <table:data-pilot-member table:name="0.000533834" table:display="true" table:show-details="true"/>
                <table:data-pilot-member table:name="0.000536679" table:display="true" table:show-details="true"/>
                <table:data-pilot-member table:name="0.000575572" table:display="true" table:show-details="true"/>
                <table:data-pilot-member table:name="0.000625175" table:display="true" table:show-details="true"/>
                <table:data-pilot-member table:name="0.000629531" table:display="true" table:show-details="true"/>
                <table:data-pilot-member table:name="0.000723593" table:display="true" table:show-details="true"/>
                <table:data-pilot-member table:name="0.000746089" table:display="true" table:show-details="true"/>
                <table:data-pilot-member table:name="0.000769231" table:display="true" table:show-details="true"/>
                <table:data-pilot-member table:name="0.000769261" table:display="true" table:show-details="true"/>
                <table:data-pilot-member table:name="0.000808675" table:display="true" table:show-details="true"/>
                <table:data-pilot-member table:name="0.000991015" table:display="true" table:show-details="true"/>
                <table:data-pilot-member table:name="0.000995111" table:display="true" table:show-details="true"/>
                <table:data-pilot-member table:name="0.001150463" table:display="true" table:show-details="true"/>
                <table:data-pilot-member table:name="0.001195965" table:display="true" table:show-details="true"/>
                <table:data-pilot-member table:name="0.001231053" table:display="true" table:show-details="true"/>
                <table:data-pilot-member table:name="0.001301783" table:display="true" table:show-details="true"/>
                <table:data-pilot-member table:name="0.001311935" table:display="true" table:show-details="true"/>
                <table:data-pilot-member table:name="0.001364977" table:display="true" table:show-details="true"/>
                <table:data-pilot-member table:name="0.001374408" table:display="true" table:show-details="true"/>
                <table:data-pilot-member table:name="0.001394426" table:display="true" table:show-details="true"/>
                <table:data-pilot-member table:name="0.001408131" table:display="true" table:show-details="true"/>
                <table:data-pilot-member table:name="0.001467071" table:display="true" table:show-details="true"/>
                <table:data-pilot-member table:name="0.001607276" table:display="true" table:show-details="true"/>
                <table:data-pilot-member table:name="0.001670132" table:display="true" table:show-details="true"/>
                <table:data-pilot-member table:name="0.00167383" table:display="true" table:show-details="true"/>
                <table:data-pilot-member table:name="0.001681814" table:display="true" table:show-details="true"/>
                <table:data-pilot-member table:name="0.001726996" table:display="true" table:show-details="true"/>
                <table:data-pilot-member table:name="0.001772858" table:display="true" table:show-details="true"/>
                <table:data-pilot-member table:name="0.001777694" table:display="true" table:show-details="true"/>
                <table:data-pilot-member table:name="0.001782241" table:display="true" table:show-details="true"/>
                <table:data-pilot-member table:name="0.001815305" table:display="true" table:show-details="true"/>
                <table:data-pilot-member table:name="0.001820905" table:display="true" table:show-details="true"/>
                <table:data-pilot-member table:name="0.001903731" table:display="true" table:show-details="true"/>
                <table:data-pilot-member table:name="0.001904793" table:display="true" table:show-details="true"/>
                <table:data-pilot-member table:name="0.001916723" table:display="true" table:show-details="true"/>
                <table:data-pilot-member table:name="0.001918139" table:display="true" table:show-details="true"/>
                <table:data-pilot-member table:name="0.001921552" table:display="true" table:show-details="true"/>
                <table:data-pilot-member table:name="0.001925086" table:display="true" table:show-details="true"/>
                <table:data-pilot-member table:name="0.001926728" table:display="true" table:show-details="true"/>
                <table:data-pilot-member table:name="0.001954416" table:display="true" table:show-details="true"/>
                <table:data-pilot-member table:name="0.002033307" table:display="true" table:show-details="true"/>
                <table:data-pilot-member table:name="0.002062701" table:display="true" table:show-details="true"/>
                <table:data-pilot-member table:name="0.002080704" table:display="true" table:show-details="true"/>
                <table:data-pilot-member table:name="0.002084853" table:display="true" table:show-details="true"/>
                <table:data-pilot-member table:name="0.002150905" table:display="true" table:show-details="true"/>
                <table:data-pilot-member table:name="0.002162887" table:display="true" table:show-details="true"/>
                <table:data-pilot-member table:name="0.002252799" table:display="true" table:show-details="true"/>
                <table:data-pilot-member table:name="0.002297323" table:display="true" table:show-details="true"/>
                <table:data-pilot-member table:name="0.00239499" table:display="true" table:show-details="true"/>
                <table:data-pilot-member table:name="0.002398043" table:display="true" table:show-details="true"/>
                <table:data-pilot-member table:name="0.002470803" table:display="true" table:show-details="true"/>
                <table:data-pilot-member table:name="0.00267623" table:display="true" table:show-details="true"/>
                <table:data-pilot-member table:name="0.002767371" table:display="true" table:show-details="true"/>
                <table:data-pilot-member table:name="0.002780927" table:display="true" table:show-details="true"/>
                <table:data-pilot-member table:name="0.002849308" table:display="true" table:show-details="true"/>
                <table:data-pilot-member table:name="0.002852759" table:display="true" table:show-details="true"/>
                <table:data-pilot-member table:name="0.0028707" table:display="true" table:show-details="true"/>
                <table:data-pilot-member table:name="0.002871711" table:display="true" table:show-details="true"/>
                <table:data-pilot-member table:name="0.002886552" table:display="true" table:show-details="true"/>
                <table:data-pilot-member table:name="0.00293446" table:display="true" table:show-details="true"/>
                <table:data-pilot-member table:name="0.002939254" table:display="true" table:show-details="true"/>
                <table:data-pilot-member table:name="0.00296769" table:display="true" table:show-details="true"/>
                <table:data-pilot-member table:name="0.002974788" table:display="true" table:show-details="true"/>
                <table:data-pilot-member table:name="0.003021316" table:display="true" table:show-details="true"/>
                <table:data-pilot-member table:name="0.00307305" table:display="true" table:show-details="true"/>
                <table:data-pilot-member table:name="0.003129508" table:display="true" table:show-details="true"/>
                <table:data-pilot-member table:name="0.003155098" table:display="true" table:show-details="true"/>
                <table:data-pilot-member table:name="0.003173342" table:display="true" table:show-details="true"/>
                <table:data-pilot-member table:name="0.003189795" table:display="true" table:show-details="true"/>
                <table:data-pilot-member table:name="0.003268657" table:display="true" table:show-details="true"/>
                <table:data-pilot-member table:name="0.003298807" table:display="true" table:show-details="true"/>
                <table:data-pilot-member table:name="0.003311705" table:display="true" table:show-details="true"/>
                <table:data-pilot-member table:name="0.003358825" table:display="true" table:show-details="true"/>
                <table:data-pilot-member table:name="0.003364944" table:display="true" table:show-details="true"/>
                <table:data-pilot-member table:name="0.003378432" table:display="true" table:show-details="true"/>
                <table:data-pilot-member table:name="0.003380705" table:display="true" table:show-details="true"/>
                <table:data-pilot-member table:name="0.003381987" table:display="true" table:show-details="true"/>
                <table:data-pilot-member table:name="0.003394089" table:display="true" table:show-details="true"/>
                <table:data-pilot-member table:name="0.00349683" table:display="true" table:show-details="true"/>
                <table:data-pilot-member table:name="0.003561854" table:display="true" table:show-details="true"/>
                <table:data-pilot-member table:name="0.003635757" table:display="true" table:show-details="true"/>
                <table:data-pilot-member table:name="0.003839529" table:display="true" table:show-details="true"/>
                <table:data-pilot-member table:name="0.003892362" table:display="true" table:show-details="true"/>
                <table:data-pilot-member table:name="0.00390856" table:display="true" table:show-details="true"/>
                <table:data-pilot-member table:name="0.00401269" table:display="true" table:show-details="true"/>
                <table:data-pilot-member table:name="0.004287137" table:display="true" table:show-details="true"/>
                <table:data-pilot-member table:name="0.004349239" table:display="true" table:show-details="true"/>
                <table:data-pilot-member table:name="0.004422722" table:display="true" table:show-details="true"/>
                <table:data-pilot-member table:name="0.004613311" table:display="true" table:show-details="true"/>
                <table:data-pilot-member table:name="0.00464574" table:display="true" table:show-details="true"/>
                <table:data-pilot-member table:name="0.004657364" table:display="true" table:show-details="true"/>
                <table:data-pilot-member table:name="0.004815525" table:display="true" table:show-details="true"/>
                <table:data-pilot-member table:name="0.00496653" table:display="true" table:show-details="true"/>
                <table:data-pilot-member table:name="0.005230717" table:display="true" table:show-details="true"/>
                <table:data-pilot-member table:name="0.005281116" table:display="true" table:show-details="true"/>
                <table:data-pilot-member table:name="0.005580502" table:display="true" table:show-details="true"/>
                <table:data-pilot-member table:name="0.005630164" table:display="true" table:show-details="true"/>
                <table:data-pilot-member table:name="0.005643109" table:display="true" table:show-details="true"/>
                <table:data-pilot-member table:name="0.005644234" table:display="true" table:show-details="true"/>
                <table:data-pilot-member table:name="0.005654233" table:display="true" table:show-details="true"/>
                <table:data-pilot-member table:name="0.005676956" table:display="true" table:show-details="true"/>
                <table:data-pilot-member table:name="0.005752231" table:display="true" table:show-details="true"/>
                <table:data-pilot-member table:name="0.005855588" table:display="true" table:show-details="true"/>
                <table:data-pilot-member table:name="0.005862476" table:display="true" table:show-details="true"/>
                <table:data-pilot-member table:name="0.005963683" table:display="true" table:show-details="true"/>
                <table:data-pilot-member table:name="0.005967816" table:display="true" table:show-details="true"/>
                <table:data-pilot-member table:name="0.005981946" table:display="true" table:show-details="true"/>
                <table:data-pilot-member table:name="0.006011825" table:display="true" table:show-details="true"/>
                <table:data-pilot-member table:name="0.006045812" table:display="true" table:show-details="true"/>
                <table:data-pilot-member table:name="0.006074262" table:display="true" table:show-details="true"/>
                <table:data-pilot-member table:name="0.006330095" table:display="true" table:show-details="true"/>
                <table:data-pilot-member table:name="0.006382828" table:display="true" table:show-details="true"/>
                <table:data-pilot-member table:name="0.006387789" table:display="true" table:show-details="true"/>
                <table:data-pilot-member table:name="0.00644066" table:display="true" table:show-details="true"/>
                <table:data-pilot-member table:name="0.006474543" table:display="true" table:show-details="true"/>
                <table:data-pilot-member table:name="0.006512262" table:display="true" table:show-details="true"/>
                <table:data-pilot-member table:name="0.00669879" table:display="true" table:show-details="true"/>
                <table:data-pilot-member table:name="0.006699814" table:display="true" table:show-details="true"/>
                <table:data-pilot-member table:name="0.006780467" table:display="true" table:show-details="true"/>
                <table:data-pilot-member table:name="0.006794621" table:display="true" table:show-details="true"/>
                <table:data-pilot-member table:name="0.006961178" table:display="true" table:show-details="true"/>
                <table:data-pilot-member table:name="0.007009015" table:display="true" table:show-details="true"/>
                <table:data-pilot-member table:name="0.007102549" table:display="true" table:show-details="true"/>
                <table:data-pilot-member table:name="0.007162846" table:display="true" table:show-details="true"/>
                <table:data-pilot-member table:name="0.008078996" table:display="true" table:show-details="true"/>
                <table:data-pilot-member table:name="0.0082375" table:display="true" table:show-details="true"/>
                <table:data-pilot-member table:name="0.008404223" table:display="true" table:show-details="true"/>
                <table:data-pilot-member table:name="0.008603703" table:display="true" table:show-details="true"/>
                <table:data-pilot-member table:name="0.009480316" table:display="true" table:show-details="true"/>
                <table:data-pilot-member table:name="0.00969563" table:display="true" table:show-details="true"/>
                <table:data-pilot-member table:name="0.014292357" table:display="true" table:show-details="true"/>
                <table:data-pilot-member table:name="0.022430109" table:display="true" table:show-details="true"/>
                <table:data-pilot-member table:name="0.023088066" table:display="true" table:show-details="true"/>
                <table:data-pilot-member table:name="0.023638154" table:display="true" table:show-details="true"/>
                <table:data-pilot-member table:name="0.03787488" table:display="true" table:show-details="true"/>
                <table:data-pilot-member table:name="0.044343793" table:display="true" table:show-details="true"/>
                <table:data-pilot-member table:name="0.066184273" table:display="true" table:show-details="true"/>
                <table:data-pilot-member table:name="0.079811315" table:display="true" table:show-details="true"/>
                <table:data-pilot-member table:name="0.081976949" table:display="true" table:show-details="true"/>
                <table:data-pilot-member table:name="0.08249601" table:display="true" table:show-details="true"/>
                <table:data-pilot-member table:name="0.097951303" table:display="true" table:show-details="true"/>
                <table:data-pilot-member table:name="0.104300818" table:display="true" table:show-details="true"/>
                <table:data-pilot-member table:name="0.147409257" table:display="true" table:show-details="true"/>
                <table:data-pilot-member table:name="0.185936964" table:display="true" table:show-details="true"/>
                <table:data-pilot-member table:name="0.19350702" table:display="true" table:show-details="true"/>
                <table:data-pilot-member table:name="0.211252925" table:display="true" table:show-details="true"/>
                <table:data-pilot-member table:name="0.249179772" table:display="true" table:show-details="true"/>
                <table:data-pilot-member table:name="0.254559557" table:display="true" table:show-details="true"/>
                <table:data-pilot-member table:name="0.312165279" table:display="true" table:show-details="true"/>
                <table:data-pilot-member table:name="0.348864608" table:display="true" table:show-details="true"/>
                <table:data-pilot-member table:name="0.415955069" table:display="true" table:show-details="true"/>
                <table:data-pilot-member table:name="0.441670097" table:display="true" table:show-details="true"/>
                <table:data-pilot-member table:name="0.455918782" table:display="true" table:show-details="true"/>
                <table:data-pilot-member table:name="0.483743532" table:display="true" table:show-details="true"/>
                <table:data-pilot-member table:name="0.58504132" table:display="true" table:show-details="true"/>
                <table:data-pilot-member table:name="0.595440686" table:display="true" table:show-details="true"/>
                <table:data-pilot-member table:name="0.636162903" table:display="true" table:show-details="true"/>
                <table:data-pilot-member table:name="0.723260337" table:display="true" table:show-details="true"/>
                <table:data-pilot-member table:name="0.766495864" table:display="true" table:show-details="true"/>
                <table:data-pilot-member table:name="0.946142831" table:display="true" table:show-details="true"/>
                <table:data-pilot-member table:name="1.114011731" table:display="true" table:show-details="true"/>
                <table:data-pilot-member table:name="1.225682464" table:display="true" table:show-details="true"/>
                <table:data-pilot-member table:name="1.281541149" table:display="true" table:show-details="true"/>
                <table:data-pilot-member table:name="1.345430199" table:display="true" table:show-details="true"/>
                <table:data-pilot-member table:name="1.442337538" table:display="true" table:show-details="true"/>
                <table:data-pilot-member table:name="1.472814549" table:display="true" table:show-details="true"/>
                <table:data-pilot-member table:name="1.483714044" table:display="true" table:show-details="true"/>
                <table:data-pilot-member table:name="1.56787708" table:display="true" table:show-details="true"/>
                <table:data-pilot-member table:name="1.645978545" table:display="true" table:show-details="true"/>
                <table:data-pilot-member table:name="1.675978391" table:display="true" table:show-details="true"/>
                <table:data-pilot-member table:name="1.738163699" table:display="true" table:show-details="true"/>
                <table:data-pilot-member table:name="1.781455641" table:display="true" table:show-details="true"/>
                <table:data-pilot-member table:name="1.867203304" table:display="true" table:show-details="true"/>
                <table:data-pilot-member table:name="2.133406668" table:display="true" table:show-details="true"/>
                <table:data-pilot-member table:name="2.2314271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sum">
            <table:data-pilot-level table:show-empty="false" calcext:repeat-item-labels="false">
              <table:data-pilot-members>
                <table:data-pilot-member table:name="0.000333139" table:display="true" table:show-details="true"/>
                <table:data-pilot-member table:name="0.000415492" table:display="true" table:show-details="true"/>
                <table:data-pilot-member table:name="0.000431863" table:display="true" table:show-details="true"/>
                <table:data-pilot-member table:name="0.00045708" table:display="true" table:show-details="true"/>
                <table:data-pilot-member table:name="0.000474754" table:display="true" table:show-details="true"/>
                <table:data-pilot-member table:name="0.000475144" table:display="true" table:show-details="true"/>
                <table:data-pilot-member table:name="0.000483748" table:display="true" table:show-details="true"/>
                <table:data-pilot-member table:name="0.000502026" table:display="true" table:show-details="true"/>
                <table:data-pilot-member table:name="0.000507424" table:display="true" table:show-details="true"/>
                <table:data-pilot-member table:name="0.000508218" table:display="true" table:show-details="true"/>
                <table:data-pilot-member table:name="0.000509878" table:display="true" table:show-details="true"/>
                <table:data-pilot-member table:name="0.000510099" table:display="true" table:show-details="true"/>
                <table:data-pilot-member table:name="0.000517543" table:display="true" table:show-details="true"/>
                <table:data-pilot-member table:name="0.000523832" table:display="true" table:show-details="true"/>
                <table:data-pilot-member table:name="0.000526381" table:display="true" table:show-details="true"/>
                <table:data-pilot-member table:name="0.000527601" table:display="true" table:show-details="true"/>
                <table:data-pilot-member table:name="0.000535238" table:display="true" table:show-details="true"/>
                <table:data-pilot-member table:name="0.000538713" table:display="true" table:show-details="true"/>
                <table:data-pilot-member table:name="0.000545464" table:display="true" table:show-details="true"/>
                <table:data-pilot-member table:name="0.000556604" table:display="true" table:show-details="true"/>
                <table:data-pilot-member table:name="0.000560965" table:display="true" table:show-details="true"/>
                <table:data-pilot-member table:name="0.00057022" table:display="true" table:show-details="true"/>
                <table:data-pilot-member table:name="0.000574086" table:display="true" table:show-details="true"/>
                <table:data-pilot-member table:name="0.000581112" table:display="true" table:show-details="true"/>
                <table:data-pilot-member table:name="0.000587397" table:display="true" table:show-details="true"/>
                <table:data-pilot-member table:name="0.000597365" table:display="true" table:show-details="true"/>
                <table:data-pilot-member table:name="0.000597521" table:display="true" table:show-details="true"/>
                <table:data-pilot-member table:name="0.000598696" table:display="true" table:show-details="true"/>
                <table:data-pilot-member table:name="0.000605356" table:display="true" table:show-details="true"/>
                <table:data-pilot-member table:name="0.00061316" table:display="true" table:show-details="true"/>
                <table:data-pilot-member table:name="0.000613743" table:display="true" table:show-details="true"/>
                <table:data-pilot-member table:name="0.000618102" table:display="true" table:show-details="true"/>
                <table:data-pilot-member table:name="0.000622479" table:display="true" table:show-details="true"/>
                <table:data-pilot-member table:name="0.00062248" table:display="true" table:show-details="true"/>
                <table:data-pilot-member table:name="0.000627929" table:display="true" table:show-details="true"/>
                <table:data-pilot-member table:name="0.000632266" table:display="true" table:show-details="true"/>
                <table:data-pilot-member table:name="0.00063264" table:display="true" table:show-details="true"/>
                <table:data-pilot-member table:name="0.000635797" table:display="true" table:show-details="true"/>
                <table:data-pilot-member table:name="0.000652385" table:display="true" table:show-details="true"/>
                <table:data-pilot-member table:name="0.000652975" table:display="true" table:show-details="true"/>
                <table:data-pilot-member table:name="0.000659078" table:display="true" table:show-details="true"/>
                <table:data-pilot-member table:name="0.000663868" table:display="true" table:show-details="true"/>
                <table:data-pilot-member table:name="0.000665257" table:display="true" table:show-details="true"/>
                <table:data-pilot-member table:name="0.000683282" table:display="true" table:show-details="true"/>
                <table:data-pilot-member table:name="0.000708524" table:display="true" table:show-details="true"/>
                <table:data-pilot-member table:name="0.000724272" table:display="true" table:show-details="true"/>
                <table:data-pilot-member table:name="0.000744317" table:display="true" table:show-details="true"/>
                <table:data-pilot-member table:name="0.00075455" table:display="true" table:show-details="true"/>
                <table:data-pilot-member table:name="0.00077777" table:display="true" table:show-details="true"/>
                <table:data-pilot-member table:name="0.000785509" table:display="true" table:show-details="true"/>
                <table:data-pilot-member table:name="0.000786769" table:display="true" table:show-details="true"/>
                <table:data-pilot-member table:name="0.000821879" table:display="true" table:show-details="true"/>
                <table:data-pilot-member table:name="0.000829103" table:display="true" table:show-details="true"/>
                <table:data-pilot-member table:name="0.000842459" table:display="true" table:show-details="true"/>
                <table:data-pilot-member table:name="0.000849477" table:display="true" table:show-details="true"/>
                <table:data-pilot-member table:name="0.00087859" table:display="true" table:show-details="true"/>
                <table:data-pilot-member table:name="0.000883728" table:display="true" table:show-details="true"/>
                <table:data-pilot-member table:name="0.000919424" table:display="true" table:show-details="true"/>
                <table:data-pilot-member table:name="0.000948196" table:display="true" table:show-details="true"/>
                <table:data-pilot-member table:name="0.000948969" table:display="true" table:show-details="true"/>
                <table:data-pilot-member table:name="0.000959004" table:display="true" table:show-details="true"/>
                <table:data-pilot-member table:name="0.000968157" table:display="true" table:show-details="true"/>
                <table:data-pilot-member table:name="0.000969175" table:display="true" table:show-details="true"/>
                <table:data-pilot-member table:name="0.000980749" table:display="true" table:show-details="true"/>
                <table:data-pilot-member table:name="0.00098842" table:display="true" table:show-details="true"/>
                <table:data-pilot-member table:name="0.00099321" table:display="true" table:show-details="true"/>
                <table:data-pilot-member table:name="0.001008673" table:display="true" table:show-details="true"/>
                <table:data-pilot-member table:name="0.00103468" table:display="true" table:show-details="true"/>
                <table:data-pilot-member table:name="0.001036685" table:display="true" table:show-details="true"/>
                <table:data-pilot-member table:name="0.001067002" table:display="true" table:show-details="true"/>
                <table:data-pilot-member table:name="0.001067133" table:display="true" table:show-details="true"/>
                <table:data-pilot-member table:name="0.001068826" table:display="true" table:show-details="true"/>
                <table:data-pilot-member table:name="0.00107101" table:display="true" table:show-details="true"/>
                <table:data-pilot-member table:name="0.00107688" table:display="true" table:show-details="true"/>
                <table:data-pilot-member table:name="0.00108182" table:display="true" table:show-details="true"/>
                <table:data-pilot-member table:name="0.001096667" table:display="true" table:show-details="true"/>
                <table:data-pilot-member table:name="0.001103422" table:display="true" table:show-details="true"/>
                <table:data-pilot-member table:name="0.001105682" table:display="true" table:show-details="true"/>
                <table:data-pilot-member table:name="0.001119953" table:display="true" table:show-details="true"/>
                <table:data-pilot-member table:name="0.001121675" table:display="true" table:show-details="true"/>
                <table:data-pilot-member table:name="0.001162114" table:display="true" table:show-details="true"/>
                <table:data-pilot-member table:name="0.001168689" table:display="true" table:show-details="true"/>
                <table:data-pilot-member table:name="0.001182631" table:display="true" table:show-details="true"/>
                <table:data-pilot-member table:name="0.001188016" table:display="true" table:show-details="true"/>
                <table:data-pilot-member table:name="0.001189951" table:display="true" table:show-details="true"/>
                <table:data-pilot-member table:name="0.001229548" table:display="true" table:show-details="true"/>
                <table:data-pilot-member table:name="0.001254791" table:display="true" table:show-details="true"/>
                <table:data-pilot-member table:name="0.001258205" table:display="true" table:show-details="true"/>
                <table:data-pilot-member table:name="0.001258962" table:display="true" table:show-details="true"/>
                <table:data-pilot-member table:name="0.00128638" table:display="true" table:show-details="true"/>
                <table:data-pilot-member table:name="0.001294478" table:display="true" table:show-details="true"/>
                <table:data-pilot-member table:name="0.001307038" table:display="true" table:show-details="true"/>
                <table:data-pilot-member table:name="0.00131628" table:display="true" table:show-details="true"/>
                <table:data-pilot-member table:name="0.001317058" table:display="true" table:show-details="true"/>
                <table:data-pilot-member table:name="0.001320167" table:display="true" table:show-details="true"/>
                <table:data-pilot-member table:name="0.001375441" table:display="true" table:show-details="true"/>
                <table:data-pilot-member table:name="0.001380772" table:display="true" table:show-details="true"/>
                <table:data-pilot-member table:name="0.001428697" table:display="true" table:show-details="true"/>
                <table:data-pilot-member table:name="0.001461307" table:display="true" table:show-details="true"/>
                <table:data-pilot-member table:name="0.001465911" table:display="true" table:show-details="true"/>
                <table:data-pilot-member table:name="0.001474631" table:display="true" table:show-details="true"/>
                <table:data-pilot-member table:name="0.001493735" table:display="true" table:show-details="true"/>
                <table:data-pilot-member table:name="0.00150725" table:display="true" table:show-details="true"/>
                <table:data-pilot-member table:name="0.001513693" table:display="true" table:show-details="true"/>
                <table:data-pilot-member table:name="0.001522968" table:display="true" table:show-details="true"/>
                <table:data-pilot-member table:name="0.001548741" table:display="true" table:show-details="true"/>
                <table:data-pilot-member table:name="0.001560678" table:display="true" table:show-details="true"/>
                <table:data-pilot-member table:name="0.001570671" table:display="true" table:show-details="true"/>
                <table:data-pilot-member table:name="0.001570948" table:display="true" table:show-details="true"/>
                <table:data-pilot-member table:name="0.001618122" table:display="true" table:show-details="true"/>
                <table:data-pilot-member table:name="0.001629258" table:display="true" table:show-details="true"/>
                <table:data-pilot-member table:name="0.001635894" table:display="true" table:show-details="true"/>
                <table:data-pilot-member table:name="0.001640502" table:display="true" table:show-details="true"/>
                <table:data-pilot-member table:name="0.001648278" table:display="true" table:show-details="true"/>
                <table:data-pilot-member table:name="0.001770087" table:display="true" table:show-details="true"/>
                <table:data-pilot-member table:name="0.001857503" table:display="true" table:show-details="true"/>
                <table:data-pilot-member table:name="0.001889563" table:display="true" table:show-details="true"/>
                <table:data-pilot-member table:name="0.001924087" table:display="true" table:show-details="true"/>
                <table:data-pilot-member table:name="0.001974627" table:display="true" table:show-details="true"/>
                <table:data-pilot-member table:name="0.002027473" table:display="true" table:show-details="true"/>
                <table:data-pilot-member table:name="0.002034967" table:display="true" table:show-details="true"/>
                <table:data-pilot-member table:name="0.00204339" table:display="true" table:show-details="true"/>
                <table:data-pilot-member table:name="0.002212521" table:display="true" table:show-details="true"/>
                <table:data-pilot-member table:name="0.002423871" table:display="true" table:show-details="true"/>
                <table:data-pilot-member table:name="0.002493653" table:display="true" table:show-details="true"/>
                <table:data-pilot-member table:name="0.002799579" table:display="true" table:show-details="true"/>
                <table:data-pilot-member table:name="0.003126231" table:display="true" table:show-details="true"/>
                <table:data-pilot-member table:name="0.003751589" table:display="true" table:show-details="true"/>
                <table:data-pilot-member table:name="1.601669561" table:display="true" table:show-details="true"/>
                <table:data-pilot-member table:name="1.680321579" table:display="true" table:show-details="true"/>
                <table:data-pilot-member table:name="1.71317313" table:display="true" table:show-details="true"/>
                <table:data-pilot-member table:name="1.726801171" table:display="true" table:show-details="true"/>
                <table:data-pilot-member table:name="1.753379306" table:display="true" table:show-details="true"/>
                <table:data-pilot-member table:name="1.828359811" table:display="true" table:show-details="true"/>
                <table:data-pilot-member table:name="2.179570755" table:display="true" table:show-details="true"/>
                <table:data-pilot-member table:name="2.230191005" table:display="true" table:show-details="true"/>
                <table:data-pilot-member table:name="2.276542686" table:display="true" table:show-details="true"/>
                <table:data-pilot-member table:name="2.309318015" table:display="true" table:show-details="true"/>
                <table:data-pilot-member table:name="2.471229875" table:display="true" table:show-details="true"/>
                <table:data-pilot-member table:name="2.584131211" table:display="true" table:show-details="true"/>
                <table:data-pilot-member table:name="2.607916916" table:display="true" table:show-details="true"/>
                <table:data-pilot-member table:name="2.71687702" table:display="true" table:show-details="true"/>
                <table:data-pilot-member table:name="2.798975653" table:display="true" table:show-details="true"/>
                <table:data-pilot-member table:name="2.80826656" table:display="true" table:show-details="true"/>
                <table:data-pilot-member table:name="2.81258302" table:display="true" table:show-details="true"/>
                <table:data-pilot-member table:name="2.888042536" table:display="true" table:show-details="true"/>
                <table:data-pilot-member table:name="2.910561215" table:display="true" table:show-details="true"/>
                <table:data-pilot-member table:name="2.9816545" table:display="true" table:show-details="true"/>
                <table:data-pilot-member table:name="2.987313658" table:display="true" table:show-details="true"/>
                <table:data-pilot-member table:name="3.063292987" table:display="true" table:show-details="true"/>
                <table:data-pilot-member table:name="3.082649794" table:display="true" table:show-details="true"/>
                <table:data-pilot-member table:name="3.097833391" table:display="true" table:show-details="true"/>
                <table:data-pilot-member table:name="3.105797244" table:display="true" table:show-details="true"/>
                <table:data-pilot-member table:name="3.149301419" table:display="true" table:show-details="true"/>
                <table:data-pilot-member table:name="3.1507329" table:display="true" table:show-details="true"/>
                <table:data-pilot-member table:name="3.167489834" table:display="true" table:show-details="true"/>
                <table:data-pilot-member table:name="3.212748536" table:display="true" table:show-details="true"/>
                <table:data-pilot-member table:name="3.224326191" table:display="true" table:show-details="true"/>
                <table:data-pilot-member table:name="3.242859795" table:display="true" table:show-details="true"/>
                <table:data-pilot-member table:name="3.272444872" table:display="true" table:show-details="true"/>
                <table:data-pilot-member table:name="3.331750109" table:display="true" table:show-details="true"/>
                <table:data-pilot-member table:name="3.355501645" table:display="true" table:show-details="true"/>
                <table:data-pilot-member table:name="3.382847436" table:display="true" table:show-details="true"/>
                <table:data-pilot-member table:name="3.390324872" table:display="true" table:show-details="true"/>
                <table:data-pilot-member table:name="3.3956727" table:display="true" table:show-details="true"/>
                <table:data-pilot-member table:name="3.396368545" table:display="true" table:show-details="true"/>
                <table:data-pilot-member table:name="3.431804683" table:display="true" table:show-details="true"/>
                <table:data-pilot-member table:name="3.457671367" table:display="true" table:show-details="true"/>
                <table:data-pilot-member table:name="3.510790718" table:display="true" table:show-details="true"/>
                <table:data-pilot-member table:name="3.531638518" table:display="true" table:show-details="true"/>
                <table:data-pilot-member table:name="3.552299348" table:display="true" table:show-details="true"/>
                <table:data-pilot-member table:name="3.620524037" table:display="true" table:show-details="true"/>
                <table:data-pilot-member table:name="3.651365267" table:display="true" table:show-details="true"/>
                <table:data-pilot-member table:name="3.669674063" table:display="true" table:show-details="true"/>
                <table:data-pilot-member table:name="3.67704554" table:display="true" table:show-details="true"/>
                <table:data-pilot-member table:name="3.678240255" table:display="true" table:show-details="true"/>
                <table:data-pilot-member table:name="3.678316416" table:display="true" table:show-details="true"/>
                <table:data-pilot-member table:name="3.681212801" table:display="true" table:show-details="true"/>
                <table:data-pilot-member table:name="3.700443953" table:display="true" table:show-details="true"/>
                <table:data-pilot-member table:name="3.70493706" table:display="true" table:show-details="true"/>
                <table:data-pilot-member table:name="3.71433981" table:display="true" table:show-details="true"/>
                <table:data-pilot-member table:name="3.745019269" table:display="true" table:show-details="true"/>
                <table:data-pilot-member table:name="3.758655114" table:display="true" table:show-details="true"/>
                <table:data-pilot-member table:name="3.761674085" table:display="true" table:show-details="true"/>
                <table:data-pilot-member table:name="3.764695573" table:display="true" table:show-details="true"/>
                <table:data-pilot-member table:name="3.781977605" table:display="true" table:show-details="true"/>
                <table:data-pilot-member table:name="3.782603242" table:display="true" table:show-details="true"/>
                <table:data-pilot-member table:name="3.783020148" table:display="true" table:show-details="true"/>
                <table:data-pilot-member table:name="3.788277133" table:display="true" table:show-details="true"/>
                <table:data-pilot-member table:name="3.793795398" table:display="true" table:show-details="true"/>
                <table:data-pilot-member table:name="3.806679272" table:display="true" table:show-details="true"/>
                <table:data-pilot-member table:name="3.808144802" table:display="true" table:show-details="true"/>
                <table:data-pilot-member table:name="3.808339938" table:display="true" table:show-details="true"/>
                <table:data-pilot-member table:name="3.812537455" table:display="true" table:show-details="true"/>
                <table:data-pilot-member table:name="3.81587837" table:display="true" table:show-details="true"/>
                <table:data-pilot-member table:name="3.827013707" table:display="true" table:show-details="true"/>
                <table:data-pilot-member table:name="3.830175524" table:display="true" table:show-details="true"/>
                <table:data-pilot-member table:name="3.831193142" table:display="true" table:show-details="true"/>
                <table:data-pilot-member table:name="3.831707047" table:display="true" table:show-details="true"/>
                <table:data-pilot-member table:name="3.846824784" table:display="true" table:show-details="true"/>
                <table:data-pilot-member table:name="3.847006334" table:display="true" table:show-details="true"/>
                <table:data-pilot-member table:name="3.856161071" table:display="true" table:show-details="true"/>
                <table:data-pilot-member table:name="3.857489127" table:display="true" table:show-details="true"/>
                <table:data-pilot-member table:name="3.865711385" table:display="true" table:show-details="true"/>
                <table:data-pilot-member table:name="3.86720743" table:display="true" table:show-details="true"/>
                <table:data-pilot-member table:name="3.873004173" table:display="true" table:show-details="true"/>
                <table:data-pilot-member table:name="3.912112467" table:display="true" table:show-details="true"/>
                <table:data-pilot-member table:name="3.921881573" table:display="true" table:show-details="true"/>
                <table:data-pilot-member table:name="3.931771153" table:display="true" table:show-details="true"/>
                <table:data-pilot-member table:name="3.933167637" table:display="true" table:show-details="true"/>
                <table:data-pilot-member table:name="3.934733601" table:display="true" table:show-details="true"/>
                <table:data-pilot-member table:name="3.935086209" table:display="true" table:show-details="true"/>
                <table:data-pilot-member table:name="3.936252828" table:display="true" table:show-details="true"/>
                <table:data-pilot-member table:name="3.940184818" table:display="true" table:show-details="true"/>
                <table:data-pilot-member table:name="3.941780621" table:display="true" table:show-details="true"/>
                <table:data-pilot-member table:name="3.943510401" table:display="true" table:show-details="true"/>
                <table:data-pilot-member table:name="3.94707057" table:display="true" table:show-details="true"/>
                <table:data-pilot-member table:name="3.963841352" table:display="true" table:show-details="true"/>
                <table:data-pilot-member table:name="3.991102289" table:display="true" table:show-details="true"/>
                <table:data-pilot-member table:name="3.993004203" table:display="true" table:show-details="true"/>
                <table:data-pilot-member table:name="4.006367083" table:display="true" table:show-details="true"/>
                <table:data-pilot-member table:name="4.043025338" table:display="true" table:show-details="true"/>
                <table:data-pilot-member table:name="4.043163128" table:display="true" table:show-details="true"/>
                <table:data-pilot-member table:name="4.044423387" table:display="true" table:show-details="true"/>
                <table:data-pilot-member table:name="4.065708452" table:display="true" table:show-details="true"/>
                <table:data-pilot-member table:name="4.069102884" table:display="true" table:show-details="true"/>
                <table:data-pilot-member table:name="4.112879438" table:display="true" table:show-details="true"/>
                <table:data-pilot-member table:name="4.187499041" table:display="true" table:show-details="true"/>
                <table:data-pilot-member table:name="4.189002493" table:display="true" table:show-details="true"/>
                <table:data-pilot-member table:name="4.25785223" table:display="true" table:show-details="true"/>
                <table:data-pilot-member table:name="4.262083417" table:display="true" table:show-details="true"/>
                <table:data-pilot-member table:name="4.280571941" table:display="true" table:show-details="true"/>
                <table:data-pilot-member table:name="4.284049248" table:display="true" table:show-details="true"/>
                <table:data-pilot-member table:name="4.286776995" table:display="true" table:show-details="true"/>
                <table:data-pilot-member table:name="4.341996307" table:display="true" table:show-details="true"/>
                <table:data-pilot-member table:name="4.356601836" table:display="true" table:show-details="true"/>
                <table:data-pilot-member table:name="4.366423667" table:display="true" table:show-details="true"/>
                <table:data-pilot-member table:name="4.40238487" table:display="true" table:show-details="true"/>
                <table:data-pilot-member table:name="4.435646467" table:display="true" table:show-details="true"/>
                <table:data-pilot-member table:name="4.445166007" table:display="true" table:show-details="true"/>
                <table:data-pilot-member table:name="4.577692221" table:display="true" table:show-details="true"/>
                <table:data-pilot-member table:name="4.599999289" table:display="true" table:show-details="true"/>
                <table:data-pilot-member table:name="4.602629684" table:display="true" table:show-details="true"/>
                <table:data-pilot-member table:name="4.642980995" table:display="true" table:show-details="true"/>
                <table:data-pilot-member table:name="4.668787759" table:display="true" table:show-details="true"/>
                <table:data-pilot-member table:name="4.697081726" table:display="true" table:show-details="true"/>
                <table:data-pilot-member table:name="4.75487362" table:display="true" table:show-details="true"/>
                <table:data-pilot-member table:name="4.763852944" table:display="true" table:show-details="true"/>
                <table:data-pilot-member table:name="4.841080532" table:display="true" table:show-details="true"/>
                <table:data-pilot-member table:name="4.888039466" table:display="true" table:show-details="true"/>
                <table:data-pilot-member table:name="4.91309341" table:display="true" table:show-details="true"/>
                <table:data-pilot-member table:name="4.952905368" table:display="true" table:show-details="true"/>
                <table:data-pilot-member table:name="4.96265822" table:display="true" table:show-details="true"/>
                <table:data-pilot-member table:name="5.062987327" table:display="true" table:show-details="true"/>
                <table:data-pilot-member table:name="5.078507788" table:display="true" table:show-details="true"/>
                <table:data-pilot-member table:name="5.1715087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sum">
            <table:data-pilot-level table:show-empty="false" calcext:repeat-item-labels="false">
              <table:data-pilot-members>
                <table:data-pilot-member table:name="0.000629531" table:display="true" table:show-details="true"/>
                <table:data-pilot-member table:name="0.001023042" table:display="true" table:show-details="true"/>
                <table:data-pilot-member table:name="0.002307693" table:display="true" table:show-details="true"/>
                <table:data-pilot-member table:name="0.003846305" table:display="true" table:show-details="true"/>
                <table:data-pilot-member table:name="0.003980444" table:display="true" table:show-details="true"/>
                <table:data-pilot-member table:name="0.004676328" table:display="true" table:show-details="true"/>
                <table:data-pilot-member table:name="0.005413428" table:display="true" table:show-details="true"/>
                <table:data-pilot-member table:name="0.006210321" table:display="true" table:show-details="true"/>
                <table:data-pilot-member table:name="0.00622972" table:display="true" table:show-details="true"/>
                <table:data-pilot-member table:name="0.006519015" table:display="true" table:show-details="true"/>
                <table:data-pilot-member table:name="0.007152778" table:display="true" table:show-details="true"/>
                <table:data-pilot-member table:name="0.00717579" table:display="true" table:show-details="true"/>
                <table:data-pilot-member table:name="0.007278075" table:display="true" table:show-details="true"/>
                <table:data-pilot-member table:name="0.007436144" table:display="true" table:show-details="true"/>
                <table:data-pilot-member table:name="0.007590282" table:display="true" table:show-details="true"/>
                <table:data-pilot-member table:name="0.007998142" table:display="true" table:show-details="true"/>
                <table:data-pilot-member table:name="0.0083813" table:display="true" table:show-details="true"/>
                <table:data-pilot-member table:name="0.008953068" table:display="true" table:show-details="true"/>
                <table:data-pilot-member table:name="0.009620856" table:display="true" table:show-details="true"/>
                <table:data-pilot-member table:name="0.009973628" table:display="true" table:show-details="true"/>
                <table:data-pilot-member table:name="0.010414264" table:display="true" table:show-details="true"/>
                <table:data-pilot-member table:name="0.01052415" table:display="true" table:show-details="true"/>
                <table:data-pilot-member table:name="0.010854528" table:display="true" table:show-details="true"/>
                <table:data-pilot-member table:name="0.01203202" table:display="true" table:show-details="true"/>
                <table:data-pilot-member table:name="0.01265904" table:display="true" table:show-details="true"/>
                <table:data-pilot-member table:name="0.012822095" table:display="true" table:show-details="true"/>
                <table:data-pilot-member table:name="0.012883195" table:display="true" table:show-details="true"/>
                <table:data-pilot-member table:name="0.01330212" table:display="true" table:show-details="true"/>
                <table:data-pilot-member table:name="0.01358899" table:display="true" table:show-details="true"/>
                <table:data-pilot-member table:name="0.013667936" table:display="true" table:show-details="true"/>
                <table:data-pilot-member table:name="0.013734875" table:display="true" table:show-details="true"/>
                <table:data-pilot-member table:name="0.01394426" table:display="true" table:show-details="true"/>
                <table:data-pilot-member table:name="0.014042292" table:display="true" table:show-details="true"/>
                <table:data-pilot-member table:name="0.01435816" table:display="true" table:show-details="true"/>
                <table:data-pilot-member table:name="0.01464645" table:display="true" table:show-details="true"/>
                <table:data-pilot-member table:name="0.014670516" table:display="true" table:show-details="true"/>
                <table:data-pilot-member table:name="0.01511383" table:display="true" table:show-details="true"/>
                <table:data-pilot-member table:name="0.015413985" table:display="true" table:show-details="true"/>
                <table:data-pilot-member table:name="0.015652032" table:display="true" table:show-details="true"/>
                <table:data-pilot-member table:name="0.015711894" table:display="true" table:show-details="true"/>
                <table:data-pilot-member table:name="0.016137781" table:display="true" table:show-details="true"/>
                <table:data-pilot-member table:name="0.01616823" table:display="true" table:show-details="true"/>
                <table:data-pilot-member table:name="0.016251984" table:display="true" table:show-details="true"/>
                <table:data-pilot-member table:name="0.016493262" table:display="true" table:show-details="true"/>
                <table:data-pilot-member table:name="0.016611784" table:display="true" table:show-details="true"/>
                <table:data-pilot-member table:name="0.016998021" table:display="true" table:show-details="true"/>
                <table:data-pilot-member table:name="0.01738719" table:display="true" table:show-details="true"/>
                <table:data-pilot-member table:name="0.01780219" table:display="true" table:show-details="true"/>
                <table:data-pilot-member table:name="0.0184617" table:display="true" table:show-details="true"/>
                <table:data-pilot-member table:name="0.018465795" table:display="true" table:show-details="true"/>
                <table:data-pilot-member table:name="0.01856192" table:display="true" table:show-details="true"/>
                <table:data-pilot-member table:name="0.018638865" table:display="true" table:show-details="true"/>
                <table:data-pilot-member table:name="0.018813418" table:display="true" table:show-details="true"/>
                <table:data-pilot-member table:name="0.018919522" table:display="true" table:show-details="true"/>
                <table:data-pilot-member table:name="0.018976875" table:display="true" table:show-details="true"/>
                <table:data-pilot-member table:name="0.019661565" table:display="true" table:show-details="true"/>
                <table:data-pilot-member table:name="0.019679136" table:display="true" table:show-details="true"/>
                <table:data-pilot-member table:name="0.019764784" table:display="true" table:show-details="true"/>
                <table:data-pilot-member table:name="0.020017308" table:display="true" table:show-details="true"/>
                <table:data-pilot-member table:name="0.020022652" table:display="true" table:show-details="true"/>
                <table:data-pilot-member table:name="0.020210008" table:display="true" table:show-details="true"/>
                <table:data-pilot-member table:name="0.020287842" table:display="true" table:show-details="true"/>
                <table:data-pilot-member table:name="0.020304944" table:display="true" table:show-details="true"/>
                <table:data-pilot-member table:name="0.020432232" table:display="true" table:show-details="true"/>
                <table:data-pilot-member table:name="0.020537655" table:display="true" table:show-details="true"/>
                <table:data-pilot-member table:name="0.021047264" table:display="true" table:show-details="true"/>
                <table:data-pilot-member table:name="0.021134106" table:display="true" table:show-details="true"/>
                <table:data-pilot-member table:name="0.021157808" table:display="true" table:show-details="true"/>
                <table:data-pilot-member table:name="0.02119601" table:display="true" table:show-details="true"/>
                <table:data-pilot-member table:name="0.021329202" table:display="true" table:show-details="true"/>
                <table:data-pilot-member table:name="0.021386454" table:display="true" table:show-details="true"/>
                <table:data-pilot-member table:name="0.02142606" table:display="true" table:show-details="true"/>
                <table:data-pilot-member table:name="0.021828994" table:display="true" table:show-details="true"/>
                <table:data-pilot-member table:name="0.02214811" table:display="true" table:show-details="true"/>
                <table:data-pilot-member table:name="0.02234266" table:display="true" table:show-details="true"/>
                <table:data-pilot-member table:name="0.022891275" table:display="true" table:show-details="true"/>
                <table:data-pilot-member table:name="0.0238113" table:display="true" table:show-details="true"/>
                <table:data-pilot-member table:name="0.024312441" table:display="true" table:show-details="true"/>
                <table:data-pilot-member table:name="0.024318411" table:display="true" table:show-details="true"/>
                <table:data-pilot-member table:name="0.02450916" table:display="true" table:show-details="true"/>
                <table:data-pilot-member table:name="0.024611711" table:display="true" table:show-details="true"/>
                <table:data-pilot-member table:name="0.02649295" table:display="true" table:show-details="true"/>
                <table:data-pilot-member table:name="0.02669116" table:display="true" table:show-details="true"/>
                <table:data-pilot-member table:name="0.02805075" table:display="true" table:show-details="true"/>
                <table:data-pilot-member table:name="0.028583552" table:display="true" table:show-details="true"/>
                <table:data-pilot-member table:name="0.029426604" table:display="true" table:show-details="true"/>
                <table:data-pilot-member table:name="0.029550794" table:display="true" table:show-details="true"/>
                <table:data-pilot-member table:name="0.02956086" table:display="true" table:show-details="true"/>
                <table:data-pilot-member table:name="0.030335328" table:display="true" table:show-details="true"/>
                <table:data-pilot-member table:name="0.031883925" table:display="true" table:show-details="true"/>
                <table:data-pilot-member table:name="0.032513028" table:display="true" table:show-details="true"/>
                <table:data-pilot-member table:name="0.032737419" table:display="true" table:show-details="true"/>
                <table:data-pilot-member table:name="0.03453992" table:display="true" table:show-details="true"/>
                <table:data-pilot-member table:name="0.034562553" table:display="true" table:show-details="true"/>
                <table:data-pilot-member table:name="0.03696528" table:display="true" table:show-details="true"/>
                <table:data-pilot-member table:name="0.03831984" table:display="true" table:show-details="true"/>
                <table:data-pilot-member table:name="0.038894158" table:display="true" table:show-details="true"/>
                <table:data-pilot-member table:name="0.040130736" table:display="true" table:show-details="true"/>
                <table:data-pilot-member table:name="0.041149556" table:display="true" table:show-details="true"/>
                <table:data-pilot-member table:name="0.042167906" table:display="true" table:show-details="true"/>
                <table:data-pilot-member table:name="0.045159565" table:display="true" table:show-details="true"/>
                <table:data-pilot-member table:name="0.046443558" table:display="true" table:show-details="true"/>
                <table:data-pilot-member table:name="0.049499192" table:display="true" table:show-details="true"/>
                <table:data-pilot-member table:name="0.051977322" table:display="true" table:show-details="true"/>
                <table:data-pilot-member table:name="0.06045885" table:display="true" table:show-details="true"/>
                <table:data-pilot-member table:name="0.060974539" table:display="true" table:show-details="true"/>
                <table:data-pilot-member table:name="0.064257753" table:display="true" table:show-details="true"/>
                <table:data-pilot-member table:name="0.06644552" table:display="true" table:show-details="true"/>
                <table:data-pilot-member table:name="0.070978804" table:display="true" table:show-details="true"/>
                <table:data-pilot-member table:name="0.072687178" table:display="true" table:show-details="true"/>
                <table:data-pilot-member table:name="0.076222224" table:display="true" table:show-details="true"/>
                <table:data-pilot-member table:name="0.096241014" table:display="true" table:show-details="true"/>
                <table:data-pilot-member table:name="0.105093774" table:display="true" table:show-details="true"/>
                <table:data-pilot-member table:name="0.107420688" table:display="true" table:show-details="true"/>
                <table:data-pilot-member table:name="0.107606912" table:display="true" table:show-details="true"/>
                <table:data-pilot-member table:name="0.107678208" table:display="true" table:show-details="true"/>
                <table:data-pilot-member table:name="0.11056805" table:display="true" table:show-details="true"/>
                <table:data-pilot-member table:name="0.11518587" table:display="true" table:show-details="true"/>
                <table:data-pilot-member table:name="0.116874873" table:display="true" table:show-details="true"/>
                <table:data-pilot-member table:name="0.122009955" table:display="true" table:show-details="true"/>
                <table:data-pilot-member table:name="0.123760252" table:display="true" table:show-details="true"/>
                <table:data-pilot-member table:name="0.126248325" table:display="true" table:show-details="true"/>
                <table:data-pilot-member table:name="0.131017504" table:display="true" table:show-details="true"/>
                <table:data-pilot-member table:name="0.131226914" table:display="true" table:show-details="true"/>
                <table:data-pilot-member table:name="0.13558023" table:display="true" table:show-details="true"/>
                <table:data-pilot-member table:name="0.137161185" table:display="true" table:show-details="true"/>
                <table:data-pilot-member table:name="0.14044415" table:display="true" table:show-details="true"/>
                <table:data-pilot-member table:name="0.14280039" table:display="true" table:show-details="true"/>
                <table:data-pilot-member table:name="0.145099488" table:display="true" table:show-details="true"/>
                <table:data-pilot-member table:name="0.145762658" table:display="true" table:show-details="true"/>
                <table:data-pilot-member table:name="0.147871248" table:display="true" table:show-details="true"/>
                <table:data-pilot-member table:name="0.149281275" table:display="true" table:show-details="true"/>
                <table:data-pilot-member table:name="0.1536525" table:display="true" table:show-details="true"/>
                <table:data-pilot-member table:name="0.156721576" table:display="true" table:show-details="true"/>
                <table:data-pilot-member table:name="0.158342736" table:display="true" table:show-details="true"/>
                <table:data-pilot-member table:name="0.16025526" table:display="true" table:show-details="true"/>
                <table:data-pilot-member table:name="0.16435101" table:display="true" table:show-details="true"/>
                <table:data-pilot-member table:name="0.166701507" table:display="true" table:show-details="true"/>
                <table:data-pilot-member table:name="0.16724664" table:display="true" table:show-details="true"/>
                <table:data-pilot-member table:name="0.17416854" table:display="true" table:show-details="true"/>
                <table:data-pilot-member table:name="0.182668038" table:display="true" table:show-details="true"/>
                <table:data-pilot-member table:name="0.185816908" table:display="true" table:show-details="true"/>
                <table:data-pilot-member table:name="0.187321592" table:display="true" table:show-details="true"/>
                <table:data-pilot-member table:name="0.18872814" table:display="true" table:show-details="true"/>
                <table:data-pilot-member table:name="0.189059364" table:display="true" table:show-details="true"/>
                <table:data-pilot-member table:name="0.18930588" table:display="true" table:show-details="true"/>
                <table:data-pilot-member table:name="0.190386432" table:display="true" table:show-details="true"/>
                <table:data-pilot-member table:name="0.19207889" table:display="true" table:show-details="true"/>
                <table:data-pilot-member table:name="0.196801539" table:display="true" table:show-details="true"/>
                <table:data-pilot-member table:name="0.200251251" table:display="true" table:show-details="true"/>
                <table:data-pilot-member table:name="0.200949" table:display="true" table:show-details="true"/>
                <table:data-pilot-member table:name="0.201874162" table:display="true" table:show-details="true"/>
                <table:data-pilot-member table:name="0.202085972" table:display="true" table:show-details="true"/>
                <table:data-pilot-member table:name="0.20247774" table:display="true" table:show-details="true"/>
                <table:data-pilot-member table:name="0.206547528" table:display="true" table:show-details="true"/>
                <table:data-pilot-member table:name="0.20694477" table:display="true" table:show-details="true"/>
                <table:data-pilot-member table:name="0.209634903" table:display="true" table:show-details="true"/>
                <table:data-pilot-member table:name="0.21332328" table:display="true" table:show-details="true"/>
                <table:data-pilot-member table:name="0.213590378" table:display="true" table:show-details="true"/>
                <table:data-pilot-member table:name="0.215241609" table:display="true" table:show-details="true"/>
                <table:data-pilot-member table:name="0.216687695" table:display="true" table:show-details="true"/>
                <table:data-pilot-member table:name="0.217563849" table:display="true" table:show-details="true"/>
                <table:data-pilot-member table:name="0.220585985" table:display="true" table:show-details="true"/>
                <table:data-pilot-member table:name="0.220994418" table:display="true" table:show-details="true"/>
                <table:data-pilot-member table:name="0.222736527" table:display="true" table:show-details="true"/>
                <table:data-pilot-member table:name="0.222771708" table:display="true" table:show-details="true"/>
                <table:data-pilot-member table:name="0.227313876" table:display="true" table:show-details="true"/>
                <table:data-pilot-member table:name="0.230958144" table:display="true" table:show-details="true"/>
                <table:data-pilot-member table:name="0.234291096" table:display="true" table:show-details="true"/>
                <table:data-pilot-member table:name="0.234326946" table:display="true" table:show-details="true"/>
                <table:data-pilot-member table:name="0.237406257" table:display="true" table:show-details="true"/>
                <table:data-pilot-member table:name="0.239868672" table:display="true" table:show-details="true"/>
                <table:data-pilot-member table:name="0.24090136" table:display="true" table:show-details="true"/>
                <table:data-pilot-member table:name="0.24353693" table:display="true" table:show-details="true"/>
                <table:data-pilot-member table:name="0.247502503" table:display="true" table:show-details="true"/>
                <table:data-pilot-member table:name="0.24906339" table:display="true" table:show-details="true"/>
                <table:data-pilot-member table:name="0.25017217" table:display="true" table:show-details="true"/>
                <table:data-pilot-member table:name="0.250894892" table:display="true" table:show-details="true"/>
                <table:data-pilot-member table:name="0.279995544" table:display="true" table:show-details="true"/>
                <table:data-pilot-member table:name="0.307725264" table:display="true" table:show-details="true"/>
                <table:data-pilot-member table:name="0.30965902" table:display="true" table:show-details="true"/>
                <table:data-pilot-member table:name="0.318337011" table:display="true" table:show-details="true"/>
                <table:data-pilot-member table:name="0.33616892" table:display="true" table:show-details="true"/>
                <table:data-pilot-member table:name="0.343441735" table:display="true" table:show-details="true"/>
                <table:data-pilot-member table:name="0.372925685" table:display="true" table:show-details="true"/>
                <table:data-pilot-member table:name="0.404845293" table:display="true" table:show-details="true"/>
                <table:data-pilot-member table:name="0.4365875" table:display="true" table:show-details="true"/>
                <table:data-pilot-member table:name="0.438673254" table:display="true" table:show-details="true"/>
                <table:data-pilot-member table:name="0.440162502" table:display="true" table:show-details="true"/>
                <table:data-pilot-member table:name="0.441650365" table:display="true" table:show-details="true"/>
                <table:data-pilot-member table:name="0.451259298" table:display="true" table:show-details="true"/>
                <table:data-pilot-member table:name="0.466167096" table:display="true" table:show-details="true"/>
                <table:data-pilot-member table:name="0.475171033" table:display="true" table:show-details="true"/>
                <table:data-pilot-member table:name="0.476864304" table:display="true" table:show-details="true"/>
                <table:data-pilot-member table:name="0.48841965" table:display="true" table:show-details="true"/>
                <table:data-pilot-member table:name="0.568198408" table:display="true" table:show-details="true"/>
                <table:data-pilot-member table:name="0.574266816" table:display="true" table:show-details="true"/>
                <table:data-pilot-member table:name="0.5752231" table:display="true" table:show-details="true"/>
                <table:data-pilot-member table:name="0.589583632" table:display="true" table:show-details="true"/>
                <table:data-pilot-member table:name="0.60542204" table:display="true" table:show-details="true"/>
                <table:data-pilot-member table:name="0.606839955" table:display="true" table:show-details="true"/>
                <table:data-pilot-member table:name="0.608274718" table:display="true" table:show-details="true"/>
                <table:data-pilot-member table:name="0.625517144" table:display="true" table:show-details="true"/>
                <table:data-pilot-member table:name="0.63779751" table:display="true" table:show-details="true"/>
                <table:data-pilot-member table:name="0.639339595" table:display="true" table:show-details="true"/>
                <table:data-pilot-member table:name="0.64411468" table:display="true" table:show-details="true"/>
                <table:data-pilot-member table:name="0.661868312" table:display="true" table:show-details="true"/>
                <table:data-pilot-member table:name="0.669531776" table:display="true" table:show-details="true"/>
                <table:data-pilot-member table:name="0.691772168" table:display="true" table:show-details="true"/>
                <table:data-pilot-member table:name="0.694240782" table:display="true" table:show-details="true"/>
                <table:data-pilot-member table:name="0.701124892" table:display="true" table:show-details="true"/>
                <table:data-pilot-member table:name="0.800371992" table:display="true" table:show-details="true"/>
                <table:data-pilot-member table:name="0.983723388" table:display="true" table:show-details="true"/>
                <table:data-pilot-member table:name="1.194519816" table:display="true" table:show-details="true"/>
                <table:data-pilot-member table:name="1.21195375" table:display="true" table:show-details="true"/>
                <table:data-pilot-member table:name="1.23744015" table:display="true" table:show-details="true"/>
                <table:data-pilot-member table:name="1.278516213" table:display="true" table:show-details="true"/>
                <table:data-pilot-member table:name="1.285969997" table:display="true" table:show-details="true"/>
                <table:data-pilot-member table:name="1.5962263" table:display="true" table:show-details="true"/>
                <table:data-pilot-member table:name="1.673432676" table:display="true" table:show-details="true"/>
                <table:data-pilot-member table:name="1.675978391" table:display="true" table:show-details="true"/>
                <table:data-pilot-member table:name="2.036476456" table:display="true" table:show-details="true"/>
                <table:data-pilot-member table:name="2.19674304" table:display="true" table:show-details="true"/>
                <table:data-pilot-member table:name="2.650020582" table:display="true" table:show-details="true"/>
                <table:data-pilot-member table:name="3.12902454" table:display="true" table:show-details="true"/>
                <table:data-pilot-member table:name="3.562911282" table:display="true" table:show-details="true"/>
                <table:data-pilot-member table:name="3.784571324" table:display="true" table:show-details="true"/>
                <table:data-pilot-member table:name="3.844623447" table:display="true" table:show-details="true"/>
                <table:data-pilot-member table:name="3.904872107" table:display="true" table:show-details="true"/>
                <table:data-pilot-member table:name="5.232775212" table:display="true" table:show-details="true"/>
                <table:data-pilot-member table:name="5.581833728" table:display="true" table:show-details="true"/>
                <table:data-pilot-member table:name="5.87707818" table:display="true" table:show-details="true"/>
                <table:data-pilot-member table:name="5.99871762" table:display="true" table:show-details="true"/>
                <table:data-pilot-member table:name="6.288665916" table:display="true" table:show-details="true"/>
                <table:data-pilot-member table:name="6.549847546" table:display="true" table:show-details="true"/>
                <table:data-pilot-member table:name="7.21168769" table:display="true" table:show-details="true"/>
                <table:data-pilot-member table:name="8.991964677" table:display="true" table:show-details="true"/>
                <table:data-pilot-member table:name="10.97513956" table:display="true" table:show-details="true"/>
                <table:data-pilot-member table:name="13.09768135" table:display="true" table:show-details="true"/>
                <table:data-pilot-member table:name="13.310562208" table:display="true" table:show-details="true"/>
                <table:data-pilot-member table:name="13.995583866" table:display="true" table:show-details="true"/>
                <table:data-pilot-member table:name="17.38163699" table:display="true" table:show-details="true"/>
                <table:data-pilot-member table:name="19.666412577" table:display="true" table:show-details="true"/>
                <table:data-pilot-member table:name="20.836601888" table:display="true" table:show-details="true"/>
                <table:data-pilot-member table:name="23.04369963" table:display="true" table:show-details="true"/>
                <table:data-pilot-member table:name="23.867591121" table:display="true" table:show-details="true"/>
                <table:data-pilot-member table:name="29.178802048" table:display="true" table:show-details="true"/>
                <table:data-pilot-member table:name="34.125423012" table:display="true" table:show-details="true"/>
                <table:data-pilot-member table:name="38.0276858" table:display="true" table:show-details="true"/>
                <table:data-pilot-member table:name="45.744626766" table:display="true" table:show-details="true"/>
                <table:data-pilot-member table:name="50.588727024" table:display="true" table:show-details="true"/>
                <table:data-pilot-member table:name="74.638785977" table:display="true" table:show-details="true"/>
                <table:data-pilot-member table:name="74.66923338" table:display="true" table:show-details="true"/>
                <table:data-pilot-member table:name="100.151389332" table:display="true" table:show-details="true"/>
                <table:data-pilot-member table:name="128.837027976" table:display="true" table:show-details="true"/>
                <table:data-pilot-member table:name="156.199903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sum">
            <table:data-pilot-level table:show-empty="false" calcext:repeat-item-labels="false">
              <table:data-pilot-members>
                <table:data-pilot-member table:name="0.000333139" table:display="true" table:show-details="true"/>
                <table:data-pilot-member table:name="0.000863726" table:display="true" table:show-details="true"/>
                <table:data-pilot-member table:name="0.00137124" table:display="true" table:show-details="true"/>
                <table:data-pilot-member table:name="0.00254939" table:display="true" table:show-details="true"/>
                <table:data-pilot-member table:name="0.002661028" table:display="true" table:show-details="true"/>
                <table:data-pilot-member table:name="0.003060594" table:display="true" table:show-details="true"/>
                <table:data-pilot-member table:name="0.003326008" table:display="true" table:show-details="true"/>
                <table:data-pilot-member table:name="0.0052238" table:display="true" table:show-details="true"/>
                <table:data-pilot-member table:name="0.005581664" table:display="true" table:show-details="true"/>
                <table:data-pilot-member table:name="0.00581112" table:display="true" table:show-details="true"/>
                <table:data-pilot-member table:name="0.008481005" table:display="true" table:show-details="true"/>
                <table:data-pilot-member table:name="0.008592402" table:display="true" table:show-details="true"/>
                <table:data-pilot-member table:name="0.009536405" table:display="true" table:show-details="true"/>
                <table:data-pilot-member table:name="0.010672578" table:display="true" table:show-details="true"/>
                <table:data-pilot-member table:name="0.010802792" table:display="true" table:show-details="true"/>
                <table:data-pilot-member table:name="0.011065932" table:display="true" table:show-details="true"/>
                <table:data-pilot-member table:name="0.01422294" table:display="true" table:show-details="true"/>
                <table:data-pilot-member table:name="0.01433676" table:display="true" table:show-details="true"/>
                <table:data-pilot-member table:name="0.014558754" table:display="true" table:show-details="true"/>
                <table:data-pilot-member table:name="0.014986664" table:display="true" table:show-details="true"/>
                <table:data-pilot-member table:name="0.015192128" table:display="true" table:show-details="true"/>
                <table:data-pilot-member table:name="0.0155068" table:display="true" table:show-details="true"/>
                <table:data-pilot-member table:name="0.015859719" table:display="true" table:show-details="true"/>
                <table:data-pilot-member table:name="0.016006721" table:display="true" table:show-details="true"/>
                <table:data-pilot-member table:name="0.017370573" table:display="true" table:show-details="true"/>
                <table:data-pilot-member table:name="0.018240266" table:display="true" table:show-details="true"/>
                <table:data-pilot-member table:name="0.01907391" table:display="true" table:show-details="true"/>
                <table:data-pilot-member table:name="0.019238868" table:display="true" table:show-details="true"/>
                <table:data-pilot-member table:name="0.019417464" table:display="true" table:show-details="true"/>
                <table:data-pilot-member table:name="0.020546975" table:display="true" table:show-details="true"/>
                <table:data-pilot-member table:name="0.0207337" table:display="true" table:show-details="true"/>
                <table:data-pilot-member table:name="0.021826287" table:display="true" table:show-details="true"/>
                <table:data-pilot-member table:name="0.024350779" table:display="true" table:show-details="true"/>
                <table:data-pilot-member table:name="0.026394693" table:display="true" table:show-details="true"/>
                <table:data-pilot-member table:name="0.026396937" table:display="true" table:show-details="true"/>
                <table:data-pilot-member table:name="0.02897088" table:display="true" table:show-details="true"/>
                <table:data-pilot-member table:name="0.029758008" table:display="true" table:show-details="true"/>
                <table:data-pilot-member table:name="0.0299348" table:display="true" table:show-details="true"/>
                <table:data-pilot-member table:name="0.0347093" table:display="true" table:show-details="true"/>
                <table:data-pilot-member table:name="0.034829856" table:display="true" table:show-details="true"/>
                <table:data-pilot-member table:name="0.039042474" table:display="true" table:show-details="true"/>
                <table:data-pilot-member table:name="0.04072161" table:display="true" table:show-details="true"/>
                <table:data-pilot-member table:name="0.040904115" table:display="true" table:show-details="true"/>
                <table:data-pilot-member table:name="0.04237492" table:display="true" table:show-details="true"/>
                <table:data-pilot-member table:name="0.042662894" table:display="true" table:show-details="true"/>
                <table:data-pilot-member table:name="0.04315518" table:display="true" table:show-details="true"/>
                <table:data-pilot-member table:name="0.043272295" table:display="true" table:show-details="true"/>
                <table:data-pilot-member table:name="0.046606638" table:display="true" table:show-details="true"/>
                <table:data-pilot-member table:name="0.047414088" table:display="true" table:show-details="true"/>
                <table:data-pilot-member table:name="0.04744416" table:display="true" table:show-details="true"/>
                <table:data-pilot-member table:name="0.047544326" table:display="true" table:show-details="true"/>
                <table:data-pilot-member table:name="0.047570712" table:display="true" table:show-details="true"/>
                <table:data-pilot-member table:name="0.04759606" table:display="true" table:show-details="true"/>
                <table:data-pilot-member table:name="0.05181908" table:display="true" table:show-details="true"/>
                <table:data-pilot-member table:name="0.05228832" table:display="true" table:show-details="true"/>
                <table:data-pilot-member table:name="0.053774874" table:display="true" table:show-details="true"/>
                <table:data-pilot-member table:name="0.05567232" table:display="true" table:show-details="true"/>
                <table:data-pilot-member table:name="0.055836752" table:display="true" table:show-details="true"/>
                <table:data-pilot-member table:name="0.05642878" table:display="true" table:show-details="true"/>
                <table:data-pilot-member table:name="0.05833275" table:display="true" table:show-details="true"/>
                <table:data-pilot-member table:name="0.058513026" table:display="true" table:show-details="true"/>
                <table:data-pilot-member table:name="0.0598731" table:display="true" table:show-details="true"/>
                <table:data-pilot-member table:name="0.063420829" table:display="true" table:show-details="true"/>
                <table:data-pilot-member table:name="0.06413707" table:display="true" table:show-details="true"/>
                <table:data-pilot-member table:name="0.064589644" table:display="true" table:show-details="true"/>
                <table:data-pilot-member table:name="0.066002832" table:display="true" table:show-details="true"/>
                <table:data-pilot-member table:name="0.067742148" table:display="true" table:show-details="true"/>
                <table:data-pilot-member table:name="0.06794307" table:display="true" table:show-details="true"/>
                <table:data-pilot-member table:name="0.069273014" table:display="true" table:show-details="true"/>
                <table:data-pilot-member table:name="0.0695755" table:display="true" table:show-details="true"/>
                <table:data-pilot-member table:name="0.070585114" table:display="true" table:show-details="true"/>
                <table:data-pilot-member table:name="0.073349424" table:display="true" table:show-details="true"/>
                <table:data-pilot-member table:name="0.0735792" table:display="true" table:show-details="true"/>
                <table:data-pilot-member table:name="0.074292244" table:display="true" table:show-details="true"/>
                <table:data-pilot-member table:name="0.0744317" table:display="true" table:show-details="true"/>
                <table:data-pilot-member table:name="0.074477738" table:display="true" table:show-details="true"/>
                <table:data-pilot-member table:name="0.074548089" table:display="true" table:show-details="true"/>
                <table:data-pilot-member table:name="0.076156804" table:display="true" table:show-details="true"/>
                <table:data-pilot-member table:name="0.077136452" table:display="true" table:show-details="true"/>
                <table:data-pilot-member table:name="0.079363713" table:display="true" table:show-details="true"/>
                <table:data-pilot-member table:name="0.08221832" table:display="true" table:show-details="true"/>
                <table:data-pilot-member table:name="0.083294499" table:display="true" table:show-details="true"/>
                <table:data-pilot-member table:name="0.086883588" table:display="true" table:show-details="true"/>
                <table:data-pilot-member table:name="0.09292446" table:display="true" table:show-details="true"/>
                <table:data-pilot-member table:name="0.097092775" table:display="true" table:show-details="true"/>
                <table:data-pilot-member table:name="0.098952273" table:display="true" table:show-details="true"/>
                <table:data-pilot-member table:name="0.104079681" table:display="true" table:show-details="true"/>
                <table:data-pilot-member table:name="0.104901992" table:display="true" table:show-details="true"/>
                <table:data-pilot-member table:name="0.104992128" table:display="true" table:show-details="true"/>
                <table:data-pilot-member table:name="0.10561336" table:display="true" table:show-details="true"/>
                <table:data-pilot-member table:name="0.106914488" table:display="true" table:show-details="true"/>
                <table:data-pilot-member table:name="0.109914699" table:display="true" table:show-details="true"/>
                <table:data-pilot-member table:name="0.111597046" table:display="true" table:show-details="true"/>
                <table:data-pilot-member table:name="0.112549044" table:display="true" table:show-details="true"/>
                <table:data-pilot-member table:name="0.113089152" table:display="true" table:show-details="true"/>
                <table:data-pilot-member table:name="0.113532576" table:display="true" table:show-details="true"/>
                <table:data-pilot-member table:name="0.1178111" table:display="true" table:show-details="true"/>
                <table:data-pilot-member table:name="0.118670629" table:display="true" table:show-details="true"/>
                <table:data-pilot-member table:name="0.12056001" table:display="true" table:show-details="true"/>
                <table:data-pilot-member table:name="0.12270523" table:display="true" table:show-details="true"/>
                <table:data-pilot-member table:name="0.124505925" table:display="true" table:show-details="true"/>
                <table:data-pilot-member table:name="0.12491808" table:display="true" table:show-details="true"/>
                <table:data-pilot-member table:name="0.127246788" table:display="true" table:show-details="true"/>
                <table:data-pilot-member table:name="0.13140436" table:display="true" table:show-details="true"/>
                <table:data-pilot-member table:name="0.135986708" table:display="true" table:show-details="true"/>
                <table:data-pilot-member table:name="0.137140683" table:display="true" table:show-details="true"/>
                <table:data-pilot-member table:name="0.143521668" table:display="true" table:show-details="true"/>
                <table:data-pilot-member table:name="0.146361832" table:display="true" table:show-details="true"/>
                <table:data-pilot-member table:name="0.146696742" table:display="true" table:show-details="true"/>
                <table:data-pilot-member table:name="0.146828221" table:display="true" table:show-details="true"/>
                <table:data-pilot-member table:name="0.14723046" table:display="true" table:show-details="true"/>
                <table:data-pilot-member table:name="0.14873964" table:display="true" table:show-details="true"/>
                <table:data-pilot-member table:name="0.14921775" table:display="true" table:show-details="true"/>
                <table:data-pilot-member table:name="0.152313728" table:display="true" table:show-details="true"/>
                <table:data-pilot-member table:name="0.154042882" table:display="true" table:show-details="true"/>
                <table:data-pilot-member table:name="0.154049392" table:display="true" table:show-details="true"/>
                <table:data-pilot-member table:name="0.161077917" table:display="true" table:show-details="true"/>
                <table:data-pilot-member table:name="0.162502418" table:display="true" table:show-details="true"/>
                <table:data-pilot-member table:name="0.162957576" table:display="true" table:show-details="true"/>
                <table:data-pilot-member table:name="0.164581098" table:display="true" table:show-details="true"/>
                <table:data-pilot-member table:name="0.166252786" table:display="true" table:show-details="true"/>
                <table:data-pilot-member table:name="0.167247099" table:display="true" table:show-details="true"/>
                <table:data-pilot-member table:name="0.173573898" table:display="true" table:show-details="true"/>
                <table:data-pilot-member table:name="0.174789159" table:display="true" table:show-details="true"/>
                <table:data-pilot-member table:name="0.175959864" table:display="true" table:show-details="true"/>
                <table:data-pilot-member table:name="0.182599326" table:display="true" table:show-details="true"/>
                <table:data-pilot-member table:name="0.209457477" table:display="true" table:show-details="true"/>
                <table:data-pilot-member table:name="0.228846929" table:display="true" table:show-details="true"/>
                <table:data-pilot-member table:name="1.71317313" table:display="true" table:show-details="true"/>
                <table:data-pilot-member table:name="3.506758612" table:display="true" table:show-details="true"/>
                <table:data-pilot-member table:name="6.690573015" table:display="true" table:show-details="true"/>
                <table:data-pilot-member table:name="8.008347805" table:display="true" table:show-details="true"/>
                <table:data-pilot-member table:name="9.8849195" table:display="true" table:show-details="true"/>
                <table:data-pilot-member table:name="11.762251053" table:display="true" table:show-details="true"/>
                <table:data-pilot-member table:name="16.30126212" table:display="true" table:show-details="true"/>
                <table:data-pilot-member table:name="18.28359811" table:display="true" table:show-details="true"/>
                <table:data-pilot-member table:name="24.175216394" table:display="true" table:show-details="true"/>
                <table:data-pilot-member table:name="24.506343896" table:display="true" table:show-details="true"/>
                <table:data-pilot-member table:name="25.992382824" table:display="true" table:show-details="true"/>
                <table:data-pilot-member table:name="28.425443321" table:display="true" table:show-details="true"/>
                <table:data-pilot-member table:name="38.009878008" table:display="true" table:show-details="true"/>
                <table:data-pilot-member table:name="38.7615085" table:display="true" table:show-details="true"/>
                <table:data-pilot-member table:name="47.81391134" table:display="true" table:show-details="true"/>
                <table:data-pilot-member table:name="49.08667308" table:display="true" table:show-details="true"/>
                <table:data-pilot-member table:name="49.692755904" table:display="true" table:show-details="true"/>
                <table:data-pilot-member table:name="52.360481778" table:display="true" table:show-details="true"/>
                <table:data-pilot-member table:name="56.7131922" table:display="true" table:show-details="true"/>
                <table:data-pilot-member table:name="57.374172152" table:display="true" table:show-details="true"/>
                <table:data-pilot-member table:name="58.2112243" table:display="true" table:show-details="true"/>
                <table:data-pilot-member table:name="58.858834429" table:display="true" table:show-details="true"/>
                <table:data-pilot-member table:name="64.735645674" table:display="true" table:show-details="true"/>
                <table:data-pilot-member table:name="80.826130525" table:display="true" table:show-details="true"/>
                <table:data-pilot-member table:name="89.880462456" table:display="true" table:show-details="true"/>
                <table:data-pilot-member table:name="91.9261385" table:display="true" table:show-details="true"/>
                <table:data-pilot-member table:name="95.48106304" table:display="true" table:show-details="true"/>
                <table:data-pilot-member table:name="99.12597383" table:display="true" table:show-details="true"/>
                <table:data-pilot-member table:name="103.926946827" table:display="true" table:show-details="true"/>
                <table:data-pilot-member table:name="104.152206429" table:display="true" table:show-details="true"/>
                <table:data-pilot-member table:name="108.834512258" table:display="true" table:show-details="true"/>
                <table:data-pilot-member table:name="110.020066542" table:display="true" table:show-details="true"/>
                <table:data-pilot-member table:name="110.43638403" table:display="true" table:show-details="true"/>
                <table:data-pilot-member table:name="112.178278324" table:display="true" table:show-details="true"/>
                <table:data-pilot-member table:name="117.429570016" table:display="true" table:show-details="true"/>
                <table:data-pilot-member table:name="128.832345136" table:display="true" table:show-details="true"/>
                <table:data-pilot-member table:name="131.931050004" table:display="true" table:show-details="true"/>
                <table:data-pilot-member table:name="132.197373831" table:display="true" table:show-details="true"/>
                <table:data-pilot-member table:name="134.935438512" table:display="true" table:show-details="true"/>
                <table:data-pilot-member table:name="135.8547418" table:display="true" table:show-details="true"/>
                <table:data-pilot-member table:name="139.442971185" table:display="true" table:show-details="true"/>
                <table:data-pilot-member table:name="147.64207238" table:display="true" table:show-details="true"/>
                <table:data-pilot-member table:name="152.56995285" table:display="true" table:show-details="true"/>
                <table:data-pilot-member table:name="154.100589876" table:display="true" table:show-details="true"/>
                <table:data-pilot-member table:name="155.595211515" table:display="true" table:show-details="true"/>
                <table:data-pilot-member table:name="156.2009442" table:display="true" table:show-details="true"/>
                <table:data-pilot-member table:name="158.509822176" table:display="true" table:show-details="true"/>
                <table:data-pilot-member table:name="173.920865791" table:display="true" table:show-details="true"/>
                <table:data-pilot-member table:name="176.55553224" table:display="true" table:show-details="true"/>
                <table:data-pilot-member table:name="182.00265069" table:display="true" table:show-details="true"/>
                <table:data-pilot-member table:name="192.3412392" table:display="true" table:show-details="true"/>
                <table:data-pilot-member table:name="193.129320057" table:display="true" table:show-details="true"/>
                <table:data-pilot-member table:name="193.202133783" table:display="true" table:show-details="true"/>
                <table:data-pilot-member table:name="199.004712764" table:display="true" table:show-details="true"/>
                <table:data-pilot-member table:name="201.842016714" table:display="true" table:show-details="true"/>
                <table:data-pilot-member table:name="203.137328744" table:display="true" table:show-details="true"/>
                <table:data-pilot-member table:name="211.254073218" table:display="true" table:show-details="true"/>
                <table:data-pilot-member table:name="216.324220035" table:display="true" table:show-details="true"/>
                <table:data-pilot-member table:name="223.227257303" table:display="true" table:show-details="true"/>
                <table:data-pilot-member table:name="224.590534626" table:display="true" table:show-details="true"/>
                <table:data-pilot-member table:name="225.980355916" table:display="true" table:show-details="true"/>
                <table:data-pilot-member table:name="228.042726874" table:display="true" table:show-details="true"/>
                <table:data-pilot-member table:name="230.321248528" table:display="true" table:show-details="true"/>
                <table:data-pilot-member table:name="239.58025218" table:display="true" table:show-details="true"/>
                <table:data-pilot-member table:name="240.8209089" table:display="true" table:show-details="true"/>
                <table:data-pilot-member table:name="242.768883456" table:display="true" table:show-details="true"/>
                <table:data-pilot-member table:name="243.953483262" table:display="true" table:show-details="true"/>
                <table:data-pilot-member table:name="246.709826607" table:display="true" table:show-details="true"/>
                <table:data-pilot-member table:name="246.794308544" table:display="true" table:show-details="true"/>
                <table:data-pilot-member table:name="249.722005176" table:display="true" table:show-details="true"/>
                <table:data-pilot-member table:name="250.521741859" table:display="true" table:show-details="true"/>
                <table:data-pilot-member table:name="260.677730664" table:display="true" table:show-details="true"/>
                <table:data-pilot-member table:name="261.341250332" table:display="true" table:show-details="true"/>
                <table:data-pilot-member table:name="266.4224511" table:display="true" table:show-details="true"/>
                <table:data-pilot-member table:name="277.503760292" table:display="true" table:show-details="true"/>
                <table:data-pilot-member table:name="296.920983216" table:display="true" table:show-details="true"/>
                <table:data-pilot-member table:name="302.704856713" table:display="true" table:show-details="true"/>
                <table:data-pilot-member table:name="303.650300877" table:display="true" table:show-details="true"/>
                <table:data-pilot-member table:name="304.940341413" table:display="true" table:show-details="true"/>
                <table:data-pilot-member table:name="312.267873764" table:display="true" table:show-details="true"/>
                <table:data-pilot-member table:name="314.80689672" table:display="true" table:show-details="true"/>
                <table:data-pilot-member table:name="317.989030786" table:display="true" table:show-details="true"/>
                <table:data-pilot-member table:name="324.84542412" table:display="true" table:show-details="true"/>
                <table:data-pilot-member table:name="329.651650645" table:display="true" table:show-details="true"/>
                <table:data-pilot-member table:name="333.359933705" table:display="true" table:show-details="true"/>
                <table:data-pilot-member table:name="338.517743208" table:display="true" table:show-details="true"/>
                <table:data-pilot-member table:name="351.743204406" table:display="true" table:show-details="true"/>
                <table:data-pilot-member table:name="368.632219384" table:display="true" table:show-details="true"/>
                <table:data-pilot-member table:name="372.687414649" table:display="true" table:show-details="true"/>
                <table:data-pilot-member table:name="385.80992955" table:display="true" table:show-details="true"/>
                <table:data-pilot-member table:name="387.46455293" table:display="true" table:show-details="true"/>
                <table:data-pilot-member table:name="396.373757781" table:display="true" table:show-details="true"/>
                <table:data-pilot-member table:name="399.463660244" table:display="true" table:show-details="true"/>
                <table:data-pilot-member table:name="413.87717442" table:display="true" table:show-details="true"/>
                <table:data-pilot-member table:name="416.950767898" table:display="true" table:show-details="true"/>
                <table:data-pilot-member table:name="426.735936672" table:display="true" table:show-details="true"/>
                <table:data-pilot-member table:name="427.03133239" table:display="true" table:show-details="true"/>
                <table:data-pilot-member table:name="427.909519366" table:display="true" table:show-details="true"/>
                <table:data-pilot-member table:name="440.115867945" table:display="true" table:show-details="true"/>
                <table:data-pilot-member table:name="443.521303452" table:display="true" table:show-details="true"/>
                <table:data-pilot-member table:name="449.268484068" table:display="true" table:show-details="true"/>
                <table:data-pilot-member table:name="449.96604498" table:display="true" table:show-details="true"/>
                <table:data-pilot-member table:name="453.91238904" table:display="true" table:show-details="true"/>
                <table:data-pilot-member table:name="454.08952603" table:display="true" table:show-details="true"/>
                <table:data-pilot-member table:name="455.660338716" table:display="true" table:show-details="true"/>
                <table:data-pilot-member table:name="458.976763235" table:display="true" table:show-details="true"/>
                <table:data-pilot-member table:name="465.183245415" table:display="true" table:show-details="true"/>
                <table:data-pilot-member table:name="465.487766414" table:display="true" table:show-details="true"/>
                <table:data-pilot-member table:name="466.8787759" table:display="true" table:show-details="true"/>
                <table:data-pilot-member table:name="469.094498352" table:display="true" table:show-details="true"/>
                <table:data-pilot-member table:name="469.199927478" table:display="true" table:show-details="true"/>
                <table:data-pilot-member table:name="471.502298763" table:display="true" table:show-details="true"/>
                <table:data-pilot-member table:name="471.61678897" table:display="true" table:show-details="true"/>
                <table:data-pilot-member table:name="474.405254326" table:display="true" table:show-details="true"/>
                <table:data-pilot-member table:name="495.440706176" table:display="true" table:show-details="true"/>
                <table:data-pilot-member table:name="500.606138867" table:display="true" table:show-details="true"/>
                <table:data-pilot-member table:name="504.01660372" table:display="true" table:show-details="true"/>
                <table:data-pilot-member table:name="505.395391" table:display="true" table:show-details="true"/>
                <table:data-pilot-member table:name="512.706963384" table:display="true" table:show-details="true"/>
                <table:data-pilot-member table:name="513.24414393" table:display="true" table:show-details="true"/>
                <table:data-pilot-member table:name="520.410681856" table:display="true" table:show-details="true"/>
                <table:data-pilot-member table:name="522.836697456" table:display="true" table:show-details="true"/>
                <table:data-pilot-member table:name="525.70099487" table:display="true" table:show-details="true"/>
                <table:data-pilot-member table:name="545.8924042" table:display="true" table:show-details="true"/>
                <table:data-pilot-member table:name="549.772495848" table:display="true" table:show-details="true"/>
                <table:data-pilot-member table:name="553.557348892" table:display="true" table:show-details="true"/>
                <table:data-pilot-member table:name="567.054580624" table:display="true" table:show-details="true"/>
                <table:data-pilot-member table:name="584.3804855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per_worker" table:orientation="data" table:used-hierarchy="0" table:function="sum">
            <table:data-pilot-level table:show-empty="false" calcext:repeat-item-labels="false">
              <table:data-pilot-members>
                <table:data-pilot-member table:name="1.21452E-06" table:display="true" table:show-details="true"/>
                <table:data-pilot-member table:name="1.30220161290323E-06" table:display="true" table:show-details="true"/>
                <table:data-pilot-member table:name="1.39692682926829E-06" table:display="true" table:show-details="true"/>
                <table:data-pilot-member table:name="1.48761206896552E-06" table:display="true" table:show-details="true"/>
                <table:data-pilot-member table:name="1.51424561403509E-06" table:display="true" table:show-details="true"/>
                <table:data-pilot-member table:name="1.52592913385827E-06" table:display="true" table:show-details="true"/>
                <table:data-pilot-member table:name="1.67038938053097E-06" table:display="true" table:show-details="true"/>
                <table:data-pilot-member table:name="1.677875E-06" table:display="true" table:show-details="true"/>
                <table:data-pilot-member table:name="1.68942608695652E-06" table:display="true" table:show-details="true"/>
                <table:data-pilot-member table:name="1.6906E-06" table:display="true" table:show-details="true"/>
                <table:data-pilot-member table:name="1.702025E-06" table:display="true" table:show-details="true"/>
                <table:data-pilot-member table:name="1.72967346938775E-06" table:display="true" table:show-details="true"/>
                <table:data-pilot-member table:name="1.7446015625E-06" table:display="true" table:show-details="true"/>
                <table:data-pilot-member table:name="1.75173636363636E-06" table:display="true" table:show-details="true"/>
                <table:data-pilot-member table:name="1.77201869158879E-06" table:display="true" table:show-details="true"/>
                <table:data-pilot-member table:name="1.79327868852459E-06" table:display="true" table:show-details="true"/>
                <table:data-pilot-member table:name="1.80950413223141E-06" table:display="true" table:show-details="true"/>
                <table:data-pilot-member table:name="1.82736538461538E-06" table:display="true" table:show-details="true"/>
                <table:data-pilot-member table:name="1.83730275229358E-06" table:display="true" table:show-details="true"/>
                <table:data-pilot-member table:name="1.84617E-06" table:display="true" table:show-details="true"/>
                <table:data-pilot-member table:name="1.85467326732673E-06" table:display="true" table:show-details="true"/>
                <table:data-pilot-member table:name="1.86198412698413E-06" table:display="true" table:show-details="true"/>
                <table:data-pilot-member table:name="1.90338679245283E-06" table:display="true" table:show-details="true"/>
                <table:data-pilot-member table:name="1.92013043478261E-06" table:display="true" table:show-details="true"/>
                <table:data-pilot-member table:name="1.96388235294118E-06" table:display="true" table:show-details="true"/>
                <table:data-pilot-member table:name="1.97278350515464E-06" table:display="true" table:show-details="true"/>
                <table:data-pilot-member table:name="1.97325225225225E-06" table:display="true" table:show-details="true"/>
                <table:data-pilot-member table:name="1.99607777777778E-06" table:display="true" table:show-details="true"/>
                <table:data-pilot-member table:name="2.01473404255319E-06" table:display="true" table:show-details="true"/>
                <table:data-pilot-member table:name="2.01961165048544E-06" table:display="true" table:show-details="true"/>
                <table:data-pilot-member table:name="2.02118181818182E-06" table:display="true" table:show-details="true"/>
                <table:data-pilot-member table:name="2.0491452991453E-06" table:display="true" table:show-details="true"/>
                <table:data-pilot-member table:name="2.05449367088608E-06" table:display="true" table:show-details="true"/>
                <table:data-pilot-member table:name="2.07915476190476E-06" table:display="true" table:show-details="true"/>
                <table:data-pilot-member table:name="2.0867731092437E-06" table:display="true" table:show-details="true"/>
                <table:data-pilot-member table:name="2.11337288135593E-06" table:display="true" table:show-details="true"/>
                <table:data-pilot-member table:name="2.13342352941176E-06" table:display="true" table:show-details="true"/>
                <table:data-pilot-member table:name="2.14594382022472E-06" table:display="true" table:show-details="true"/>
                <table:data-pilot-member table:name="2.18641025641026E-06" table:display="true" table:show-details="true"/>
                <table:data-pilot-member table:name="2.2434625E-06" table:display="true" table:show-details="true"/>
                <table:data-pilot-member table:name="2.24774390243902E-06" table:display="true" table:show-details="true"/>
                <table:data-pilot-member table:name="2.31655844155844E-06" table:display="true" table:show-details="true"/>
                <table:data-pilot-member table:name="2.33560606060606E-06" table:display="true" table:show-details="true"/>
                <table:data-pilot-member table:name="2.37456989247312E-06" table:display="true" table:show-details="true"/>
                <table:data-pilot-member table:name="2.39414457831325E-06" table:display="true" table:show-details="true"/>
                <table:data-pilot-member table:name="2.39474074074074E-06" table:display="true" table:show-details="true"/>
                <table:data-pilot-member table:name="2.43114473684211E-06" table:display="true" table:show-details="true"/>
                <table:data-pilot-member table:name="2.44052747252747E-06" table:display="true" table:show-details="true"/>
                <table:data-pilot-member table:name="2.44194444444444E-06" table:display="true" table:show-details="true"/>
                <table:data-pilot-member table:name="2.45408421052632E-06" table:display="true" table:show-details="true"/>
                <table:data-pilot-member table:name="2.48155405405405E-06" table:display="true" table:show-details="true"/>
                <table:data-pilot-member table:name="2.56482191780822E-06" table:display="true" table:show-details="true"/>
                <table:data-pilot-member table:name="2.59764367816092E-06" table:display="true" table:show-details="true"/>
                <table:data-pilot-member table:name="2.60381333333333E-06" table:display="true" table:show-details="true"/>
                <table:data-pilot-member table:name="2.74539534883721E-06" table:display="true" table:show-details="true"/>
                <table:data-pilot-member table:name="3.29159375E-06" table:display="true" table:show-details="true"/>
                <table:data-pilot-member table:name="3.44915492957746E-06" table:display="true" table:show-details="true"/>
                <table:data-pilot-member table:name="3.5256976744186E-06" table:display="true" table:show-details="true"/>
                <table:data-pilot-member table:name="3.893575E-06" table:display="true" table:show-details="true"/>
                <table:data-pilot-member table:name="4.08305128205128E-06" table:display="true" table:show-details="true"/>
                <table:data-pilot-member table:name="4.17702777777778E-06" table:display="true" table:show-details="true"/>
                <table:data-pilot-member table:name="4.25507317073171E-06" table:display="true" table:show-details="true"/>
                <table:data-pilot-member table:name="4.30288095238095E-06" table:display="true" table:show-details="true"/>
                <table:data-pilot-member table:name="4.71116666666667E-06" table:display="true" table:show-details="true"/>
                <table:data-pilot-member table:name="4.7134347826087E-06" table:display="true" table:show-details="true"/>
                <table:data-pilot-member table:name="5.14968421052632E-06" table:display="true" table:show-details="true"/>
                <table:data-pilot-member table:name="5.19711111111111E-06" table:display="true" table:show-details="true"/>
                <table:data-pilot-member table:name="5.62898684210526E-06" table:display="true" table:show-details="true"/>
                <table:data-pilot-member table:name="5.775825E-06" table:display="true" table:show-details="true"/>
                <table:data-pilot-member table:name="5.78437804878049E-06" table:display="true" table:show-details="true"/>
                <table:data-pilot-member table:name="5.84232432432432E-06" table:display="true" table:show-details="true"/>
                <table:data-pilot-member table:name="6.13602298850575E-06" table:display="true" table:show-details="true"/>
                <table:data-pilot-member table:name="6.21488636363636E-06" table:display="true" table:show-details="true"/>
                <table:data-pilot-member table:name="6.25045882352941E-06" table:display="true" table:show-details="true"/>
                <table:data-pilot-member table:name="6.43017721518987E-06" table:display="true" table:show-details="true"/>
                <table:data-pilot-member table:name="6.69269767441861E-06" table:display="true" table:show-details="true"/>
                <table:data-pilot-member table:name="7.69938805970149E-06" table:display="true" table:show-details="true"/>
                <table:data-pilot-member table:name="8.118625E-06" table:display="true" table:show-details="true"/>
                <table:data-pilot-member table:name="8.79801639344262E-06" table:display="true" table:show-details="true"/>
                <table:data-pilot-member table:name="8.81208163265306E-06" table:display="true" table:show-details="true"/>
                <table:data-pilot-member table:name="9.52452E-06" table:display="true" table:show-details="true"/>
                <table:data-pilot-member table:name="1.10087872340426E-05" table:display="true" table:show-details="true"/>
                <table:data-pilot-member table:name="1.22583333333333E-05" table:display="true" table:show-details="true"/>
                <table:data-pilot-member table:name="1.32426299212598E-05" table:display="true" table:show-details="true"/>
                <table:data-pilot-member table:name="1.341008E-05" table:display="true" table:show-details="true"/>
                <table:data-pilot-member table:name="1.38027438016529E-05" table:display="true" table:show-details="true"/>
                <table:data-pilot-member table:name="1.41068279569892E-05" table:display="true" table:show-details="true"/>
                <table:data-pilot-member table:name="1.48141166666667E-05" table:display="true" table:show-details="true"/>
                <table:data-pilot-member table:name="1.53017226890756E-05" table:display="true" table:show-details="true"/>
                <table:data-pilot-member table:name="1.59237280701754E-05" table:display="true" table:show-details="true"/>
                <table:data-pilot-member table:name="1.62712051282051E-05" table:display="true" table:show-details="true"/>
                <table:data-pilot-member table:name="1.66794695652174E-05" table:display="true" table:show-details="true"/>
                <table:data-pilot-member table:name="1.68565752212389E-05" table:display="true" table:show-details="true"/>
                <table:data-pilot-member table:name="1.69654337349398E-05" table:display="true" table:show-details="true"/>
                <table:data-pilot-member table:name="1.86455775862069E-05" table:display="true" table:show-details="true"/>
                <table:data-pilot-member table:name="1.87450810810811E-05" table:display="true" table:show-details="true"/>
                <table:data-pilot-member table:name="1.90028691588785E-05" table:display="true" table:show-details="true"/>
                <table:data-pilot-member table:name="1.90990833333333E-05" table:display="true" table:show-details="true"/>
                <table:data-pilot-member table:name="1.92045089285714E-05" table:display="true" table:show-details="true"/>
                <table:data-pilot-member table:name="1.96684245283019E-05" table:display="true" table:show-details="true"/>
                <table:data-pilot-member table:name="2.06645679012346E-05" table:display="true" table:show-details="true"/>
                <table:data-pilot-member table:name="2.08737142857143E-05" table:display="true" table:show-details="true"/>
                <table:data-pilot-member table:name="2.16615288461538E-05" table:display="true" table:show-details="true"/>
                <table:data-pilot-member table:name="2.17068490566038E-05" table:display="true" table:show-details="true"/>
                <table:data-pilot-member table:name="2.25227745098039E-05" table:display="true" table:show-details="true"/>
                <table:data-pilot-member table:name="2.42226565656566E-05" table:display="true" table:show-details="true"/>
                <table:data-pilot-member table:name="2.62495576923077E-05" table:display="true" table:show-details="true"/>
                <table:data-pilot-member table:name="2.63824814814815E-05" table:display="true" table:show-details="true"/>
                <table:data-pilot-member table:name="2.68565543478261E-05" table:display="true" table:show-details="true"/>
                <table:data-pilot-member table:name="2.78305E-05" table:display="true" table:show-details="true"/>
                <table:data-pilot-member table:name="2.83342352941176E-05" table:display="true" table:show-details="true"/>
                <table:data-pilot-member table:name="2.94091208791209E-05" table:display="true" table:show-details="true"/>
                <table:data-pilot-member table:name="2.97582680412371E-05" table:display="true" table:show-details="true"/>
                <table:data-pilot-member table:name="3.07485666666667E-05" table:display="true" table:show-details="true"/>
                <table:data-pilot-member table:name="3.12463707865168E-05" table:display="true" table:show-details="true"/>
                <table:data-pilot-member table:name="3.3004462962963E-05" table:display="true" table:show-details="true"/>
                <table:data-pilot-member table:name="3.43134285714286E-05" table:display="true" table:show-details="true"/>
                <table:data-pilot-member table:name="3.81751147540984E-05" table:display="true" table:show-details="true"/>
                <table:data-pilot-member table:name="3.93385068493151E-05" table:display="true" table:show-details="true"/>
                <table:data-pilot-member table:name="4.08649765625E-05" table:display="true" table:show-details="true"/>
                <table:data-pilot-member table:name="4.101E-05" table:display="true" table:show-details="true"/>
                <table:data-pilot-member table:name="4.25284057971015E-05" table:display="true" table:show-details="true"/>
                <table:data-pilot-member table:name="4.32404390243902E-05" table:display="true" table:show-details="true"/>
                <table:data-pilot-member table:name="4.4789427184466E-05" table:display="true" table:show-details="true"/>
                <table:data-pilot-member table:name="4.55986532258065E-05" table:display="true" table:show-details="true"/>
                <table:data-pilot-member table:name="4.56852027027027E-05" table:display="true" table:show-details="true"/>
                <table:data-pilot-member table:name="4.5888081300813E-05" table:display="true" table:show-details="true"/>
                <table:data-pilot-member table:name="4.64810625E-05" table:display="true" table:show-details="true"/>
                <table:data-pilot-member table:name="4.74167878787879E-05" table:display="true" table:show-details="true"/>
                <table:data-pilot-member table:name="4.75835492957746E-05" table:display="true" table:show-details="true"/>
                <table:data-pilot-member table:name="4.87309032258065E-05" table:display="true" table:show-details="true"/>
                <table:data-pilot-member table:name="4.9682E-05" table:display="true" table:show-details="true"/>
                <table:data-pilot-member table:name="5.01132307692308E-05" table:display="true" table:show-details="true"/>
                <table:data-pilot-member table:name="5.11972660550459E-05" table:display="true" table:show-details="true"/>
                <table:data-pilot-member table:name="5.25849666666667E-05" table:display="true" table:show-details="true"/>
                <table:data-pilot-member table:name="5.32326181818182E-05" table:display="true" table:show-details="true"/>
                <table:data-pilot-member table:name="5.49572222222222E-05" table:display="true" table:show-details="true"/>
                <table:data-pilot-member table:name="5.70983620689655E-05" table:display="true" table:show-details="true"/>
                <table:data-pilot-member table:name="5.752231E-05" table:display="true" table:show-details="true"/>
                <table:data-pilot-member table:name="5.75269322033898E-05" table:display="true" table:show-details="true"/>
                <table:data-pilot-member table:name="5.78501142857143E-05" table:display="true" table:show-details="true"/>
                <table:data-pilot-member table:name="6.1461E-05" table:display="true" table:show-details="true"/>
                <table:data-pilot-member table:name="6.20165E-05" table:display="true" table:show-details="true"/>
                <table:data-pilot-member table:name="6.21740833333333E-05" table:display="true" table:show-details="true"/>
                <table:data-pilot-member table:name="6.23119375E-05" table:display="true" table:show-details="true"/>
                <table:data-pilot-member table:name="6.26742079207921E-05" table:display="true" table:show-details="true"/>
                <table:data-pilot-member table:name="6.40913137254902E-05" table:display="true" table:show-details="true"/>
                <table:data-pilot-member table:name="6.51308979591837E-05" table:display="true" table:show-details="true"/>
                <table:data-pilot-member table:name="6.72398842105263E-05" table:display="true" table:show-details="true"/>
                <table:data-pilot-member table:name="6.75828095238095E-05" table:display="true" table:show-details="true"/>
                <table:data-pilot-member table:name="6.85176595744681E-05" table:display="true" table:show-details="true"/>
                <table:data-pilot-member table:name="6.87251458333333E-05" table:display="true" table:show-details="true"/>
                <table:data-pilot-member table:name="6.99184038461538E-05" table:display="true" table:show-details="true"/>
                <table:data-pilot-member table:name="7.05187111111111E-05" table:display="true" table:show-details="true"/>
                <table:data-pilot-member table:name="7.12994814814815E-05" table:display="true" table:show-details="true"/>
                <table:data-pilot-member table:name="7.23475512820513E-05" table:display="true" table:show-details="true"/>
                <table:data-pilot-member table:name="7.41812790697674E-05" table:display="true" table:show-details="true"/>
                <table:data-pilot-member table:name="7.44006382978723E-05" table:display="true" table:show-details="true"/>
                <table:data-pilot-member table:name="7.52406031746032E-05" table:display="true" table:show-details="true"/>
                <table:data-pilot-member table:name="7.613425E-05" table:display="true" table:show-details="true"/>
                <table:data-pilot-member table:name="7.62319230769231E-05" table:display="true" table:show-details="true"/>
                <table:data-pilot-member table:name="7.756504E-05" table:display="true" table:show-details="true"/>
                <table:data-pilot-member table:name="8.09512272727273E-05" table:display="true" table:show-details="true"/>
                <table:data-pilot-member table:name="8.20702E-05" table:display="true" table:show-details="true"/>
                <table:data-pilot-member table:name="8.63498E-05" table:display="true" table:show-details="true"/>
                <table:data-pilot-member table:name="8.683016E-05" table:display="true" table:show-details="true"/>
                <table:data-pilot-member table:name="8.71237727272727E-05" table:display="true" table:show-details="true"/>
                <table:data-pilot-member table:name="8.98527777777778E-05" table:display="true" table:show-details="true"/>
                <table:data-pilot-member table:name="8.99242083333333E-05" table:display="true" table:show-details="true"/>
                <table:data-pilot-member table:name="0.000102366618182" table:display="true" table:show-details="true"/>
                <table:data-pilot-member table:name="0.000103553309524" table:display="true" table:show-details="true"/>
                <table:data-pilot-member table:name="0.000104532630769" table:display="true" table:show-details="true"/>
                <table:data-pilot-member table:name="0.0001051545" table:display="true" table:show-details="true"/>
                <table:data-pilot-member table:name="0.000113695968254" table:display="true" table:show-details="true"/>
                <table:data-pilot-member table:name="0.000114648285714" table:display="true" table:show-details="true"/>
                <table:data-pilot-member table:name="0.000123281218182" table:display="true" table:show-details="true"/>
                <table:data-pilot-member table:name="0.000124606122807" table:display="true" table:show-details="true"/>
                <table:data-pilot-member table:name="0.000126092264706" table:display="true" table:show-details="true"/>
                <table:data-pilot-member table:name="0.0001279843" table:display="true" table:show-details="true"/>
                <table:data-pilot-member table:name="0.000129048333333" table:display="true" table:show-details="true"/>
                <table:data-pilot-member table:name="0.000130698157895" table:display="true" table:show-details="true"/>
                <table:data-pilot-member table:name="0.000133370090909" table:display="true" table:show-details="true"/>
                <table:data-pilot-member table:name="0.0001394426" table:display="true" table:show-details="true"/>
                <table:data-pilot-member table:name="0.000143041122449" table:display="true" table:show-details="true"/>
                <table:data-pilot-member table:name="0.000144161555556" table:display="true" table:show-details="true"/>
                <table:data-pilot-member table:name="0.000149686875" table:display="true" table:show-details="true"/>
                <table:data-pilot-member table:name="0.0001538522" table:display="true" table:show-details="true"/>
                <table:data-pilot-member table:name="0.000155339516129" table:display="true" table:show-details="true"/>
                <table:data-pilot-member table:name="0.000155424528302" table:display="true" table:show-details="true"/>
                <table:data-pilot-member table:name="0.000162722875" table:display="true" table:show-details="true"/>
                <table:data-pilot-member table:name="0.00017690888" table:display="true" table:show-details="true"/>
                <table:data-pilot-member table:name="0.000177999315789" table:display="true" table:show-details="true"/>
                <table:data-pilot-member table:name="0.000180717666667" table:display="true" table:show-details="true"/>
                <table:data-pilot-member table:name="0.000186601388889" table:display="true" table:show-details="true"/>
                <table:data-pilot-member table:name="0.000188611285714" table:display="true" table:show-details="true"/>
                <table:data-pilot-member table:name="0.000196344" table:display="true" table:show-details="true"/>
                <table:data-pilot-member table:name="0.0001993275" table:display="true" table:show-details="true"/>
                <table:data-pilot-member table:name="0.000209946714286" table:display="true" table:show-details="true"/>
                <table:data-pilot-member table:name="0.000210105575" table:display="true" table:show-details="true"/>
                <table:data-pilot-member table:name="0.000229915294118" table:display="true" table:show-details="true"/>
                <table:data-pilot-member table:name="0.000232532513514" table:display="true" table:show-details="true"/>
                <table:data-pilot-member table:name="0.00024004062069" table:display="true" table:show-details="true"/>
                <table:data-pilot-member table:name="0.00024877775" table:display="true" table:show-details="true"/>
                <table:data-pilot-member table:name="0.000251908833333" table:display="true" table:show-details="true"/>
                <table:data-pilot-member table:name="0.000255220660714" table:display="true" table:show-details="true"/>
                <table:data-pilot-member table:name="0.0002557605" table:display="true" table:show-details="true"/>
                <table:data-pilot-member table:name="0.000256410333333" table:display="true" table:show-details="true"/>
                <table:data-pilot-member table:name="0.000257645769231" table:display="true" table:show-details="true"/>
                <table:data-pilot-member table:name="0.000286277380952" table:display="true" table:show-details="true"/>
                <table:data-pilot-member table:name="0.000331545333333" table:display="true" table:show-details="true"/>
                <table:data-pilot-member table:name="0.000351260695652" table:display="true" table:show-details="true"/>
                <table:data-pilot-member table:name="0.000393510684211" table:display="true" table:show-details="true"/>
                <table:data-pilot-member table:name="0.000629531" table:display="true" table:show-details="true"/>
                <table:data-pilot-member table:name="0.000653015172414" table:display="true" table:show-details="true"/>
                <table:data-pilot-member table:name="0.000844219785714" table:display="true" table:show-details="true"/>
                <table:data-pilot-member table:name="0.001121767338983" table:display="true" table:show-details="true"/>
                <table:data-pilot-member table:name="0.001215161368421" table:display="true" table:show-details="true"/>
                <table:data-pilot-member table:name="0.001529096310345" table:display="true" table:show-details="true"/>
                <table:data-pilot-member table:name="0.001632521716667" table:display="true" table:show-details="true"/>
                <table:data-pilot-member table:name="0.002416545196721" table:display="true" table:show-details="true"/>
                <table:data-pilot-member table:name="0.003407305241935" table:display="true" table:show-details="true"/>
                <table:data-pilot-member table:name="0.003476693933333" table:display="true" table:show-details="true"/>
                <table:data-pilot-member table:name="0.00399056575" table:display="true" table:show-details="true"/>
                <table:data-pilot-member table:name="0.004955004428571" table:display="true" table:show-details="true"/>
                <table:data-pilot-member table:name="0.005499734" table:display="true" table:show-details="true"/>
                <table:data-pilot-member table:name="0.006242161935484" table:display="true" table:show-details="true"/>
                <table:data-pilot-member table:name="0.006831412416667" table:display="true" table:show-details="true"/>
                <table:data-pilot-member table:name="0.00712373096875" table:display="true" table:show-details="true"/>
                <table:data-pilot-member table:name="0.009000635692308" table:display="true" table:show-details="true"/>
                <table:data-pilot-member table:name="0.01161357369697" table:display="true" table:show-details="true"/>
                <table:data-pilot-member table:name="0.011865703428572" table:display="true" table:show-details="true"/>
                <table:data-pilot-member table:name="0.01299859590625" table:display="true" table:show-details="true"/>
                <table:data-pilot-member table:name="0.016627040761194" table:display="true" table:show-details="true"/>
                <table:data-pilot-member table:name="0.020659662666667" table:display="true" table:show-details="true"/>
                <table:data-pilot-member table:name="0.021659037485294" table:display="true" table:show-details="true"/>
                <table:data-pilot-member table:name="0.021804038" table:display="true" table:show-details="true"/>
                <table:data-pilot-member table:name="0.021916979909091" table:display="true" table:show-details="true"/>
                <table:data-pilot-member table:name="0.027060917449275" table:display="true" table:show-details="true"/>
                <table:data-pilot-member table:name="0.028916495590909" table:display="true" table:show-details="true"/>
                <table:data-pilot-member table:name="0.031819944625" table:display="true" table:show-details="true"/>
                <table:data-pilot-member table:name="0.0318775314" table:display="true" table:show-details="true"/>
                <table:data-pilot-member table:name="0.037211040923077" table:display="true" table:show-details="true"/>
                <table:data-pilot-member table:name="0.039571476441177" table:display="true" table:show-details="true"/>
                <table:data-pilot-member table:name="0.054130971454546" table:display="true" table:show-details="true"/>
                <table:data-pilot-member table:name="0.060954476228572" table:display="true" table:show-details="true"/>
                <table:data-pilot-member table:name="0.06450930626087" table:display="true" table:show-details="true"/>
                <table:data-pilot-member table:name="0.072098968470588" table:display="true" table:show-details="true"/>
                <table:data-pilot-member table:name="0.073611682833333" table:display="true" table:show-details="true"/>
                <table:data-pilot-member table:name="0.117569896071429" table:display="true" table:show-details="true"/>
                <table:data-pilot-member table:name="0.1738163699" table:display="true" table:show-details="true"/>
                <table:data-pilot-member table:name="0.22398244" table:display="true" table:show-details="true"/>
                <table:data-pilot-member table:name="0.23653570775" table:display="true" table:show-details="true"/>
                <table:data-pilot-member table:name="0.2884675076" table:display="true" table:show-details="true"/>
                <table:data-pilot-member table:name="0.427180383" table:display="true" table:show-details="true"/>
                <table:data-pilot-member table:name="0.8907278205" table:display="true" table:show-details="true"/>
                <table:data-pilot-member table:name="1.67597839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per_worker" table:orientation="data" table:used-hierarchy="0" table:function="sum">
            <table:data-pilot-level table:show-empty="false" calcext:repeat-item-labels="false">
              <table:data-pilot-members>
                <table:data-pilot-member table:name="4.15739682539683E-06" table:display="true" table:show-details="true"/>
                <table:data-pilot-member table:name="4.452832E-06" table:display="true" table:show-details="true"/>
                <table:data-pilot-member table:name="4.86513559322034E-06" table:display="true" table:show-details="true"/>
                <table:data-pilot-member table:name="5.10966666666667E-06" table:display="true" table:show-details="true"/>
                <table:data-pilot-member table:name="5.18250819672131E-06" table:display="true" table:show-details="true"/>
                <table:data-pilot-member table:name="5.43066666666667E-06" table:display="true" table:show-details="true"/>
                <table:data-pilot-member table:name="5.74172631578947E-06" table:display="true" table:show-details="true"/>
                <table:data-pilot-member table:name="6.21711881188119E-06" table:display="true" table:show-details="true"/>
                <table:data-pilot-member table:name="6.26864220183486E-06" table:display="true" table:show-details="true"/>
                <table:data-pilot-member table:name="6.6221170212766E-06" table:display="true" table:show-details="true"/>
                <table:data-pilot-member table:name="6.71872222222222E-06" table:display="true" table:show-details="true"/>
                <table:data-pilot-member table:name="6.72528571428572E-06" table:display="true" table:show-details="true"/>
                <table:data-pilot-member table:name="7.10462068965517E-06" table:display="true" table:show-details="true"/>
                <table:data-pilot-member table:name="7.12974324324324E-06" table:display="true" table:show-details="true"/>
                <table:data-pilot-member table:name="7.18909090909091E-06" table:display="true" table:show-details="true"/>
                <table:data-pilot-member table:name="7.41047619047619E-06" table:display="true" table:show-details="true"/>
                <table:data-pilot-member table:name="7.44317E-06" table:display="true" table:show-details="true"/>
                <table:data-pilot-member table:name="7.4749918699187E-06" table:display="true" table:show-details="true"/>
                <table:data-pilot-member table:name="7.66052564102564E-06" table:display="true" table:show-details="true"/>
                <table:data-pilot-member table:name="7.81021176470588E-06" table:display="true" table:show-details="true"/>
                <table:data-pilot-member table:name="8.10536363636364E-06" table:display="true" table:show-details="true"/>
                <table:data-pilot-member table:name="8.14708661417323E-06" table:display="true" table:show-details="true"/>
                <table:data-pilot-member table:name="8.64794285714286E-06" table:display="true" table:show-details="true"/>
                <table:data-pilot-member table:name="8.84408870967742E-06" table:display="true" table:show-details="true"/>
                <table:data-pilot-member table:name="9.27827826086956E-06" table:display="true" table:show-details="true"/>
                <table:data-pilot-member table:name="9.28344827586207E-06" table:display="true" table:show-details="true"/>
                <table:data-pilot-member table:name="9.2964921875E-06" table:display="true" table:show-details="true"/>
                <table:data-pilot-member table:name="9.69877884615385E-06" table:display="true" table:show-details="true"/>
                <table:data-pilot-member table:name="9.73645454545455E-06" table:display="true" table:show-details="true"/>
                <table:data-pilot-member table:name="1.01051801801802E-05" table:display="true" table:show-details="true"/>
                <table:data-pilot-member table:name="1.01479019607843E-05" table:display="true" table:show-details="true"/>
                <table:data-pilot-member table:name="1.03605145631068E-05" table:display="true" table:show-details="true"/>
                <table:data-pilot-member table:name="1.03702666666667E-05" table:display="true" table:show-details="true"/>
                <table:data-pilot-member table:name="1.06473253012048E-05" table:display="true" table:show-details="true"/>
                <table:data-pilot-member table:name="1.0817862745098E-05" table:display="true" table:show-details="true"/>
                <table:data-pilot-member table:name="1.08779663865546E-05" table:display="true" table:show-details="true"/>
                <table:data-pilot-member table:name="1.09941428571429E-05" table:display="true" table:show-details="true"/>
                <table:data-pilot-member table:name="1.10435263157895E-05" table:display="true" table:show-details="true"/>
                <table:data-pilot-member table:name="1.16484955752212E-05" table:display="true" table:show-details="true"/>
                <table:data-pilot-member table:name="1.197392E-05" table:display="true" table:show-details="true"/>
                <table:data-pilot-member table:name="1.20354794520548E-05" table:display="true" table:show-details="true"/>
                <table:data-pilot-member table:name="1.22807232142857E-05" table:display="true" table:show-details="true"/>
                <table:data-pilot-member table:name="1.23190729166667E-05" table:display="true" table:show-details="true"/>
                <table:data-pilot-member table:name="1.25734675324675E-05" table:display="true" table:show-details="true"/>
                <table:data-pilot-member table:name="1.26316739130435E-05" table:display="true" table:show-details="true"/>
                <table:data-pilot-member table:name="1.30261509433962E-05" table:display="true" table:show-details="true"/>
                <table:data-pilot-member table:name="1.33391282051282E-05" table:display="true" table:show-details="true"/>
                <table:data-pilot-member table:name="1.42333457943925E-05" table:display="true" table:show-details="true"/>
                <table:data-pilot-member table:name="1.42344736842105E-05" table:display="true" table:show-details="true"/>
                <table:data-pilot-member table:name="1.43048909090909E-05" table:display="true" table:show-details="true"/>
                <table:data-pilot-member table:name="1.48360625E-05" table:display="true" table:show-details="true"/>
                <table:data-pilot-member table:name="1.50857222222222E-05" table:display="true" table:show-details="true"/>
                <table:data-pilot-member table:name="1.51692321428571E-05" table:display="true" table:show-details="true"/>
                <table:data-pilot-member table:name="1.52247474747475E-05" table:display="true" table:show-details="true"/>
                <table:data-pilot-member table:name="1.56050824742268E-05" table:display="true" table:show-details="true"/>
                <table:data-pilot-member table:name="1.5856247311828E-05" table:display="true" table:show-details="true"/>
                <table:data-pilot-member table:name="1.59509393939394E-05" table:display="true" table:show-details="true"/>
                <table:data-pilot-member table:name="1.59804615384615E-05" table:display="true" table:show-details="true"/>
                <table:data-pilot-member table:name="1.64032608695652E-05" table:display="true" table:show-details="true"/>
                <table:data-pilot-member table:name="1.64698970588235E-05" table:display="true" table:show-details="true"/>
                <table:data-pilot-member table:name="1.65020875E-05" table:display="true" table:show-details="true"/>
                <table:data-pilot-member table:name="1.6869619047619E-05" table:display="true" table:show-details="true"/>
                <table:data-pilot-member table:name="1.73112413793103E-05" table:display="true" table:show-details="true"/>
                <table:data-pilot-member table:name="1.81068E-05" table:display="true" table:show-details="true"/>
                <table:data-pilot-member table:name="1.81766E-05" table:display="true" table:show-details="true"/>
                <table:data-pilot-member table:name="1.85199775280899E-05" table:display="true" table:show-details="true"/>
                <table:data-pilot-member table:name="1.91156428571429E-05" table:display="true" table:show-details="true"/>
                <table:data-pilot-member table:name="1.93944197530864E-05" table:display="true" table:show-details="true"/>
                <table:data-pilot-member table:name="1.94515054945055E-05" table:display="true" table:show-details="true"/>
                <table:data-pilot-member table:name="2.05920833333333E-05" table:display="true" table:show-details="true"/>
                <table:data-pilot-member table:name="2.06466338028169E-05" table:display="true" table:show-details="true"/>
                <table:data-pilot-member table:name="2.11932333333333E-05" table:display="true" table:show-details="true"/>
                <table:data-pilot-member table:name="2.13112E-05" table:display="true" table:show-details="true"/>
                <table:data-pilot-member table:name="2.17554444444444E-05" table:display="true" table:show-details="true"/>
                <table:data-pilot-member table:name="2.19716627906977E-05" table:display="true" table:show-details="true"/>
                <table:data-pilot-member table:name="2.29805384615385E-05" table:display="true" table:show-details="true"/>
                <table:data-pilot-member table:name="2.33000925925926E-05" table:display="true" table:show-details="true"/>
                <table:data-pilot-member table:name="2.42008571428571E-05" table:display="true" table:show-details="true"/>
                <table:data-pilot-member table:name="2.42246341463415E-05" table:display="true" table:show-details="true"/>
                <table:data-pilot-member table:name="2.46610943396226E-05" table:display="true" table:show-details="true"/>
                <table:data-pilot-member table:name="2.47252804878049E-05" table:display="true" table:show-details="true"/>
                <table:data-pilot-member table:name="2.48902083333333E-05" table:display="true" table:show-details="true"/>
                <table:data-pilot-member table:name="2.49312857142857E-05" table:display="true" table:show-details="true"/>
                <table:data-pilot-member table:name="2.52769361702128E-05" table:display="true" table:show-details="true"/>
                <table:data-pilot-member table:name="2.5339E-05" table:display="true" table:show-details="true"/>
                <table:data-pilot-member table:name="2.563284375E-05" table:display="true" table:show-details="true"/>
                <table:data-pilot-member table:name="2.56369649122807E-05" table:display="true" table:show-details="true"/>
                <table:data-pilot-member table:name="2.57135348837209E-05" table:display="true" table:show-details="true"/>
                <table:data-pilot-member table:name="2.581235E-05" table:display="true" table:show-details="true"/>
                <table:data-pilot-member table:name="2.74749423076923E-05" table:display="true" table:show-details="true"/>
                <table:data-pilot-member table:name="2.80065949367089E-05" table:display="true" table:show-details="true"/>
                <table:data-pilot-member table:name="3.287516E-05" table:display="true" table:show-details="true"/>
                <table:data-pilot-member table:name="3.29979411764706E-05" table:display="true" table:show-details="true"/>
                <table:data-pilot-member table:name="3.31739137931035E-05" table:display="true" table:show-details="true"/>
                <table:data-pilot-member table:name="3.33911142857143E-05" table:display="true" table:show-details="true"/>
                <table:data-pilot-member table:name="3.46337288135593E-05" table:display="true" table:show-details="true"/>
                <table:data-pilot-member table:name="3.4767027027027E-05" table:display="true" table:show-details="true"/>
                <table:data-pilot-member table:name="3.51285652173913E-05" table:display="true" table:show-details="true"/>
                <table:data-pilot-member table:name="3.65849444444444E-05" table:display="true" table:show-details="true"/>
                <table:data-pilot-member table:name="3.69056176470588E-05" table:display="true" table:show-details="true"/>
                <table:data-pilot-member table:name="3.76865E-05" table:display="true" table:show-details="true"/>
                <table:data-pilot-member table:name="3.77826212121212E-05" table:display="true" table:show-details="true"/>
                <table:data-pilot-member table:name="4.12595217391304E-05" table:display="true" table:show-details="true"/>
                <table:data-pilot-member table:name="4.38387857142857E-05" table:display="true" table:show-details="true"/>
                <table:data-pilot-member table:name="4.43399473684211E-05" table:display="true" table:show-details="true"/>
                <table:data-pilot-member table:name="4.48778863636364E-05" table:display="true" table:show-details="true"/>
                <table:data-pilot-member table:name="4.51545E-05" table:display="true" table:show-details="true"/>
                <table:data-pilot-member table:name="4.61294545454546E-05" table:display="true" table:show-details="true"/>
                <table:data-pilot-member table:name="4.66601641791045E-05" table:display="true" table:show-details="true"/>
                <table:data-pilot-member table:name="4.88816578947368E-05" table:display="true" table:show-details="true"/>
                <table:data-pilot-member table:name="5.01834615384615E-05" table:display="true" table:show-details="true"/>
                <table:data-pilot-member table:name="5.183425E-05" table:display="true" table:show-details="true"/>
                <table:data-pilot-member table:name="5.2178641025641E-05" table:display="true" table:show-details="true"/>
                <table:data-pilot-member table:name="5.81112E-05" table:display="true" table:show-details="true"/>
                <table:data-pilot-member table:name="5.93792222222222E-05" table:display="true" table:show-details="true"/>
                <table:data-pilot-member table:name="6.05734375E-05" table:display="true" table:show-details="true"/>
                <table:data-pilot-member table:name="6.15014590163934E-05" table:display="true" table:show-details="true"/>
                <table:data-pilot-member table:name="6.32130666666667E-05" table:display="true" table:show-details="true"/>
                <table:data-pilot-member table:name="6.78777142857143E-05" table:display="true" table:show-details="true"/>
                <table:data-pilot-member table:name="8.1621875E-05" table:display="true" table:show-details="true"/>
                <table:data-pilot-member table:name="8.50165E-05" table:display="true" table:show-details="true"/>
                <table:data-pilot-member table:name="0.0001019756" table:display="true" table:show-details="true"/>
                <table:data-pilot-member table:name="0.0001348435" table:display="true" table:show-details="true"/>
                <table:data-pilot-member table:name="0.000136616444444" table:display="true" table:show-details="true"/>
                <table:data-pilot-member table:name="0.00015236" table:display="true" table:show-details="true"/>
                <table:data-pilot-member table:name="0.00016631425" table:display="true" table:show-details="true"/>
                <table:data-pilot-member table:name="0.0002159315" table:display="true" table:show-details="true"/>
                <table:data-pilot-member table:name="0.000333139" table:display="true" table:show-details="true"/>
                <table:data-pilot-member table:name="0.030508227" table:display="true" table:show-details="true"/>
                <table:data-pilot-member table:name="0.030747785406504" table:display="true" table:show-details="true"/>
                <table:data-pilot-member table:name="0.031037642685039" table:display="true" table:show-details="true"/>
                <table:data-pilot-member table:name="0.031136725071429" table:display="true" table:show-details="true"/>
                <table:data-pilot-member table:name="0.031521693683333" table:display="true" table:show-details="true"/>
                <table:data-pilot-member table:name="0.031686158893443" table:display="true" table:show-details="true"/>
                <table:data-pilot-member table:name="0.03176334728125" table:display="true" table:show-details="true"/>
                <table:data-pilot-member table:name="0.03179344077686" table:display="true" table:show-details="true"/>
                <table:data-pilot-member table:name="0.031853009440678" table:display="true" table:show-details="true"/>
                <table:data-pilot-member table:name="0.032066204789916" table:display="true" table:show-details="true"/>
                <table:data-pilot-member table:name="0.032151060555556" table:display="true" table:show-details="true"/>
                <table:data-pilot-member table:name="0.032294467333333" table:display="true" table:show-details="true"/>
                <table:data-pilot-member table:name="0.032345305024" table:display="true" table:show-details="true"/>
                <table:data-pilot-member table:name="0.033387967008621" table:display="true" table:show-details="true"/>
                <table:data-pilot-member table:name="0.034623426052632" table:display="true" table:show-details="true"/>
                <table:data-pilot-member table:name="0.034705237295652" table:display="true" table:show-details="true"/>
                <table:data-pilot-member table:name="0.040564864536232" table:display="true" table:show-details="true"/>
                <table:data-pilot-member table:name="0.043931083205882" table:display="true" table:show-details="true"/>
                <table:data-pilot-member table:name="0.044443613796117" table:display="true" table:show-details="true"/>
                <table:data-pilot-member table:name="0.044555343540816" table:display="true" table:show-details="true"/>
                <table:data-pilot-member table:name="0.044620769081081" table:display="true" table:show-details="true"/>
                <table:data-pilot-member table:name="0.044824819740741" table:display="true" table:show-details="true"/>
                <table:data-pilot-member table:name="0.044857298301887" table:display="true" table:show-details="true"/>
                <table:data-pilot-member table:name="0.045098032245098" table:display="true" table:show-details="true"/>
                <table:data-pilot-member table:name="0.045115074727273" table:display="true" table:show-details="true"/>
                <table:data-pilot-member table:name="0.045205243991072" table:display="true" table:show-details="true"/>
                <table:data-pilot-member table:name="0.045385411030928" table:display="true" table:show-details="true"/>
                <table:data-pilot-member table:name="0.045765563911505" table:display="true" table:show-details="true"/>
                <table:data-pilot-member table:name="0.04577038172093" table:display="true" table:show-details="true"/>
                <table:data-pilot-member table:name="0.045806278307692" table:display="true" table:show-details="true"/>
                <table:data-pilot-member table:name="0.045828853946237" table:display="true" table:show-details="true"/>
                <table:data-pilot-member table:name="0.045858966694737" table:display="true" table:show-details="true"/>
                <table:data-pilot-member table:name="0.045916760841122" table:display="true" table:show-details="true"/>
                <table:data-pilot-member table:name="0.046038183690476" table:display="true" table:show-details="true"/>
                <table:data-pilot-member table:name="0.046139783211765" table:display="true" table:show-details="true"/>
                <table:data-pilot-member table:name="0.046158953518072" table:display="true" table:show-details="true"/>
                <table:data-pilot-member table:name="0.046303812572917" table:display="true" table:show-details="true"/>
                <table:data-pilot-member table:name="0.046440790268293" table:display="true" table:show-details="true"/>
                <table:data-pilot-member table:name="0.046471555609195" table:display="true" table:show-details="true"/>
                <table:data-pilot-member table:name="0.046477723123457" table:display="true" table:show-details="true"/>
                <table:data-pilot-member table:name="0.046491208929293" table:display="true" table:show-details="true"/>
                <table:data-pilot-member table:name="0.046505759663366" table:display="true" table:show-details="true"/>
                <table:data-pilot-member table:name="0.046552756819048" table:display="true" table:show-details="true"/>
                <table:data-pilot-member table:name="0.046591814568807" table:display="true" table:show-details="true"/>
                <table:data-pilot-member table:name="0.04668787759" table:display="true" table:show-details="true"/>
                <table:data-pilot-member table:name="0.046789584945055" table:display="true" table:show-details="true"/>
                <table:data-pilot-member table:name="0.047011023054795" table:display="true" table:show-details="true"/>
                <table:data-pilot-member table:name="0.047050551022472" table:display="true" table:show-details="true"/>
                <table:data-pilot-member table:name="0.047187728372341" table:display="true" table:show-details="true"/>
                <table:data-pilot-member table:name="0.047195612032609" table:display="true" table:show-details="true"/>
                <table:data-pilot-member table:name="0.047363991306667" table:display="true" table:show-details="true"/>
                <table:data-pilot-member table:name="0.047602301056818" table:display="true" table:show-details="true"/>
                <table:data-pilot-member table:name="0.0476308555" table:display="true" table:show-details="true"/>
                <table:data-pilot-member table:name="0.047724844837838" table:display="true" table:show-details="true"/>
                <table:data-pilot-member table:name="0.048044279828947" table:display="true" table:show-details="true"/>
                <table:data-pilot-member table:name="0.048502620848101" table:display="true" table:show-details="true"/>
                <table:data-pilot-member table:name="0.048803580410256" table:display="true" table:show-details="true"/>
                <table:data-pilot-member table:name="0.0491885776125" table:display="true" table:show-details="true"/>
                <table:data-pilot-member table:name="0.049727613567164" table:display="true" table:show-details="true"/>
                <table:data-pilot-member table:name="0.050285056069445" table:display="true" table:show-details="true"/>
                <table:data-pilot-member table:name="0.051214420792208" table:display="true" table:show-details="true"/>
                <table:data-pilot-member table:name="0.055732066909091" table:display="true" table:show-details="true"/>
                <table:data-pilot-member table:name="0.056999031692308" table:display="true" table:show-details="true"/>
                <table:data-pilot-member table:name="0.060252516734375" table:display="true" table:show-details="true"/>
                <table:data-pilot-member table:name="0.062918116698413" table:display="true" table:show-details="true"/>
                <table:data-pilot-member table:name="0.063463445177419" table:display="true" table:show-details="true"/>
                <table:data-pilot-member table:name="0.064918229220339" table:display="true" table:show-details="true"/>
                <table:data-pilot-member table:name="0.065394098521127" table:display="true" table:show-details="true"/>
                <table:data-pilot-member table:name="0.065980514714286" table:display="true" table:show-details="true"/>
                <table:data-pilot-member table:name="0.066302022737705" table:display="true" table:show-details="true"/>
                <table:data-pilot-member table:name="0.06655007005" table:display="true" table:show-details="true"/>
                <table:data-pilot-member table:name="0.067789157810345" table:display="true" table:show-details="true"/>
                <table:data-pilot-member table:name="0.069126049438597" table:display="true" table:show-details="true"/>
                <table:data-pilot-member table:name="0.071512138854546" table:display="true" table:show-details="true"/>
                <table:data-pilot-member table:name="0.071855470528302" table:display="true" table:show-details="true"/>
                <table:data-pilot-member table:name="0.072446527166667" table:display="true" table:show-details="true"/>
                <table:data-pilot-member table:name="0.073444275678572" table:display="true" table:show-details="true"/>
                <table:data-pilot-member table:name="0.073596417442308" table:display="true" table:show-details="true"/>
                <table:data-pilot-member table:name="0.073818971739131" table:display="true" table:show-details="true"/>
                <table:data-pilot-member table:name="0.074279943784314" table:display="true" table:show-details="true"/>
                <table:data-pilot-member table:name="0.075415344069768" table:display="true" table:show-details="true"/>
                <table:data-pilot-member table:name="0.075802853265306" table:display="true" table:show-details="true"/>
                <table:data-pilot-member table:name="0.076261401022727" table:display="true" table:show-details="true"/>
                <table:data-pilot-member table:name="0.076494012761905" table:display="true" table:show-details="true"/>
                <table:data-pilot-member table:name="0.0766300053125" table:display="true" table:show-details="true"/>
                <table:data-pilot-member table:name="0.076837141488889" table:display="true" table:show-details="true"/>
                <table:data-pilot-member table:name="0.07693649568" table:display="true" table:show-details="true"/>
                <table:data-pilot-member table:name="0.078642102219512" table:display="true" table:show-details="true"/>
                <table:data-pilot-member table:name="0.07873285006383" table:display="true" table:show-details="true"/>
                <table:data-pilot-member table:name="0.082596075294118" table:display="true" table:show-details="true"/>
                <table:data-pilot-member table:name="0.084909213625" table:display="true" table:show-details="true"/>
                <table:data-pilot-member table:name="0.086739677846154" table:display="true" table:show-details="true"/>
                <table:data-pilot-member table:name="0.089219075578947" table:display="true" table:show-details="true"/>
                <table:data-pilot-member table:name="0.095433376333333" table:display="true" table:show-details="true"/>
                <table:data-pilot-member table:name="0.098980116782609" table:display="true" table:show-details="true"/>
                <table:data-pilot-member table:name="0.113251313483871" table:display="true" table:show-details="true"/>
                <table:data-pilot-member table:name="0.11467731446875" table:display="true" table:show-details="true"/>
                <table:data-pilot-member table:name="0.115785114810811" table:display="true" table:show-details="true"/>
                <table:data-pilot-member table:name="0.118541678" table:display="true" table:show-details="true"/>
                <table:data-pilot-member table:name="0.118904776138889" table:display="true" table:show-details="true"/>
                <table:data-pilot-member table:name="0.122707093366667" table:display="true" table:show-details="true"/>
                <table:data-pilot-member table:name="0.123342940785714" table:display="true" table:show-details="true"/>
                <table:data-pilot-member table:name="0.130820530965517" table:display="true" table:show-details="true"/>
                <table:data-pilot-member table:name="0.142869967666667" table:display="true" table:show-details="true"/>
                <table:data-pilot-member table:name="0.143084538678571" table:display="true" table:show-details="true"/>
                <table:data-pilot-member table:name="0.14552806075" table:display="true" table:show-details="true"/>
                <table:data-pilot-member table:name="0.146636055961539" table:display="true" table:show-details="true"/>
                <table:data-pilot-member table:name="0.146792847333333" table:display="true" table:show-details="true"/>
                <table:data-pilot-member table:name="0.1470818216" table:display="true" table:show-details="true"/>
                <table:data-pilot-member table:name="0.156042469541667" table:display="true" table:show-details="true"/>
                <table:data-pilot-member table:name="0.163043862684211" table:display="true" table:show-details="true"/>
                <table:data-pilot-member table:name="0.16544606" table:display="true" table:show-details="true"/>
                <table:data-pilot-member table:name="0.175040716666667" table:display="true" table:show-details="true"/>
                <table:data-pilot-member table:name="0.1828359811" table:display="true" table:show-details="true"/>
                <table:data-pilot-member table:name="0.19411232775" table:display="true" table:show-details="true"/>
                <table:data-pilot-member table:name="0.218162991466667" table:display="true" table:show-details="true"/>
                <table:data-pilot-member table:name="0.229358038461538" table:display="true" table:show-details="true"/>
                <table:data-pilot-member table:name="0.234921019181818" table:display="true" table:show-details="true"/>
                <table:data-pilot-member table:name="0.240045939857143" table:display="true" table:show-details="true"/>
                <table:data-pilot-member table:name="0.263957486166667" table:display="true" table:show-details="true"/>
                <table:data-pilot-member table:name="0.3203339122" table:display="true" table:show-details="true"/>
                <table:data-pilot-member table:name="0.320893615111111" table:display="true" table:show-details="true"/>
                <table:data-pilot-member table:name="0.382911623375" table:display="true" table:show-details="true"/>
                <table:data-pilot-member table:name="0.452812836666667" table:display="true" table:show-details="true"/>
                <table:data-pilot-member table:name="0.61780746875" table:display="true" table:show-details="true"/>
                <table:data-pilot-member table:name="0.743397001666667" table:display="true" table:show-details="true"/>
                <table:data-pilot-member table:name="0.876689653" table:display="true" table:show-details="true"/>
                <table:data-pilot-member table:name="1.713173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0T00:34:21.708574678</dc:date>
    <meta:editing-duration>PT1M32S</meta:editing-duration>
    <meta:editing-cycles>1</meta:editing-cycles>
    <meta:document-statistic meta:table-count="2" meta:cell-count="5691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7.823cm" svg:height="11.741cm" xlink:href=".." xlink:type="simple" loext:data-pilot-source="DataPilot1" chart:class="chart:scatter" chart:style-name="ch1">
        <chart:plot-area chart:style-name="ch2" table:cell-range-address="PivotChart" chart:data-source-has-labels="column" svg:x="2.445cm" svg:y="0.271cm" svg:width="43.747cm" svg:height="9.837cm">
          <chartooo:coordinate-region svg:x="3.252cm" svg:y="0.47cm" svg:width="42.66cm" svg:height="8.991cm"/>
          <chart:axis chart:dimension="x" chart:name="primary-x" chart:style-name="ch3" chartooo:axis-type="auto">
            <chart:categories table:cell-range-address="PT@categories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T@data 0" chart:label-cell-address="PT@label 0" chart:class="chart:scatter">
            <chart:data-point chart:repeated="128"/>
          </chart:series>
          <chart:series chart:style-name="ch6" chart:values-cell-range-address="PT@data 1" chart:label-cell-address="PT@label 1" chart:class="chart:scatter">
            <chart:data-point chart:repeated="128"/>
          </chart:series>
          <chart:series chart:style-name="ch7" chart:values-cell-range-address="PT@data 2" chart:label-cell-address="PT@label 2" chart:class="chart:scatter">
            <chart:data-point chart:repeated="128"/>
          </chart:series>
          <chart:series chart:style-name="ch8" chart:values-cell-range-address="PT@data 3" chart:label-cell-address="PT@label 3" chart:class="chart:scatter">
            <chart:data-point chart:repeated="128"/>
          </chart:series>
          <chart:series chart:style-name="ch9" chart:values-cell-range-address="PT@data 4" chart:label-cell-address="PT@label 4" chart:class="chart:scatter">
            <chart:data-point chart:repeated="128"/>
          </chart:series>
          <chart:series chart:style-name="ch10" chart:values-cell-range-address="PT@data 5" chart:label-cell-address="PT@label 5" chart:class="chart:scatter">
            <chart:data-point chart:repeated="128"/>
          </chart:series>
          <chart:series chart:style-name="ch11" chart:values-cell-range-address="PT@data 6" chart:label-cell-address="PT@label 6" chart:class="chart:scatter">
            <chart:data-point chart:repeated="128"/>
          </chart:series>
          <chart:series chart:style-name="ch12" chart:values-cell-range-address="PT@data 7" chart:label-cell-address="PT@label 7" chart:class="chart:scatter">
            <chart:data-point chart:repeated="128"/>
          </chart:series>
          <chart:series chart:style-name="ch13" chart:values-cell-range-address="PT@data 8" chart:label-cell-address="PT@label 8" chart:class="chart:scatter">
            <chart:data-point chart:repeated="128"/>
          </chart:series>
          <chart:series chart:style-name="ch14" chart:values-cell-range-address="PT@data 9" chart:label-cell-address="PT@label 9" chart:class="chart:scatter">
            <chart:data-point chart:repeated="128"/>
          </chart:series>
          <chart:series chart:style-name="ch15" chart:values-cell-range-address="PT@data 10" chart:label-cell-address="PT@label 10" chart:class="chart:scatter">
            <chart:data-point chart:repeated="128"/>
          </chart:series>
          <chart:series chart:style-name="ch16" chart:values-cell-range-address="PT@data 11" chart:label-cell-address="PT@label 11" chart:class="chart:scatter">
            <chart:data-point chart:repeated="128"/>
          </chart:series>
          <chart:series chart:style-name="ch17" chart:values-cell-range-address="PT@data 12" chart:label-cell-address="PT@label 12" chart:class="chart:scatter">
            <chart:data-point chart:repeated="128"/>
          </chart:series>
          <chart:series chart:style-name="ch18" chart:values-cell-range-address="PT@data 13" chart:label-cell-address="PT@label 13" chart:class="chart:scatter">
            <chart:data-point chart:repeated="12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_360 - Sum - normal</text:p>
                <draw:g>
                  <svg:desc>PT@label 0</svg:desc>
                </draw:g>
              </table:table-cell>
              <table:table-cell office:value-type="string">
                <text:p>array_360 - Sum - fibers_any_thread</text:p>
                <draw:g>
                  <svg:desc>PT@label 1</svg:desc>
                </draw:g>
              </table:table-cell>
              <table:table-cell office:value-type="string">
                <text:p>array_360 - Sum - fibers_same_thread</text:p>
                <draw:g>
                  <svg:desc>PT@label 2</svg:desc>
                </draw:g>
              </table:table-cell>
              <table:table-cell office:value-type="string">
                <text:p>array_360 - Sum - fibers_any_thread_times_worker</text:p>
                <draw:g>
                  <svg:desc>PT@label 3</svg:desc>
                </draw:g>
              </table:table-cell>
              <table:table-cell office:value-type="string">
                <text:p>array_360 - Sum - fibers_same_thread_times_worker</text:p>
                <draw:g>
                  <svg:desc>PT@label 4</svg:desc>
                </draw:g>
              </table:table-cell>
              <table:table-cell office:value-type="string">
                <text:p>array_360 - Sum - fibers_any_thread_per_worker</text:p>
                <draw:g>
                  <svg:desc>PT@label 5</svg:desc>
                </draw:g>
              </table:table-cell>
              <table:table-cell office:value-type="string">
                <text:p>array_360 - Sum - fibers_same_thread_per_worker</text:p>
                <draw:g>
                  <svg:desc>PT@label 6</svg:desc>
                </draw:g>
              </table:table-cell>
              <table:table-cell office:value-type="string">
                <text:p>fib - Sum - normal</text:p>
                <draw:g>
                  <svg:desc>PT@label 7</svg:desc>
                </draw:g>
              </table:table-cell>
              <table:table-cell office:value-type="string">
                <text:p>fib - Sum - fibers_any_thread</text:p>
                <draw:g>
                  <svg:desc>PT@label 8</svg:desc>
                </draw:g>
              </table:table-cell>
              <table:table-cell office:value-type="string">
                <text:p>fib - Sum - fibers_same_thread</text:p>
                <draw:g>
                  <svg:desc>PT@label 9</svg:desc>
                </draw:g>
              </table:table-cell>
              <table:table-cell office:value-type="string">
                <text:p>fib - Sum - fibers_any_thread_times_worker</text:p>
                <draw:g>
                  <svg:desc>PT@label 10</svg:desc>
                </draw:g>
              </table:table-cell>
              <table:table-cell office:value-type="string">
                <text:p>fib - Sum - fibers_same_thread_times_worker</text:p>
                <draw:g>
                  <svg:desc>PT@label 11</svg:desc>
                </draw:g>
              </table:table-cell>
              <table:table-cell office:value-type="string">
                <text:p>fib - Sum - fibers_any_thread_per_worker</text:p>
                <draw:g>
                  <svg:desc>PT@label 12</svg:desc>
                </draw:g>
              </table:table-cell>
              <table:table-cell office:value-type="string">
                <text:p>fib - Sum - fibers_same_thread_per_worker</text:p>
                <draw:g>
                  <svg:desc>PT@label 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0327529">
                <text:p>0.000327529</text:p>
                <draw:g>
                  <svg:desc>PT@data 0</svg:desc>
                </draw:g>
              </table:table-cell>
              <table:table-cell office:value-type="float" office:value="0.000629531">
                <text:p>0.000629531</text:p>
                <draw:g>
                  <svg:desc>PT@data 1</svg:desc>
                </draw:g>
              </table:table-cell>
              <table:table-cell office:value-type="float" office:value="0.000333139">
                <text:p>0.000333139</text:p>
                <draw:g>
                  <svg:desc>PT@data 2</svg:desc>
                </draw:g>
              </table:table-cell>
              <table:table-cell office:value-type="float" office:value="0.000629531">
                <text:p>0.000629531</text:p>
                <draw:g>
                  <svg:desc>PT@data 3</svg:desc>
                </draw:g>
              </table:table-cell>
              <table:table-cell office:value-type="float" office:value="0.000333139">
                <text:p>0.000333139</text:p>
                <draw:g>
                  <svg:desc>PT@data 4</svg:desc>
                </draw:g>
              </table:table-cell>
              <table:table-cell office:value-type="float" office:value="0.000629531">
                <text:p>0.000629531</text:p>
                <draw:g>
                  <svg:desc>PT@data 5</svg:desc>
                </draw:g>
              </table:table-cell>
              <table:table-cell office:value-type="float" office:value="0.000333139">
                <text:p>0.000333139</text:p>
                <draw:g>
                  <svg:desc>PT@data 6</svg:desc>
                </draw:g>
              </table:table-cell>
              <table:table-cell office:value-type="float" office:value="1.682721492">
                <text:p>1.682721492</text:p>
                <draw:g>
                  <svg:desc>PT@data 7</svg:desc>
                </draw:g>
              </table:table-cell>
              <table:table-cell office:value-type="float" office:value="1.675978391">
                <text:p>1.675978391</text:p>
                <draw:g>
                  <svg:desc>PT@data 8</svg:desc>
                </draw:g>
              </table:table-cell>
              <table:table-cell office:value-type="float" office:value="1.71317313">
                <text:p>1.71317313</text:p>
                <draw:g>
                  <svg:desc>PT@data 9</svg:desc>
                </draw:g>
              </table:table-cell>
              <table:table-cell office:value-type="float" office:value="1.675978391">
                <text:p>1.675978391</text:p>
                <draw:g>
                  <svg:desc>PT@data 10</svg:desc>
                </draw:g>
              </table:table-cell>
              <table:table-cell office:value-type="float" office:value="1.71317313">
                <text:p>1.71317313</text:p>
                <draw:g>
                  <svg:desc>PT@data 11</svg:desc>
                </draw:g>
              </table:table-cell>
              <table:table-cell office:value-type="float" office:value="1.675978391">
                <text:p>1.675978391</text:p>
                <draw:g>
                  <svg:desc>PT@data 12</svg:desc>
                </draw:g>
              </table:table-cell>
              <table:table-cell office:value-type="float" office:value="1.71317313">
                <text:p>1.71317313</text:p>
                <draw:g>
                  <svg:desc>PT@data 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42407">
                <text:p>0.000342407</text:p>
              </table:table-cell>
              <table:table-cell office:value-type="float" office:value="0.000511521">
                <text:p>0.000511521</text:p>
              </table:table-cell>
              <table:table-cell office:value-type="float" office:value="0.000431863">
                <text:p>0.000431863</text:p>
              </table:table-cell>
              <table:table-cell office:value-type="float" office:value="0.001023042">
                <text:p>0.001023042</text:p>
              </table:table-cell>
              <table:table-cell office:value-type="float" office:value="0.000863726">
                <text:p>0.000863726</text:p>
              </table:table-cell>
              <table:table-cell office:value-type="float" office:value="0.0002557605">
                <text:p>0.0002557605</text:p>
              </table:table-cell>
              <table:table-cell office:value-type="float" office:value="0.0002159315">
                <text:p>0.0002159315</text:p>
              </table:table-cell>
              <table:table-cell office:value-type="float" office:value="2.030924248">
                <text:p>2.030924248</text:p>
              </table:table-cell>
              <table:table-cell office:value-type="float" office:value="1.781455641">
                <text:p>1.781455641</text:p>
              </table:table-cell>
              <table:table-cell office:value-type="float" office:value="1.753379306">
                <text:p>1.753379306</text:p>
              </table:table-cell>
              <table:table-cell office:value-type="float" office:value="3.562911282">
                <text:p>3.562911282</text:p>
              </table:table-cell>
              <table:table-cell office:value-type="float" office:value="3.506758612">
                <text:p>3.506758612</text:p>
              </table:table-cell>
              <table:table-cell office:value-type="float" office:value="0.8907278205">
                <text:p>0.8907278205</text:p>
              </table:table-cell>
              <table:table-cell office:value-type="float" office:value="0.876689653">
                <text:p>0.876689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88352">
                <text:p>0.000388352</text:p>
              </table:table-cell>
              <table:table-cell office:value-type="float" office:value="0.000769231">
                <text:p>0.000769231</text:p>
              </table:table-cell>
              <table:table-cell office:value-type="float" office:value="0.00045708">
                <text:p>0.00045708</text:p>
              </table:table-cell>
              <table:table-cell office:value-type="float" office:value="0.002307693">
                <text:p>0.002307693</text:p>
              </table:table-cell>
              <table:table-cell office:value-type="float" office:value="0.00137124">
                <text:p>0.00137124</text:p>
              </table:table-cell>
              <table:table-cell office:value-type="float" office:value="0.000256410333333333">
                <text:p>0.000256410333333333</text:p>
              </table:table-cell>
              <table:table-cell office:value-type="float" office:value="0.00015236">
                <text:p>0.00015236</text:p>
              </table:table-cell>
              <table:table-cell office:value-type="float" office:value="1.794158672">
                <text:p>1.794158672</text:p>
              </table:table-cell>
              <table:table-cell office:value-type="float" office:value="1.281541149">
                <text:p>1.281541149</text:p>
              </table:table-cell>
              <table:table-cell office:value-type="float" office:value="2.230191005">
                <text:p>2.230191005</text:p>
              </table:table-cell>
              <table:table-cell office:value-type="float" office:value="3.844623447">
                <text:p>3.844623447</text:p>
              </table:table-cell>
              <table:table-cell office:value-type="float" office:value="6.690573015">
                <text:p>6.690573015</text:p>
              </table:table-cell>
              <table:table-cell office:value-type="float" office:value="0.427180383">
                <text:p>0.427180383</text:p>
              </table:table-cell>
              <table:table-cell office:value-type="float" office:value="0.743397001666667">
                <text:p>0.743397001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59365">
                <text:p>0.000459365</text:p>
              </table:table-cell>
              <table:table-cell office:value-type="float" office:value="0.000995111">
                <text:p>0.000995111</text:p>
              </table:table-cell>
              <table:table-cell office:value-type="float" office:value="0.000665257">
                <text:p>0.000665257</text:p>
              </table:table-cell>
              <table:table-cell office:value-type="float" office:value="0.003980444">
                <text:p>0.003980444</text:p>
              </table:table-cell>
              <table:table-cell office:value-type="float" office:value="0.002661028">
                <text:p>0.002661028</text:p>
              </table:table-cell>
              <table:table-cell office:value-type="float" office:value="0.00024877775">
                <text:p>0.00024877775</text:p>
              </table:table-cell>
              <table:table-cell office:value-type="float" office:value="0.00016631425">
                <text:p>0.00016631425</text:p>
              </table:table-cell>
              <table:table-cell office:value-type="float" office:value="2.202323851">
                <text:p>2.202323851</text:p>
              </table:table-cell>
              <table:table-cell office:value-type="float" office:value="0.946142831">
                <text:p>0.946142831</text:p>
              </table:table-cell>
              <table:table-cell office:value-type="float" office:value="2.471229875">
                <text:p>2.471229875</text:p>
              </table:table-cell>
              <table:table-cell office:value-type="float" office:value="3.784571324">
                <text:p>3.784571324</text:p>
              </table:table-cell>
              <table:table-cell office:value-type="float" office:value="9.8849195">
                <text:p>9.8849195</text:p>
              </table:table-cell>
              <table:table-cell office:value-type="float" office:value="0.23653570775">
                <text:p>0.23653570775</text:p>
              </table:table-cell>
              <table:table-cell office:value-type="float" office:value="0.61780746875">
                <text:p>0.617807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75348">
                <text:p>0.000375348</text:p>
              </table:table-cell>
              <table:table-cell office:value-type="float" office:value="0.000769261">
                <text:p>0.000769261</text:p>
              </table:table-cell>
              <table:table-cell office:value-type="float" office:value="0.000509878">
                <text:p>0.000509878</text:p>
              </table:table-cell>
              <table:table-cell office:value-type="float" office:value="0.003846305">
                <text:p>0.003846305</text:p>
              </table:table-cell>
              <table:table-cell office:value-type="float" office:value="0.00254939">
                <text:p>0.00254939</text:p>
              </table:table-cell>
              <table:table-cell office:value-type="float" office:value="0.0001538522">
                <text:p>0.0001538522</text:p>
              </table:table-cell>
              <table:table-cell office:value-type="float" office:value="0.0001019756">
                <text:p>0.0001019756</text:p>
              </table:table-cell>
              <table:table-cell office:value-type="float" office:value="1.778789647">
                <text:p>1.778789647</text:p>
              </table:table-cell>
              <table:table-cell office:value-type="float" office:value="1.442337538">
                <text:p>1.442337538</text:p>
              </table:table-cell>
              <table:table-cell office:value-type="float" office:value="1.601669561">
                <text:p>1.601669561</text:p>
              </table:table-cell>
              <table:table-cell office:value-type="float" office:value="7.21168769">
                <text:p>7.21168769</text:p>
              </table:table-cell>
              <table:table-cell office:value-type="float" office:value="8.008347805">
                <text:p>8.008347805</text:p>
              </table:table-cell>
              <table:table-cell office:value-type="float" office:value="0.2884675076">
                <text:p>0.2884675076</text:p>
              </table:table-cell>
              <table:table-cell office:value-type="float" office:value="0.3203339122">
                <text:p>0.3203339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6012">
                <text:p>0.00036012</text:p>
              </table:table-cell>
              <table:table-cell office:value-type="float" office:value="0.001195965">
                <text:p>0.001195965</text:p>
              </table:table-cell>
              <table:table-cell office:value-type="float" office:value="0.000510099">
                <text:p>0.000510099</text:p>
              </table:table-cell>
              <table:table-cell office:value-type="float" office:value="0.00717579">
                <text:p>0.00717579</text:p>
              </table:table-cell>
              <table:table-cell office:value-type="float" office:value="0.003060594">
                <text:p>0.003060594</text:p>
              </table:table-cell>
              <table:table-cell office:value-type="float" office:value="0.0001993275">
                <text:p>0.0001993275</text:p>
              </table:table-cell>
              <table:table-cell office:value-type="float" office:value="0.0000850165">
                <text:p>0.0000850165</text:p>
              </table:table-cell>
              <table:table-cell office:value-type="float" office:value="1.710766415">
                <text:p>1.710766415</text:p>
              </table:table-cell>
              <table:table-cell office:value-type="float" office:value="0.441670097">
                <text:p>0.441670097</text:p>
              </table:table-cell>
              <table:table-cell office:value-type="float" office:value="2.71687702">
                <text:p>2.71687702</text:p>
              </table:table-cell>
              <table:table-cell office:value-type="float" office:value="2.650020582">
                <text:p>2.650020582</text:p>
              </table:table-cell>
              <table:table-cell office:value-type="float" office:value="16.30126212">
                <text:p>16.30126212</text:p>
              </table:table-cell>
              <table:table-cell office:value-type="float" office:value="0.0736116828333333">
                <text:p>0.0736116828333333</text:p>
              </table:table-cell>
              <table:table-cell office:value-type="float" office:value="0.452812836666667">
                <text:p>0.45281283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32319">
                <text:p>0.000332319</text:p>
              </table:table-cell>
              <table:table-cell office:value-type="float" office:value="0.001374408">
                <text:p>0.001374408</text:p>
              </table:table-cell>
              <table:table-cell office:value-type="float" office:value="0.000475144">
                <text:p>0.000475144</text:p>
              </table:table-cell>
              <table:table-cell office:value-type="float" office:value="0.009620856">
                <text:p>0.009620856</text:p>
              </table:table-cell>
              <table:table-cell office:value-type="float" office:value="0.003326008">
                <text:p>0.003326008</text:p>
              </table:table-cell>
              <table:table-cell office:value-type="float" office:value="0.000196344">
                <text:p>0.000196344</text:p>
              </table:table-cell>
              <table:table-cell office:value-type="float" office:value="0.0000678777142857143">
                <text:p>0.0000678777142857143</text:p>
              </table:table-cell>
              <table:table-cell office:value-type="float" office:value="1.78448584">
                <text:p>1.78448584</text:p>
              </table:table-cell>
              <table:table-cell office:value-type="float" office:value="1.56787708">
                <text:p>1.56787708</text:p>
              </table:table-cell>
              <table:table-cell office:value-type="float" office:value="1.680321579">
                <text:p>1.680321579</text:p>
              </table:table-cell>
              <table:table-cell office:value-type="float" office:value="10.97513956">
                <text:p>10.97513956</text:p>
              </table:table-cell>
              <table:table-cell office:value-type="float" office:value="11.762251053">
                <text:p>11.762251053</text:p>
              </table:table-cell>
              <table:table-cell office:value-type="float" office:value="0.22398244">
                <text:p>0.22398244</text:p>
              </table:table-cell>
              <table:table-cell office:value-type="float" office:value="0.240045939857143">
                <text:p>0.240045939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87992">
                <text:p>0.000387992</text:p>
              </table:table-cell>
              <table:table-cell office:value-type="float" office:value="0.001301783">
                <text:p>0.001301783</text:p>
              </table:table-cell>
              <table:table-cell office:value-type="float" office:value="0.000652975">
                <text:p>0.000652975</text:p>
              </table:table-cell>
              <table:table-cell office:value-type="float" office:value="0.010414264">
                <text:p>0.010414264</text:p>
              </table:table-cell>
              <table:table-cell office:value-type="float" office:value="0.0052238">
                <text:p>0.0052238</text:p>
              </table:table-cell>
              <table:table-cell office:value-type="float" office:value="0.000162722875">
                <text:p>0.000162722875</text:p>
              </table:table-cell>
              <table:table-cell office:value-type="float" office:value="0.000081621875">
                <text:p>0.000081621875</text:p>
              </table:table-cell>
              <table:table-cell office:value-type="float" office:value="1.923934176">
                <text:p>1.923934176</text:p>
              </table:table-cell>
              <table:table-cell office:value-type="float" office:value="0.254559557">
                <text:p>0.254559557</text:p>
              </table:table-cell>
              <table:table-cell office:value-type="float" office:value="3.063292987">
                <text:p>3.063292987</text:p>
              </table:table-cell>
              <table:table-cell office:value-type="float" office:value="2.036476456">
                <text:p>2.036476456</text:p>
              </table:table-cell>
              <table:table-cell office:value-type="float" office:value="24.506343896">
                <text:p>24.506343896</text:p>
              </table:table-cell>
              <table:table-cell office:value-type="float" office:value="0.031819944625">
                <text:p>0.031819944625</text:p>
              </table:table-cell>
              <table:table-cell office:value-type="float" office:value="0.382911623375">
                <text:p>0.382911623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3305">
                <text:p>0.00033305</text:p>
              </table:table-cell>
              <table:table-cell office:value-type="float" office:value="0.000808675">
                <text:p>0.000808675</text:p>
              </table:table-cell>
              <table:table-cell office:value-type="float" office:value="0.001229548">
                <text:p>0.001229548</text:p>
              </table:table-cell>
              <table:table-cell office:value-type="float" office:value="0.007278075">
                <text:p>0.007278075</text:p>
              </table:table-cell>
              <table:table-cell office:value-type="float" office:value="0.011065932">
                <text:p>0.011065932</text:p>
              </table:table-cell>
              <table:table-cell office:value-type="float" office:value="0.0000898527777777778">
                <text:p>0.0000898527777777778</text:p>
              </table:table-cell>
              <table:table-cell office:value-type="float" office:value="0.000136616444444444">
                <text:p>0.000136616444444444</text:p>
              </table:table-cell>
              <table:table-cell office:value-type="float" office:value="1.849669707">
                <text:p>1.849669707</text:p>
              </table:table-cell>
              <table:table-cell office:value-type="float" office:value="0.185936964">
                <text:p>0.185936964</text:p>
              </table:table-cell>
              <table:table-cell office:value-type="float" office:value="2.888042536">
                <text:p>2.888042536</text:p>
              </table:table-cell>
              <table:table-cell office:value-type="float" office:value="1.673432676">
                <text:p>1.673432676</text:p>
              </table:table-cell>
              <table:table-cell office:value-type="float" office:value="25.992382824">
                <text:p>25.992382824</text:p>
              </table:table-cell>
              <table:table-cell office:value-type="float" office:value="0.0206596626666667">
                <text:p>0.0206596626666667</text:p>
              </table:table-cell>
              <table:table-cell office:value-type="float" office:value="0.320893615111111">
                <text:p>0.320893615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40253">
                <text:p>0.000340253</text:p>
              </table:table-cell>
              <table:table-cell office:value-type="float" office:value="0.001394426">
                <text:p>0.001394426</text:p>
              </table:table-cell>
              <table:table-cell office:value-type="float" office:value="0.000581112">
                <text:p>0.000581112</text:p>
              </table:table-cell>
              <table:table-cell office:value-type="float" office:value="0.01394426">
                <text:p>0.01394426</text:p>
              </table:table-cell>
              <table:table-cell office:value-type="float" office:value="0.00581112">
                <text:p>0.00581112</text:p>
              </table:table-cell>
              <table:table-cell office:value-type="float" office:value="0.0001394426">
                <text:p>0.0001394426</text:p>
              </table:table-cell>
              <table:table-cell office:value-type="float" office:value="0.0000581112">
                <text:p>0.0000581112</text:p>
              </table:table-cell>
              <table:table-cell office:value-type="float" office:value="1.884477885">
                <text:p>1.884477885</text:p>
              </table:table-cell>
              <table:table-cell office:value-type="float" office:value="1.738163699">
                <text:p>1.738163699</text:p>
              </table:table-cell>
              <table:table-cell office:value-type="float" office:value="1.828359811">
                <text:p>1.828359811</text:p>
              </table:table-cell>
              <table:table-cell office:value-type="float" office:value="17.38163699">
                <text:p>17.38163699</text:p>
              </table:table-cell>
              <table:table-cell office:value-type="float" office:value="18.28359811">
                <text:p>18.28359811</text:p>
              </table:table-cell>
              <table:table-cell office:value-type="float" office:value="0.1738163699">
                <text:p>0.1738163699</text:p>
              </table:table-cell>
              <table:table-cell office:value-type="float" office:value="0.1828359811">
                <text:p>0.1828359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29403">
                <text:p>0.000329403</text:p>
              </table:table-cell>
              <table:table-cell office:value-type="float" office:value="0.001467071">
                <text:p>0.001467071</text:p>
              </table:table-cell>
              <table:table-cell office:value-type="float" office:value="0.000507424">
                <text:p>0.000507424</text:p>
              </table:table-cell>
              <table:table-cell office:value-type="float" office:value="0.016137781">
                <text:p>0.016137781</text:p>
              </table:table-cell>
              <table:table-cell office:value-type="float" office:value="0.005581664">
                <text:p>0.005581664</text:p>
              </table:table-cell>
              <table:table-cell office:value-type="float" office:value="0.000133370090909091">
                <text:p>0.000133370090909091</text:p>
              </table:table-cell>
              <table:table-cell office:value-type="float" office:value="0.0000461294545454546">
                <text:p>0.0000461294545454546</text:p>
              </table:table-cell>
              <table:table-cell office:value-type="float" office:value="1.901793934">
                <text:p>1.901793934</text:p>
              </table:table-cell>
              <table:table-cell office:value-type="float" office:value="0.595440686">
                <text:p>0.595440686</text:p>
              </table:table-cell>
              <table:table-cell office:value-type="float" office:value="2.584131211">
                <text:p>2.584131211</text:p>
              </table:table-cell>
              <table:table-cell office:value-type="float" office:value="6.549847546">
                <text:p>6.549847546</text:p>
              </table:table-cell>
              <table:table-cell office:value-type="float" office:value="28.425443321">
                <text:p>28.425443321</text:p>
              </table:table-cell>
              <table:table-cell office:value-type="float" office:value="0.0541309714545455">
                <text:p>0.0541309714545455</text:p>
              </table:table-cell>
              <table:table-cell office:value-type="float" office:value="0.234921019181818">
                <text:p>0.234921019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3256">
                <text:p>0.00033256</text:p>
              </table:table-cell>
              <table:table-cell office:value-type="float" office:value="0.000746089">
                <text:p>0.000746089</text:p>
              </table:table-cell>
              <table:table-cell office:value-type="float" office:value="0.001618122">
                <text:p>0.001618122</text:p>
              </table:table-cell>
              <table:table-cell office:value-type="float" office:value="0.008953068">
                <text:p>0.008953068</text:p>
              </table:table-cell>
              <table:table-cell office:value-type="float" office:value="0.019417464">
                <text:p>0.019417464</text:p>
              </table:table-cell>
              <table:table-cell office:value-type="float" office:value="0.0000621740833333333">
                <text:p>0.0000621740833333333</text:p>
              </table:table-cell>
              <table:table-cell office:value-type="float" office:value="0.0001348435">
                <text:p>0.0001348435</text:p>
              </table:table-cell>
              <table:table-cell office:value-type="float" office:value="1.763032651">
                <text:p>1.763032651</text:p>
              </table:table-cell>
              <table:table-cell office:value-type="float" office:value="0.081976949">
                <text:p>0.081976949</text:p>
              </table:table-cell>
              <table:table-cell office:value-type="float" office:value="3.167489834">
                <text:p>3.167489834</text:p>
              </table:table-cell>
              <table:table-cell office:value-type="float" office:value="0.983723388">
                <text:p>0.983723388</text:p>
              </table:table-cell>
              <table:table-cell office:value-type="float" office:value="38.009878008">
                <text:p>38.009878008</text:p>
              </table:table-cell>
              <table:table-cell office:value-type="float" office:value="0.00683141241666667">
                <text:p>0.00683141241666667</text:p>
              </table:table-cell>
              <table:table-cell office:value-type="float" office:value="0.263957486166667">
                <text:p>0.2639574861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00285">
                <text:p>0.000400285</text:p>
              </table:table-cell>
              <table:table-cell office:value-type="float" office:value="0.000991015">
                <text:p>0.000991015</text:p>
              </table:table-cell>
              <table:table-cell office:value-type="float" office:value="0.000652385">
                <text:p>0.000652385</text:p>
              </table:table-cell>
              <table:table-cell office:value-type="float" office:value="0.012883195">
                <text:p>0.012883195</text:p>
              </table:table-cell>
              <table:table-cell office:value-type="float" office:value="0.008481005">
                <text:p>0.008481005</text:p>
              </table:table-cell>
              <table:table-cell office:value-type="float" office:value="0.0000762319230769231">
                <text:p>0.0000762319230769231</text:p>
              </table:table-cell>
              <table:table-cell office:value-type="float" office:value="0.0000501834615384615">
                <text:p>0.0000501834615384615</text:p>
              </table:table-cell>
              <table:table-cell office:value-type="float" office:value="1.818724371">
                <text:p>1.818724371</text:p>
              </table:table-cell>
              <table:table-cell office:value-type="float" office:value="0.483743532">
                <text:p>0.483743532</text:p>
              </table:table-cell>
              <table:table-cell office:value-type="float" office:value="2.9816545">
                <text:p>2.9816545</text:p>
              </table:table-cell>
              <table:table-cell office:value-type="float" office:value="6.288665916">
                <text:p>6.288665916</text:p>
              </table:table-cell>
              <table:table-cell office:value-type="float" office:value="38.7615085">
                <text:p>38.7615085</text:p>
              </table:table-cell>
              <table:table-cell office:value-type="float" office:value="0.0372110409230769">
                <text:p>0.0372110409230769</text:p>
              </table:table-cell>
              <table:table-cell office:value-type="float" office:value="0.229358038461538">
                <text:p>0.2293580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42157">
                <text:p>0.000342157</text:p>
              </table:table-cell>
              <table:table-cell office:value-type="float" office:value="0.002939254">
                <text:p>0.002939254</text:p>
              </table:table-cell>
              <table:table-cell office:value-type="float" office:value="0.000613743">
                <text:p>0.000613743</text:p>
              </table:table-cell>
              <table:table-cell office:value-type="float" office:value="0.041149556">
                <text:p>0.041149556</text:p>
              </table:table-cell>
              <table:table-cell office:value-type="float" office:value="0.008592402">
                <text:p>0.008592402</text:p>
              </table:table-cell>
              <table:table-cell office:value-type="float" office:value="0.000209946714285714">
                <text:p>0.000209946714285714</text:p>
              </table:table-cell>
              <table:table-cell office:value-type="float" office:value="0.0000438387857142857">
                <text:p>0.0000438387857142857</text:p>
              </table:table-cell>
              <table:table-cell office:value-type="float" office:value="1.709218615">
                <text:p>1.709218615</text:p>
              </table:table-cell>
              <table:table-cell office:value-type="float" office:value="1.645978545">
                <text:p>1.645978545</text:p>
              </table:table-cell>
              <table:table-cell office:value-type="float" office:value="1.726801171">
                <text:p>1.726801171</text:p>
              </table:table-cell>
              <table:table-cell office:value-type="float" office:value="23.04369963">
                <text:p>23.04369963</text:p>
              </table:table-cell>
              <table:table-cell office:value-type="float" office:value="24.175216394">
                <text:p>24.175216394</text:p>
              </table:table-cell>
              <table:table-cell office:value-type="float" office:value="0.117569896071429">
                <text:p>0.117569896071429</text:p>
              </table:table-cell>
              <table:table-cell office:value-type="float" office:value="0.123342940785714">
                <text:p>0.1233429407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43279">
                <text:p>0.000343279</text:p>
              </table:table-cell>
              <table:table-cell office:value-type="float" office:value="0.001231053">
                <text:p>0.001231053</text:p>
              </table:table-cell>
              <table:table-cell office:value-type="float" office:value="0.000948196">
                <text:p>0.000948196</text:p>
              </table:table-cell>
              <table:table-cell office:value-type="float" office:value="0.018465795">
                <text:p>0.018465795</text:p>
              </table:table-cell>
              <table:table-cell office:value-type="float" office:value="0.01422294">
                <text:p>0.01422294</text:p>
              </table:table-cell>
              <table:table-cell office:value-type="float" office:value="0.0000820702">
                <text:p>0.0000820702</text:p>
              </table:table-cell>
              <table:table-cell office:value-type="float" office:value="0.0000632130666666667">
                <text:p>0.0000632130666666667</text:p>
              </table:table-cell>
              <table:table-cell office:value-type="float" office:value="1.804798388">
                <text:p>1.804798388</text:p>
              </table:table-cell>
              <table:table-cell office:value-type="float" office:value="0.08249601">
                <text:p>0.08249601</text:p>
              </table:table-cell>
              <table:table-cell office:value-type="float" office:value="3.272444872">
                <text:p>3.272444872</text:p>
              </table:table-cell>
              <table:table-cell office:value-type="float" office:value="1.23744015">
                <text:p>1.23744015</text:p>
              </table:table-cell>
              <table:table-cell office:value-type="float" office:value="49.08667308">
                <text:p>49.08667308</text:p>
              </table:table-cell>
              <table:table-cell office:value-type="float" office:value="0.005499734">
                <text:p>0.005499734</text:p>
              </table:table-cell>
              <table:table-cell office:value-type="float" office:value="0.218162991466667">
                <text:p>0.2181629914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45814">
                <text:p>0.000345814</text:p>
              </table:table-cell>
              <table:table-cell office:value-type="float" office:value="0.00239499">
                <text:p>0.00239499</text:p>
              </table:table-cell>
              <table:table-cell office:value-type="float" office:value="0.000969175">
                <text:p>0.000969175</text:p>
              </table:table-cell>
              <table:table-cell office:value-type="float" office:value="0.03831984">
                <text:p>0.03831984</text:p>
              </table:table-cell>
              <table:table-cell office:value-type="float" office:value="0.0155068">
                <text:p>0.0155068</text:p>
              </table:table-cell>
              <table:table-cell office:value-type="float" office:value="0.000149686875">
                <text:p>0.000149686875</text:p>
              </table:table-cell>
              <table:table-cell office:value-type="float" office:value="0.0000605734375">
                <text:p>0.0000605734375</text:p>
              </table:table-cell>
              <table:table-cell office:value-type="float" office:value="1.871743968">
                <text:p>1.871743968</text:p>
              </table:table-cell>
              <table:table-cell office:value-type="float" office:value="0.348864608">
                <text:p>0.348864608</text:p>
              </table:table-cell>
              <table:table-cell office:value-type="float" office:value="3.105797244">
                <text:p>3.105797244</text:p>
              </table:table-cell>
              <table:table-cell office:value-type="float" office:value="5.581833728">
                <text:p>5.581833728</text:p>
              </table:table-cell>
              <table:table-cell office:value-type="float" office:value="49.692755904">
                <text:p>49.692755904</text:p>
              </table:table-cell>
              <table:table-cell office:value-type="float" office:value="0.021804038">
                <text:p>0.021804038</text:p>
              </table:table-cell>
              <table:table-cell office:value-type="float" office:value="0.19411232775">
                <text:p>0.19411232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28211">
                <text:p>0.000328211</text:p>
              </table:table-cell>
              <table:table-cell office:value-type="float" office:value="0.00390856">
                <text:p>0.00390856</text:p>
              </table:table-cell>
              <table:table-cell office:value-type="float" office:value="0.000560965">
                <text:p>0.000560965</text:p>
              </table:table-cell>
              <table:table-cell office:value-type="float" office:value="0.06644552">
                <text:p>0.06644552</text:p>
              </table:table-cell>
              <table:table-cell office:value-type="float" office:value="0.009536405">
                <text:p>0.009536405</text:p>
              </table:table-cell>
              <table:table-cell office:value-type="float" office:value="0.000229915294117647">
                <text:p>0.000229915294117647</text:p>
              </table:table-cell>
              <table:table-cell office:value-type="float" office:value="0.0000329979411764706">
                <text:p>0.0000329979411764706</text:p>
              </table:table-cell>
              <table:table-cell office:value-type="float" office:value="1.951132328">
                <text:p>1.951132328</text:p>
              </table:table-cell>
              <table:table-cell office:value-type="float" office:value="1.225682464">
                <text:p>1.225682464</text:p>
              </table:table-cell>
              <table:table-cell office:value-type="float" office:value="2.81258302">
                <text:p>2.81258302</text:p>
              </table:table-cell>
              <table:table-cell office:value-type="float" office:value="20.836601888">
                <text:p>20.836601888</text:p>
              </table:table-cell>
              <table:table-cell office:value-type="float" office:value="47.81391134">
                <text:p>47.81391134</text:p>
              </table:table-cell>
              <table:table-cell office:value-type="float" office:value="0.0720989684705882">
                <text:p>0.0720989684705882</text:p>
              </table:table-cell>
              <table:table-cell office:value-type="float" office:value="0.16544606">
                <text:p>0.16544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50691">
                <text:p>0.000350691</text:p>
              </table:table-cell>
              <table:table-cell office:value-type="float" office:value="0.003358825">
                <text:p>0.003358825</text:p>
              </table:table-cell>
              <table:table-cell office:value-type="float" office:value="0.001068826">
                <text:p>0.001068826</text:p>
              </table:table-cell>
              <table:table-cell office:value-type="float" office:value="0.06045885">
                <text:p>0.06045885</text:p>
              </table:table-cell>
              <table:table-cell office:value-type="float" office:value="0.019238868">
                <text:p>0.019238868</text:p>
              </table:table-cell>
              <table:table-cell office:value-type="float" office:value="0.000186601388888889">
                <text:p>0.000186601388888889</text:p>
              </table:table-cell>
              <table:table-cell office:value-type="float" office:value="0.0000593792222222222">
                <text:p>0.0000593792222222222</text:p>
              </table:table-cell>
              <table:table-cell office:value-type="float" office:value="2.146815203">
                <text:p>2.146815203</text:p>
              </table:table-cell>
              <table:table-cell office:value-type="float" office:value="0.005967816">
                <text:p>0.005967816</text:p>
              </table:table-cell>
              <table:table-cell office:value-type="float" office:value="3.1507329">
                <text:p>3.1507329</text:p>
              </table:table-cell>
              <table:table-cell office:value-type="float" office:value="0.107420688">
                <text:p>0.107420688</text:p>
              </table:table-cell>
              <table:table-cell office:value-type="float" office:value="56.7131922">
                <text:p>56.7131922</text:p>
              </table:table-cell>
              <table:table-cell office:value-type="float" office:value="0.000331545333333333">
                <text:p>0.000331545333333333</text:p>
              </table:table-cell>
              <table:table-cell office:value-type="float" office:value="0.175040716666667">
                <text:p>0.17504071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31264">
                <text:p>0.000331264</text:p>
              </table:table-cell>
              <table:table-cell office:value-type="float" office:value="0.003381987">
                <text:p>0.003381987</text:p>
              </table:table-cell>
              <table:table-cell office:value-type="float" office:value="0.000842459">
                <text:p>0.000842459</text:p>
              </table:table-cell>
              <table:table-cell office:value-type="float" office:value="0.064257753">
                <text:p>0.064257753</text:p>
              </table:table-cell>
              <table:table-cell office:value-type="float" office:value="0.016006721">
                <text:p>0.016006721</text:p>
              </table:table-cell>
              <table:table-cell office:value-type="float" office:value="0.000177999315789474">
                <text:p>0.000177999315789474</text:p>
              </table:table-cell>
              <table:table-cell office:value-type="float" office:value="0.0000443399473684211">
                <text:p>0.0000443399473684211</text:p>
              </table:table-cell>
              <table:table-cell office:value-type="float" office:value="1.945734057">
                <text:p>1.945734057</text:p>
              </table:table-cell>
              <table:table-cell office:value-type="float" office:value="0.023088066">
                <text:p>0.023088066</text:p>
              </table:table-cell>
              <table:table-cell office:value-type="float" office:value="3.097833391">
                <text:p>3.097833391</text:p>
              </table:table-cell>
              <table:table-cell office:value-type="float" office:value="0.438673254">
                <text:p>0.438673254</text:p>
              </table:table-cell>
              <table:table-cell office:value-type="float" office:value="58.858834429">
                <text:p>58.858834429</text:p>
              </table:table-cell>
              <table:table-cell office:value-type="float" office:value="0.00121516136842105">
                <text:p>0.00121516136842105</text:p>
              </table:table-cell>
              <table:table-cell office:value-type="float" office:value="0.163043862684211">
                <text:p>0.163043862684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17228">
                <text:p>0.000317228</text:p>
              </table:table-cell>
              <table:table-cell office:value-type="float" office:value="0.001726996">
                <text:p>0.001726996</text:p>
              </table:table-cell>
              <table:table-cell office:value-type="float" office:value="0.001036685">
                <text:p>0.001036685</text:p>
              </table:table-cell>
              <table:table-cell office:value-type="float" office:value="0.03453992">
                <text:p>0.03453992</text:p>
              </table:table-cell>
              <table:table-cell office:value-type="float" office:value="0.0207337">
                <text:p>0.0207337</text:p>
              </table:table-cell>
              <table:table-cell office:value-type="float" office:value="0.0000863498">
                <text:p>0.0000863498</text:p>
              </table:table-cell>
              <table:table-cell office:value-type="float" office:value="0.00005183425">
                <text:p>0.00005183425</text:p>
              </table:table-cell>
              <table:table-cell office:value-type="float" office:value="1.886288035">
                <text:p>1.886288035</text:p>
              </table:table-cell>
              <table:table-cell office:value-type="float" office:value="0.079811315">
                <text:p>0.079811315</text:p>
              </table:table-cell>
              <table:table-cell office:value-type="float" office:value="2.910561215">
                <text:p>2.910561215</text:p>
              </table:table-cell>
              <table:table-cell office:value-type="float" office:value="1.5962263">
                <text:p>1.5962263</text:p>
              </table:table-cell>
              <table:table-cell office:value-type="float" office:value="58.2112243">
                <text:p>58.2112243</text:p>
              </table:table-cell>
              <table:table-cell office:value-type="float" office:value="0.00399056575">
                <text:p>0.00399056575</text:p>
              </table:table-cell>
              <table:table-cell office:value-type="float" office:value="0.14552806075">
                <text:p>0.14552806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6637">
                <text:p>0.00036637</text:p>
              </table:table-cell>
              <table:table-cell office:value-type="float" office:value="0.006011825">
                <text:p>0.006011825</text:p>
              </table:table-cell>
              <table:table-cell office:value-type="float" office:value="0.000508218">
                <text:p>0.000508218</text:p>
              </table:table-cell>
              <table:table-cell office:value-type="float" office:value="0.126248325">
                <text:p>0.126248325</text:p>
              </table:table-cell>
              <table:table-cell office:value-type="float" office:value="0.010672578">
                <text:p>0.010672578</text:p>
              </table:table-cell>
              <table:table-cell office:value-type="float" office:value="0.000286277380952381">
                <text:p>0.000286277380952381</text:p>
              </table:table-cell>
              <table:table-cell office:value-type="float" office:value="0.0000242008571428571">
                <text:p>0.0000242008571428571</text:p>
              </table:table-cell>
              <table:table-cell office:value-type="float" office:value="2.05113905">
                <text:p>2.05113905</text:p>
              </table:table-cell>
              <table:table-cell office:value-type="float" office:value="0.249179772">
                <text:p>0.249179772</text:p>
              </table:table-cell>
              <table:table-cell office:value-type="float" office:value="3.082649794">
                <text:p>3.082649794</text:p>
              </table:table-cell>
              <table:table-cell office:value-type="float" office:value="5.232775212">
                <text:p>5.232775212</text:p>
              </table:table-cell>
              <table:table-cell office:value-type="float" office:value="64.735645674">
                <text:p>64.735645674</text:p>
              </table:table-cell>
              <table:table-cell office:value-type="float" office:value="0.0118657034285714">
                <text:p>0.0118657034285714</text:p>
              </table:table-cell>
              <table:table-cell office:value-type="float" office:value="0.146792847333333">
                <text:p>0.146792847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61864">
                <text:p>0.000261864</text:p>
              </table:table-cell>
              <table:table-cell office:value-type="float" office:value="0.001916723">
                <text:p>0.001916723</text:p>
              </table:table-cell>
              <table:table-cell office:value-type="float" office:value="0.000829103">
                <text:p>0.000829103</text:p>
              </table:table-cell>
              <table:table-cell office:value-type="float" office:value="0.042167906">
                <text:p>0.042167906</text:p>
              </table:table-cell>
              <table:table-cell office:value-type="float" office:value="0.018240266">
                <text:p>0.018240266</text:p>
              </table:table-cell>
              <table:table-cell office:value-type="float" office:value="0.0000871237727272727">
                <text:p>0.0000871237727272727</text:p>
              </table:table-cell>
              <table:table-cell office:value-type="float" office:value="0.0000376865">
                <text:p>0.0000376865</text:p>
              </table:table-cell>
              <table:table-cell office:value-type="float" office:value="2.065159095">
                <text:p>2.065159095</text:p>
              </table:table-cell>
              <table:table-cell office:value-type="float" office:value="0.636162903">
                <text:p>0.636162903</text:p>
              </table:table-cell>
              <table:table-cell office:value-type="float" office:value="2.607916916">
                <text:p>2.607916916</text:p>
              </table:table-cell>
              <table:table-cell office:value-type="float" office:value="13.995583866">
                <text:p>13.995583866</text:p>
              </table:table-cell>
              <table:table-cell office:value-type="float" office:value="57.374172152">
                <text:p>57.374172152</text:p>
              </table:table-cell>
              <table:table-cell office:value-type="float" office:value="0.0289164955909091">
                <text:p>0.0289164955909091</text:p>
              </table:table-cell>
              <table:table-cell office:value-type="float" office:value="0.118541678">
                <text:p>0.118541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0279">
                <text:p>0.00040279</text:p>
              </table:table-cell>
              <table:table-cell office:value-type="float" office:value="0.008078996">
                <text:p>0.008078996</text:p>
              </table:table-cell>
              <table:table-cell office:value-type="float" office:value="0.000948969">
                <text:p>0.000948969</text:p>
              </table:table-cell>
              <table:table-cell office:value-type="float" office:value="0.185816908">
                <text:p>0.185816908</text:p>
              </table:table-cell>
              <table:table-cell office:value-type="float" office:value="0.021826287">
                <text:p>0.021826287</text:p>
              </table:table-cell>
              <table:table-cell office:value-type="float" office:value="0.000351260695652174">
                <text:p>0.000351260695652174</text:p>
              </table:table-cell>
              <table:table-cell office:value-type="float" office:value="0.0000412595217391304">
                <text:p>0.0000412595217391304</text:p>
              </table:table-cell>
              <table:table-cell office:value-type="float" office:value="1.81675712">
                <text:p>1.81675712</text:p>
              </table:table-cell>
              <table:table-cell office:value-type="float" office:value="1.483714044">
                <text:p>1.483714044</text:p>
              </table:table-cell>
              <table:table-cell office:value-type="float" office:value="2.276542686">
                <text:p>2.276542686</text:p>
              </table:table-cell>
              <table:table-cell office:value-type="float" office:value="34.125423012">
                <text:p>34.125423012</text:p>
              </table:table-cell>
              <table:table-cell office:value-type="float" office:value="52.360481778">
                <text:p>52.360481778</text:p>
              </table:table-cell>
              <table:table-cell office:value-type="float" office:value="0.0645093062608696">
                <text:p>0.0645093062608696</text:p>
              </table:table-cell>
              <table:table-cell office:value-type="float" office:value="0.0989801167826087">
                <text:p>0.098980116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77892">
                <text:p>0.000377892</text:p>
              </table:table-cell>
              <table:table-cell office:value-type="float" office:value="0.006045812">
                <text:p>0.006045812</text:p>
              </table:table-cell>
              <table:table-cell office:value-type="float" office:value="0.000597365">
                <text:p>0.000597365</text:p>
              </table:table-cell>
              <table:table-cell office:value-type="float" office:value="0.145099488">
                <text:p>0.145099488</text:p>
              </table:table-cell>
              <table:table-cell office:value-type="float" office:value="0.01433676">
                <text:p>0.01433676</text:p>
              </table:table-cell>
              <table:table-cell office:value-type="float" office:value="0.000251908833333333">
                <text:p>0.000251908833333333</text:p>
              </table:table-cell>
              <table:table-cell office:value-type="float" office:value="0.0000248902083333333">
                <text:p>0.0000248902083333333</text:p>
              </table:table-cell>
              <table:table-cell office:value-type="float" office:value="1.991366131">
                <text:p>1.991366131</text:p>
              </table:table-cell>
              <table:table-cell office:value-type="float" office:value="0.000194847">
                <text:p>0.000194847</text:p>
              </table:table-cell>
              <table:table-cell office:value-type="float" office:value="3.745019269">
                <text:p>3.745019269</text:p>
              </table:table-cell>
              <table:table-cell office:value-type="float" office:value="0.004676328">
                <text:p>0.004676328</text:p>
              </table:table-cell>
              <table:table-cell office:value-type="float" office:value="89.880462456">
                <text:p>89.880462456</text:p>
              </table:table-cell>
              <table:table-cell office:value-type="float" office:value="0.000008118625">
                <text:p>0.000008118625</text:p>
              </table:table-cell>
              <table:table-cell office:value-type="float" office:value="0.156042469541667">
                <text:p>0.15604246954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88864">
                <text:p>0.000288864</text:p>
              </table:table-cell>
              <table:table-cell office:value-type="float" office:value="0.004422722">
                <text:p>0.004422722</text:p>
              </table:table-cell>
              <table:table-cell office:value-type="float" office:value="0.000821879">
                <text:p>0.000821879</text:p>
              </table:table-cell>
              <table:table-cell office:value-type="float" office:value="0.11056805">
                <text:p>0.11056805</text:p>
              </table:table-cell>
              <table:table-cell office:value-type="float" office:value="0.020546975">
                <text:p>0.020546975</text:p>
              </table:table-cell>
              <table:table-cell office:value-type="float" office:value="0.00017690888">
                <text:p>0.00017690888</text:p>
              </table:table-cell>
              <table:table-cell office:value-type="float" office:value="0.00003287516">
                <text:p>0.00003287516</text:p>
              </table:table-cell>
              <table:table-cell office:value-type="float" office:value="2.056849266">
                <text:p>2.056849266</text:p>
              </table:table-cell>
              <table:table-cell office:value-type="float" office:value="0.000335252">
                <text:p>0.000335252</text:p>
              </table:table-cell>
              <table:table-cell office:value-type="float" office:value="3.67704554">
                <text:p>3.67704554</text:p>
              </table:table-cell>
              <table:table-cell office:value-type="float" office:value="0.0083813">
                <text:p>0.0083813</text:p>
              </table:table-cell>
              <table:table-cell office:value-type="float" office:value="91.9261385">
                <text:p>91.9261385</text:p>
              </table:table-cell>
              <table:table-cell office:value-type="float" office:value="0.00001341008">
                <text:p>0.00001341008</text:p>
              </table:table-cell>
              <table:table-cell office:value-type="float" office:value="0.1470818216">
                <text:p>0.1470818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56171">
                <text:p>0.000356171</text:p>
              </table:table-cell>
              <table:table-cell office:value-type="float" office:value="0.00669879">
                <text:p>0.00669879</text:p>
              </table:table-cell>
              <table:table-cell office:value-type="float" office:value="0.000415492">
                <text:p>0.000415492</text:p>
              </table:table-cell>
              <table:table-cell office:value-type="float" office:value="0.17416854">
                <text:p>0.17416854</text:p>
              </table:table-cell>
              <table:table-cell office:value-type="float" office:value="0.010802792">
                <text:p>0.010802792</text:p>
              </table:table-cell>
              <table:table-cell office:value-type="float" office:value="0.000257645769230769">
                <text:p>0.000257645769230769</text:p>
              </table:table-cell>
              <table:table-cell office:value-type="float" office:value="0.0000159804615384615">
                <text:p>0.0000159804615384615</text:p>
              </table:table-cell>
              <table:table-cell office:value-type="float" office:value="2.0739194">
                <text:p>2.0739194</text:p>
              </table:table-cell>
              <table:table-cell office:value-type="float" office:value="0.000723593">
                <text:p>0.000723593</text:p>
              </table:table-cell>
              <table:table-cell office:value-type="float" office:value="3.812537455">
                <text:p>3.812537455</text:p>
              </table:table-cell>
              <table:table-cell office:value-type="float" office:value="0.018813418">
                <text:p>0.018813418</text:p>
              </table:table-cell>
              <table:table-cell office:value-type="float" office:value="99.12597383">
                <text:p>99.12597383</text:p>
              </table:table-cell>
              <table:table-cell office:value-type="float" office:value="0.0000278305">
                <text:p>0.0000278305</text:p>
              </table:table-cell>
              <table:table-cell office:value-type="float" office:value="0.146636055961539">
                <text:p>0.146636055961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69777">
                <text:p>0.000369777</text:p>
              </table:table-cell>
              <table:table-cell office:value-type="float" office:value="0.003892362">
                <text:p>0.003892362</text:p>
              </table:table-cell>
              <table:table-cell office:value-type="float" office:value="0.000587397">
                <text:p>0.000587397</text:p>
              </table:table-cell>
              <table:table-cell office:value-type="float" office:value="0.105093774">
                <text:p>0.105093774</text:p>
              </table:table-cell>
              <table:table-cell office:value-type="float" office:value="0.015859719">
                <text:p>0.015859719</text:p>
              </table:table-cell>
              <table:table-cell office:value-type="float" office:value="0.000144161555555556">
                <text:p>0.000144161555555556</text:p>
              </table:table-cell>
              <table:table-cell office:value-type="float" office:value="0.0000217554444444444">
                <text:p>0.0000217554444444444</text:p>
              </table:table-cell>
              <table:table-cell office:value-type="float" office:value="2.397841367">
                <text:p>2.397841367</text:p>
              </table:table-cell>
              <table:table-cell office:value-type="float" office:value="0.001925086">
                <text:p>0.001925086</text:p>
              </table:table-cell>
              <table:table-cell office:value-type="float" office:value="3.857489127">
                <text:p>3.857489127</text:p>
              </table:table-cell>
              <table:table-cell office:value-type="float" office:value="0.051977322">
                <text:p>0.051977322</text:p>
              </table:table-cell>
              <table:table-cell office:value-type="float" office:value="104.152206429">
                <text:p>104.152206429</text:p>
              </table:table-cell>
              <table:table-cell office:value-type="float" office:value="0.0000712994814814815">
                <text:p>0.0000712994814814815</text:p>
              </table:table-cell>
              <table:table-cell office:value-type="float" office:value="0.142869967666667">
                <text:p>0.142869967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71129">
                <text:p>0.000371129</text:p>
              </table:table-cell>
              <table:table-cell office:value-type="float" office:value="0.005281116">
                <text:p>0.005281116</text:p>
              </table:table-cell>
              <table:table-cell office:value-type="float" office:value="0.000535238">
                <text:p>0.000535238</text:p>
              </table:table-cell>
              <table:table-cell office:value-type="float" office:value="0.147871248">
                <text:p>0.147871248</text:p>
              </table:table-cell>
              <table:table-cell office:value-type="float" office:value="0.014986664">
                <text:p>0.014986664</text:p>
              </table:table-cell>
              <table:table-cell office:value-type="float" office:value="0.000188611285714286">
                <text:p>0.000188611285714286</text:p>
              </table:table-cell>
              <table:table-cell office:value-type="float" office:value="0.0000191156428571429">
                <text:p>0.0000191156428571429</text:p>
              </table:table-cell>
              <table:table-cell office:value-type="float" office:value="2.157605791">
                <text:p>2.157605791</text:p>
              </table:table-cell>
              <table:table-cell office:value-type="float" office:value="0.023638154">
                <text:p>0.023638154</text:p>
              </table:table-cell>
              <table:table-cell office:value-type="float" office:value="4.006367083">
                <text:p>4.006367083</text:p>
              </table:table-cell>
              <table:table-cell office:value-type="float" office:value="0.661868312">
                <text:p>0.661868312</text:p>
              </table:table-cell>
              <table:table-cell office:value-type="float" office:value="112.178278324">
                <text:p>112.178278324</text:p>
              </table:table-cell>
              <table:table-cell office:value-type="float" office:value="0.000844219785714286">
                <text:p>0.000844219785714286</text:p>
              </table:table-cell>
              <table:table-cell office:value-type="float" office:value="0.143084538678571">
                <text:p>0.14308453867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35431">
                <text:p>0.000335431</text:p>
              </table:table-cell>
              <table:table-cell office:value-type="float" office:value="0.006961178">
                <text:p>0.006961178</text:p>
              </table:table-cell>
              <table:table-cell office:value-type="float" office:value="0.000502026">
                <text:p>0.000502026</text:p>
              </table:table-cell>
              <table:table-cell office:value-type="float" office:value="0.201874162">
                <text:p>0.201874162</text:p>
              </table:table-cell>
              <table:table-cell office:value-type="float" office:value="0.014558754">
                <text:p>0.014558754</text:p>
              </table:table-cell>
              <table:table-cell office:value-type="float" office:value="0.000240040620689655">
                <text:p>0.000240040620689655</text:p>
              </table:table-cell>
              <table:table-cell office:value-type="float" office:value="0.0000173112413793103">
                <text:p>0.0000173112413793103</text:p>
              </table:table-cell>
              <table:table-cell office:value-type="float" office:value="1.895062239">
                <text:p>1.895062239</text:p>
              </table:table-cell>
              <table:table-cell office:value-type="float" office:value="0.044343793">
                <text:p>0.044343793</text:p>
              </table:table-cell>
              <table:table-cell office:value-type="float" office:value="3.793795398">
                <text:p>3.793795398</text:p>
              </table:table-cell>
              <table:table-cell office:value-type="float" office:value="1.285969997">
                <text:p>1.285969997</text:p>
              </table:table-cell>
              <table:table-cell office:value-type="float" office:value="110.020066542">
                <text:p>110.020066542</text:p>
              </table:table-cell>
              <table:table-cell office:value-type="float" office:value="0.00152909631034483">
                <text:p>0.00152909631034483</text:p>
              </table:table-cell>
              <table:table-cell office:value-type="float" office:value="0.130820530965517">
                <text:p>0.130820530965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79855">
                <text:p>0.000379855</text:p>
              </table:table-cell>
              <table:table-cell office:value-type="float" office:value="0.003839529">
                <text:p>0.003839529</text:p>
              </table:table-cell>
              <table:table-cell office:value-type="float" office:value="0.000635797">
                <text:p>0.000635797</text:p>
              </table:table-cell>
              <table:table-cell office:value-type="float" office:value="0.11518587">
                <text:p>0.11518587</text:p>
              </table:table-cell>
              <table:table-cell office:value-type="float" office:value="0.01907391">
                <text:p>0.01907391</text:p>
              </table:table-cell>
              <table:table-cell office:value-type="float" office:value="0.0001279843">
                <text:p>0.0001279843</text:p>
              </table:table-cell>
              <table:table-cell office:value-type="float" office:value="0.0000211932333333333">
                <text:p>0.0000211932333333333</text:p>
              </table:table-cell>
              <table:table-cell office:value-type="float" office:value="2.098738937">
                <text:p>2.098738937</text:p>
              </table:table-cell>
              <table:table-cell office:value-type="float" office:value="0.104300818">
                <text:p>0.104300818</text:p>
              </table:table-cell>
              <table:table-cell office:value-type="float" office:value="3.681212801">
                <text:p>3.681212801</text:p>
              </table:table-cell>
              <table:table-cell office:value-type="float" office:value="3.12902454">
                <text:p>3.12902454</text:p>
              </table:table-cell>
              <table:table-cell office:value-type="float" office:value="110.43638403">
                <text:p>110.43638403</text:p>
              </table:table-cell>
              <table:table-cell office:value-type="float" office:value="0.00347669393333333">
                <text:p>0.00347669393333333</text:p>
              </table:table-cell>
              <table:table-cell office:value-type="float" office:value="0.122707093366667">
                <text:p>0.1227070933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67482">
                <text:p>0.000367482</text:p>
              </table:table-cell>
              <table:table-cell office:value-type="float" office:value="0.004815525">
                <text:p>0.004815525</text:p>
              </table:table-cell>
              <table:table-cell office:value-type="float" office:value="0.000785509">
                <text:p>0.000785509</text:p>
              </table:table-cell>
              <table:table-cell office:value-type="float" office:value="0.149281275">
                <text:p>0.149281275</text:p>
              </table:table-cell>
              <table:table-cell office:value-type="float" office:value="0.024350779">
                <text:p>0.024350779</text:p>
              </table:table-cell>
              <table:table-cell office:value-type="float" office:value="0.000155339516129032">
                <text:p>0.000155339516129032</text:p>
              </table:table-cell>
              <table:table-cell office:value-type="float" office:value="0.000025339">
                <text:p>0.000025339</text:p>
              </table:table-cell>
              <table:table-cell office:value-type="float" office:value="2.099876047">
                <text:p>2.099876047</text:p>
              </table:table-cell>
              <table:table-cell office:value-type="float" office:value="0.19350702">
                <text:p>0.19350702</text:p>
              </table:table-cell>
              <table:table-cell office:value-type="float" office:value="3.510790718">
                <text:p>3.510790718</text:p>
              </table:table-cell>
              <table:table-cell office:value-type="float" office:value="5.99871762">
                <text:p>5.99871762</text:p>
              </table:table-cell>
              <table:table-cell office:value-type="float" office:value="108.834512258">
                <text:p>108.834512258</text:p>
              </table:table-cell>
              <table:table-cell office:value-type="float" office:value="0.00624216193548387">
                <text:p>0.00624216193548387</text:p>
              </table:table-cell>
              <table:table-cell office:value-type="float" office:value="0.113251313483871">
                <text:p>0.113251313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59738">
                <text:p>0.000359738</text:p>
              </table:table-cell>
              <table:table-cell office:value-type="float" office:value="0.003364944">
                <text:p>0.003364944</text:p>
              </table:table-cell>
              <table:table-cell office:value-type="float" office:value="0.000474754">
                <text:p>0.000474754</text:p>
              </table:table-cell>
              <table:table-cell office:value-type="float" office:value="0.107678208">
                <text:p>0.107678208</text:p>
              </table:table-cell>
              <table:table-cell office:value-type="float" office:value="0.015192128">
                <text:p>0.015192128</text:p>
              </table:table-cell>
              <table:table-cell office:value-type="float" office:value="0.0001051545">
                <text:p>0.0001051545</text:p>
              </table:table-cell>
              <table:table-cell office:value-type="float" office:value="0.0000148360625">
                <text:p>0.0000148360625</text:p>
              </table:table-cell>
              <table:table-cell office:value-type="float" office:value="2.096715324">
                <text:p>2.096715324</text:p>
              </table:table-cell>
              <table:table-cell office:value-type="float" office:value="0.415955069">
                <text:p>0.415955069</text:p>
              </table:table-cell>
              <table:table-cell office:value-type="float" office:value="3.669674063">
                <text:p>3.669674063</text:p>
              </table:table-cell>
              <table:table-cell office:value-type="float" office:value="13.310562208">
                <text:p>13.310562208</text:p>
              </table:table-cell>
              <table:table-cell office:value-type="float" office:value="117.429570016">
                <text:p>117.429570016</text:p>
              </table:table-cell>
              <table:table-cell office:value-type="float" office:value="0.01299859590625">
                <text:p>0.01299859590625</text:p>
              </table:table-cell>
              <table:table-cell office:value-type="float" office:value="0.11467731446875">
                <text:p>0.1146773144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40483">
                <text:p>0.000240483</text:p>
              </table:table-cell>
              <table:table-cell office:value-type="float" office:value="0.005963683">
                <text:p>0.005963683</text:p>
              </table:table-cell>
              <table:table-cell office:value-type="float" office:value="0.000526381">
                <text:p>0.000526381</text:p>
              </table:table-cell>
              <table:table-cell office:value-type="float" office:value="0.196801539">
                <text:p>0.196801539</text:p>
              </table:table-cell>
              <table:table-cell office:value-type="float" office:value="0.017370573">
                <text:p>0.017370573</text:p>
              </table:table-cell>
              <table:table-cell office:value-type="float" office:value="0.000180717666666667">
                <text:p>0.000180717666666667</text:p>
              </table:table-cell>
              <table:table-cell office:value-type="float" office:value="0.0000159509393939394">
                <text:p>0.0000159509393939394</text:p>
              </table:table-cell>
              <table:table-cell office:value-type="float" office:value="2.199869329">
                <text:p>2.199869329</text:p>
              </table:table-cell>
              <table:table-cell office:value-type="float" office:value="0.723260337">
                <text:p>0.723260337</text:p>
              </table:table-cell>
              <table:table-cell office:value-type="float" office:value="3.149301419">
                <text:p>3.149301419</text:p>
              </table:table-cell>
              <table:table-cell office:value-type="float" office:value="23.867591121">
                <text:p>23.867591121</text:p>
              </table:table-cell>
              <table:table-cell office:value-type="float" office:value="103.926946827">
                <text:p>103.926946827</text:p>
              </table:table-cell>
              <table:table-cell office:value-type="float" office:value="0.0219169799090909">
                <text:p>0.0219169799090909</text:p>
              </table:table-cell>
              <table:table-cell office:value-type="float" office:value="0.0954333763333333">
                <text:p>0.095433376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39862">
                <text:p>0.000239862</text:p>
              </table:table-cell>
              <table:table-cell office:value-type="float" office:value="0.004287137">
                <text:p>0.004287137</text:p>
              </table:table-cell>
              <table:table-cell office:value-type="float" office:value="0.001254791">
                <text:p>0.001254791</text:p>
              </table:table-cell>
              <table:table-cell office:value-type="float" office:value="0.145762658">
                <text:p>0.145762658</text:p>
              </table:table-cell>
              <table:table-cell office:value-type="float" office:value="0.042662894">
                <text:p>0.042662894</text:p>
              </table:table-cell>
              <table:table-cell office:value-type="float" office:value="0.000126092264705882">
                <text:p>0.000126092264705882</text:p>
              </table:table-cell>
              <table:table-cell office:value-type="float" office:value="0.0000369056176470588">
                <text:p>0.0000369056176470588</text:p>
              </table:table-cell>
              <table:table-cell office:value-type="float" office:value="1.98610168">
                <text:p>1.98610168</text:p>
              </table:table-cell>
              <table:table-cell office:value-type="float" office:value="1.345430199">
                <text:p>1.345430199</text:p>
              </table:table-cell>
              <table:table-cell office:value-type="float" office:value="2.80826656">
                <text:p>2.80826656</text:p>
              </table:table-cell>
              <table:table-cell office:value-type="float" office:value="45.744626766">
                <text:p>45.744626766</text:p>
              </table:table-cell>
              <table:table-cell office:value-type="float" office:value="95.48106304">
                <text:p>95.48106304</text:p>
              </table:table-cell>
              <table:table-cell office:value-type="float" office:value="0.0395714764411765">
                <text:p>0.0395714764411765</text:p>
              </table:table-cell>
              <table:table-cell office:value-type="float" office:value="0.0825960752941177">
                <text:p>0.0825960752941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63143">
                <text:p>0.000363143</text:p>
              </table:table-cell>
              <table:table-cell office:value-type="float" office:value="0.00401269">
                <text:p>0.00401269</text:p>
              </table:table-cell>
              <table:table-cell office:value-type="float" office:value="0.001168689">
                <text:p>0.001168689</text:p>
              </table:table-cell>
              <table:table-cell office:value-type="float" office:value="0.14044415">
                <text:p>0.14044415</text:p>
              </table:table-cell>
              <table:table-cell office:value-type="float" office:value="0.040904115">
                <text:p>0.040904115</text:p>
              </table:table-cell>
              <table:table-cell office:value-type="float" office:value="0.000114648285714286">
                <text:p>0.000114648285714286</text:p>
              </table:table-cell>
              <table:table-cell office:value-type="float" office:value="0.0000333911142857143">
                <text:p>0.0000333911142857143</text:p>
              </table:table-cell>
              <table:table-cell office:value-type="float" office:value="2.090237691">
                <text:p>2.090237691</text:p>
              </table:table-cell>
              <table:table-cell office:value-type="float" office:value="2.133406668">
                <text:p>2.133406668</text:p>
              </table:table-cell>
              <table:table-cell office:value-type="float" office:value="2.309318015">
                <text:p>2.309318015</text:p>
              </table:table-cell>
              <table:table-cell office:value-type="float" office:value="74.66923338">
                <text:p>74.66923338</text:p>
              </table:table-cell>
              <table:table-cell office:value-type="float" office:value="80.826130525">
                <text:p>80.826130525</text:p>
              </table:table-cell>
              <table:table-cell office:value-type="float" office:value="0.0609544762285714">
                <text:p>0.0609544762285714</text:p>
              </table:table-cell>
              <table:table-cell office:value-type="float" office:value="0.0659805147142857">
                <text:p>0.065980514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16223">
                <text:p>0.000416223</text:p>
              </table:table-cell>
              <table:table-cell office:value-type="float" office:value="0.00464574">
                <text:p>0.00464574</text:p>
              </table:table-cell>
              <table:table-cell office:value-type="float" office:value="0.001317058">
                <text:p>0.001317058</text:p>
              </table:table-cell>
              <table:table-cell office:value-type="float" office:value="0.16724664">
                <text:p>0.16724664</text:p>
              </table:table-cell>
              <table:table-cell office:value-type="float" office:value="0.047414088">
                <text:p>0.047414088</text:p>
              </table:table-cell>
              <table:table-cell office:value-type="float" office:value="0.000129048333333333">
                <text:p>0.000129048333333333</text:p>
              </table:table-cell>
              <table:table-cell office:value-type="float" office:value="0.0000365849444444444">
                <text:p>0.0000365849444444444</text:p>
              </table:table-cell>
              <table:table-cell office:value-type="float" office:value="2.30827336">
                <text:p>2.30827336</text:p>
              </table:table-cell>
              <table:table-cell office:value-type="float" office:value="0.000150373">
                <text:p>0.000150373</text:p>
              </table:table-cell>
              <table:table-cell office:value-type="float" office:value="4.280571941">
                <text:p>4.280571941</text:p>
              </table:table-cell>
              <table:table-cell office:value-type="float" office:value="0.005413428">
                <text:p>0.005413428</text:p>
              </table:table-cell>
              <table:table-cell office:value-type="float" office:value="154.100589876">
                <text:p>154.100589876</text:p>
              </table:table-cell>
              <table:table-cell office:value-type="float" office:value="0.00000417702777777778">
                <text:p>0.00000417702777777778</text:p>
              </table:table-cell>
              <table:table-cell office:value-type="float" office:value="0.118904776138889">
                <text:p>0.11890477613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20563">
                <text:p>0.000320563</text:p>
              </table:table-cell>
              <table:table-cell office:value-type="float" office:value="0.008603703">
                <text:p>0.008603703</text:p>
              </table:table-cell>
              <table:table-cell office:value-type="float" office:value="0.00128638">
                <text:p>0.00128638</text:p>
              </table:table-cell>
              <table:table-cell office:value-type="float" office:value="0.318337011">
                <text:p>0.318337011</text:p>
              </table:table-cell>
              <table:table-cell office:value-type="float" office:value="0.04759606">
                <text:p>0.04759606</text:p>
              </table:table-cell>
              <table:table-cell office:value-type="float" office:value="0.000232532513513514">
                <text:p>0.000232532513513514</text:p>
              </table:table-cell>
              <table:table-cell office:value-type="float" office:value="0.000034767027027027">
                <text:p>0.000034767027027027</text:p>
              </table:table-cell>
              <table:table-cell office:value-type="float" office:value="2.228701281">
                <text:p>2.228701281</text:p>
              </table:table-cell>
              <table:table-cell office:value-type="float" office:value="0.000216166">
                <text:p>0.000216166</text:p>
              </table:table-cell>
              <table:table-cell office:value-type="float" office:value="4.284049248">
                <text:p>4.284049248</text:p>
              </table:table-cell>
              <table:table-cell office:value-type="float" office:value="0.007998142">
                <text:p>0.007998142</text:p>
              </table:table-cell>
              <table:table-cell office:value-type="float" office:value="158.509822176">
                <text:p>158.509822176</text:p>
              </table:table-cell>
              <table:table-cell office:value-type="float" office:value="0.00000584232432432432">
                <text:p>0.00000584232432432432</text:p>
              </table:table-cell>
              <table:table-cell office:value-type="float" office:value="0.115785114810811">
                <text:p>0.115785114810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28318">
                <text:p>0.000328318</text:p>
              </table:table-cell>
              <table:table-cell office:value-type="float" office:value="0.00496653">
                <text:p>0.00496653</text:p>
              </table:table-cell>
              <table:table-cell office:value-type="float" office:value="0.001857503">
                <text:p>0.001857503</text:p>
              </table:table-cell>
              <table:table-cell office:value-type="float" office:value="0.18872814">
                <text:p>0.18872814</text:p>
              </table:table-cell>
              <table:table-cell office:value-type="float" office:value="0.070585114">
                <text:p>0.070585114</text:p>
              </table:table-cell>
              <table:table-cell office:value-type="float" office:value="0.000130698157894737">
                <text:p>0.000130698157894737</text:p>
              </table:table-cell>
              <table:table-cell office:value-type="float" office:value="0.0000488816578947368">
                <text:p>0.0000488816578947368</text:p>
              </table:table-cell>
              <table:table-cell office:value-type="float" office:value="2.112132538">
                <text:p>2.112132538</text:p>
              </table:table-cell>
              <table:table-cell office:value-type="float" office:value="0.000195688">
                <text:p>0.000195688</text:p>
              </table:table-cell>
              <table:table-cell office:value-type="float" office:value="3.390324872">
                <text:p>3.390324872</text:p>
              </table:table-cell>
              <table:table-cell office:value-type="float" office:value="0.007436144">
                <text:p>0.007436144</text:p>
              </table:table-cell>
              <table:table-cell office:value-type="float" office:value="128.832345136">
                <text:p>128.832345136</text:p>
              </table:table-cell>
              <table:table-cell office:value-type="float" office:value="0.00000514968421052632">
                <text:p>0.00000514968421052632</text:p>
              </table:table-cell>
              <table:table-cell office:value-type="float" office:value="0.0892190755789474">
                <text:p>0.0892190755789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62091">
                <text:p>0.000362091</text:p>
              </table:table-cell>
              <table:table-cell office:value-type="float" office:value="0.001954416">
                <text:p>0.001954416</text:p>
              </table:table-cell>
              <table:table-cell office:value-type="float" office:value="0.002034967">
                <text:p>0.002034967</text:p>
              </table:table-cell>
              <table:table-cell office:value-type="float" office:value="0.076222224">
                <text:p>0.076222224</text:p>
              </table:table-cell>
              <table:table-cell office:value-type="float" office:value="0.079363713">
                <text:p>0.079363713</text:p>
              </table:table-cell>
              <table:table-cell office:value-type="float" office:value="0.0000501132307692308">
                <text:p>0.0000501132307692308</text:p>
              </table:table-cell>
              <table:table-cell office:value-type="float" office:value="0.000052178641025641">
                <text:p>0.000052178641025641</text:p>
              </table:table-cell>
              <table:table-cell office:value-type="float" office:value="2.252991674">
                <text:p>2.252991674</text:p>
              </table:table-cell>
              <table:table-cell office:value-type="float" office:value="0.000159239">
                <text:p>0.000159239</text:p>
              </table:table-cell>
              <table:table-cell office:value-type="float" office:value="3.382847436">
                <text:p>3.382847436</text:p>
              </table:table-cell>
              <table:table-cell office:value-type="float" office:value="0.006210321">
                <text:p>0.006210321</text:p>
              </table:table-cell>
              <table:table-cell office:value-type="float" office:value="131.931050004">
                <text:p>131.931050004</text:p>
              </table:table-cell>
              <table:table-cell office:value-type="float" office:value="0.00000408305128205128">
                <text:p>0.00000408305128205128</text:p>
              </table:table-cell>
              <table:table-cell office:value-type="float" office:value="0.0867396778461538">
                <text:p>0.086739677846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85986">
                <text:p>0.000385986</text:p>
              </table:table-cell>
              <table:table-cell office:value-type="float" office:value="0.008404223">
                <text:p>0.008404223</text:p>
              </table:table-cell>
              <table:table-cell office:value-type="float" office:value="0.000724272">
                <text:p>0.000724272</text:p>
              </table:table-cell>
              <table:table-cell office:value-type="float" office:value="0.33616892">
                <text:p>0.33616892</text:p>
              </table:table-cell>
              <table:table-cell office:value-type="float" office:value="0.02897088">
                <text:p>0.02897088</text:p>
              </table:table-cell>
              <table:table-cell office:value-type="float" office:value="0.000210105575">
                <text:p>0.000210105575</text:p>
              </table:table-cell>
              <table:table-cell office:value-type="float" office:value="0.0000181068">
                <text:p>0.0000181068</text:p>
              </table:table-cell>
              <table:table-cell office:value-type="float" office:value="2.183777268">
                <text:p>2.183777268</text:p>
              </table:table-cell>
              <table:table-cell office:value-type="float" office:value="0.000155743">
                <text:p>0.000155743</text:p>
              </table:table-cell>
              <table:table-cell office:value-type="float" office:value="3.396368545">
                <text:p>3.396368545</text:p>
              </table:table-cell>
              <table:table-cell office:value-type="float" office:value="0.00622972">
                <text:p>0.00622972</text:p>
              </table:table-cell>
              <table:table-cell office:value-type="float" office:value="135.8547418">
                <text:p>135.8547418</text:p>
              </table:table-cell>
              <table:table-cell office:value-type="float" office:value="0.000003893575">
                <text:p>0.000003893575</text:p>
              </table:table-cell>
              <table:table-cell office:value-type="float" office:value="0.084909213625">
                <text:p>0.084909213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8774">
                <text:p>0.00038774</text:p>
              </table:table-cell>
              <table:table-cell office:value-type="float" office:value="0.001772858">
                <text:p>0.001772858</text:p>
              </table:table-cell>
              <table:table-cell office:value-type="float" office:value="0.00099321">
                <text:p>0.00099321</text:p>
              </table:table-cell>
              <table:table-cell office:value-type="float" office:value="0.072687178">
                <text:p>0.072687178</text:p>
              </table:table-cell>
              <table:table-cell office:value-type="float" office:value="0.04072161">
                <text:p>0.04072161</text:p>
              </table:table-cell>
              <table:table-cell office:value-type="float" office:value="0.0000432404390243902">
                <text:p>0.0000432404390243902</text:p>
              </table:table-cell>
              <table:table-cell office:value-type="float" office:value="0.0000242246341463415">
                <text:p>0.0000242246341463415</text:p>
              </table:table-cell>
              <table:table-cell office:value-type="float" office:value="2.091876258">
                <text:p>2.091876258</text:p>
              </table:table-cell>
              <table:table-cell office:value-type="float" office:value="0.000174458">
                <text:p>0.000174458</text:p>
              </table:table-cell>
              <table:table-cell office:value-type="float" office:value="3.224326191">
                <text:p>3.224326191</text:p>
              </table:table-cell>
              <table:table-cell office:value-type="float" office:value="0.007152778">
                <text:p>0.007152778</text:p>
              </table:table-cell>
              <table:table-cell office:value-type="float" office:value="132.197373831">
                <text:p>132.197373831</text:p>
              </table:table-cell>
              <table:table-cell office:value-type="float" office:value="0.00000425507317073171">
                <text:p>0.00000425507317073171</text:p>
              </table:table-cell>
              <table:table-cell office:value-type="float" office:value="0.0786421022195122">
                <text:p>0.078642102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6592">
                <text:p>0.000346592</text:p>
              </table:table-cell>
              <table:table-cell office:value-type="float" office:value="0.004349239">
                <text:p>0.004349239</text:p>
              </table:table-cell>
              <table:table-cell office:value-type="float" office:value="0.000708524">
                <text:p>0.000708524</text:p>
              </table:table-cell>
              <table:table-cell office:value-type="float" office:value="0.182668038">
                <text:p>0.182668038</text:p>
              </table:table-cell>
              <table:table-cell office:value-type="float" office:value="0.029758008">
                <text:p>0.029758008</text:p>
              </table:table-cell>
              <table:table-cell office:value-type="float" office:value="0.00010355330952381">
                <text:p>0.00010355330952381</text:p>
              </table:table-cell>
              <table:table-cell office:value-type="float" office:value="0.000016869619047619">
                <text:p>0.000016869619047619</text:p>
              </table:table-cell>
              <table:table-cell office:value-type="float" office:value="2.34106467">
                <text:p>2.34106467</text:p>
              </table:table-cell>
              <table:table-cell office:value-type="float" office:value="0.000180721">
                <text:p>0.000180721</text:p>
              </table:table-cell>
              <table:table-cell office:value-type="float" office:value="3.212748536">
                <text:p>3.212748536</text:p>
              </table:table-cell>
              <table:table-cell office:value-type="float" office:value="0.007590282">
                <text:p>0.007590282</text:p>
              </table:table-cell>
              <table:table-cell office:value-type="float" office:value="134.935438512">
                <text:p>134.935438512</text:p>
              </table:table-cell>
              <table:table-cell office:value-type="float" office:value="0.00000430288095238095">
                <text:p>0.00000430288095238095</text:p>
              </table:table-cell>
              <table:table-cell office:value-type="float" office:value="0.0764940127619048">
                <text:p>0.0764940127619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23437">
                <text:p>0.000423437</text:p>
              </table:table-cell>
              <table:table-cell office:value-type="float" office:value="0.003189795">
                <text:p>0.003189795</text:p>
              </table:table-cell>
              <table:table-cell office:value-type="float" office:value="0.001105682">
                <text:p>0.001105682</text:p>
              </table:table-cell>
              <table:table-cell office:value-type="float" office:value="0.137161185">
                <text:p>0.137161185</text:p>
              </table:table-cell>
              <table:table-cell office:value-type="float" office:value="0.047544326">
                <text:p>0.047544326</text:p>
              </table:table-cell>
              <table:table-cell office:value-type="float" office:value="0.0000741812790697674">
                <text:p>0.0000741812790697674</text:p>
              </table:table-cell>
              <table:table-cell office:value-type="float" office:value="0.0000257135348837209">
                <text:p>0.0000257135348837209</text:p>
              </table:table-cell>
              <table:table-cell office:value-type="float" office:value="2.161434831">
                <text:p>2.161434831</text:p>
              </table:table-cell>
              <table:table-cell office:value-type="float" office:value="0.000151605">
                <text:p>0.000151605</text:p>
              </table:table-cell>
              <table:table-cell office:value-type="float" office:value="3.242859795">
                <text:p>3.242859795</text:p>
              </table:table-cell>
              <table:table-cell office:value-type="float" office:value="0.006519015">
                <text:p>0.006519015</text:p>
              </table:table-cell>
              <table:table-cell office:value-type="float" office:value="139.442971185">
                <text:p>139.442971185</text:p>
              </table:table-cell>
              <table:table-cell office:value-type="float" office:value="0.0000035256976744186">
                <text:p>0.0000035256976744186</text:p>
              </table:table-cell>
              <table:table-cell office:value-type="float" office:value="0.0754153440697675">
                <text:p>0.0754153440697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07157">
                <text:p>0.000407157</text:p>
              </table:table-cell>
              <table:table-cell office:value-type="float" office:value="0.003561854">
                <text:p>0.003561854</text:p>
              </table:table-cell>
              <table:table-cell office:value-type="float" office:value="0.001974627">
                <text:p>0.001974627</text:p>
              </table:table-cell>
              <table:table-cell office:value-type="float" office:value="0.156721576">
                <text:p>0.156721576</text:p>
              </table:table-cell>
              <table:table-cell office:value-type="float" office:value="0.086883588">
                <text:p>0.086883588</text:p>
              </table:table-cell>
              <table:table-cell office:value-type="float" office:value="0.0000809512272727273">
                <text:p>0.0000809512272727273</text:p>
              </table:table-cell>
              <table:table-cell office:value-type="float" office:value="0.0000448778863636364">
                <text:p>0.0000448778863636364</text:p>
              </table:table-cell>
              <table:table-cell office:value-type="float" office:value="2.182815023">
                <text:p>2.182815023</text:p>
              </table:table-cell>
              <table:table-cell office:value-type="float" office:value="0.000273455">
                <text:p>0.000273455</text:p>
              </table:table-cell>
              <table:table-cell office:value-type="float" office:value="3.355501645">
                <text:p>3.355501645</text:p>
              </table:table-cell>
              <table:table-cell office:value-type="float" office:value="0.01203202">
                <text:p>0.01203202</text:p>
              </table:table-cell>
              <table:table-cell office:value-type="float" office:value="147.64207238">
                <text:p>147.64207238</text:p>
              </table:table-cell>
              <table:table-cell office:value-type="float" office:value="0.00000621488636363636">
                <text:p>0.00000621488636363636</text:p>
              </table:table-cell>
              <table:table-cell office:value-type="float" office:value="0.0762614010227273">
                <text:p>0.07626140102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21323">
                <text:p>0.000421323</text:p>
              </table:table-cell>
              <table:table-cell office:value-type="float" office:value="0.003173342">
                <text:p>0.003173342</text:p>
              </table:table-cell>
              <table:table-cell office:value-type="float" office:value="0.000959004">
                <text:p>0.000959004</text:p>
              </table:table-cell>
              <table:table-cell office:value-type="float" office:value="0.14280039">
                <text:p>0.14280039</text:p>
              </table:table-cell>
              <table:table-cell office:value-type="float" office:value="0.04315518">
                <text:p>0.04315518</text:p>
              </table:table-cell>
              <table:table-cell office:value-type="float" office:value="0.0000705187111111111">
                <text:p>0.0000705187111111111</text:p>
              </table:table-cell>
              <table:table-cell office:value-type="float" office:value="0.0000213112">
                <text:p>0.0000213112</text:p>
              </table:table-cell>
              <table:table-cell office:value-type="float" office:value="2.68861876">
                <text:p>2.68861876</text:p>
              </table:table-cell>
              <table:table-cell office:value-type="float" office:value="0.00023387">
                <text:p>0.00023387</text:p>
              </table:table-cell>
              <table:table-cell office:value-type="float" office:value="3.457671367">
                <text:p>3.457671367</text:p>
              </table:table-cell>
              <table:table-cell office:value-type="float" office:value="0.01052415">
                <text:p>0.01052415</text:p>
              </table:table-cell>
              <table:table-cell office:value-type="float" office:value="155.595211515">
                <text:p>155.595211515</text:p>
              </table:table-cell>
              <table:table-cell office:value-type="float" office:value="0.00000519711111111111">
                <text:p>0.00000519711111111111</text:p>
              </table:table-cell>
              <table:table-cell office:value-type="float" office:value="0.0768371414888889">
                <text:p>0.0768371414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85585">
                <text:p>0.000385585</text:p>
              </table:table-cell>
              <table:table-cell office:value-type="float" office:value="0.002852759">
                <text:p>0.002852759</text:p>
              </table:table-cell>
              <table:table-cell office:value-type="float" office:value="0.00075455">
                <text:p>0.00075455</text:p>
              </table:table-cell>
              <table:table-cell office:value-type="float" office:value="0.131226914">
                <text:p>0.131226914</text:p>
              </table:table-cell>
              <table:table-cell office:value-type="float" office:value="0.0347093">
                <text:p>0.0347093</text:p>
              </table:table-cell>
              <table:table-cell office:value-type="float" office:value="0.0000620165">
                <text:p>0.0000620165</text:p>
              </table:table-cell>
              <table:table-cell office:value-type="float" office:value="0.0000164032608695652">
                <text:p>0.0000164032608695652</text:p>
              </table:table-cell>
              <table:table-cell office:value-type="float" office:value="2.564048228">
                <text:p>2.564048228</text:p>
              </table:table-cell>
              <table:table-cell office:value-type="float" office:value="0.000216818">
                <text:p>0.000216818</text:p>
              </table:table-cell>
              <table:table-cell office:value-type="float" office:value="3.3956727">
                <text:p>3.3956727</text:p>
              </table:table-cell>
              <table:table-cell office:value-type="float" office:value="0.009973628">
                <text:p>0.009973628</text:p>
              </table:table-cell>
              <table:table-cell office:value-type="float" office:value="156.2009442">
                <text:p>156.2009442</text:p>
              </table:table-cell>
              <table:table-cell office:value-type="float" office:value="0.0000047134347826087">
                <text:p>0.0000047134347826087</text:p>
              </table:table-cell>
              <table:table-cell office:value-type="float" office:value="0.0738189717391304">
                <text:p>0.0738189717391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32005">
                <text:p>0.000332005</text:p>
              </table:table-cell>
              <table:table-cell office:value-type="float" office:value="0.00349683">
                <text:p>0.00349683</text:p>
              </table:table-cell>
              <table:table-cell office:value-type="float" office:value="0.001188016">
                <text:p>0.001188016</text:p>
              </table:table-cell>
              <table:table-cell office:value-type="float" office:value="0.16435101">
                <text:p>0.16435101</text:p>
              </table:table-cell>
              <table:table-cell office:value-type="float" office:value="0.055836752">
                <text:p>0.055836752</text:p>
              </table:table-cell>
              <table:table-cell office:value-type="float" office:value="0.0000744006382978723">
                <text:p>0.0000744006382978723</text:p>
              </table:table-cell>
              <table:table-cell office:value-type="float" office:value="0.0000252769361702128">
                <text:p>0.0000252769361702128</text:p>
              </table:table-cell>
              <table:table-cell office:value-type="float" office:value="1.907501892">
                <text:p>1.907501892</text:p>
              </table:table-cell>
              <table:table-cell office:value-type="float" office:value="0.000517413">
                <text:p>0.000517413</text:p>
              </table:table-cell>
              <table:table-cell office:value-type="float" office:value="3.700443953">
                <text:p>3.700443953</text:p>
              </table:table-cell>
              <table:table-cell office:value-type="float" office:value="0.024318411">
                <text:p>0.024318411</text:p>
              </table:table-cell>
              <table:table-cell office:value-type="float" office:value="173.920865791">
                <text:p>173.920865791</text:p>
              </table:table-cell>
              <table:table-cell office:value-type="float" office:value="0.0000110087872340426">
                <text:p>0.0000110087872340426</text:p>
              </table:table-cell>
              <table:table-cell office:value-type="float" office:value="0.0787328500638298">
                <text:p>0.078732850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70757">
                <text:p>0.000370757</text:p>
              </table:table-cell>
              <table:table-cell office:value-type="float" office:value="0.003298807">
                <text:p>0.003298807</text:p>
              </table:table-cell>
              <table:table-cell office:value-type="float" office:value="0.00098842">
                <text:p>0.00098842</text:p>
              </table:table-cell>
              <table:table-cell office:value-type="float" office:value="0.158342736">
                <text:p>0.158342736</text:p>
              </table:table-cell>
              <table:table-cell office:value-type="float" office:value="0.04744416">
                <text:p>0.04744416</text:p>
              </table:table-cell>
              <table:table-cell office:value-type="float" office:value="0.0000687251458333333">
                <text:p>0.0000687251458333333</text:p>
              </table:table-cell>
              <table:table-cell office:value-type="float" office:value="0.0000205920833333333">
                <text:p>0.0000205920833333333</text:p>
              </table:table-cell>
              <table:table-cell office:value-type="float" office:value="1.987991378">
                <text:p>1.987991378</text:p>
              </table:table-cell>
              <table:table-cell office:value-type="float" office:value="0.000226136">
                <text:p>0.000226136</text:p>
              </table:table-cell>
              <table:table-cell office:value-type="float" office:value="3.678240255">
                <text:p>3.678240255</text:p>
              </table:table-cell>
              <table:table-cell office:value-type="float" office:value="0.010854528">
                <text:p>0.010854528</text:p>
              </table:table-cell>
              <table:table-cell office:value-type="float" office:value="176.55553224">
                <text:p>176.55553224</text:p>
              </table:table-cell>
              <table:table-cell office:value-type="float" office:value="0.00000471116666666667">
                <text:p>0.00000471116666666667</text:p>
              </table:table-cell>
              <table:table-cell office:value-type="float" office:value="0.0766300053125">
                <text:p>0.076630005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368684">
                <text:p>0.000368684</text:p>
              </table:table-cell>
              <table:table-cell office:value-type="float" office:value="0.007009015">
                <text:p>0.007009015</text:p>
              </table:table-cell>
              <table:table-cell office:value-type="float" office:value="0.000538713">
                <text:p>0.000538713</text:p>
              </table:table-cell>
              <table:table-cell office:value-type="float" office:value="0.343441735">
                <text:p>0.343441735</text:p>
              </table:table-cell>
              <table:table-cell office:value-type="float" office:value="0.026396937">
                <text:p>0.026396937</text:p>
              </table:table-cell>
              <table:table-cell office:value-type="float" office:value="0.00014304112244898">
                <text:p>0.00014304112244898</text:p>
              </table:table-cell>
              <table:table-cell office:value-type="float" office:value="0.0000109941428571429">
                <text:p>0.0000109941428571429</text:p>
              </table:table-cell>
              <table:table-cell office:value-type="float" office:value="2.009280198">
                <text:p>2.009280198</text:p>
              </table:table-cell>
              <table:table-cell office:value-type="float" office:value="0.000431792">
                <text:p>0.000431792</text:p>
              </table:table-cell>
              <table:table-cell office:value-type="float" office:value="3.71433981">
                <text:p>3.71433981</text:p>
              </table:table-cell>
              <table:table-cell office:value-type="float" office:value="0.021157808">
                <text:p>0.021157808</text:p>
              </table:table-cell>
              <table:table-cell office:value-type="float" office:value="182.00265069">
                <text:p>182.00265069</text:p>
              </table:table-cell>
              <table:table-cell office:value-type="float" office:value="0.00000881208163265306">
                <text:p>0.00000881208163265306</text:p>
              </table:table-cell>
              <table:table-cell office:value-type="float" office:value="0.0758028532653061">
                <text:p>0.0758028532653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362692">
                <text:p>0.000362692</text:p>
              </table:table-cell>
              <table:table-cell office:value-type="float" office:value="0.00307305">
                <text:p>0.00307305</text:p>
              </table:table-cell>
              <table:table-cell office:value-type="float" office:value="0.000598696">
                <text:p>0.000598696</text:p>
              </table:table-cell>
              <table:table-cell office:value-type="float" office:value="0.1536525">
                <text:p>0.1536525</text:p>
              </table:table-cell>
              <table:table-cell office:value-type="float" office:value="0.0299348">
                <text:p>0.0299348</text:p>
              </table:table-cell>
              <table:table-cell office:value-type="float" office:value="0.000061461">
                <text:p>0.000061461</text:p>
              </table:table-cell>
              <table:table-cell office:value-type="float" office:value="0.00001197392">
                <text:p>0.00001197392</text:p>
              </table:table-cell>
              <table:table-cell office:value-type="float" office:value="2.03938595">
                <text:p>2.03938595</text:p>
              </table:table-cell>
              <table:table-cell office:value-type="float" office:value="0.000476226">
                <text:p>0.000476226</text:p>
              </table:table-cell>
              <table:table-cell office:value-type="float" office:value="3.846824784">
                <text:p>3.846824784</text:p>
              </table:table-cell>
              <table:table-cell office:value-type="float" office:value="0.0238113">
                <text:p>0.0238113</text:p>
              </table:table-cell>
              <table:table-cell office:value-type="float" office:value="192.3412392">
                <text:p>192.3412392</text:p>
              </table:table-cell>
              <table:table-cell office:value-type="float" office:value="0.00000952452">
                <text:p>0.00000952452</text:p>
              </table:table-cell>
              <table:table-cell office:value-type="float" office:value="0.07693649568">
                <text:p>0.076936495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344758">
                <text:p>0.000344758</text:p>
              </table:table-cell>
              <table:table-cell office:value-type="float" office:value="0.003268657">
                <text:p>0.003268657</text:p>
              </table:table-cell>
              <table:table-cell office:value-type="float" office:value="0.000517543">
                <text:p>0.000517543</text:p>
              </table:table-cell>
              <table:table-cell office:value-type="float" office:value="0.166701507">
                <text:p>0.166701507</text:p>
              </table:table-cell>
              <table:table-cell office:value-type="float" office:value="0.026394693">
                <text:p>0.026394693</text:p>
              </table:table-cell>
              <table:table-cell office:value-type="float" office:value="0.0000640913137254902">
                <text:p>0.0000640913137254902</text:p>
              </table:table-cell>
              <table:table-cell office:value-type="float" office:value="0.0000101479019607843">
                <text:p>0.0000101479019607843</text:p>
              </table:table-cell>
              <table:table-cell office:value-type="float" office:value="2.045408903">
                <text:p>2.045408903</text:p>
              </table:table-cell>
              <table:table-cell office:value-type="float" office:value="0.000625175">
                <text:p>0.000625175</text:p>
              </table:table-cell>
              <table:table-cell office:value-type="float" office:value="3.788277133">
                <text:p>3.788277133</text:p>
              </table:table-cell>
              <table:table-cell office:value-type="float" office:value="0.031883925">
                <text:p>0.031883925</text:p>
              </table:table-cell>
              <table:table-cell office:value-type="float" office:value="193.202133783">
                <text:p>193.202133783</text:p>
              </table:table-cell>
              <table:table-cell office:value-type="float" office:value="0.0000122583333333333">
                <text:p>0.0000122583333333333</text:p>
              </table:table-cell>
              <table:table-cell office:value-type="float" office:value="0.0742799437843137">
                <text:p>0.0742799437843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346412">
                <text:p>0.000346412</text:p>
              </table:table-cell>
              <table:table-cell office:value-type="float" office:value="0.003635757">
                <text:p>0.003635757</text:p>
              </table:table-cell>
              <table:table-cell office:value-type="float" office:value="0.001428697">
                <text:p>0.001428697</text:p>
              </table:table-cell>
              <table:table-cell office:value-type="float" office:value="0.189059364">
                <text:p>0.189059364</text:p>
              </table:table-cell>
              <table:table-cell office:value-type="float" office:value="0.074292244">
                <text:p>0.074292244</text:p>
              </table:table-cell>
              <table:table-cell office:value-type="float" office:value="0.0000699184038461538">
                <text:p>0.0000699184038461538</text:p>
              </table:table-cell>
              <table:table-cell office:value-type="float" office:value="0.0000274749423076923">
                <text:p>0.0000274749423076923</text:p>
              </table:table-cell>
              <table:table-cell office:value-type="float" office:value="2.120964444">
                <text:p>2.120964444</text:p>
              </table:table-cell>
              <table:table-cell office:value-type="float" office:value="0.001364977">
                <text:p>0.001364977</text:p>
              </table:table-cell>
              <table:table-cell office:value-type="float" office:value="3.827013707">
                <text:p>3.827013707</text:p>
              </table:table-cell>
              <table:table-cell office:value-type="float" office:value="0.070978804">
                <text:p>0.070978804</text:p>
              </table:table-cell>
              <table:table-cell office:value-type="float" office:value="199.004712764">
                <text:p>199.004712764</text:p>
              </table:table-cell>
              <table:table-cell office:value-type="float" office:value="0.0000262495576923077">
                <text:p>0.0000262495576923077</text:p>
              </table:table-cell>
              <table:table-cell office:value-type="float" office:value="0.0735964174423077">
                <text:p>0.073596417442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368142">
                <text:p>0.000368142</text:p>
              </table:table-cell>
              <table:table-cell office:value-type="float" office:value="0.001150463">
                <text:p>0.001150463</text:p>
              </table:table-cell>
              <table:table-cell office:value-type="float" office:value="0.001307038">
                <text:p>0.001307038</text:p>
              </table:table-cell>
              <table:table-cell office:value-type="float" office:value="0.060974539">
                <text:p>0.060974539</text:p>
              </table:table-cell>
              <table:table-cell office:value-type="float" office:value="0.069273014">
                <text:p>0.069273014</text:p>
              </table:table-cell>
              <table:table-cell office:value-type="float" office:value="0.0000217068490566038">
                <text:p>0.0000217068490566038</text:p>
              </table:table-cell>
              <table:table-cell office:value-type="float" office:value="0.0000246610943396226">
                <text:p>0.0000246610943396226</text:p>
              </table:table-cell>
              <table:table-cell office:value-type="float" office:value="2.092624198">
                <text:p>2.092624198</text:p>
              </table:table-cell>
              <table:table-cell office:value-type="float" office:value="0.0082375">
                <text:p>0.0082375</text:p>
              </table:table-cell>
              <table:table-cell office:value-type="float" office:value="3.808339938">
                <text:p>3.808339938</text:p>
              </table:table-cell>
              <table:table-cell office:value-type="float" office:value="0.4365875">
                <text:p>0.4365875</text:p>
              </table:table-cell>
              <table:table-cell office:value-type="float" office:value="201.842016714">
                <text:p>201.842016714</text:p>
              </table:table-cell>
              <table:table-cell office:value-type="float" office:value="0.000155424528301887">
                <text:p>0.000155424528301887</text:p>
              </table:table-cell>
              <table:table-cell office:value-type="float" office:value="0.0718554705283019">
                <text:p>0.0718554705283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7732">
                <text:p>0.00037732</text:p>
              </table:table-cell>
              <table:table-cell office:value-type="float" office:value="0.00296769">
                <text:p>0.00296769</text:p>
              </table:table-cell>
              <table:table-cell office:value-type="float" office:value="0.001258205">
                <text:p>0.001258205</text:p>
              </table:table-cell>
              <table:table-cell office:value-type="float" office:value="0.16025526">
                <text:p>0.16025526</text:p>
              </table:table-cell>
              <table:table-cell office:value-type="float" office:value="0.06794307">
                <text:p>0.06794307</text:p>
              </table:table-cell>
              <table:table-cell office:value-type="float" office:value="0.0000549572222222222">
                <text:p>0.0000549572222222222</text:p>
              </table:table-cell>
              <table:table-cell office:value-type="float" office:value="0.0000233000925925926">
                <text:p>0.0000233000925925926</text:p>
              </table:table-cell>
              <table:table-cell office:value-type="float" office:value="2.038852269">
                <text:p>2.038852269</text:p>
              </table:table-cell>
              <table:table-cell office:value-type="float" office:value="0.001782241">
                <text:p>0.001782241</text:p>
              </table:table-cell>
              <table:table-cell office:value-type="float" office:value="3.912112467">
                <text:p>3.912112467</text:p>
              </table:table-cell>
              <table:table-cell office:value-type="float" office:value="0.096241014">
                <text:p>0.096241014</text:p>
              </table:table-cell>
              <table:table-cell office:value-type="float" office:value="211.254073218">
                <text:p>211.254073218</text:p>
              </table:table-cell>
              <table:table-cell office:value-type="float" office:value="0.000033004462962963">
                <text:p>0.000033004462962963</text:p>
              </table:table-cell>
              <table:table-cell office:value-type="float" office:value="0.0724465271666667">
                <text:p>0.0724465271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368343">
                <text:p>0.000368343</text:p>
              </table:table-cell>
              <table:table-cell office:value-type="float" office:value="0.006780467">
                <text:p>0.006780467</text:p>
              </table:table-cell>
              <table:table-cell office:value-type="float" office:value="0.000786769">
                <text:p>0.000786769</text:p>
              </table:table-cell>
              <table:table-cell office:value-type="float" office:value="0.372925685">
                <text:p>0.372925685</text:p>
              </table:table-cell>
              <table:table-cell office:value-type="float" office:value="0.043272295">
                <text:p>0.043272295</text:p>
              </table:table-cell>
              <table:table-cell office:value-type="float" office:value="0.000123281218181818">
                <text:p>0.000123281218181818</text:p>
              </table:table-cell>
              <table:table-cell office:value-type="float" office:value="0.0000143048909090909">
                <text:p>0.0000143048909090909</text:p>
              </table:table-cell>
              <table:table-cell office:value-type="float" office:value="2.169773065">
                <text:p>2.169773065</text:p>
              </table:table-cell>
              <table:table-cell office:value-type="float" office:value="0.005630164">
                <text:p>0.005630164</text:p>
              </table:table-cell>
              <table:table-cell office:value-type="float" office:value="3.933167637">
                <text:p>3.933167637</text:p>
              </table:table-cell>
              <table:table-cell office:value-type="float" office:value="0.30965902">
                <text:p>0.30965902</text:p>
              </table:table-cell>
              <table:table-cell office:value-type="float" office:value="216.324220035">
                <text:p>216.324220035</text:p>
              </table:table-cell>
              <table:table-cell office:value-type="float" office:value="0.000102366618181818">
                <text:p>0.000102366618181818</text:p>
              </table:table-cell>
              <table:table-cell office:value-type="float" office:value="0.0715121388545454">
                <text:p>0.0715121388545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353395">
                <text:p>0.000353395</text:p>
              </table:table-cell>
              <table:table-cell office:value-type="float" office:value="0.001921552">
                <text:p>0.001921552</text:p>
              </table:table-cell>
              <table:table-cell office:value-type="float" office:value="0.000849477">
                <text:p>0.000849477</text:p>
              </table:table-cell>
              <table:table-cell office:value-type="float" office:value="0.107606912">
                <text:p>0.107606912</text:p>
              </table:table-cell>
              <table:table-cell office:value-type="float" office:value="0.047570712">
                <text:p>0.047570712</text:p>
              </table:table-cell>
              <table:table-cell office:value-type="float" office:value="0.0000343134285714286">
                <text:p>0.0000343134285714286</text:p>
              </table:table-cell>
              <table:table-cell office:value-type="float" office:value="0.0000151692321428571">
                <text:p>0.0000151692321428571</text:p>
              </table:table-cell>
              <table:table-cell office:value-type="float" office:value="2.293279378">
                <text:p>2.293279378</text:p>
              </table:table-cell>
              <table:table-cell office:value-type="float" office:value="0.014292357">
                <text:p>0.014292357</text:p>
              </table:table-cell>
              <table:table-cell office:value-type="float" office:value="4.112879438">
                <text:p>4.112879438</text:p>
              </table:table-cell>
              <table:table-cell office:value-type="float" office:value="0.800371992">
                <text:p>0.800371992</text:p>
              </table:table-cell>
              <table:table-cell office:value-type="float" office:value="230.321248528">
                <text:p>230.321248528</text:p>
              </table:table-cell>
              <table:table-cell office:value-type="float" office:value="0.000255220660714286">
                <text:p>0.000255220660714286</text:p>
              </table:table-cell>
              <table:table-cell office:value-type="float" office:value="0.0734442756785714">
                <text:p>0.07344427567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0462">
                <text:p>0.00040462</text:p>
              </table:table-cell>
              <table:table-cell office:value-type="float" office:value="0.007102549">
                <text:p>0.007102549</text:p>
              </table:table-cell>
              <table:table-cell office:value-type="float" office:value="0.001461307">
                <text:p>0.001461307</text:p>
              </table:table-cell>
              <table:table-cell office:value-type="float" office:value="0.404845293">
                <text:p>0.404845293</text:p>
              </table:table-cell>
              <table:table-cell office:value-type="float" office:value="0.083294499">
                <text:p>0.083294499</text:p>
              </table:table-cell>
              <table:table-cell office:value-type="float" office:value="0.000124606122807018">
                <text:p>0.000124606122807018</text:p>
              </table:table-cell>
              <table:table-cell office:value-type="float" office:value="0.0000256369649122807">
                <text:p>0.0000256369649122807</text:p>
              </table:table-cell>
              <table:table-cell office:value-type="float" office:value="2.367562287">
                <text:p>2.367562287</text:p>
              </table:table-cell>
              <table:table-cell office:value-type="float" office:value="0.022430109">
                <text:p>0.022430109</text:p>
              </table:table-cell>
              <table:table-cell office:value-type="float" office:value="3.940184818">
                <text:p>3.940184818</text:p>
              </table:table-cell>
              <table:table-cell office:value-type="float" office:value="1.278516213">
                <text:p>1.278516213</text:p>
              </table:table-cell>
              <table:table-cell office:value-type="float" office:value="224.590534626">
                <text:p>224.590534626</text:p>
              </table:table-cell>
              <table:table-cell office:value-type="float" office:value="0.000393510684210526">
                <text:p>0.000393510684210526</text:p>
              </table:table-cell>
              <table:table-cell office:value-type="float" office:value="0.0691260494385965">
                <text:p>0.0691260494385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32164">
                <text:p>0.000332164</text:p>
              </table:table-cell>
              <table:table-cell office:value-type="float" office:value="0.003311705">
                <text:p>0.003311705</text:p>
              </table:table-cell>
              <table:table-cell office:value-type="float" office:value="0.001924087">
                <text:p>0.001924087</text:p>
              </table:table-cell>
              <table:table-cell office:value-type="float" office:value="0.19207889">
                <text:p>0.19207889</text:p>
              </table:table-cell>
              <table:table-cell office:value-type="float" office:value="0.111597046">
                <text:p>0.111597046</text:p>
              </table:table-cell>
              <table:table-cell office:value-type="float" office:value="0.0000570983620689655">
                <text:p>0.0000570983620689655</text:p>
              </table:table-cell>
              <table:table-cell office:value-type="float" office:value="0.0000331739137931035">
                <text:p>0.0000331739137931035</text:p>
              </table:table-cell>
              <table:table-cell office:value-type="float" office:value="2.313893937">
                <text:p>2.313893937</text:p>
              </table:table-cell>
              <table:table-cell office:value-type="float" office:value="0.03787488">
                <text:p>0.03787488</text:p>
              </table:table-cell>
              <table:table-cell office:value-type="float" office:value="3.931771153">
                <text:p>3.931771153</text:p>
              </table:table-cell>
              <table:table-cell office:value-type="float" office:value="2.19674304">
                <text:p>2.19674304</text:p>
              </table:table-cell>
              <table:table-cell office:value-type="float" office:value="228.042726874">
                <text:p>228.042726874</text:p>
              </table:table-cell>
              <table:table-cell office:value-type="float" office:value="0.000653015172413793">
                <text:p>0.000653015172413793</text:p>
              </table:table-cell>
              <table:table-cell office:value-type="float" office:value="0.0677891578103448">
                <text:p>0.067789157810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368252">
                <text:p>0.000368252</text:p>
              </table:table-cell>
              <table:table-cell office:value-type="float" office:value="0.003394089">
                <text:p>0.003394089</text:p>
              </table:table-cell>
              <table:table-cell office:value-type="float" office:value="0.00204339">
                <text:p>0.00204339</text:p>
              </table:table-cell>
              <table:table-cell office:value-type="float" office:value="0.200251251">
                <text:p>0.200251251</text:p>
              </table:table-cell>
              <table:table-cell office:value-type="float" office:value="0.12056001">
                <text:p>0.12056001</text:p>
              </table:table-cell>
              <table:table-cell office:value-type="float" office:value="0.0000575269322033898">
                <text:p>0.0000575269322033898</text:p>
              </table:table-cell>
              <table:table-cell office:value-type="float" office:value="0.0000346337288135593">
                <text:p>0.0000346337288135593</text:p>
              </table:table-cell>
              <table:table-cell office:value-type="float" office:value="2.188111027">
                <text:p>2.188111027</text:p>
              </table:table-cell>
              <table:table-cell office:value-type="float" office:value="0.066184273">
                <text:p>0.066184273</text:p>
              </table:table-cell>
              <table:table-cell office:value-type="float" office:value="3.830175524">
                <text:p>3.830175524</text:p>
              </table:table-cell>
              <table:table-cell office:value-type="float" office:value="3.904872107">
                <text:p>3.904872107</text:p>
              </table:table-cell>
              <table:table-cell office:value-type="float" office:value="225.980355916">
                <text:p>225.980355916</text:p>
              </table:table-cell>
              <table:table-cell office:value-type="float" office:value="0.00112176733898305">
                <text:p>0.00112176733898305</text:p>
              </table:table-cell>
              <table:table-cell office:value-type="float" office:value="0.064918229220339">
                <text:p>0.064918229220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61239">
                <text:p>0.000361239</text:p>
              </table:table-cell>
              <table:table-cell office:value-type="float" office:value="0.003155098">
                <text:p>0.003155098</text:p>
              </table:table-cell>
              <table:table-cell office:value-type="float" office:value="0.001548741">
                <text:p>0.001548741</text:p>
              </table:table-cell>
              <table:table-cell office:value-type="float" office:value="0.18930588">
                <text:p>0.18930588</text:p>
              </table:table-cell>
              <table:table-cell office:value-type="float" office:value="0.09292446">
                <text:p>0.09292446</text:p>
              </table:table-cell>
              <table:table-cell office:value-type="float" office:value="0.0000525849666666667">
                <text:p>0.0000525849666666667</text:p>
              </table:table-cell>
              <table:table-cell office:value-type="float" office:value="0.00002581235">
                <text:p>0.00002581235</text:p>
              </table:table-cell>
              <table:table-cell office:value-type="float" office:value="2.391769626">
                <text:p>2.391769626</text:p>
              </table:table-cell>
              <table:table-cell office:value-type="float" office:value="0.097951303">
                <text:p>0.097951303</text:p>
              </table:table-cell>
              <table:table-cell office:value-type="float" office:value="3.993004203">
                <text:p>3.993004203</text:p>
              </table:table-cell>
              <table:table-cell office:value-type="float" office:value="5.87707818">
                <text:p>5.87707818</text:p>
              </table:table-cell>
              <table:table-cell office:value-type="float" office:value="239.58025218">
                <text:p>239.58025218</text:p>
              </table:table-cell>
              <table:table-cell office:value-type="float" office:value="0.00163252171666667">
                <text:p>0.00163252171666667</text:p>
              </table:table-cell>
              <table:table-cell office:value-type="float" office:value="0.06655007005">
                <text:p>0.06655007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46281">
                <text:p>0.000346281</text:p>
              </table:table-cell>
              <table:table-cell office:value-type="float" office:value="0.000536679">
                <text:p>0.000536679</text:p>
              </table:table-cell>
              <table:table-cell office:value-type="float" office:value="0.003751589">
                <text:p>0.003751589</text:p>
              </table:table-cell>
              <table:table-cell office:value-type="float" office:value="0.032737419">
                <text:p>0.032737419</text:p>
              </table:table-cell>
              <table:table-cell office:value-type="float" office:value="0.228846929">
                <text:p>0.228846929</text:p>
              </table:table-cell>
              <table:table-cell office:value-type="float" office:value="0.00000879801639344262">
                <text:p>0.00000879801639344262</text:p>
              </table:table-cell>
              <table:table-cell office:value-type="float" office:value="0.0000615014590163934">
                <text:p>0.0000615014590163934</text:p>
              </table:table-cell>
              <table:table-cell office:value-type="float" office:value="2.316503866">
                <text:p>2.316503866</text:p>
              </table:table-cell>
              <table:table-cell office:value-type="float" office:value="0.147409257">
                <text:p>0.147409257</text:p>
              </table:table-cell>
              <table:table-cell office:value-type="float" office:value="4.044423387">
                <text:p>4.044423387</text:p>
              </table:table-cell>
              <table:table-cell office:value-type="float" office:value="8.991964677">
                <text:p>8.991964677</text:p>
              </table:table-cell>
              <table:table-cell office:value-type="float" office:value="246.709826607">
                <text:p>246.709826607</text:p>
              </table:table-cell>
              <table:table-cell office:value-type="float" office:value="0.00241654519672131">
                <text:p>0.00241654519672131</text:p>
              </table:table-cell>
              <table:table-cell office:value-type="float" office:value="0.0663020227377049">
                <text:p>0.0663020227377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349066">
                <text:p>0.000349066</text:p>
              </table:table-cell>
              <table:table-cell office:value-type="float" office:value="0.003021316">
                <text:p>0.003021316</text:p>
              </table:table-cell>
              <table:table-cell office:value-type="float" office:value="0.002799579">
                <text:p>0.002799579</text:p>
              </table:table-cell>
              <table:table-cell office:value-type="float" office:value="0.187321592">
                <text:p>0.187321592</text:p>
              </table:table-cell>
              <table:table-cell office:value-type="float" office:value="0.173573898">
                <text:p>0.173573898</text:p>
              </table:table-cell>
              <table:table-cell office:value-type="float" office:value="0.0000487309032258065">
                <text:p>0.0000487309032258065</text:p>
              </table:table-cell>
              <table:table-cell office:value-type="float" office:value="0.0000451545">
                <text:p>0.0000451545</text:p>
              </table:table-cell>
              <table:table-cell office:value-type="float" office:value="2.275232548">
                <text:p>2.275232548</text:p>
              </table:table-cell>
              <table:table-cell office:value-type="float" office:value="0.211252925">
                <text:p>0.211252925</text:p>
              </table:table-cell>
              <table:table-cell office:value-type="float" office:value="3.934733601">
                <text:p>3.934733601</text:p>
              </table:table-cell>
              <table:table-cell office:value-type="float" office:value="13.09768135">
                <text:p>13.09768135</text:p>
              </table:table-cell>
              <table:table-cell office:value-type="float" office:value="243.953483262">
                <text:p>243.953483262</text:p>
              </table:table-cell>
              <table:table-cell office:value-type="float" office:value="0.00340730524193548">
                <text:p>0.00340730524193548</text:p>
              </table:table-cell>
              <table:table-cell office:value-type="float" office:value="0.0634634451774194">
                <text:p>0.0634634451774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417695">
                <text:p>0.000417695</text:p>
              </table:table-cell>
              <table:table-cell office:value-type="float" office:value="0.007162846">
                <text:p>0.007162846</text:p>
              </table:table-cell>
              <table:table-cell office:value-type="float" office:value="0.001570671">
                <text:p>0.001570671</text:p>
              </table:table-cell>
              <table:table-cell office:value-type="float" office:value="0.451259298">
                <text:p>0.451259298</text:p>
              </table:table-cell>
              <table:table-cell office:value-type="float" office:value="0.098952273">
                <text:p>0.098952273</text:p>
              </table:table-cell>
              <table:table-cell office:value-type="float" office:value="0.000113695968253968">
                <text:p>0.000113695968253968</text:p>
              </table:table-cell>
              <table:table-cell office:value-type="float" office:value="0.0000249312857142857">
                <text:p>0.0000249312857142857</text:p>
              </table:table-cell>
              <table:table-cell office:value-type="float" office:value="2.417792453">
                <text:p>2.417792453</text:p>
              </table:table-cell>
              <table:table-cell office:value-type="float" office:value="0.312165279">
                <text:p>0.312165279</text:p>
              </table:table-cell>
              <table:table-cell office:value-type="float" office:value="3.963841352">
                <text:p>3.963841352</text:p>
              </table:table-cell>
              <table:table-cell office:value-type="float" office:value="19.666412577">
                <text:p>19.666412577</text:p>
              </table:table-cell>
              <table:table-cell office:value-type="float" office:value="249.722005176">
                <text:p>249.722005176</text:p>
              </table:table-cell>
              <table:table-cell office:value-type="float" office:value="0.00495500442857143">
                <text:p>0.00495500442857143</text:p>
              </table:table-cell>
              <table:table-cell office:value-type="float" office:value="0.0629181166984127">
                <text:p>0.0629181166984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323658">
                <text:p>0.000323658</text:p>
              </table:table-cell>
              <table:table-cell office:value-type="float" office:value="0.002974788">
                <text:p>0.002974788</text:p>
              </table:table-cell>
              <table:table-cell office:value-type="float" office:value="0.001640502">
                <text:p>0.001640502</text:p>
              </table:table-cell>
              <table:table-cell office:value-type="float" office:value="0.190386432">
                <text:p>0.190386432</text:p>
              </table:table-cell>
              <table:table-cell office:value-type="float" office:value="0.104992128">
                <text:p>0.104992128</text:p>
              </table:table-cell>
              <table:table-cell office:value-type="float" office:value="0.0000464810625">
                <text:p>0.0000464810625</text:p>
              </table:table-cell>
              <table:table-cell office:value-type="float" office:value="0.00002563284375">
                <text:p>0.00002563284375</text:p>
              </table:table-cell>
              <table:table-cell office:value-type="float" office:value="2.290475905">
                <text:p>2.290475905</text:p>
              </table:table-cell>
              <table:table-cell office:value-type="float" office:value="0.455918782">
                <text:p>0.455918782</text:p>
              </table:table-cell>
              <table:table-cell office:value-type="float" office:value="3.856161071">
                <text:p>3.856161071</text:p>
              </table:table-cell>
              <table:table-cell office:value-type="float" office:value="29.178802048">
                <text:p>29.178802048</text:p>
              </table:table-cell>
              <table:table-cell office:value-type="float" office:value="246.794308544">
                <text:p>246.794308544</text:p>
              </table:table-cell>
              <table:table-cell office:value-type="float" office:value="0.00712373096875">
                <text:p>0.00712373096875</text:p>
              </table:table-cell>
              <table:table-cell office:value-type="float" office:value="0.060252516734375">
                <text:p>0.0602525167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329238">
                <text:p>0.000329238</text:p>
              </table:table-cell>
              <table:table-cell office:value-type="float" office:value="0.006794621">
                <text:p>0.006794621</text:p>
              </table:table-cell>
              <table:table-cell office:value-type="float" office:value="0.001493735">
                <text:p>0.001493735</text:p>
              </table:table-cell>
              <table:table-cell office:value-type="float" office:value="0.441650365">
                <text:p>0.441650365</text:p>
              </table:table-cell>
              <table:table-cell office:value-type="float" office:value="0.097092775">
                <text:p>0.097092775</text:p>
              </table:table-cell>
              <table:table-cell office:value-type="float" office:value="0.000104532630769231">
                <text:p>0.000104532630769231</text:p>
              </table:table-cell>
              <table:table-cell office:value-type="float" office:value="0.0000229805384615385">
                <text:p>0.0000229805384615385</text:p>
              </table:table-cell>
              <table:table-cell office:value-type="float" office:value="2.395205713">
                <text:p>2.395205713</text:p>
              </table:table-cell>
              <table:table-cell office:value-type="float" office:value="0.58504132">
                <text:p>0.58504132</text:p>
              </table:table-cell>
              <table:table-cell office:value-type="float" office:value="3.70493706">
                <text:p>3.70493706</text:p>
              </table:table-cell>
              <table:table-cell office:value-type="float" office:value="38.0276858">
                <text:p>38.0276858</text:p>
              </table:table-cell>
              <table:table-cell office:value-type="float" office:value="240.8209089">
                <text:p>240.8209089</text:p>
              </table:table-cell>
              <table:table-cell office:value-type="float" office:value="0.00900063569230769">
                <text:p>0.00900063569230769</text:p>
              </table:table-cell>
              <table:table-cell office:value-type="float" office:value="0.0569990316923077">
                <text:p>0.0569990316923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57153">
                <text:p>0.000257153</text:p>
              </table:table-cell>
              <table:table-cell office:value-type="float" office:value="0.003129508">
                <text:p>0.003129508</text:p>
              </table:table-cell>
              <table:table-cell office:value-type="float" office:value="0.002493653">
                <text:p>0.002493653</text:p>
              </table:table-cell>
              <table:table-cell office:value-type="float" office:value="0.206547528">
                <text:p>0.206547528</text:p>
              </table:table-cell>
              <table:table-cell office:value-type="float" office:value="0.164581098">
                <text:p>0.164581098</text:p>
              </table:table-cell>
              <table:table-cell office:value-type="float" office:value="0.0000474167878787879">
                <text:p>0.0000474167878787879</text:p>
              </table:table-cell>
              <table:table-cell office:value-type="float" office:value="0.0000377826212121212">
                <text:p>0.0000377826212121212</text:p>
              </table:table-cell>
              <table:table-cell office:value-type="float" office:value="2.36790477">
                <text:p>2.36790477</text:p>
              </table:table-cell>
              <table:table-cell office:value-type="float" office:value="0.766495864">
                <text:p>0.766495864</text:p>
              </table:table-cell>
              <table:table-cell office:value-type="float" office:value="3.678316416">
                <text:p>3.678316416</text:p>
              </table:table-cell>
              <table:table-cell office:value-type="float" office:value="50.588727024">
                <text:p>50.588727024</text:p>
              </table:table-cell>
              <table:table-cell office:value-type="float" office:value="242.768883456">
                <text:p>242.768883456</text:p>
              </table:table-cell>
              <table:table-cell office:value-type="float" office:value="0.0116135736969697">
                <text:p>0.0116135736969697</text:p>
              </table:table-cell>
              <table:table-cell office:value-type="float" office:value="0.0557320669090909">
                <text:p>0.05573206690909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37584">
                <text:p>0.000337584</text:p>
              </table:table-cell>
              <table:table-cell office:value-type="float" office:value="0.000515859">
                <text:p>0.000515859</text:p>
              </table:table-cell>
              <table:table-cell office:value-type="float" office:value="0.003126231">
                <text:p>0.003126231</text:p>
              </table:table-cell>
              <table:table-cell office:value-type="float" office:value="0.034562553">
                <text:p>0.034562553</text:p>
              </table:table-cell>
              <table:table-cell office:value-type="float" office:value="0.209457477">
                <text:p>0.209457477</text:p>
              </table:table-cell>
              <table:table-cell office:value-type="float" office:value="0.00000769938805970149">
                <text:p>0.00000769938805970149</text:p>
              </table:table-cell>
              <table:table-cell office:value-type="float" office:value="0.0000466601641791045">
                <text:p>0.0000466601641791045</text:p>
              </table:table-cell>
              <table:table-cell office:value-type="float" office:value="2.706409861">
                <text:p>2.706409861</text:p>
              </table:table-cell>
              <table:table-cell office:value-type="float" office:value="1.114011731">
                <text:p>1.114011731</text:p>
              </table:table-cell>
              <table:table-cell office:value-type="float" office:value="3.331750109">
                <text:p>3.331750109</text:p>
              </table:table-cell>
              <table:table-cell office:value-type="float" office:value="74.638785977">
                <text:p>74.638785977</text:p>
              </table:table-cell>
              <table:table-cell office:value-type="float" office:value="223.227257303">
                <text:p>223.227257303</text:p>
              </table:table-cell>
              <table:table-cell office:value-type="float" office:value="0.016627040761194">
                <text:p>0.016627040761194</text:p>
              </table:table-cell>
              <table:table-cell office:value-type="float" office:value="0.0497276135671642">
                <text:p>0.04972761356716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29599">
                <text:p>0.000329599</text:p>
              </table:table-cell>
              <table:table-cell office:value-type="float" office:value="0.001926728">
                <text:p>0.001926728</text:p>
              </table:table-cell>
              <table:table-cell office:value-type="float" office:value="0.001119953">
                <text:p>0.001119953</text:p>
              </table:table-cell>
              <table:table-cell office:value-type="float" office:value="0.131017504">
                <text:p>0.131017504</text:p>
              </table:table-cell>
              <table:table-cell office:value-type="float" office:value="0.076156804">
                <text:p>0.076156804</text:p>
              </table:table-cell>
              <table:table-cell office:value-type="float" office:value="0.0000283342352941176">
                <text:p>0.0000283342352941176</text:p>
              </table:table-cell>
              <table:table-cell office:value-type="float" office:value="0.0000164698970588235">
                <text:p>0.0000164698970588235</text:p>
              </table:table-cell>
              <table:table-cell office:value-type="float" office:value="2.391972865">
                <text:p>2.391972865</text:p>
              </table:table-cell>
              <table:table-cell office:value-type="float" office:value="1.472814549">
                <text:p>1.472814549</text:p>
              </table:table-cell>
              <table:table-cell office:value-type="float" office:value="2.987313658">
                <text:p>2.987313658</text:p>
              </table:table-cell>
              <table:table-cell office:value-type="float" office:value="100.151389332">
                <text:p>100.151389332</text:p>
              </table:table-cell>
              <table:table-cell office:value-type="float" office:value="203.137328744">
                <text:p>203.137328744</text:p>
              </table:table-cell>
              <table:table-cell office:value-type="float" office:value="0.0216590374852941">
                <text:p>0.0216590374852941</text:p>
              </table:table-cell>
              <table:table-cell office:value-type="float" office:value="0.0439310832058824">
                <text:p>0.0439310832058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340108">
                <text:p>0.000340108</text:p>
              </table:table-cell>
              <table:table-cell office:value-type="float" office:value="0.00293446">
                <text:p>0.00293446</text:p>
              </table:table-cell>
              <table:table-cell office:value-type="float" office:value="0.002423871">
                <text:p>0.002423871</text:p>
              </table:table-cell>
              <table:table-cell office:value-type="float" office:value="0.20247774">
                <text:p>0.20247774</text:p>
              </table:table-cell>
              <table:table-cell office:value-type="float" office:value="0.167247099">
                <text:p>0.167247099</text:p>
              </table:table-cell>
              <table:table-cell office:value-type="float" office:value="0.0000425284057971015">
                <text:p>0.0000425284057971015</text:p>
              </table:table-cell>
              <table:table-cell office:value-type="float" office:value="0.0000351285652173913">
                <text:p>0.0000351285652173913</text:p>
              </table:table-cell>
              <table:table-cell office:value-type="float" office:value="2.355854184">
                <text:p>2.355854184</text:p>
              </table:table-cell>
              <table:table-cell office:value-type="float" office:value="1.867203304">
                <text:p>1.867203304</text:p>
              </table:table-cell>
              <table:table-cell office:value-type="float" office:value="2.798975653">
                <text:p>2.798975653</text:p>
              </table:table-cell>
              <table:table-cell office:value-type="float" office:value="128.837027976">
                <text:p>128.837027976</text:p>
              </table:table-cell>
              <table:table-cell office:value-type="float" office:value="193.129320057">
                <text:p>193.129320057</text:p>
              </table:table-cell>
              <table:table-cell office:value-type="float" office:value="0.0270609174492754">
                <text:p>0.0270609174492754</text:p>
              </table:table-cell>
              <table:table-cell office:value-type="float" office:value="0.0405648645362319">
                <text:p>0.0405648645362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33034">
                <text:p>0.00033034</text:p>
              </table:table-cell>
              <table:table-cell office:value-type="float" office:value="0.0028707">
                <text:p>0.0028707</text:p>
              </table:table-cell>
              <table:table-cell office:value-type="float" office:value="0.000605356">
                <text:p>0.000605356</text:p>
              </table:table-cell>
              <table:table-cell office:value-type="float" office:value="0.200949">
                <text:p>0.200949</text:p>
              </table:table-cell>
              <table:table-cell office:value-type="float" office:value="0.04237492">
                <text:p>0.04237492</text:p>
              </table:table-cell>
              <table:table-cell office:value-type="float" office:value="0.00004101">
                <text:p>0.00004101</text:p>
              </table:table-cell>
              <table:table-cell office:value-type="float" office:value="0.00000864794285714286">
                <text:p>0.00000864794285714286</text:p>
              </table:table-cell>
              <table:table-cell office:value-type="float" office:value="2.506257011">
                <text:p>2.506257011</text:p>
              </table:table-cell>
              <table:table-cell office:value-type="float" office:value="2.231427198">
                <text:p>2.231427198</text:p>
              </table:table-cell>
              <table:table-cell office:value-type="float" office:value="2.179570755">
                <text:p>2.179570755</text:p>
              </table:table-cell>
              <table:table-cell office:value-type="float" office:value="156.19990386">
                <text:p>156.19990386</text:p>
              </table:table-cell>
              <table:table-cell office:value-type="float" office:value="152.56995285">
                <text:p>152.56995285</text:p>
              </table:table-cell>
              <table:table-cell office:value-type="float" office:value="0.0318775314">
                <text:p>0.0318775314</text:p>
              </table:table-cell>
              <table:table-cell office:value-type="float" office:value="0.0311367250714286">
                <text:p>0.0311367250714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329629">
                <text:p>0.000329629</text:p>
              </table:table-cell>
              <table:table-cell office:value-type="float" office:value="0.003378432">
                <text:p>0.003378432</text:p>
              </table:table-cell>
              <table:table-cell office:value-type="float" office:value="0.001465911">
                <text:p>0.001465911</text:p>
              </table:table-cell>
              <table:table-cell office:value-type="float" office:value="0.239868672">
                <text:p>0.239868672</text:p>
              </table:table-cell>
              <table:table-cell office:value-type="float" office:value="0.104079681">
                <text:p>0.104079681</text:p>
              </table:table-cell>
              <table:table-cell office:value-type="float" office:value="0.0000475835492957746">
                <text:p>0.0000475835492957746</text:p>
              </table:table-cell>
              <table:table-cell office:value-type="float" office:value="0.0000206466338028169">
                <text:p>0.0000206466338028169</text:p>
              </table:table-cell>
              <table:table-cell office:value-type="float" office:value="2.495571052">
                <text:p>2.495571052</text:p>
              </table:table-cell>
              <table:table-cell office:value-type="float" office:value="0.00024489">
                <text:p>0.00024489</text:p>
              </table:table-cell>
              <table:table-cell office:value-type="float" office:value="4.642980995">
                <text:p>4.642980995</text:p>
              </table:table-cell>
              <table:table-cell office:value-type="float" office:value="0.01738719">
                <text:p>0.01738719</text:p>
              </table:table-cell>
              <table:table-cell office:value-type="float" office:value="329.651650645">
                <text:p>329.651650645</text:p>
              </table:table-cell>
              <table:table-cell office:value-type="float" office:value="0.00000344915492957746">
                <text:p>0.00000344915492957746</text:p>
              </table:table-cell>
              <table:table-cell office:value-type="float" office:value="0.0653940985211268">
                <text:p>0.0653940985211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29388">
                <text:p>0.000329388</text:p>
              </table:table-cell>
              <table:table-cell office:value-type="float" office:value="0.006474543">
                <text:p>0.006474543</text:p>
              </table:table-cell>
              <table:table-cell office:value-type="float" office:value="0.000483748">
                <text:p>0.000483748</text:p>
              </table:table-cell>
              <table:table-cell office:value-type="float" office:value="0.466167096">
                <text:p>0.466167096</text:p>
              </table:table-cell>
              <table:table-cell office:value-type="float" office:value="0.034829856">
                <text:p>0.034829856</text:p>
              </table:table-cell>
              <table:table-cell office:value-type="float" office:value="0.0000899242083333333">
                <text:p>0.0000899242083333333</text:p>
              </table:table-cell>
              <table:table-cell office:value-type="float" office:value="0.00000671872222222222">
                <text:p>0.00000671872222222222</text:p>
              </table:table-cell>
              <table:table-cell office:value-type="float" office:value="2.373914415">
                <text:p>2.373914415</text:p>
              </table:table-cell>
              <table:table-cell office:value-type="float" office:value="0.00017582">
                <text:p>0.00017582</text:p>
              </table:table-cell>
              <table:table-cell office:value-type="float" office:value="3.620524037">
                <text:p>3.620524037</text:p>
              </table:table-cell>
              <table:table-cell office:value-type="float" office:value="0.01265904">
                <text:p>0.01265904</text:p>
              </table:table-cell>
              <table:table-cell office:value-type="float" office:value="260.677730664">
                <text:p>260.677730664</text:p>
              </table:table-cell>
              <table:table-cell office:value-type="float" office:value="0.00000244194444444444">
                <text:p>0.00000244194444444444</text:p>
              </table:table-cell>
              <table:table-cell office:value-type="float" office:value="0.0502850560694445">
                <text:p>0.05028505606944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3058">
                <text:p>0.00033058</text:p>
              </table:table-cell>
              <table:table-cell office:value-type="float" office:value="0.002871711">
                <text:p>0.002871711</text:p>
              </table:table-cell>
              <table:table-cell office:value-type="float" office:value="0.00087859">
                <text:p>0.00087859</text:p>
              </table:table-cell>
              <table:table-cell office:value-type="float" office:value="0.209634903">
                <text:p>0.209634903</text:p>
              </table:table-cell>
              <table:table-cell office:value-type="float" office:value="0.06413707">
                <text:p>0.06413707</text:p>
              </table:table-cell>
              <table:table-cell office:value-type="float" office:value="0.0000393385068493151">
                <text:p>0.0000393385068493151</text:p>
              </table:table-cell>
              <table:table-cell office:value-type="float" office:value="0.0000120354794520548">
                <text:p>0.0000120354794520548</text:p>
              </table:table-cell>
              <table:table-cell office:value-type="float" office:value="2.467595452">
                <text:p>2.467595452</text:p>
              </table:table-cell>
              <table:table-cell office:value-type="float" office:value="0.000187232">
                <text:p>0.000187232</text:p>
              </table:table-cell>
              <table:table-cell office:value-type="float" office:value="3.431804683">
                <text:p>3.431804683</text:p>
              </table:table-cell>
              <table:table-cell office:value-type="float" office:value="0.013667936">
                <text:p>0.013667936</text:p>
              </table:table-cell>
              <table:table-cell office:value-type="float" office:value="250.521741859">
                <text:p>250.521741859</text:p>
              </table:table-cell>
              <table:table-cell office:value-type="float" office:value="0.00000256482191780822">
                <text:p>0.00000256482191780822</text:p>
              </table:table-cell>
              <table:table-cell office:value-type="float" office:value="0.0470110230547945">
                <text:p>0.0470110230547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32754">
                <text:p>0.000332754</text:p>
              </table:table-cell>
              <table:table-cell office:value-type="float" office:value="0.003380705">
                <text:p>0.003380705</text:p>
              </table:table-cell>
              <table:table-cell office:value-type="float" office:value="0.000527601">
                <text:p>0.000527601</text:p>
              </table:table-cell>
              <table:table-cell office:value-type="float" office:value="0.25017217">
                <text:p>0.25017217</text:p>
              </table:table-cell>
              <table:table-cell office:value-type="float" office:value="0.039042474">
                <text:p>0.039042474</text:p>
              </table:table-cell>
              <table:table-cell office:value-type="float" office:value="0.0000456852027027027">
                <text:p>0.0000456852027027027</text:p>
              </table:table-cell>
              <table:table-cell office:value-type="float" office:value="0.00000712974324324324">
                <text:p>0.00000712974324324324</text:p>
              </table:table-cell>
              <table:table-cell office:value-type="float" office:value="2.385868767">
                <text:p>2.385868767</text:p>
              </table:table-cell>
              <table:table-cell office:value-type="float" office:value="0.000183635">
                <text:p>0.000183635</text:p>
              </table:table-cell>
              <table:table-cell office:value-type="float" office:value="3.531638518">
                <text:p>3.531638518</text:p>
              </table:table-cell>
              <table:table-cell office:value-type="float" office:value="0.01358899">
                <text:p>0.01358899</text:p>
              </table:table-cell>
              <table:table-cell office:value-type="float" office:value="261.341250332">
                <text:p>261.341250332</text:p>
              </table:table-cell>
              <table:table-cell office:value-type="float" office:value="0.00000248155405405405">
                <text:p>0.00000248155405405405</text:p>
              </table:table-cell>
              <table:table-cell office:value-type="float" office:value="0.0477248448378378">
                <text:p>0.04772484483783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39858">
                <text:p>0.000339858</text:p>
              </table:table-cell>
              <table:table-cell office:value-type="float" office:value="0.006512262">
                <text:p>0.006512262</text:p>
              </table:table-cell>
              <table:table-cell office:value-type="float" office:value="0.00077777">
                <text:p>0.00077777</text:p>
              </table:table-cell>
              <table:table-cell office:value-type="float" office:value="0.48841965">
                <text:p>0.48841965</text:p>
              </table:table-cell>
              <table:table-cell office:value-type="float" office:value="0.05833275">
                <text:p>0.05833275</text:p>
              </table:table-cell>
              <table:table-cell office:value-type="float" office:value="0.00008683016">
                <text:p>0.00008683016</text:p>
              </table:table-cell>
              <table:table-cell office:value-type="float" office:value="0.0000103702666666667">
                <text:p>0.0000103702666666667</text:p>
              </table:table-cell>
              <table:table-cell office:value-type="float" office:value="2.471899781">
                <text:p>2.471899781</text:p>
              </table:table-cell>
              <table:table-cell office:value-type="float" office:value="0.000195286">
                <text:p>0.000195286</text:p>
              </table:table-cell>
              <table:table-cell office:value-type="float" office:value="3.552299348">
                <text:p>3.552299348</text:p>
              </table:table-cell>
              <table:table-cell office:value-type="float" office:value="0.01464645">
                <text:p>0.01464645</text:p>
              </table:table-cell>
              <table:table-cell office:value-type="float" office:value="266.4224511">
                <text:p>266.4224511</text:p>
              </table:table-cell>
              <table:table-cell office:value-type="float" office:value="0.00000260381333333333">
                <text:p>0.00000260381333333333</text:p>
              </table:table-cell>
              <table:table-cell office:value-type="float" office:value="0.0473639913066667">
                <text:p>0.04736399130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161841">
                <text:p>0.001161841</text:p>
              </table:table-cell>
              <table:table-cell office:value-type="float" office:value="0.000427803">
                <text:p>0.000427803</text:p>
              </table:table-cell>
              <table:table-cell office:value-type="float" office:value="0.00108182">
                <text:p>0.00108182</text:p>
              </table:table-cell>
              <table:table-cell office:value-type="float" office:value="0.032513028">
                <text:p>0.032513028</text:p>
              </table:table-cell>
              <table:table-cell office:value-type="float" office:value="0.08221832">
                <text:p>0.08221832</text:p>
              </table:table-cell>
              <table:table-cell office:value-type="float" office:value="0.00000562898684210526">
                <text:p>0.00000562898684210526</text:p>
              </table:table-cell>
              <table:table-cell office:value-type="float" office:value="0.0000142344736842105">
                <text:p>0.0000142344736842105</text:p>
              </table:table-cell>
              <table:table-cell office:value-type="float" office:value="2.516909367">
                <text:p>2.516909367</text:p>
              </table:table-cell>
              <table:table-cell office:value-type="float" office:value="0.000184767">
                <text:p>0.000184767</text:p>
              </table:table-cell>
              <table:table-cell office:value-type="float" office:value="3.651365267">
                <text:p>3.651365267</text:p>
              </table:table-cell>
              <table:table-cell office:value-type="float" office:value="0.014042292">
                <text:p>0.014042292</text:p>
              </table:table-cell>
              <table:table-cell office:value-type="float" office:value="277.503760292">
                <text:p>277.503760292</text:p>
              </table:table-cell>
              <table:table-cell office:value-type="float" office:value="0.00000243114473684211">
                <text:p>0.00000243114473684211</text:p>
              </table:table-cell>
              <table:table-cell office:value-type="float" office:value="0.0480442798289474">
                <text:p>0.048044279828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373037">
                <text:p>0.001373037</text:p>
              </table:table-cell>
              <table:table-cell office:value-type="float" office:value="0.001607276">
                <text:p>0.001607276</text:p>
              </table:table-cell>
              <table:table-cell office:value-type="float" office:value="0.000968157">
                <text:p>0.000968157</text:p>
              </table:table-cell>
              <table:table-cell office:value-type="float" office:value="0.123760252">
                <text:p>0.123760252</text:p>
              </table:table-cell>
              <table:table-cell office:value-type="float" office:value="0.074548089">
                <text:p>0.074548089</text:p>
              </table:table-cell>
              <table:table-cell office:value-type="float" office:value="0.0000208737142857143">
                <text:p>0.0000208737142857143</text:p>
              </table:table-cell>
              <table:table-cell office:value-type="float" office:value="0.0000125734675324675">
                <text:p>0.0000125734675324675</text:p>
              </table:table-cell>
              <table:table-cell office:value-type="float" office:value="2.873603537">
                <text:p>2.873603537</text:p>
              </table:table-cell>
              <table:table-cell office:value-type="float" office:value="0.000178375">
                <text:p>0.000178375</text:p>
              </table:table-cell>
              <table:table-cell office:value-type="float" office:value="3.943510401">
                <text:p>3.943510401</text:p>
              </table:table-cell>
              <table:table-cell office:value-type="float" office:value="0.013734875">
                <text:p>0.013734875</text:p>
              </table:table-cell>
              <table:table-cell office:value-type="float" office:value="303.650300877">
                <text:p>303.650300877</text:p>
              </table:table-cell>
              <table:table-cell office:value-type="float" office:value="0.00000231655844155844">
                <text:p>0.00000231655844155844</text:p>
              </table:table-cell>
              <table:table-cell office:value-type="float" office:value="0.0512144207922078">
                <text:p>0.0512144207922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317923">
                <text:p>0.001317923</text:p>
              </table:table-cell>
              <table:table-cell office:value-type="float" office:value="0.005643109">
                <text:p>0.005643109</text:p>
              </table:table-cell>
              <table:table-cell office:value-type="float" office:value="0.000597521">
                <text:p>0.000597521</text:p>
              </table:table-cell>
              <table:table-cell office:value-type="float" office:value="0.440162502">
                <text:p>0.440162502</text:p>
              </table:table-cell>
              <table:table-cell office:value-type="float" office:value="0.046606638">
                <text:p>0.046606638</text:p>
              </table:table-cell>
              <table:table-cell office:value-type="float" office:value="0.0000723475512820513">
                <text:p>0.0000723475512820513</text:p>
              </table:table-cell>
              <table:table-cell office:value-type="float" office:value="0.00000766052564102564">
                <text:p>0.00000766052564102564</text:p>
              </table:table-cell>
              <table:table-cell office:value-type="float" office:value="2.68539698">
                <text:p>2.68539698</text:p>
              </table:table-cell>
              <table:table-cell office:value-type="float" office:value="0.00017054">
                <text:p>0.00017054</text:p>
              </table:table-cell>
              <table:table-cell office:value-type="float" office:value="3.806679272">
                <text:p>3.806679272</text:p>
              </table:table-cell>
              <table:table-cell office:value-type="float" office:value="0.01330212">
                <text:p>0.01330212</text:p>
              </table:table-cell>
              <table:table-cell office:value-type="float" office:value="296.920983216">
                <text:p>296.920983216</text:p>
              </table:table-cell>
              <table:table-cell office:value-type="float" office:value="0.00000218641025641026">
                <text:p>0.00000218641025641026</text:p>
              </table:table-cell>
              <table:table-cell office:value-type="float" office:value="0.0488035804102564">
                <text:p>0.0488035804102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430985">
                <text:p>0.001430985</text:p>
              </table:table-cell>
              <table:table-cell office:value-type="float" office:value="0.000507984">
                <text:p>0.000507984</text:p>
              </table:table-cell>
              <table:table-cell office:value-type="float" office:value="0.002212521">
                <text:p>0.002212521</text:p>
              </table:table-cell>
              <table:table-cell office:value-type="float" office:value="0.040130736">
                <text:p>0.040130736</text:p>
              </table:table-cell>
              <table:table-cell office:value-type="float" office:value="0.174789159">
                <text:p>0.174789159</text:p>
              </table:table-cell>
              <table:table-cell office:value-type="float" office:value="0.00000643017721518987">
                <text:p>0.00000643017721518987</text:p>
              </table:table-cell>
              <table:table-cell office:value-type="float" office:value="0.0000280065949367089">
                <text:p>0.0000280065949367089</text:p>
              </table:table-cell>
              <table:table-cell office:value-type="float" office:value="2.157722863">
                <text:p>2.157722863</text:p>
              </table:table-cell>
              <table:table-cell office:value-type="float" office:value="0.000162305">
                <text:p>0.000162305</text:p>
              </table:table-cell>
              <table:table-cell office:value-type="float" office:value="3.831707047">
                <text:p>3.831707047</text:p>
              </table:table-cell>
              <table:table-cell office:value-type="float" office:value="0.012822095">
                <text:p>0.012822095</text:p>
              </table:table-cell>
              <table:table-cell office:value-type="float" office:value="302.704856713">
                <text:p>302.704856713</text:p>
              </table:table-cell>
              <table:table-cell office:value-type="float" office:value="0.00000205449367088608">
                <text:p>0.00000205449367088608</text:p>
              </table:table-cell>
              <table:table-cell office:value-type="float" office:value="0.0485026208481013">
                <text:p>0.0485026208481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219538">
                <text:p>0.001219538</text:p>
              </table:table-cell>
              <table:table-cell office:value-type="float" office:value="0.000462066">
                <text:p>0.000462066</text:p>
              </table:table-cell>
              <table:table-cell office:value-type="float" office:value="0.001320167">
                <text:p>0.001320167</text:p>
              </table:table-cell>
              <table:table-cell office:value-type="float" office:value="0.03696528">
                <text:p>0.03696528</text:p>
              </table:table-cell>
              <table:table-cell office:value-type="float" office:value="0.10561336">
                <text:p>0.10561336</text:p>
              </table:table-cell>
              <table:table-cell office:value-type="float" office:value="0.000005775825">
                <text:p>0.000005775825</text:p>
              </table:table-cell>
              <table:table-cell office:value-type="float" office:value="0.0000165020875">
                <text:p>0.0000165020875</text:p>
              </table:table-cell>
              <table:table-cell office:value-type="float" office:value="2.194038217">
                <text:p>2.194038217</text:p>
              </table:table-cell>
              <table:table-cell office:value-type="float" office:value="0.000179477">
                <text:p>0.000179477</text:p>
              </table:table-cell>
              <table:table-cell office:value-type="float" office:value="3.935086209">
                <text:p>3.935086209</text:p>
              </table:table-cell>
              <table:table-cell office:value-type="float" office:value="0.01435816">
                <text:p>0.01435816</text:p>
              </table:table-cell>
              <table:table-cell office:value-type="float" office:value="314.80689672">
                <text:p>314.80689672</text:p>
              </table:table-cell>
              <table:table-cell office:value-type="float" office:value="0.0000022434625">
                <text:p>0.0000022434625</text:p>
              </table:table-cell>
              <table:table-cell office:value-type="float" office:value="0.0491885776125">
                <text:p>0.0491885776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18876">
                <text:p>0.00118876</text:p>
              </table:table-cell>
              <table:table-cell office:value-type="float" office:value="0.00167383">
                <text:p>0.00167383</text:p>
              </table:table-cell>
              <table:table-cell office:value-type="float" office:value="0.001570948">
                <text:p>0.001570948</text:p>
              </table:table-cell>
              <table:table-cell office:value-type="float" office:value="0.13558023">
                <text:p>0.13558023</text:p>
              </table:table-cell>
              <table:table-cell office:value-type="float" office:value="0.127246788">
                <text:p>0.127246788</text:p>
              </table:table-cell>
              <table:table-cell office:value-type="float" office:value="0.0000206645679012346">
                <text:p>0.0000206645679012346</text:p>
              </table:table-cell>
              <table:table-cell office:value-type="float" office:value="0.0000193944197530864">
                <text:p>0.0000193944197530864</text:p>
              </table:table-cell>
              <table:table-cell office:value-type="float" office:value="2.270616468">
                <text:p>2.270616468</text:p>
              </table:table-cell>
              <table:table-cell office:value-type="float" office:value="0.000193974">
                <text:p>0.000193974</text:p>
              </table:table-cell>
              <table:table-cell office:value-type="float" office:value="3.764695573">
                <text:p>3.764695573</text:p>
              </table:table-cell>
              <table:table-cell office:value-type="float" office:value="0.015711894">
                <text:p>0.015711894</text:p>
              </table:table-cell>
              <table:table-cell office:value-type="float" office:value="304.940341413">
                <text:p>304.940341413</text:p>
              </table:table-cell>
              <table:table-cell office:value-type="float" office:value="0.00000239474074074074">
                <text:p>0.00000239474074074074</text:p>
              </table:table-cell>
              <table:table-cell office:value-type="float" office:value="0.0464777231234568">
                <text:p>0.0464777231234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1656">
                <text:p>0.00131656</text:p>
              </table:table-cell>
              <table:table-cell office:value-type="float" office:value="0.000474319">
                <text:p>0.000474319</text:p>
              </table:table-cell>
              <table:table-cell office:value-type="float" office:value="0.002027473">
                <text:p>0.002027473</text:p>
              </table:table-cell>
              <table:table-cell office:value-type="float" office:value="0.038894158">
                <text:p>0.038894158</text:p>
              </table:table-cell>
              <table:table-cell office:value-type="float" office:value="0.166252786">
                <text:p>0.166252786</text:p>
              </table:table-cell>
              <table:table-cell office:value-type="float" office:value="0.00000578437804878049">
                <text:p>0.00000578437804878049</text:p>
              </table:table-cell>
              <table:table-cell office:value-type="float" office:value="0.0000247252804878049">
                <text:p>0.0000247252804878049</text:p>
              </table:table-cell>
              <table:table-cell office:value-type="float" office:value="2.203196166">
                <text:p>2.203196166</text:p>
              </table:table-cell>
              <table:table-cell office:value-type="float" office:value="0.000184315">
                <text:p>0.000184315</text:p>
              </table:table-cell>
              <table:table-cell office:value-type="float" office:value="3.808144802">
                <text:p>3.808144802</text:p>
              </table:table-cell>
              <table:table-cell office:value-type="float" office:value="0.01511383">
                <text:p>0.01511383</text:p>
              </table:table-cell>
              <table:table-cell office:value-type="float" office:value="312.267873764">
                <text:p>312.267873764</text:p>
              </table:table-cell>
              <table:table-cell office:value-type="float" office:value="0.00000224774390243902">
                <text:p>0.00000224774390243902</text:p>
              </table:table-cell>
              <table:table-cell office:value-type="float" office:value="0.0464407902682927">
                <text:p>0.04644079026829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330907">
                <text:p>0.001330907</text:p>
              </table:table-cell>
              <table:table-cell office:value-type="float" office:value="0.001408131">
                <text:p>0.001408131</text:p>
              </table:table-cell>
              <table:table-cell office:value-type="float" office:value="0.000883728">
                <text:p>0.000883728</text:p>
              </table:table-cell>
              <table:table-cell office:value-type="float" office:value="0.116874873">
                <text:p>0.116874873</text:p>
              </table:table-cell>
              <table:table-cell office:value-type="float" office:value="0.073349424">
                <text:p>0.073349424</text:p>
              </table:table-cell>
              <table:table-cell office:value-type="float" office:value="0.0000169654337349398">
                <text:p>0.0000169654337349398</text:p>
              </table:table-cell>
              <table:table-cell office:value-type="float" office:value="0.0000106473253012048">
                <text:p>0.0000106473253012048</text:p>
              </table:table-cell>
              <table:table-cell office:value-type="float" office:value="2.170443911">
                <text:p>2.170443911</text:p>
              </table:table-cell>
              <table:table-cell office:value-type="float" office:value="0.000198714">
                <text:p>0.000198714</text:p>
              </table:table-cell>
              <table:table-cell office:value-type="float" office:value="3.831193142">
                <text:p>3.831193142</text:p>
              </table:table-cell>
              <table:table-cell office:value-type="float" office:value="0.016493262">
                <text:p>0.016493262</text:p>
              </table:table-cell>
              <table:table-cell office:value-type="float" office:value="317.989030786">
                <text:p>317.989030786</text:p>
              </table:table-cell>
              <table:table-cell office:value-type="float" office:value="0.00000239414457831325">
                <text:p>0.00000239414457831325</text:p>
              </table:table-cell>
              <table:table-cell office:value-type="float" office:value="0.0461589535180723">
                <text:p>0.0461589535180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285427">
                <text:p>0.001285427</text:p>
              </table:table-cell>
              <table:table-cell office:value-type="float" office:value="0.005676956">
                <text:p>0.005676956</text:p>
              </table:table-cell>
              <table:table-cell office:value-type="float" office:value="0.00062248">
                <text:p>0.00062248</text:p>
              </table:table-cell>
              <table:table-cell office:value-type="float" office:value="0.476864304">
                <text:p>0.476864304</text:p>
              </table:table-cell>
              <table:table-cell office:value-type="float" office:value="0.05228832">
                <text:p>0.05228832</text:p>
              </table:table-cell>
              <table:table-cell office:value-type="float" office:value="0.0000675828095238095">
                <text:p>0.0000675828095238095</text:p>
              </table:table-cell>
              <table:table-cell office:value-type="float" office:value="0.00000741047619047619">
                <text:p>0.00000741047619047619</text:p>
              </table:table-cell>
              <table:table-cell office:value-type="float" office:value="2.064446133">
                <text:p>2.064446133</text:p>
              </table:table-cell>
              <table:table-cell office:value-type="float" office:value="0.000174649">
                <text:p>0.000174649</text:p>
              </table:table-cell>
              <table:table-cell office:value-type="float" office:value="3.86720743">
                <text:p>3.86720743</text:p>
              </table:table-cell>
              <table:table-cell office:value-type="float" office:value="0.014670516">
                <text:p>0.014670516</text:p>
              </table:table-cell>
              <table:table-cell office:value-type="float" office:value="324.84542412">
                <text:p>324.84542412</text:p>
              </table:table-cell>
              <table:table-cell office:value-type="float" office:value="0.00000207915476190476">
                <text:p>0.00000207915476190476</text:p>
              </table:table-cell>
              <table:table-cell office:value-type="float" office:value="0.0460381836904762">
                <text:p>0.0460381836904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3744689">
                <text:p>0.023744689</text:p>
              </table:table-cell>
              <table:table-cell office:value-type="float" office:value="0.000531289">
                <text:p>0.000531289</text:p>
              </table:table-cell>
              <table:table-cell office:value-type="float" office:value="0.000663868">
                <text:p>0.000663868</text:p>
              </table:table-cell>
              <table:table-cell office:value-type="float" office:value="0.045159565">
                <text:p>0.045159565</text:p>
              </table:table-cell>
              <table:table-cell office:value-type="float" office:value="0.05642878">
                <text:p>0.05642878</text:p>
              </table:table-cell>
              <table:table-cell office:value-type="float" office:value="0.00000625045882352941">
                <text:p>0.00000625045882352941</text:p>
              </table:table-cell>
              <table:table-cell office:value-type="float" office:value="0.00000781021176470588">
                <text:p>0.00000781021176470588</text:p>
              </table:table-cell>
              <table:table-cell office:value-type="float" office:value="2.125734998">
                <text:p>2.125734998</text:p>
              </table:table-cell>
              <table:table-cell office:value-type="float" office:value="0.000181341">
                <text:p>0.000181341</text:p>
              </table:table-cell>
              <table:table-cell office:value-type="float" office:value="3.921881573">
                <text:p>3.921881573</text:p>
              </table:table-cell>
              <table:table-cell office:value-type="float" office:value="0.015413985">
                <text:p>0.015413985</text:p>
              </table:table-cell>
              <table:table-cell office:value-type="float" office:value="333.359933705">
                <text:p>333.359933705</text:p>
              </table:table-cell>
              <table:table-cell office:value-type="float" office:value="0.00000213342352941176">
                <text:p>0.00000213342352941176</text:p>
              </table:table-cell>
              <table:table-cell office:value-type="float" office:value="0.0461397832117647">
                <text:p>0.04613978321176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977734">
                <text:p>0.031977734</text:p>
              </table:table-cell>
              <table:table-cell office:value-type="float" office:value="0.000575572">
                <text:p>0.000575572</text:p>
              </table:table-cell>
              <table:table-cell office:value-type="float" office:value="0.001889563">
                <text:p>0.001889563</text:p>
              </table:table-cell>
              <table:table-cell office:value-type="float" office:value="0.049499192">
                <text:p>0.049499192</text:p>
              </table:table-cell>
              <table:table-cell office:value-type="float" office:value="0.162502418">
                <text:p>0.162502418</text:p>
              </table:table-cell>
              <table:table-cell office:value-type="float" office:value="0.00000669269767441861">
                <text:p>0.00000669269767441861</text:p>
              </table:table-cell>
              <table:table-cell office:value-type="float" office:value="0.0000219716627906977">
                <text:p>0.0000219716627906977</text:p>
              </table:table-cell>
              <table:table-cell office:value-type="float" office:value="2.277696708">
                <text:p>2.277696708</text:p>
              </table:table-cell>
              <table:table-cell office:value-type="float" office:value="0.000236104">
                <text:p>0.000236104</text:p>
              </table:table-cell>
              <table:table-cell office:value-type="float" office:value="3.936252828">
                <text:p>3.936252828</text:p>
              </table:table-cell>
              <table:table-cell office:value-type="float" office:value="0.020304944">
                <text:p>0.020304944</text:p>
              </table:table-cell>
              <table:table-cell office:value-type="float" office:value="338.517743208">
                <text:p>338.517743208</text:p>
              </table:table-cell>
              <table:table-cell office:value-type="float" office:value="0.00000274539534883721">
                <text:p>0.00000274539534883721</text:p>
              </table:table-cell>
              <table:table-cell office:value-type="float" office:value="0.0457703817209302">
                <text:p>0.0457703817209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42023">
                <text:p>0.00042023</text:p>
              </table:table-cell>
              <table:table-cell office:value-type="float" office:value="0.000533834">
                <text:p>0.000533834</text:p>
              </table:table-cell>
              <table:table-cell office:value-type="float" office:value="0.000618102">
                <text:p>0.000618102</text:p>
              </table:table-cell>
              <table:table-cell office:value-type="float" office:value="0.046443558">
                <text:p>0.046443558</text:p>
              </table:table-cell>
              <table:table-cell office:value-type="float" office:value="0.053774874">
                <text:p>0.053774874</text:p>
              </table:table-cell>
              <table:table-cell office:value-type="float" office:value="0.00000613602298850575">
                <text:p>0.00000613602298850575</text:p>
              </table:table-cell>
              <table:table-cell office:value-type="float" office:value="0.00000710462068965517">
                <text:p>0.00000710462068965517</text:p>
              </table:table-cell>
              <table:table-cell office:value-type="float" office:value="2.49153532">
                <text:p>2.49153532</text:p>
              </table:table-cell>
              <table:table-cell office:value-type="float" office:value="0.000225995">
                <text:p>0.000225995</text:p>
              </table:table-cell>
              <table:table-cell office:value-type="float" office:value="4.043025338">
                <text:p>4.043025338</text:p>
              </table:table-cell>
              <table:table-cell office:value-type="float" office:value="0.019661565">
                <text:p>0.019661565</text:p>
              </table:table-cell>
              <table:table-cell office:value-type="float" office:value="351.743204406">
                <text:p>351.743204406</text:p>
              </table:table-cell>
              <table:table-cell office:value-type="float" office:value="0.00000259764367816092">
                <text:p>0.00000259764367816092</text:p>
              </table:table-cell>
              <table:table-cell office:value-type="float" office:value="0.0464715556091954">
                <text:p>0.0464715556091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26374">
                <text:p>0.000326374</text:p>
              </table:table-cell>
              <table:table-cell office:value-type="float" office:value="0.006699814">
                <text:p>0.006699814</text:p>
              </table:table-cell>
              <table:table-cell office:value-type="float" office:value="0.00063264">
                <text:p>0.00063264</text:p>
              </table:table-cell>
              <table:table-cell office:value-type="float" office:value="0.589583632">
                <text:p>0.589583632</text:p>
              </table:table-cell>
              <table:table-cell office:value-type="float" office:value="0.05567232">
                <text:p>0.05567232</text:p>
              </table:table-cell>
              <table:table-cell office:value-type="float" office:value="0.00007613425">
                <text:p>0.00007613425</text:p>
              </table:table-cell>
              <table:table-cell office:value-type="float" office:value="0.00000718909090909091">
                <text:p>0.00000718909090909091</text:p>
              </table:table-cell>
              <table:table-cell office:value-type="float" office:value="2.260763914">
                <text:p>2.260763914</text:p>
              </table:table-cell>
              <table:table-cell office:value-type="float" office:value="0.000177864">
                <text:p>0.000177864</text:p>
              </table:table-cell>
              <table:table-cell office:value-type="float" office:value="4.189002493">
                <text:p>4.189002493</text:p>
              </table:table-cell>
              <table:table-cell office:value-type="float" office:value="0.015652032">
                <text:p>0.015652032</text:p>
              </table:table-cell>
              <table:table-cell office:value-type="float" office:value="368.632219384">
                <text:p>368.632219384</text:p>
              </table:table-cell>
              <table:table-cell office:value-type="float" office:value="0.00000202118181818182">
                <text:p>0.00000202118181818182</text:p>
              </table:table-cell>
              <table:table-cell office:value-type="float" office:value="0.0476023010568182">
                <text:p>0.0476023010568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64796">
                <text:p>0.000364796</text:p>
              </table:table-cell>
              <table:table-cell office:value-type="float" office:value="0.002780927">
                <text:p>0.002780927</text:p>
              </table:table-cell>
              <table:table-cell office:value-type="float" office:value="0.001648278">
                <text:p>0.001648278</text:p>
              </table:table-cell>
              <table:table-cell office:value-type="float" office:value="0.247502503">
                <text:p>0.247502503</text:p>
              </table:table-cell>
              <table:table-cell office:value-type="float" office:value="0.146696742">
                <text:p>0.146696742</text:p>
              </table:table-cell>
              <table:table-cell office:value-type="float" office:value="0.0000312463707865168">
                <text:p>0.0000312463707865168</text:p>
              </table:table-cell>
              <table:table-cell office:value-type="float" office:value="0.0000185199775280899">
                <text:p>0.0000185199775280899</text:p>
              </table:table-cell>
              <table:table-cell office:value-type="float" office:value="2.513925123">
                <text:p>2.513925123</text:p>
              </table:table-cell>
              <table:table-cell office:value-type="float" office:value="0.000190989">
                <text:p>0.000190989</text:p>
              </table:table-cell>
              <table:table-cell office:value-type="float" office:value="4.187499041">
                <text:p>4.187499041</text:p>
              </table:table-cell>
              <table:table-cell office:value-type="float" office:value="0.016998021">
                <text:p>0.016998021</text:p>
              </table:table-cell>
              <table:table-cell office:value-type="float" office:value="372.687414649">
                <text:p>372.687414649</text:p>
              </table:table-cell>
              <table:table-cell office:value-type="float" office:value="0.00000214594382022472">
                <text:p>0.00000214594382022472</text:p>
              </table:table-cell>
              <table:table-cell office:value-type="float" office:value="0.0470505510224719">
                <text:p>0.04705055102247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66579">
                <text:p>0.000366579</text:p>
              </table:table-cell>
              <table:table-cell office:value-type="float" office:value="0.002767371">
                <text:p>0.002767371</text:p>
              </table:table-cell>
              <table:table-cell office:value-type="float" office:value="0.001635894">
                <text:p>0.001635894</text:p>
              </table:table-cell>
              <table:table-cell office:value-type="float" office:value="0.24906339">
                <text:p>0.24906339</text:p>
              </table:table-cell>
              <table:table-cell office:value-type="float" office:value="0.14723046">
                <text:p>0.14723046</text:p>
              </table:table-cell>
              <table:table-cell office:value-type="float" office:value="0.0000307485666666667">
                <text:p>0.0000307485666666667</text:p>
              </table:table-cell>
              <table:table-cell office:value-type="float" office:value="0.0000181766">
                <text:p>0.0000181766</text:p>
              </table:table-cell>
              <table:table-cell office:value-type="float" office:value="2.451655895">
                <text:p>2.451655895</text:p>
              </table:table-cell>
              <table:table-cell office:value-type="float" office:value="0.000179647">
                <text:p>0.000179647</text:p>
              </table:table-cell>
              <table:table-cell office:value-type="float" office:value="4.286776995">
                <text:p>4.286776995</text:p>
              </table:table-cell>
              <table:table-cell office:value-type="float" office:value="0.01616823">
                <text:p>0.01616823</text:p>
              </table:table-cell>
              <table:table-cell office:value-type="float" office:value="385.80992955">
                <text:p>385.80992955</text:p>
              </table:table-cell>
              <table:table-cell office:value-type="float" office:value="0.00000199607777777778">
                <text:p>0.00000199607777777778</text:p>
              </table:table-cell>
              <table:table-cell office:value-type="float" office:value="0.0476308555">
                <text:p>0.0476308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91335">
                <text:p>0.000391335</text:p>
              </table:table-cell>
              <table:table-cell office:value-type="float" office:value="0.00267623">
                <text:p>0.00267623</text:p>
              </table:table-cell>
              <table:table-cell office:value-type="float" office:value="0.001770087">
                <text:p>0.001770087</text:p>
              </table:table-cell>
              <table:table-cell office:value-type="float" office:value="0.24353693">
                <text:p>0.24353693</text:p>
              </table:table-cell>
              <table:table-cell office:value-type="float" office:value="0.161077917">
                <text:p>0.161077917</text:p>
              </table:table-cell>
              <table:table-cell office:value-type="float" office:value="0.0000294091208791209">
                <text:p>0.0000294091208791209</text:p>
              </table:table-cell>
              <table:table-cell office:value-type="float" office:value="0.0000194515054945055">
                <text:p>0.0000194515054945055</text:p>
              </table:table-cell>
              <table:table-cell office:value-type="float" office:value="2.560377062">
                <text:p>2.560377062</text:p>
              </table:table-cell>
              <table:table-cell office:value-type="float" office:value="0.000222088">
                <text:p>0.000222088</text:p>
              </table:table-cell>
              <table:table-cell office:value-type="float" office:value="4.25785223">
                <text:p>4.25785223</text:p>
              </table:table-cell>
              <table:table-cell office:value-type="float" office:value="0.020210008">
                <text:p>0.020210008</text:p>
              </table:table-cell>
              <table:table-cell office:value-type="float" office:value="387.46455293">
                <text:p>387.46455293</text:p>
              </table:table-cell>
              <table:table-cell office:value-type="float" office:value="0.00000244052747252747">
                <text:p>0.00000244052747252747</text:p>
              </table:table-cell>
              <table:table-cell office:value-type="float" office:value="0.046789584945055">
                <text:p>0.046789584945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80475">
                <text:p>0.000380475</text:p>
              </table:table-cell>
              <table:table-cell office:value-type="float" office:value="0.002470803">
                <text:p>0.002470803</text:p>
              </table:table-cell>
              <table:table-cell office:value-type="float" office:value="0.001162114">
                <text:p>0.001162114</text:p>
              </table:table-cell>
              <table:table-cell office:value-type="float" office:value="0.227313876">
                <text:p>0.227313876</text:p>
              </table:table-cell>
              <table:table-cell office:value-type="float" office:value="0.106914488">
                <text:p>0.106914488</text:p>
              </table:table-cell>
              <table:table-cell office:value-type="float" office:value="0.0000268565543478261">
                <text:p>0.0000268565543478261</text:p>
              </table:table-cell>
              <table:table-cell office:value-type="float" office:value="0.0000126316739130435">
                <text:p>0.0000126316739130435</text:p>
              </table:table-cell>
              <table:table-cell office:value-type="float" office:value="2.305747476">
                <text:p>2.305747476</text:p>
              </table:table-cell>
              <table:table-cell office:value-type="float" office:value="0.000176652">
                <text:p>0.000176652</text:p>
              </table:table-cell>
              <table:table-cell office:value-type="float" office:value="4.341996307">
                <text:p>4.341996307</text:p>
              </table:table-cell>
              <table:table-cell office:value-type="float" office:value="0.016251984">
                <text:p>0.016251984</text:p>
              </table:table-cell>
              <table:table-cell office:value-type="float" office:value="399.463660244">
                <text:p>399.463660244</text:p>
              </table:table-cell>
              <table:table-cell office:value-type="float" office:value="0.00000192013043478261">
                <text:p>0.00000192013043478261</text:p>
              </table:table-cell>
              <table:table-cell office:value-type="float" office:value="0.0471956120326087">
                <text:p>0.0471956120326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95773">
                <text:p>0.000395773</text:p>
              </table:table-cell>
              <table:table-cell office:value-type="float" office:value="0.001311935">
                <text:p>0.001311935</text:p>
              </table:table-cell>
              <table:table-cell office:value-type="float" office:value="0.001474631">
                <text:p>0.001474631</text:p>
              </table:table-cell>
              <table:table-cell office:value-type="float" office:value="0.122009955">
                <text:p>0.122009955</text:p>
              </table:table-cell>
              <table:table-cell office:value-type="float" office:value="0.137140683">
                <text:p>0.137140683</text:p>
              </table:table-cell>
              <table:table-cell office:value-type="float" office:value="0.0000141068279569892">
                <text:p>0.0000141068279569892</text:p>
              </table:table-cell>
              <table:table-cell office:value-type="float" office:value="0.000015856247311828">
                <text:p>0.000015856247311828</text:p>
              </table:table-cell>
              <table:table-cell office:value-type="float" office:value="2.389478973">
                <text:p>2.389478973</text:p>
              </table:table-cell>
              <table:table-cell office:value-type="float" office:value="0.000220835">
                <text:p>0.000220835</text:p>
              </table:table-cell>
              <table:table-cell office:value-type="float" office:value="4.262083417">
                <text:p>4.262083417</text:p>
              </table:table-cell>
              <table:table-cell office:value-type="float" office:value="0.020537655">
                <text:p>0.020537655</text:p>
              </table:table-cell>
              <table:table-cell office:value-type="float" office:value="396.373757781">
                <text:p>396.373757781</text:p>
              </table:table-cell>
              <table:table-cell office:value-type="float" office:value="0.00000237456989247312">
                <text:p>0.00000237456989247312</text:p>
              </table:table-cell>
              <table:table-cell office:value-type="float" office:value="0.0458288539462366">
                <text:p>0.04582885394623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60307">
                <text:p>0.000360307</text:p>
              </table:table-cell>
              <table:table-cell office:value-type="float" office:value="0.00644066">
                <text:p>0.00644066</text:p>
              </table:table-cell>
              <table:table-cell office:value-type="float" office:value="0.000622479">
                <text:p>0.000622479</text:p>
              </table:table-cell>
              <table:table-cell office:value-type="float" office:value="0.60542204">
                <text:p>0.60542204</text:p>
              </table:table-cell>
              <table:table-cell office:value-type="float" office:value="0.058513026">
                <text:p>0.058513026</text:p>
              </table:table-cell>
              <table:table-cell office:value-type="float" office:value="0.0000685176595744681">
                <text:p>0.0000685176595744681</text:p>
              </table:table-cell>
              <table:table-cell office:value-type="float" office:value="0.0000066221170212766">
                <text:p>0.0000066221170212766</text:p>
              </table:table-cell>
              <table:table-cell office:value-type="float" office:value="2.662455759">
                <text:p>2.662455759</text:p>
              </table:table-cell>
              <table:table-cell office:value-type="float" office:value="0.000189385">
                <text:p>0.000189385</text:p>
              </table:table-cell>
              <table:table-cell office:value-type="float" office:value="4.435646467">
                <text:p>4.435646467</text:p>
              </table:table-cell>
              <table:table-cell office:value-type="float" office:value="0.01780219">
                <text:p>0.01780219</text:p>
              </table:table-cell>
              <table:table-cell office:value-type="float" office:value="416.950767898">
                <text:p>416.950767898</text:p>
              </table:table-cell>
              <table:table-cell office:value-type="float" office:value="0.00000201473404255319">
                <text:p>0.00000201473404255319</text:p>
              </table:table-cell>
              <table:table-cell office:value-type="float" office:value="0.0471877283723404">
                <text:p>0.0471877283723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82188">
                <text:p>0.000382188</text:p>
              </table:table-cell>
              <table:table-cell office:value-type="float" office:value="0.006387789">
                <text:p>0.006387789</text:p>
              </table:table-cell>
              <table:table-cell office:value-type="float" office:value="0.000545464">
                <text:p>0.000545464</text:p>
              </table:table-cell>
              <table:table-cell office:value-type="float" office:value="0.606839955">
                <text:p>0.606839955</text:p>
              </table:table-cell>
              <table:table-cell office:value-type="float" office:value="0.05181908">
                <text:p>0.05181908</text:p>
              </table:table-cell>
              <table:table-cell office:value-type="float" office:value="0.0000672398842105263">
                <text:p>0.0000672398842105263</text:p>
              </table:table-cell>
              <table:table-cell office:value-type="float" office:value="0.00000574172631578947">
                <text:p>0.00000574172631578947</text:p>
              </table:table-cell>
              <table:table-cell office:value-type="float" office:value="2.416593106">
                <text:p>2.416593106</text:p>
              </table:table-cell>
              <table:table-cell office:value-type="float" office:value="0.000233138">
                <text:p>0.000233138</text:p>
              </table:table-cell>
              <table:table-cell office:value-type="float" office:value="4.356601836">
                <text:p>4.356601836</text:p>
              </table:table-cell>
              <table:table-cell office:value-type="float" office:value="0.02214811">
                <text:p>0.02214811</text:p>
              </table:table-cell>
              <table:table-cell office:value-type="float" office:value="413.87717442">
                <text:p>413.87717442</text:p>
              </table:table-cell>
              <table:table-cell office:value-type="float" office:value="0.00000245408421052632">
                <text:p>0.00000245408421052632</text:p>
              </table:table-cell>
              <table:table-cell office:value-type="float" office:value="0.0458589666947369">
                <text:p>0.0458589666947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7784">
                <text:p>0.00037784</text:p>
              </table:table-cell>
              <table:table-cell office:value-type="float" office:value="0.005981946">
                <text:p>0.005981946</text:p>
              </table:table-cell>
              <table:table-cell office:value-type="float" office:value="0.001182631">
                <text:p>0.001182631</text:p>
              </table:table-cell>
              <table:table-cell office:value-type="float" office:value="0.574266816">
                <text:p>0.574266816</text:p>
              </table:table-cell>
              <table:table-cell office:value-type="float" office:value="0.113532576">
                <text:p>0.113532576</text:p>
              </table:table-cell>
              <table:table-cell office:value-type="float" office:value="0.0000623119375">
                <text:p>0.0000623119375</text:p>
              </table:table-cell>
              <table:table-cell office:value-type="float" office:value="0.0000123190729166667">
                <text:p>0.0000123190729166667</text:p>
              </table:table-cell>
              <table:table-cell office:value-type="float" office:value="2.438935654">
                <text:p>2.438935654</text:p>
              </table:table-cell>
              <table:table-cell office:value-type="float" office:value="0.000315993">
                <text:p>0.000315993</text:p>
              </table:table-cell>
              <table:table-cell office:value-type="float" office:value="4.445166007">
                <text:p>4.445166007</text:p>
              </table:table-cell>
              <table:table-cell office:value-type="float" office:value="0.030335328">
                <text:p>0.030335328</text:p>
              </table:table-cell>
              <table:table-cell office:value-type="float" office:value="426.735936672">
                <text:p>426.735936672</text:p>
              </table:table-cell>
              <table:table-cell office:value-type="float" office:value="0.00000329159375">
                <text:p>0.00000329159375</text:p>
              </table:table-cell>
              <table:table-cell office:value-type="float" office:value="0.0463038125729167">
                <text:p>0.0463038125729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37143">
                <text:p>0.000337143</text:p>
              </table:table-cell>
              <table:table-cell office:value-type="float" office:value="0.002886552">
                <text:p>0.002886552</text:p>
              </table:table-cell>
              <table:table-cell office:value-type="float" office:value="0.001513693">
                <text:p>0.001513693</text:p>
              </table:table-cell>
              <table:table-cell office:value-type="float" office:value="0.279995544">
                <text:p>0.279995544</text:p>
              </table:table-cell>
              <table:table-cell office:value-type="float" office:value="0.146828221">
                <text:p>0.146828221</text:p>
              </table:table-cell>
              <table:table-cell office:value-type="float" office:value="0.0000297582680412371">
                <text:p>0.0000297582680412371</text:p>
              </table:table-cell>
              <table:table-cell office:value-type="float" office:value="0.0000156050824742268">
                <text:p>0.0000156050824742268</text:p>
              </table:table-cell>
              <table:table-cell office:value-type="float" office:value="2.468441484">
                <text:p>2.468441484</text:p>
              </table:table-cell>
              <table:table-cell office:value-type="float" office:value="0.00019136">
                <text:p>0.00019136</text:p>
              </table:table-cell>
              <table:table-cell office:value-type="float" office:value="4.40238487">
                <text:p>4.40238487</text:p>
              </table:table-cell>
              <table:table-cell office:value-type="float" office:value="0.01856192">
                <text:p>0.01856192</text:p>
              </table:table-cell>
              <table:table-cell office:value-type="float" office:value="427.03133239">
                <text:p>427.03133239</text:p>
              </table:table-cell>
              <table:table-cell office:value-type="float" office:value="0.00000197278350515464">
                <text:p>0.00000197278350515464</text:p>
              </table:table-cell>
              <table:table-cell office:value-type="float" office:value="0.0453854110309278">
                <text:p>0.04538541103092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38255">
                <text:p>0.000338255</text:p>
              </table:table-cell>
              <table:table-cell office:value-type="float" office:value="0.006382828">
                <text:p>0.006382828</text:p>
              </table:table-cell>
              <table:table-cell office:value-type="float" office:value="0.000659078">
                <text:p>0.000659078</text:p>
              </table:table-cell>
              <table:table-cell office:value-type="float" office:value="0.625517144">
                <text:p>0.625517144</text:p>
              </table:table-cell>
              <table:table-cell office:value-type="float" office:value="0.064589644">
                <text:p>0.064589644</text:p>
              </table:table-cell>
              <table:table-cell office:value-type="float" office:value="0.0000651308979591837">
                <text:p>0.0000651308979591837</text:p>
              </table:table-cell>
              <table:table-cell office:value-type="float" office:value="0.00000672528571428572">
                <text:p>0.00000672528571428572</text:p>
              </table:table-cell>
              <table:table-cell office:value-type="float" office:value="2.381245012">
                <text:p>2.381245012</text:p>
              </table:table-cell>
              <table:table-cell office:value-type="float" office:value="0.000169508">
                <text:p>0.000169508</text:p>
              </table:table-cell>
              <table:table-cell office:value-type="float" office:value="4.366423667">
                <text:p>4.366423667</text:p>
              </table:table-cell>
              <table:table-cell office:value-type="float" office:value="0.016611784">
                <text:p>0.016611784</text:p>
              </table:table-cell>
              <table:table-cell office:value-type="float" office:value="427.909519366">
                <text:p>427.909519366</text:p>
              </table:table-cell>
              <table:table-cell office:value-type="float" office:value="0.00000172967346938775">
                <text:p>0.00000172967346938775</text:p>
              </table:table-cell>
              <table:table-cell office:value-type="float" office:value="0.0445553435408163">
                <text:p>0.0445553435408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6742">
                <text:p>0.00036742</text:p>
              </table:table-cell>
              <table:table-cell office:value-type="float" office:value="0.002398043">
                <text:p>0.002398043</text:p>
              </table:table-cell>
              <table:table-cell office:value-type="float" office:value="0.00150725">
                <text:p>0.00150725</text:p>
              </table:table-cell>
              <table:table-cell office:value-type="float" office:value="0.237406257">
                <text:p>0.237406257</text:p>
              </table:table-cell>
              <table:table-cell office:value-type="float" office:value="0.14921775">
                <text:p>0.14921775</text:p>
              </table:table-cell>
              <table:table-cell office:value-type="float" office:value="0.0000242226565656566">
                <text:p>0.0000242226565656566</text:p>
              </table:table-cell>
              <table:table-cell office:value-type="float" office:value="0.0000152247474747475">
                <text:p>0.0000152247474747475</text:p>
              </table:table-cell>
              <table:table-cell office:value-type="float" office:value="2.483315036">
                <text:p>2.483315036</text:p>
              </table:table-cell>
              <table:table-cell office:value-type="float" office:value="0.000231225">
                <text:p>0.000231225</text:p>
              </table:table-cell>
              <table:table-cell office:value-type="float" office:value="4.602629684">
                <text:p>4.602629684</text:p>
              </table:table-cell>
              <table:table-cell office:value-type="float" office:value="0.022891275">
                <text:p>0.022891275</text:p>
              </table:table-cell>
              <table:table-cell office:value-type="float" office:value="455.660338716">
                <text:p>455.660338716</text:p>
              </table:table-cell>
              <table:table-cell office:value-type="float" office:value="0.00000233560606060606">
                <text:p>0.00000233560606060606</text:p>
              </table:table-cell>
              <table:table-cell office:value-type="float" office:value="0.0464912089292929">
                <text:p>0.04649120892929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59836">
                <text:p>0.000359836</text:p>
              </table:table-cell>
              <table:table-cell office:value-type="float" office:value="0.005752231">
                <text:p>0.005752231</text:p>
              </table:table-cell>
              <table:table-cell office:value-type="float" office:value="0.000744317">
                <text:p>0.000744317</text:p>
              </table:table-cell>
              <table:table-cell office:value-type="float" office:value="0.5752231">
                <text:p>0.5752231</text:p>
              </table:table-cell>
              <table:table-cell office:value-type="float" office:value="0.0744317">
                <text:p>0.0744317</text:p>
              </table:table-cell>
              <table:table-cell office:value-type="float" office:value="0.00005752231">
                <text:p>0.00005752231</text:p>
              </table:table-cell>
              <table:table-cell office:value-type="float" office:value="0.00000744317">
                <text:p>0.00000744317</text:p>
              </table:table-cell>
              <table:table-cell office:value-type="float" office:value="2.578789329">
                <text:p>2.578789329</text:p>
              </table:table-cell>
              <table:table-cell office:value-type="float" office:value="0.000184617">
                <text:p>0.000184617</text:p>
              </table:table-cell>
              <table:table-cell office:value-type="float" office:value="4.668787759">
                <text:p>4.668787759</text:p>
              </table:table-cell>
              <table:table-cell office:value-type="float" office:value="0.0184617">
                <text:p>0.0184617</text:p>
              </table:table-cell>
              <table:table-cell office:value-type="float" office:value="466.8787759">
                <text:p>466.8787759</text:p>
              </table:table-cell>
              <table:table-cell office:value-type="float" office:value="0.00000184617">
                <text:p>0.00000184617</text:p>
              </table:table-cell>
              <table:table-cell office:value-type="float" office:value="0.04668787759">
                <text:p>0.046687877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31653">
                <text:p>0.000331653</text:p>
              </table:table-cell>
              <table:table-cell office:value-type="float" office:value="0.006330095">
                <text:p>0.006330095</text:p>
              </table:table-cell>
              <table:table-cell office:value-type="float" office:value="0.000627929">
                <text:p>0.000627929</text:p>
              </table:table-cell>
              <table:table-cell office:value-type="float" office:value="0.639339595">
                <text:p>0.639339595</text:p>
              </table:table-cell>
              <table:table-cell office:value-type="float" office:value="0.063420829">
                <text:p>0.063420829</text:p>
              </table:table-cell>
              <table:table-cell office:value-type="float" office:value="0.0000626742079207921">
                <text:p>0.0000626742079207921</text:p>
              </table:table-cell>
              <table:table-cell office:value-type="float" office:value="0.00000621711881188119">
                <text:p>0.00000621711881188119</text:p>
              </table:table-cell>
              <table:table-cell office:value-type="float" office:value="2.566702686">
                <text:p>2.566702686</text:p>
              </table:table-cell>
              <table:table-cell office:value-type="float" office:value="0.000187322">
                <text:p>0.000187322</text:p>
              </table:table-cell>
              <table:table-cell office:value-type="float" office:value="4.697081726">
                <text:p>4.697081726</text:p>
              </table:table-cell>
              <table:table-cell office:value-type="float" office:value="0.018919522">
                <text:p>0.018919522</text:p>
              </table:table-cell>
              <table:table-cell office:value-type="float" office:value="474.405254326">
                <text:p>474.405254326</text:p>
              </table:table-cell>
              <table:table-cell office:value-type="float" office:value="0.00000185467326732673">
                <text:p>0.00000185467326732673</text:p>
              </table:table-cell>
              <table:table-cell office:value-type="float" office:value="0.0465057596633663">
                <text:p>0.04650575966336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366929">
                <text:p>0.000366929</text:p>
              </table:table-cell>
              <table:table-cell office:value-type="float" office:value="0.002297323">
                <text:p>0.002297323</text:p>
              </table:table-cell>
              <table:table-cell office:value-type="float" office:value="0.001103422">
                <text:p>0.001103422</text:p>
              </table:table-cell>
              <table:table-cell office:value-type="float" office:value="0.234326946">
                <text:p>0.234326946</text:p>
              </table:table-cell>
              <table:table-cell office:value-type="float" office:value="0.112549044">
                <text:p>0.112549044</text:p>
              </table:table-cell>
              <table:table-cell office:value-type="float" office:value="0.0000225227745098039">
                <text:p>0.0000225227745098039</text:p>
              </table:table-cell>
              <table:table-cell office:value-type="float" office:value="0.000010817862745098">
                <text:p>0.000010817862745098</text:p>
              </table:table-cell>
              <table:table-cell office:value-type="float" office:value="2.59394249">
                <text:p>2.59394249</text:p>
              </table:table-cell>
              <table:table-cell office:value-type="float" office:value="0.000200316">
                <text:p>0.000200316</text:p>
              </table:table-cell>
              <table:table-cell office:value-type="float" office:value="4.599999289">
                <text:p>4.599999289</text:p>
              </table:table-cell>
              <table:table-cell office:value-type="float" office:value="0.020432232">
                <text:p>0.020432232</text:p>
              </table:table-cell>
              <table:table-cell office:value-type="float" office:value="469.199927478">
                <text:p>469.199927478</text:p>
              </table:table-cell>
              <table:table-cell office:value-type="float" office:value="0.00000196388235294118">
                <text:p>0.00000196388235294118</text:p>
              </table:table-cell>
              <table:table-cell office:value-type="float" office:value="0.045098032245098">
                <text:p>0.0450980322450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359555">
                <text:p>0.000359555</text:p>
              </table:table-cell>
              <table:table-cell office:value-type="float" office:value="0.004613311">
                <text:p>0.004613311</text:p>
              </table:table-cell>
              <table:table-cell office:value-type="float" office:value="0.001067133">
                <text:p>0.001067133</text:p>
              </table:table-cell>
              <table:table-cell office:value-type="float" office:value="0.475171033">
                <text:p>0.475171033</text:p>
              </table:table-cell>
              <table:table-cell office:value-type="float" office:value="0.109914699">
                <text:p>0.109914699</text:p>
              </table:table-cell>
              <table:table-cell office:value-type="float" office:value="0.000044789427184466">
                <text:p>0.000044789427184466</text:p>
              </table:table-cell>
              <table:table-cell office:value-type="float" office:value="0.0000103605145631068">
                <text:p>0.0000103605145631068</text:p>
              </table:table-cell>
              <table:table-cell office:value-type="float" office:value="2.733063831">
                <text:p>2.733063831</text:p>
              </table:table-cell>
              <table:table-cell office:value-type="float" office:value="0.00020802">
                <text:p>0.00020802</text:p>
              </table:table-cell>
              <table:table-cell office:value-type="float" office:value="4.577692221">
                <text:p>4.577692221</text:p>
              </table:table-cell>
              <table:table-cell office:value-type="float" office:value="0.02142606">
                <text:p>0.02142606</text:p>
              </table:table-cell>
              <table:table-cell office:value-type="float" office:value="471.502298763">
                <text:p>471.502298763</text:p>
              </table:table-cell>
              <table:table-cell office:value-type="float" office:value="0.00000201961165048544">
                <text:p>0.00000201961165048544</text:p>
              </table:table-cell>
              <table:table-cell office:value-type="float" office:value="0.0444436137961165">
                <text:p>0.0444436137961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37827">
                <text:p>0.00037827</text:p>
              </table:table-cell>
              <table:table-cell office:value-type="float" office:value="0.002252799">
                <text:p>0.002252799</text:p>
              </table:table-cell>
              <table:table-cell office:value-type="float" office:value="0.001008673">
                <text:p>0.001008673</text:p>
              </table:table-cell>
              <table:table-cell office:value-type="float" office:value="0.234291096">
                <text:p>0.234291096</text:p>
              </table:table-cell>
              <table:table-cell office:value-type="float" office:value="0.104901992">
                <text:p>0.104901992</text:p>
              </table:table-cell>
              <table:table-cell office:value-type="float" office:value="0.0000216615288461538">
                <text:p>0.0000216615288461538</text:p>
              </table:table-cell>
              <table:table-cell office:value-type="float" office:value="0.00000969877884615385">
                <text:p>0.00000969877884615385</text:p>
              </table:table-cell>
              <table:table-cell office:value-type="float" office:value="2.626616781">
                <text:p>2.626616781</text:p>
              </table:table-cell>
              <table:table-cell office:value-type="float" office:value="0.000190046">
                <text:p>0.000190046</text:p>
              </table:table-cell>
              <table:table-cell office:value-type="float" office:value="4.763852944">
                <text:p>4.763852944</text:p>
              </table:table-cell>
              <table:table-cell office:value-type="float" office:value="0.019764784">
                <text:p>0.019764784</text:p>
              </table:table-cell>
              <table:table-cell office:value-type="float" office:value="495.440706176">
                <text:p>495.440706176</text:p>
              </table:table-cell>
              <table:table-cell office:value-type="float" office:value="0.00000182736538461538">
                <text:p>0.00000182736538461538</text:p>
              </table:table-cell>
              <table:table-cell office:value-type="float" office:value="0.0458062783076923">
                <text:p>0.04580627830769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339538">
                <text:p>0.000339538</text:p>
              </table:table-cell>
              <table:table-cell office:value-type="float" office:value="0.006074262">
                <text:p>0.006074262</text:p>
              </table:table-cell>
              <table:table-cell office:value-type="float" office:value="0.00057022">
                <text:p>0.00057022</text:p>
              </table:table-cell>
              <table:table-cell office:value-type="float" office:value="0.63779751">
                <text:p>0.63779751</text:p>
              </table:table-cell>
              <table:table-cell office:value-type="float" office:value="0.0598731">
                <text:p>0.0598731</text:p>
              </table:table-cell>
              <table:table-cell office:value-type="float" office:value="0.0000578501142857143">
                <text:p>0.0000578501142857143</text:p>
              </table:table-cell>
              <table:table-cell office:value-type="float" office:value="0.00000543066666666667">
                <text:p>0.00000543066666666667</text:p>
              </table:table-cell>
              <table:table-cell office:value-type="float" office:value="2.796849244">
                <text:p>2.796849244</text:p>
              </table:table-cell>
              <table:table-cell office:value-type="float" office:value="0.000177513">
                <text:p>0.000177513</text:p>
              </table:table-cell>
              <table:table-cell office:value-type="float" office:value="4.888039466">
                <text:p>4.888039466</text:p>
              </table:table-cell>
              <table:table-cell office:value-type="float" office:value="0.018638865">
                <text:p>0.018638865</text:p>
              </table:table-cell>
              <table:table-cell office:value-type="float" office:value="513.24414393">
                <text:p>513.24414393</text:p>
              </table:table-cell>
              <table:table-cell office:value-type="float" office:value="0.0000016906">
                <text:p>0.0000016906</text:p>
              </table:table-cell>
              <table:table-cell office:value-type="float" office:value="0.0465527568190476">
                <text:p>0.0465527568190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70495">
                <text:p>0.000370495</text:p>
              </table:table-cell>
              <table:table-cell office:value-type="float" office:value="0.002084853">
                <text:p>0.002084853</text:p>
              </table:table-cell>
              <table:table-cell office:value-type="float" office:value="0.001380772">
                <text:p>0.001380772</text:p>
              </table:table-cell>
              <table:table-cell office:value-type="float" office:value="0.220994418">
                <text:p>0.220994418</text:p>
              </table:table-cell>
              <table:table-cell office:value-type="float" office:value="0.146361832">
                <text:p>0.146361832</text:p>
              </table:table-cell>
              <table:table-cell office:value-type="float" office:value="0.0000196684245283019">
                <text:p>0.0000196684245283019</text:p>
              </table:table-cell>
              <table:table-cell office:value-type="float" office:value="0.0000130261509433962">
                <text:p>0.0000130261509433962</text:p>
              </table:table-cell>
              <table:table-cell office:value-type="float" office:value="2.672939533">
                <text:p>2.672939533</text:p>
              </table:table-cell>
              <table:table-cell office:value-type="float" office:value="0.000201759">
                <text:p>0.000201759</text:p>
              </table:table-cell>
              <table:table-cell office:value-type="float" office:value="4.75487362">
                <text:p>4.75487362</text:p>
              </table:table-cell>
              <table:table-cell office:value-type="float" office:value="0.021386454">
                <text:p>0.021386454</text:p>
              </table:table-cell>
              <table:table-cell office:value-type="float" office:value="504.01660372">
                <text:p>504.01660372</text:p>
              </table:table-cell>
              <table:table-cell office:value-type="float" office:value="0.00000190338679245283">
                <text:p>0.00000190338679245283</text:p>
              </table:table-cell>
              <table:table-cell office:value-type="float" office:value="0.0448572983018868">
                <text:p>0.04485729830188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368231">
                <text:p>0.000368231</text:p>
              </table:table-cell>
              <table:table-cell office:value-type="float" office:value="0.002033307">
                <text:p>0.002033307</text:p>
              </table:table-cell>
              <table:table-cell office:value-type="float" office:value="0.001522968">
                <text:p>0.001522968</text:p>
              </table:table-cell>
              <table:table-cell office:value-type="float" office:value="0.217563849">
                <text:p>0.217563849</text:p>
              </table:table-cell>
              <table:table-cell office:value-type="float" office:value="0.162957576">
                <text:p>0.162957576</text:p>
              </table:table-cell>
              <table:table-cell office:value-type="float" office:value="0.0000190028691588785">
                <text:p>0.0000190028691588785</text:p>
              </table:table-cell>
              <table:table-cell office:value-type="float" office:value="0.0000142333457943925">
                <text:p>0.0000142333457943925</text:p>
              </table:table-cell>
              <table:table-cell office:value-type="float" office:value="2.608200864">
                <text:p>2.608200864</text:p>
              </table:table-cell>
              <table:table-cell office:value-type="float" office:value="0.000189606">
                <text:p>0.000189606</text:p>
              </table:table-cell>
              <table:table-cell office:value-type="float" office:value="4.91309341">
                <text:p>4.91309341</text:p>
              </table:table-cell>
              <table:table-cell office:value-type="float" office:value="0.020287842">
                <text:p>0.020287842</text:p>
              </table:table-cell>
              <table:table-cell office:value-type="float" office:value="525.70099487">
                <text:p>525.70099487</text:p>
              </table:table-cell>
              <table:table-cell office:value-type="float" office:value="0.00000177201869158879">
                <text:p>0.00000177201869158879</text:p>
              </table:table-cell>
              <table:table-cell office:value-type="float" office:value="0.0459167608411215">
                <text:p>0.04591676084112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85393">
                <text:p>0.000385393</text:p>
              </table:table-cell>
              <table:table-cell office:value-type="float" office:value="0.002062701">
                <text:p>0.002062701</text:p>
              </table:table-cell>
              <table:table-cell office:value-type="float" office:value="0.001629258">
                <text:p>0.001629258</text:p>
              </table:table-cell>
              <table:table-cell office:value-type="float" office:value="0.222771708">
                <text:p>0.222771708</text:p>
              </table:table-cell>
              <table:table-cell office:value-type="float" office:value="0.175959864">
                <text:p>0.175959864</text:p>
              </table:table-cell>
              <table:table-cell office:value-type="float" office:value="0.0000190990833333333">
                <text:p>0.0000190990833333333</text:p>
              </table:table-cell>
              <table:table-cell office:value-type="float" office:value="0.0000150857222222222">
                <text:p>0.0000150857222222222</text:p>
              </table:table-cell>
              <table:table-cell office:value-type="float" office:value="2.698825468">
                <text:p>2.698825468</text:p>
              </table:table-cell>
              <table:table-cell office:value-type="float" office:value="0.002849308">
                <text:p>0.002849308</text:p>
              </table:table-cell>
              <table:table-cell office:value-type="float" office:value="4.841080532">
                <text:p>4.841080532</text:p>
              </table:table-cell>
              <table:table-cell office:value-type="float" office:value="0.307725264">
                <text:p>0.307725264</text:p>
              </table:table-cell>
              <table:table-cell office:value-type="float" office:value="522.836697456">
                <text:p>522.836697456</text:p>
              </table:table-cell>
              <table:table-cell office:value-type="float" office:value="0.0000263824814814815">
                <text:p>0.0000263824814814815</text:p>
              </table:table-cell>
              <table:table-cell office:value-type="float" office:value="0.0448248197407407">
                <text:p>0.04482481974074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371818">
                <text:p>0.000371818</text:p>
              </table:table-cell>
              <table:table-cell office:value-type="float" office:value="0.005580502">
                <text:p>0.005580502</text:p>
              </table:table-cell>
              <table:table-cell office:value-type="float" office:value="0.000683282">
                <text:p>0.000683282</text:p>
              </table:table-cell>
              <table:table-cell office:value-type="float" office:value="0.608274718">
                <text:p>0.608274718</text:p>
              </table:table-cell>
              <table:table-cell office:value-type="float" office:value="0.074477738">
                <text:p>0.074477738</text:p>
              </table:table-cell>
              <table:table-cell office:value-type="float" office:value="0.0000511972660550459">
                <text:p>0.0000511972660550459</text:p>
              </table:table-cell>
              <table:table-cell office:value-type="float" office:value="0.00000626864220183486">
                <text:p>0.00000626864220183486</text:p>
              </table:table-cell>
              <table:table-cell office:value-type="float" office:value="2.798543447">
                <text:p>2.798543447</text:p>
              </table:table-cell>
              <table:table-cell office:value-type="float" office:value="0.000200266">
                <text:p>0.000200266</text:p>
              </table:table-cell>
              <table:table-cell office:value-type="float" office:value="5.078507788">
                <text:p>5.078507788</text:p>
              </table:table-cell>
              <table:table-cell office:value-type="float" office:value="0.021828994">
                <text:p>0.021828994</text:p>
              </table:table-cell>
              <table:table-cell office:value-type="float" office:value="553.557348892">
                <text:p>553.557348892</text:p>
              </table:table-cell>
              <table:table-cell office:value-type="float" office:value="0.00000183730275229358">
                <text:p>0.00000183730275229358</text:p>
              </table:table-cell>
              <table:table-cell office:value-type="float" office:value="0.0465918145688073">
                <text:p>0.04659181456880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382909">
                <text:p>0.000382909</text:p>
              </table:table-cell>
              <table:table-cell office:value-type="float" office:value="0.005855588">
                <text:p>0.005855588</text:p>
              </table:table-cell>
              <table:table-cell office:value-type="float" office:value="0.00107101">
                <text:p>0.00107101</text:p>
              </table:table-cell>
              <table:table-cell office:value-type="float" office:value="0.64411468">
                <text:p>0.64411468</text:p>
              </table:table-cell>
              <table:table-cell office:value-type="float" office:value="0.1178111">
                <text:p>0.1178111</text:p>
              </table:table-cell>
              <table:table-cell office:value-type="float" office:value="0.0000532326181818182">
                <text:p>0.0000532326181818182</text:p>
              </table:table-cell>
              <table:table-cell office:value-type="float" office:value="0.00000973645454545455">
                <text:p>0.00000973645454545455</text:p>
              </table:table-cell>
              <table:table-cell office:value-type="float" office:value="2.750328889">
                <text:p>2.750328889</text:p>
              </table:table-cell>
              <table:table-cell office:value-type="float" office:value="0.000192691">
                <text:p>0.000192691</text:p>
              </table:table-cell>
              <table:table-cell office:value-type="float" office:value="4.96265822">
                <text:p>4.96265822</text:p>
              </table:table-cell>
              <table:table-cell office:value-type="float" office:value="0.02119601">
                <text:p>0.02119601</text:p>
              </table:table-cell>
              <table:table-cell office:value-type="float" office:value="545.8924042">
                <text:p>545.8924042</text:p>
              </table:table-cell>
              <table:table-cell office:value-type="float" office:value="0.00000175173636363636">
                <text:p>0.00000175173636363636</text:p>
              </table:table-cell>
              <table:table-cell office:value-type="float" office:value="0.0451150747272727">
                <text:p>0.0451150747272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82949">
                <text:p>0.000382949</text:p>
              </table:table-cell>
              <table:table-cell office:value-type="float" office:value="0.002080704">
                <text:p>0.002080704</text:p>
              </table:table-cell>
              <table:table-cell office:value-type="float" office:value="0.001121675">
                <text:p>0.001121675</text:p>
              </table:table-cell>
              <table:table-cell office:value-type="float" office:value="0.230958144">
                <text:p>0.230958144</text:p>
              </table:table-cell>
              <table:table-cell office:value-type="float" office:value="0.124505925">
                <text:p>0.124505925</text:p>
              </table:table-cell>
              <table:table-cell office:value-type="float" office:value="0.0000187450810810811">
                <text:p>0.0000187450810810811</text:p>
              </table:table-cell>
              <table:table-cell office:value-type="float" office:value="0.0000101051801801802">
                <text:p>0.0000101051801801802</text:p>
              </table:table-cell>
              <table:table-cell office:value-type="float" office:value="2.657764198">
                <text:p>2.657764198</text:p>
              </table:table-cell>
              <table:table-cell office:value-type="float" office:value="0.000219031">
                <text:p>0.000219031</text:p>
              </table:table-cell>
              <table:table-cell office:value-type="float" office:value="4.952905368">
                <text:p>4.952905368</text:p>
              </table:table-cell>
              <table:table-cell office:value-type="float" office:value="0.024312441">
                <text:p>0.024312441</text:p>
              </table:table-cell>
              <table:table-cell office:value-type="float" office:value="549.772495848">
                <text:p>549.772495848</text:p>
              </table:table-cell>
              <table:table-cell office:value-type="float" office:value="0.00000197325225225225">
                <text:p>0.00000197325225225225</text:p>
              </table:table-cell>
              <table:table-cell office:value-type="float" office:value="0.0446207690810811">
                <text:p>0.04462076908108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35714">
                <text:p>0.00035714</text:p>
              </table:table-cell>
              <table:table-cell office:value-type="float" office:value="0.002150905">
                <text:p>0.002150905</text:p>
              </table:table-cell>
              <table:table-cell office:value-type="float" office:value="0.001375441">
                <text:p>0.001375441</text:p>
              </table:table-cell>
              <table:table-cell office:value-type="float" office:value="0.24090136">
                <text:p>0.24090136</text:p>
              </table:table-cell>
              <table:table-cell office:value-type="float" office:value="0.154049392">
                <text:p>0.154049392</text:p>
              </table:table-cell>
              <table:table-cell office:value-type="float" office:value="0.0000192045089285714">
                <text:p>0.0000192045089285714</text:p>
              </table:table-cell>
              <table:table-cell office:value-type="float" office:value="0.0000122807232142857">
                <text:p>0.0000122807232142857</text:p>
              </table:table-cell>
              <table:table-cell office:value-type="float" office:value="2.79110871">
                <text:p>2.79110871</text:p>
              </table:table-cell>
              <table:table-cell office:value-type="float" office:value="0.000187922">
                <text:p>0.000187922</text:p>
              </table:table-cell>
              <table:table-cell office:value-type="float" office:value="5.062987327">
                <text:p>5.062987327</text:p>
              </table:table-cell>
              <table:table-cell office:value-type="float" office:value="0.021047264">
                <text:p>0.021047264</text:p>
              </table:table-cell>
              <table:table-cell office:value-type="float" office:value="567.054580624">
                <text:p>567.054580624</text:p>
              </table:table-cell>
              <table:table-cell office:value-type="float" office:value="0.000001677875">
                <text:p>0.000001677875</text:p>
              </table:table-cell>
              <table:table-cell office:value-type="float" office:value="0.0452052439910714">
                <text:p>0.0452052439910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331943">
                <text:p>0.000331943</text:p>
              </table:table-cell>
              <table:table-cell office:value-type="float" office:value="0.001904793">
                <text:p>0.001904793</text:p>
              </table:table-cell>
              <table:table-cell office:value-type="float" office:value="0.00131628">
                <text:p>0.00131628</text:p>
              </table:table-cell>
              <table:table-cell office:value-type="float" office:value="0.215241609">
                <text:p>0.215241609</text:p>
              </table:table-cell>
              <table:table-cell office:value-type="float" office:value="0.14873964">
                <text:p>0.14873964</text:p>
              </table:table-cell>
              <table:table-cell office:value-type="float" office:value="0.0000168565752212389">
                <text:p>0.0000168565752212389</text:p>
              </table:table-cell>
              <table:table-cell office:value-type="float" office:value="0.0000116484955752212">
                <text:p>0.0000116484955752212</text:p>
              </table:table-cell>
              <table:table-cell office:value-type="float" office:value="2.675155036">
                <text:p>2.675155036</text:p>
              </table:table-cell>
              <table:table-cell office:value-type="float" office:value="0.000188754">
                <text:p>0.000188754</text:p>
              </table:table-cell>
              <table:table-cell office:value-type="float" office:value="5.171508722">
                <text:p>5.171508722</text:p>
              </table:table-cell>
              <table:table-cell office:value-type="float" office:value="0.021329202">
                <text:p>0.021329202</text:p>
              </table:table-cell>
              <table:table-cell office:value-type="float" office:value="584.380485586">
                <text:p>584.380485586</text:p>
              </table:table-cell>
              <table:table-cell office:value-type="float" office:value="0.00000167038938053097">
                <text:p>0.00000167038938053097</text:p>
              </table:table-cell>
              <table:table-cell office:value-type="float" office:value="0.0457655639115044">
                <text:p>0.04576556391150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18896">
                <text:p>0.000418896</text:p>
              </table:table-cell>
              <table:table-cell office:value-type="float" office:value="0.001815305">
                <text:p>0.001815305</text:p>
              </table:table-cell>
              <table:table-cell office:value-type="float" office:value="0.001258962">
                <text:p>0.001258962</text:p>
              </table:table-cell>
              <table:table-cell office:value-type="float" office:value="0.20694477">
                <text:p>0.20694477</text:p>
              </table:table-cell>
              <table:table-cell office:value-type="float" office:value="0.143521668">
                <text:p>0.143521668</text:p>
              </table:table-cell>
              <table:table-cell office:value-type="float" office:value="0.0000159237280701754">
                <text:p>0.0000159237280701754</text:p>
              </table:table-cell>
              <table:table-cell office:value-type="float" office:value="0.0000110435263157895">
                <text:p>0.0000110435263157895</text:p>
              </table:table-cell>
              <table:table-cell office:value-type="float" office:value="2.953371337">
                <text:p>2.953371337</text:p>
              </table:table-cell>
              <table:table-cell office:value-type="float" office:value="0.000172624">
                <text:p>0.000172624</text:p>
              </table:table-cell>
              <table:table-cell office:value-type="float" office:value="3.94707057">
                <text:p>3.94707057</text:p>
              </table:table-cell>
              <table:table-cell office:value-type="float" office:value="0.019679136">
                <text:p>0.019679136</text:p>
              </table:table-cell>
              <table:table-cell office:value-type="float" office:value="449.96604498">
                <text:p>449.96604498</text:p>
              </table:table-cell>
              <table:table-cell office:value-type="float" office:value="0.00000151424561403509">
                <text:p>0.00000151424561403509</text:p>
              </table:table-cell>
              <table:table-cell office:value-type="float" office:value="0.0346234260526316">
                <text:p>0.03462342605263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376085">
                <text:p>0.000376085</text:p>
              </table:table-cell>
              <table:table-cell office:value-type="float" office:value="0.001918139">
                <text:p>0.001918139</text:p>
              </table:table-cell>
              <table:table-cell office:value-type="float" office:value="0.001067002">
                <text:p>0.001067002</text:p>
              </table:table-cell>
              <table:table-cell office:value-type="float" office:value="0.220585985">
                <text:p>0.220585985</text:p>
              </table:table-cell>
              <table:table-cell office:value-type="float" office:value="0.12270523">
                <text:p>0.12270523</text:p>
              </table:table-cell>
              <table:table-cell office:value-type="float" office:value="0.0000166794695652174">
                <text:p>0.0000166794695652174</text:p>
              </table:table-cell>
              <table:table-cell office:value-type="float" office:value="0.00000927827826086956">
                <text:p>0.00000927827826086956</text:p>
              </table:table-cell>
              <table:table-cell office:value-type="float" office:value="2.930810359">
                <text:p>2.930810359</text:p>
              </table:table-cell>
              <table:table-cell office:value-type="float" office:value="0.000194284">
                <text:p>0.000194284</text:p>
              </table:table-cell>
              <table:table-cell office:value-type="float" office:value="3.991102289">
                <text:p>3.991102289</text:p>
              </table:table-cell>
              <table:table-cell office:value-type="float" office:value="0.02234266">
                <text:p>0.02234266</text:p>
              </table:table-cell>
              <table:table-cell office:value-type="float" office:value="458.976763235">
                <text:p>458.976763235</text:p>
              </table:table-cell>
              <table:table-cell office:value-type="float" office:value="0.00000168942608695652">
                <text:p>0.00000168942608695652</text:p>
              </table:table-cell>
              <table:table-cell office:value-type="float" office:value="0.0347052372956522">
                <text:p>0.0347052372956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34644">
                <text:p>0.00034644</text:p>
              </table:table-cell>
              <table:table-cell office:value-type="float" office:value="0.002162887">
                <text:p>0.002162887</text:p>
              </table:table-cell>
              <table:table-cell office:value-type="float" office:value="0.00107688">
                <text:p>0.00107688</text:p>
              </table:table-cell>
              <table:table-cell office:value-type="float" office:value="0.250894892">
                <text:p>0.250894892</text:p>
              </table:table-cell>
              <table:table-cell office:value-type="float" office:value="0.12491808">
                <text:p>0.12491808</text:p>
              </table:table-cell>
              <table:table-cell office:value-type="float" office:value="0.0000186455775862069">
                <text:p>0.0000186455775862069</text:p>
              </table:table-cell>
              <table:table-cell office:value-type="float" office:value="0.00000928344827586207">
                <text:p>0.00000928344827586207</text:p>
              </table:table-cell>
              <table:table-cell office:value-type="float" office:value="2.891483172">
                <text:p>2.891483172</text:p>
              </table:table-cell>
              <table:table-cell office:value-type="float" office:value="0.000172563">
                <text:p>0.000172563</text:p>
              </table:table-cell>
              <table:table-cell office:value-type="float" office:value="3.873004173">
                <text:p>3.873004173</text:p>
              </table:table-cell>
              <table:table-cell office:value-type="float" office:value="0.020017308">
                <text:p>0.020017308</text:p>
              </table:table-cell>
              <table:table-cell office:value-type="float" office:value="449.268484068">
                <text:p>449.268484068</text:p>
              </table:table-cell>
              <table:table-cell office:value-type="float" office:value="0.00000148761206896552">
                <text:p>0.00000148761206896552</text:p>
              </table:table-cell>
              <table:table-cell office:value-type="float" office:value="0.0333879670086207">
                <text:p>0.03338796700862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360136">
                <text:p>0.000360136</text:p>
              </table:table-cell>
              <table:table-cell office:value-type="float" office:value="0.001903731">
                <text:p>0.001903731</text:p>
              </table:table-cell>
              <table:table-cell office:value-type="float" office:value="0.001560678">
                <text:p>0.001560678</text:p>
              </table:table-cell>
              <table:table-cell office:value-type="float" office:value="0.222736527">
                <text:p>0.222736527</text:p>
              </table:table-cell>
              <table:table-cell office:value-type="float" office:value="0.182599326">
                <text:p>0.182599326</text:p>
              </table:table-cell>
              <table:table-cell office:value-type="float" office:value="0.0000162712051282051">
                <text:p>0.0000162712051282051</text:p>
              </table:table-cell>
              <table:table-cell office:value-type="float" office:value="0.0000133391282051282">
                <text:p>0.0000133391282051282</text:p>
              </table:table-cell>
              <table:table-cell office:value-type="float" office:value="2.724841427">
                <text:p>2.724841427</text:p>
              </table:table-cell>
              <table:table-cell office:value-type="float" office:value="0.00023975">
                <text:p>0.00023975</text:p>
              </table:table-cell>
              <table:table-cell office:value-type="float" office:value="3.761674085">
                <text:p>3.761674085</text:p>
              </table:table-cell>
              <table:table-cell office:value-type="float" office:value="0.02805075">
                <text:p>0.02805075</text:p>
              </table:table-cell>
              <table:table-cell office:value-type="float" office:value="440.115867945">
                <text:p>440.115867945</text:p>
              </table:table-cell>
              <table:table-cell office:value-type="float" office:value="0.0000020491452991453">
                <text:p>0.0000020491452991453</text:p>
              </table:table-cell>
              <table:table-cell office:value-type="float" office:value="0.0321510605555556">
                <text:p>0.03215106055555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20379">
                <text:p>0.000420379</text:p>
              </table:table-cell>
              <table:table-cell office:value-type="float" office:value="0.005862476">
                <text:p>0.005862476</text:p>
              </table:table-cell>
              <table:table-cell office:value-type="float" office:value="0.000574086">
                <text:p>0.000574086</text:p>
              </table:table-cell>
              <table:table-cell office:value-type="float" office:value="0.691772168">
                <text:p>0.691772168</text:p>
              </table:table-cell>
              <table:table-cell office:value-type="float" office:value="0.067742148">
                <text:p>0.067742148</text:p>
              </table:table-cell>
              <table:table-cell office:value-type="float" office:value="0.000049682">
                <text:p>0.000049682</text:p>
              </table:table-cell>
              <table:table-cell office:value-type="float" office:value="0.00000486513559322034">
                <text:p>0.00000486513559322034</text:p>
              </table:table-cell>
              <table:table-cell office:value-type="float" office:value="3.090221031">
                <text:p>3.090221031</text:p>
              </table:table-cell>
              <table:table-cell office:value-type="float" office:value="0.000249378">
                <text:p>0.000249378</text:p>
              </table:table-cell>
              <table:table-cell office:value-type="float" office:value="3.758655114">
                <text:p>3.758655114</text:p>
              </table:table-cell>
              <table:table-cell office:value-type="float" office:value="0.029426604">
                <text:p>0.029426604</text:p>
              </table:table-cell>
              <table:table-cell office:value-type="float" office:value="443.521303452">
                <text:p>443.521303452</text:p>
              </table:table-cell>
              <table:table-cell office:value-type="float" office:value="0.00000211337288135593">
                <text:p>0.00000211337288135593</text:p>
              </table:table-cell>
              <table:table-cell office:value-type="float" office:value="0.031853009440678">
                <text:p>0.031853009440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06011">
                <text:p>0.000406011</text:p>
              </table:table-cell>
              <table:table-cell office:value-type="float" office:value="0.001820905">
                <text:p>0.001820905</text:p>
              </table:table-cell>
              <table:table-cell office:value-type="float" office:value="0.001294478">
                <text:p>0.001294478</text:p>
              </table:table-cell>
              <table:table-cell office:value-type="float" office:value="0.216687695">
                <text:p>0.216687695</text:p>
              </table:table-cell>
              <table:table-cell office:value-type="float" office:value="0.154042882">
                <text:p>0.154042882</text:p>
              </table:table-cell>
              <table:table-cell office:value-type="float" office:value="0.0000153017226890756">
                <text:p>0.0000153017226890756</text:p>
              </table:table-cell>
              <table:table-cell office:value-type="float" office:value="0.0000108779663865546">
                <text:p>0.0000108779663865546</text:p>
              </table:table-cell>
              <table:table-cell office:value-type="float" office:value="2.893049169">
                <text:p>2.893049169</text:p>
              </table:table-cell>
              <table:table-cell office:value-type="float" office:value="0.000248326">
                <text:p>0.000248326</text:p>
              </table:table-cell>
              <table:table-cell office:value-type="float" office:value="3.81587837">
                <text:p>3.81587837</text:p>
              </table:table-cell>
              <table:table-cell office:value-type="float" office:value="0.029550794">
                <text:p>0.029550794</text:p>
              </table:table-cell>
              <table:table-cell office:value-type="float" office:value="454.08952603">
                <text:p>454.08952603</text:p>
              </table:table-cell>
              <table:table-cell office:value-type="float" office:value="0.0000020867731092437">
                <text:p>0.0000020867731092437</text:p>
              </table:table-cell>
              <table:table-cell office:value-type="float" office:value="0.032066204789916">
                <text:p>0.0320662047899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331942">
                <text:p>0.000331942</text:p>
              </table:table-cell>
              <table:table-cell office:value-type="float" office:value="0.001777694">
                <text:p>0.001777694</text:p>
              </table:table-cell>
              <table:table-cell office:value-type="float" office:value="0.00061316">
                <text:p>0.00061316</text:p>
              </table:table-cell>
              <table:table-cell office:value-type="float" office:value="0.21332328">
                <text:p>0.21332328</text:p>
              </table:table-cell>
              <table:table-cell office:value-type="float" office:value="0.0735792">
                <text:p>0.0735792</text:p>
              </table:table-cell>
              <table:table-cell office:value-type="float" office:value="0.0000148141166666667">
                <text:p>0.0000148141166666667</text:p>
              </table:table-cell>
              <table:table-cell office:value-type="float" office:value="0.00000510966666666667">
                <text:p>0.00000510966666666667</text:p>
              </table:table-cell>
              <table:table-cell office:value-type="float" office:value="2.948148981">
                <text:p>2.948148981</text:p>
              </table:table-cell>
              <table:table-cell office:value-type="float" office:value="0.000204243">
                <text:p>0.000204243</text:p>
              </table:table-cell>
              <table:table-cell office:value-type="float" office:value="3.782603242">
                <text:p>3.782603242</text:p>
              </table:table-cell>
              <table:table-cell office:value-type="float" office:value="0.02450916">
                <text:p>0.02450916</text:p>
              </table:table-cell>
              <table:table-cell office:value-type="float" office:value="453.91238904">
                <text:p>453.91238904</text:p>
              </table:table-cell>
              <table:table-cell office:value-type="float" office:value="0.000001702025">
                <text:p>0.000001702025</text:p>
              </table:table-cell>
              <table:table-cell office:value-type="float" office:value="0.0315216936833333">
                <text:p>0.03152169368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12534">
                <text:p>0.000412534</text:p>
              </table:table-cell>
              <table:table-cell office:value-type="float" office:value="0.001670132">
                <text:p>0.001670132</text:p>
              </table:table-cell>
              <table:table-cell office:value-type="float" office:value="0.000980749">
                <text:p>0.000980749</text:p>
              </table:table-cell>
              <table:table-cell office:value-type="float" office:value="0.202085972">
                <text:p>0.202085972</text:p>
              </table:table-cell>
              <table:table-cell office:value-type="float" office:value="0.118670629">
                <text:p>0.118670629</text:p>
              </table:table-cell>
              <table:table-cell office:value-type="float" office:value="0.0000138027438016529">
                <text:p>0.0000138027438016529</text:p>
              </table:table-cell>
              <table:table-cell office:value-type="float" office:value="0.00000810536363636364">
                <text:p>0.00000810536363636364</text:p>
              </table:table-cell>
              <table:table-cell office:value-type="float" office:value="2.987987011">
                <text:p>2.987987011</text:p>
              </table:table-cell>
              <table:table-cell office:value-type="float" office:value="0.00021895">
                <text:p>0.00021895</text:p>
              </table:table-cell>
              <table:table-cell office:value-type="float" office:value="3.847006334">
                <text:p>3.847006334</text:p>
              </table:table-cell>
              <table:table-cell office:value-type="float" office:value="0.02649295">
                <text:p>0.02649295</text:p>
              </table:table-cell>
              <table:table-cell office:value-type="float" office:value="465.487766414">
                <text:p>465.487766414</text:p>
              </table:table-cell>
              <table:table-cell office:value-type="float" office:value="0.00000180950413223141">
                <text:p>0.00000180950413223141</text:p>
              </table:table-cell>
              <table:table-cell office:value-type="float" office:value="0.0317934407768595">
                <text:p>0.0317934407768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371076">
                <text:p>0.000371076</text:p>
              </table:table-cell>
              <table:table-cell office:value-type="float" office:value="0.004657364">
                <text:p>0.004657364</text:p>
              </table:table-cell>
              <table:table-cell office:value-type="float" office:value="0.000632266">
                <text:p>0.000632266</text:p>
              </table:table-cell>
              <table:table-cell office:value-type="float" office:value="0.568198408">
                <text:p>0.568198408</text:p>
              </table:table-cell>
              <table:table-cell office:value-type="float" office:value="0.077136452">
                <text:p>0.077136452</text:p>
              </table:table-cell>
              <table:table-cell office:value-type="float" office:value="0.0000381751147540984">
                <text:p>0.0000381751147540984</text:p>
              </table:table-cell>
              <table:table-cell office:value-type="float" office:value="0.00000518250819672131">
                <text:p>0.00000518250819672131</text:p>
              </table:table-cell>
              <table:table-cell office:value-type="float" office:value="3.031985147">
                <text:p>3.031985147</text:p>
              </table:table-cell>
              <table:table-cell office:value-type="float" office:value="0.00021878">
                <text:p>0.00021878</text:p>
              </table:table-cell>
              <table:table-cell office:value-type="float" office:value="3.865711385">
                <text:p>3.865711385</text:p>
              </table:table-cell>
              <table:table-cell office:value-type="float" office:value="0.02669116">
                <text:p>0.02669116</text:p>
              </table:table-cell>
              <table:table-cell office:value-type="float" office:value="471.61678897">
                <text:p>471.61678897</text:p>
              </table:table-cell>
              <table:table-cell office:value-type="float" office:value="0.00000179327868852459">
                <text:p>0.00000179327868852459</text:p>
              </table:table-cell>
              <table:table-cell office:value-type="float" office:value="0.0316861588934426">
                <text:p>0.03168615889344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40979">
                <text:p>0.000340979</text:p>
              </table:table-cell>
              <table:table-cell office:value-type="float" office:value="0.005644234">
                <text:p>0.005644234</text:p>
              </table:table-cell>
              <table:table-cell office:value-type="float" office:value="0.000919424">
                <text:p>0.000919424</text:p>
              </table:table-cell>
              <table:table-cell office:value-type="float" office:value="0.694240782">
                <text:p>0.694240782</text:p>
              </table:table-cell>
              <table:table-cell office:value-type="float" office:value="0.113089152">
                <text:p>0.113089152</text:p>
              </table:table-cell>
              <table:table-cell office:value-type="float" office:value="0.000045888081300813">
                <text:p>0.000045888081300813</text:p>
              </table:table-cell>
              <table:table-cell office:value-type="float" office:value="0.0000074749918699187">
                <text:p>0.0000074749918699187</text:p>
              </table:table-cell>
              <table:table-cell office:value-type="float" office:value="2.230502521">
                <text:p>2.230502521</text:p>
              </table:table-cell>
              <table:table-cell office:value-type="float" office:value="0.000171822">
                <text:p>0.000171822</text:p>
              </table:table-cell>
              <table:table-cell office:value-type="float" office:value="3.781977605">
                <text:p>3.781977605</text:p>
              </table:table-cell>
              <table:table-cell office:value-type="float" office:value="0.021134106">
                <text:p>0.021134106</text:p>
              </table:table-cell>
              <table:table-cell office:value-type="float" office:value="465.183245415">
                <text:p>465.183245415</text:p>
              </table:table-cell>
              <table:table-cell office:value-type="float" office:value="0.00000139692682926829">
                <text:p>0.00000139692682926829</text:p>
              </table:table-cell>
              <table:table-cell office:value-type="float" office:value="0.0307477854065041">
                <text:p>0.03074778540650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367469">
                <text:p>0.000367469</text:p>
              </table:table-cell>
              <table:table-cell office:value-type="float" office:value="0.005654233">
                <text:p>0.005654233</text:p>
              </table:table-cell>
              <table:table-cell office:value-type="float" office:value="0.001096667">
                <text:p>0.001096667</text:p>
              </table:table-cell>
              <table:table-cell office:value-type="float" office:value="0.701124892">
                <text:p>0.701124892</text:p>
              </table:table-cell>
              <table:table-cell office:value-type="float" office:value="0.135986708">
                <text:p>0.135986708</text:p>
              </table:table-cell>
              <table:table-cell office:value-type="float" office:value="0.0000455986532258065">
                <text:p>0.0000455986532258065</text:p>
              </table:table-cell>
              <table:table-cell office:value-type="float" office:value="0.00000884408870967742">
                <text:p>0.00000884408870967742</text:p>
              </table:table-cell>
              <table:table-cell office:value-type="float" office:value="2.197807298">
                <text:p>2.197807298</text:p>
              </table:table-cell>
              <table:table-cell office:value-type="float" office:value="0.000161473">
                <text:p>0.000161473</text:p>
              </table:table-cell>
              <table:table-cell office:value-type="float" office:value="3.783020148">
                <text:p>3.783020148</text:p>
              </table:table-cell>
              <table:table-cell office:value-type="float" office:value="0.020022652">
                <text:p>0.020022652</text:p>
              </table:table-cell>
              <table:table-cell office:value-type="float" office:value="469.094498352">
                <text:p>469.094498352</text:p>
              </table:table-cell>
              <table:table-cell office:value-type="float" office:value="0.00000130220161290323">
                <text:p>0.00000130220161290323</text:p>
              </table:table-cell>
              <table:table-cell office:value-type="float" office:value="0.030508227">
                <text:p>0.0305082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352972">
                <text:p>0.000352972</text:p>
              </table:table-cell>
              <table:table-cell office:value-type="float" office:value="0.00969563">
                <text:p>0.00969563</text:p>
              </table:table-cell>
              <table:table-cell office:value-type="float" office:value="0.000556604">
                <text:p>0.000556604</text:p>
              </table:table-cell>
              <table:table-cell office:value-type="float" office:value="1.21195375">
                <text:p>1.21195375</text:p>
              </table:table-cell>
              <table:table-cell office:value-type="float" office:value="0.0695755">
                <text:p>0.0695755</text:p>
              </table:table-cell>
              <table:table-cell office:value-type="float" office:value="0.00007756504">
                <text:p>0.00007756504</text:p>
              </table:table-cell>
              <table:table-cell office:value-type="float" office:value="0.000004452832">
                <text:p>0.000004452832</text:p>
              </table:table-cell>
              <table:table-cell office:value-type="float" office:value="2.15476879">
                <text:p>2.15476879</text:p>
              </table:table-cell>
              <table:table-cell office:value-type="float" office:value="0.000151815">
                <text:p>0.000151815</text:p>
              </table:table-cell>
              <table:table-cell office:value-type="float" office:value="4.043163128">
                <text:p>4.043163128</text:p>
              </table:table-cell>
              <table:table-cell office:value-type="float" office:value="0.018976875">
                <text:p>0.018976875</text:p>
              </table:table-cell>
              <table:table-cell office:value-type="float" office:value="505.395391">
                <text:p>505.395391</text:p>
              </table:table-cell>
              <table:table-cell office:value-type="float" office:value="0.00000121452">
                <text:p>0.00000121452</text:p>
              </table:table-cell>
              <table:table-cell office:value-type="float" office:value="0.032345305024">
                <text:p>0.032345305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344636">
                <text:p>0.000344636</text:p>
              </table:table-cell>
              <table:table-cell office:value-type="float" office:value="0.009480316">
                <text:p>0.009480316</text:p>
              </table:table-cell>
              <table:table-cell office:value-type="float" office:value="0.000523832">
                <text:p>0.000523832</text:p>
              </table:table-cell>
              <table:table-cell office:value-type="float" office:value="1.194519816">
                <text:p>1.194519816</text:p>
              </table:table-cell>
              <table:table-cell office:value-type="float" office:value="0.066002832">
                <text:p>0.066002832</text:p>
              </table:table-cell>
              <table:table-cell office:value-type="float" office:value="0.0000752406031746032">
                <text:p>0.0000752406031746032</text:p>
              </table:table-cell>
              <table:table-cell office:value-type="float" office:value="0.00000415739682539683">
                <text:p>0.00000415739682539683</text:p>
              </table:table-cell>
              <table:table-cell office:value-type="float" office:value="2.319636507">
                <text:p>2.319636507</text:p>
              </table:table-cell>
              <table:table-cell office:value-type="float" office:value="0.00023461">
                <text:p>0.00023461</text:p>
              </table:table-cell>
              <table:table-cell office:value-type="float" office:value="4.069102884">
                <text:p>4.069102884</text:p>
              </table:table-cell>
              <table:table-cell office:value-type="float" office:value="0.02956086">
                <text:p>0.02956086</text:p>
              </table:table-cell>
              <table:table-cell office:value-type="float" office:value="512.706963384">
                <text:p>512.706963384</text:p>
              </table:table-cell>
              <table:table-cell office:value-type="float" office:value="0.00000186198412698413">
                <text:p>0.00000186198412698413</text:p>
              </table:table-cell>
              <table:table-cell office:value-type="float" office:value="0.0322944673333333">
                <text:p>0.032294467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59233">
                <text:p>0.000359233</text:p>
              </table:table-cell>
              <table:table-cell office:value-type="float" office:value="0.001681814">
                <text:p>0.001681814</text:p>
              </table:table-cell>
              <table:table-cell office:value-type="float" office:value="0.00103468">
                <text:p>0.00103468</text:p>
              </table:table-cell>
              <table:table-cell office:value-type="float" office:value="0.213590378">
                <text:p>0.213590378</text:p>
              </table:table-cell>
              <table:table-cell office:value-type="float" office:value="0.13140436">
                <text:p>0.13140436</text:p>
              </table:table-cell>
              <table:table-cell office:value-type="float" office:value="0.0000132426299212598">
                <text:p>0.0000132426299212598</text:p>
              </table:table-cell>
              <table:table-cell office:value-type="float" office:value="0.00000814708661417323">
                <text:p>0.00000814708661417323</text:p>
              </table:table-cell>
              <table:table-cell office:value-type="float" office:value="2.316608303">
                <text:p>2.316608303</text:p>
              </table:table-cell>
              <table:table-cell office:value-type="float" office:value="0.000193793">
                <text:p>0.000193793</text:p>
              </table:table-cell>
              <table:table-cell office:value-type="float" office:value="3.941780621">
                <text:p>3.941780621</text:p>
              </table:table-cell>
              <table:table-cell office:value-type="float" office:value="0.024611711">
                <text:p>0.024611711</text:p>
              </table:table-cell>
              <table:table-cell office:value-type="float" office:value="500.606138867">
                <text:p>500.606138867</text:p>
              </table:table-cell>
              <table:table-cell office:value-type="float" office:value="0.00000152592913385827">
                <text:p>0.00000152592913385827</text:p>
              </table:table-cell>
              <table:table-cell office:value-type="float" office:value="0.0310376426850394">
                <text:p>0.03103764268503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77318">
                <text:p>0.000377318</text:p>
              </table:table-cell>
              <table:table-cell office:value-type="float" office:value="0.005230717">
                <text:p>0.005230717</text:p>
              </table:table-cell>
              <table:table-cell office:value-type="float" office:value="0.001189951">
                <text:p>0.001189951</text:p>
              </table:table-cell>
              <table:table-cell office:value-type="float" office:value="0.669531776">
                <text:p>0.669531776</text:p>
              </table:table-cell>
              <table:table-cell office:value-type="float" office:value="0.152313728">
                <text:p>0.152313728</text:p>
              </table:table-cell>
              <table:table-cell office:value-type="float" office:value="0.0000408649765625">
                <text:p>0.0000408649765625</text:p>
              </table:table-cell>
              <table:table-cell office:value-type="float" office:value="0.0000092964921875">
                <text:p>0.0000092964921875</text:p>
              </table:table-cell>
              <table:table-cell office:value-type="float" office:value="2.428852564">
                <text:p>2.428852564</text:p>
              </table:table-cell>
              <table:table-cell office:value-type="float" office:value="0.000223309">
                <text:p>0.000223309</text:p>
              </table:table-cell>
              <table:table-cell office:value-type="float" office:value="4.065708452">
                <text:p>4.065708452</text:p>
              </table:table-cell>
              <table:table-cell office:value-type="float" office:value="0.028583552">
                <text:p>0.028583552</text:p>
              </table:table-cell>
              <table:table-cell office:value-type="float" office:value="520.410681856">
                <text:p>520.410681856</text:p>
              </table:table-cell>
              <table:table-cell office:value-type="float" office:value="0.0000017446015625">
                <text:p>0.0000017446015625</text:p>
              </table:table-cell>
              <table:table-cell office:value-type="float" office:value="0.03176334728125">
                <text:p>0.0317633472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